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monkey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 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onkeyc7sp1s3001</text:p>
          </table:table-cell>
          <table:table-cell office:value-type="float" office:value="26.9777" calcext:value-type="float">
            <text:p>26,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nkeyc7sp1s3002</text:p>
          </table:table-cell>
          <table:table-cell office:value-type="float" office:value="27.04487" calcext:value-type="float">
            <text:p>27,04487</text:p>
          </table:table-cell>
          <table:table-cell office:value-type="float" office:value="14.268445" calcext:value-type="float">
            <text:p>14,268445</text:p>
          </table:table-cell>
        </table:table-row>
        <table:table-row table:style-name="ro1">
          <table:table-cell office:value-type="string" calcext:value-type="string">
            <text:p>monkeyc7sp1s3003</text:p>
          </table:table-cell>
          <table:table-cell office:value-type="float" office:value="24.75302" calcext:value-type="float">
            <text:p>24,75302</text:p>
          </table:table-cell>
          <table:table-cell office:value-type="float" office:value="16.38221" calcext:value-type="float">
            <text:p>16,38221</text:p>
          </table:table-cell>
        </table:table-row>
        <table:table-row table:style-name="ro1">
          <table:table-cell office:value-type="string" calcext:value-type="string">
            <text:p>monkeyc7sp1s3004</text:p>
          </table:table-cell>
          <table:table-cell office:value-type="float" office:value="24.705158" calcext:value-type="float">
            <text:p>24,705158</text:p>
          </table:table-cell>
          <table:table-cell office:value-type="float" office:value="16.37764" calcext:value-type="float">
            <text:p>16,37764</text:p>
          </table:table-cell>
        </table:table-row>
        <table:table-row table:style-name="ro1">
          <table:table-cell office:value-type="string" calcext:value-type="string">
            <text:p>monkeyc7sp1s3005</text:p>
          </table:table-cell>
          <table:table-cell office:value-type="float" office:value="24.657211" calcext:value-type="float">
            <text:p>24,657211</text:p>
          </table:table-cell>
          <table:table-cell office:value-type="float" office:value="16.37211" calcext:value-type="float">
            <text:p>16,37211</text:p>
          </table:table-cell>
        </table:table-row>
        <table:table-row table:style-name="ro1">
          <table:table-cell office:value-type="string" calcext:value-type="string">
            <text:p>monkeyc7sp1s3006</text:p>
          </table:table-cell>
          <table:table-cell office:value-type="float" office:value="24.6092" calcext:value-type="float">
            <text:p>24,6092</text:p>
          </table:table-cell>
          <table:table-cell office:value-type="float" office:value="16.36561" calcext:value-type="float">
            <text:p>16,36561</text:p>
          </table:table-cell>
        </table:table-row>
        <table:table-row table:style-name="ro1">
          <table:table-cell office:value-type="string" calcext:value-type="string">
            <text:p>monkeyc7sp1s3007</text:p>
          </table:table-cell>
          <table:table-cell office:value-type="float" office:value="24.561143" calcext:value-type="float">
            <text:p>24,561143</text:p>
          </table:table-cell>
          <table:table-cell office:value-type="float" office:value="16.35814" calcext:value-type="float">
            <text:p>16,35814</text:p>
          </table:table-cell>
        </table:table-row>
        <table:table-row table:style-name="ro1">
          <table:table-cell office:value-type="string" calcext:value-type="string">
            <text:p>monkeyc7sp1s3008</text:p>
          </table:table-cell>
          <table:table-cell office:value-type="float" office:value="24.513061" calcext:value-type="float">
            <text:p>24,513061</text:p>
          </table:table-cell>
          <table:table-cell office:value-type="float" office:value="16.3497" calcext:value-type="float">
            <text:p>16,3497</text:p>
          </table:table-cell>
        </table:table-row>
        <table:table-row table:style-name="ro1">
          <table:table-cell office:value-type="string" calcext:value-type="string">
            <text:p>monkeyc7sp1s3009</text:p>
          </table:table-cell>
          <table:table-cell office:value-type="float" office:value="24.46497" calcext:value-type="float">
            <text:p>24,46497</text:p>
          </table:table-cell>
          <table:table-cell office:value-type="float" office:value="16.34027" calcext:value-type="float">
            <text:p>16,34027</text:p>
          </table:table-cell>
        </table:table-row>
        <table:table-row table:style-name="ro1">
          <table:table-cell office:value-type="string" calcext:value-type="string">
            <text:p>monkeyc7sp1s3010</text:p>
          </table:table-cell>
          <table:table-cell office:value-type="float" office:value="24.4169" calcext:value-type="float">
            <text:p>24,4169</text:p>
          </table:table-cell>
          <table:table-cell office:value-type="float" office:value="16.32987" calcext:value-type="float">
            <text:p>16,32987</text:p>
          </table:table-cell>
        </table:table-row>
        <table:table-row table:style-name="ro1">
          <table:table-cell office:value-type="string" calcext:value-type="string">
            <text:p>monkeyc7sp1s3011</text:p>
          </table:table-cell>
          <table:table-cell office:value-type="float" office:value="24.36886" calcext:value-type="float">
            <text:p>24,36886</text:p>
          </table:table-cell>
          <table:table-cell office:value-type="float" office:value="16.31848" calcext:value-type="float">
            <text:p>16,31848</text:p>
          </table:table-cell>
        </table:table-row>
        <table:table-row table:style-name="ro1">
          <table:table-cell office:value-type="string" calcext:value-type="string">
            <text:p>monkeyc7sp1s3012</text:p>
          </table:table-cell>
          <table:table-cell office:value-type="float" office:value="24.32087" calcext:value-type="float">
            <text:p>24,32087</text:p>
          </table:table-cell>
          <table:table-cell office:value-type="float" office:value="16.30611" calcext:value-type="float">
            <text:p>16,30611</text:p>
          </table:table-cell>
        </table:table-row>
        <table:table-row table:style-name="ro1">
          <table:table-cell office:value-type="string" calcext:value-type="string">
            <text:p>monkeyc7sp1s3013</text:p>
          </table:table-cell>
          <table:table-cell office:value-type="float" office:value="27.04936" calcext:value-type="float">
            <text:p>27,04936</text:p>
          </table:table-cell>
          <table:table-cell office:value-type="float" office:value="14.29981" calcext:value-type="float">
            <text:p>14,29981</text:p>
          </table:table-cell>
        </table:table-row>
        <table:table-row table:style-name="ro1">
          <table:table-cell office:value-type="string" calcext:value-type="string">
            <text:p>monkeyc7sp1s3014</text:p>
          </table:table-cell>
          <table:table-cell office:value-type="float" office:value="24.27296" calcext:value-type="float">
            <text:p>24,27296</text:p>
          </table:table-cell>
          <table:table-cell office:value-type="float" office:value="16.29275" calcext:value-type="float">
            <text:p>16,29275</text:p>
          </table:table-cell>
        </table:table-row>
        <table:table-row table:style-name="ro1">
          <table:table-cell office:value-type="string" calcext:value-type="string">
            <text:p>monkeyc7sp1s3015</text:p>
          </table:table-cell>
          <table:table-cell office:value-type="float" office:value="24.22514" calcext:value-type="float">
            <text:p>24,22514</text:p>
          </table:table-cell>
          <table:table-cell office:value-type="float" office:value="16.2784" calcext:value-type="float">
            <text:p>16,2784</text:p>
          </table:table-cell>
        </table:table-row>
        <table:table-row table:style-name="ro1">
          <table:table-cell office:value-type="string" calcext:value-type="string">
            <text:p>monkeyc7sp1s3016</text:p>
          </table:table-cell>
          <table:table-cell office:value-type="float" office:value="24.17744" calcext:value-type="float">
            <text:p>24,17744</text:p>
          </table:table-cell>
          <table:table-cell office:value-type="float" office:value="16.26305" calcext:value-type="float">
            <text:p>16,26305</text:p>
          </table:table-cell>
        </table:table-row>
        <table:table-row table:style-name="ro1">
          <table:table-cell office:value-type="string" calcext:value-type="string">
            <text:p>monkeyc7sp1s3017</text:p>
          </table:table-cell>
          <table:table-cell office:value-type="float" office:value="24.12987" calcext:value-type="float">
            <text:p>24,12987</text:p>
          </table:table-cell>
          <table:table-cell office:value-type="float" office:value="16.24672" calcext:value-type="float">
            <text:p>16,24672</text:p>
          </table:table-cell>
        </table:table-row>
        <table:table-row table:style-name="ro1">
          <table:table-cell office:value-type="string" calcext:value-type="string">
            <text:p>monkeyc7sp1s3018</text:p>
          </table:table-cell>
          <table:table-cell office:value-type="float" office:value="24.08246" calcext:value-type="float">
            <text:p>24,08246</text:p>
          </table:table-cell>
          <table:table-cell office:value-type="float" office:value="16.22939" calcext:value-type="float">
            <text:p>16,22939</text:p>
          </table:table-cell>
        </table:table-row>
        <table:table-row table:style-name="ro1">
          <table:table-cell office:value-type="string" calcext:value-type="string">
            <text:p>monkeyc7sp1s3019</text:p>
          </table:table-cell>
          <table:table-cell office:value-type="float" office:value="24.03522" calcext:value-type="float">
            <text:p>24,03522</text:p>
          </table:table-cell>
          <table:table-cell office:value-type="float" office:value="16.21107" calcext:value-type="float">
            <text:p>16,21107</text:p>
          </table:table-cell>
        </table:table-row>
        <table:table-row table:style-name="ro1">
          <table:table-cell office:value-type="string" calcext:value-type="string">
            <text:p>monkeyc7sp1s3020</text:p>
          </table:table-cell>
          <table:table-cell office:value-type="float" office:value="23.98818" calcext:value-type="float">
            <text:p>23,98818</text:p>
          </table:table-cell>
          <table:table-cell office:value-type="float" office:value="16.19176" calcext:value-type="float">
            <text:p>16,19176</text:p>
          </table:table-cell>
        </table:table-row>
        <table:table-row table:style-name="ro1">
          <table:table-cell office:value-type="string" calcext:value-type="string">
            <text:p>monkeyc7sp1s3021</text:p>
          </table:table-cell>
          <table:table-cell office:value-type="float" office:value="23.94136" calcext:value-type="float">
            <text:p>23,94136</text:p>
          </table:table-cell>
          <table:table-cell office:value-type="float" office:value="16.17146" calcext:value-type="float">
            <text:p>16,17146</text:p>
          </table:table-cell>
        </table:table-row>
        <table:table-row table:style-name="ro1">
          <table:table-cell office:value-type="string" calcext:value-type="string">
            <text:p>monkeyc7sp1s3022</text:p>
          </table:table-cell>
          <table:table-cell office:value-type="float" office:value="23.89477" calcext:value-type="float">
            <text:p>23,89477</text:p>
          </table:table-cell>
          <table:table-cell office:value-type="float" office:value="16.15017" calcext:value-type="float">
            <text:p>16,15017</text:p>
          </table:table-cell>
        </table:table-row>
        <table:table-row table:style-name="ro1">
          <table:table-cell office:value-type="string" calcext:value-type="string">
            <text:p>monkeyc7sp1s3023</text:p>
          </table:table-cell>
          <table:table-cell office:value-type="float" office:value="23.84845" calcext:value-type="float">
            <text:p>23,84845</text:p>
          </table:table-cell>
          <table:table-cell office:value-type="float" office:value="16.12789" calcext:value-type="float">
            <text:p>16,12789</text:p>
          </table:table-cell>
        </table:table-row>
        <table:table-row table:style-name="ro1">
          <table:table-cell office:value-type="string" calcext:value-type="string">
            <text:p>monkeyc7sp1s3024</text:p>
          </table:table-cell>
          <table:table-cell office:value-type="float" office:value="27.05322" calcext:value-type="float">
            <text:p>27,05322</text:p>
          </table:table-cell>
          <table:table-cell office:value-type="float" office:value="14.331439" calcext:value-type="float">
            <text:p>14,331439</text:p>
          </table:table-cell>
        </table:table-row>
        <table:table-row table:style-name="ro1">
          <table:table-cell office:value-type="string" calcext:value-type="string">
            <text:p>monkeyc7sp1s3025</text:p>
          </table:table-cell>
          <table:table-cell office:value-type="float" office:value="23.8024" calcext:value-type="float">
            <text:p>23,8024</text:p>
          </table:table-cell>
          <table:table-cell office:value-type="float" office:value="16.10463" calcext:value-type="float">
            <text:p>16,10463</text:p>
          </table:table-cell>
        </table:table-row>
        <table:table-row table:style-name="ro1">
          <table:table-cell office:value-type="string" calcext:value-type="string">
            <text:p>monkeyc7sp1s3026</text:p>
          </table:table-cell>
          <table:table-cell office:value-type="float" office:value="23.75666" calcext:value-type="float">
            <text:p>23,75666</text:p>
          </table:table-cell>
          <table:table-cell office:value-type="float" office:value="16.08039" calcext:value-type="float">
            <text:p>16,08039</text:p>
          </table:table-cell>
        </table:table-row>
        <table:table-row table:style-name="ro1">
          <table:table-cell office:value-type="string" calcext:value-type="string">
            <text:p>monkeyc7sp1s3027</text:p>
          </table:table-cell>
          <table:table-cell office:value-type="float" office:value="23.71123" calcext:value-type="float">
            <text:p>23,71123</text:p>
          </table:table-cell>
          <table:table-cell office:value-type="float" office:value="16.05516" calcext:value-type="float">
            <text:p>16,05516</text:p>
          </table:table-cell>
        </table:table-row>
        <table:table-row table:style-name="ro1">
          <table:table-cell office:value-type="string" calcext:value-type="string">
            <text:p>monkeyc7sp1s3028</text:p>
          </table:table-cell>
          <table:table-cell office:value-type="float" office:value="23.66615" calcext:value-type="float">
            <text:p>23,66615</text:p>
          </table:table-cell>
          <table:table-cell office:value-type="float" office:value="16.02896" calcext:value-type="float">
            <text:p>16,02896</text:p>
          </table:table-cell>
        </table:table-row>
        <table:table-row table:style-name="ro1">
          <table:table-cell office:value-type="string" calcext:value-type="string">
            <text:p>monkeyc7sp1s3029</text:p>
          </table:table-cell>
          <table:table-cell office:value-type="float" office:value="23.62143" calcext:value-type="float">
            <text:p>23,62143</text:p>
          </table:table-cell>
          <table:table-cell office:value-type="float" office:value="16.00179" calcext:value-type="float">
            <text:p>16,00179</text:p>
          </table:table-cell>
        </table:table-row>
        <table:table-row table:style-name="ro1">
          <table:table-cell office:value-type="string" calcext:value-type="string">
            <text:p>monkeyc7sp1s3030</text:p>
          </table:table-cell>
          <table:table-cell office:value-type="float" office:value="23.57709" calcext:value-type="float">
            <text:p>23,57709</text:p>
          </table:table-cell>
          <table:table-cell office:value-type="float" office:value="15.97365" calcext:value-type="float">
            <text:p>15,97365</text:p>
          </table:table-cell>
        </table:table-row>
        <table:table-row table:style-name="ro1">
          <table:table-cell office:value-type="string" calcext:value-type="string">
            <text:p>monkeyc7sp1s3031</text:p>
          </table:table-cell>
          <table:table-cell office:value-type="float" office:value="23.53316" calcext:value-type="float">
            <text:p>23,53316</text:p>
          </table:table-cell>
          <table:table-cell office:value-type="float" office:value="15.94454" calcext:value-type="float">
            <text:p>15,94454</text:p>
          </table:table-cell>
        </table:table-row>
        <table:table-row table:style-name="ro1">
          <table:table-cell office:value-type="string" calcext:value-type="string">
            <text:p>monkeyc7sp1s3032</text:p>
          </table:table-cell>
          <table:table-cell office:value-type="float" office:value="23.48965" calcext:value-type="float">
            <text:p>23,48965</text:p>
          </table:table-cell>
          <table:table-cell office:value-type="float" office:value="15.91448" calcext:value-type="float">
            <text:p>15,91448</text:p>
          </table:table-cell>
        </table:table-row>
        <table:table-row table:style-name="ro1">
          <table:table-cell office:value-type="string" calcext:value-type="string">
            <text:p>monkeyc7sp1s3033</text:p>
          </table:table-cell>
          <table:table-cell office:value-type="float" office:value="23.44658" calcext:value-type="float">
            <text:p>23,44658</text:p>
          </table:table-cell>
          <table:table-cell office:value-type="float" office:value="15.88347" calcext:value-type="float">
            <text:p>15,88347</text:p>
          </table:table-cell>
        </table:table-row>
        <table:table-row table:style-name="ro1">
          <table:table-cell office:value-type="string" calcext:value-type="string">
            <text:p>monkeyc7sp1s3034</text:p>
          </table:table-cell>
          <table:table-cell office:value-type="float" office:value="23.40398" calcext:value-type="float">
            <text:p>23,40398</text:p>
          </table:table-cell>
          <table:table-cell office:value-type="float" office:value="15.85151" calcext:value-type="float">
            <text:p>15,85151</text:p>
          </table:table-cell>
        </table:table-row>
        <table:table-row table:style-name="ro1">
          <table:table-cell office:value-type="string" calcext:value-type="string">
            <text:p>monkeyc7sp1s3035</text:p>
          </table:table-cell>
          <table:table-cell office:value-type="float" office:value="27.05643" calcext:value-type="float">
            <text:p>27,05643</text:p>
          </table:table-cell>
          <table:table-cell office:value-type="float" office:value="14.363319" calcext:value-type="float">
            <text:p>14,363319</text:p>
          </table:table-cell>
        </table:table-row>
        <table:table-row table:style-name="ro1">
          <table:table-cell office:value-type="string" calcext:value-type="string">
            <text:p>monkeyc7sp1s3036</text:p>
          </table:table-cell>
          <table:table-cell office:value-type="float" office:value="23.36187" calcext:value-type="float">
            <text:p>23,36187</text:p>
          </table:table-cell>
          <table:table-cell office:value-type="float" office:value="15.81862" calcext:value-type="float">
            <text:p>15,81862</text:p>
          </table:table-cell>
        </table:table-row>
        <table:table-row table:style-name="ro1">
          <table:table-cell office:value-type="string" calcext:value-type="string">
            <text:p>monkeyc7sp1s3037</text:p>
          </table:table-cell>
          <table:table-cell office:value-type="float" office:value="23.32026" calcext:value-type="float">
            <text:p>23,32026</text:p>
          </table:table-cell>
          <table:table-cell office:value-type="float" office:value="15.78479" calcext:value-type="float">
            <text:p>15,78479</text:p>
          </table:table-cell>
        </table:table-row>
        <table:table-row table:style-name="ro1">
          <table:table-cell office:value-type="string" calcext:value-type="string">
            <text:p>monkeyc7sp1s3038</text:p>
          </table:table-cell>
          <table:table-cell office:value-type="float" office:value="23.27918" calcext:value-type="float">
            <text:p>23,27918</text:p>
          </table:table-cell>
          <table:table-cell office:value-type="float" office:value="15.75003" calcext:value-type="float">
            <text:p>15,75003</text:p>
          </table:table-cell>
        </table:table-row>
        <table:table-row table:style-name="ro1">
          <table:table-cell office:value-type="string" calcext:value-type="string">
            <text:p>monkeyc7sp1s3039</text:p>
          </table:table-cell>
          <table:table-cell office:value-type="float" office:value="23.23865" calcext:value-type="float">
            <text:p>23,23865</text:p>
          </table:table-cell>
          <table:table-cell office:value-type="float" office:value="15.71436" calcext:value-type="float">
            <text:p>15,71436</text:p>
          </table:table-cell>
        </table:table-row>
        <table:table-row table:style-name="ro1">
          <table:table-cell office:value-type="string" calcext:value-type="string">
            <text:p>monkeyc7sp1s3040</text:p>
          </table:table-cell>
          <table:table-cell office:value-type="float" office:value="23.19868" calcext:value-type="float">
            <text:p>23,19868</text:p>
          </table:table-cell>
          <table:table-cell office:value-type="float" office:value="15.67778" calcext:value-type="float">
            <text:p>15,67778</text:p>
          </table:table-cell>
        </table:table-row>
        <table:table-row table:style-name="ro1">
          <table:table-cell office:value-type="string" calcext:value-type="string">
            <text:p>monkeyc7sp1s3041</text:p>
          </table:table-cell>
          <table:table-cell office:value-type="float" office:value="23.1593" calcext:value-type="float">
            <text:p>23,1593</text:p>
          </table:table-cell>
          <table:table-cell office:value-type="float" office:value="15.64031" calcext:value-type="float">
            <text:p>15,64031</text:p>
          </table:table-cell>
        </table:table-row>
        <table:table-row table:style-name="ro1">
          <table:table-cell office:value-type="string" calcext:value-type="string">
            <text:p>monkeyc7sp1s3042</text:p>
          </table:table-cell>
          <table:table-cell office:value-type="float" office:value="23.12052" calcext:value-type="float">
            <text:p>23,12052</text:p>
          </table:table-cell>
          <table:table-cell office:value-type="float" office:value="15.60194" calcext:value-type="float">
            <text:p>15,60194</text:p>
          </table:table-cell>
        </table:table-row>
        <table:table-row table:style-name="ro1">
          <table:table-cell office:value-type="string" calcext:value-type="string">
            <text:p>monkeyc7sp1s3043</text:p>
          </table:table-cell>
          <table:table-cell office:value-type="float" office:value="23.08237" calcext:value-type="float">
            <text:p>23,08237</text:p>
          </table:table-cell>
          <table:table-cell office:value-type="float" office:value="15.56269" calcext:value-type="float">
            <text:p>15,56269</text:p>
          </table:table-cell>
        </table:table-row>
        <table:table-row table:style-name="ro1">
          <table:table-cell office:value-type="string" calcext:value-type="string">
            <text:p>monkeyc7sp1s3044</text:p>
          </table:table-cell>
          <table:table-cell office:value-type="float" office:value="23.04486" calcext:value-type="float">
            <text:p>23,04486</text:p>
          </table:table-cell>
          <table:table-cell office:value-type="float" office:value="15.52257" calcext:value-type="float">
            <text:p>15,52257</text:p>
          </table:table-cell>
        </table:table-row>
        <table:table-row table:style-name="ro1">
          <table:table-cell office:value-type="string" calcext:value-type="string">
            <text:p>monkeyc7sp1s3045</text:p>
          </table:table-cell>
          <table:table-cell office:value-type="float" office:value="23.00802" calcext:value-type="float">
            <text:p>23,00802</text:p>
          </table:table-cell>
          <table:table-cell office:value-type="float" office:value="15.48159" calcext:value-type="float">
            <text:p>15,48159</text:p>
          </table:table-cell>
        </table:table-row>
        <table:table-row table:style-name="ro1">
          <table:table-cell office:value-type="string" calcext:value-type="string">
            <text:p>monkeyc7sp1s3046</text:p>
          </table:table-cell>
          <table:table-cell office:value-type="float" office:value="27.05901" calcext:value-type="float">
            <text:p>27,05901</text:p>
          </table:table-cell>
          <table:table-cell office:value-type="float" office:value="14.395437" calcext:value-type="float">
            <text:p>14,395437</text:p>
          </table:table-cell>
        </table:table-row>
        <table:table-row table:style-name="ro1">
          <table:table-cell office:value-type="string" calcext:value-type="string">
            <text:p>monkeyc7sp1s3047</text:p>
          </table:table-cell>
          <table:table-cell office:value-type="float" office:value="22.97187" calcext:value-type="float">
            <text:p>22,97187</text:p>
          </table:table-cell>
          <table:table-cell office:value-type="float" office:value="15.43975" calcext:value-type="float">
            <text:p>15,43975</text:p>
          </table:table-cell>
        </table:table-row>
        <table:table-row table:style-name="ro1">
          <table:table-cell office:value-type="string" calcext:value-type="string">
            <text:p>monkeyc7sp1s3048</text:p>
          </table:table-cell>
          <table:table-cell office:value-type="float" office:value="22.93641" calcext:value-type="float">
            <text:p>22,93641</text:p>
          </table:table-cell>
          <table:table-cell office:value-type="float" office:value="15.39709" calcext:value-type="float">
            <text:p>15,39709</text:p>
          </table:table-cell>
        </table:table-row>
        <table:table-row table:style-name="ro1">
          <table:table-cell office:value-type="string" calcext:value-type="string">
            <text:p>monkeyc7sp1s3049</text:p>
          </table:table-cell>
          <table:table-cell office:value-type="float" office:value="22.90168" calcext:value-type="float">
            <text:p>22,90168</text:p>
          </table:table-cell>
          <table:table-cell office:value-type="float" office:value="15.35359" calcext:value-type="float">
            <text:p>15,35359</text:p>
          </table:table-cell>
        </table:table-row>
        <table:table-row table:style-name="ro1">
          <table:table-cell office:value-type="string" calcext:value-type="string">
            <text:p>monkeyc7sp1s3050</text:p>
          </table:table-cell>
          <table:table-cell office:value-type="float" office:value="22.86768" calcext:value-type="float">
            <text:p>22,86768</text:p>
          </table:table-cell>
          <table:table-cell office:value-type="float" office:value="15.30928" calcext:value-type="float">
            <text:p>15,30928</text:p>
          </table:table-cell>
        </table:table-row>
        <table:table-row table:style-name="ro1">
          <table:table-cell office:value-type="string" calcext:value-type="string">
            <text:p>monkeyc7sp1s3051</text:p>
          </table:table-cell>
          <table:table-cell office:value-type="float" office:value="22.83445" calcext:value-type="float">
            <text:p>22,83445</text:p>
          </table:table-cell>
          <table:table-cell office:value-type="float" office:value="15.26417" calcext:value-type="float">
            <text:p>15,26417</text:p>
          </table:table-cell>
        </table:table-row>
        <table:table-row table:style-name="ro1">
          <table:table-cell office:value-type="string" calcext:value-type="string">
            <text:p>monkeyc7sp1s3052</text:p>
          </table:table-cell>
          <table:table-cell office:value-type="float" office:value="22.80199" calcext:value-type="float">
            <text:p>22,80199</text:p>
          </table:table-cell>
          <table:table-cell office:value-type="float" office:value="15.21826" calcext:value-type="float">
            <text:p>15,21826</text:p>
          </table:table-cell>
        </table:table-row>
        <table:table-row table:style-name="ro1">
          <table:table-cell office:value-type="string" calcext:value-type="string">
            <text:p>monkeyc7sp1s3053</text:p>
          </table:table-cell>
          <table:table-cell office:value-type="float" office:value="22.77032" calcext:value-type="float">
            <text:p>22,77032</text:p>
          </table:table-cell>
          <table:table-cell office:value-type="float" office:value="15.17159" calcext:value-type="float">
            <text:p>15,17159</text:p>
          </table:table-cell>
        </table:table-row>
        <table:table-row table:style-name="ro1">
          <table:table-cell office:value-type="string" calcext:value-type="string">
            <text:p>monkeyc7sp1s3054</text:p>
          </table:table-cell>
          <table:table-cell office:value-type="float" office:value="22.73947" calcext:value-type="float">
            <text:p>22,73947</text:p>
          </table:table-cell>
          <table:table-cell office:value-type="float" office:value="15.12415" calcext:value-type="float">
            <text:p>15,12415</text:p>
          </table:table-cell>
        </table:table-row>
        <table:table-row table:style-name="ro1">
          <table:table-cell office:value-type="string" calcext:value-type="string">
            <text:p>monkeyc7sp1s3055</text:p>
          </table:table-cell>
          <table:table-cell office:value-type="float" office:value="22.70945" calcext:value-type="float">
            <text:p>22,70945</text:p>
          </table:table-cell>
          <table:table-cell office:value-type="float" office:value="15.07596" calcext:value-type="float">
            <text:p>15,07596</text:p>
          </table:table-cell>
        </table:table-row>
        <table:table-row table:style-name="ro1">
          <table:table-cell office:value-type="string" calcext:value-type="string">
            <text:p>monkeyc7sp1s3056</text:p>
          </table:table-cell>
          <table:table-cell office:value-type="float" office:value="22.68027" calcext:value-type="float">
            <text:p>22,68027</text:p>
          </table:table-cell>
          <table:table-cell office:value-type="float" office:value="15.02704" calcext:value-type="float">
            <text:p>15,02704</text:p>
          </table:table-cell>
        </table:table-row>
        <table:table-row table:style-name="ro1">
          <table:table-cell office:value-type="string" calcext:value-type="string">
            <text:p>monkeyc7sp1s3057</text:p>
          </table:table-cell>
          <table:table-cell office:value-type="float" office:value="27.06093" calcext:value-type="float">
            <text:p>27,06093</text:p>
          </table:table-cell>
          <table:table-cell office:value-type="float" office:value="14.42778" calcext:value-type="float">
            <text:p>14,42778</text:p>
          </table:table-cell>
        </table:table-row>
        <table:table-row table:style-name="ro1">
          <table:table-cell office:value-type="string" calcext:value-type="string">
            <text:p>monkeyc7sp1s3058</text:p>
          </table:table-cell>
          <table:table-cell office:value-type="float" office:value="22.65196" calcext:value-type="float">
            <text:p>22,65196</text:p>
          </table:table-cell>
          <table:table-cell office:value-type="float" office:value="14.977395" calcext:value-type="float">
            <text:p>14,977395</text:p>
          </table:table-cell>
        </table:table-row>
        <table:table-row table:style-name="ro1">
          <table:table-cell office:value-type="string" calcext:value-type="string">
            <text:p>monkeyc7sp1s3059</text:p>
          </table:table-cell>
          <table:table-cell office:value-type="float" office:value="22.62453" calcext:value-type="float">
            <text:p>22,62453</text:p>
          </table:table-cell>
          <table:table-cell office:value-type="float" office:value="14.927051" calcext:value-type="float">
            <text:p>14,927051</text:p>
          </table:table-cell>
        </table:table-row>
        <table:table-row table:style-name="ro1">
          <table:table-cell office:value-type="string" calcext:value-type="string">
            <text:p>monkeyc7sp1s3060</text:p>
          </table:table-cell>
          <table:table-cell office:value-type="float" office:value="22.598" calcext:value-type="float">
            <text:p>22,598</text:p>
          </table:table-cell>
          <table:table-cell office:value-type="float" office:value="14.876019" calcext:value-type="float">
            <text:p>14,876019</text:p>
          </table:table-cell>
        </table:table-row>
        <table:table-row table:style-name="ro1">
          <table:table-cell office:value-type="string" calcext:value-type="string">
            <text:p>monkeyc7sp1s3061</text:p>
          </table:table-cell>
          <table:table-cell office:value-type="float" office:value="22.57238" calcext:value-type="float">
            <text:p>22,57238</text:p>
          </table:table-cell>
          <table:table-cell office:value-type="float" office:value="14.824315" calcext:value-type="float">
            <text:p>14,824315</text:p>
          </table:table-cell>
        </table:table-row>
        <table:table-row table:style-name="ro1">
          <table:table-cell office:value-type="string" calcext:value-type="string">
            <text:p>monkeyc7sp1s3062</text:p>
          </table:table-cell>
          <table:table-cell office:value-type="float" office:value="22.54769" calcext:value-type="float">
            <text:p>22,54769</text:p>
          </table:table-cell>
          <table:table-cell office:value-type="float" office:value="14.771955" calcext:value-type="float">
            <text:p>14,771955</text:p>
          </table:table-cell>
        </table:table-row>
        <table:table-row table:style-name="ro1">
          <table:table-cell office:value-type="string" calcext:value-type="string">
            <text:p>monkeyc7sp1s3063</text:p>
          </table:table-cell>
          <table:table-cell office:value-type="float" office:value="22.52394" calcext:value-type="float">
            <text:p>22,52394</text:p>
          </table:table-cell>
          <table:table-cell office:value-type="float" office:value="14.718957" calcext:value-type="float">
            <text:p>14,718957</text:p>
          </table:table-cell>
        </table:table-row>
        <table:table-row table:style-name="ro1">
          <table:table-cell office:value-type="string" calcext:value-type="string">
            <text:p>monkeyc7sp1s3064</text:p>
          </table:table-cell>
          <table:table-cell office:value-type="float" office:value="22.50115" calcext:value-type="float">
            <text:p>22,50115</text:p>
          </table:table-cell>
          <table:table-cell office:value-type="float" office:value="14.665337" calcext:value-type="float">
            <text:p>14,665337</text:p>
          </table:table-cell>
        </table:table-row>
        <table:table-row table:style-name="ro1">
          <table:table-cell office:value-type="string" calcext:value-type="string">
            <text:p>monkeyc7sp1s3065</text:p>
          </table:table-cell>
          <table:table-cell office:value-type="float" office:value="22.47934" calcext:value-type="float">
            <text:p>22,47934</text:p>
          </table:table-cell>
          <table:table-cell office:value-type="float" office:value="14.611113" calcext:value-type="float">
            <text:p>14,611113</text:p>
          </table:table-cell>
        </table:table-row>
        <table:table-row table:style-name="ro1">
          <table:table-cell office:value-type="string" calcext:value-type="string">
            <text:p>monkeyc7sp1s3066</text:p>
          </table:table-cell>
          <table:table-cell office:value-type="float" office:value="22.45852" calcext:value-type="float">
            <text:p>22,45852</text:p>
          </table:table-cell>
          <table:table-cell office:value-type="float" office:value="14.556302" calcext:value-type="float">
            <text:p>14,556302</text:p>
          </table:table-cell>
        </table:table-row>
        <table:table-row table:style-name="ro1">
          <table:table-cell office:value-type="string" calcext:value-type="string">
            <text:p>monkeyc7sp1s3067</text:p>
          </table:table-cell>
          <table:table-cell office:value-type="float" office:value="22.43871" calcext:value-type="float">
            <text:p>22,43871</text:p>
          </table:table-cell>
          <table:table-cell office:value-type="float" office:value="14.500922" calcext:value-type="float">
            <text:p>14,500922</text:p>
          </table:table-cell>
        </table:table-row>
        <table:table-row table:style-name="ro1">
          <table:table-cell office:value-type="string" calcext:value-type="string">
            <text:p>monkeyc7sp1s3068</text:p>
          </table:table-cell>
          <table:table-cell office:value-type="float" office:value="27.06218" calcext:value-type="float">
            <text:p>27,06218</text:p>
          </table:table-cell>
          <table:table-cell office:value-type="float" office:value="14.460335" calcext:value-type="float">
            <text:p>14,460335</text:p>
          </table:table-cell>
        </table:table-row>
        <table:table-row table:style-name="ro1">
          <table:table-cell office:value-type="string" calcext:value-type="string">
            <text:p>monkeyc7sp1s3069</text:p>
          </table:table-cell>
          <table:table-cell office:value-type="float" office:value="22.41991" calcext:value-type="float">
            <text:p>22,41991</text:p>
          </table:table-cell>
          <table:table-cell office:value-type="float" office:value="14.444993" calcext:value-type="float">
            <text:p>14,444993</text:p>
          </table:table-cell>
        </table:table-row>
        <table:table-row table:style-name="ro1">
          <table:table-cell office:value-type="string" calcext:value-type="string">
            <text:p>monkeyc7sp1s3070</text:p>
          </table:table-cell>
          <table:table-cell office:value-type="float" office:value="22.40214" calcext:value-type="float">
            <text:p>22,40214</text:p>
          </table:table-cell>
          <table:table-cell office:value-type="float" office:value="14.388533" calcext:value-type="float">
            <text:p>14,388533</text:p>
          </table:table-cell>
        </table:table-row>
        <table:table-row table:style-name="ro1">
          <table:table-cell office:value-type="string" calcext:value-type="string">
            <text:p>monkeyc7sp1s3071</text:p>
          </table:table-cell>
          <table:table-cell office:value-type="float" office:value="22.38542" calcext:value-type="float">
            <text:p>22,38542</text:p>
          </table:table-cell>
          <table:table-cell office:value-type="float" office:value="14.331561" calcext:value-type="float">
            <text:p>14,331561</text:p>
          </table:table-cell>
        </table:table-row>
        <table:table-row table:style-name="ro1">
          <table:table-cell office:value-type="string" calcext:value-type="string">
            <text:p>monkeyc7sp1s3072</text:p>
          </table:table-cell>
          <table:table-cell office:value-type="float" office:value="22.36976" calcext:value-type="float">
            <text:p>22,36976</text:p>
          </table:table-cell>
          <table:table-cell office:value-type="float" office:value="14.274096" calcext:value-type="float">
            <text:p>14,274096</text:p>
          </table:table-cell>
        </table:table-row>
        <table:table-row table:style-name="ro1">
          <table:table-cell office:value-type="string" calcext:value-type="string">
            <text:p>monkeyc7sp1s3073</text:p>
          </table:table-cell>
          <table:table-cell office:value-type="float" office:value="22.35517" calcext:value-type="float">
            <text:p>22,35517</text:p>
          </table:table-cell>
          <table:table-cell office:value-type="float" office:value="14.216158" calcext:value-type="float">
            <text:p>14,216158</text:p>
          </table:table-cell>
        </table:table-row>
        <table:table-row table:style-name="ro1">
          <table:table-cell office:value-type="string" calcext:value-type="string">
            <text:p>monkeyc7sp1s3074</text:p>
          </table:table-cell>
          <table:table-cell office:value-type="float" office:value="22.34167" calcext:value-type="float">
            <text:p>22,34167</text:p>
          </table:table-cell>
          <table:table-cell office:value-type="float" office:value="14.157767" calcext:value-type="float">
            <text:p>14,157767</text:p>
          </table:table-cell>
        </table:table-row>
        <table:table-row table:style-name="ro1">
          <table:table-cell office:value-type="string" calcext:value-type="string">
            <text:p>monkeyc7sp1s3075</text:p>
          </table:table-cell>
          <table:table-cell office:value-type="float" office:value="22.32925" calcext:value-type="float">
            <text:p>22,32925</text:p>
          </table:table-cell>
          <table:table-cell office:value-type="float" office:value="14.0989439" calcext:value-type="float">
            <text:p>14,0989439</text:p>
          </table:table-cell>
        </table:table-row>
        <table:table-row table:style-name="ro1">
          <table:table-cell office:value-type="string" calcext:value-type="string">
            <text:p>monkeyc7sp1s3076</text:p>
          </table:table-cell>
          <table:table-cell office:value-type="float" office:value="22.31795" calcext:value-type="float">
            <text:p>22,31795</text:p>
          </table:table-cell>
          <table:table-cell office:value-type="float" office:value="14.0397087" calcext:value-type="float">
            <text:p>14,0397087</text:p>
          </table:table-cell>
        </table:table-row>
        <table:table-row table:style-name="ro1">
          <table:table-cell office:value-type="string" calcext:value-type="string">
            <text:p>monkeyc7sp1s3077</text:p>
          </table:table-cell>
          <table:table-cell office:value-type="float" office:value="22.30776" calcext:value-type="float">
            <text:p>22,30776</text:p>
          </table:table-cell>
          <table:table-cell office:value-type="float" office:value="13.9800824" calcext:value-type="float">
            <text:p>13,9800824</text:p>
          </table:table-cell>
        </table:table-row>
        <table:table-row table:style-name="ro1">
          <table:table-cell office:value-type="string" calcext:value-type="string">
            <text:p>monkeyc7sp1s3078</text:p>
          </table:table-cell>
          <table:table-cell office:value-type="float" office:value="22.2987" calcext:value-type="float">
            <text:p>22,2987</text:p>
          </table:table-cell>
          <table:table-cell office:value-type="float" office:value="13.9200863" calcext:value-type="float">
            <text:p>13,9200863</text:p>
          </table:table-cell>
        </table:table-row>
        <table:table-row table:style-name="ro1">
          <table:table-cell office:value-type="string" calcext:value-type="string">
            <text:p>monkeyc7sp1s3079</text:p>
          </table:table-cell>
          <table:table-cell office:value-type="float" office:value="27.06278" calcext:value-type="float">
            <text:p>27,06278</text:p>
          </table:table-cell>
          <table:table-cell office:value-type="float" office:value="14.493089" calcext:value-type="float">
            <text:p>14,493089</text:p>
          </table:table-cell>
        </table:table-row>
        <table:table-row table:style-name="ro1">
          <table:table-cell office:value-type="string" calcext:value-type="string">
            <text:p>monkeyc7sp1s3080</text:p>
          </table:table-cell>
          <table:table-cell office:value-type="float" office:value="22.29078" calcext:value-type="float">
            <text:p>22,29078</text:p>
          </table:table-cell>
          <table:table-cell office:value-type="float" office:value="13.859742" calcext:value-type="float">
            <text:p>13,859742</text:p>
          </table:table-cell>
        </table:table-row>
        <table:table-row table:style-name="ro1">
          <table:table-cell office:value-type="string" calcext:value-type="string">
            <text:p>monkeyc7sp1s3081</text:p>
          </table:table-cell>
          <table:table-cell office:value-type="float" office:value="22.28401" calcext:value-type="float">
            <text:p>22,28401</text:p>
          </table:table-cell>
          <table:table-cell office:value-type="float" office:value="13.79907" calcext:value-type="float">
            <text:p>13,79907</text:p>
          </table:table-cell>
        </table:table-row>
        <table:table-row table:style-name="ro1">
          <table:table-cell office:value-type="string" calcext:value-type="string">
            <text:p>monkeyc7sp1s3082</text:p>
          </table:table-cell>
          <table:table-cell office:value-type="float" office:value="22.2784" calcext:value-type="float">
            <text:p>22,2784</text:p>
          </table:table-cell>
          <table:table-cell office:value-type="float" office:value="13.738094" calcext:value-type="float">
            <text:p>13,738094</text:p>
          </table:table-cell>
        </table:table-row>
        <table:table-row table:style-name="ro1">
          <table:table-cell office:value-type="string" calcext:value-type="string">
            <text:p>monkeyc7sp1s3083</text:p>
          </table:table-cell>
          <table:table-cell office:value-type="float" office:value="22.27396" calcext:value-type="float">
            <text:p>22,27396</text:p>
          </table:table-cell>
          <table:table-cell office:value-type="float" office:value="13.676835" calcext:value-type="float">
            <text:p>13,676835</text:p>
          </table:table-cell>
        </table:table-row>
        <table:table-row table:style-name="ro1">
          <table:table-cell office:value-type="string" calcext:value-type="string">
            <text:p>monkeyc7sp1s3084</text:p>
          </table:table-cell>
          <table:table-cell office:value-type="float" office:value="22.27069" calcext:value-type="float">
            <text:p>22,27069</text:p>
          </table:table-cell>
          <table:table-cell office:value-type="float" office:value="13.615316" calcext:value-type="float">
            <text:p>13,615316</text:p>
          </table:table-cell>
        </table:table-row>
        <table:table-row table:style-name="ro1">
          <table:table-cell office:value-type="string" calcext:value-type="string">
            <text:p>monkeyc7sp1s3085</text:p>
          </table:table-cell>
          <table:table-cell office:value-type="float" office:value="22.2686" calcext:value-type="float">
            <text:p>22,2686</text:p>
          </table:table-cell>
          <table:table-cell office:value-type="float" office:value="13.553559" calcext:value-type="float">
            <text:p>13,553559</text:p>
          </table:table-cell>
        </table:table-row>
        <table:table-row table:style-name="ro1">
          <table:table-cell office:value-type="string" calcext:value-type="string">
            <text:p>monkeyc7sp1s3086</text:p>
          </table:table-cell>
          <table:table-cell office:value-type="float" office:value="22.26771" calcext:value-type="float">
            <text:p>22,26771</text:p>
          </table:table-cell>
          <table:table-cell office:value-type="float" office:value="13.491588" calcext:value-type="float">
            <text:p>13,491588</text:p>
          </table:table-cell>
        </table:table-row>
        <table:table-row table:style-name="ro1">
          <table:table-cell office:value-type="string" calcext:value-type="string">
            <text:p>monkeyc7sp1s3087</text:p>
          </table:table-cell>
          <table:table-cell office:value-type="float" office:value="22.26802" calcext:value-type="float">
            <text:p>22,26802</text:p>
          </table:table-cell>
          <table:table-cell office:value-type="float" office:value="13.429425" calcext:value-type="float">
            <text:p>13,429425</text:p>
          </table:table-cell>
        </table:table-row>
        <table:table-row table:style-name="ro1">
          <table:table-cell office:value-type="string" calcext:value-type="string">
            <text:p>monkeyc7sp1s3088</text:p>
          </table:table-cell>
          <table:table-cell office:value-type="float" office:value="22.26953" calcext:value-type="float">
            <text:p>22,26953</text:p>
          </table:table-cell>
          <table:table-cell office:value-type="float" office:value="13.367093" calcext:value-type="float">
            <text:p>13,367093</text:p>
          </table:table-cell>
        </table:table-row>
        <table:table-row table:style-name="ro1">
          <table:table-cell office:value-type="string" calcext:value-type="string">
            <text:p>monkeyc7sp1s3089</text:p>
          </table:table-cell>
          <table:table-cell office:value-type="float" office:value="22.27226" calcext:value-type="float">
            <text:p>22,27226</text:p>
          </table:table-cell>
          <table:table-cell office:value-type="float" office:value="13.304617" calcext:value-type="float">
            <text:p>13,304617</text:p>
          </table:table-cell>
        </table:table-row>
        <table:table-row table:style-name="ro1">
          <table:table-cell office:value-type="string" calcext:value-type="string">
            <text:p>monkeyc7sp1s3090</text:p>
          </table:table-cell>
          <table:table-cell office:value-type="float" office:value="27.06269" calcext:value-type="float">
            <text:p>27,06269</text:p>
          </table:table-cell>
          <table:table-cell office:value-type="float" office:value="14.526028" calcext:value-type="float">
            <text:p>14,526028</text:p>
          </table:table-cell>
        </table:table-row>
        <table:table-row table:style-name="ro1">
          <table:table-cell office:value-type="string" calcext:value-type="string">
            <text:p>monkeyc7sp1s3091</text:p>
          </table:table-cell>
          <table:table-cell office:value-type="float" office:value="22.27621" calcext:value-type="float">
            <text:p>22,27621</text:p>
          </table:table-cell>
          <table:table-cell office:value-type="float" office:value="13.242019" calcext:value-type="float">
            <text:p>13,242019</text:p>
          </table:table-cell>
        </table:table-row>
        <table:table-row table:style-name="ro1">
          <table:table-cell office:value-type="string" calcext:value-type="string">
            <text:p>monkeyc7sp1s3092</text:p>
          </table:table-cell>
          <table:table-cell office:value-type="float" office:value="22.28138" calcext:value-type="float">
            <text:p>22,28138</text:p>
          </table:table-cell>
          <table:table-cell office:value-type="float" office:value="13.179323" calcext:value-type="float">
            <text:p>13,179323</text:p>
          </table:table-cell>
        </table:table-row>
        <table:table-row table:style-name="ro1">
          <table:table-cell office:value-type="string" calcext:value-type="string">
            <text:p>monkeyc7sp1s3093</text:p>
          </table:table-cell>
          <table:table-cell office:value-type="float" office:value="22.28777" calcext:value-type="float">
            <text:p>22,28777</text:p>
          </table:table-cell>
          <table:table-cell office:value-type="float" office:value="13.116554" calcext:value-type="float">
            <text:p>13,116554</text:p>
          </table:table-cell>
        </table:table-row>
        <table:table-row table:style-name="ro1">
          <table:table-cell office:value-type="string" calcext:value-type="string">
            <text:p>monkeyc7sp1s3094</text:p>
          </table:table-cell>
          <table:table-cell office:value-type="float" office:value="22.29541" calcext:value-type="float">
            <text:p>22,29541</text:p>
          </table:table-cell>
          <table:table-cell office:value-type="float" office:value="13.053736" calcext:value-type="float">
            <text:p>13,053736</text:p>
          </table:table-cell>
        </table:table-row>
        <table:table-row table:style-name="ro1">
          <table:table-cell office:value-type="string" calcext:value-type="string">
            <text:p>monkeyc7sp1s3095</text:p>
          </table:table-cell>
          <table:table-cell office:value-type="float" office:value="22.30428" calcext:value-type="float">
            <text:p>22,30428</text:p>
          </table:table-cell>
          <table:table-cell office:value-type="float" office:value="12.99089" calcext:value-type="float">
            <text:p>12,99089</text:p>
          </table:table-cell>
        </table:table-row>
        <table:table-row table:style-name="ro1">
          <table:table-cell office:value-type="string" calcext:value-type="string">
            <text:p>monkeyc7sp1s3096</text:p>
          </table:table-cell>
          <table:table-cell office:value-type="float" office:value="22.31439" calcext:value-type="float">
            <text:p>22,31439</text:p>
          </table:table-cell>
          <table:table-cell office:value-type="float" office:value="12.92805" calcext:value-type="float">
            <text:p>12,92805</text:p>
          </table:table-cell>
        </table:table-row>
        <table:table-row table:style-name="ro1">
          <table:table-cell office:value-type="string" calcext:value-type="string">
            <text:p>monkeyc7sp1s3097</text:p>
          </table:table-cell>
          <table:table-cell office:value-type="float" office:value="22.32575" calcext:value-type="float">
            <text:p>22,32575</text:p>
          </table:table-cell>
          <table:table-cell office:value-type="float" office:value="12.86523" calcext:value-type="float">
            <text:p>12,86523</text:p>
          </table:table-cell>
        </table:table-row>
        <table:table-row table:style-name="ro1">
          <table:table-cell office:value-type="string" calcext:value-type="string">
            <text:p>monkeyc7sp1s3098</text:p>
          </table:table-cell>
          <table:table-cell office:value-type="float" office:value="22.33835" calcext:value-type="float">
            <text:p>22,33835</text:p>
          </table:table-cell>
          <table:table-cell office:value-type="float" office:value="12.80246" calcext:value-type="float">
            <text:p>12,80246</text:p>
          </table:table-cell>
        </table:table-row>
        <table:table-row table:style-name="ro1">
          <table:table-cell office:value-type="string" calcext:value-type="string">
            <text:p>monkeyc7sp1s3099</text:p>
          </table:table-cell>
          <table:table-cell office:value-type="float" office:value="22.35221" calcext:value-type="float">
            <text:p>22,35221</text:p>
          </table:table-cell>
          <table:table-cell office:value-type="float" office:value="12.73976" calcext:value-type="float">
            <text:p>12,73976</text:p>
          </table:table-cell>
        </table:table-row>
        <table:table-row table:style-name="ro1">
          <table:table-cell office:value-type="string" calcext:value-type="string">
            <text:p>monkeyc7sp1s3100</text:p>
          </table:table-cell>
          <table:table-cell office:value-type="float" office:value="22.36732" calcext:value-type="float">
            <text:p>22,36732</text:p>
          </table:table-cell>
          <table:table-cell office:value-type="float" office:value="12.67716" calcext:value-type="float">
            <text:p>12,67716</text:p>
          </table:table-cell>
        </table:table-row>
        <table:table-row table:style-name="ro1">
          <table:table-cell office:value-type="string" calcext:value-type="string">
            <text:p>monkeyc7sp1s3101</text:p>
          </table:table-cell>
          <table:table-cell office:value-type="float" office:value="27.06192" calcext:value-type="float">
            <text:p>27,06192</text:p>
          </table:table-cell>
          <table:table-cell office:value-type="float" office:value="14.559137" calcext:value-type="float">
            <text:p>14,559137</text:p>
          </table:table-cell>
        </table:table-row>
        <table:table-row table:style-name="ro1">
          <table:table-cell office:value-type="string" calcext:value-type="string">
            <text:p>monkeyc7sp1s3102</text:p>
          </table:table-cell>
          <table:table-cell office:value-type="float" office:value="22.38368" calcext:value-type="float">
            <text:p>22,38368</text:p>
          </table:table-cell>
          <table:table-cell office:value-type="float" office:value="12.61468" calcext:value-type="float">
            <text:p>12,61468</text:p>
          </table:table-cell>
        </table:table-row>
        <table:table-row table:style-name="ro1">
          <table:table-cell office:value-type="string" calcext:value-type="string">
            <text:p>monkeyc7sp1s3103</text:p>
          </table:table-cell>
          <table:table-cell office:value-type="float" office:value="22.40129" calcext:value-type="float">
            <text:p>22,40129</text:p>
          </table:table-cell>
          <table:table-cell office:value-type="float" office:value="12.55235" calcext:value-type="float">
            <text:p>12,55235</text:p>
          </table:table-cell>
        </table:table-row>
        <table:table-row table:style-name="ro1">
          <table:table-cell office:value-type="string" calcext:value-type="string">
            <text:p>monkeyc7sp1s3104</text:p>
          </table:table-cell>
          <table:table-cell office:value-type="float" office:value="22.42015" calcext:value-type="float">
            <text:p>22,42015</text:p>
          </table:table-cell>
          <table:table-cell office:value-type="float" office:value="12.49019" calcext:value-type="float">
            <text:p>12,49019</text:p>
          </table:table-cell>
        </table:table-row>
        <table:table-row table:style-name="ro1">
          <table:table-cell office:value-type="string" calcext:value-type="string">
            <text:p>monkeyc7sp1s3105</text:p>
          </table:table-cell>
          <table:table-cell office:value-type="float" office:value="22.44027" calcext:value-type="float">
            <text:p>22,44027</text:p>
          </table:table-cell>
          <table:table-cell office:value-type="float" office:value="12.42824" calcext:value-type="float">
            <text:p>12,42824</text:p>
          </table:table-cell>
        </table:table-row>
        <table:table-row table:style-name="ro1">
          <table:table-cell office:value-type="string" calcext:value-type="string">
            <text:p>monkeyc7sp1s3106</text:p>
          </table:table-cell>
          <table:table-cell office:value-type="float" office:value="22.46165" calcext:value-type="float">
            <text:p>22,46165</text:p>
          </table:table-cell>
          <table:table-cell office:value-type="float" office:value="12.3665" calcext:value-type="float">
            <text:p>12,3665</text:p>
          </table:table-cell>
        </table:table-row>
        <table:table-row table:style-name="ro1">
          <table:table-cell office:value-type="string" calcext:value-type="string">
            <text:p>monkeyc7sp1s3107</text:p>
          </table:table-cell>
          <table:table-cell office:value-type="float" office:value="22.48427" calcext:value-type="float">
            <text:p>22,48427</text:p>
          </table:table-cell>
          <table:table-cell office:value-type="float" office:value="12.30502" calcext:value-type="float">
            <text:p>12,30502</text:p>
          </table:table-cell>
        </table:table-row>
        <table:table-row table:style-name="ro1">
          <table:table-cell office:value-type="string" calcext:value-type="string">
            <text:p>monkeyc7sp1s3108</text:p>
          </table:table-cell>
          <table:table-cell office:value-type="float" office:value="22.50814" calcext:value-type="float">
            <text:p>22,50814</text:p>
          </table:table-cell>
          <table:table-cell office:value-type="float" office:value="12.24381" calcext:value-type="float">
            <text:p>12,24381</text:p>
          </table:table-cell>
        </table:table-row>
        <table:table-row table:style-name="ro1">
          <table:table-cell office:value-type="string" calcext:value-type="string">
            <text:p>monkeyc7sp1s3109</text:p>
          </table:table-cell>
          <table:table-cell office:value-type="float" office:value="22.53326" calcext:value-type="float">
            <text:p>22,53326</text:p>
          </table:table-cell>
          <table:table-cell office:value-type="float" office:value="12.1829" calcext:value-type="float">
            <text:p>12,1829</text:p>
          </table:table-cell>
        </table:table-row>
        <table:table-row table:style-name="ro1">
          <table:table-cell office:value-type="string" calcext:value-type="string">
            <text:p>monkeyc7sp1s3110</text:p>
          </table:table-cell>
          <table:table-cell office:value-type="float" office:value="22.55962" calcext:value-type="float">
            <text:p>22,55962</text:p>
          </table:table-cell>
          <table:table-cell office:value-type="float" office:value="12.12231" calcext:value-type="float">
            <text:p>12,12231</text:p>
          </table:table-cell>
        </table:table-row>
        <table:table-row table:style-name="ro1">
          <table:table-cell office:value-type="string" calcext:value-type="string">
            <text:p>monkeyc7sp1s3111</text:p>
          </table:table-cell>
          <table:table-cell office:value-type="float" office:value="22.58723" calcext:value-type="float">
            <text:p>22,58723</text:p>
          </table:table-cell>
          <table:table-cell office:value-type="float" office:value="12.06207" calcext:value-type="float">
            <text:p>12,06207</text:p>
          </table:table-cell>
        </table:table-row>
        <table:table-row table:style-name="ro1">
          <table:table-cell office:value-type="string" calcext:value-type="string">
            <text:p>monkeyc7sp1s3112</text:p>
          </table:table-cell>
          <table:table-cell office:value-type="float" office:value="26.98743" calcext:value-type="float">
            <text:p>26,98743</text:p>
          </table:table-cell>
          <table:table-cell office:value-type="float" office:value="14.0284611" calcext:value-type="float">
            <text:p>14,0284611</text:p>
          </table:table-cell>
        </table:table-row>
        <table:table-row table:style-name="ro1">
          <table:table-cell office:value-type="string" calcext:value-type="string">
            <text:p>monkeyc7sp1s3113</text:p>
          </table:table-cell>
          <table:table-cell office:value-type="float" office:value="27.06047" calcext:value-type="float">
            <text:p>27,06047</text:p>
          </table:table-cell>
          <table:table-cell office:value-type="float" office:value="14.592403" calcext:value-type="float">
            <text:p>14,592403</text:p>
          </table:table-cell>
        </table:table-row>
        <table:table-row table:style-name="ro1">
          <table:table-cell office:value-type="string" calcext:value-type="string">
            <text:p>monkeyc7sp1s3114</text:p>
          </table:table-cell>
          <table:table-cell office:value-type="float" office:value="22.61607" calcext:value-type="float">
            <text:p>22,61607</text:p>
          </table:table-cell>
          <table:table-cell office:value-type="float" office:value="12.00221" calcext:value-type="float">
            <text:p>12,00221</text:p>
          </table:table-cell>
        </table:table-row>
        <table:table-row table:style-name="ro1">
          <table:table-cell office:value-type="string" calcext:value-type="string">
            <text:p>monkeyc7sp1s3115</text:p>
          </table:table-cell>
          <table:table-cell office:value-type="float" office:value="22.64614" calcext:value-type="float">
            <text:p>22,64614</text:p>
          </table:table-cell>
          <table:table-cell office:value-type="float" office:value="11.94275" calcext:value-type="float">
            <text:p>11,94275</text:p>
          </table:table-cell>
        </table:table-row>
        <table:table-row table:style-name="ro1">
          <table:table-cell office:value-type="string" calcext:value-type="string">
            <text:p>monkeyc7sp1s3116</text:p>
          </table:table-cell>
          <table:table-cell office:value-type="float" office:value="22.67744" calcext:value-type="float">
            <text:p>22,67744</text:p>
          </table:table-cell>
          <table:table-cell office:value-type="float" office:value="11.88372" calcext:value-type="float">
            <text:p>11,88372</text:p>
          </table:table-cell>
        </table:table-row>
        <table:table-row table:style-name="ro1">
          <table:table-cell office:value-type="string" calcext:value-type="string">
            <text:p>monkeyc7sp1s3117</text:p>
          </table:table-cell>
          <table:table-cell office:value-type="float" office:value="22.70996" calcext:value-type="float">
            <text:p>22,70996</text:p>
          </table:table-cell>
          <table:table-cell office:value-type="float" office:value="11.82513" calcext:value-type="float">
            <text:p>11,82513</text:p>
          </table:table-cell>
        </table:table-row>
        <table:table-row table:style-name="ro1">
          <table:table-cell office:value-type="string" calcext:value-type="string">
            <text:p>monkeyc7sp1s3118</text:p>
          </table:table-cell>
          <table:table-cell office:value-type="float" office:value="22.7437" calcext:value-type="float">
            <text:p>22,7437</text:p>
          </table:table-cell>
          <table:table-cell office:value-type="float" office:value="11.76703" calcext:value-type="float">
            <text:p>11,76703</text:p>
          </table:table-cell>
        </table:table-row>
        <table:table-row table:style-name="ro1">
          <table:table-cell office:value-type="string" calcext:value-type="string">
            <text:p>monkeyc7sp1s3119</text:p>
          </table:table-cell>
          <table:table-cell office:value-type="float" office:value="22.77865" calcext:value-type="float">
            <text:p>22,77865</text:p>
          </table:table-cell>
          <table:table-cell office:value-type="float" office:value="11.70942" calcext:value-type="float">
            <text:p>11,70942</text:p>
          </table:table-cell>
        </table:table-row>
        <table:table-row table:style-name="ro1">
          <table:table-cell office:value-type="string" calcext:value-type="string">
            <text:p>monkeyc7sp1s3120</text:p>
          </table:table-cell>
          <table:table-cell office:value-type="float" office:value="22.81481" calcext:value-type="float">
            <text:p>22,81481</text:p>
          </table:table-cell>
          <table:table-cell office:value-type="float" office:value="11.65234" calcext:value-type="float">
            <text:p>11,65234</text:p>
          </table:table-cell>
        </table:table-row>
        <table:table-row table:style-name="ro1">
          <table:table-cell office:value-type="string" calcext:value-type="string">
            <text:p>monkeyc7sp1s3121</text:p>
          </table:table-cell>
          <table:table-cell office:value-type="float" office:value="22.85215" calcext:value-type="float">
            <text:p>22,85215</text:p>
          </table:table-cell>
          <table:table-cell office:value-type="float" office:value="11.59582" calcext:value-type="float">
            <text:p>11,59582</text:p>
          </table:table-cell>
        </table:table-row>
        <table:table-row table:style-name="ro1">
          <table:table-cell office:value-type="string" calcext:value-type="string">
            <text:p>monkeyc7sp1s3122</text:p>
          </table:table-cell>
          <table:table-cell office:value-type="float" office:value="22.89069" calcext:value-type="float">
            <text:p>22,89069</text:p>
          </table:table-cell>
          <table:table-cell office:value-type="float" office:value="11.53986" calcext:value-type="float">
            <text:p>11,53986</text:p>
          </table:table-cell>
        </table:table-row>
        <table:table-row table:style-name="ro1">
          <table:table-cell office:value-type="string" calcext:value-type="string">
            <text:p>monkeyc7sp1s3123</text:p>
          </table:table-cell>
          <table:table-cell office:value-type="float" office:value="22.9304" calcext:value-type="float">
            <text:p>22,9304</text:p>
          </table:table-cell>
          <table:table-cell office:value-type="float" office:value="11.48451" calcext:value-type="float">
            <text:p>11,48451</text:p>
          </table:table-cell>
        </table:table-row>
        <table:table-row table:style-name="ro1">
          <table:table-cell office:value-type="string" calcext:value-type="string">
            <text:p>monkeyc7sp1s3124</text:p>
          </table:table-cell>
          <table:table-cell office:value-type="float" office:value="27.05832" calcext:value-type="float">
            <text:p>27,05832</text:p>
          </table:table-cell>
          <table:table-cell office:value-type="float" office:value="14.625812" calcext:value-type="float">
            <text:p>14,625812</text:p>
          </table:table-cell>
        </table:table-row>
        <table:table-row table:style-name="ro1">
          <table:table-cell office:value-type="string" calcext:value-type="string">
            <text:p>monkeyc7sp1s3125</text:p>
          </table:table-cell>
          <table:table-cell office:value-type="float" office:value="22.97129" calcext:value-type="float">
            <text:p>22,97129</text:p>
          </table:table-cell>
          <table:table-cell office:value-type="float" office:value="11.42979" calcext:value-type="float">
            <text:p>11,42979</text:p>
          </table:table-cell>
        </table:table-row>
        <table:table-row table:style-name="ro1">
          <table:table-cell office:value-type="string" calcext:value-type="string">
            <text:p>monkeyc7sp1s3126</text:p>
          </table:table-cell>
          <table:table-cell office:value-type="float" office:value="23.01333" calcext:value-type="float">
            <text:p>23,01333</text:p>
          </table:table-cell>
          <table:table-cell office:value-type="float" office:value="11.37571" calcext:value-type="float">
            <text:p>11,37571</text:p>
          </table:table-cell>
        </table:table-row>
        <table:table-row table:style-name="ro1">
          <table:table-cell office:value-type="string" calcext:value-type="string">
            <text:p>monkeyc7sp1s3127</text:p>
          </table:table-cell>
          <table:table-cell office:value-type="float" office:value="23.05652" calcext:value-type="float">
            <text:p>23,05652</text:p>
          </table:table-cell>
          <table:table-cell office:value-type="float" office:value="11.32231" calcext:value-type="float">
            <text:p>11,32231</text:p>
          </table:table-cell>
        </table:table-row>
        <table:table-row table:style-name="ro1">
          <table:table-cell office:value-type="string" calcext:value-type="string">
            <text:p>monkeyc7sp1s3128</text:p>
          </table:table-cell>
          <table:table-cell office:value-type="float" office:value="23.10086" calcext:value-type="float">
            <text:p>23,10086</text:p>
          </table:table-cell>
          <table:table-cell office:value-type="float" office:value="11.26961" calcext:value-type="float">
            <text:p>11,26961</text:p>
          </table:table-cell>
        </table:table-row>
        <table:table-row table:style-name="ro1">
          <table:table-cell office:value-type="string" calcext:value-type="string">
            <text:p>monkeyc7sp1s3129</text:p>
          </table:table-cell>
          <table:table-cell office:value-type="float" office:value="23.14632" calcext:value-type="float">
            <text:p>23,14632</text:p>
          </table:table-cell>
          <table:table-cell office:value-type="float" office:value="11.21763" calcext:value-type="float">
            <text:p>11,21763</text:p>
          </table:table-cell>
        </table:table-row>
        <table:table-row table:style-name="ro1">
          <table:table-cell office:value-type="string" calcext:value-type="string">
            <text:p>monkeyc7sp1s3130</text:p>
          </table:table-cell>
          <table:table-cell office:value-type="float" office:value="23.1929" calcext:value-type="float">
            <text:p>23,1929</text:p>
          </table:table-cell>
          <table:table-cell office:value-type="float" office:value="11.1664" calcext:value-type="float">
            <text:p>11,1664</text:p>
          </table:table-cell>
        </table:table-row>
        <table:table-row table:style-name="ro1">
          <table:table-cell office:value-type="string" calcext:value-type="string">
            <text:p>monkeyc7sp1s3131</text:p>
          </table:table-cell>
          <table:table-cell office:value-type="float" office:value="23.24059" calcext:value-type="float">
            <text:p>23,24059</text:p>
          </table:table-cell>
          <table:table-cell office:value-type="float" office:value="11.11593" calcext:value-type="float">
            <text:p>11,11593</text:p>
          </table:table-cell>
        </table:table-row>
        <table:table-row table:style-name="ro1">
          <table:table-cell office:value-type="string" calcext:value-type="string">
            <text:p>monkeyc7sp1s3132</text:p>
          </table:table-cell>
          <table:table-cell office:value-type="float" office:value="23.28937" calcext:value-type="float">
            <text:p>23,28937</text:p>
          </table:table-cell>
          <table:table-cell office:value-type="float" office:value="11.06626" calcext:value-type="float">
            <text:p>11,06626</text:p>
          </table:table-cell>
        </table:table-row>
        <table:table-row table:style-name="ro1">
          <table:table-cell office:value-type="string" calcext:value-type="string">
            <text:p>monkeyc7sp1s3133</text:p>
          </table:table-cell>
          <table:table-cell office:value-type="float" office:value="23.33923" calcext:value-type="float">
            <text:p>23,33923</text:p>
          </table:table-cell>
          <table:table-cell office:value-type="float" office:value="11.01741" calcext:value-type="float">
            <text:p>11,01741</text:p>
          </table:table-cell>
        </table:table-row>
        <table:table-row table:style-name="ro1">
          <table:table-cell office:value-type="string" calcext:value-type="string">
            <text:p>monkeyc7sp1s3134</text:p>
          </table:table-cell>
          <table:table-cell office:value-type="float" office:value="23.39015" calcext:value-type="float">
            <text:p>23,39015</text:p>
          </table:table-cell>
          <table:table-cell office:value-type="float" office:value="10.9694" calcext:value-type="float">
            <text:p>10,9694</text:p>
          </table:table-cell>
        </table:table-row>
        <table:table-row table:style-name="ro1">
          <table:table-cell office:value-type="string" calcext:value-type="string">
            <text:p>monkeyc7sp1s3135</text:p>
          </table:table-cell>
          <table:table-cell office:value-type="float" office:value="27.05547" calcext:value-type="float">
            <text:p>27,05547</text:p>
          </table:table-cell>
          <table:table-cell office:value-type="float" office:value="14.659349" calcext:value-type="float">
            <text:p>14,659349</text:p>
          </table:table-cell>
        </table:table-row>
        <table:table-row table:style-name="ro1">
          <table:table-cell office:value-type="string" calcext:value-type="string">
            <text:p>monkeyc7sp1s3136</text:p>
          </table:table-cell>
          <table:table-cell office:value-type="float" office:value="23.44213" calcext:value-type="float">
            <text:p>23,44213</text:p>
          </table:table-cell>
          <table:table-cell office:value-type="float" office:value="10.92225" calcext:value-type="float">
            <text:p>10,92225</text:p>
          </table:table-cell>
        </table:table-row>
        <table:table-row table:style-name="ro1">
          <table:table-cell office:value-type="string" calcext:value-type="string">
            <text:p>monkeyc7sp1s3137</text:p>
          </table:table-cell>
          <table:table-cell office:value-type="float" office:value="23.49514" calcext:value-type="float">
            <text:p>23,49514</text:p>
          </table:table-cell>
          <table:table-cell office:value-type="float" office:value="10.87599" calcext:value-type="float">
            <text:p>10,87599</text:p>
          </table:table-cell>
        </table:table-row>
        <table:table-row table:style-name="ro1">
          <table:table-cell office:value-type="string" calcext:value-type="string">
            <text:p>monkeyc7sp1s3138</text:p>
          </table:table-cell>
          <table:table-cell office:value-type="float" office:value="23.54918" calcext:value-type="float">
            <text:p>23,54918</text:p>
          </table:table-cell>
          <table:table-cell office:value-type="float" office:value="10.83063" calcext:value-type="float">
            <text:p>10,83063</text:p>
          </table:table-cell>
        </table:table-row>
        <table:table-row table:style-name="ro1">
          <table:table-cell office:value-type="string" calcext:value-type="string">
            <text:p>monkeyc7sp1s3139</text:p>
          </table:table-cell>
          <table:table-cell office:value-type="float" office:value="23.60422" calcext:value-type="float">
            <text:p>23,60422</text:p>
          </table:table-cell>
          <table:table-cell office:value-type="float" office:value="10.7862" calcext:value-type="float">
            <text:p>10,7862</text:p>
          </table:table-cell>
        </table:table-row>
        <table:table-row table:style-name="ro1">
          <table:table-cell office:value-type="string" calcext:value-type="string">
            <text:p>monkeyc7sp1s3140</text:p>
          </table:table-cell>
          <table:table-cell office:value-type="float" office:value="23.66026" calcext:value-type="float">
            <text:p>23,66026</text:p>
          </table:table-cell>
          <table:table-cell office:value-type="float" office:value="10.74273" calcext:value-type="float">
            <text:p>10,74273</text:p>
          </table:table-cell>
        </table:table-row>
        <table:table-row table:style-name="ro1">
          <table:table-cell office:value-type="string" calcext:value-type="string">
            <text:p>monkeyc7sp1s3141</text:p>
          </table:table-cell>
          <table:table-cell office:value-type="float" office:value="23.71727" calcext:value-type="float">
            <text:p>23,71727</text:p>
          </table:table-cell>
          <table:table-cell office:value-type="float" office:value="10.70023" calcext:value-type="float">
            <text:p>10,70023</text:p>
          </table:table-cell>
        </table:table-row>
        <table:table-row table:style-name="ro1">
          <table:table-cell office:value-type="string" calcext:value-type="string">
            <text:p>monkeyc7sp1s3142</text:p>
          </table:table-cell>
          <table:table-cell office:value-type="float" office:value="23.77524" calcext:value-type="float">
            <text:p>23,77524</text:p>
          </table:table-cell>
          <table:table-cell office:value-type="float" office:value="10.65873" calcext:value-type="float">
            <text:p>10,65873</text:p>
          </table:table-cell>
        </table:table-row>
        <table:table-row table:style-name="ro1">
          <table:table-cell office:value-type="string" calcext:value-type="string">
            <text:p>monkeyc7sp1s3143</text:p>
          </table:table-cell>
          <table:table-cell office:value-type="float" office:value="23.83414" calcext:value-type="float">
            <text:p>23,83414</text:p>
          </table:table-cell>
          <table:table-cell office:value-type="float" office:value="10.61824" calcext:value-type="float">
            <text:p>10,61824</text:p>
          </table:table-cell>
        </table:table-row>
        <table:table-row table:style-name="ro1">
          <table:table-cell office:value-type="string" calcext:value-type="string">
            <text:p>monkeyc7sp1s3144</text:p>
          </table:table-cell>
          <table:table-cell office:value-type="float" office:value="23.89398" calcext:value-type="float">
            <text:p>23,89398</text:p>
          </table:table-cell>
          <table:table-cell office:value-type="float" office:value="10.57878" calcext:value-type="float">
            <text:p>10,57878</text:p>
          </table:table-cell>
        </table:table-row>
        <table:table-row table:style-name="ro1">
          <table:table-cell office:value-type="string" calcext:value-type="string">
            <text:p>monkeyc7sp1s3145</text:p>
          </table:table-cell>
          <table:table-cell office:value-type="float" office:value="23.95471" calcext:value-type="float">
            <text:p>23,95471</text:p>
          </table:table-cell>
          <table:table-cell office:value-type="float" office:value="10.54039" calcext:value-type="float">
            <text:p>10,54039</text:p>
          </table:table-cell>
        </table:table-row>
        <table:table-row table:style-name="ro1">
          <table:table-cell office:value-type="string" calcext:value-type="string">
            <text:p>monkeyc7sp1s3146</text:p>
          </table:table-cell>
          <table:table-cell office:value-type="float" office:value="27.05191" calcext:value-type="float">
            <text:p>27,05191</text:p>
          </table:table-cell>
          <table:table-cell office:value-type="float" office:value="14.692999" calcext:value-type="float">
            <text:p>14,692999</text:p>
          </table:table-cell>
        </table:table-row>
        <table:table-row table:style-name="ro1">
          <table:table-cell office:value-type="string" calcext:value-type="string">
            <text:p>monkeyc7sp1s3147</text:p>
          </table:table-cell>
          <table:table-cell office:value-type="float" office:value="24.01634" calcext:value-type="float">
            <text:p>24,01634</text:p>
          </table:table-cell>
          <table:table-cell office:value-type="float" office:value="10.50307" calcext:value-type="float">
            <text:p>10,50307</text:p>
          </table:table-cell>
        </table:table-row>
        <table:table-row table:style-name="ro1">
          <table:table-cell office:value-type="string" calcext:value-type="string">
            <text:p>monkeyc7sp1s3148</text:p>
          </table:table-cell>
          <table:table-cell office:value-type="float" office:value="24.07883" calcext:value-type="float">
            <text:p>24,07883</text:p>
          </table:table-cell>
          <table:table-cell office:value-type="float" office:value="10.46685" calcext:value-type="float">
            <text:p>10,46685</text:p>
          </table:table-cell>
        </table:table-row>
        <table:table-row table:style-name="ro1">
          <table:table-cell office:value-type="string" calcext:value-type="string">
            <text:p>monkeyc7sp1s3149</text:p>
          </table:table-cell>
          <table:table-cell office:value-type="float" office:value="24.14216" calcext:value-type="float">
            <text:p>24,14216</text:p>
          </table:table-cell>
          <table:table-cell office:value-type="float" office:value="10.43174" calcext:value-type="float">
            <text:p>10,43174</text:p>
          </table:table-cell>
        </table:table-row>
        <table:table-row table:style-name="ro1">
          <table:table-cell office:value-type="string" calcext:value-type="string">
            <text:p>monkeyc7sp1s3150</text:p>
          </table:table-cell>
          <table:table-cell office:value-type="float" office:value="24.20633" calcext:value-type="float">
            <text:p>24,20633</text:p>
          </table:table-cell>
          <table:table-cell office:value-type="float" office:value="10.39778" calcext:value-type="float">
            <text:p>10,39778</text:p>
          </table:table-cell>
        </table:table-row>
        <table:table-row table:style-name="ro1">
          <table:table-cell office:value-type="string" calcext:value-type="string">
            <text:p>monkeyc7sp1s3151</text:p>
          </table:table-cell>
          <table:table-cell office:value-type="float" office:value="24.2713" calcext:value-type="float">
            <text:p>24,2713</text:p>
          </table:table-cell>
          <table:table-cell office:value-type="float" office:value="10.36496" calcext:value-type="float">
            <text:p>10,36496</text:p>
          </table:table-cell>
        </table:table-row>
        <table:table-row table:style-name="ro1">
          <table:table-cell office:value-type="string" calcext:value-type="string">
            <text:p>monkeyc7sp1s3152</text:p>
          </table:table-cell>
          <table:table-cell office:value-type="float" office:value="24.33706" calcext:value-type="float">
            <text:p>24,33706</text:p>
          </table:table-cell>
          <table:table-cell office:value-type="float" office:value="10.33332" calcext:value-type="float">
            <text:p>10,33332</text:p>
          </table:table-cell>
        </table:table-row>
        <table:table-row table:style-name="ro1">
          <table:table-cell office:value-type="string" calcext:value-type="string">
            <text:p>monkeyc7sp1s3153</text:p>
          </table:table-cell>
          <table:table-cell office:value-type="float" office:value="24.40358" calcext:value-type="float">
            <text:p>24,40358</text:p>
          </table:table-cell>
          <table:table-cell office:value-type="float" office:value="10.30287" calcext:value-type="float">
            <text:p>10,30287</text:p>
          </table:table-cell>
        </table:table-row>
        <table:table-row table:style-name="ro1">
          <table:table-cell office:value-type="string" calcext:value-type="string">
            <text:p>monkeyc7sp1s3154</text:p>
          </table:table-cell>
          <table:table-cell office:value-type="float" office:value="24.47085" calcext:value-type="float">
            <text:p>24,47085</text:p>
          </table:table-cell>
          <table:table-cell office:value-type="float" office:value="10.27363" calcext:value-type="float">
            <text:p>10,27363</text:p>
          </table:table-cell>
        </table:table-row>
        <table:table-row table:style-name="ro1">
          <table:table-cell office:value-type="string" calcext:value-type="string">
            <text:p>monkeyc7sp1s3155</text:p>
          </table:table-cell>
          <table:table-cell office:value-type="float" office:value="24.538841" calcext:value-type="float">
            <text:p>24,538841</text:p>
          </table:table-cell>
          <table:table-cell office:value-type="float" office:value="10.24561" calcext:value-type="float">
            <text:p>10,24561</text:p>
          </table:table-cell>
        </table:table-row>
        <table:table-row table:style-name="ro1">
          <table:table-cell office:value-type="string" calcext:value-type="string">
            <text:p>monkeyc7sp1s3156</text:p>
          </table:table-cell>
          <table:table-cell office:value-type="float" office:value="24.607529" calcext:value-type="float">
            <text:p>24,607529</text:p>
          </table:table-cell>
          <table:table-cell office:value-type="float" office:value="10.21884" calcext:value-type="float">
            <text:p>10,21884</text:p>
          </table:table-cell>
        </table:table-row>
        <table:table-row table:style-name="ro1">
          <table:table-cell office:value-type="string" calcext:value-type="string">
            <text:p>monkeyc7sp1s3157</text:p>
          </table:table-cell>
          <table:table-cell office:value-type="float" office:value="27.04765" calcext:value-type="float">
            <text:p>27,04765</text:p>
          </table:table-cell>
          <table:table-cell office:value-type="float" office:value="14.726748" calcext:value-type="float">
            <text:p>14,726748</text:p>
          </table:table-cell>
        </table:table-row>
        <table:table-row table:style-name="ro1">
          <table:table-cell office:value-type="string" calcext:value-type="string">
            <text:p>monkeyc7sp1s3158</text:p>
          </table:table-cell>
          <table:table-cell office:value-type="float" office:value="24.676894" calcext:value-type="float">
            <text:p>24,676894</text:p>
          </table:table-cell>
          <table:table-cell office:value-type="float" office:value="10.19332" calcext:value-type="float">
            <text:p>10,19332</text:p>
          </table:table-cell>
        </table:table-row>
        <table:table-row table:style-name="ro1">
          <table:table-cell office:value-type="string" calcext:value-type="string">
            <text:p>monkeyc7sp1s3159</text:p>
          </table:table-cell>
          <table:table-cell office:value-type="float" office:value="24.746913" calcext:value-type="float">
            <text:p>24,746913</text:p>
          </table:table-cell>
          <table:table-cell office:value-type="float" office:value="10.16908" calcext:value-type="float">
            <text:p>10,16908</text:p>
          </table:table-cell>
        </table:table-row>
        <table:table-row table:style-name="ro1">
          <table:table-cell office:value-type="string" calcext:value-type="string">
            <text:p>monkeyc7sp1s3160</text:p>
          </table:table-cell>
          <table:table-cell office:value-type="float" office:value="24.817561" calcext:value-type="float">
            <text:p>24,817561</text:p>
          </table:table-cell>
          <table:table-cell office:value-type="float" office:value="10.14613" calcext:value-type="float">
            <text:p>10,14613</text:p>
          </table:table-cell>
        </table:table-row>
        <table:table-row table:style-name="ro1">
          <table:table-cell office:value-type="string" calcext:value-type="string">
            <text:p>monkeyc7sp1s3161</text:p>
          </table:table-cell>
          <table:table-cell office:value-type="float" office:value="24.888816" calcext:value-type="float">
            <text:p>24,888816</text:p>
          </table:table-cell>
          <table:table-cell office:value-type="float" office:value="10.12449" calcext:value-type="float">
            <text:p>10,12449</text:p>
          </table:table-cell>
        </table:table-row>
        <table:table-row table:style-name="ro1">
          <table:table-cell office:value-type="string" calcext:value-type="string">
            <text:p>monkeyc7sp1s3162</text:p>
          </table:table-cell>
          <table:table-cell office:value-type="float" office:value="24.960652" calcext:value-type="float">
            <text:p>24,960652</text:p>
          </table:table-cell>
          <table:table-cell office:value-type="float" office:value="10.10416" calcext:value-type="float">
            <text:p>10,10416</text:p>
          </table:table-cell>
        </table:table-row>
        <table:table-row table:style-name="ro1">
          <table:table-cell office:value-type="string" calcext:value-type="string">
            <text:p>monkeyc7sp1s3163</text:p>
          </table:table-cell>
          <table:table-cell office:value-type="float" office:value="25.033046" calcext:value-type="float">
            <text:p>25,033046</text:p>
          </table:table-cell>
          <table:table-cell office:value-type="float" office:value="10.08517" calcext:value-type="float">
            <text:p>10,08517</text:p>
          </table:table-cell>
        </table:table-row>
        <table:table-row table:style-name="ro1">
          <table:table-cell office:value-type="string" calcext:value-type="string">
            <text:p>monkeyc7sp1s3164</text:p>
          </table:table-cell>
          <table:table-cell office:value-type="float" office:value="25.105972" calcext:value-type="float">
            <text:p>25,105972</text:p>
          </table:table-cell>
          <table:table-cell office:value-type="float" office:value="10.06753" calcext:value-type="float">
            <text:p>10,06753</text:p>
          </table:table-cell>
        </table:table-row>
        <table:table-row table:style-name="ro1">
          <table:table-cell office:value-type="string" calcext:value-type="string">
            <text:p>monkeyc7sp1s3165</text:p>
          </table:table-cell>
          <table:table-cell office:value-type="float" office:value="25.179406" calcext:value-type="float">
            <text:p>25,179406</text:p>
          </table:table-cell>
          <table:table-cell office:value-type="float" office:value="10.05125" calcext:value-type="float">
            <text:p>10,05125</text:p>
          </table:table-cell>
        </table:table-row>
        <table:table-row table:style-name="ro1">
          <table:table-cell office:value-type="string" calcext:value-type="string">
            <text:p>monkeyc7sp1s3166</text:p>
          </table:table-cell>
          <table:table-cell office:value-type="float" office:value="25.253321" calcext:value-type="float">
            <text:p>25,253321</text:p>
          </table:table-cell>
          <table:table-cell office:value-type="float" office:value="10.03635" calcext:value-type="float">
            <text:p>10,03635</text:p>
          </table:table-cell>
        </table:table-row>
        <table:table-row table:style-name="ro1">
          <table:table-cell office:value-type="string" calcext:value-type="string">
            <text:p>monkeyc7sp1s3167</text:p>
          </table:table-cell>
          <table:table-cell office:value-type="float" office:value="25.327693" calcext:value-type="float">
            <text:p>25,327693</text:p>
          </table:table-cell>
          <table:table-cell office:value-type="float" office:value="10.02283" calcext:value-type="float">
            <text:p>10,02283</text:p>
          </table:table-cell>
        </table:table-row>
        <table:table-row table:style-name="ro1">
          <table:table-cell office:value-type="string" calcext:value-type="string">
            <text:p>monkeyc7sp1s3168</text:p>
          </table:table-cell>
          <table:table-cell office:value-type="float" office:value="27.04267" calcext:value-type="float">
            <text:p>27,04267</text:p>
          </table:table-cell>
          <table:table-cell office:value-type="float" office:value="14.760581" calcext:value-type="float">
            <text:p>14,760581</text:p>
          </table:table-cell>
        </table:table-row>
        <table:table-row table:style-name="ro1">
          <table:table-cell office:value-type="string" calcext:value-type="string">
            <text:p>monkeyc7sp1s3169</text:p>
          </table:table-cell>
          <table:table-cell office:value-type="float" office:value="25.4024947" calcext:value-type="float">
            <text:p>25,4024947</text:p>
          </table:table-cell>
          <table:table-cell office:value-type="float" office:value="10.01071" calcext:value-type="float">
            <text:p>10,01071</text:p>
          </table:table-cell>
        </table:table-row>
        <table:table-row table:style-name="ro1">
          <table:table-cell office:value-type="string" calcext:value-type="string">
            <text:p>monkeyc7sp1s3170</text:p>
          </table:table-cell>
          <table:table-cell office:value-type="float" office:value="25.4777" calcext:value-type="float">
            <text:p>25,4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keyc7sp1s3171</text:p>
          </table:table-cell>
          <table:table-cell office:value-type="float" office:value="25.5532822" calcext:value-type="float">
            <text:p>25,5532822</text:p>
          </table:table-cell>
          <table:table-cell office:value-type="float" office:value="9.99071" calcext:value-type="float">
            <text:p>9,99071</text:p>
          </table:table-cell>
        </table:table-row>
        <table:table-row table:style-name="ro1">
          <table:table-cell office:value-type="string" calcext:value-type="string">
            <text:p>monkeyc7sp1s3172</text:p>
          </table:table-cell>
          <table:table-cell office:value-type="float" office:value="25.629215" calcext:value-type="float">
            <text:p>25,629215</text:p>
          </table:table-cell>
          <table:table-cell office:value-type="float" office:value="9.98286" calcext:value-type="float">
            <text:p>9,98286</text:p>
          </table:table-cell>
        </table:table-row>
        <table:table-row table:style-name="ro1">
          <table:table-cell office:value-type="string" calcext:value-type="string">
            <text:p>monkeyc7sp1s3173</text:p>
          </table:table-cell>
          <table:table-cell office:value-type="float" office:value="25.70547" calcext:value-type="float">
            <text:p>25,70547</text:p>
          </table:table-cell>
          <table:table-cell office:value-type="float" office:value="9.97644" calcext:value-type="float">
            <text:p>9,97644</text:p>
          </table:table-cell>
        </table:table-row>
        <table:table-row table:style-name="ro1">
          <table:table-cell office:value-type="string" calcext:value-type="string">
            <text:p>monkeyc7sp1s3174</text:p>
          </table:table-cell>
          <table:table-cell office:value-type="float" office:value="25.78202" calcext:value-type="float">
            <text:p>25,78202</text:p>
          </table:table-cell>
          <table:table-cell office:value-type="float" office:value="9.97148" calcext:value-type="float">
            <text:p>9,97148</text:p>
          </table:table-cell>
        </table:table-row>
        <table:table-row table:style-name="ro1">
          <table:table-cell office:value-type="string" calcext:value-type="string">
            <text:p>monkeyc7sp1s3175</text:p>
          </table:table-cell>
          <table:table-cell office:value-type="float" office:value="25.858839" calcext:value-type="float">
            <text:p>25,858839</text:p>
          </table:table-cell>
          <table:table-cell office:value-type="float" office:value="9.96797" calcext:value-type="float">
            <text:p>9,96797</text:p>
          </table:table-cell>
        </table:table-row>
        <table:table-row table:style-name="ro1">
          <table:table-cell office:value-type="string" calcext:value-type="string">
            <text:p>monkeyc7sp1s3176</text:p>
          </table:table-cell>
          <table:table-cell office:value-type="float" office:value="25.935897" calcext:value-type="float">
            <text:p>25,935897</text:p>
          </table:table-cell>
          <table:table-cell office:value-type="float" office:value="9.96594" calcext:value-type="float">
            <text:p>9,96594</text:p>
          </table:table-cell>
        </table:table-row>
        <table:table-row table:style-name="ro1">
          <table:table-cell office:value-type="string" calcext:value-type="string">
            <text:p>monkeyc7sp1s3177</text:p>
          </table:table-cell>
          <table:table-cell office:value-type="float" office:value="26.013167" calcext:value-type="float">
            <text:p>26,013167</text:p>
          </table:table-cell>
          <table:table-cell office:value-type="float" office:value="9.96538" calcext:value-type="float">
            <text:p>9,96538</text:p>
          </table:table-cell>
        </table:table-row>
        <table:table-row table:style-name="ro1">
          <table:table-cell office:value-type="string" calcext:value-type="string">
            <text:p>monkeyc7sp1s3178</text:p>
          </table:table-cell>
          <table:table-cell office:value-type="float" office:value="26.09062" calcext:value-type="float">
            <text:p>26,09062</text:p>
          </table:table-cell>
          <table:table-cell office:value-type="float" office:value="9.9663" calcext:value-type="float">
            <text:p>9,9663</text:p>
          </table:table-cell>
        </table:table-row>
        <table:table-row table:style-name="ro1">
          <table:table-cell office:value-type="string" calcext:value-type="string">
            <text:p>monkeyc7sp1s3179</text:p>
          </table:table-cell>
          <table:table-cell office:value-type="float" office:value="27.03696" calcext:value-type="float">
            <text:p>27,03696</text:p>
          </table:table-cell>
          <table:table-cell office:value-type="float" office:value="14.794483" calcext:value-type="float">
            <text:p>14,794483</text:p>
          </table:table-cell>
        </table:table-row>
        <table:table-row table:style-name="ro1">
          <table:table-cell office:value-type="string" calcext:value-type="string">
            <text:p>monkeyc7sp1s3180</text:p>
          </table:table-cell>
          <table:table-cell office:value-type="float" office:value="26.168229" calcext:value-type="float">
            <text:p>26,168229</text:p>
          </table:table-cell>
          <table:table-cell office:value-type="float" office:value="9.96871" calcext:value-type="float">
            <text:p>9,96871</text:p>
          </table:table-cell>
        </table:table-row>
        <table:table-row table:style-name="ro1">
          <table:table-cell office:value-type="string" calcext:value-type="string">
            <text:p>monkeyc7sp1s3181</text:p>
          </table:table-cell>
          <table:table-cell office:value-type="float" office:value="26.245963" calcext:value-type="float">
            <text:p>26,245963</text:p>
          </table:table-cell>
          <table:table-cell office:value-type="float" office:value="9.97262" calcext:value-type="float">
            <text:p>9,97262</text:p>
          </table:table-cell>
        </table:table-row>
        <table:table-row table:style-name="ro1">
          <table:table-cell office:value-type="string" calcext:value-type="string">
            <text:p>monkeyc7sp1s3182</text:p>
          </table:table-cell>
          <table:table-cell office:value-type="float" office:value="26.323795" calcext:value-type="float">
            <text:p>26,323795</text:p>
          </table:table-cell>
          <table:table-cell office:value-type="float" office:value="9.97803" calcext:value-type="float">
            <text:p>9,97803</text:p>
          </table:table-cell>
        </table:table-row>
        <table:table-row table:style-name="ro1">
          <table:table-cell office:value-type="string" calcext:value-type="string">
            <text:p>monkeyc7sp1s3183</text:p>
          </table:table-cell>
          <table:table-cell office:value-type="float" office:value="26.401696" calcext:value-type="float">
            <text:p>26,401696</text:p>
          </table:table-cell>
          <table:table-cell office:value-type="float" office:value="9.98495" calcext:value-type="float">
            <text:p>9,98495</text:p>
          </table:table-cell>
        </table:table-row>
        <table:table-row table:style-name="ro1">
          <table:table-cell office:value-type="string" calcext:value-type="string">
            <text:p>monkeyc7sp1s3184</text:p>
          </table:table-cell>
          <table:table-cell office:value-type="float" office:value="26.47963" calcext:value-type="float">
            <text:p>26,47963</text:p>
          </table:table-cell>
          <table:table-cell office:value-type="float" office:value="9.99338" calcext:value-type="float">
            <text:p>9,99338</text:p>
          </table:table-cell>
        </table:table-row>
        <table:table-row table:style-name="ro1">
          <table:table-cell office:value-type="string" calcext:value-type="string">
            <text:p>monkeyc7sp1s3185</text:p>
          </table:table-cell>
          <table:table-cell office:value-type="float" office:value="26.55758" calcext:value-type="float">
            <text:p>26,55758</text:p>
          </table:table-cell>
          <table:table-cell office:value-type="float" office:value="10.00332" calcext:value-type="float">
            <text:p>10,00332</text:p>
          </table:table-cell>
        </table:table-row>
        <table:table-row table:style-name="ro1">
          <table:table-cell office:value-type="string" calcext:value-type="string">
            <text:p>monkeyc7sp1s3186</text:p>
          </table:table-cell>
          <table:table-cell office:value-type="float" office:value="26.63551" calcext:value-type="float">
            <text:p>26,63551</text:p>
          </table:table-cell>
          <table:table-cell office:value-type="float" office:value="10.01478" calcext:value-type="float">
            <text:p>10,01478</text:p>
          </table:table-cell>
        </table:table-row>
        <table:table-row table:style-name="ro1">
          <table:table-cell office:value-type="string" calcext:value-type="string">
            <text:p>monkeyc7sp1s3187</text:p>
          </table:table-cell>
          <table:table-cell office:value-type="float" office:value="26.71339" calcext:value-type="float">
            <text:p>26,71339</text:p>
          </table:table-cell>
          <table:table-cell office:value-type="float" office:value="10.02776" calcext:value-type="float">
            <text:p>10,02776</text:p>
          </table:table-cell>
        </table:table-row>
        <table:table-row table:style-name="ro1">
          <table:table-cell office:value-type="string" calcext:value-type="string">
            <text:p>monkeyc7sp1s3188</text:p>
          </table:table-cell>
          <table:table-cell office:value-type="float" office:value="26.79119" calcext:value-type="float">
            <text:p>26,79119</text:p>
          </table:table-cell>
          <table:table-cell office:value-type="float" office:value="10.04227" calcext:value-type="float">
            <text:p>10,04227</text:p>
          </table:table-cell>
        </table:table-row>
        <table:table-row table:style-name="ro1">
          <table:table-cell office:value-type="string" calcext:value-type="string">
            <text:p>monkeyc7sp1s3189</text:p>
          </table:table-cell>
          <table:table-cell office:value-type="float" office:value="26.86889" calcext:value-type="float">
            <text:p>26,86889</text:p>
          </table:table-cell>
          <table:table-cell office:value-type="float" office:value="10.0583" calcext:value-type="float">
            <text:p>10,0583</text:p>
          </table:table-cell>
        </table:table-row>
        <table:table-row table:style-name="ro1">
          <table:table-cell office:value-type="string" calcext:value-type="string">
            <text:p>monkeyc7sp1s3190</text:p>
          </table:table-cell>
          <table:table-cell office:value-type="float" office:value="27.03053" calcext:value-type="float">
            <text:p>27,03053</text:p>
          </table:table-cell>
          <table:table-cell office:value-type="float" office:value="14.828439" calcext:value-type="float">
            <text:p>14,828439</text:p>
          </table:table-cell>
        </table:table-row>
        <table:table-row table:style-name="ro1">
          <table:table-cell office:value-type="string" calcext:value-type="string">
            <text:p>monkeyc7sp1s3191</text:p>
          </table:table-cell>
          <table:table-cell office:value-type="float" office:value="26.94644" calcext:value-type="float">
            <text:p>26,94644</text:p>
          </table:table-cell>
          <table:table-cell office:value-type="float" office:value="10.07586" calcext:value-type="float">
            <text:p>10,07586</text:p>
          </table:table-cell>
        </table:table-row>
        <table:table-row table:style-name="ro1">
          <table:table-cell office:value-type="string" calcext:value-type="string">
            <text:p>monkeyc7sp1s3192</text:p>
          </table:table-cell>
          <table:table-cell office:value-type="float" office:value="27.02382" calcext:value-type="float">
            <text:p>27,02382</text:p>
          </table:table-cell>
          <table:table-cell office:value-type="float" office:value="10.09494" calcext:value-type="float">
            <text:p>10,09494</text:p>
          </table:table-cell>
        </table:table-row>
        <table:table-row table:style-name="ro1">
          <table:table-cell office:value-type="string" calcext:value-type="string">
            <text:p>monkeyc7sp1s3193</text:p>
          </table:table-cell>
          <table:table-cell office:value-type="float" office:value="27.10101" calcext:value-type="float">
            <text:p>27,10101</text:p>
          </table:table-cell>
          <table:table-cell office:value-type="float" office:value="10.11555" calcext:value-type="float">
            <text:p>10,11555</text:p>
          </table:table-cell>
        </table:table-row>
        <table:table-row table:style-name="ro1">
          <table:table-cell office:value-type="string" calcext:value-type="string">
            <text:p>monkeyc7sp1s3194</text:p>
          </table:table-cell>
          <table:table-cell office:value-type="float" office:value="27.17797" calcext:value-type="float">
            <text:p>27,17797</text:p>
          </table:table-cell>
          <table:table-cell office:value-type="float" office:value="10.13768" calcext:value-type="float">
            <text:p>10,13768</text:p>
          </table:table-cell>
        </table:table-row>
        <table:table-row table:style-name="ro1">
          <table:table-cell office:value-type="string" calcext:value-type="string">
            <text:p>monkeyc7sp1s3195</text:p>
          </table:table-cell>
          <table:table-cell office:value-type="float" office:value="27.25466" calcext:value-type="float">
            <text:p>27,25466</text:p>
          </table:table-cell>
          <table:table-cell office:value-type="float" office:value="10.16134" calcext:value-type="float">
            <text:p>10,16134</text:p>
          </table:table-cell>
        </table:table-row>
        <table:table-row table:style-name="ro1">
          <table:table-cell office:value-type="string" calcext:value-type="string">
            <text:p>monkeyc7sp1s3196</text:p>
          </table:table-cell>
          <table:table-cell office:value-type="float" office:value="27.33107" calcext:value-type="float">
            <text:p>27,33107</text:p>
          </table:table-cell>
          <table:table-cell office:value-type="float" office:value="10.18652" calcext:value-type="float">
            <text:p>10,18652</text:p>
          </table:table-cell>
        </table:table-row>
        <table:table-row table:style-name="ro1">
          <table:table-cell office:value-type="string" calcext:value-type="string">
            <text:p>monkeyc7sp1s3197</text:p>
          </table:table-cell>
          <table:table-cell office:value-type="float" office:value="27.40716" calcext:value-type="float">
            <text:p>27,40716</text:p>
          </table:table-cell>
          <table:table-cell office:value-type="float" office:value="10.21322" calcext:value-type="float">
            <text:p>10,21322</text:p>
          </table:table-cell>
        </table:table-row>
        <table:table-row table:style-name="ro1">
          <table:table-cell office:value-type="string" calcext:value-type="string">
            <text:p>monkeyc7sp1s3198</text:p>
          </table:table-cell>
          <table:table-cell office:value-type="float" office:value="27.4829" calcext:value-type="float">
            <text:p>27,4829</text:p>
          </table:table-cell>
          <table:table-cell office:value-type="float" office:value="10.24144" calcext:value-type="float">
            <text:p>10,24144</text:p>
          </table:table-cell>
        </table:table-row>
        <table:table-row table:style-name="ro1">
          <table:table-cell office:value-type="string" calcext:value-type="string">
            <text:p>monkeyc7sp1s3199</text:p>
          </table:table-cell>
          <table:table-cell office:value-type="float" office:value="27.55826" calcext:value-type="float">
            <text:p>27,55826</text:p>
          </table:table-cell>
          <table:table-cell office:value-type="float" office:value="10.27117" calcext:value-type="float">
            <text:p>10,27117</text:p>
          </table:table-cell>
        </table:table-row>
        <table:table-row table:style-name="ro1">
          <table:table-cell office:value-type="string" calcext:value-type="string">
            <text:p>monkeyc7sp1s3200</text:p>
          </table:table-cell>
          <table:table-cell office:value-type="float" office:value="27.63321" calcext:value-type="float">
            <text:p>27,63321</text:p>
          </table:table-cell>
          <table:table-cell office:value-type="float" office:value="10.30241" calcext:value-type="float">
            <text:p>10,30241</text:p>
          </table:table-cell>
        </table:table-row>
        <table:table-row table:style-name="ro1">
          <table:table-cell office:value-type="string" calcext:value-type="string">
            <text:p>monkeyc7sp1s3201</text:p>
          </table:table-cell>
          <table:table-cell office:value-type="float" office:value="27.02337" calcext:value-type="float">
            <text:p>27,02337</text:p>
          </table:table-cell>
          <table:table-cell office:value-type="float" office:value="14.862433" calcext:value-type="float">
            <text:p>14,862433</text:p>
          </table:table-cell>
        </table:table-row>
        <table:table-row table:style-name="ro1">
          <table:table-cell office:value-type="string" calcext:value-type="string">
            <text:p>monkeyc7sp1s3202</text:p>
          </table:table-cell>
          <table:table-cell office:value-type="float" office:value="27.70772" calcext:value-type="float">
            <text:p>27,70772</text:p>
          </table:table-cell>
          <table:table-cell office:value-type="float" office:value="10.33515" calcext:value-type="float">
            <text:p>10,33515</text:p>
          </table:table-cell>
        </table:table-row>
        <table:table-row table:style-name="ro1">
          <table:table-cell office:value-type="string" calcext:value-type="string">
            <text:p>monkeyc7sp1s3203</text:p>
          </table:table-cell>
          <table:table-cell office:value-type="float" office:value="27.78176" calcext:value-type="float">
            <text:p>27,78176</text:p>
          </table:table-cell>
          <table:table-cell office:value-type="float" office:value="10.36939" calcext:value-type="float">
            <text:p>10,36939</text:p>
          </table:table-cell>
        </table:table-row>
        <table:table-row table:style-name="ro1">
          <table:table-cell office:value-type="string" calcext:value-type="string">
            <text:p>monkeyc7sp1s3204</text:p>
          </table:table-cell>
          <table:table-cell office:value-type="float" office:value="27.85529" calcext:value-type="float">
            <text:p>27,85529</text:p>
          </table:table-cell>
          <table:table-cell office:value-type="float" office:value="10.40512" calcext:value-type="float">
            <text:p>10,40512</text:p>
          </table:table-cell>
        </table:table-row>
        <table:table-row table:style-name="ro1">
          <table:table-cell office:value-type="string" calcext:value-type="string">
            <text:p>monkeyc7sp1s3205</text:p>
          </table:table-cell>
          <table:table-cell office:value-type="float" office:value="27.9283" calcext:value-type="float">
            <text:p>27,9283</text:p>
          </table:table-cell>
          <table:table-cell office:value-type="float" office:value="10.44234" calcext:value-type="float">
            <text:p>10,44234</text:p>
          </table:table-cell>
        </table:table-row>
        <table:table-row table:style-name="ro1">
          <table:table-cell office:value-type="string" calcext:value-type="string">
            <text:p>monkeyc7sp1s3206</text:p>
          </table:table-cell>
          <table:table-cell office:value-type="float" office:value="28.00075" calcext:value-type="float">
            <text:p>28,00075</text:p>
          </table:table-cell>
          <table:table-cell office:value-type="float" office:value="10.48103" calcext:value-type="float">
            <text:p>10,48103</text:p>
          </table:table-cell>
        </table:table-row>
        <table:table-row table:style-name="ro1">
          <table:table-cell office:value-type="string" calcext:value-type="string">
            <text:p>monkeyc7sp1s3207</text:p>
          </table:table-cell>
          <table:table-cell office:value-type="float" office:value="28.07261" calcext:value-type="float">
            <text:p>28,07261</text:p>
          </table:table-cell>
          <table:table-cell office:value-type="float" office:value="10.5212" calcext:value-type="float">
            <text:p>10,5212</text:p>
          </table:table-cell>
        </table:table-row>
        <table:table-row table:style-name="ro1">
          <table:table-cell office:value-type="string" calcext:value-type="string">
            <text:p>monkeyc7sp1s3208</text:p>
          </table:table-cell>
          <table:table-cell office:value-type="float" office:value="28.14385" calcext:value-type="float">
            <text:p>28,14385</text:p>
          </table:table-cell>
          <table:table-cell office:value-type="float" office:value="10.56283" calcext:value-type="float">
            <text:p>10,56283</text:p>
          </table:table-cell>
        </table:table-row>
        <table:table-row table:style-name="ro1">
          <table:table-cell office:value-type="string" calcext:value-type="string">
            <text:p>monkeyc7sp1s3209</text:p>
          </table:table-cell>
          <table:table-cell office:value-type="float" office:value="28.21443" calcext:value-type="float">
            <text:p>28,21443</text:p>
          </table:table-cell>
          <table:table-cell office:value-type="float" office:value="10.6059" calcext:value-type="float">
            <text:p>10,6059</text:p>
          </table:table-cell>
        </table:table-row>
        <table:table-row table:style-name="ro1">
          <table:table-cell office:value-type="string" calcext:value-type="string">
            <text:p>monkeyc7sp1s3210</text:p>
          </table:table-cell>
          <table:table-cell office:value-type="float" office:value="28.28434" calcext:value-type="float">
            <text:p>28,28434</text:p>
          </table:table-cell>
          <table:table-cell office:value-type="float" office:value="10.65043" calcext:value-type="float">
            <text:p>10,65043</text:p>
          </table:table-cell>
        </table:table-row>
        <table:table-row table:style-name="ro1">
          <table:table-cell office:value-type="string" calcext:value-type="string">
            <text:p>monkeyc7sp1s3211</text:p>
          </table:table-cell>
          <table:table-cell office:value-type="float" office:value="28.35355" calcext:value-type="float">
            <text:p>28,35355</text:p>
          </table:table-cell>
          <table:table-cell office:value-type="float" office:value="10.69638" calcext:value-type="float">
            <text:p>10,69638</text:p>
          </table:table-cell>
        </table:table-row>
        <table:table-row table:style-name="ro1">
          <table:table-cell office:value-type="string" calcext:value-type="string">
            <text:p>monkeyc7sp1s3212</text:p>
          </table:table-cell>
          <table:table-cell office:value-type="float" office:value="27.01548" calcext:value-type="float">
            <text:p>27,01548</text:p>
          </table:table-cell>
          <table:table-cell office:value-type="float" office:value="14.896449" calcext:value-type="float">
            <text:p>14,896449</text:p>
          </table:table-cell>
        </table:table-row>
        <table:table-row table:style-name="ro1">
          <table:table-cell office:value-type="string" calcext:value-type="string">
            <text:p>monkeyc7sp1s3213</text:p>
          </table:table-cell>
          <table:table-cell office:value-type="float" office:value="28.42201" calcext:value-type="float">
            <text:p>28,42201</text:p>
          </table:table-cell>
          <table:table-cell office:value-type="float" office:value="10.74375" calcext:value-type="float">
            <text:p>10,74375</text:p>
          </table:table-cell>
        </table:table-row>
        <table:table-row table:style-name="ro1">
          <table:table-cell office:value-type="string" calcext:value-type="string">
            <text:p>monkeyc7sp1s3214</text:p>
          </table:table-cell>
          <table:table-cell office:value-type="float" office:value="28.48971" calcext:value-type="float">
            <text:p>28,48971</text:p>
          </table:table-cell>
          <table:table-cell office:value-type="float" office:value="10.79254" calcext:value-type="float">
            <text:p>10,79254</text:p>
          </table:table-cell>
        </table:table-row>
        <table:table-row table:style-name="ro1">
          <table:table-cell office:value-type="string" calcext:value-type="string">
            <text:p>monkeyc7sp1s3215</text:p>
          </table:table-cell>
          <table:table-cell office:value-type="float" office:value="28.55661" calcext:value-type="float">
            <text:p>28,55661</text:p>
          </table:table-cell>
          <table:table-cell office:value-type="float" office:value="10.84272" calcext:value-type="float">
            <text:p>10,84272</text:p>
          </table:table-cell>
        </table:table-row>
        <table:table-row table:style-name="ro1">
          <table:table-cell office:value-type="string" calcext:value-type="string">
            <text:p>monkeyc7sp1s3216</text:p>
          </table:table-cell>
          <table:table-cell office:value-type="float" office:value="28.62269" calcext:value-type="float">
            <text:p>28,62269</text:p>
          </table:table-cell>
          <table:table-cell office:value-type="float" office:value="10.89429" calcext:value-type="float">
            <text:p>10,89429</text:p>
          </table:table-cell>
        </table:table-row>
        <table:table-row table:style-name="ro1">
          <table:table-cell office:value-type="string" calcext:value-type="string">
            <text:p>monkeyc7sp1s3217</text:p>
          </table:table-cell>
          <table:table-cell office:value-type="float" office:value="28.68791" calcext:value-type="float">
            <text:p>28,68791</text:p>
          </table:table-cell>
          <table:table-cell office:value-type="float" office:value="10.94723" calcext:value-type="float">
            <text:p>10,94723</text:p>
          </table:table-cell>
        </table:table-row>
        <table:table-row table:style-name="ro1">
          <table:table-cell office:value-type="string" calcext:value-type="string">
            <text:p>monkeyc7sp1s3218</text:p>
          </table:table-cell>
          <table:table-cell office:value-type="float" office:value="28.75226" calcext:value-type="float">
            <text:p>28,75226</text:p>
          </table:table-cell>
          <table:table-cell office:value-type="float" office:value="11.00152" calcext:value-type="float">
            <text:p>11,00152</text:p>
          </table:table-cell>
        </table:table-row>
        <table:table-row table:style-name="ro1">
          <table:table-cell office:value-type="string" calcext:value-type="string">
            <text:p>monkeyc7sp1s3219</text:p>
          </table:table-cell>
          <table:table-cell office:value-type="float" office:value="28.81569" calcext:value-type="float">
            <text:p>28,81569</text:p>
          </table:table-cell>
          <table:table-cell office:value-type="float" office:value="11.05716" calcext:value-type="float">
            <text:p>11,05716</text:p>
          </table:table-cell>
        </table:table-row>
        <table:table-row table:style-name="ro1">
          <table:table-cell office:value-type="string" calcext:value-type="string">
            <text:p>monkeyc7sp1s3220</text:p>
          </table:table-cell>
          <table:table-cell office:value-type="float" office:value="28.87819" calcext:value-type="float">
            <text:p>28,87819</text:p>
          </table:table-cell>
          <table:table-cell office:value-type="float" office:value="11.11413" calcext:value-type="float">
            <text:p>11,11413</text:p>
          </table:table-cell>
        </table:table-row>
        <table:table-row table:style-name="ro1">
          <table:table-cell office:value-type="string" calcext:value-type="string">
            <text:p>monkeyc7sp1s3221</text:p>
          </table:table-cell>
          <table:table-cell office:value-type="float" office:value="28.93973" calcext:value-type="float">
            <text:p>28,93973</text:p>
          </table:table-cell>
          <table:table-cell office:value-type="float" office:value="11.17241" calcext:value-type="float">
            <text:p>11,17241</text:p>
          </table:table-cell>
        </table:table-row>
        <table:table-row table:style-name="ro1">
          <table:table-cell office:value-type="string" calcext:value-type="string">
            <text:p>monkeyc7sp1s3222</text:p>
          </table:table-cell>
          <table:table-cell office:value-type="float" office:value="29.00027" calcext:value-type="float">
            <text:p>29,00027</text:p>
          </table:table-cell>
          <table:table-cell office:value-type="float" office:value="11.23199" calcext:value-type="float">
            <text:p>11,23199</text:p>
          </table:table-cell>
        </table:table-row>
        <table:table-row table:style-name="ro1">
          <table:table-cell office:value-type="string" calcext:value-type="string">
            <text:p>monkeyc7sp1s3223</text:p>
          </table:table-cell>
          <table:table-cell office:value-type="float" office:value="26.99662" calcext:value-type="float">
            <text:p>26,99662</text:p>
          </table:table-cell>
          <table:table-cell office:value-type="float" office:value="14.0572891" calcext:value-type="float">
            <text:p>14,0572891</text:p>
          </table:table-cell>
        </table:table-row>
        <table:table-row table:style-name="ro1">
          <table:table-cell office:value-type="string" calcext:value-type="string">
            <text:p>monkeyc7sp1s3224</text:p>
          </table:table-cell>
          <table:table-cell office:value-type="float" office:value="27.00686" calcext:value-type="float">
            <text:p>27,00686</text:p>
          </table:table-cell>
          <table:table-cell office:value-type="float" office:value="14.930473" calcext:value-type="float">
            <text:p>14,930473</text:p>
          </table:table-cell>
        </table:table-row>
        <table:table-row table:style-name="ro1">
          <table:table-cell office:value-type="string" calcext:value-type="string">
            <text:p>monkeyc7sp1s3225</text:p>
          </table:table-cell>
          <table:table-cell office:value-type="float" office:value="29.0598" calcext:value-type="float">
            <text:p>29,0598</text:p>
          </table:table-cell>
          <table:table-cell office:value-type="float" office:value="11.29285" calcext:value-type="float">
            <text:p>11,29285</text:p>
          </table:table-cell>
        </table:table-row>
        <table:table-row table:style-name="ro1">
          <table:table-cell office:value-type="string" calcext:value-type="string">
            <text:p>monkeyc7sp1s3226</text:p>
          </table:table-cell>
          <table:table-cell office:value-type="float" office:value="29.11828" calcext:value-type="float">
            <text:p>29,11828</text:p>
          </table:table-cell>
          <table:table-cell office:value-type="float" office:value="11.35497" calcext:value-type="float">
            <text:p>11,35497</text:p>
          </table:table-cell>
        </table:table-row>
        <table:table-row table:style-name="ro1">
          <table:table-cell office:value-type="string" calcext:value-type="string">
            <text:p>monkeyc7sp1s3227</text:p>
          </table:table-cell>
          <table:table-cell office:value-type="float" office:value="29.17568" calcext:value-type="float">
            <text:p>29,17568</text:p>
          </table:table-cell>
          <table:table-cell office:value-type="float" office:value="11.41833" calcext:value-type="float">
            <text:p>11,41833</text:p>
          </table:table-cell>
        </table:table-row>
        <table:table-row table:style-name="ro1">
          <table:table-cell office:value-type="string" calcext:value-type="string">
            <text:p>monkeyc7sp1s3228</text:p>
          </table:table-cell>
          <table:table-cell office:value-type="float" office:value="29.23199" calcext:value-type="float">
            <text:p>29,23199</text:p>
          </table:table-cell>
          <table:table-cell office:value-type="float" office:value="11.48292" calcext:value-type="float">
            <text:p>11,48292</text:p>
          </table:table-cell>
        </table:table-row>
        <table:table-row table:style-name="ro1">
          <table:table-cell office:value-type="string" calcext:value-type="string">
            <text:p>monkeyc7sp1s3229</text:p>
          </table:table-cell>
          <table:table-cell office:value-type="float" office:value="29.28718" calcext:value-type="float">
            <text:p>29,28718</text:p>
          </table:table-cell>
          <table:table-cell office:value-type="float" office:value="11.54872" calcext:value-type="float">
            <text:p>11,54872</text:p>
          </table:table-cell>
        </table:table-row>
        <table:table-row table:style-name="ro1">
          <table:table-cell office:value-type="string" calcext:value-type="string">
            <text:p>monkeyc7sp1s3230</text:p>
          </table:table-cell>
          <table:table-cell office:value-type="float" office:value="29.34121" calcext:value-type="float">
            <text:p>29,34121</text:p>
          </table:table-cell>
          <table:table-cell office:value-type="float" office:value="11.61571" calcext:value-type="float">
            <text:p>11,61571</text:p>
          </table:table-cell>
        </table:table-row>
        <table:table-row table:style-name="ro1">
          <table:table-cell office:value-type="string" calcext:value-type="string">
            <text:p>monkeyc7sp1s3231</text:p>
          </table:table-cell>
          <table:table-cell office:value-type="float" office:value="29.39408" calcext:value-type="float">
            <text:p>29,39408</text:p>
          </table:table-cell>
          <table:table-cell office:value-type="float" office:value="11.68386" calcext:value-type="float">
            <text:p>11,68386</text:p>
          </table:table-cell>
        </table:table-row>
        <table:table-row table:style-name="ro1">
          <table:table-cell office:value-type="string" calcext:value-type="string">
            <text:p>monkeyc7sp1s3232</text:p>
          </table:table-cell>
          <table:table-cell office:value-type="float" office:value="29.44574" calcext:value-type="float">
            <text:p>29,44574</text:p>
          </table:table-cell>
          <table:table-cell office:value-type="float" office:value="11.75316" calcext:value-type="float">
            <text:p>11,75316</text:p>
          </table:table-cell>
        </table:table-row>
        <table:table-row table:style-name="ro1">
          <table:table-cell office:value-type="string" calcext:value-type="string">
            <text:p>monkeyc7sp1s3233</text:p>
          </table:table-cell>
          <table:table-cell office:value-type="float" office:value="29.49618" calcext:value-type="float">
            <text:p>29,49618</text:p>
          </table:table-cell>
          <table:table-cell office:value-type="float" office:value="11.82359" calcext:value-type="float">
            <text:p>11,82359</text:p>
          </table:table-cell>
        </table:table-row>
        <table:table-row table:style-name="ro1">
          <table:table-cell office:value-type="string" calcext:value-type="string">
            <text:p>monkeyc7sp1s3234</text:p>
          </table:table-cell>
          <table:table-cell office:value-type="float" office:value="29.54537" calcext:value-type="float">
            <text:p>29,54537</text:p>
          </table:table-cell>
          <table:table-cell office:value-type="float" office:value="11.89512" calcext:value-type="float">
            <text:p>11,89512</text:p>
          </table:table-cell>
        </table:table-row>
        <table:table-row table:style-name="ro1">
          <table:table-cell office:value-type="string" calcext:value-type="string">
            <text:p>monkeyc7sp1s3235</text:p>
          </table:table-cell>
          <table:table-cell office:value-type="float" office:value="26.99749" calcext:value-type="float">
            <text:p>26,99749</text:p>
          </table:table-cell>
          <table:table-cell office:value-type="float" office:value="14.964488" calcext:value-type="float">
            <text:p>14,964488</text:p>
          </table:table-cell>
        </table:table-row>
        <table:table-row table:style-name="ro1">
          <table:table-cell office:value-type="string" calcext:value-type="string">
            <text:p>monkeyc7sp1s3236</text:p>
          </table:table-cell>
          <table:table-cell office:value-type="float" office:value="29.59328" calcext:value-type="float">
            <text:p>29,59328</text:p>
          </table:table-cell>
          <table:table-cell office:value-type="float" office:value="11.96774" calcext:value-type="float">
            <text:p>11,96774</text:p>
          </table:table-cell>
        </table:table-row>
        <table:table-row table:style-name="ro1">
          <table:table-cell office:value-type="string" calcext:value-type="string">
            <text:p>monkeyc7sp1s3237</text:p>
          </table:table-cell>
          <table:table-cell office:value-type="float" office:value="29.6399" calcext:value-type="float">
            <text:p>29,6399</text:p>
          </table:table-cell>
          <table:table-cell office:value-type="float" office:value="12.04142" calcext:value-type="float">
            <text:p>12,04142</text:p>
          </table:table-cell>
        </table:table-row>
        <table:table-row table:style-name="ro1">
          <table:table-cell office:value-type="string" calcext:value-type="string">
            <text:p>monkeyc7sp1s3238</text:p>
          </table:table-cell>
          <table:table-cell office:value-type="float" office:value="29.68521" calcext:value-type="float">
            <text:p>29,68521</text:p>
          </table:table-cell>
          <table:table-cell office:value-type="float" office:value="12.11613" calcext:value-type="float">
            <text:p>12,11613</text:p>
          </table:table-cell>
        </table:table-row>
        <table:table-row table:style-name="ro1">
          <table:table-cell office:value-type="string" calcext:value-type="string">
            <text:p>monkeyc7sp1s3239</text:p>
          </table:table-cell>
          <table:table-cell office:value-type="float" office:value="29.72917" calcext:value-type="float">
            <text:p>29,72917</text:p>
          </table:table-cell>
          <table:table-cell office:value-type="float" office:value="12.19185" calcext:value-type="float">
            <text:p>12,19185</text:p>
          </table:table-cell>
        </table:table-row>
        <table:table-row table:style-name="ro1">
          <table:table-cell office:value-type="string" calcext:value-type="string">
            <text:p>monkeyc7sp1s3240</text:p>
          </table:table-cell>
          <table:table-cell office:value-type="float" office:value="29.77177" calcext:value-type="float">
            <text:p>29,77177</text:p>
          </table:table-cell>
          <table:table-cell office:value-type="float" office:value="12.26857" calcext:value-type="float">
            <text:p>12,26857</text:p>
          </table:table-cell>
        </table:table-row>
        <table:table-row table:style-name="ro1">
          <table:table-cell office:value-type="string" calcext:value-type="string">
            <text:p>monkeyc7sp1s3241</text:p>
          </table:table-cell>
          <table:table-cell office:value-type="float" office:value="29.81299" calcext:value-type="float">
            <text:p>29,81299</text:p>
          </table:table-cell>
          <table:table-cell office:value-type="float" office:value="12.34625" calcext:value-type="float">
            <text:p>12,34625</text:p>
          </table:table-cell>
        </table:table-row>
        <table:table-row table:style-name="ro1">
          <table:table-cell office:value-type="string" calcext:value-type="string">
            <text:p>monkeyc7sp1s3242</text:p>
          </table:table-cell>
          <table:table-cell office:value-type="float" office:value="29.8528" calcext:value-type="float">
            <text:p>29,8528</text:p>
          </table:table-cell>
          <table:table-cell office:value-type="float" office:value="12.42487" calcext:value-type="float">
            <text:p>12,42487</text:p>
          </table:table-cell>
        </table:table-row>
        <table:table-row table:style-name="ro1">
          <table:table-cell office:value-type="string" calcext:value-type="string">
            <text:p>monkeyc7sp1s3243</text:p>
          </table:table-cell>
          <table:table-cell office:value-type="float" office:value="29.89118" calcext:value-type="float">
            <text:p>29,89118</text:p>
          </table:table-cell>
          <table:table-cell office:value-type="float" office:value="12.5044" calcext:value-type="float">
            <text:p>12,5044</text:p>
          </table:table-cell>
        </table:table-row>
        <table:table-row table:style-name="ro1">
          <table:table-cell office:value-type="string" calcext:value-type="string">
            <text:p>monkeyc7sp1s3244</text:p>
          </table:table-cell>
          <table:table-cell office:value-type="float" office:value="29.92811" calcext:value-type="float">
            <text:p>29,92811</text:p>
          </table:table-cell>
          <table:table-cell office:value-type="float" office:value="12.58483" calcext:value-type="float">
            <text:p>12,58483</text:p>
          </table:table-cell>
        </table:table-row>
        <table:table-row table:style-name="ro1">
          <table:table-cell office:value-type="string" calcext:value-type="string">
            <text:p>monkeyc7sp1s3245</text:p>
          </table:table-cell>
          <table:table-cell office:value-type="float" office:value="29.96358" calcext:value-type="float">
            <text:p>29,96358</text:p>
          </table:table-cell>
          <table:table-cell office:value-type="float" office:value="12.66611" calcext:value-type="float">
            <text:p>12,66611</text:p>
          </table:table-cell>
        </table:table-row>
        <table:table-row table:style-name="ro1">
          <table:table-cell office:value-type="string" calcext:value-type="string">
            <text:p>monkeyc7sp1s3246</text:p>
          </table:table-cell>
          <table:table-cell office:value-type="float" office:value="26.98738" calcext:value-type="float">
            <text:p>26,98738</text:p>
          </table:table-cell>
          <table:table-cell office:value-type="float" office:value="14.998479" calcext:value-type="float">
            <text:p>14,998479</text:p>
          </table:table-cell>
        </table:table-row>
        <table:table-row table:style-name="ro1">
          <table:table-cell office:value-type="string" calcext:value-type="string">
            <text:p>monkeyc7sp1s3247</text:p>
          </table:table-cell>
          <table:table-cell office:value-type="float" office:value="29.99756" calcext:value-type="float">
            <text:p>29,99756</text:p>
          </table:table-cell>
          <table:table-cell office:value-type="float" office:value="12.74823" calcext:value-type="float">
            <text:p>12,74823</text:p>
          </table:table-cell>
        </table:table-row>
        <table:table-row table:style-name="ro1">
          <table:table-cell office:value-type="string" calcext:value-type="string">
            <text:p>monkeyc7sp1s3248</text:p>
          </table:table-cell>
          <table:table-cell office:value-type="float" office:value="30.03004" calcext:value-type="float">
            <text:p>30,03004</text:p>
          </table:table-cell>
          <table:table-cell office:value-type="float" office:value="12.83116" calcext:value-type="float">
            <text:p>12,83116</text:p>
          </table:table-cell>
        </table:table-row>
        <table:table-row table:style-name="ro1">
          <table:table-cell office:value-type="string" calcext:value-type="string">
            <text:p>monkeyc7sp1s3249</text:p>
          </table:table-cell>
          <table:table-cell office:value-type="float" office:value="30.06099" calcext:value-type="float">
            <text:p>30,06099</text:p>
          </table:table-cell>
          <table:table-cell office:value-type="float" office:value="12.91487" calcext:value-type="float">
            <text:p>12,91487</text:p>
          </table:table-cell>
        </table:table-row>
        <table:table-row table:style-name="ro1">
          <table:table-cell office:value-type="string" calcext:value-type="string">
            <text:p>monkeyc7sp1s3250</text:p>
          </table:table-cell>
          <table:table-cell office:value-type="float" office:value="30.09041" calcext:value-type="float">
            <text:p>30,09041</text:p>
          </table:table-cell>
          <table:table-cell office:value-type="float" office:value="12.99933" calcext:value-type="float">
            <text:p>12,99933</text:p>
          </table:table-cell>
        </table:table-row>
        <table:table-row table:style-name="ro1">
          <table:table-cell office:value-type="string" calcext:value-type="string">
            <text:p>monkeyc7sp1s3251</text:p>
          </table:table-cell>
          <table:table-cell office:value-type="float" office:value="30.11826" calcext:value-type="float">
            <text:p>30,11826</text:p>
          </table:table-cell>
          <table:table-cell office:value-type="float" office:value="13.084511" calcext:value-type="float">
            <text:p>13,084511</text:p>
          </table:table-cell>
        </table:table-row>
        <table:table-row table:style-name="ro1">
          <table:table-cell office:value-type="string" calcext:value-type="string">
            <text:p>monkeyc7sp1s3252</text:p>
          </table:table-cell>
          <table:table-cell office:value-type="float" office:value="30.14453" calcext:value-type="float">
            <text:p>30,14453</text:p>
          </table:table-cell>
          <table:table-cell office:value-type="float" office:value="13.170391" calcext:value-type="float">
            <text:p>13,170391</text:p>
          </table:table-cell>
        </table:table-row>
        <table:table-row table:style-name="ro1">
          <table:table-cell office:value-type="string" calcext:value-type="string">
            <text:p>monkeyc7sp1s3253</text:p>
          </table:table-cell>
          <table:table-cell office:value-type="float" office:value="30.16922" calcext:value-type="float">
            <text:p>30,16922</text:p>
          </table:table-cell>
          <table:table-cell office:value-type="float" office:value="13.256936" calcext:value-type="float">
            <text:p>13,256936</text:p>
          </table:table-cell>
        </table:table-row>
        <table:table-row table:style-name="ro1">
          <table:table-cell office:value-type="string" calcext:value-type="string">
            <text:p>monkeyc7sp1s3254</text:p>
          </table:table-cell>
          <table:table-cell office:value-type="float" office:value="30.1923" calcext:value-type="float">
            <text:p>30,1923</text:p>
          </table:table-cell>
          <table:table-cell office:value-type="float" office:value="13.344118" calcext:value-type="float">
            <text:p>13,344118</text:p>
          </table:table-cell>
        </table:table-row>
        <table:table-row table:style-name="ro1">
          <table:table-cell office:value-type="string" calcext:value-type="string">
            <text:p>monkeyc7sp1s3255</text:p>
          </table:table-cell>
          <table:table-cell office:value-type="float" office:value="30.21375" calcext:value-type="float">
            <text:p>30,21375</text:p>
          </table:table-cell>
          <table:table-cell office:value-type="float" office:value="13.431907" calcext:value-type="float">
            <text:p>13,431907</text:p>
          </table:table-cell>
        </table:table-row>
        <table:table-row table:style-name="ro1">
          <table:table-cell office:value-type="string" calcext:value-type="string">
            <text:p>monkeyc7sp1s3256</text:p>
          </table:table-cell>
          <table:table-cell office:value-type="float" office:value="30.23357" calcext:value-type="float">
            <text:p>30,23357</text:p>
          </table:table-cell>
          <table:table-cell office:value-type="float" office:value="13.520271" calcext:value-type="float">
            <text:p>13,520271</text:p>
          </table:table-cell>
        </table:table-row>
        <table:table-row table:style-name="ro1">
          <table:table-cell office:value-type="string" calcext:value-type="string">
            <text:p>monkeyc7sp1s3257</text:p>
          </table:table-cell>
          <table:table-cell office:value-type="float" office:value="26.97653" calcext:value-type="float">
            <text:p>26,97653</text:p>
          </table:table-cell>
          <table:table-cell office:value-type="float" office:value="15.03243" calcext:value-type="float">
            <text:p>15,03243</text:p>
          </table:table-cell>
        </table:table-row>
        <table:table-row table:style-name="ro1">
          <table:table-cell office:value-type="string" calcext:value-type="string">
            <text:p>monkeyc7sp1s3258</text:p>
          </table:table-cell>
          <table:table-cell office:value-type="float" office:value="30.25173" calcext:value-type="float">
            <text:p>30,25173</text:p>
          </table:table-cell>
          <table:table-cell office:value-type="float" office:value="13.609181" calcext:value-type="float">
            <text:p>13,609181</text:p>
          </table:table-cell>
        </table:table-row>
        <table:table-row table:style-name="ro1">
          <table:table-cell office:value-type="string" calcext:value-type="string">
            <text:p>monkeyc7sp1s3259</text:p>
          </table:table-cell>
          <table:table-cell office:value-type="float" office:value="30.26823" calcext:value-type="float">
            <text:p>30,26823</text:p>
          </table:table-cell>
          <table:table-cell office:value-type="float" office:value="13.698606" calcext:value-type="float">
            <text:p>13,698606</text:p>
          </table:table-cell>
        </table:table-row>
        <table:table-row table:style-name="ro1">
          <table:table-cell office:value-type="string" calcext:value-type="string">
            <text:p>monkeyc7sp1s3260</text:p>
          </table:table-cell>
          <table:table-cell office:value-type="float" office:value="30.28305" calcext:value-type="float">
            <text:p>30,28305</text:p>
          </table:table-cell>
          <table:table-cell office:value-type="float" office:value="13.788513" calcext:value-type="float">
            <text:p>13,788513</text:p>
          </table:table-cell>
        </table:table-row>
        <table:table-row table:style-name="ro1">
          <table:table-cell office:value-type="string" calcext:value-type="string">
            <text:p>monkeyc7sp1s3261</text:p>
          </table:table-cell>
          <table:table-cell office:value-type="float" office:value="30.29618" calcext:value-type="float">
            <text:p>30,29618</text:p>
          </table:table-cell>
          <table:table-cell office:value-type="float" office:value="13.878873" calcext:value-type="float">
            <text:p>13,878873</text:p>
          </table:table-cell>
        </table:table-row>
        <table:table-row table:style-name="ro1">
          <table:table-cell office:value-type="string" calcext:value-type="string">
            <text:p>monkeyc7sp1s3262</text:p>
          </table:table-cell>
          <table:table-cell office:value-type="float" office:value="30.3076" calcext:value-type="float">
            <text:p>30,3076</text:p>
          </table:table-cell>
          <table:table-cell office:value-type="float" office:value="13.9696524" calcext:value-type="float">
            <text:p>13,9696524</text:p>
          </table:table-cell>
        </table:table-row>
        <table:table-row table:style-name="ro1">
          <table:table-cell office:value-type="string" calcext:value-type="string">
            <text:p>monkeyc7sp1s3263</text:p>
          </table:table-cell>
          <table:table-cell office:value-type="float" office:value="30.31732" calcext:value-type="float">
            <text:p>30,31732</text:p>
          </table:table-cell>
          <table:table-cell office:value-type="float" office:value="14.0608196" calcext:value-type="float">
            <text:p>14,0608196</text:p>
          </table:table-cell>
        </table:table-row>
        <table:table-row table:style-name="ro1">
          <table:table-cell office:value-type="string" calcext:value-type="string">
            <text:p>monkeyc7sp1s3264</text:p>
          </table:table-cell>
          <table:table-cell office:value-type="float" office:value="30.32531" calcext:value-type="float">
            <text:p>30,32531</text:p>
          </table:table-cell>
          <table:table-cell office:value-type="float" office:value="14.152342" calcext:value-type="float">
            <text:p>14,152342</text:p>
          </table:table-cell>
        </table:table-row>
        <table:table-row table:style-name="ro1">
          <table:table-cell office:value-type="string" calcext:value-type="string">
            <text:p>monkeyc7sp1s3265</text:p>
          </table:table-cell>
          <table:table-cell office:value-type="float" office:value="30.33156" calcext:value-type="float">
            <text:p>30,33156</text:p>
          </table:table-cell>
          <table:table-cell office:value-type="float" office:value="14.244187" calcext:value-type="float">
            <text:p>14,244187</text:p>
          </table:table-cell>
        </table:table-row>
        <table:table-row table:style-name="ro1">
          <table:table-cell office:value-type="string" calcext:value-type="string">
            <text:p>monkeyc7sp1s3266</text:p>
          </table:table-cell>
          <table:table-cell office:value-type="float" office:value="30.33607" calcext:value-type="float">
            <text:p>30,33607</text:p>
          </table:table-cell>
          <table:table-cell office:value-type="float" office:value="14.336322" calcext:value-type="float">
            <text:p>14,336322</text:p>
          </table:table-cell>
        </table:table-row>
        <table:table-row table:style-name="ro1">
          <table:table-cell office:value-type="string" calcext:value-type="string">
            <text:p>monkeyc7sp1s3267</text:p>
          </table:table-cell>
          <table:table-cell office:value-type="float" office:value="30.33883" calcext:value-type="float">
            <text:p>30,33883</text:p>
          </table:table-cell>
          <table:table-cell office:value-type="float" office:value="14.428714" calcext:value-type="float">
            <text:p>14,428714</text:p>
          </table:table-cell>
        </table:table-row>
        <table:table-row table:style-name="ro1">
          <table:table-cell office:value-type="string" calcext:value-type="string">
            <text:p>monkeyc7sp1s3268</text:p>
          </table:table-cell>
          <table:table-cell office:value-type="float" office:value="26.96493" calcext:value-type="float">
            <text:p>26,96493</text:p>
          </table:table-cell>
          <table:table-cell office:value-type="float" office:value="15.06632" calcext:value-type="float">
            <text:p>15,06632</text:p>
          </table:table-cell>
        </table:table-row>
        <table:table-row table:style-name="ro1">
          <table:table-cell office:value-type="string" calcext:value-type="string">
            <text:p>monkeyc7sp1s3269</text:p>
          </table:table-cell>
          <table:table-cell office:value-type="float" office:value="30.33983" calcext:value-type="float">
            <text:p>30,33983</text:p>
          </table:table-cell>
          <table:table-cell office:value-type="float" office:value="14.521329" calcext:value-type="float">
            <text:p>14,521329</text:p>
          </table:table-cell>
        </table:table-row>
        <table:table-row table:style-name="ro1">
          <table:table-cell office:value-type="string" calcext:value-type="string">
            <text:p>monkeyc7sp1s3270</text:p>
          </table:table-cell>
          <table:table-cell office:value-type="float" office:value="30.33906" calcext:value-type="float">
            <text:p>30,33906</text:p>
          </table:table-cell>
          <table:table-cell office:value-type="float" office:value="14.614133" calcext:value-type="float">
            <text:p>14,614133</text:p>
          </table:table-cell>
        </table:table-row>
        <table:table-row table:style-name="ro1">
          <table:table-cell office:value-type="string" calcext:value-type="string">
            <text:p>monkeyc7sp1s3271</text:p>
          </table:table-cell>
          <table:table-cell office:value-type="float" office:value="30.33652" calcext:value-type="float">
            <text:p>30,33652</text:p>
          </table:table-cell>
          <table:table-cell office:value-type="float" office:value="14.707093" calcext:value-type="float">
            <text:p>14,707093</text:p>
          </table:table-cell>
        </table:table-row>
        <table:table-row table:style-name="ro1">
          <table:table-cell office:value-type="string" calcext:value-type="string">
            <text:p>monkeyc7sp1s3272</text:p>
          </table:table-cell>
          <table:table-cell office:value-type="float" office:value="30.3322" calcext:value-type="float">
            <text:p>30,3322</text:p>
          </table:table-cell>
          <table:table-cell office:value-type="float" office:value="14.800175" calcext:value-type="float">
            <text:p>14,800175</text:p>
          </table:table-cell>
        </table:table-row>
        <table:table-row table:style-name="ro1">
          <table:table-cell office:value-type="string" calcext:value-type="string">
            <text:p>monkeyc7sp1s3273</text:p>
          </table:table-cell>
          <table:table-cell office:value-type="float" office:value="30.32608" calcext:value-type="float">
            <text:p>30,32608</text:p>
          </table:table-cell>
          <table:table-cell office:value-type="float" office:value="14.893344" calcext:value-type="float">
            <text:p>14,893344</text:p>
          </table:table-cell>
        </table:table-row>
        <table:table-row table:style-name="ro1">
          <table:table-cell office:value-type="string" calcext:value-type="string">
            <text:p>monkeyc7sp1s3274</text:p>
          </table:table-cell>
          <table:table-cell office:value-type="float" office:value="30.31818" calcext:value-type="float">
            <text:p>30,31818</text:p>
          </table:table-cell>
          <table:table-cell office:value-type="float" office:value="14.986567" calcext:value-type="float">
            <text:p>14,986567</text:p>
          </table:table-cell>
        </table:table-row>
        <table:table-row table:style-name="ro1">
          <table:table-cell office:value-type="string" calcext:value-type="string">
            <text:p>monkeyc7sp1s3275</text:p>
          </table:table-cell>
          <table:table-cell office:value-type="float" office:value="30.30849" calcext:value-type="float">
            <text:p>30,30849</text:p>
          </table:table-cell>
          <table:table-cell office:value-type="float" office:value="15.07981" calcext:value-type="float">
            <text:p>15,07981</text:p>
          </table:table-cell>
        </table:table-row>
        <table:table-row table:style-name="ro1">
          <table:table-cell office:value-type="string" calcext:value-type="string">
            <text:p>monkeyc7sp1s3276</text:p>
          </table:table-cell>
          <table:table-cell office:value-type="float" office:value="30.29699" calcext:value-type="float">
            <text:p>30,29699</text:p>
          </table:table-cell>
          <table:table-cell office:value-type="float" office:value="15.17304" calcext:value-type="float">
            <text:p>15,17304</text:p>
          </table:table-cell>
        </table:table-row>
        <table:table-row table:style-name="ro1">
          <table:table-cell office:value-type="string" calcext:value-type="string">
            <text:p>monkeyc7sp1s3277</text:p>
          </table:table-cell>
          <table:table-cell office:value-type="float" office:value="30.2837" calcext:value-type="float">
            <text:p>30,2837</text:p>
          </table:table-cell>
          <table:table-cell office:value-type="float" office:value="15.26621" calcext:value-type="float">
            <text:p>15,26621</text:p>
          </table:table-cell>
        </table:table-row>
        <table:table-row table:style-name="ro1">
          <table:table-cell office:value-type="string" calcext:value-type="string">
            <text:p>monkeyc7sp1s3278</text:p>
          </table:table-cell>
          <table:table-cell office:value-type="float" office:value="30.2686" calcext:value-type="float">
            <text:p>30,2686</text:p>
          </table:table-cell>
          <table:table-cell office:value-type="float" office:value="15.3593" calcext:value-type="float">
            <text:p>15,3593</text:p>
          </table:table-cell>
        </table:table-row>
        <table:table-row table:style-name="ro1">
          <table:table-cell office:value-type="string" calcext:value-type="string">
            <text:p>monkeyc7sp1s3279</text:p>
          </table:table-cell>
          <table:table-cell office:value-type="float" office:value="26.95258" calcext:value-type="float">
            <text:p>26,95258</text:p>
          </table:table-cell>
          <table:table-cell office:value-type="float" office:value="15.10015" calcext:value-type="float">
            <text:p>15,10015</text:p>
          </table:table-cell>
        </table:table-row>
        <table:table-row table:style-name="ro1">
          <table:table-cell office:value-type="string" calcext:value-type="string">
            <text:p>monkeyc7sp1s3280</text:p>
          </table:table-cell>
          <table:table-cell office:value-type="float" office:value="30.25169" calcext:value-type="float">
            <text:p>30,25169</text:p>
          </table:table-cell>
          <table:table-cell office:value-type="float" office:value="15.45227" calcext:value-type="float">
            <text:p>15,45227</text:p>
          </table:table-cell>
        </table:table-row>
        <table:table-row table:style-name="ro1">
          <table:table-cell office:value-type="string" calcext:value-type="string">
            <text:p>monkeyc7sp1s3281</text:p>
          </table:table-cell>
          <table:table-cell office:value-type="float" office:value="30.23298" calcext:value-type="float">
            <text:p>30,23298</text:p>
          </table:table-cell>
          <table:table-cell office:value-type="float" office:value="15.54508" calcext:value-type="float">
            <text:p>15,54508</text:p>
          </table:table-cell>
        </table:table-row>
        <table:table-row table:style-name="ro1">
          <table:table-cell office:value-type="string" calcext:value-type="string">
            <text:p>monkeyc7sp1s3282</text:p>
          </table:table-cell>
          <table:table-cell office:value-type="float" office:value="30.21247" calcext:value-type="float">
            <text:p>30,21247</text:p>
          </table:table-cell>
          <table:table-cell office:value-type="float" office:value="15.63771" calcext:value-type="float">
            <text:p>15,63771</text:p>
          </table:table-cell>
        </table:table-row>
        <table:table-row table:style-name="ro1">
          <table:table-cell office:value-type="string" calcext:value-type="string">
            <text:p>monkeyc7sp1s3283</text:p>
          </table:table-cell>
          <table:table-cell office:value-type="float" office:value="30.19014" calcext:value-type="float">
            <text:p>30,19014</text:p>
          </table:table-cell>
          <table:table-cell office:value-type="float" office:value="15.73011" calcext:value-type="float">
            <text:p>15,73011</text:p>
          </table:table-cell>
        </table:table-row>
        <table:table-row table:style-name="ro1">
          <table:table-cell office:value-type="string" calcext:value-type="string">
            <text:p>monkeyc7sp1s3284</text:p>
          </table:table-cell>
          <table:table-cell office:value-type="float" office:value="30.16602" calcext:value-type="float">
            <text:p>30,16602</text:p>
          </table:table-cell>
          <table:table-cell office:value-type="float" office:value="15.82225" calcext:value-type="float">
            <text:p>15,82225</text:p>
          </table:table-cell>
        </table:table-row>
        <table:table-row table:style-name="ro1">
          <table:table-cell office:value-type="string" calcext:value-type="string">
            <text:p>monkeyc7sp1s3285</text:p>
          </table:table-cell>
          <table:table-cell office:value-type="float" office:value="30.14009" calcext:value-type="float">
            <text:p>30,14009</text:p>
          </table:table-cell>
          <table:table-cell office:value-type="float" office:value="15.91409" calcext:value-type="float">
            <text:p>15,91409</text:p>
          </table:table-cell>
        </table:table-row>
        <table:table-row table:style-name="ro1">
          <table:table-cell office:value-type="string" calcext:value-type="string">
            <text:p>monkeyc7sp1s3286</text:p>
          </table:table-cell>
          <table:table-cell office:value-type="float" office:value="30.11236" calcext:value-type="float">
            <text:p>30,11236</text:p>
          </table:table-cell>
          <table:table-cell office:value-type="float" office:value="16.0056" calcext:value-type="float">
            <text:p>16,0056</text:p>
          </table:table-cell>
        </table:table-row>
        <table:table-row table:style-name="ro1">
          <table:table-cell office:value-type="string" calcext:value-type="string">
            <text:p>monkeyc7sp1s3287</text:p>
          </table:table-cell>
          <table:table-cell office:value-type="float" office:value="30.08284" calcext:value-type="float">
            <text:p>30,08284</text:p>
          </table:table-cell>
          <table:table-cell office:value-type="float" office:value="16.09674" calcext:value-type="float">
            <text:p>16,09674</text:p>
          </table:table-cell>
        </table:table-row>
        <table:table-row table:style-name="ro1">
          <table:table-cell office:value-type="string" calcext:value-type="string">
            <text:p>monkeyc7sp1s3288</text:p>
          </table:table-cell>
          <table:table-cell office:value-type="float" office:value="30.05152" calcext:value-type="float">
            <text:p>30,05152</text:p>
          </table:table-cell>
          <table:table-cell office:value-type="float" office:value="16.18748" calcext:value-type="float">
            <text:p>16,18748</text:p>
          </table:table-cell>
        </table:table-row>
        <table:table-row table:style-name="ro1">
          <table:table-cell office:value-type="string" calcext:value-type="string">
            <text:p>monkeyc7sp1s3289</text:p>
          </table:table-cell>
          <table:table-cell office:value-type="float" office:value="30.01841" calcext:value-type="float">
            <text:p>30,01841</text:p>
          </table:table-cell>
          <table:table-cell office:value-type="float" office:value="16.27779" calcext:value-type="float">
            <text:p>16,27779</text:p>
          </table:table-cell>
        </table:table-row>
        <table:table-row table:style-name="ro1">
          <table:table-cell office:value-type="string" calcext:value-type="string">
            <text:p>monkeyc7sp1s3290</text:p>
          </table:table-cell>
          <table:table-cell office:value-type="float" office:value="26.93949" calcext:value-type="float">
            <text:p>26,93949</text:p>
          </table:table-cell>
          <table:table-cell office:value-type="float" office:value="15.13388" calcext:value-type="float">
            <text:p>15,13388</text:p>
          </table:table-cell>
        </table:table-row>
        <table:table-row table:style-name="ro1">
          <table:table-cell office:value-type="string" calcext:value-type="string">
            <text:p>monkeyc7sp1s3291</text:p>
          </table:table-cell>
          <table:table-cell office:value-type="float" office:value="29.98353" calcext:value-type="float">
            <text:p>29,98353</text:p>
          </table:table-cell>
          <table:table-cell office:value-type="float" office:value="16.36762" calcext:value-type="float">
            <text:p>16,36762</text:p>
          </table:table-cell>
        </table:table-row>
        <table:table-row table:style-name="ro1">
          <table:table-cell office:value-type="string" calcext:value-type="string">
            <text:p>monkeyc7sp1s3292</text:p>
          </table:table-cell>
          <table:table-cell office:value-type="float" office:value="29.94686" calcext:value-type="float">
            <text:p>29,94686</text:p>
          </table:table-cell>
          <table:table-cell office:value-type="float" office:value="16.45694" calcext:value-type="float">
            <text:p>16,45694</text:p>
          </table:table-cell>
        </table:table-row>
        <table:table-row table:style-name="ro1">
          <table:table-cell office:value-type="string" calcext:value-type="string">
            <text:p>monkeyc7sp1s3293</text:p>
          </table:table-cell>
          <table:table-cell office:value-type="float" office:value="29.90843" calcext:value-type="float">
            <text:p>29,90843</text:p>
          </table:table-cell>
          <table:table-cell office:value-type="float" office:value="16.54573" calcext:value-type="float">
            <text:p>16,54573</text:p>
          </table:table-cell>
        </table:table-row>
        <table:table-row table:style-name="ro1">
          <table:table-cell office:value-type="string" calcext:value-type="string">
            <text:p>monkeyc7sp1s3294</text:p>
          </table:table-cell>
          <table:table-cell office:value-type="float" office:value="29.86824" calcext:value-type="float">
            <text:p>29,86824</text:p>
          </table:table-cell>
          <table:table-cell office:value-type="float" office:value="16.63393" calcext:value-type="float">
            <text:p>16,63393</text:p>
          </table:table-cell>
        </table:table-row>
        <table:table-row table:style-name="ro1">
          <table:table-cell office:value-type="string" calcext:value-type="string">
            <text:p>monkeyc7sp1s3295</text:p>
          </table:table-cell>
          <table:table-cell office:value-type="float" office:value="29.82629" calcext:value-type="float">
            <text:p>29,82629</text:p>
          </table:table-cell>
          <table:table-cell office:value-type="float" office:value="16.72152" calcext:value-type="float">
            <text:p>16,72152</text:p>
          </table:table-cell>
        </table:table-row>
        <table:table-row table:style-name="ro1">
          <table:table-cell office:value-type="string" calcext:value-type="string">
            <text:p>monkeyc7sp1s3296</text:p>
          </table:table-cell>
          <table:table-cell office:value-type="float" office:value="29.78259" calcext:value-type="float">
            <text:p>29,78259</text:p>
          </table:table-cell>
          <table:table-cell office:value-type="float" office:value="16.80847" calcext:value-type="float">
            <text:p>16,80847</text:p>
          </table:table-cell>
        </table:table-row>
        <table:table-row table:style-name="ro1">
          <table:table-cell office:value-type="string" calcext:value-type="string">
            <text:p>monkeyc7sp1s3297</text:p>
          </table:table-cell>
          <table:table-cell office:value-type="float" office:value="29.73716" calcext:value-type="float">
            <text:p>29,73716</text:p>
          </table:table-cell>
          <table:table-cell office:value-type="float" office:value="16.89473" calcext:value-type="float">
            <text:p>16,89473</text:p>
          </table:table-cell>
        </table:table-row>
        <table:table-row table:style-name="ro1">
          <table:table-cell office:value-type="string" calcext:value-type="string">
            <text:p>monkeyc7sp1s3298</text:p>
          </table:table-cell>
          <table:table-cell office:value-type="float" office:value="29.69001" calcext:value-type="float">
            <text:p>29,69001</text:p>
          </table:table-cell>
          <table:table-cell office:value-type="float" office:value="16.98028" calcext:value-type="float">
            <text:p>16,98028</text:p>
          </table:table-cell>
        </table:table-row>
        <table:table-row table:style-name="ro1">
          <table:table-cell office:value-type="string" calcext:value-type="string">
            <text:p>monkeyc7sp1s3299</text:p>
          </table:table-cell>
          <table:table-cell office:value-type="float" office:value="29.64114" calcext:value-type="float">
            <text:p>29,64114</text:p>
          </table:table-cell>
          <table:table-cell office:value-type="float" office:value="17.06507" calcext:value-type="float">
            <text:p>17,06507</text:p>
          </table:table-cell>
        </table:table-row>
        <table:table-row table:style-name="ro1">
          <table:table-cell office:value-type="string" calcext:value-type="string">
            <text:p>monkeyc7sp1s3300</text:p>
          </table:table-cell>
          <table:table-cell office:value-type="float" office:value="29.59057" calcext:value-type="float">
            <text:p>29,59057</text:p>
          </table:table-cell>
          <table:table-cell office:value-type="float" office:value="17.14908" calcext:value-type="float">
            <text:p>17,14908</text:p>
          </table:table-cell>
        </table:table-row>
        <table:table-row table:style-name="ro1">
          <table:table-cell office:value-type="string" calcext:value-type="string">
            <text:p>monkeyc7sp1s3301</text:p>
          </table:table-cell>
          <table:table-cell office:value-type="float" office:value="26.92564" calcext:value-type="float">
            <text:p>26,92564</text:p>
          </table:table-cell>
          <table:table-cell office:value-type="float" office:value="15.16751" calcext:value-type="float">
            <text:p>15,16751</text:p>
          </table:table-cell>
        </table:table-row>
        <table:table-row table:style-name="ro1">
          <table:table-cell office:value-type="string" calcext:value-type="string">
            <text:p>monkeyc7sp1s3302</text:p>
          </table:table-cell>
          <table:table-cell office:value-type="float" office:value="29.53831" calcext:value-type="float">
            <text:p>29,53831</text:p>
          </table:table-cell>
          <table:table-cell office:value-type="float" office:value="17.23227" calcext:value-type="float">
            <text:p>17,23227</text:p>
          </table:table-cell>
        </table:table-row>
        <table:table-row table:style-name="ro1">
          <table:table-cell office:value-type="string" calcext:value-type="string">
            <text:p>monkeyc7sp1s3303</text:p>
          </table:table-cell>
          <table:table-cell office:value-type="float" office:value="29.48437" calcext:value-type="float">
            <text:p>29,48437</text:p>
          </table:table-cell>
          <table:table-cell office:value-type="float" office:value="17.3146" calcext:value-type="float">
            <text:p>17,3146</text:p>
          </table:table-cell>
        </table:table-row>
        <table:table-row table:style-name="ro1">
          <table:table-cell office:value-type="string" calcext:value-type="string">
            <text:p>monkeyc7sp1s3304</text:p>
          </table:table-cell>
          <table:table-cell office:value-type="float" office:value="29.42877" calcext:value-type="float">
            <text:p>29,42877</text:p>
          </table:table-cell>
          <table:table-cell office:value-type="float" office:value="17.39605" calcext:value-type="float">
            <text:p>17,39605</text:p>
          </table:table-cell>
        </table:table-row>
        <table:table-row table:style-name="ro1">
          <table:table-cell office:value-type="string" calcext:value-type="string">
            <text:p>monkeyc7sp1s3305</text:p>
          </table:table-cell>
          <table:table-cell office:value-type="float" office:value="29.37151" calcext:value-type="float">
            <text:p>29,37151</text:p>
          </table:table-cell>
          <table:table-cell office:value-type="float" office:value="17.47658" calcext:value-type="float">
            <text:p>17,47658</text:p>
          </table:table-cell>
        </table:table-row>
        <table:table-row table:style-name="ro1">
          <table:table-cell office:value-type="string" calcext:value-type="string">
            <text:p>monkeyc7sp1s3306</text:p>
          </table:table-cell>
          <table:table-cell office:value-type="float" office:value="29.31263" calcext:value-type="float">
            <text:p>29,31263</text:p>
          </table:table-cell>
          <table:table-cell office:value-type="float" office:value="17.55616" calcext:value-type="float">
            <text:p>17,55616</text:p>
          </table:table-cell>
        </table:table-row>
        <table:table-row table:style-name="ro1">
          <table:table-cell office:value-type="string" calcext:value-type="string">
            <text:p>monkeyc7sp1s3307</text:p>
          </table:table-cell>
          <table:table-cell office:value-type="float" office:value="29.25212" calcext:value-type="float">
            <text:p>29,25212</text:p>
          </table:table-cell>
          <table:table-cell office:value-type="float" office:value="17.63474" calcext:value-type="float">
            <text:p>17,63474</text:p>
          </table:table-cell>
        </table:table-row>
        <table:table-row table:style-name="ro1">
          <table:table-cell office:value-type="string" calcext:value-type="string">
            <text:p>monkeyc7sp1s3308</text:p>
          </table:table-cell>
          <table:table-cell office:value-type="float" office:value="29.19001" calcext:value-type="float">
            <text:p>29,19001</text:p>
          </table:table-cell>
          <table:table-cell office:value-type="float" office:value="17.71231" calcext:value-type="float">
            <text:p>17,71231</text:p>
          </table:table-cell>
        </table:table-row>
        <table:table-row table:style-name="ro1">
          <table:table-cell office:value-type="string" calcext:value-type="string">
            <text:p>monkeyc7sp1s3309</text:p>
          </table:table-cell>
          <table:table-cell office:value-type="float" office:value="29.12632" calcext:value-type="float">
            <text:p>29,12632</text:p>
          </table:table-cell>
          <table:table-cell office:value-type="float" office:value="17.78883" calcext:value-type="float">
            <text:p>17,78883</text:p>
          </table:table-cell>
        </table:table-row>
        <table:table-row table:style-name="ro1">
          <table:table-cell office:value-type="string" calcext:value-type="string">
            <text:p>monkeyc7sp1s3310</text:p>
          </table:table-cell>
          <table:table-cell office:value-type="float" office:value="29.06105" calcext:value-type="float">
            <text:p>29,06105</text:p>
          </table:table-cell>
          <table:table-cell office:value-type="float" office:value="17.86426" calcext:value-type="float">
            <text:p>17,86426</text:p>
          </table:table-cell>
        </table:table-row>
        <table:table-row table:style-name="ro1">
          <table:table-cell office:value-type="string" calcext:value-type="string">
            <text:p>monkeyc7sp1s3311</text:p>
          </table:table-cell>
          <table:table-cell office:value-type="float" office:value="28.99424" calcext:value-type="float">
            <text:p>28,99424</text:p>
          </table:table-cell>
          <table:table-cell office:value-type="float" office:value="17.93857" calcext:value-type="float">
            <text:p>17,93857</text:p>
          </table:table-cell>
        </table:table-row>
        <table:table-row table:style-name="ro1">
          <table:table-cell office:value-type="string" calcext:value-type="string">
            <text:p>monkeyc7sp1s3312</text:p>
          </table:table-cell>
          <table:table-cell office:value-type="float" office:value="26.91104" calcext:value-type="float">
            <text:p>26,91104</text:p>
          </table:table-cell>
          <table:table-cell office:value-type="float" office:value="15.20101" calcext:value-type="float">
            <text:p>15,20101</text:p>
          </table:table-cell>
        </table:table-row>
        <table:table-row table:style-name="ro1">
          <table:table-cell office:value-type="string" calcext:value-type="string">
            <text:p>monkeyc7sp1s3313</text:p>
          </table:table-cell>
          <table:table-cell office:value-type="float" office:value="28.9259" calcext:value-type="float">
            <text:p>28,9259</text:p>
          </table:table-cell>
          <table:table-cell office:value-type="float" office:value="18.01173" calcext:value-type="float">
            <text:p>18,01173</text:p>
          </table:table-cell>
        </table:table-row>
        <table:table-row table:style-name="ro1">
          <table:table-cell office:value-type="string" calcext:value-type="string">
            <text:p>monkeyc7sp1s3314</text:p>
          </table:table-cell>
          <table:table-cell office:value-type="float" office:value="28.85605" calcext:value-type="float">
            <text:p>28,85605</text:p>
          </table:table-cell>
          <table:table-cell office:value-type="float" office:value="18.08372" calcext:value-type="float">
            <text:p>18,08372</text:p>
          </table:table-cell>
        </table:table-row>
        <table:table-row table:style-name="ro1">
          <table:table-cell office:value-type="string" calcext:value-type="string">
            <text:p>monkeyc7sp1s3315</text:p>
          </table:table-cell>
          <table:table-cell office:value-type="float" office:value="28.7847" calcext:value-type="float">
            <text:p>28,7847</text:p>
          </table:table-cell>
          <table:table-cell office:value-type="float" office:value="18.1545" calcext:value-type="float">
            <text:p>18,1545</text:p>
          </table:table-cell>
        </table:table-row>
        <table:table-row table:style-name="ro1">
          <table:table-cell office:value-type="string" calcext:value-type="string">
            <text:p>monkeyc7sp1s3316</text:p>
          </table:table-cell>
          <table:table-cell office:value-type="float" office:value="28.71189" calcext:value-type="float">
            <text:p>28,71189</text:p>
          </table:table-cell>
          <table:table-cell office:value-type="float" office:value="18.22403" calcext:value-type="float">
            <text:p>18,22403</text:p>
          </table:table-cell>
        </table:table-row>
        <table:table-row table:style-name="ro1">
          <table:table-cell office:value-type="string" calcext:value-type="string">
            <text:p>monkeyc7sp1s3317</text:p>
          </table:table-cell>
          <table:table-cell office:value-type="float" office:value="28.63763" calcext:value-type="float">
            <text:p>28,63763</text:p>
          </table:table-cell>
          <table:table-cell office:value-type="float" office:value="18.29229" calcext:value-type="float">
            <text:p>18,29229</text:p>
          </table:table-cell>
        </table:table-row>
        <table:table-row table:style-name="ro1">
          <table:table-cell office:value-type="string" calcext:value-type="string">
            <text:p>monkeyc7sp1s3318</text:p>
          </table:table-cell>
          <table:table-cell office:value-type="float" office:value="28.56194" calcext:value-type="float">
            <text:p>28,56194</text:p>
          </table:table-cell>
          <table:table-cell office:value-type="float" office:value="18.35925" calcext:value-type="float">
            <text:p>18,35925</text:p>
          </table:table-cell>
        </table:table-row>
        <table:table-row table:style-name="ro1">
          <table:table-cell office:value-type="string" calcext:value-type="string">
            <text:p>monkeyc7sp1s3319</text:p>
          </table:table-cell>
          <table:table-cell office:value-type="float" office:value="28.48485" calcext:value-type="float">
            <text:p>28,48485</text:p>
          </table:table-cell>
          <table:table-cell office:value-type="float" office:value="18.42488" calcext:value-type="float">
            <text:p>18,42488</text:p>
          </table:table-cell>
        </table:table-row>
        <table:table-row table:style-name="ro1">
          <table:table-cell office:value-type="string" calcext:value-type="string">
            <text:p>monkeyc7sp1s3320</text:p>
          </table:table-cell>
          <table:table-cell office:value-type="float" office:value="28.40637" calcext:value-type="float">
            <text:p>28,40637</text:p>
          </table:table-cell>
          <table:table-cell office:value-type="float" office:value="18.48915" calcext:value-type="float">
            <text:p>18,48915</text:p>
          </table:table-cell>
        </table:table-row>
        <table:table-row table:style-name="ro1">
          <table:table-cell office:value-type="string" calcext:value-type="string">
            <text:p>monkeyc7sp1s3321</text:p>
          </table:table-cell>
          <table:table-cell office:value-type="float" office:value="28.32655" calcext:value-type="float">
            <text:p>28,32655</text:p>
          </table:table-cell>
          <table:table-cell office:value-type="float" office:value="18.55203" calcext:value-type="float">
            <text:p>18,55203</text:p>
          </table:table-cell>
        </table:table-row>
        <table:table-row table:style-name="ro1">
          <table:table-cell office:value-type="string" calcext:value-type="string">
            <text:p>monkeyc7sp1s3322</text:p>
          </table:table-cell>
          <table:table-cell office:value-type="float" office:value="28.24538" calcext:value-type="float">
            <text:p>28,24538</text:p>
          </table:table-cell>
          <table:table-cell office:value-type="float" office:value="18.61349" calcext:value-type="float">
            <text:p>18,61349</text:p>
          </table:table-cell>
        </table:table-row>
        <table:table-row table:style-name="ro1">
          <table:table-cell office:value-type="string" calcext:value-type="string">
            <text:p>monkeyc7sp1s3323</text:p>
          </table:table-cell>
          <table:table-cell office:value-type="float" office:value="26.89569" calcext:value-type="float">
            <text:p>26,89569</text:p>
          </table:table-cell>
          <table:table-cell office:value-type="float" office:value="15.23438" calcext:value-type="float">
            <text:p>15,23438</text:p>
          </table:table-cell>
        </table:table-row>
        <table:table-row table:style-name="ro1">
          <table:table-cell office:value-type="string" calcext:value-type="string">
            <text:p>monkeyc7sp1s3324</text:p>
          </table:table-cell>
          <table:table-cell office:value-type="float" office:value="28.16292" calcext:value-type="float">
            <text:p>28,16292</text:p>
          </table:table-cell>
          <table:table-cell office:value-type="float" office:value="18.67351" calcext:value-type="float">
            <text:p>18,67351</text:p>
          </table:table-cell>
        </table:table-row>
        <table:table-row table:style-name="ro1">
          <table:table-cell office:value-type="string" calcext:value-type="string">
            <text:p>monkeyc7sp1s3325</text:p>
          </table:table-cell>
          <table:table-cell office:value-type="float" office:value="28.07917" calcext:value-type="float">
            <text:p>28,07917</text:p>
          </table:table-cell>
          <table:table-cell office:value-type="float" office:value="18.73206" calcext:value-type="float">
            <text:p>18,73206</text:p>
          </table:table-cell>
        </table:table-row>
        <table:table-row table:style-name="ro1">
          <table:table-cell office:value-type="string" calcext:value-type="string">
            <text:p>monkeyc7sp1s3326</text:p>
          </table:table-cell>
          <table:table-cell office:value-type="float" office:value="27.99417" calcext:value-type="float">
            <text:p>27,99417</text:p>
          </table:table-cell>
          <table:table-cell office:value-type="float" office:value="18.7891" calcext:value-type="float">
            <text:p>18,7891</text:p>
          </table:table-cell>
        </table:table-row>
        <table:table-row table:style-name="ro1">
          <table:table-cell office:value-type="string" calcext:value-type="string">
            <text:p>monkeyc7sp1s3327</text:p>
          </table:table-cell>
          <table:table-cell office:value-type="float" office:value="27.90794" calcext:value-type="float">
            <text:p>27,90794</text:p>
          </table:table-cell>
          <table:table-cell office:value-type="float" office:value="18.84462" calcext:value-type="float">
            <text:p>18,84462</text:p>
          </table:table-cell>
        </table:table-row>
        <table:table-row table:style-name="ro1">
          <table:table-cell office:value-type="string" calcext:value-type="string">
            <text:p>monkeyc7sp1s3328</text:p>
          </table:table-cell>
          <table:table-cell office:value-type="float" office:value="27.82051" calcext:value-type="float">
            <text:p>27,82051</text:p>
          </table:table-cell>
          <table:table-cell office:value-type="float" office:value="18.89859" calcext:value-type="float">
            <text:p>18,89859</text:p>
          </table:table-cell>
        </table:table-row>
        <table:table-row table:style-name="ro1">
          <table:table-cell office:value-type="string" calcext:value-type="string">
            <text:p>monkeyc7sp1s3329</text:p>
          </table:table-cell>
          <table:table-cell office:value-type="float" office:value="27.7319" calcext:value-type="float">
            <text:p>27,7319</text:p>
          </table:table-cell>
          <table:table-cell office:value-type="float" office:value="18.95098" calcext:value-type="float">
            <text:p>18,95098</text:p>
          </table:table-cell>
        </table:table-row>
        <table:table-row table:style-name="ro1">
          <table:table-cell office:value-type="string" calcext:value-type="string">
            <text:p>monkeyc7sp1s3330</text:p>
          </table:table-cell>
          <table:table-cell office:value-type="float" office:value="27.64216" calcext:value-type="float">
            <text:p>27,64216</text:p>
          </table:table-cell>
          <table:table-cell office:value-type="float" office:value="19.00176" calcext:value-type="float">
            <text:p>19,00176</text:p>
          </table:table-cell>
        </table:table-row>
        <table:table-row table:style-name="ro1">
          <table:table-cell office:value-type="string" calcext:value-type="string">
            <text:p>monkeyc7sp1s3331</text:p>
          </table:table-cell>
          <table:table-cell office:value-type="float" office:value="27.55129" calcext:value-type="float">
            <text:p>27,55129</text:p>
          </table:table-cell>
          <table:table-cell office:value-type="float" office:value="19.05092" calcext:value-type="float">
            <text:p>19,05092</text:p>
          </table:table-cell>
        </table:table-row>
        <table:table-row table:style-name="ro1">
          <table:table-cell office:value-type="string" calcext:value-type="string">
            <text:p>monkeyc7sp1s3332</text:p>
          </table:table-cell>
          <table:table-cell office:value-type="float" office:value="27.45935" calcext:value-type="float">
            <text:p>27,45935</text:p>
          </table:table-cell>
          <table:table-cell office:value-type="float" office:value="19.09843" calcext:value-type="float">
            <text:p>19,09843</text:p>
          </table:table-cell>
        </table:table-row>
        <table:table-row table:style-name="ro1">
          <table:table-cell office:value-type="string" calcext:value-type="string">
            <text:p>monkeyc7sp1s3333</text:p>
          </table:table-cell>
          <table:table-cell office:value-type="float" office:value="27.36634" calcext:value-type="float">
            <text:p>27,36634</text:p>
          </table:table-cell>
          <table:table-cell office:value-type="float" office:value="19.14426" calcext:value-type="float">
            <text:p>19,14426</text:p>
          </table:table-cell>
        </table:table-row>
        <table:table-row table:style-name="ro1">
          <table:table-cell office:value-type="string" calcext:value-type="string">
            <text:p>monkeyc7sp1s3334</text:p>
          </table:table-cell>
          <table:table-cell office:value-type="float" office:value="27.00525" calcext:value-type="float">
            <text:p>27,00525</text:p>
          </table:table-cell>
          <table:table-cell office:value-type="float" office:value="14.0864734" calcext:value-type="float">
            <text:p>14,0864734</text:p>
          </table:table-cell>
        </table:table-row>
        <table:table-row table:style-name="ro1">
          <table:table-cell office:value-type="string" calcext:value-type="string">
            <text:p>monkeyc7sp1s3335</text:p>
          </table:table-cell>
          <table:table-cell office:value-type="float" office:value="26.87959" calcext:value-type="float">
            <text:p>26,87959</text:p>
          </table:table-cell>
          <table:table-cell office:value-type="float" office:value="15.2676" calcext:value-type="float">
            <text:p>15,2676</text:p>
          </table:table-cell>
        </table:table-row>
        <table:table-row table:style-name="ro1">
          <table:table-cell office:value-type="string" calcext:value-type="string">
            <text:p>monkeyc7sp1s3336</text:p>
          </table:table-cell>
          <table:table-cell office:value-type="float" office:value="27.27232" calcext:value-type="float">
            <text:p>27,27232</text:p>
          </table:table-cell>
          <table:table-cell office:value-type="float" office:value="19.1884" calcext:value-type="float">
            <text:p>19,1884</text:p>
          </table:table-cell>
        </table:table-row>
        <table:table-row table:style-name="ro1">
          <table:table-cell office:value-type="string" calcext:value-type="string">
            <text:p>monkeyc7sp1s3337</text:p>
          </table:table-cell>
          <table:table-cell office:value-type="float" office:value="27.17729" calcext:value-type="float">
            <text:p>27,17729</text:p>
          </table:table-cell>
          <table:table-cell office:value-type="float" office:value="19.23081" calcext:value-type="float">
            <text:p>19,23081</text:p>
          </table:table-cell>
        </table:table-row>
        <table:table-row table:style-name="ro1">
          <table:table-cell office:value-type="string" calcext:value-type="string">
            <text:p>monkeyc7sp1s3338</text:p>
          </table:table-cell>
          <table:table-cell office:value-type="float" office:value="27.08131" calcext:value-type="float">
            <text:p>27,08131</text:p>
          </table:table-cell>
          <table:table-cell office:value-type="float" office:value="19.27148" calcext:value-type="float">
            <text:p>19,27148</text:p>
          </table:table-cell>
        </table:table-row>
        <table:table-row table:style-name="ro1">
          <table:table-cell office:value-type="string" calcext:value-type="string">
            <text:p>monkeyc7sp1s3339</text:p>
          </table:table-cell>
          <table:table-cell office:value-type="float" office:value="26.98439" calcext:value-type="float">
            <text:p>26,98439</text:p>
          </table:table-cell>
          <table:table-cell office:value-type="float" office:value="19.31039" calcext:value-type="float">
            <text:p>19,31039</text:p>
          </table:table-cell>
        </table:table-row>
        <table:table-row table:style-name="ro1">
          <table:table-cell office:value-type="string" calcext:value-type="string">
            <text:p>monkeyc7sp1s3340</text:p>
          </table:table-cell>
          <table:table-cell office:value-type="float" office:value="26.88658" calcext:value-type="float">
            <text:p>26,88658</text:p>
          </table:table-cell>
          <table:table-cell office:value-type="float" office:value="19.34752" calcext:value-type="float">
            <text:p>19,34752</text:p>
          </table:table-cell>
        </table:table-row>
        <table:table-row table:style-name="ro1">
          <table:table-cell office:value-type="string" calcext:value-type="string">
            <text:p>monkeyc7sp1s3341</text:p>
          </table:table-cell>
          <table:table-cell office:value-type="float" office:value="26.7879" calcext:value-type="float">
            <text:p>26,7879</text:p>
          </table:table-cell>
          <table:table-cell office:value-type="float" office:value="19.38284" calcext:value-type="float">
            <text:p>19,38284</text:p>
          </table:table-cell>
        </table:table-row>
        <table:table-row table:style-name="ro1">
          <table:table-cell office:value-type="string" calcext:value-type="string">
            <text:p>monkeyc7sp1s3342</text:p>
          </table:table-cell>
          <table:table-cell office:value-type="float" office:value="26.6884" calcext:value-type="float">
            <text:p>26,6884</text:p>
          </table:table-cell>
          <table:table-cell office:value-type="float" office:value="19.41634" calcext:value-type="float">
            <text:p>19,41634</text:p>
          </table:table-cell>
        </table:table-row>
        <table:table-row table:style-name="ro1">
          <table:table-cell office:value-type="string" calcext:value-type="string">
            <text:p>monkeyc7sp1s3343</text:p>
          </table:table-cell>
          <table:table-cell office:value-type="float" office:value="26.58809" calcext:value-type="float">
            <text:p>26,58809</text:p>
          </table:table-cell>
          <table:table-cell office:value-type="float" office:value="19.44799" calcext:value-type="float">
            <text:p>19,44799</text:p>
          </table:table-cell>
        </table:table-row>
        <table:table-row table:style-name="ro1">
          <table:table-cell office:value-type="string" calcext:value-type="string">
            <text:p>monkeyc7sp1s3344</text:p>
          </table:table-cell>
          <table:table-cell office:value-type="float" office:value="26.48702" calcext:value-type="float">
            <text:p>26,48702</text:p>
          </table:table-cell>
          <table:table-cell office:value-type="float" office:value="19.47779" calcext:value-type="float">
            <text:p>19,47779</text:p>
          </table:table-cell>
        </table:table-row>
        <table:table-row table:style-name="ro1">
          <table:table-cell office:value-type="string" calcext:value-type="string">
            <text:p>monkeyc7sp1s3345</text:p>
          </table:table-cell>
          <table:table-cell office:value-type="float" office:value="26.385215" calcext:value-type="float">
            <text:p>26,385215</text:p>
          </table:table-cell>
          <table:table-cell office:value-type="float" office:value="19.50571" calcext:value-type="float">
            <text:p>19,50571</text:p>
          </table:table-cell>
        </table:table-row>
        <table:table-row table:style-name="ro1">
          <table:table-cell office:value-type="string" calcext:value-type="string">
            <text:p>monkeyc7sp1s3346</text:p>
          </table:table-cell>
          <table:table-cell office:value-type="float" office:value="26.86274" calcext:value-type="float">
            <text:p>26,86274</text:p>
          </table:table-cell>
          <table:table-cell office:value-type="float" office:value="15.30064" calcext:value-type="float">
            <text:p>15,30064</text:p>
          </table:table-cell>
        </table:table-row>
        <table:table-row table:style-name="ro1">
          <table:table-cell office:value-type="string" calcext:value-type="string">
            <text:p>monkeyc7sp1s3347</text:p>
          </table:table-cell>
          <table:table-cell office:value-type="float" office:value="26.28272" calcext:value-type="float">
            <text:p>26,28272</text:p>
          </table:table-cell>
          <table:table-cell office:value-type="float" office:value="19.53173" calcext:value-type="float">
            <text:p>19,53173</text:p>
          </table:table-cell>
        </table:table-row>
        <table:table-row table:style-name="ro1">
          <table:table-cell office:value-type="string" calcext:value-type="string">
            <text:p>monkeyc7sp1s3348</text:p>
          </table:table-cell>
          <table:table-cell office:value-type="float" office:value="26.179566" calcext:value-type="float">
            <text:p>26,179566</text:p>
          </table:table-cell>
          <table:table-cell office:value-type="float" office:value="19.55584" calcext:value-type="float">
            <text:p>19,55584</text:p>
          </table:table-cell>
        </table:table-row>
        <table:table-row table:style-name="ro1">
          <table:table-cell office:value-type="string" calcext:value-type="string">
            <text:p>monkeyc7sp1s3349</text:p>
          </table:table-cell>
          <table:table-cell office:value-type="float" office:value="26.075789" calcext:value-type="float">
            <text:p>26,075789</text:p>
          </table:table-cell>
          <table:table-cell office:value-type="float" office:value="19.57803" calcext:value-type="float">
            <text:p>19,57803</text:p>
          </table:table-cell>
        </table:table-row>
        <table:table-row table:style-name="ro1">
          <table:table-cell office:value-type="string" calcext:value-type="string">
            <text:p>monkeyc7sp1s3350</text:p>
          </table:table-cell>
          <table:table-cell office:value-type="float" office:value="25.971424" calcext:value-type="float">
            <text:p>25,971424</text:p>
          </table:table-cell>
          <table:table-cell office:value-type="float" office:value="19.59827" calcext:value-type="float">
            <text:p>19,59827</text:p>
          </table:table-cell>
        </table:table-row>
        <table:table-row table:style-name="ro1">
          <table:table-cell office:value-type="string" calcext:value-type="string">
            <text:p>monkeyc7sp1s3351</text:p>
          </table:table-cell>
          <table:table-cell office:value-type="float" office:value="25.866508" calcext:value-type="float">
            <text:p>25,866508</text:p>
          </table:table-cell>
          <table:table-cell office:value-type="float" office:value="19.61656" calcext:value-type="float">
            <text:p>19,61656</text:p>
          </table:table-cell>
        </table:table-row>
        <table:table-row table:style-name="ro1">
          <table:table-cell office:value-type="string" calcext:value-type="string">
            <text:p>monkeyc7sp1s3352</text:p>
          </table:table-cell>
          <table:table-cell office:value-type="float" office:value="25.761078" calcext:value-type="float">
            <text:p>25,761078</text:p>
          </table:table-cell>
          <table:table-cell office:value-type="float" office:value="19.63288" calcext:value-type="float">
            <text:p>19,63288</text:p>
          </table:table-cell>
        </table:table-row>
        <table:table-row table:style-name="ro1">
          <table:table-cell office:value-type="string" calcext:value-type="string">
            <text:p>monkeyc7sp1s3353</text:p>
          </table:table-cell>
          <table:table-cell office:value-type="float" office:value="25.655171" calcext:value-type="float">
            <text:p>25,655171</text:p>
          </table:table-cell>
          <table:table-cell office:value-type="float" office:value="19.64721" calcext:value-type="float">
            <text:p>19,64721</text:p>
          </table:table-cell>
        </table:table-row>
        <table:table-row table:style-name="ro1">
          <table:table-cell office:value-type="string" calcext:value-type="string">
            <text:p>monkeyc7sp1s3354</text:p>
          </table:table-cell>
          <table:table-cell office:value-type="float" office:value="25.5488238" calcext:value-type="float">
            <text:p>25,5488238</text:p>
          </table:table-cell>
          <table:table-cell office:value-type="float" office:value="19.65955" calcext:value-type="float">
            <text:p>19,65955</text:p>
          </table:table-cell>
        </table:table-row>
        <table:table-row table:style-name="ro1">
          <table:table-cell office:value-type="string" calcext:value-type="string">
            <text:p>monkeyc7sp1s3355</text:p>
          </table:table-cell>
          <table:table-cell office:value-type="float" office:value="25.4420746" calcext:value-type="float">
            <text:p>25,4420746</text:p>
          </table:table-cell>
          <table:table-cell office:value-type="float" office:value="19.66989" calcext:value-type="float">
            <text:p>19,66989</text:p>
          </table:table-cell>
        </table:table-row>
        <table:table-row table:style-name="ro1">
          <table:table-cell office:value-type="string" calcext:value-type="string">
            <text:p>monkeyc7sp1s3356</text:p>
          </table:table-cell>
          <table:table-cell office:value-type="float" office:value="25.334961" calcext:value-type="float">
            <text:p>25,334961</text:p>
          </table:table-cell>
          <table:table-cell office:value-type="float" office:value="19.67821" calcext:value-type="float">
            <text:p>19,67821</text:p>
          </table:table-cell>
        </table:table-row>
        <table:table-row table:style-name="ro1">
          <table:table-cell office:value-type="string" calcext:value-type="string">
            <text:p>monkeyc7sp1s3357</text:p>
          </table:table-cell>
          <table:table-cell office:value-type="float" office:value="26.84514" calcext:value-type="float">
            <text:p>26,84514</text:p>
          </table:table-cell>
          <table:table-cell office:value-type="float" office:value="15.3335" calcext:value-type="float">
            <text:p>15,3335</text:p>
          </table:table-cell>
        </table:table-row>
        <table:table-row table:style-name="ro1">
          <table:table-cell office:value-type="string" calcext:value-type="string">
            <text:p>monkeyc7sp1s3358</text:p>
          </table:table-cell>
          <table:table-cell office:value-type="float" office:value="25.227521" calcext:value-type="float">
            <text:p>25,227521</text:p>
          </table:table-cell>
          <table:table-cell office:value-type="float" office:value="19.6845" calcext:value-type="float">
            <text:p>19,6845</text:p>
          </table:table-cell>
        </table:table-row>
        <table:table-row table:style-name="ro1">
          <table:table-cell office:value-type="string" calcext:value-type="string">
            <text:p>monkeyc7sp1s3359</text:p>
          </table:table-cell>
          <table:table-cell office:value-type="float" office:value="25.119794" calcext:value-type="float">
            <text:p>25,119794</text:p>
          </table:table-cell>
          <table:table-cell office:value-type="float" office:value="19.68875" calcext:value-type="float">
            <text:p>19,68875</text:p>
          </table:table-cell>
        </table:table-row>
        <table:table-row table:style-name="ro1">
          <table:table-cell office:value-type="string" calcext:value-type="string">
            <text:p>monkeyc7sp1s3360</text:p>
          </table:table-cell>
          <table:table-cell office:value-type="float" office:value="25.011818" calcext:value-type="float">
            <text:p>25,011818</text:p>
          </table:table-cell>
          <table:table-cell office:value-type="float" office:value="19.69096" calcext:value-type="float">
            <text:p>19,69096</text:p>
          </table:table-cell>
        </table:table-row>
        <table:table-row table:style-name="ro1">
          <table:table-cell office:value-type="string" calcext:value-type="string">
            <text:p>monkeyc7sp1s3361</text:p>
          </table:table-cell>
          <table:table-cell office:value-type="float" office:value="24.903631" calcext:value-type="float">
            <text:p>24,903631</text:p>
          </table:table-cell>
          <table:table-cell office:value-type="float" office:value="19.69112" calcext:value-type="float">
            <text:p>19,69112</text:p>
          </table:table-cell>
        </table:table-row>
        <table:table-row table:style-name="ro1">
          <table:table-cell office:value-type="string" calcext:value-type="string">
            <text:p>monkeyc7sp1s3362</text:p>
          </table:table-cell>
          <table:table-cell office:value-type="float" office:value="24.795273" calcext:value-type="float">
            <text:p>24,795273</text:p>
          </table:table-cell>
          <table:table-cell office:value-type="float" office:value="19.68922" calcext:value-type="float">
            <text:p>19,68922</text:p>
          </table:table-cell>
        </table:table-row>
        <table:table-row table:style-name="ro1">
          <table:table-cell office:value-type="string" calcext:value-type="string">
            <text:p>monkeyc7sp1s3363</text:p>
          </table:table-cell>
          <table:table-cell office:value-type="float" office:value="24.686784" calcext:value-type="float">
            <text:p>24,686784</text:p>
          </table:table-cell>
          <table:table-cell office:value-type="float" office:value="19.68525" calcext:value-type="float">
            <text:p>19,68525</text:p>
          </table:table-cell>
        </table:table-row>
        <table:table-row table:style-name="ro1">
          <table:table-cell office:value-type="string" calcext:value-type="string">
            <text:p>monkeyc7sp1s3364</text:p>
          </table:table-cell>
          <table:table-cell office:value-type="float" office:value="24.578202" calcext:value-type="float">
            <text:p>24,578202</text:p>
          </table:table-cell>
          <table:table-cell office:value-type="float" office:value="19.67921" calcext:value-type="float">
            <text:p>19,67921</text:p>
          </table:table-cell>
        </table:table-row>
        <table:table-row table:style-name="ro1">
          <table:table-cell office:value-type="string" calcext:value-type="string">
            <text:p>monkeyc7sp1s3365</text:p>
          </table:table-cell>
          <table:table-cell office:value-type="float" office:value="24.46957" calcext:value-type="float">
            <text:p>24,46957</text:p>
          </table:table-cell>
          <table:table-cell office:value-type="float" office:value="19.67109" calcext:value-type="float">
            <text:p>19,67109</text:p>
          </table:table-cell>
        </table:table-row>
        <table:table-row table:style-name="ro1">
          <table:table-cell office:value-type="string" calcext:value-type="string">
            <text:p>monkeyc7sp1s3366</text:p>
          </table:table-cell>
          <table:table-cell office:value-type="float" office:value="24.36092" calcext:value-type="float">
            <text:p>24,36092</text:p>
          </table:table-cell>
          <table:table-cell office:value-type="float" office:value="19.66089" calcext:value-type="float">
            <text:p>19,66089</text:p>
          </table:table-cell>
        </table:table-row>
        <table:table-row table:style-name="ro1">
          <table:table-cell office:value-type="string" calcext:value-type="string">
            <text:p>monkeyc7sp1s3367</text:p>
          </table:table-cell>
          <table:table-cell office:value-type="float" office:value="24.2523" calcext:value-type="float">
            <text:p>24,2523</text:p>
          </table:table-cell>
          <table:table-cell office:value-type="float" office:value="19.64861" calcext:value-type="float">
            <text:p>19,64861</text:p>
          </table:table-cell>
        </table:table-row>
        <table:table-row table:style-name="ro1">
          <table:table-cell office:value-type="string" calcext:value-type="string">
            <text:p>monkeyc7sp1s3368</text:p>
          </table:table-cell>
          <table:table-cell office:value-type="float" office:value="26.82679" calcext:value-type="float">
            <text:p>26,82679</text:p>
          </table:table-cell>
          <table:table-cell office:value-type="float" office:value="15.36615" calcext:value-type="float">
            <text:p>15,36615</text:p>
          </table:table-cell>
        </table:table-row>
        <table:table-row table:style-name="ro1">
          <table:table-cell office:value-type="string" calcext:value-type="string">
            <text:p>monkeyc7sp1s3369</text:p>
          </table:table-cell>
          <table:table-cell office:value-type="float" office:value="24.14375" calcext:value-type="float">
            <text:p>24,14375</text:p>
          </table:table-cell>
          <table:table-cell office:value-type="float" office:value="19.63424" calcext:value-type="float">
            <text:p>19,63424</text:p>
          </table:table-cell>
        </table:table-row>
        <table:table-row table:style-name="ro1">
          <table:table-cell office:value-type="string" calcext:value-type="string">
            <text:p>monkeyc7sp1s3370</text:p>
          </table:table-cell>
          <table:table-cell office:value-type="float" office:value="24.0353" calcext:value-type="float">
            <text:p>24,0353</text:p>
          </table:table-cell>
          <table:table-cell office:value-type="float" office:value="19.61778" calcext:value-type="float">
            <text:p>19,61778</text:p>
          </table:table-cell>
        </table:table-row>
        <table:table-row table:style-name="ro1">
          <table:table-cell office:value-type="string" calcext:value-type="string">
            <text:p>monkeyc7sp1s3371</text:p>
          </table:table-cell>
          <table:table-cell office:value-type="float" office:value="23.927" calcext:value-type="float">
            <text:p>23,927</text:p>
          </table:table-cell>
          <table:table-cell office:value-type="float" office:value="19.59923" calcext:value-type="float">
            <text:p>19,59923</text:p>
          </table:table-cell>
        </table:table-row>
        <table:table-row table:style-name="ro1">
          <table:table-cell office:value-type="string" calcext:value-type="string">
            <text:p>monkeyc7sp1s3372</text:p>
          </table:table-cell>
          <table:table-cell office:value-type="float" office:value="23.81889" calcext:value-type="float">
            <text:p>23,81889</text:p>
          </table:table-cell>
          <table:table-cell office:value-type="float" office:value="19.5786" calcext:value-type="float">
            <text:p>19,5786</text:p>
          </table:table-cell>
        </table:table-row>
        <table:table-row table:style-name="ro1">
          <table:table-cell office:value-type="string" calcext:value-type="string">
            <text:p>monkeyc7sp1s3373</text:p>
          </table:table-cell>
          <table:table-cell office:value-type="float" office:value="23.711" calcext:value-type="float">
            <text:p>23,711</text:p>
          </table:table-cell>
          <table:table-cell office:value-type="float" office:value="19.55587" calcext:value-type="float">
            <text:p>19,55587</text:p>
          </table:table-cell>
        </table:table-row>
        <table:table-row table:style-name="ro1">
          <table:table-cell office:value-type="string" calcext:value-type="string">
            <text:p>monkeyc7sp1s3374</text:p>
          </table:table-cell>
          <table:table-cell office:value-type="float" office:value="23.60339" calcext:value-type="float">
            <text:p>23,60339</text:p>
          </table:table-cell>
          <table:table-cell office:value-type="float" office:value="19.53105" calcext:value-type="float">
            <text:p>19,53105</text:p>
          </table:table-cell>
        </table:table-row>
        <table:table-row table:style-name="ro1">
          <table:table-cell office:value-type="string" calcext:value-type="string">
            <text:p>monkeyc7sp1s3375</text:p>
          </table:table-cell>
          <table:table-cell office:value-type="float" office:value="23.49608" calcext:value-type="float">
            <text:p>23,49608</text:p>
          </table:table-cell>
          <table:table-cell office:value-type="float" office:value="19.50415" calcext:value-type="float">
            <text:p>19,50415</text:p>
          </table:table-cell>
        </table:table-row>
        <table:table-row table:style-name="ro1">
          <table:table-cell office:value-type="string" calcext:value-type="string">
            <text:p>monkeyc7sp1s3376</text:p>
          </table:table-cell>
          <table:table-cell office:value-type="float" office:value="23.38913" calcext:value-type="float">
            <text:p>23,38913</text:p>
          </table:table-cell>
          <table:table-cell office:value-type="float" office:value="19.47517" calcext:value-type="float">
            <text:p>19,47517</text:p>
          </table:table-cell>
        </table:table-row>
        <table:table-row table:style-name="ro1">
          <table:table-cell office:value-type="string" calcext:value-type="string">
            <text:p>monkeyc7sp1s3377</text:p>
          </table:table-cell>
          <table:table-cell office:value-type="float" office:value="23.28256" calcext:value-type="float">
            <text:p>23,28256</text:p>
          </table:table-cell>
          <table:table-cell office:value-type="float" office:value="19.4441" calcext:value-type="float">
            <text:p>19,4441</text:p>
          </table:table-cell>
        </table:table-row>
        <table:table-row table:style-name="ro1">
          <table:table-cell office:value-type="string" calcext:value-type="string">
            <text:p>monkeyc7sp1s3378</text:p>
          </table:table-cell>
          <table:table-cell office:value-type="float" office:value="23.17642" calcext:value-type="float">
            <text:p>23,17642</text:p>
          </table:table-cell>
          <table:table-cell office:value-type="float" office:value="19.41096" calcext:value-type="float">
            <text:p>19,41096</text:p>
          </table:table-cell>
        </table:table-row>
        <table:table-row table:style-name="ro1">
          <table:table-cell office:value-type="string" calcext:value-type="string">
            <text:p>monkeyc7sp1s3379</text:p>
          </table:table-cell>
          <table:table-cell office:value-type="float" office:value="26.80769" calcext:value-type="float">
            <text:p>26,80769</text:p>
          </table:table-cell>
          <table:table-cell office:value-type="float" office:value="15.39858" calcext:value-type="float">
            <text:p>15,39858</text:p>
          </table:table-cell>
        </table:table-row>
        <table:table-row table:style-name="ro1">
          <table:table-cell office:value-type="string" calcext:value-type="string">
            <text:p>monkeyc7sp1s3380</text:p>
          </table:table-cell>
          <table:table-cell office:value-type="float" office:value="23.07076" calcext:value-type="float">
            <text:p>23,07076</text:p>
          </table:table-cell>
          <table:table-cell office:value-type="float" office:value="19.37575" calcext:value-type="float">
            <text:p>19,37575</text:p>
          </table:table-cell>
        </table:table-row>
        <table:table-row table:style-name="ro1">
          <table:table-cell office:value-type="string" calcext:value-type="string">
            <text:p>monkeyc7sp1s3381</text:p>
          </table:table-cell>
          <table:table-cell office:value-type="float" office:value="22.9656" calcext:value-type="float">
            <text:p>22,9656</text:p>
          </table:table-cell>
          <table:table-cell office:value-type="float" office:value="19.33848" calcext:value-type="float">
            <text:p>19,33848</text:p>
          </table:table-cell>
        </table:table-row>
        <table:table-row table:style-name="ro1">
          <table:table-cell office:value-type="string" calcext:value-type="string">
            <text:p>monkeyc7sp1s3382</text:p>
          </table:table-cell>
          <table:table-cell office:value-type="float" office:value="22.861" calcext:value-type="float">
            <text:p>22,861</text:p>
          </table:table-cell>
          <table:table-cell office:value-type="float" office:value="19.29915" calcext:value-type="float">
            <text:p>19,29915</text:p>
          </table:table-cell>
        </table:table-row>
        <table:table-row table:style-name="ro1">
          <table:table-cell office:value-type="string" calcext:value-type="string">
            <text:p>monkeyc7sp1s3383</text:p>
          </table:table-cell>
          <table:table-cell office:value-type="float" office:value="22.75699" calcext:value-type="float">
            <text:p>22,75699</text:p>
          </table:table-cell>
          <table:table-cell office:value-type="float" office:value="19.25777" calcext:value-type="float">
            <text:p>19,25777</text:p>
          </table:table-cell>
        </table:table-row>
        <table:table-row table:style-name="ro1">
          <table:table-cell office:value-type="string" calcext:value-type="string">
            <text:p>monkeyc7sp1s3384</text:p>
          </table:table-cell>
          <table:table-cell office:value-type="float" office:value="22.65361" calcext:value-type="float">
            <text:p>22,65361</text:p>
          </table:table-cell>
          <table:table-cell office:value-type="float" office:value="19.21435" calcext:value-type="float">
            <text:p>19,21435</text:p>
          </table:table-cell>
        </table:table-row>
        <table:table-row table:style-name="ro1">
          <table:table-cell office:value-type="string" calcext:value-type="string">
            <text:p>monkeyc7sp1s3385</text:p>
          </table:table-cell>
          <table:table-cell office:value-type="float" office:value="22.5509" calcext:value-type="float">
            <text:p>22,5509</text:p>
          </table:table-cell>
          <table:table-cell office:value-type="float" office:value="19.16889" calcext:value-type="float">
            <text:p>19,16889</text:p>
          </table:table-cell>
        </table:table-row>
        <table:table-row table:style-name="ro1">
          <table:table-cell office:value-type="string" calcext:value-type="string">
            <text:p>monkeyc7sp1s3386</text:p>
          </table:table-cell>
          <table:table-cell office:value-type="float" office:value="22.4489" calcext:value-type="float">
            <text:p>22,4489</text:p>
          </table:table-cell>
          <table:table-cell office:value-type="float" office:value="19.12142" calcext:value-type="float">
            <text:p>19,12142</text:p>
          </table:table-cell>
        </table:table-row>
        <table:table-row table:style-name="ro1">
          <table:table-cell office:value-type="string" calcext:value-type="string">
            <text:p>monkeyc7sp1s3387</text:p>
          </table:table-cell>
          <table:table-cell office:value-type="float" office:value="22.34766" calcext:value-type="float">
            <text:p>22,34766</text:p>
          </table:table-cell>
          <table:table-cell office:value-type="float" office:value="19.07193" calcext:value-type="float">
            <text:p>19,07193</text:p>
          </table:table-cell>
        </table:table-row>
        <table:table-row table:style-name="ro1">
          <table:table-cell office:value-type="string" calcext:value-type="string">
            <text:p>monkeyc7sp1s3388</text:p>
          </table:table-cell>
          <table:table-cell office:value-type="float" office:value="22.24721" calcext:value-type="float">
            <text:p>22,24721</text:p>
          </table:table-cell>
          <table:table-cell office:value-type="float" office:value="19.02044" calcext:value-type="float">
            <text:p>19,02044</text:p>
          </table:table-cell>
        </table:table-row>
        <table:table-row table:style-name="ro1">
          <table:table-cell office:value-type="string" calcext:value-type="string">
            <text:p>monkeyc7sp1s3389</text:p>
          </table:table-cell>
          <table:table-cell office:value-type="float" office:value="22.14758" calcext:value-type="float">
            <text:p>22,14758</text:p>
          </table:table-cell>
          <table:table-cell office:value-type="float" office:value="18.96696" calcext:value-type="float">
            <text:p>18,96696</text:p>
          </table:table-cell>
        </table:table-row>
        <table:table-row table:style-name="ro1">
          <table:table-cell office:value-type="string" calcext:value-type="string">
            <text:p>monkeyc7sp1s3390</text:p>
          </table:table-cell>
          <table:table-cell office:value-type="float" office:value="26.78785" calcext:value-type="float">
            <text:p>26,78785</text:p>
          </table:table-cell>
          <table:table-cell office:value-type="float" office:value="15.43078" calcext:value-type="float">
            <text:p>15,43078</text:p>
          </table:table-cell>
        </table:table-row>
        <table:table-row table:style-name="ro1">
          <table:table-cell office:value-type="string" calcext:value-type="string">
            <text:p>monkeyc7sp1s3391</text:p>
          </table:table-cell>
          <table:table-cell office:value-type="float" office:value="22.04883" calcext:value-type="float">
            <text:p>22,04883</text:p>
          </table:table-cell>
          <table:table-cell office:value-type="float" office:value="18.91151" calcext:value-type="float">
            <text:p>18,91151</text:p>
          </table:table-cell>
        </table:table-row>
        <table:table-row table:style-name="ro1">
          <table:table-cell office:value-type="string" calcext:value-type="string">
            <text:p>monkeyc7sp1s3392</text:p>
          </table:table-cell>
          <table:table-cell office:value-type="float" office:value="21.95099" calcext:value-type="float">
            <text:p>21,95099</text:p>
          </table:table-cell>
          <table:table-cell office:value-type="float" office:value="18.8541" calcext:value-type="float">
            <text:p>18,8541</text:p>
          </table:table-cell>
        </table:table-row>
        <table:table-row table:style-name="ro1">
          <table:table-cell office:value-type="string" calcext:value-type="string">
            <text:p>monkeyc7sp1s3393</text:p>
          </table:table-cell>
          <table:table-cell office:value-type="float" office:value="21.85409" calcext:value-type="float">
            <text:p>21,85409</text:p>
          </table:table-cell>
          <table:table-cell office:value-type="float" office:value="18.79474" calcext:value-type="float">
            <text:p>18,79474</text:p>
          </table:table-cell>
        </table:table-row>
        <table:table-row table:style-name="ro1">
          <table:table-cell office:value-type="string" calcext:value-type="string">
            <text:p>monkeyc7sp1s3394</text:p>
          </table:table-cell>
          <table:table-cell office:value-type="float" office:value="21.75819" calcext:value-type="float">
            <text:p>21,75819</text:p>
          </table:table-cell>
          <table:table-cell office:value-type="float" office:value="18.73346" calcext:value-type="float">
            <text:p>18,73346</text:p>
          </table:table-cell>
        </table:table-row>
        <table:table-row table:style-name="ro1">
          <table:table-cell office:value-type="string" calcext:value-type="string">
            <text:p>monkeyc7sp1s3395</text:p>
          </table:table-cell>
          <table:table-cell office:value-type="float" office:value="21.6633" calcext:value-type="float">
            <text:p>21,6633</text:p>
          </table:table-cell>
          <table:table-cell office:value-type="float" office:value="18.67025" calcext:value-type="float">
            <text:p>18,67025</text:p>
          </table:table-cell>
        </table:table-row>
        <table:table-row table:style-name="ro1">
          <table:table-cell office:value-type="string" calcext:value-type="string">
            <text:p>monkeyc7sp1s3396</text:p>
          </table:table-cell>
          <table:table-cell office:value-type="float" office:value="21.56948" calcext:value-type="float">
            <text:p>21,56948</text:p>
          </table:table-cell>
          <table:table-cell office:value-type="float" office:value="18.60515" calcext:value-type="float">
            <text:p>18,60515</text:p>
          </table:table-cell>
        </table:table-row>
        <table:table-row table:style-name="ro1">
          <table:table-cell office:value-type="string" calcext:value-type="string">
            <text:p>monkeyc7sp1s3397</text:p>
          </table:table-cell>
          <table:table-cell office:value-type="float" office:value="21.47676" calcext:value-type="float">
            <text:p>21,47676</text:p>
          </table:table-cell>
          <table:table-cell office:value-type="float" office:value="18.53817" calcext:value-type="float">
            <text:p>18,53817</text:p>
          </table:table-cell>
        </table:table-row>
        <table:table-row table:style-name="ro1">
          <table:table-cell office:value-type="string" calcext:value-type="string">
            <text:p>monkeyc7sp1s3398</text:p>
          </table:table-cell>
          <table:table-cell office:value-type="float" office:value="21.38518" calcext:value-type="float">
            <text:p>21,38518</text:p>
          </table:table-cell>
          <table:table-cell office:value-type="float" office:value="18.46933" calcext:value-type="float">
            <text:p>18,46933</text:p>
          </table:table-cell>
        </table:table-row>
        <table:table-row table:style-name="ro1">
          <table:table-cell office:value-type="string" calcext:value-type="string">
            <text:p>monkeyc7sp1s3399</text:p>
          </table:table-cell>
          <table:table-cell office:value-type="float" office:value="21.29478" calcext:value-type="float">
            <text:p>21,29478</text:p>
          </table:table-cell>
          <table:table-cell office:value-type="float" office:value="18.39864" calcext:value-type="float">
            <text:p>18,39864</text:p>
          </table:table-cell>
        </table:table-row>
        <table:table-row table:style-name="ro1">
          <table:table-cell office:value-type="string" calcext:value-type="string">
            <text:p>monkeyc7sp1s3400</text:p>
          </table:table-cell>
          <table:table-cell office:value-type="float" office:value="21.20559" calcext:value-type="float">
            <text:p>21,20559</text:p>
          </table:table-cell>
          <table:table-cell office:value-type="float" office:value="18.32614" calcext:value-type="float">
            <text:p>18,32614</text:p>
          </table:table-cell>
        </table:table-row>
        <table:table-row table:style-name="ro1">
          <table:table-cell office:value-type="string" calcext:value-type="string">
            <text:p>monkeyc7sp1s3401</text:p>
          </table:table-cell>
          <table:table-cell office:value-type="float" office:value="26.76726" calcext:value-type="float">
            <text:p>26,76726</text:p>
          </table:table-cell>
          <table:table-cell office:value-type="float" office:value="15.46272" calcext:value-type="float">
            <text:p>15,46272</text:p>
          </table:table-cell>
        </table:table-row>
        <table:table-row table:style-name="ro1">
          <table:table-cell office:value-type="string" calcext:value-type="string">
            <text:p>monkeyc7sp1s3402</text:p>
          </table:table-cell>
          <table:table-cell office:value-type="float" office:value="21.11765" calcext:value-type="float">
            <text:p>21,11765</text:p>
          </table:table-cell>
          <table:table-cell office:value-type="float" office:value="18.25183" calcext:value-type="float">
            <text:p>18,25183</text:p>
          </table:table-cell>
        </table:table-row>
        <table:table-row table:style-name="ro1">
          <table:table-cell office:value-type="string" calcext:value-type="string">
            <text:p>monkeyc7sp1s3403</text:p>
          </table:table-cell>
          <table:table-cell office:value-type="float" office:value="21.03099" calcext:value-type="float">
            <text:p>21,03099</text:p>
          </table:table-cell>
          <table:table-cell office:value-type="float" office:value="18.17574" calcext:value-type="float">
            <text:p>18,17574</text:p>
          </table:table-cell>
        </table:table-row>
        <table:table-row table:style-name="ro1">
          <table:table-cell office:value-type="string" calcext:value-type="string">
            <text:p>monkeyc7sp1s3404</text:p>
          </table:table-cell>
          <table:table-cell office:value-type="float" office:value="20.94566" calcext:value-type="float">
            <text:p>20,94566</text:p>
          </table:table-cell>
          <table:table-cell office:value-type="float" office:value="18.09789" calcext:value-type="float">
            <text:p>18,09789</text:p>
          </table:table-cell>
        </table:table-row>
        <table:table-row table:style-name="ro1">
          <table:table-cell office:value-type="string" calcext:value-type="string">
            <text:p>monkeyc7sp1s3405</text:p>
          </table:table-cell>
          <table:table-cell office:value-type="float" office:value="20.86168" calcext:value-type="float">
            <text:p>20,86168</text:p>
          </table:table-cell>
          <table:table-cell office:value-type="float" office:value="18.0183" calcext:value-type="float">
            <text:p>18,0183</text:p>
          </table:table-cell>
        </table:table-row>
        <table:table-row table:style-name="ro1">
          <table:table-cell office:value-type="string" calcext:value-type="string">
            <text:p>monkeyc7sp1s3406</text:p>
          </table:table-cell>
          <table:table-cell office:value-type="float" office:value="20.7791" calcext:value-type="float">
            <text:p>20,7791</text:p>
          </table:table-cell>
          <table:table-cell office:value-type="float" office:value="17.93701" calcext:value-type="float">
            <text:p>17,93701</text:p>
          </table:table-cell>
        </table:table-row>
        <table:table-row table:style-name="ro1">
          <table:table-cell office:value-type="string" calcext:value-type="string">
            <text:p>monkeyc7sp1s3407</text:p>
          </table:table-cell>
          <table:table-cell office:value-type="float" office:value="20.69794" calcext:value-type="float">
            <text:p>20,69794</text:p>
          </table:table-cell>
          <table:table-cell office:value-type="float" office:value="17.85402" calcext:value-type="float">
            <text:p>17,85402</text:p>
          </table:table-cell>
        </table:table-row>
        <table:table-row table:style-name="ro1">
          <table:table-cell office:value-type="string" calcext:value-type="string">
            <text:p>monkeyc7sp1s3408</text:p>
          </table:table-cell>
          <table:table-cell office:value-type="float" office:value="20.61825" calcext:value-type="float">
            <text:p>20,61825</text:p>
          </table:table-cell>
          <table:table-cell office:value-type="float" office:value="17.76938" calcext:value-type="float">
            <text:p>17,76938</text:p>
          </table:table-cell>
        </table:table-row>
        <table:table-row table:style-name="ro1">
          <table:table-cell office:value-type="string" calcext:value-type="string">
            <text:p>monkeyc7sp1s3409</text:p>
          </table:table-cell>
          <table:table-cell office:value-type="float" office:value="20.54005" calcext:value-type="float">
            <text:p>20,54005</text:p>
          </table:table-cell>
          <table:table-cell office:value-type="float" office:value="17.68309" calcext:value-type="float">
            <text:p>17,68309</text:p>
          </table:table-cell>
        </table:table-row>
        <table:table-row table:style-name="ro1">
          <table:table-cell office:value-type="string" calcext:value-type="string">
            <text:p>monkeyc7sp1s3410</text:p>
          </table:table-cell>
          <table:table-cell office:value-type="float" office:value="20.46338" calcext:value-type="float">
            <text:p>20,46338</text:p>
          </table:table-cell>
          <table:table-cell office:value-type="float" office:value="17.5952" calcext:value-type="float">
            <text:p>17,5952</text:p>
          </table:table-cell>
        </table:table-row>
        <table:table-row table:style-name="ro1">
          <table:table-cell office:value-type="string" calcext:value-type="string">
            <text:p>monkeyc7sp1s3411</text:p>
          </table:table-cell>
          <table:table-cell office:value-type="float" office:value="20.38827" calcext:value-type="float">
            <text:p>20,38827</text:p>
          </table:table-cell>
          <table:table-cell office:value-type="float" office:value="17.50572" calcext:value-type="float">
            <text:p>17,50572</text:p>
          </table:table-cell>
        </table:table-row>
        <table:table-row table:style-name="ro1">
          <table:table-cell office:value-type="string" calcext:value-type="string">
            <text:p>monkeyc7sp1s3412</text:p>
          </table:table-cell>
          <table:table-cell office:value-type="float" office:value="26.74593" calcext:value-type="float">
            <text:p>26,74593</text:p>
          </table:table-cell>
          <table:table-cell office:value-type="float" office:value="15.49439" calcext:value-type="float">
            <text:p>15,49439</text:p>
          </table:table-cell>
        </table:table-row>
        <table:table-row table:style-name="ro1">
          <table:table-cell office:value-type="string" calcext:value-type="string">
            <text:p>monkeyc7sp1s3413</text:p>
          </table:table-cell>
          <table:table-cell office:value-type="float" office:value="20.31475" calcext:value-type="float">
            <text:p>20,31475</text:p>
          </table:table-cell>
          <table:table-cell office:value-type="float" office:value="17.41469" calcext:value-type="float">
            <text:p>17,41469</text:p>
          </table:table-cell>
        </table:table-row>
        <table:table-row table:style-name="ro1">
          <table:table-cell office:value-type="string" calcext:value-type="string">
            <text:p>monkeyc7sp1s3414</text:p>
          </table:table-cell>
          <table:table-cell office:value-type="float" office:value="20.24287" calcext:value-type="float">
            <text:p>20,24287</text:p>
          </table:table-cell>
          <table:table-cell office:value-type="float" office:value="17.32213" calcext:value-type="float">
            <text:p>17,32213</text:p>
          </table:table-cell>
        </table:table-row>
        <table:table-row table:style-name="ro1">
          <table:table-cell office:value-type="string" calcext:value-type="string">
            <text:p>monkeyc7sp1s3415</text:p>
          </table:table-cell>
          <table:table-cell office:value-type="float" office:value="20.17264" calcext:value-type="float">
            <text:p>20,17264</text:p>
          </table:table-cell>
          <table:table-cell office:value-type="float" office:value="17.22807" calcext:value-type="float">
            <text:p>17,22807</text:p>
          </table:table-cell>
        </table:table-row>
        <table:table-row table:style-name="ro1">
          <table:table-cell office:value-type="string" calcext:value-type="string">
            <text:p>monkeyc7sp1s3416</text:p>
          </table:table-cell>
          <table:table-cell office:value-type="float" office:value="20.1041" calcext:value-type="float">
            <text:p>20,1041</text:p>
          </table:table-cell>
          <table:table-cell office:value-type="float" office:value="17.13254" calcext:value-type="float">
            <text:p>17,13254</text:p>
          </table:table-cell>
        </table:table-row>
        <table:table-row table:style-name="ro1">
          <table:table-cell office:value-type="string" calcext:value-type="string">
            <text:p>monkeyc7sp1s3417</text:p>
          </table:table-cell>
          <table:table-cell office:value-type="float" office:value="20.03728" calcext:value-type="float">
            <text:p>20,03728</text:p>
          </table:table-cell>
          <table:table-cell office:value-type="float" office:value="17.03557" calcext:value-type="float">
            <text:p>17,03557</text:p>
          </table:table-cell>
        </table:table-row>
        <table:table-row table:style-name="ro1">
          <table:table-cell office:value-type="string" calcext:value-type="string">
            <text:p>monkeyc7sp1s3418</text:p>
          </table:table-cell>
          <table:table-cell office:value-type="float" office:value="19.9722" calcext:value-type="float">
            <text:p>19,9722</text:p>
          </table:table-cell>
          <table:table-cell office:value-type="float" office:value="16.93719" calcext:value-type="float">
            <text:p>16,93719</text:p>
          </table:table-cell>
        </table:table-row>
        <table:table-row table:style-name="ro1">
          <table:table-cell office:value-type="string" calcext:value-type="string">
            <text:p>monkeyc7sp1s3419</text:p>
          </table:table-cell>
          <table:table-cell office:value-type="float" office:value="19.90891" calcext:value-type="float">
            <text:p>19,90891</text:p>
          </table:table-cell>
          <table:table-cell office:value-type="float" office:value="16.83744" calcext:value-type="float">
            <text:p>16,83744</text:p>
          </table:table-cell>
        </table:table-row>
        <table:table-row table:style-name="ro1">
          <table:table-cell office:value-type="string" calcext:value-type="string">
            <text:p>monkeyc7sp1s3420</text:p>
          </table:table-cell>
          <table:table-cell office:value-type="float" office:value="19.84742" calcext:value-type="float">
            <text:p>19,84742</text:p>
          </table:table-cell>
          <table:table-cell office:value-type="float" office:value="16.73634" calcext:value-type="float">
            <text:p>16,73634</text:p>
          </table:table-cell>
        </table:table-row>
        <table:table-row table:style-name="ro1">
          <table:table-cell office:value-type="string" calcext:value-type="string">
            <text:p>monkeyc7sp1s3421</text:p>
          </table:table-cell>
          <table:table-cell office:value-type="float" office:value="19.78777" calcext:value-type="float">
            <text:p>19,78777</text:p>
          </table:table-cell>
          <table:table-cell office:value-type="float" office:value="16.63394" calcext:value-type="float">
            <text:p>16,63394</text:p>
          </table:table-cell>
        </table:table-row>
        <table:table-row table:style-name="ro1">
          <table:table-cell office:value-type="string" calcext:value-type="string">
            <text:p>monkeyc7sp1s3422</text:p>
          </table:table-cell>
          <table:table-cell office:value-type="float" office:value="19.72999" calcext:value-type="float">
            <text:p>19,72999</text:p>
          </table:table-cell>
          <table:table-cell office:value-type="float" office:value="16.53025" calcext:value-type="float">
            <text:p>16,53025</text:p>
          </table:table-cell>
        </table:table-row>
        <table:table-row table:style-name="ro1">
          <table:table-cell office:value-type="string" calcext:value-type="string">
            <text:p>monkeyc7sp1s3423</text:p>
          </table:table-cell>
          <table:table-cell office:value-type="float" office:value="26.72386" calcext:value-type="float">
            <text:p>26,72386</text:p>
          </table:table-cell>
          <table:table-cell office:value-type="float" office:value="15.52577" calcext:value-type="float">
            <text:p>15,52577</text:p>
          </table:table-cell>
        </table:table-row>
        <table:table-row table:style-name="ro1">
          <table:table-cell office:value-type="string" calcext:value-type="string">
            <text:p>monkeyc7sp1s3424</text:p>
          </table:table-cell>
          <table:table-cell office:value-type="float" office:value="19.67409" calcext:value-type="float">
            <text:p>19,67409</text:p>
          </table:table-cell>
          <table:table-cell office:value-type="float" office:value="16.42532" calcext:value-type="float">
            <text:p>16,42532</text:p>
          </table:table-cell>
        </table:table-row>
        <table:table-row table:style-name="ro1">
          <table:table-cell office:value-type="string" calcext:value-type="string">
            <text:p>monkeyc7sp1s3425</text:p>
          </table:table-cell>
          <table:table-cell office:value-type="float" office:value="19.62011" calcext:value-type="float">
            <text:p>19,62011</text:p>
          </table:table-cell>
          <table:table-cell office:value-type="float" office:value="16.31918" calcext:value-type="float">
            <text:p>16,31918</text:p>
          </table:table-cell>
        </table:table-row>
        <table:table-row table:style-name="ro1">
          <table:table-cell office:value-type="string" calcext:value-type="string">
            <text:p>monkeyc7sp1s3426</text:p>
          </table:table-cell>
          <table:table-cell office:value-type="float" office:value="19.56807" calcext:value-type="float">
            <text:p>19,56807</text:p>
          </table:table-cell>
          <table:table-cell office:value-type="float" office:value="16.21187" calcext:value-type="float">
            <text:p>16,21187</text:p>
          </table:table-cell>
        </table:table-row>
        <table:table-row table:style-name="ro1">
          <table:table-cell office:value-type="string" calcext:value-type="string">
            <text:p>monkeyc7sp1s3427</text:p>
          </table:table-cell>
          <table:table-cell office:value-type="float" office:value="19.518" calcext:value-type="float">
            <text:p>19,518</text:p>
          </table:table-cell>
          <table:table-cell office:value-type="float" office:value="16.10342" calcext:value-type="float">
            <text:p>16,10342</text:p>
          </table:table-cell>
        </table:table-row>
        <table:table-row table:style-name="ro1">
          <table:table-cell office:value-type="string" calcext:value-type="string">
            <text:p>monkeyc7sp1s3428</text:p>
          </table:table-cell>
          <table:table-cell office:value-type="float" office:value="19.46992" calcext:value-type="float">
            <text:p>19,46992</text:p>
          </table:table-cell>
          <table:table-cell office:value-type="float" office:value="15.99386" calcext:value-type="float">
            <text:p>15,99386</text:p>
          </table:table-cell>
        </table:table-row>
        <table:table-row table:style-name="ro1">
          <table:table-cell office:value-type="string" calcext:value-type="string">
            <text:p>monkeyc7sp1s3429</text:p>
          </table:table-cell>
          <table:table-cell office:value-type="float" office:value="19.42386" calcext:value-type="float">
            <text:p>19,42386</text:p>
          </table:table-cell>
          <table:table-cell office:value-type="float" office:value="15.88324" calcext:value-type="float">
            <text:p>15,88324</text:p>
          </table:table-cell>
        </table:table-row>
        <table:table-row table:style-name="ro1">
          <table:table-cell office:value-type="string" calcext:value-type="string">
            <text:p>monkeyc7sp1s3430</text:p>
          </table:table-cell>
          <table:table-cell office:value-type="float" office:value="19.37983" calcext:value-type="float">
            <text:p>19,37983</text:p>
          </table:table-cell>
          <table:table-cell office:value-type="float" office:value="15.77159" calcext:value-type="float">
            <text:p>15,77159</text:p>
          </table:table-cell>
        </table:table-row>
        <table:table-row table:style-name="ro1">
          <table:table-cell office:value-type="string" calcext:value-type="string">
            <text:p>monkeyc7sp1s3434</text:p>
          </table:table-cell>
          <table:table-cell office:value-type="float" office:value="26.70106" calcext:value-type="float">
            <text:p>26,70106</text:p>
          </table:table-cell>
          <table:table-cell office:value-type="float" office:value="15.55685" calcext:value-type="float">
            <text:p>15,55685</text:p>
          </table:table-cell>
        </table:table-row>
        <table:table-row table:style-name="ro1">
          <table:table-cell office:value-type="string" calcext:value-type="string">
            <text:p>monkeyc7sp1s3445</text:p>
          </table:table-cell>
          <table:table-cell office:value-type="float" office:value="27.01332" calcext:value-type="float">
            <text:p>27,01332</text:p>
          </table:table-cell>
          <table:table-cell office:value-type="float" office:value="14.116003" calcext:value-type="float">
            <text:p>14,116003</text:p>
          </table:table-cell>
        </table:table-row>
        <table:table-row table:style-name="ro1">
          <table:table-cell office:value-type="string" calcext:value-type="string">
            <text:p>monkeyc7sp1s3446</text:p>
          </table:table-cell>
          <table:table-cell office:value-type="float" office:value="26.67753" calcext:value-type="float">
            <text:p>26,67753</text:p>
          </table:table-cell>
          <table:table-cell office:value-type="float" office:value="15.58761" calcext:value-type="float">
            <text:p>15,58761</text:p>
          </table:table-cell>
        </table:table-row>
        <table:table-row table:style-name="ro1">
          <table:table-cell office:value-type="string" calcext:value-type="string">
            <text:p>monkeyc7sp1s3448</text:p>
          </table:table-cell>
          <table:table-cell office:value-type="float" office:value="26.65327" calcext:value-type="float">
            <text:p>26,65327</text:p>
          </table:table-cell>
          <table:table-cell office:value-type="float" office:value="15.61803" calcext:value-type="float">
            <text:p>15,61803</text:p>
          </table:table-cell>
        </table:table-row>
        <table:table-row table:style-name="ro1">
          <table:table-cell office:value-type="string" calcext:value-type="string">
            <text:p>monkeyc7sp1s3449</text:p>
          </table:table-cell>
          <table:table-cell office:value-type="float" office:value="26.62829" calcext:value-type="float">
            <text:p>26,62829</text:p>
          </table:table-cell>
          <table:table-cell office:value-type="float" office:value="15.6481" calcext:value-type="float">
            <text:p>15,6481</text:p>
          </table:table-cell>
        </table:table-row>
        <table:table-row table:style-name="ro1">
          <table:table-cell office:value-type="string" calcext:value-type="string">
            <text:p>monkeyc7sp1s3450</text:p>
          </table:table-cell>
          <table:table-cell office:value-type="float" office:value="26.60259" calcext:value-type="float">
            <text:p>26,60259</text:p>
          </table:table-cell>
          <table:table-cell office:value-type="float" office:value="15.6778" calcext:value-type="float">
            <text:p>15,6778</text:p>
          </table:table-cell>
        </table:table-row>
        <table:table-row table:style-name="ro1">
          <table:table-cell office:value-type="string" calcext:value-type="string">
            <text:p>monkeyc7sp1s3451</text:p>
          </table:table-cell>
          <table:table-cell office:value-type="float" office:value="26.57618" calcext:value-type="float">
            <text:p>26,57618</text:p>
          </table:table-cell>
          <table:table-cell office:value-type="float" office:value="15.70712" calcext:value-type="float">
            <text:p>15,70712</text:p>
          </table:table-cell>
        </table:table-row>
        <table:table-row table:style-name="ro1">
          <table:table-cell office:value-type="string" calcext:value-type="string">
            <text:p>monkeyc7sp1s3452</text:p>
          </table:table-cell>
          <table:table-cell office:value-type="float" office:value="26.54906" calcext:value-type="float">
            <text:p>26,54906</text:p>
          </table:table-cell>
          <table:table-cell office:value-type="float" office:value="15.73603" calcext:value-type="float">
            <text:p>15,73603</text:p>
          </table:table-cell>
        </table:table-row>
        <table:table-row table:style-name="ro1">
          <table:table-cell office:value-type="string" calcext:value-type="string">
            <text:p>monkeyc7sp1s3453</text:p>
          </table:table-cell>
          <table:table-cell office:value-type="float" office:value="26.52123" calcext:value-type="float">
            <text:p>26,52123</text:p>
          </table:table-cell>
          <table:table-cell office:value-type="float" office:value="15.76452" calcext:value-type="float">
            <text:p>15,76452</text:p>
          </table:table-cell>
        </table:table-row>
        <table:table-row table:style-name="ro1">
          <table:table-cell office:value-type="string" calcext:value-type="string">
            <text:p>monkeyc7sp1s3454</text:p>
          </table:table-cell>
          <table:table-cell office:value-type="float" office:value="26.49272" calcext:value-type="float">
            <text:p>26,49272</text:p>
          </table:table-cell>
          <table:table-cell office:value-type="float" office:value="15.79258" calcext:value-type="float">
            <text:p>15,79258</text:p>
          </table:table-cell>
        </table:table-row>
        <table:table-row table:style-name="ro1">
          <table:table-cell office:value-type="string" calcext:value-type="string">
            <text:p>monkeyc7sp1s3455</text:p>
          </table:table-cell>
          <table:table-cell office:value-type="float" office:value="26.463513" calcext:value-type="float">
            <text:p>26,463513</text:p>
          </table:table-cell>
          <table:table-cell office:value-type="float" office:value="15.82018" calcext:value-type="float">
            <text:p>15,82018</text:p>
          </table:table-cell>
        </table:table-row>
        <table:table-row table:style-name="ro1">
          <table:table-cell office:value-type="string" calcext:value-type="string">
            <text:p>monkeyc7sp1s3456</text:p>
          </table:table-cell>
          <table:table-cell office:value-type="float" office:value="26.433626" calcext:value-type="float">
            <text:p>26,433626</text:p>
          </table:table-cell>
          <table:table-cell office:value-type="float" office:value="15.84732" calcext:value-type="float">
            <text:p>15,84732</text:p>
          </table:table-cell>
        </table:table-row>
        <table:table-row table:style-name="ro1">
          <table:table-cell office:value-type="string" calcext:value-type="string">
            <text:p>monkeyc7sp1s3457</text:p>
          </table:table-cell>
          <table:table-cell office:value-type="float" office:value="27.02082" calcext:value-type="float">
            <text:p>27,02082</text:p>
          </table:table-cell>
          <table:table-cell office:value-type="float" office:value="14.145868" calcext:value-type="float">
            <text:p>14,145868</text:p>
          </table:table-cell>
        </table:table-row>
        <table:table-row table:style-name="ro1">
          <table:table-cell office:value-type="string" calcext:value-type="string">
            <text:p>monkeyc7sp1s3458</text:p>
          </table:table-cell>
          <table:table-cell office:value-type="float" office:value="26.403065" calcext:value-type="float">
            <text:p>26,403065</text:p>
          </table:table-cell>
          <table:table-cell office:value-type="float" office:value="15.87398" calcext:value-type="float">
            <text:p>15,87398</text:p>
          </table:table-cell>
        </table:table-row>
        <table:table-row table:style-name="ro1">
          <table:table-cell office:value-type="string" calcext:value-type="string">
            <text:p>monkeyc7sp1s3459</text:p>
          </table:table-cell>
          <table:table-cell office:value-type="float" office:value="26.371836" calcext:value-type="float">
            <text:p>26,371836</text:p>
          </table:table-cell>
          <table:table-cell office:value-type="float" office:value="15.90014" calcext:value-type="float">
            <text:p>15,90014</text:p>
          </table:table-cell>
        </table:table-row>
        <table:table-row table:style-name="ro1">
          <table:table-cell office:value-type="string" calcext:value-type="string">
            <text:p>monkeyc7sp1s3460</text:p>
          </table:table-cell>
          <table:table-cell office:value-type="float" office:value="26.33995" calcext:value-type="float">
            <text:p>26,33995</text:p>
          </table:table-cell>
          <table:table-cell office:value-type="float" office:value="15.92578" calcext:value-type="float">
            <text:p>15,92578</text:p>
          </table:table-cell>
        </table:table-row>
        <table:table-row table:style-name="ro1">
          <table:table-cell office:value-type="string" calcext:value-type="string">
            <text:p>monkeyc7sp1s3461</text:p>
          </table:table-cell>
          <table:table-cell office:value-type="float" office:value="26.307412" calcext:value-type="float">
            <text:p>26,307412</text:p>
          </table:table-cell>
          <table:table-cell office:value-type="float" office:value="15.95089" calcext:value-type="float">
            <text:p>15,95089</text:p>
          </table:table-cell>
        </table:table-row>
        <table:table-row table:style-name="ro1">
          <table:table-cell office:value-type="string" calcext:value-type="string">
            <text:p>monkeyc7sp1s3462</text:p>
          </table:table-cell>
          <table:table-cell office:value-type="float" office:value="26.274233" calcext:value-type="float">
            <text:p>26,274233</text:p>
          </table:table-cell>
          <table:table-cell office:value-type="float" office:value="15.97546" calcext:value-type="float">
            <text:p>15,97546</text:p>
          </table:table-cell>
        </table:table-row>
        <table:table-row table:style-name="ro1">
          <table:table-cell office:value-type="string" calcext:value-type="string">
            <text:p>monkeyc7sp1s3463</text:p>
          </table:table-cell>
          <table:table-cell office:value-type="float" office:value="26.240421" calcext:value-type="float">
            <text:p>26,240421</text:p>
          </table:table-cell>
          <table:table-cell office:value-type="float" office:value="15.99946" calcext:value-type="float">
            <text:p>15,99946</text:p>
          </table:table-cell>
        </table:table-row>
        <table:table-row table:style-name="ro1">
          <table:table-cell office:value-type="string" calcext:value-type="string">
            <text:p>monkeyc7sp1s3464</text:p>
          </table:table-cell>
          <table:table-cell office:value-type="float" office:value="26.205987" calcext:value-type="float">
            <text:p>26,205987</text:p>
          </table:table-cell>
          <table:table-cell office:value-type="float" office:value="16.02289" calcext:value-type="float">
            <text:p>16,02289</text:p>
          </table:table-cell>
        </table:table-row>
        <table:table-row table:style-name="ro1">
          <table:table-cell office:value-type="string" calcext:value-type="string">
            <text:p>monkeyc7sp1s3465</text:p>
          </table:table-cell>
          <table:table-cell office:value-type="float" office:value="26.170938" calcext:value-type="float">
            <text:p>26,170938</text:p>
          </table:table-cell>
          <table:table-cell office:value-type="float" office:value="16.04573" calcext:value-type="float">
            <text:p>16,04573</text:p>
          </table:table-cell>
        </table:table-row>
        <table:table-row table:style-name="ro1">
          <table:table-cell office:value-type="string" calcext:value-type="string">
            <text:p>monkeyc7sp1s3466</text:p>
          </table:table-cell>
          <table:table-cell office:value-type="float" office:value="26.135287" calcext:value-type="float">
            <text:p>26,135287</text:p>
          </table:table-cell>
          <table:table-cell office:value-type="float" office:value="16.06797" calcext:value-type="float">
            <text:p>16,06797</text:p>
          </table:table-cell>
        </table:table-row>
        <table:table-row table:style-name="ro1">
          <table:table-cell office:value-type="string" calcext:value-type="string">
            <text:p>monkeyc7sp1s3467</text:p>
          </table:table-cell>
          <table:table-cell office:value-type="float" office:value="26.099042" calcext:value-type="float">
            <text:p>26,099042</text:p>
          </table:table-cell>
          <table:table-cell office:value-type="float" office:value="16.08958" calcext:value-type="float">
            <text:p>16,08958</text:p>
          </table:table-cell>
        </table:table-row>
        <table:table-row table:style-name="ro1">
          <table:table-cell office:value-type="string" calcext:value-type="string">
            <text:p>monkeyc7sp1s3468</text:p>
          </table:table-cell>
          <table:table-cell office:value-type="float" office:value="27.02773" calcext:value-type="float">
            <text:p>27,02773</text:p>
          </table:table-cell>
          <table:table-cell office:value-type="float" office:value="14.176056" calcext:value-type="float">
            <text:p>14,176056</text:p>
          </table:table-cell>
        </table:table-row>
        <table:table-row table:style-name="ro1">
          <table:table-cell office:value-type="string" calcext:value-type="string">
            <text:p>monkeyc7sp1s3469</text:p>
          </table:table-cell>
          <table:table-cell office:value-type="float" office:value="26.062215" calcext:value-type="float">
            <text:p>26,062215</text:p>
          </table:table-cell>
          <table:table-cell office:value-type="float" office:value="16.11055" calcext:value-type="float">
            <text:p>16,11055</text:p>
          </table:table-cell>
        </table:table-row>
        <table:table-row table:style-name="ro1">
          <table:table-cell office:value-type="string" calcext:value-type="string">
            <text:p>monkeyc7sp1s3470</text:p>
          </table:table-cell>
          <table:table-cell office:value-type="float" office:value="26.024818" calcext:value-type="float">
            <text:p>26,024818</text:p>
          </table:table-cell>
          <table:table-cell office:value-type="float" office:value="16.13088" calcext:value-type="float">
            <text:p>16,13088</text:p>
          </table:table-cell>
        </table:table-row>
        <table:table-row table:style-name="ro1">
          <table:table-cell office:value-type="string" calcext:value-type="string">
            <text:p>monkeyc7sp1s3471</text:p>
          </table:table-cell>
          <table:table-cell office:value-type="float" office:value="25.986861" calcext:value-type="float">
            <text:p>25,986861</text:p>
          </table:table-cell>
          <table:table-cell office:value-type="float" office:value="16.15055" calcext:value-type="float">
            <text:p>16,15055</text:p>
          </table:table-cell>
        </table:table-row>
        <table:table-row table:style-name="ro1">
          <table:table-cell office:value-type="string" calcext:value-type="string">
            <text:p>monkeyc7sp1s3472</text:p>
          </table:table-cell>
          <table:table-cell office:value-type="float" office:value="25.948356" calcext:value-type="float">
            <text:p>25,948356</text:p>
          </table:table-cell>
          <table:table-cell office:value-type="float" office:value="16.16954" calcext:value-type="float">
            <text:p>16,16954</text:p>
          </table:table-cell>
        </table:table-row>
        <table:table-row table:style-name="ro1">
          <table:table-cell office:value-type="string" calcext:value-type="string">
            <text:p>monkeyc7sp1s3473</text:p>
          </table:table-cell>
          <table:table-cell office:value-type="float" office:value="25.909315" calcext:value-type="float">
            <text:p>25,909315</text:p>
          </table:table-cell>
          <table:table-cell office:value-type="float" office:value="16.18783" calcext:value-type="float">
            <text:p>16,18783</text:p>
          </table:table-cell>
        </table:table-row>
        <table:table-row table:style-name="ro1">
          <table:table-cell office:value-type="string" calcext:value-type="string">
            <text:p>monkeyc7sp1s3474</text:p>
          </table:table-cell>
          <table:table-cell office:value-type="float" office:value="25.869752" calcext:value-type="float">
            <text:p>25,869752</text:p>
          </table:table-cell>
          <table:table-cell office:value-type="float" office:value="16.20542" calcext:value-type="float">
            <text:p>16,20542</text:p>
          </table:table-cell>
        </table:table-row>
        <table:table-row table:style-name="ro1">
          <table:table-cell office:value-type="string" calcext:value-type="string">
            <text:p>monkeyc7sp1s3475</text:p>
          </table:table-cell>
          <table:table-cell office:value-type="float" office:value="25.829678" calcext:value-type="float">
            <text:p>25,829678</text:p>
          </table:table-cell>
          <table:table-cell office:value-type="float" office:value="16.2223" calcext:value-type="float">
            <text:p>16,2223</text:p>
          </table:table-cell>
        </table:table-row>
        <table:table-row table:style-name="ro1">
          <table:table-cell office:value-type="string" calcext:value-type="string">
            <text:p>monkeyc7sp1s3476</text:p>
          </table:table-cell>
          <table:table-cell office:value-type="float" office:value="25.789106" calcext:value-type="float">
            <text:p>25,789106</text:p>
          </table:table-cell>
          <table:table-cell office:value-type="float" office:value="16.23844" calcext:value-type="float">
            <text:p>16,23844</text:p>
          </table:table-cell>
        </table:table-row>
        <table:table-row table:style-name="ro1">
          <table:table-cell office:value-type="string" calcext:value-type="string">
            <text:p>monkeyc7sp1s3477</text:p>
          </table:table-cell>
          <table:table-cell office:value-type="float" office:value="25.748051" calcext:value-type="float">
            <text:p>25,748051</text:p>
          </table:table-cell>
          <table:table-cell office:value-type="float" office:value="16.25384" calcext:value-type="float">
            <text:p>16,25384</text:p>
          </table:table-cell>
        </table:table-row>
        <table:table-row table:style-name="ro1">
          <table:table-cell office:value-type="string" calcext:value-type="string">
            <text:p>monkeyc7sp1s3478</text:p>
          </table:table-cell>
          <table:table-cell office:value-type="float" office:value="25.706525" calcext:value-type="float">
            <text:p>25,706525</text:p>
          </table:table-cell>
          <table:table-cell office:value-type="float" office:value="16.26849" calcext:value-type="float">
            <text:p>16,26849</text:p>
          </table:table-cell>
        </table:table-row>
        <table:table-row table:style-name="ro1">
          <table:table-cell office:value-type="string" calcext:value-type="string">
            <text:p>monkeyc7sp1s3479</text:p>
          </table:table-cell>
          <table:table-cell office:value-type="float" office:value="27.03405" calcext:value-type="float">
            <text:p>27,03405</text:p>
          </table:table-cell>
          <table:table-cell office:value-type="float" office:value="14.206556" calcext:value-type="float">
            <text:p>14,206556</text:p>
          </table:table-cell>
        </table:table-row>
        <table:table-row table:style-name="ro1">
          <table:table-cell office:value-type="string" calcext:value-type="string">
            <text:p>monkeyc7sp1s3480</text:p>
          </table:table-cell>
          <table:table-cell office:value-type="float" office:value="25.664543" calcext:value-type="float">
            <text:p>25,664543</text:p>
          </table:table-cell>
          <table:table-cell office:value-type="float" office:value="16.28237" calcext:value-type="float">
            <text:p>16,28237</text:p>
          </table:table-cell>
        </table:table-row>
        <table:table-row table:style-name="ro1">
          <table:table-cell office:value-type="string" calcext:value-type="string">
            <text:p>monkeyc7sp1s3481</text:p>
          </table:table-cell>
          <table:table-cell office:value-type="float" office:value="25.622118" calcext:value-type="float">
            <text:p>25,622118</text:p>
          </table:table-cell>
          <table:table-cell office:value-type="float" office:value="16.29546" calcext:value-type="float">
            <text:p>16,29546</text:p>
          </table:table-cell>
        </table:table-row>
        <table:table-row table:style-name="ro1">
          <table:table-cell office:value-type="string" calcext:value-type="string">
            <text:p>monkeyc7sp1s3482</text:p>
          </table:table-cell>
          <table:table-cell office:value-type="float" office:value="25.579266" calcext:value-type="float">
            <text:p>25,579266</text:p>
          </table:table-cell>
          <table:table-cell office:value-type="float" office:value="16.30777" calcext:value-type="float">
            <text:p>16,30777</text:p>
          </table:table-cell>
        </table:table-row>
        <table:table-row table:style-name="ro1">
          <table:table-cell office:value-type="string" calcext:value-type="string">
            <text:p>monkeyc7sp1s3483</text:p>
          </table:table-cell>
          <table:table-cell office:value-type="float" office:value="25.5360018" calcext:value-type="float">
            <text:p>25,5360018</text:p>
          </table:table-cell>
          <table:table-cell office:value-type="float" office:value="16.31927" calcext:value-type="float">
            <text:p>16,31927</text:p>
          </table:table-cell>
        </table:table-row>
        <table:table-row table:style-name="ro1">
          <table:table-cell office:value-type="string" calcext:value-type="string">
            <text:p>monkeyc7sp1s3484</text:p>
          </table:table-cell>
          <table:table-cell office:value-type="float" office:value="25.4923397" calcext:value-type="float">
            <text:p>25,4923397</text:p>
          </table:table-cell>
          <table:table-cell office:value-type="float" office:value="16.32995" calcext:value-type="float">
            <text:p>16,32995</text:p>
          </table:table-cell>
        </table:table-row>
        <table:table-row table:style-name="ro1">
          <table:table-cell office:value-type="string" calcext:value-type="string">
            <text:p>monkeyc7sp1s3485</text:p>
          </table:table-cell>
          <table:table-cell office:value-type="float" office:value="25.4482955" calcext:value-type="float">
            <text:p>25,4482955</text:p>
          </table:table-cell>
          <table:table-cell office:value-type="float" office:value="16.33982" calcext:value-type="float">
            <text:p>16,33982</text:p>
          </table:table-cell>
        </table:table-row>
        <table:table-row table:style-name="ro1">
          <table:table-cell office:value-type="string" calcext:value-type="string">
            <text:p>monkeyc7sp1s3486</text:p>
          </table:table-cell>
          <table:table-cell office:value-type="float" office:value="25.4038847" calcext:value-type="float">
            <text:p>25,4038847</text:p>
          </table:table-cell>
          <table:table-cell office:value-type="float" office:value="16.34884" calcext:value-type="float">
            <text:p>16,34884</text:p>
          </table:table-cell>
        </table:table-row>
        <table:table-row table:style-name="ro1">
          <table:table-cell office:value-type="string" calcext:value-type="string">
            <text:p>monkeyc7sp1s3487</text:p>
          </table:table-cell>
          <table:table-cell office:value-type="float" office:value="25.359123" calcext:value-type="float">
            <text:p>25,359123</text:p>
          </table:table-cell>
          <table:table-cell office:value-type="float" office:value="16.35702" calcext:value-type="float">
            <text:p>16,35702</text:p>
          </table:table-cell>
        </table:table-row>
        <table:table-row table:style-name="ro1">
          <table:table-cell office:value-type="string" calcext:value-type="string">
            <text:p>monkeyc7sp1s3488</text:p>
          </table:table-cell>
          <table:table-cell office:value-type="float" office:value="25.314028" calcext:value-type="float">
            <text:p>25,314028</text:p>
          </table:table-cell>
          <table:table-cell office:value-type="float" office:value="16.36434" calcext:value-type="float">
            <text:p>16,36434</text:p>
          </table:table-cell>
        </table:table-row>
        <table:table-row table:style-name="ro1">
          <table:table-cell office:value-type="string" calcext:value-type="string">
            <text:p>monkeyc7sp1s3489</text:p>
          </table:table-cell>
          <table:table-cell office:value-type="float" office:value="25.268614" calcext:value-type="float">
            <text:p>25,268614</text:p>
          </table:table-cell>
          <table:table-cell office:value-type="float" office:value="16.3708" calcext:value-type="float">
            <text:p>16,3708</text:p>
          </table:table-cell>
        </table:table-row>
        <table:table-row table:style-name="ro1">
          <table:table-cell office:value-type="string" calcext:value-type="string">
            <text:p>monkeyc7sp1s3490</text:p>
          </table:table-cell>
          <table:table-cell office:value-type="float" office:value="27.03977" calcext:value-type="float">
            <text:p>27,03977</text:p>
          </table:table-cell>
          <table:table-cell office:value-type="float" office:value="14.237356" calcext:value-type="float">
            <text:p>14,237356</text:p>
          </table:table-cell>
        </table:table-row>
        <table:table-row table:style-name="ro1">
          <table:table-cell office:value-type="string" calcext:value-type="string">
            <text:p>monkeyc7sp1s3491</text:p>
          </table:table-cell>
          <table:table-cell office:value-type="float" office:value="25.222899" calcext:value-type="float">
            <text:p>25,222899</text:p>
          </table:table-cell>
          <table:table-cell office:value-type="float" office:value="16.37638" calcext:value-type="float">
            <text:p>16,37638</text:p>
          </table:table-cell>
        </table:table-row>
        <table:table-row table:style-name="ro1">
          <table:table-cell office:value-type="string" calcext:value-type="string">
            <text:p>monkeyc7sp1s3492</text:p>
          </table:table-cell>
          <table:table-cell office:value-type="float" office:value="25.1769" calcext:value-type="float">
            <text:p>25,1769</text:p>
          </table:table-cell>
          <table:table-cell office:value-type="float" office:value="16.38108" calcext:value-type="float">
            <text:p>16,38108</text:p>
          </table:table-cell>
        </table:table-row>
        <table:table-row table:style-name="ro1">
          <table:table-cell office:value-type="string" calcext:value-type="string">
            <text:p>monkeyc7sp1s3493</text:p>
          </table:table-cell>
          <table:table-cell office:value-type="float" office:value="25.130634" calcext:value-type="float">
            <text:p>25,130634</text:p>
          </table:table-cell>
          <table:table-cell office:value-type="float" office:value="16.38488" calcext:value-type="float">
            <text:p>16,38488</text:p>
          </table:table-cell>
        </table:table-row>
        <table:table-row table:style-name="ro1">
          <table:table-cell office:value-type="string" calcext:value-type="string">
            <text:p>monkeyc7sp1s3494</text:p>
          </table:table-cell>
          <table:table-cell office:value-type="float" office:value="25.084118" calcext:value-type="float">
            <text:p>25,084118</text:p>
          </table:table-cell>
          <table:table-cell office:value-type="float" office:value="16.38778" calcext:value-type="float">
            <text:p>16,38778</text:p>
          </table:table-cell>
        </table:table-row>
        <table:table-row table:style-name="ro1">
          <table:table-cell office:value-type="string" calcext:value-type="string">
            <text:p>monkeyc7sp1s3495</text:p>
          </table:table-cell>
          <table:table-cell office:value-type="float" office:value="25.03737" calcext:value-type="float">
            <text:p>25,03737</text:p>
          </table:table-cell>
          <table:table-cell office:value-type="float" office:value="16.38977" calcext:value-type="float">
            <text:p>16,38977</text:p>
          </table:table-cell>
        </table:table-row>
        <table:table-row table:style-name="ro1">
          <table:table-cell office:value-type="string" calcext:value-type="string">
            <text:p>monkeyc7sp1s3496</text:p>
          </table:table-cell>
          <table:table-cell office:value-type="float" office:value="24.990408" calcext:value-type="float">
            <text:p>24,990408</text:p>
          </table:table-cell>
          <table:table-cell office:value-type="float" office:value="16.39085" calcext:value-type="float">
            <text:p>16,39085</text:p>
          </table:table-cell>
        </table:table-row>
        <table:table-row table:style-name="ro1">
          <table:table-cell office:value-type="string" calcext:value-type="string">
            <text:p>monkeyc7sp1s3497</text:p>
          </table:table-cell>
          <table:table-cell office:value-type="float" office:value="24.943249" calcext:value-type="float">
            <text:p>24,943249</text:p>
          </table:table-cell>
          <table:table-cell office:value-type="float" office:value="16.391" calcext:value-type="float">
            <text:p>16,391</text:p>
          </table:table-cell>
        </table:table-row>
        <table:table-row table:style-name="ro1">
          <table:table-cell office:value-type="string" calcext:value-type="string">
            <text:p>monkeyc7sp1s3498</text:p>
          </table:table-cell>
          <table:table-cell office:value-type="float" office:value="24.895912" calcext:value-type="float">
            <text:p>24,895912</text:p>
          </table:table-cell>
          <table:table-cell office:value-type="float" office:value="16.39021" calcext:value-type="float">
            <text:p>16,39021</text:p>
          </table:table-cell>
        </table:table-row>
        <table:table-row table:style-name="ro1">
          <table:table-cell office:value-type="string" calcext:value-type="string">
            <text:p>monkeyc7sp1s3499</text:p>
          </table:table-cell>
          <table:table-cell office:value-type="float" office:value="24.848416" calcext:value-type="float">
            <text:p>24,848416</text:p>
          </table:table-cell>
          <table:table-cell office:value-type="float" office:value="16.38849" calcext:value-type="float">
            <text:p>16,38849</text:p>
          </table:table-cell>
        </table:table-row>
        <table:table-row table:style-name="ro1">
          <table:table-cell office:value-type="string" calcext:value-type="string">
            <text:p>monkeyc7sp1s3500</text:p>
          </table:table-cell>
          <table:table-cell office:value-type="float" office:value="24.800779" calcext:value-type="float">
            <text:p>24,800779</text:p>
          </table:table-cell>
          <table:table-cell office:value-type="float" office:value="16.38583" calcext:value-type="float">
            <text:p>16,385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8sp2s3501</text:p>
          </table:table-cell>
          <table:table-cell office:value-type="float" office:value="-1.51115" calcext:value-type="float">
            <text:p>-1,51115</text:p>
          </table:table-cell>
          <table:table-cell office:value-type="float" office:value="15.377674" calcext:value-type="float">
            <text:p>15,377674</text:p>
          </table:table-cell>
        </table:table-row>
        <table:table-row table:style-name="ro1">
          <table:table-cell office:value-type="string" calcext:value-type="string">
            <text:p>monkeyc8sp2s3502</text:p>
          </table:table-cell>
          <table:table-cell office:value-type="float" office:value="-9.5" calcext:value-type="float">
            <text:p>-9,5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monkeyc8sp2s3503</text:p>
          </table:table-cell>
          <table:table-cell office:value-type="float" office:value="-9.50973" calcext:value-type="float">
            <text:p>-9,50973</text:p>
          </table:table-cell>
          <table:table-cell office:value-type="float" office:value="15.4715389" calcext:value-type="float">
            <text:p>15,4715389</text:p>
          </table:table-cell>
        </table:table-row>
        <table:table-row table:style-name="ro1">
          <table:table-cell office:value-type="string" calcext:value-type="string">
            <text:p>monkeyc8sp2s3504</text:p>
          </table:table-cell>
          <table:table-cell office:value-type="float" office:value="-9.51892" calcext:value-type="float">
            <text:p>-9,51892</text:p>
          </table:table-cell>
          <table:table-cell office:value-type="float" office:value="15.4427109" calcext:value-type="float">
            <text:p>15,4427109</text:p>
          </table:table-cell>
        </table:table-row>
        <table:table-row table:style-name="ro1">
          <table:table-cell office:value-type="string" calcext:value-type="string">
            <text:p>monkeyc8sp2s3505</text:p>
          </table:table-cell>
          <table:table-cell office:value-type="float" office:value="-9.52755" calcext:value-type="float">
            <text:p>-9,52755</text:p>
          </table:table-cell>
          <table:table-cell office:value-type="float" office:value="15.4135266" calcext:value-type="float">
            <text:p>15,4135266</text:p>
          </table:table-cell>
        </table:table-row>
        <table:table-row table:style-name="ro1">
          <table:table-cell office:value-type="string" calcext:value-type="string">
            <text:p>monkeyc8sp2s3506</text:p>
          </table:table-cell>
          <table:table-cell office:value-type="float" office:value="-9.53562" calcext:value-type="float">
            <text:p>-9,53562</text:p>
          </table:table-cell>
          <table:table-cell office:value-type="float" office:value="15.383997" calcext:value-type="float">
            <text:p>15,383997</text:p>
          </table:table-cell>
        </table:table-row>
        <table:table-row table:style-name="ro1">
          <table:table-cell office:value-type="string" calcext:value-type="string">
            <text:p>monkeyc8sp2s3507</text:p>
          </table:table-cell>
          <table:table-cell office:value-type="float" office:value="-9.54312" calcext:value-type="float">
            <text:p>-9,54312</text:p>
          </table:table-cell>
          <table:table-cell office:value-type="float" office:value="15.354132" calcext:value-type="float">
            <text:p>15,354132</text:p>
          </table:table-cell>
        </table:table-row>
        <table:table-row table:style-name="ro1">
          <table:table-cell office:value-type="string" calcext:value-type="string">
            <text:p>monkeyc8sp2s3508</text:p>
          </table:table-cell>
          <table:table-cell office:value-type="float" office:value="-9.55003" calcext:value-type="float">
            <text:p>-9,55003</text:p>
          </table:table-cell>
          <table:table-cell office:value-type="float" office:value="15.323944" calcext:value-type="float">
            <text:p>15,323944</text:p>
          </table:table-cell>
        </table:table-row>
        <table:table-row table:style-name="ro1">
          <table:table-cell office:value-type="string" calcext:value-type="string">
            <text:p>monkeyc8sp2s3509</text:p>
          </table:table-cell>
          <table:table-cell office:value-type="float" office:value="-9.55635" calcext:value-type="float">
            <text:p>-9,55635</text:p>
          </table:table-cell>
          <table:table-cell office:value-type="float" office:value="15.293444" calcext:value-type="float">
            <text:p>15,293444</text:p>
          </table:table-cell>
        </table:table-row>
        <table:table-row table:style-name="ro1">
          <table:table-cell office:value-type="string" calcext:value-type="string">
            <text:p>monkeyc8sp2s3510</text:p>
          </table:table-cell>
          <table:table-cell office:value-type="float" office:value="-9.56207" calcext:value-type="float">
            <text:p>-9,56207</text:p>
          </table:table-cell>
          <table:table-cell office:value-type="float" office:value="15.262644" calcext:value-type="float">
            <text:p>15,262644</text:p>
          </table:table-cell>
        </table:table-row>
        <table:table-row table:style-name="ro1">
          <table:table-cell office:value-type="string" calcext:value-type="string">
            <text:p>monkeyc8sp2s3511</text:p>
          </table:table-cell>
          <table:table-cell office:value-type="float" office:value="-9.56717" calcext:value-type="float">
            <text:p>-9,56717</text:p>
          </table:table-cell>
          <table:table-cell office:value-type="float" office:value="15.231555" calcext:value-type="float">
            <text:p>15,231555</text:p>
          </table:table-cell>
        </table:table-row>
        <table:table-row table:style-name="ro1">
          <table:table-cell office:value-type="string" calcext:value-type="string">
            <text:p>monkeyc8sp2s3512</text:p>
          </table:table-cell>
          <table:table-cell office:value-type="float" office:value="-9.57166" calcext:value-type="float">
            <text:p>-9,57166</text:p>
          </table:table-cell>
          <table:table-cell office:value-type="float" office:value="15.20019" calcext:value-type="float">
            <text:p>15,20019</text:p>
          </table:table-cell>
        </table:table-row>
        <table:table-row table:style-name="ro1">
          <table:table-cell office:value-type="string" calcext:value-type="string">
            <text:p>monkeyc8sp2s3513</text:p>
          </table:table-cell>
          <table:table-cell office:value-type="float" office:value="-9.57552" calcext:value-type="float">
            <text:p>-9,57552</text:p>
          </table:table-cell>
          <table:table-cell office:value-type="float" office:value="15.168561" calcext:value-type="float">
            <text:p>15,168561</text:p>
          </table:table-cell>
        </table:table-row>
        <table:table-row table:style-name="ro1">
          <table:table-cell office:value-type="string" calcext:value-type="string">
            <text:p>monkeyc8sp2s3514</text:p>
          </table:table-cell>
          <table:table-cell office:value-type="float" office:value="-9.57873" calcext:value-type="float">
            <text:p>-9,57873</text:p>
          </table:table-cell>
          <table:table-cell office:value-type="float" office:value="15.136681" calcext:value-type="float">
            <text:p>15,136681</text:p>
          </table:table-cell>
        </table:table-row>
        <table:table-row table:style-name="ro1">
          <table:table-cell office:value-type="string" calcext:value-type="string">
            <text:p>monkeyc8sp2s3515</text:p>
          </table:table-cell>
          <table:table-cell office:value-type="float" office:value="-9.58131" calcext:value-type="float">
            <text:p>-9,58131</text:p>
          </table:table-cell>
          <table:table-cell office:value-type="float" office:value="15.104563" calcext:value-type="float">
            <text:p>15,104563</text:p>
          </table:table-cell>
        </table:table-row>
        <table:table-row table:style-name="ro1">
          <table:table-cell office:value-type="string" calcext:value-type="string">
            <text:p>monkeyc8sp2s3516</text:p>
          </table:table-cell>
          <table:table-cell office:value-type="float" office:value="-9.58323" calcext:value-type="float">
            <text:p>-9,58323</text:p>
          </table:table-cell>
          <table:table-cell office:value-type="float" office:value="15.07222" calcext:value-type="float">
            <text:p>15,07222</text:p>
          </table:table-cell>
        </table:table-row>
        <table:table-row table:style-name="ro1">
          <table:table-cell office:value-type="string" calcext:value-type="string">
            <text:p>monkeyc8sp2s3517</text:p>
          </table:table-cell>
          <table:table-cell office:value-type="float" office:value="-9.58448" calcext:value-type="float">
            <text:p>-9,58448</text:p>
          </table:table-cell>
          <table:table-cell office:value-type="float" office:value="15.039665" calcext:value-type="float">
            <text:p>15,039665</text:p>
          </table:table-cell>
        </table:table-row>
        <table:table-row table:style-name="ro1">
          <table:table-cell office:value-type="string" calcext:value-type="string">
            <text:p>monkeyc8sp2s3518</text:p>
          </table:table-cell>
          <table:table-cell office:value-type="float" office:value="-9.58508" calcext:value-type="float">
            <text:p>-9,58508</text:p>
          </table:table-cell>
          <table:table-cell office:value-type="float" office:value="15.006911" calcext:value-type="float">
            <text:p>15,006911</text:p>
          </table:table-cell>
        </table:table-row>
        <table:table-row table:style-name="ro1">
          <table:table-cell office:value-type="string" calcext:value-type="string">
            <text:p>monkeyc8sp2s3519</text:p>
          </table:table-cell>
          <table:table-cell office:value-type="float" office:value="-9.58499" calcext:value-type="float">
            <text:p>-9,58499</text:p>
          </table:table-cell>
          <table:table-cell office:value-type="float" office:value="14.973972" calcext:value-type="float">
            <text:p>14,973972</text:p>
          </table:table-cell>
        </table:table-row>
        <table:table-row table:style-name="ro1">
          <table:table-cell office:value-type="string" calcext:value-type="string">
            <text:p>monkeyc8sp2s3520</text:p>
          </table:table-cell>
          <table:table-cell office:value-type="float" office:value="-9.58422" calcext:value-type="float">
            <text:p>-9,58422</text:p>
          </table:table-cell>
          <table:table-cell office:value-type="float" office:value="14.940863" calcext:value-type="float">
            <text:p>14,940863</text:p>
          </table:table-cell>
        </table:table-row>
        <table:table-row table:style-name="ro1">
          <table:table-cell office:value-type="string" calcext:value-type="string">
            <text:p>monkeyc8sp2s3521</text:p>
          </table:table-cell>
          <table:table-cell office:value-type="float" office:value="-9.58277" calcext:value-type="float">
            <text:p>-9,58277</text:p>
          </table:table-cell>
          <table:table-cell office:value-type="float" office:value="14.907597" calcext:value-type="float">
            <text:p>14,907597</text:p>
          </table:table-cell>
        </table:table-row>
        <table:table-row table:style-name="ro1">
          <table:table-cell office:value-type="string" calcext:value-type="string">
            <text:p>monkeyc8sp2s3522</text:p>
          </table:table-cell>
          <table:table-cell office:value-type="float" office:value="-9.58062" calcext:value-type="float">
            <text:p>-9,58062</text:p>
          </table:table-cell>
          <table:table-cell office:value-type="float" office:value="14.874188" calcext:value-type="float">
            <text:p>14,874188</text:p>
          </table:table-cell>
        </table:table-row>
        <table:table-row table:style-name="ro1">
          <table:table-cell office:value-type="string" calcext:value-type="string">
            <text:p>monkeyc8sp2s3523</text:p>
          </table:table-cell>
          <table:table-cell office:value-type="float" office:value="-9.57777" calcext:value-type="float">
            <text:p>-9,57777</text:p>
          </table:table-cell>
          <table:table-cell office:value-type="float" office:value="14.840651" calcext:value-type="float">
            <text:p>14,840651</text:p>
          </table:table-cell>
        </table:table-row>
        <table:table-row table:style-name="ro1">
          <table:table-cell office:value-type="string" calcext:value-type="string">
            <text:p>monkeyc8sp2s3524</text:p>
          </table:table-cell>
          <table:table-cell office:value-type="float" office:value="-9.57421" calcext:value-type="float">
            <text:p>-9,57421</text:p>
          </table:table-cell>
          <table:table-cell office:value-type="float" office:value="14.807001" calcext:value-type="float">
            <text:p>14,807001</text:p>
          </table:table-cell>
        </table:table-row>
        <table:table-row table:style-name="ro1">
          <table:table-cell office:value-type="string" calcext:value-type="string">
            <text:p>monkeyc8sp2s3525</text:p>
          </table:table-cell>
          <table:table-cell office:value-type="float" office:value="-9.56995" calcext:value-type="float">
            <text:p>-9,56995</text:p>
          </table:table-cell>
          <table:table-cell office:value-type="float" office:value="14.773252" calcext:value-type="float">
            <text:p>14,773252</text:p>
          </table:table-cell>
        </table:table-row>
        <table:table-row table:style-name="ro1">
          <table:table-cell office:value-type="string" calcext:value-type="string">
            <text:p>monkeyc8sp2s3526</text:p>
          </table:table-cell>
          <table:table-cell office:value-type="float" office:value="-9.56497" calcext:value-type="float">
            <text:p>-9,56497</text:p>
          </table:table-cell>
          <table:table-cell office:value-type="float" office:value="14.739419" calcext:value-type="float">
            <text:p>14,739419</text:p>
          </table:table-cell>
        </table:table-row>
        <table:table-row table:style-name="ro1">
          <table:table-cell office:value-type="string" calcext:value-type="string">
            <text:p>monkeyc8sp2s3527</text:p>
          </table:table-cell>
          <table:table-cell office:value-type="float" office:value="-9.55926" calcext:value-type="float">
            <text:p>-9,55926</text:p>
          </table:table-cell>
          <table:table-cell office:value-type="float" office:value="14.705517" calcext:value-type="float">
            <text:p>14,705517</text:p>
          </table:table-cell>
        </table:table-row>
        <table:table-row table:style-name="ro1">
          <table:table-cell office:value-type="string" calcext:value-type="string">
            <text:p>monkeyc8sp2s3528</text:p>
          </table:table-cell>
          <table:table-cell office:value-type="float" office:value="-9.55283" calcext:value-type="float">
            <text:p>-9,55283</text:p>
          </table:table-cell>
          <table:table-cell office:value-type="float" office:value="14.671561" calcext:value-type="float">
            <text:p>14,671561</text:p>
          </table:table-cell>
        </table:table-row>
        <table:table-row table:style-name="ro1">
          <table:table-cell office:value-type="string" calcext:value-type="string">
            <text:p>monkeyc8sp2s3529</text:p>
          </table:table-cell>
          <table:table-cell office:value-type="float" office:value="-9.54567" calcext:value-type="float">
            <text:p>-9,54567</text:p>
          </table:table-cell>
          <table:table-cell office:value-type="float" office:value="14.637567" calcext:value-type="float">
            <text:p>14,637567</text:p>
          </table:table-cell>
        </table:table-row>
        <table:table-row table:style-name="ro1">
          <table:table-cell office:value-type="string" calcext:value-type="string">
            <text:p>monkeyc8sp2s3530</text:p>
          </table:table-cell>
          <table:table-cell office:value-type="float" office:value="-9.53778" calcext:value-type="float">
            <text:p>-9,53778</text:p>
          </table:table-cell>
          <table:table-cell office:value-type="float" office:value="14.603551" calcext:value-type="float">
            <text:p>14,603551</text:p>
          </table:table-cell>
        </table:table-row>
        <table:table-row table:style-name="ro1">
          <table:table-cell office:value-type="string" calcext:value-type="string">
            <text:p>monkeyc8sp2s3531</text:p>
          </table:table-cell>
          <table:table-cell office:value-type="float" office:value="-9.52916" calcext:value-type="float">
            <text:p>-9,52916</text:p>
          </table:table-cell>
          <table:table-cell office:value-type="float" office:value="14.569527" calcext:value-type="float">
            <text:p>14,569527</text:p>
          </table:table-cell>
        </table:table-row>
        <table:table-row table:style-name="ro1">
          <table:table-cell office:value-type="string" calcext:value-type="string">
            <text:p>monkeyc8sp2s3532</text:p>
          </table:table-cell>
          <table:table-cell office:value-type="float" office:value="-9.51979" calcext:value-type="float">
            <text:p>-9,51979</text:p>
          </table:table-cell>
          <table:table-cell office:value-type="float" office:value="14.535512" calcext:value-type="float">
            <text:p>14,535512</text:p>
          </table:table-cell>
        </table:table-row>
        <table:table-row table:style-name="ro1">
          <table:table-cell office:value-type="string" calcext:value-type="string">
            <text:p>monkeyc8sp2s3533</text:p>
          </table:table-cell>
          <table:table-cell office:value-type="float" office:value="-9.50968" calcext:value-type="float">
            <text:p>-9,50968</text:p>
          </table:table-cell>
          <table:table-cell office:value-type="float" office:value="14.501521" calcext:value-type="float">
            <text:p>14,501521</text:p>
          </table:table-cell>
        </table:table-row>
        <table:table-row table:style-name="ro1">
          <table:table-cell office:value-type="string" calcext:value-type="string">
            <text:p>monkeyc8sp2s3534</text:p>
          </table:table-cell>
          <table:table-cell office:value-type="float" office:value="-9.49883" calcext:value-type="float">
            <text:p>-9,49883</text:p>
          </table:table-cell>
          <table:table-cell office:value-type="float" office:value="14.46757" calcext:value-type="float">
            <text:p>14,46757</text:p>
          </table:table-cell>
        </table:table-row>
        <table:table-row table:style-name="ro1">
          <table:table-cell office:value-type="string" calcext:value-type="string">
            <text:p>monkeyc8sp2s3535</text:p>
          </table:table-cell>
          <table:table-cell office:value-type="float" office:value="-9.48723" calcext:value-type="float">
            <text:p>-9,48723</text:p>
          </table:table-cell>
          <table:table-cell office:value-type="float" office:value="14.43368" calcext:value-type="float">
            <text:p>14,43368</text:p>
          </table:table-cell>
        </table:table-row>
        <table:table-row table:style-name="ro1">
          <table:table-cell office:value-type="string" calcext:value-type="string">
            <text:p>monkeyc8sp2s3536</text:p>
          </table:table-cell>
          <table:table-cell office:value-type="float" office:value="-9.47488" calcext:value-type="float">
            <text:p>-9,47488</text:p>
          </table:table-cell>
          <table:table-cell office:value-type="float" office:value="14.39985" calcext:value-type="float">
            <text:p>14,39985</text:p>
          </table:table-cell>
        </table:table-row>
        <table:table-row table:style-name="ro1">
          <table:table-cell office:value-type="string" calcext:value-type="string">
            <text:p>monkeyc8sp2s3537</text:p>
          </table:table-cell>
          <table:table-cell office:value-type="float" office:value="-9.46179" calcext:value-type="float">
            <text:p>-9,46179</text:p>
          </table:table-cell>
          <table:table-cell office:value-type="float" office:value="14.36612" calcext:value-type="float">
            <text:p>14,36612</text:p>
          </table:table-cell>
        </table:table-row>
        <table:table-row table:style-name="ro1">
          <table:table-cell office:value-type="string" calcext:value-type="string">
            <text:p>monkeyc8sp2s3538</text:p>
          </table:table-cell>
          <table:table-cell office:value-type="float" office:value="-9.44794" calcext:value-type="float">
            <text:p>-9,44794</text:p>
          </table:table-cell>
          <table:table-cell office:value-type="float" office:value="14.33249" calcext:value-type="float">
            <text:p>14,33249</text:p>
          </table:table-cell>
        </table:table-row>
        <table:table-row table:style-name="ro1">
          <table:table-cell office:value-type="string" calcext:value-type="string">
            <text:p>monkeyc8sp2s3539</text:p>
          </table:table-cell>
          <table:table-cell office:value-type="float" office:value="-9.43334" calcext:value-type="float">
            <text:p>-9,43334</text:p>
          </table:table-cell>
          <table:table-cell office:value-type="float" office:value="14.29899" calcext:value-type="float">
            <text:p>14,29899</text:p>
          </table:table-cell>
        </table:table-row>
        <table:table-row table:style-name="ro1">
          <table:table-cell office:value-type="string" calcext:value-type="string">
            <text:p>monkeyc8sp2s3540</text:p>
          </table:table-cell>
          <table:table-cell office:value-type="float" office:value="-9.41799" calcext:value-type="float">
            <text:p>-9,41799</text:p>
          </table:table-cell>
          <table:table-cell office:value-type="float" office:value="14.26562" calcext:value-type="float">
            <text:p>14,26562</text:p>
          </table:table-cell>
        </table:table-row>
        <table:table-row table:style-name="ro1">
          <table:table-cell office:value-type="string" calcext:value-type="string">
            <text:p>monkeyc8sp2s3541</text:p>
          </table:table-cell>
          <table:table-cell office:value-type="float" office:value="-9.40189" calcext:value-type="float">
            <text:p>-9,40189</text:p>
          </table:table-cell>
          <table:table-cell office:value-type="float" office:value="14.2324" calcext:value-type="float">
            <text:p>14,2324</text:p>
          </table:table-cell>
        </table:table-row>
        <table:table-row table:style-name="ro1">
          <table:table-cell office:value-type="string" calcext:value-type="string">
            <text:p>monkeyc8sp2s3542</text:p>
          </table:table-cell>
          <table:table-cell office:value-type="float" office:value="-9.38504" calcext:value-type="float">
            <text:p>-9,38504</text:p>
          </table:table-cell>
          <table:table-cell office:value-type="float" office:value="14.19936" calcext:value-type="float">
            <text:p>14,19936</text:p>
          </table:table-cell>
        </table:table-row>
        <table:table-row table:style-name="ro1">
          <table:table-cell office:value-type="string" calcext:value-type="string">
            <text:p>monkeyc8sp2s3543</text:p>
          </table:table-cell>
          <table:table-cell office:value-type="float" office:value="-9.36744" calcext:value-type="float">
            <text:p>-9,36744</text:p>
          </table:table-cell>
          <table:table-cell office:value-type="float" office:value="14.1665" calcext:value-type="float">
            <text:p>14,1665</text:p>
          </table:table-cell>
        </table:table-row>
        <table:table-row table:style-name="ro1">
          <table:table-cell office:value-type="string" calcext:value-type="string">
            <text:p>monkeyc8sp2s3544</text:p>
          </table:table-cell>
          <table:table-cell office:value-type="float" office:value="-9.34909" calcext:value-type="float">
            <text:p>-9,34909</text:p>
          </table:table-cell>
          <table:table-cell office:value-type="float" office:value="14.13385" calcext:value-type="float">
            <text:p>14,13385</text:p>
          </table:table-cell>
        </table:table-row>
        <table:table-row table:style-name="ro1">
          <table:table-cell office:value-type="string" calcext:value-type="string">
            <text:p>monkeyc8sp2s3545</text:p>
          </table:table-cell>
          <table:table-cell office:value-type="float" office:value="-9.32999" calcext:value-type="float">
            <text:p>-9,32999</text:p>
          </table:table-cell>
          <table:table-cell office:value-type="float" office:value="14.10142" calcext:value-type="float">
            <text:p>14,10142</text:p>
          </table:table-cell>
        </table:table-row>
        <table:table-row table:style-name="ro1">
          <table:table-cell office:value-type="string" calcext:value-type="string">
            <text:p>monkeyc8sp2s3546</text:p>
          </table:table-cell>
          <table:table-cell office:value-type="float" office:value="-9.31015" calcext:value-type="float">
            <text:p>-9,31015</text:p>
          </table:table-cell>
          <table:table-cell office:value-type="float" office:value="14.06922" calcext:value-type="float">
            <text:p>14,06922</text:p>
          </table:table-cell>
        </table:table-row>
        <table:table-row table:style-name="ro1">
          <table:table-cell office:value-type="string" calcext:value-type="string">
            <text:p>monkeyc8sp2s3547</text:p>
          </table:table-cell>
          <table:table-cell office:value-type="float" office:value="-9.28956" calcext:value-type="float">
            <text:p>-9,28956</text:p>
          </table:table-cell>
          <table:table-cell office:value-type="float" office:value="14.03728" calcext:value-type="float">
            <text:p>14,03728</text:p>
          </table:table-cell>
        </table:table-row>
        <table:table-row table:style-name="ro1">
          <table:table-cell office:value-type="string" calcext:value-type="string">
            <text:p>monkeyc8sp2s3548</text:p>
          </table:table-cell>
          <table:table-cell office:value-type="float" office:value="-9.26823" calcext:value-type="float">
            <text:p>-9,26823</text:p>
          </table:table-cell>
          <table:table-cell office:value-type="float" office:value="14.00561" calcext:value-type="float">
            <text:p>14,00561</text:p>
          </table:table-cell>
        </table:table-row>
        <table:table-row table:style-name="ro1">
          <table:table-cell office:value-type="string" calcext:value-type="string">
            <text:p>monkeyc8sp2s3549</text:p>
          </table:table-cell>
          <table:table-cell office:value-type="float" office:value="-9.24616" calcext:value-type="float">
            <text:p>-9,24616</text:p>
          </table:table-cell>
          <table:table-cell office:value-type="float" office:value="13.97423" calcext:value-type="float">
            <text:p>13,97423</text:p>
          </table:table-cell>
        </table:table-row>
        <table:table-row table:style-name="ro1">
          <table:table-cell office:value-type="string" calcext:value-type="string">
            <text:p>monkeyc8sp2s3550</text:p>
          </table:table-cell>
          <table:table-cell office:value-type="float" office:value="-9.22336" calcext:value-type="float">
            <text:p>-9,22336</text:p>
          </table:table-cell>
          <table:table-cell office:value-type="float" office:value="13.94315" calcext:value-type="float">
            <text:p>13,94315</text:p>
          </table:table-cell>
        </table:table-row>
        <table:table-row table:style-name="ro1">
          <table:table-cell office:value-type="string" calcext:value-type="string">
            <text:p>monkeyc8sp2s3551</text:p>
          </table:table-cell>
          <table:table-cell office:value-type="float" office:value="-9.19983" calcext:value-type="float">
            <text:p>-9,19983</text:p>
          </table:table-cell>
          <table:table-cell office:value-type="float" office:value="13.91239" calcext:value-type="float">
            <text:p>13,91239</text:p>
          </table:table-cell>
        </table:table-row>
        <table:table-row table:style-name="ro1">
          <table:table-cell office:value-type="string" calcext:value-type="string">
            <text:p>monkeyc8sp2s3552</text:p>
          </table:table-cell>
          <table:table-cell office:value-type="float" office:value="-9.17557" calcext:value-type="float">
            <text:p>-9,17557</text:p>
          </table:table-cell>
          <table:table-cell office:value-type="float" office:value="13.88197" calcext:value-type="float">
            <text:p>13,88197</text:p>
          </table:table-cell>
        </table:table-row>
        <table:table-row table:style-name="ro1">
          <table:table-cell office:value-type="string" calcext:value-type="string">
            <text:p>monkeyc8sp2s3553</text:p>
          </table:table-cell>
          <table:table-cell office:value-type="float" office:value="-9.15059" calcext:value-type="float">
            <text:p>-9,15059</text:p>
          </table:table-cell>
          <table:table-cell office:value-type="float" office:value="13.8519" calcext:value-type="float">
            <text:p>13,8519</text:p>
          </table:table-cell>
        </table:table-row>
        <table:table-row table:style-name="ro1">
          <table:table-cell office:value-type="string" calcext:value-type="string">
            <text:p>monkeyc8sp2s3554</text:p>
          </table:table-cell>
          <table:table-cell office:value-type="float" office:value="-9.12489" calcext:value-type="float">
            <text:p>-9,12489</text:p>
          </table:table-cell>
          <table:table-cell office:value-type="float" office:value="13.8222" calcext:value-type="float">
            <text:p>13,8222</text:p>
          </table:table-cell>
        </table:table-row>
        <table:table-row table:style-name="ro1">
          <table:table-cell office:value-type="string" calcext:value-type="string">
            <text:p>monkeyc8sp2s3555</text:p>
          </table:table-cell>
          <table:table-cell office:value-type="float" office:value="-9.09848" calcext:value-type="float">
            <text:p>-9,09848</text:p>
          </table:table-cell>
          <table:table-cell office:value-type="float" office:value="13.79288" calcext:value-type="float">
            <text:p>13,79288</text:p>
          </table:table-cell>
        </table:table-row>
        <table:table-row table:style-name="ro1">
          <table:table-cell office:value-type="string" calcext:value-type="string">
            <text:p>monkeyc8sp2s3556</text:p>
          </table:table-cell>
          <table:table-cell office:value-type="float" office:value="-9.07136" calcext:value-type="float">
            <text:p>-9,07136</text:p>
          </table:table-cell>
          <table:table-cell office:value-type="float" office:value="13.76397" calcext:value-type="float">
            <text:p>13,76397</text:p>
          </table:table-cell>
        </table:table-row>
        <table:table-row table:style-name="ro1">
          <table:table-cell office:value-type="string" calcext:value-type="string">
            <text:p>monkeyc8sp2s3557</text:p>
          </table:table-cell>
          <table:table-cell office:value-type="float" office:value="-9.04353" calcext:value-type="float">
            <text:p>-9,04353</text:p>
          </table:table-cell>
          <table:table-cell office:value-type="float" office:value="13.73548" calcext:value-type="float">
            <text:p>13,73548</text:p>
          </table:table-cell>
        </table:table-row>
        <table:table-row table:style-name="ro1">
          <table:table-cell office:value-type="string" calcext:value-type="string">
            <text:p>monkeyc8sp2s3558</text:p>
          </table:table-cell>
          <table:table-cell office:value-type="float" office:value="-9.01502" calcext:value-type="float">
            <text:p>-9,01502</text:p>
          </table:table-cell>
          <table:table-cell office:value-type="float" office:value="13.70742" calcext:value-type="float">
            <text:p>13,70742</text:p>
          </table:table-cell>
        </table:table-row>
        <table:table-row table:style-name="ro1">
          <table:table-cell office:value-type="string" calcext:value-type="string">
            <text:p>monkeyc8sp2s3559</text:p>
          </table:table-cell>
          <table:table-cell office:value-type="float" office:value="-8.985813" calcext:value-type="float">
            <text:p>-8,985813</text:p>
          </table:table-cell>
          <table:table-cell office:value-type="float" office:value="13.67982" calcext:value-type="float">
            <text:p>13,67982</text:p>
          </table:table-cell>
        </table:table-row>
        <table:table-row table:style-name="ro1">
          <table:table-cell office:value-type="string" calcext:value-type="string">
            <text:p>monkeyc8sp2s3560</text:p>
          </table:table-cell>
          <table:table-cell office:value-type="float" office:value="-8.955926" calcext:value-type="float">
            <text:p>-8,955926</text:p>
          </table:table-cell>
          <table:table-cell office:value-type="float" office:value="13.65268" calcext:value-type="float">
            <text:p>13,65268</text:p>
          </table:table-cell>
        </table:table-row>
        <table:table-row table:style-name="ro1">
          <table:table-cell office:value-type="string" calcext:value-type="string">
            <text:p>monkeyc8sp2s3561</text:p>
          </table:table-cell>
          <table:table-cell office:value-type="float" office:value="-8.925365" calcext:value-type="float">
            <text:p>-8,925365</text:p>
          </table:table-cell>
          <table:table-cell office:value-type="float" office:value="13.62602" calcext:value-type="float">
            <text:p>13,62602</text:p>
          </table:table-cell>
        </table:table-row>
        <table:table-row table:style-name="ro1">
          <table:table-cell office:value-type="string" calcext:value-type="string">
            <text:p>monkeyc8sp2s3562</text:p>
          </table:table-cell>
          <table:table-cell office:value-type="float" office:value="-8.894136" calcext:value-type="float">
            <text:p>-8,894136</text:p>
          </table:table-cell>
          <table:table-cell office:value-type="float" office:value="13.59986" calcext:value-type="float">
            <text:p>13,59986</text:p>
          </table:table-cell>
        </table:table-row>
        <table:table-row table:style-name="ro1">
          <table:table-cell office:value-type="string" calcext:value-type="string">
            <text:p>monkeyc8sp2s3563</text:p>
          </table:table-cell>
          <table:table-cell office:value-type="float" office:value="-8.86225" calcext:value-type="float">
            <text:p>-8,86225</text:p>
          </table:table-cell>
          <table:table-cell office:value-type="float" office:value="13.57422" calcext:value-type="float">
            <text:p>13,57422</text:p>
          </table:table-cell>
        </table:table-row>
        <table:table-row table:style-name="ro1">
          <table:table-cell office:value-type="string" calcext:value-type="string">
            <text:p>monkeyc8sp2s3564</text:p>
          </table:table-cell>
          <table:table-cell office:value-type="float" office:value="-8.829712" calcext:value-type="float">
            <text:p>-8,829712</text:p>
          </table:table-cell>
          <table:table-cell office:value-type="float" office:value="13.54911" calcext:value-type="float">
            <text:p>13,54911</text:p>
          </table:table-cell>
        </table:table-row>
        <table:table-row table:style-name="ro1">
          <table:table-cell office:value-type="string" calcext:value-type="string">
            <text:p>monkeyc8sp2s3565</text:p>
          </table:table-cell>
          <table:table-cell office:value-type="float" office:value="-8.796533" calcext:value-type="float">
            <text:p>-8,796533</text:p>
          </table:table-cell>
          <table:table-cell office:value-type="float" office:value="13.52454" calcext:value-type="float">
            <text:p>13,52454</text:p>
          </table:table-cell>
        </table:table-row>
        <table:table-row table:style-name="ro1">
          <table:table-cell office:value-type="string" calcext:value-type="string">
            <text:p>monkeyc8sp2s3566</text:p>
          </table:table-cell>
          <table:table-cell office:value-type="float" office:value="-8.762721" calcext:value-type="float">
            <text:p>-8,762721</text:p>
          </table:table-cell>
          <table:table-cell office:value-type="float" office:value="13.50054" calcext:value-type="float">
            <text:p>13,50054</text:p>
          </table:table-cell>
        </table:table-row>
        <table:table-row table:style-name="ro1">
          <table:table-cell office:value-type="string" calcext:value-type="string">
            <text:p>monkeyc8sp2s3567</text:p>
          </table:table-cell>
          <table:table-cell office:value-type="float" office:value="-8.728287" calcext:value-type="float">
            <text:p>-8,728287</text:p>
          </table:table-cell>
          <table:table-cell office:value-type="float" office:value="13.47711" calcext:value-type="float">
            <text:p>13,47711</text:p>
          </table:table-cell>
        </table:table-row>
        <table:table-row table:style-name="ro1">
          <table:table-cell office:value-type="string" calcext:value-type="string">
            <text:p>monkeyc8sp2s3568</text:p>
          </table:table-cell>
          <table:table-cell office:value-type="float" office:value="-8.693238" calcext:value-type="float">
            <text:p>-8,693238</text:p>
          </table:table-cell>
          <table:table-cell office:value-type="float" office:value="13.45427" calcext:value-type="float">
            <text:p>13,45427</text:p>
          </table:table-cell>
        </table:table-row>
        <table:table-row table:style-name="ro1">
          <table:table-cell office:value-type="string" calcext:value-type="string">
            <text:p>monkeyc8sp2s3569</text:p>
          </table:table-cell>
          <table:table-cell office:value-type="float" office:value="-8.657587" calcext:value-type="float">
            <text:p>-8,657587</text:p>
          </table:table-cell>
          <table:table-cell office:value-type="float" office:value="13.43203" calcext:value-type="float">
            <text:p>13,43203</text:p>
          </table:table-cell>
        </table:table-row>
        <table:table-row table:style-name="ro1">
          <table:table-cell office:value-type="string" calcext:value-type="string">
            <text:p>monkeyc8sp2s3570</text:p>
          </table:table-cell>
          <table:table-cell office:value-type="float" office:value="-8.621342" calcext:value-type="float">
            <text:p>-8,621342</text:p>
          </table:table-cell>
          <table:table-cell office:value-type="float" office:value="13.41042" calcext:value-type="float">
            <text:p>13,41042</text:p>
          </table:table-cell>
        </table:table-row>
        <table:table-row table:style-name="ro1">
          <table:table-cell office:value-type="string" calcext:value-type="string">
            <text:p>monkeyc8sp2s3571</text:p>
          </table:table-cell>
          <table:table-cell office:value-type="float" office:value="-8.584515" calcext:value-type="float">
            <text:p>-8,584515</text:p>
          </table:table-cell>
          <table:table-cell office:value-type="float" office:value="13.38945" calcext:value-type="float">
            <text:p>13,38945</text:p>
          </table:table-cell>
        </table:table-row>
        <table:table-row table:style-name="ro1">
          <table:table-cell office:value-type="string" calcext:value-type="string">
            <text:p>monkeyc8sp2s3572</text:p>
          </table:table-cell>
          <table:table-cell office:value-type="float" office:value="-8.547118" calcext:value-type="float">
            <text:p>-8,547118</text:p>
          </table:table-cell>
          <table:table-cell office:value-type="float" office:value="13.36912" calcext:value-type="float">
            <text:p>13,36912</text:p>
          </table:table-cell>
        </table:table-row>
        <table:table-row table:style-name="ro1">
          <table:table-cell office:value-type="string" calcext:value-type="string">
            <text:p>monkeyc8sp2s3573</text:p>
          </table:table-cell>
          <table:table-cell office:value-type="float" office:value="-8.509161" calcext:value-type="float">
            <text:p>-8,509161</text:p>
          </table:table-cell>
          <table:table-cell office:value-type="float" office:value="13.34945" calcext:value-type="float">
            <text:p>13,34945</text:p>
          </table:table-cell>
        </table:table-row>
        <table:table-row table:style-name="ro1">
          <table:table-cell office:value-type="string" calcext:value-type="string">
            <text:p>monkeyc8sp2s3574</text:p>
          </table:table-cell>
          <table:table-cell office:value-type="float" office:value="-8.470656" calcext:value-type="float">
            <text:p>-8,470656</text:p>
          </table:table-cell>
          <table:table-cell office:value-type="float" office:value="13.33046" calcext:value-type="float">
            <text:p>13,33046</text:p>
          </table:table-cell>
        </table:table-row>
        <table:table-row table:style-name="ro1">
          <table:table-cell office:value-type="string" calcext:value-type="string">
            <text:p>monkeyc8sp2s3575</text:p>
          </table:table-cell>
          <table:table-cell office:value-type="float" office:value="-8.431615" calcext:value-type="float">
            <text:p>-8,431615</text:p>
          </table:table-cell>
          <table:table-cell office:value-type="float" office:value="13.31217" calcext:value-type="float">
            <text:p>13,31217</text:p>
          </table:table-cell>
        </table:table-row>
        <table:table-row table:style-name="ro1">
          <table:table-cell office:value-type="string" calcext:value-type="string">
            <text:p>monkeyc8sp2s3576</text:p>
          </table:table-cell>
          <table:table-cell office:value-type="float" office:value="-8.392052" calcext:value-type="float">
            <text:p>-8,392052</text:p>
          </table:table-cell>
          <table:table-cell office:value-type="float" office:value="13.29458" calcext:value-type="float">
            <text:p>13,29458</text:p>
          </table:table-cell>
        </table:table-row>
        <table:table-row table:style-name="ro1">
          <table:table-cell office:value-type="string" calcext:value-type="string">
            <text:p>monkeyc8sp2s3577</text:p>
          </table:table-cell>
          <table:table-cell office:value-type="float" office:value="-8.351978" calcext:value-type="float">
            <text:p>-8,351978</text:p>
          </table:table-cell>
          <table:table-cell office:value-type="float" office:value="13.2777" calcext:value-type="float">
            <text:p>13,2777</text:p>
          </table:table-cell>
        </table:table-row>
        <table:table-row table:style-name="ro1">
          <table:table-cell office:value-type="string" calcext:value-type="string">
            <text:p>monkeyc8sp2s3578</text:p>
          </table:table-cell>
          <table:table-cell office:value-type="float" office:value="-8.311406" calcext:value-type="float">
            <text:p>-8,311406</text:p>
          </table:table-cell>
          <table:table-cell office:value-type="float" office:value="13.26156" calcext:value-type="float">
            <text:p>13,26156</text:p>
          </table:table-cell>
        </table:table-row>
        <table:table-row table:style-name="ro1">
          <table:table-cell office:value-type="string" calcext:value-type="string">
            <text:p>monkeyc8sp2s3579</text:p>
          </table:table-cell>
          <table:table-cell office:value-type="float" office:value="-8.270351" calcext:value-type="float">
            <text:p>-8,270351</text:p>
          </table:table-cell>
          <table:table-cell office:value-type="float" office:value="13.24616" calcext:value-type="float">
            <text:p>13,24616</text:p>
          </table:table-cell>
        </table:table-row>
        <table:table-row table:style-name="ro1">
          <table:table-cell office:value-type="string" calcext:value-type="string">
            <text:p>monkeyc8sp2s3580</text:p>
          </table:table-cell>
          <table:table-cell office:value-type="float" office:value="-8.228825" calcext:value-type="float">
            <text:p>-8,228825</text:p>
          </table:table-cell>
          <table:table-cell office:value-type="float" office:value="13.23151" calcext:value-type="float">
            <text:p>13,23151</text:p>
          </table:table-cell>
        </table:table-row>
        <table:table-row table:style-name="ro1">
          <table:table-cell office:value-type="string" calcext:value-type="string">
            <text:p>monkeyc8sp2s3581</text:p>
          </table:table-cell>
          <table:table-cell office:value-type="float" office:value="-8.186843" calcext:value-type="float">
            <text:p>-8,186843</text:p>
          </table:table-cell>
          <table:table-cell office:value-type="float" office:value="13.21763" calcext:value-type="float">
            <text:p>13,21763</text:p>
          </table:table-cell>
        </table:table-row>
        <table:table-row table:style-name="ro1">
          <table:table-cell office:value-type="string" calcext:value-type="string">
            <text:p>monkeyc8sp2s3582</text:p>
          </table:table-cell>
          <table:table-cell office:value-type="float" office:value="-8.144418" calcext:value-type="float">
            <text:p>-8,144418</text:p>
          </table:table-cell>
          <table:table-cell office:value-type="float" office:value="13.20454" calcext:value-type="float">
            <text:p>13,20454</text:p>
          </table:table-cell>
        </table:table-row>
        <table:table-row table:style-name="ro1">
          <table:table-cell office:value-type="string" calcext:value-type="string">
            <text:p>monkeyc8sp2s3583</text:p>
          </table:table-cell>
          <table:table-cell office:value-type="float" office:value="-8.101566" calcext:value-type="float">
            <text:p>-8,101566</text:p>
          </table:table-cell>
          <table:table-cell office:value-type="float" office:value="13.19223" calcext:value-type="float">
            <text:p>13,19223</text:p>
          </table:table-cell>
        </table:table-row>
        <table:table-row table:style-name="ro1">
          <table:table-cell office:value-type="string" calcext:value-type="string">
            <text:p>monkeyc8sp2s3584</text:p>
          </table:table-cell>
          <table:table-cell office:value-type="float" office:value="-8.0583018" calcext:value-type="float">
            <text:p>-8,0583018</text:p>
          </table:table-cell>
          <table:table-cell office:value-type="float" office:value="13.18073" calcext:value-type="float">
            <text:p>13,18073</text:p>
          </table:table-cell>
        </table:table-row>
        <table:table-row table:style-name="ro1">
          <table:table-cell office:value-type="string" calcext:value-type="string">
            <text:p>monkeyc8sp2s3585</text:p>
          </table:table-cell>
          <table:table-cell office:value-type="float" office:value="-8.0146397" calcext:value-type="float">
            <text:p>-8,0146397</text:p>
          </table:table-cell>
          <table:table-cell office:value-type="float" office:value="13.17005" calcext:value-type="float">
            <text:p>13,17005</text:p>
          </table:table-cell>
        </table:table-row>
        <table:table-row table:style-name="ro1">
          <table:table-cell office:value-type="string" calcext:value-type="string">
            <text:p>monkeyc8sp2s3586</text:p>
          </table:table-cell>
          <table:table-cell office:value-type="float" office:value="-7.9705955" calcext:value-type="float">
            <text:p>-7,9705955</text:p>
          </table:table-cell>
          <table:table-cell office:value-type="float" office:value="13.16018" calcext:value-type="float">
            <text:p>13,16018</text:p>
          </table:table-cell>
        </table:table-row>
        <table:table-row table:style-name="ro1">
          <table:table-cell office:value-type="string" calcext:value-type="string">
            <text:p>monkeyc8sp2s3587</text:p>
          </table:table-cell>
          <table:table-cell office:value-type="float" office:value="-7.9261847" calcext:value-type="float">
            <text:p>-7,9261847</text:p>
          </table:table-cell>
          <table:table-cell office:value-type="float" office:value="13.15116" calcext:value-type="float">
            <text:p>13,15116</text:p>
          </table:table-cell>
        </table:table-row>
        <table:table-row table:style-name="ro1">
          <table:table-cell office:value-type="string" calcext:value-type="string">
            <text:p>monkeyc8sp2s3588</text:p>
          </table:table-cell>
          <table:table-cell office:value-type="float" office:value="-7.881423" calcext:value-type="float">
            <text:p>-7,881423</text:p>
          </table:table-cell>
          <table:table-cell office:value-type="float" office:value="13.14298" calcext:value-type="float">
            <text:p>13,14298</text:p>
          </table:table-cell>
        </table:table-row>
        <table:table-row table:style-name="ro1">
          <table:table-cell office:value-type="string" calcext:value-type="string">
            <text:p>monkeyc8sp2s3589</text:p>
          </table:table-cell>
          <table:table-cell office:value-type="float" office:value="-7.836328" calcext:value-type="float">
            <text:p>-7,836328</text:p>
          </table:table-cell>
          <table:table-cell office:value-type="float" office:value="13.13566" calcext:value-type="float">
            <text:p>13,13566</text:p>
          </table:table-cell>
        </table:table-row>
        <table:table-row table:style-name="ro1">
          <table:table-cell office:value-type="string" calcext:value-type="string">
            <text:p>monkeyc8sp2s3590</text:p>
          </table:table-cell>
          <table:table-cell office:value-type="float" office:value="-7.790914" calcext:value-type="float">
            <text:p>-7,790914</text:p>
          </table:table-cell>
          <table:table-cell office:value-type="float" office:value="13.1292" calcext:value-type="float">
            <text:p>13,1292</text:p>
          </table:table-cell>
        </table:table-row>
        <table:table-row table:style-name="ro1">
          <table:table-cell office:value-type="string" calcext:value-type="string">
            <text:p>monkeyc8sp2s3591</text:p>
          </table:table-cell>
          <table:table-cell office:value-type="float" office:value="-7.745199" calcext:value-type="float">
            <text:p>-7,745199</text:p>
          </table:table-cell>
          <table:table-cell office:value-type="float" office:value="13.12362" calcext:value-type="float">
            <text:p>13,12362</text:p>
          </table:table-cell>
        </table:table-row>
        <table:table-row table:style-name="ro1">
          <table:table-cell office:value-type="string" calcext:value-type="string">
            <text:p>monkeyc8sp2s3592</text:p>
          </table:table-cell>
          <table:table-cell office:value-type="float" office:value="-7.6992" calcext:value-type="float">
            <text:p>-7,6992</text:p>
          </table:table-cell>
          <table:table-cell office:value-type="float" office:value="13.11892" calcext:value-type="float">
            <text:p>13,11892</text:p>
          </table:table-cell>
        </table:table-row>
        <table:table-row table:style-name="ro1">
          <table:table-cell office:value-type="string" calcext:value-type="string">
            <text:p>monkeyc8sp2s3593</text:p>
          </table:table-cell>
          <table:table-cell office:value-type="float" office:value="-7.652934" calcext:value-type="float">
            <text:p>-7,652934</text:p>
          </table:table-cell>
          <table:table-cell office:value-type="float" office:value="13.11512" calcext:value-type="float">
            <text:p>13,11512</text:p>
          </table:table-cell>
        </table:table-row>
        <table:table-row table:style-name="ro1">
          <table:table-cell office:value-type="string" calcext:value-type="string">
            <text:p>monkeyc8sp2s3594</text:p>
          </table:table-cell>
          <table:table-cell office:value-type="float" office:value="-7.606418" calcext:value-type="float">
            <text:p>-7,606418</text:p>
          </table:table-cell>
          <table:table-cell office:value-type="float" office:value="13.11222" calcext:value-type="float">
            <text:p>13,11222</text:p>
          </table:table-cell>
        </table:table-row>
        <table:table-row table:style-name="ro1">
          <table:table-cell office:value-type="string" calcext:value-type="string">
            <text:p>monkeyc8sp2s3595</text:p>
          </table:table-cell>
          <table:table-cell office:value-type="float" office:value="-7.55967" calcext:value-type="float">
            <text:p>-7,55967</text:p>
          </table:table-cell>
          <table:table-cell office:value-type="float" office:value="13.11023" calcext:value-type="float">
            <text:p>13,11023</text:p>
          </table:table-cell>
        </table:table-row>
        <table:table-row table:style-name="ro1">
          <table:table-cell office:value-type="string" calcext:value-type="string">
            <text:p>monkeyc8sp2s3596</text:p>
          </table:table-cell>
          <table:table-cell office:value-type="float" office:value="-7.512708" calcext:value-type="float">
            <text:p>-7,512708</text:p>
          </table:table-cell>
          <table:table-cell office:value-type="float" office:value="13.10915" calcext:value-type="float">
            <text:p>13,10915</text:p>
          </table:table-cell>
        </table:table-row>
        <table:table-row table:style-name="ro1">
          <table:table-cell office:value-type="string" calcext:value-type="string">
            <text:p>monkeyc8sp2s3597</text:p>
          </table:table-cell>
          <table:table-cell office:value-type="float" office:value="-7.465549" calcext:value-type="float">
            <text:p>-7,465549</text:p>
          </table:table-cell>
          <table:table-cell office:value-type="float" office:value="13.109" calcext:value-type="float">
            <text:p>13,109</text:p>
          </table:table-cell>
        </table:table-row>
        <table:table-row table:style-name="ro1">
          <table:table-cell office:value-type="string" calcext:value-type="string">
            <text:p>monkeyc8sp2s3598</text:p>
          </table:table-cell>
          <table:table-cell office:value-type="float" office:value="-7.418212" calcext:value-type="float">
            <text:p>-7,418212</text:p>
          </table:table-cell>
          <table:table-cell office:value-type="float" office:value="13.10979" calcext:value-type="float">
            <text:p>13,10979</text:p>
          </table:table-cell>
        </table:table-row>
        <table:table-row table:style-name="ro1">
          <table:table-cell office:value-type="string" calcext:value-type="string">
            <text:p>monkeyc8sp2s3599</text:p>
          </table:table-cell>
          <table:table-cell office:value-type="float" office:value="-7.370716" calcext:value-type="float">
            <text:p>-7,370716</text:p>
          </table:table-cell>
          <table:table-cell office:value-type="float" office:value="13.11151" calcext:value-type="float">
            <text:p>13,11151</text:p>
          </table:table-cell>
        </table:table-row>
        <table:table-row table:style-name="ro1">
          <table:table-cell office:value-type="string" calcext:value-type="string">
            <text:p>monkeyc8sp2s3600</text:p>
          </table:table-cell>
          <table:table-cell office:value-type="float" office:value="-7.323079" calcext:value-type="float">
            <text:p>-7,323079</text:p>
          </table:table-cell>
          <table:table-cell office:value-type="float" office:value="13.11417" calcext:value-type="float">
            <text:p>13,11417</text:p>
          </table:table-cell>
        </table:table-row>
        <table:table-row table:style-name="ro1">
          <table:table-cell office:value-type="string" calcext:value-type="string">
            <text:p>monkeyc8sp2s3601</text:p>
          </table:table-cell>
          <table:table-cell office:value-type="float" office:value="-7.27532" calcext:value-type="float">
            <text:p>-7,27532</text:p>
          </table:table-cell>
          <table:table-cell office:value-type="float" office:value="13.11779" calcext:value-type="float">
            <text:p>13,11779</text:p>
          </table:table-cell>
        </table:table-row>
        <table:table-row table:style-name="ro1">
          <table:table-cell office:value-type="string" calcext:value-type="string">
            <text:p>monkeyc8sp2s3602</text:p>
          </table:table-cell>
          <table:table-cell office:value-type="float" office:value="-7.227458" calcext:value-type="float">
            <text:p>-7,227458</text:p>
          </table:table-cell>
          <table:table-cell office:value-type="float" office:value="13.12236" calcext:value-type="float">
            <text:p>13,12236</text:p>
          </table:table-cell>
        </table:table-row>
        <table:table-row table:style-name="ro1">
          <table:table-cell office:value-type="string" calcext:value-type="string">
            <text:p>monkeyc8sp2s3603</text:p>
          </table:table-cell>
          <table:table-cell office:value-type="float" office:value="-7.179511" calcext:value-type="float">
            <text:p>-7,179511</text:p>
          </table:table-cell>
          <table:table-cell office:value-type="float" office:value="13.12789" calcext:value-type="float">
            <text:p>13,12789</text:p>
          </table:table-cell>
        </table:table-row>
        <table:table-row table:style-name="ro1">
          <table:table-cell office:value-type="string" calcext:value-type="string">
            <text:p>monkeyc8sp2s3604</text:p>
          </table:table-cell>
          <table:table-cell office:value-type="float" office:value="-7.1315" calcext:value-type="float">
            <text:p>-7,1315</text:p>
          </table:table-cell>
          <table:table-cell office:value-type="float" office:value="13.13439" calcext:value-type="float">
            <text:p>13,13439</text:p>
          </table:table-cell>
        </table:table-row>
        <table:table-row table:style-name="ro1">
          <table:table-cell office:value-type="string" calcext:value-type="string">
            <text:p>monkeyc8sp2s3605</text:p>
          </table:table-cell>
          <table:table-cell office:value-type="float" office:value="-7.083443" calcext:value-type="float">
            <text:p>-7,083443</text:p>
          </table:table-cell>
          <table:table-cell office:value-type="float" office:value="13.14186" calcext:value-type="float">
            <text:p>13,14186</text:p>
          </table:table-cell>
        </table:table-row>
        <table:table-row table:style-name="ro1">
          <table:table-cell office:value-type="string" calcext:value-type="string">
            <text:p>monkeyc8sp2s3606</text:p>
          </table:table-cell>
          <table:table-cell office:value-type="float" office:value="-7.035361" calcext:value-type="float">
            <text:p>-7,035361</text:p>
          </table:table-cell>
          <table:table-cell office:value-type="float" office:value="13.1503" calcext:value-type="float">
            <text:p>13,1503</text:p>
          </table:table-cell>
        </table:table-row>
        <table:table-row table:style-name="ro1">
          <table:table-cell office:value-type="string" calcext:value-type="string">
            <text:p>monkeyc8sp2s3607</text:p>
          </table:table-cell>
          <table:table-cell office:value-type="float" office:value="-6.98727" calcext:value-type="float">
            <text:p>-6,98727</text:p>
          </table:table-cell>
          <table:table-cell office:value-type="float" office:value="13.15973" calcext:value-type="float">
            <text:p>13,15973</text:p>
          </table:table-cell>
        </table:table-row>
        <table:table-row table:style-name="ro1">
          <table:table-cell office:value-type="string" calcext:value-type="string">
            <text:p>monkeyc8sp2s3608</text:p>
          </table:table-cell>
          <table:table-cell office:value-type="float" office:value="-6.9392" calcext:value-type="float">
            <text:p>-6,9392</text:p>
          </table:table-cell>
          <table:table-cell office:value-type="float" office:value="13.17013" calcext:value-type="float">
            <text:p>13,17013</text:p>
          </table:table-cell>
        </table:table-row>
        <table:table-row table:style-name="ro1">
          <table:table-cell office:value-type="string" calcext:value-type="string">
            <text:p>monkeyc8sp2s3609</text:p>
          </table:table-cell>
          <table:table-cell office:value-type="float" office:value="-6.89116" calcext:value-type="float">
            <text:p>-6,89116</text:p>
          </table:table-cell>
          <table:table-cell office:value-type="float" office:value="13.18152" calcext:value-type="float">
            <text:p>13,18152</text:p>
          </table:table-cell>
        </table:table-row>
        <table:table-row table:style-name="ro1">
          <table:table-cell office:value-type="string" calcext:value-type="string">
            <text:p>monkeyc8sp2s3610</text:p>
          </table:table-cell>
          <table:table-cell office:value-type="float" office:value="-6.84317" calcext:value-type="float">
            <text:p>-6,84317</text:p>
          </table:table-cell>
          <table:table-cell office:value-type="float" office:value="13.19389" calcext:value-type="float">
            <text:p>13,19389</text:p>
          </table:table-cell>
        </table:table-row>
        <table:table-row table:style-name="ro1">
          <table:table-cell office:value-type="string" calcext:value-type="string">
            <text:p>monkeyc8sp2s3611</text:p>
          </table:table-cell>
          <table:table-cell office:value-type="float" office:value="-6.79526" calcext:value-type="float">
            <text:p>-6,79526</text:p>
          </table:table-cell>
          <table:table-cell office:value-type="float" office:value="13.20725" calcext:value-type="float">
            <text:p>13,20725</text:p>
          </table:table-cell>
        </table:table-row>
        <table:table-row table:style-name="ro1">
          <table:table-cell office:value-type="string" calcext:value-type="string">
            <text:p>monkeyc8sp2s3612</text:p>
          </table:table-cell>
          <table:table-cell office:value-type="float" office:value="-6.74744" calcext:value-type="float">
            <text:p>-6,74744</text:p>
          </table:table-cell>
          <table:table-cell office:value-type="float" office:value="13.2216" calcext:value-type="float">
            <text:p>13,2216</text:p>
          </table:table-cell>
        </table:table-row>
        <table:table-row table:style-name="ro1">
          <table:table-cell office:value-type="string" calcext:value-type="string">
            <text:p>monkeyc8sp2s3613</text:p>
          </table:table-cell>
          <table:table-cell office:value-type="float" office:value="-6.69974" calcext:value-type="float">
            <text:p>-6,69974</text:p>
          </table:table-cell>
          <table:table-cell office:value-type="float" office:value="13.23695" calcext:value-type="float">
            <text:p>13,23695</text:p>
          </table:table-cell>
        </table:table-row>
        <table:table-row table:style-name="ro1">
          <table:table-cell office:value-type="string" calcext:value-type="string">
            <text:p>monkeyc8sp2s3614</text:p>
          </table:table-cell>
          <table:table-cell office:value-type="float" office:value="-6.65217" calcext:value-type="float">
            <text:p>-6,65217</text:p>
          </table:table-cell>
          <table:table-cell office:value-type="float" office:value="13.25328" calcext:value-type="float">
            <text:p>13,25328</text:p>
          </table:table-cell>
        </table:table-row>
        <table:table-row table:style-name="ro1">
          <table:table-cell office:value-type="string" calcext:value-type="string">
            <text:p>monkeyc8sp2s3615</text:p>
          </table:table-cell>
          <table:table-cell office:value-type="float" office:value="-6.60476" calcext:value-type="float">
            <text:p>-6,60476</text:p>
          </table:table-cell>
          <table:table-cell office:value-type="float" office:value="13.27061" calcext:value-type="float">
            <text:p>13,27061</text:p>
          </table:table-cell>
        </table:table-row>
        <table:table-row table:style-name="ro1">
          <table:table-cell office:value-type="string" calcext:value-type="string">
            <text:p>monkeyc8sp2s3616</text:p>
          </table:table-cell>
          <table:table-cell office:value-type="float" office:value="-6.55752" calcext:value-type="float">
            <text:p>-6,55752</text:p>
          </table:table-cell>
          <table:table-cell office:value-type="float" office:value="13.28893" calcext:value-type="float">
            <text:p>13,28893</text:p>
          </table:table-cell>
        </table:table-row>
        <table:table-row table:style-name="ro1">
          <table:table-cell office:value-type="string" calcext:value-type="string">
            <text:p>monkeyc8sp2s3617</text:p>
          </table:table-cell>
          <table:table-cell office:value-type="float" office:value="-6.51048" calcext:value-type="float">
            <text:p>-6,51048</text:p>
          </table:table-cell>
          <table:table-cell office:value-type="float" office:value="13.30824" calcext:value-type="float">
            <text:p>13,30824</text:p>
          </table:table-cell>
        </table:table-row>
        <table:table-row table:style-name="ro1">
          <table:table-cell office:value-type="string" calcext:value-type="string">
            <text:p>monkeyc8sp2s3618</text:p>
          </table:table-cell>
          <table:table-cell office:value-type="float" office:value="-6.46366" calcext:value-type="float">
            <text:p>-6,46366</text:p>
          </table:table-cell>
          <table:table-cell office:value-type="float" office:value="13.32854" calcext:value-type="float">
            <text:p>13,32854</text:p>
          </table:table-cell>
        </table:table-row>
        <table:table-row table:style-name="ro1">
          <table:table-cell office:value-type="string" calcext:value-type="string">
            <text:p>monkeyc8sp2s3619</text:p>
          </table:table-cell>
          <table:table-cell office:value-type="float" office:value="-6.41707" calcext:value-type="float">
            <text:p>-6,41707</text:p>
          </table:table-cell>
          <table:table-cell office:value-type="float" office:value="13.34983" calcext:value-type="float">
            <text:p>13,34983</text:p>
          </table:table-cell>
        </table:table-row>
        <table:table-row table:style-name="ro1">
          <table:table-cell office:value-type="string" calcext:value-type="string">
            <text:p>monkeyc8sp2s3620</text:p>
          </table:table-cell>
          <table:table-cell office:value-type="float" office:value="-6.37075" calcext:value-type="float">
            <text:p>-6,37075</text:p>
          </table:table-cell>
          <table:table-cell office:value-type="float" office:value="13.37211" calcext:value-type="float">
            <text:p>13,37211</text:p>
          </table:table-cell>
        </table:table-row>
        <table:table-row table:style-name="ro1">
          <table:table-cell office:value-type="string" calcext:value-type="string">
            <text:p>monkeyc8sp2s3621</text:p>
          </table:table-cell>
          <table:table-cell office:value-type="float" office:value="-6.3247" calcext:value-type="float">
            <text:p>-6,3247</text:p>
          </table:table-cell>
          <table:table-cell office:value-type="float" office:value="13.39537" calcext:value-type="float">
            <text:p>13,39537</text:p>
          </table:table-cell>
        </table:table-row>
        <table:table-row table:style-name="ro1">
          <table:table-cell office:value-type="string" calcext:value-type="string">
            <text:p>monkeyc8sp2s3622</text:p>
          </table:table-cell>
          <table:table-cell office:value-type="float" office:value="-6.27896" calcext:value-type="float">
            <text:p>-6,27896</text:p>
          </table:table-cell>
          <table:table-cell office:value-type="float" office:value="13.41961" calcext:value-type="float">
            <text:p>13,41961</text:p>
          </table:table-cell>
        </table:table-row>
        <table:table-row table:style-name="ro1">
          <table:table-cell office:value-type="string" calcext:value-type="string">
            <text:p>monkeyc8sp2s3623</text:p>
          </table:table-cell>
          <table:table-cell office:value-type="float" office:value="-6.23353" calcext:value-type="float">
            <text:p>-6,23353</text:p>
          </table:table-cell>
          <table:table-cell office:value-type="float" office:value="13.44484" calcext:value-type="float">
            <text:p>13,44484</text:p>
          </table:table-cell>
        </table:table-row>
        <table:table-row table:style-name="ro1">
          <table:table-cell office:value-type="string" calcext:value-type="string">
            <text:p>monkeyc8sp2s3624</text:p>
          </table:table-cell>
          <table:table-cell office:value-type="float" office:value="-6.18845" calcext:value-type="float">
            <text:p>-6,18845</text:p>
          </table:table-cell>
          <table:table-cell office:value-type="float" office:value="13.47104" calcext:value-type="float">
            <text:p>13,47104</text:p>
          </table:table-cell>
        </table:table-row>
        <table:table-row table:style-name="ro1">
          <table:table-cell office:value-type="string" calcext:value-type="string">
            <text:p>monkeyc8sp2s3625</text:p>
          </table:table-cell>
          <table:table-cell office:value-type="float" office:value="-6.14373" calcext:value-type="float">
            <text:p>-6,14373</text:p>
          </table:table-cell>
          <table:table-cell office:value-type="float" office:value="13.49821" calcext:value-type="float">
            <text:p>13,49821</text:p>
          </table:table-cell>
        </table:table-row>
        <table:table-row table:style-name="ro1">
          <table:table-cell office:value-type="string" calcext:value-type="string">
            <text:p>monkeyc8sp2s3626</text:p>
          </table:table-cell>
          <table:table-cell office:value-type="float" office:value="-6.09939" calcext:value-type="float">
            <text:p>-6,09939</text:p>
          </table:table-cell>
          <table:table-cell office:value-type="float" office:value="13.52635" calcext:value-type="float">
            <text:p>13,52635</text:p>
          </table:table-cell>
        </table:table-row>
        <table:table-row table:style-name="ro1">
          <table:table-cell office:value-type="string" calcext:value-type="string">
            <text:p>monkeyc8sp2s3627</text:p>
          </table:table-cell>
          <table:table-cell office:value-type="float" office:value="-6.05546" calcext:value-type="float">
            <text:p>-6,05546</text:p>
          </table:table-cell>
          <table:table-cell office:value-type="float" office:value="13.55546" calcext:value-type="float">
            <text:p>13,55546</text:p>
          </table:table-cell>
        </table:table-row>
        <table:table-row table:style-name="ro1">
          <table:table-cell office:value-type="string" calcext:value-type="string">
            <text:p>monkeyc8sp2s3628</text:p>
          </table:table-cell>
          <table:table-cell office:value-type="float" office:value="-6.01195" calcext:value-type="float">
            <text:p>-6,01195</text:p>
          </table:table-cell>
          <table:table-cell office:value-type="float" office:value="13.58552" calcext:value-type="float">
            <text:p>13,58552</text:p>
          </table:table-cell>
        </table:table-row>
        <table:table-row table:style-name="ro1">
          <table:table-cell office:value-type="string" calcext:value-type="string">
            <text:p>monkeyc8sp2s3629</text:p>
          </table:table-cell>
          <table:table-cell office:value-type="float" office:value="-5.96888" calcext:value-type="float">
            <text:p>-5,96888</text:p>
          </table:table-cell>
          <table:table-cell office:value-type="float" office:value="13.61653" calcext:value-type="float">
            <text:p>13,61653</text:p>
          </table:table-cell>
        </table:table-row>
        <table:table-row table:style-name="ro1">
          <table:table-cell office:value-type="string" calcext:value-type="string">
            <text:p>monkeyc8sp2s3630</text:p>
          </table:table-cell>
          <table:table-cell office:value-type="float" office:value="-5.92628" calcext:value-type="float">
            <text:p>-5,92628</text:p>
          </table:table-cell>
          <table:table-cell office:value-type="float" office:value="13.64849" calcext:value-type="float">
            <text:p>13,64849</text:p>
          </table:table-cell>
        </table:table-row>
        <table:table-row table:style-name="ro1">
          <table:table-cell office:value-type="string" calcext:value-type="string">
            <text:p>monkeyc8sp2s3631</text:p>
          </table:table-cell>
          <table:table-cell office:value-type="float" office:value="-5.88417" calcext:value-type="float">
            <text:p>-5,88417</text:p>
          </table:table-cell>
          <table:table-cell office:value-type="float" office:value="13.68138" calcext:value-type="float">
            <text:p>13,68138</text:p>
          </table:table-cell>
        </table:table-row>
        <table:table-row table:style-name="ro1">
          <table:table-cell office:value-type="string" calcext:value-type="string">
            <text:p>monkeyc8sp2s3632</text:p>
          </table:table-cell>
          <table:table-cell office:value-type="float" office:value="-5.84256" calcext:value-type="float">
            <text:p>-5,84256</text:p>
          </table:table-cell>
          <table:table-cell office:value-type="float" office:value="13.71521" calcext:value-type="float">
            <text:p>13,71521</text:p>
          </table:table-cell>
        </table:table-row>
        <table:table-row table:style-name="ro1">
          <table:table-cell office:value-type="string" calcext:value-type="string">
            <text:p>monkeyc8sp2s3633</text:p>
          </table:table-cell>
          <table:table-cell office:value-type="float" office:value="-5.80148" calcext:value-type="float">
            <text:p>-5,80148</text:p>
          </table:table-cell>
          <table:table-cell office:value-type="float" office:value="13.74997" calcext:value-type="float">
            <text:p>13,74997</text:p>
          </table:table-cell>
        </table:table-row>
        <table:table-row table:style-name="ro1">
          <table:table-cell office:value-type="string" calcext:value-type="string">
            <text:p>monkeyc8sp2s3634</text:p>
          </table:table-cell>
          <table:table-cell office:value-type="float" office:value="-5.76095" calcext:value-type="float">
            <text:p>-5,76095</text:p>
          </table:table-cell>
          <table:table-cell office:value-type="float" office:value="13.78564" calcext:value-type="float">
            <text:p>13,78564</text:p>
          </table:table-cell>
        </table:table-row>
        <table:table-row table:style-name="ro1">
          <table:table-cell office:value-type="string" calcext:value-type="string">
            <text:p>monkeyc8sp2s3635</text:p>
          </table:table-cell>
          <table:table-cell office:value-type="float" office:value="-5.72098" calcext:value-type="float">
            <text:p>-5,72098</text:p>
          </table:table-cell>
          <table:table-cell office:value-type="float" office:value="13.82222" calcext:value-type="float">
            <text:p>13,82222</text:p>
          </table:table-cell>
        </table:table-row>
        <table:table-row table:style-name="ro1">
          <table:table-cell office:value-type="string" calcext:value-type="string">
            <text:p>monkeyc8sp2s3636</text:p>
          </table:table-cell>
          <table:table-cell office:value-type="float" office:value="-5.6816" calcext:value-type="float">
            <text:p>-5,6816</text:p>
          </table:table-cell>
          <table:table-cell office:value-type="float" office:value="13.85969" calcext:value-type="float">
            <text:p>13,85969</text:p>
          </table:table-cell>
        </table:table-row>
        <table:table-row table:style-name="ro1">
          <table:table-cell office:value-type="string" calcext:value-type="string">
            <text:p>monkeyc8sp2s3637</text:p>
          </table:table-cell>
          <table:table-cell office:value-type="float" office:value="-5.64282" calcext:value-type="float">
            <text:p>-5,64282</text:p>
          </table:table-cell>
          <table:table-cell office:value-type="float" office:value="13.89806" calcext:value-type="float">
            <text:p>13,89806</text:p>
          </table:table-cell>
        </table:table-row>
        <table:table-row table:style-name="ro1">
          <table:table-cell office:value-type="string" calcext:value-type="string">
            <text:p>monkeyc8sp2s3638</text:p>
          </table:table-cell>
          <table:table-cell office:value-type="float" office:value="-5.60467" calcext:value-type="float">
            <text:p>-5,60467</text:p>
          </table:table-cell>
          <table:table-cell office:value-type="float" office:value="13.93731" calcext:value-type="float">
            <text:p>13,93731</text:p>
          </table:table-cell>
        </table:table-row>
        <table:table-row table:style-name="ro1">
          <table:table-cell office:value-type="string" calcext:value-type="string">
            <text:p>monkeyc8sp2s3639</text:p>
          </table:table-cell>
          <table:table-cell office:value-type="float" office:value="-5.56716" calcext:value-type="float">
            <text:p>-5,56716</text:p>
          </table:table-cell>
          <table:table-cell office:value-type="float" office:value="13.97743" calcext:value-type="float">
            <text:p>13,97743</text:p>
          </table:table-cell>
        </table:table-row>
        <table:table-row table:style-name="ro1">
          <table:table-cell office:value-type="string" calcext:value-type="string">
            <text:p>monkeyc8sp2s3640</text:p>
          </table:table-cell>
          <table:table-cell office:value-type="float" office:value="-5.53032" calcext:value-type="float">
            <text:p>-5,53032</text:p>
          </table:table-cell>
          <table:table-cell office:value-type="float" office:value="14.01841" calcext:value-type="float">
            <text:p>14,01841</text:p>
          </table:table-cell>
        </table:table-row>
        <table:table-row table:style-name="ro1">
          <table:table-cell office:value-type="string" calcext:value-type="string">
            <text:p>monkeyc8sp2s3641</text:p>
          </table:table-cell>
          <table:table-cell office:value-type="float" office:value="-5.49417" calcext:value-type="float">
            <text:p>-5,49417</text:p>
          </table:table-cell>
          <table:table-cell office:value-type="float" office:value="14.06025" calcext:value-type="float">
            <text:p>14,06025</text:p>
          </table:table-cell>
        </table:table-row>
        <table:table-row table:style-name="ro1">
          <table:table-cell office:value-type="string" calcext:value-type="string">
            <text:p>monkeyc8sp2s3642</text:p>
          </table:table-cell>
          <table:table-cell office:value-type="float" office:value="-5.45871" calcext:value-type="float">
            <text:p>-5,45871</text:p>
          </table:table-cell>
          <table:table-cell office:value-type="float" office:value="14.10291" calcext:value-type="float">
            <text:p>14,10291</text:p>
          </table:table-cell>
        </table:table-row>
        <table:table-row table:style-name="ro1">
          <table:table-cell office:value-type="string" calcext:value-type="string">
            <text:p>monkeyc8sp2s3643</text:p>
          </table:table-cell>
          <table:table-cell office:value-type="float" office:value="-5.42398" calcext:value-type="float">
            <text:p>-5,42398</text:p>
          </table:table-cell>
          <table:table-cell office:value-type="float" office:value="14.14641" calcext:value-type="float">
            <text:p>14,14641</text:p>
          </table:table-cell>
        </table:table-row>
        <table:table-row table:style-name="ro1">
          <table:table-cell office:value-type="string" calcext:value-type="string">
            <text:p>monkeyc8sp2s3644</text:p>
          </table:table-cell>
          <table:table-cell office:value-type="float" office:value="-5.38998" calcext:value-type="float">
            <text:p>-5,38998</text:p>
          </table:table-cell>
          <table:table-cell office:value-type="float" office:value="14.19072" calcext:value-type="float">
            <text:p>14,19072</text:p>
          </table:table-cell>
        </table:table-row>
        <table:table-row table:style-name="ro1">
          <table:table-cell office:value-type="string" calcext:value-type="string">
            <text:p>monkeyc8sp2s3645</text:p>
          </table:table-cell>
          <table:table-cell office:value-type="float" office:value="-5.35675" calcext:value-type="float">
            <text:p>-5,35675</text:p>
          </table:table-cell>
          <table:table-cell office:value-type="float" office:value="14.23583" calcext:value-type="float">
            <text:p>14,23583</text:p>
          </table:table-cell>
        </table:table-row>
        <table:table-row table:style-name="ro1">
          <table:table-cell office:value-type="string" calcext:value-type="string">
            <text:p>monkeyc8sp2s3646</text:p>
          </table:table-cell>
          <table:table-cell office:value-type="float" office:value="-5.32429" calcext:value-type="float">
            <text:p>-5,32429</text:p>
          </table:table-cell>
          <table:table-cell office:value-type="float" office:value="14.28174" calcext:value-type="float">
            <text:p>14,28174</text:p>
          </table:table-cell>
        </table:table-row>
        <table:table-row table:style-name="ro1">
          <table:table-cell office:value-type="string" calcext:value-type="string">
            <text:p>monkeyc8sp2s3647</text:p>
          </table:table-cell>
          <table:table-cell office:value-type="float" office:value="-5.29262" calcext:value-type="float">
            <text:p>-5,29262</text:p>
          </table:table-cell>
          <table:table-cell office:value-type="float" office:value="14.32841" calcext:value-type="float">
            <text:p>14,32841</text:p>
          </table:table-cell>
        </table:table-row>
        <table:table-row table:style-name="ro1">
          <table:table-cell office:value-type="string" calcext:value-type="string">
            <text:p>monkeyc8sp2s3648</text:p>
          </table:table-cell>
          <table:table-cell office:value-type="float" office:value="-5.26177" calcext:value-type="float">
            <text:p>-5,26177</text:p>
          </table:table-cell>
          <table:table-cell office:value-type="float" office:value="14.37585" calcext:value-type="float">
            <text:p>14,37585</text:p>
          </table:table-cell>
        </table:table-row>
        <table:table-row table:style-name="ro1">
          <table:table-cell office:value-type="string" calcext:value-type="string">
            <text:p>monkeyc8sp2s3649</text:p>
          </table:table-cell>
          <table:table-cell office:value-type="float" office:value="-5.23175" calcext:value-type="float">
            <text:p>-5,23175</text:p>
          </table:table-cell>
          <table:table-cell office:value-type="float" office:value="14.42404" calcext:value-type="float">
            <text:p>14,42404</text:p>
          </table:table-cell>
        </table:table-row>
        <table:table-row table:style-name="ro1">
          <table:table-cell office:value-type="string" calcext:value-type="string">
            <text:p>monkeyc8sp2s3650</text:p>
          </table:table-cell>
          <table:table-cell office:value-type="float" office:value="-5.20257" calcext:value-type="float">
            <text:p>-5,20257</text:p>
          </table:table-cell>
          <table:table-cell office:value-type="float" office:value="14.47296" calcext:value-type="float">
            <text:p>14,47296</text:p>
          </table:table-cell>
        </table:table-row>
        <table:table-row table:style-name="ro1">
          <table:table-cell office:value-type="string" calcext:value-type="string">
            <text:p>monkeyc8sp2s3651</text:p>
          </table:table-cell>
          <table:table-cell office:value-type="float" office:value="-5.17426" calcext:value-type="float">
            <text:p>-5,17426</text:p>
          </table:table-cell>
          <table:table-cell office:value-type="float" office:value="14.522605" calcext:value-type="float">
            <text:p>14,522605</text:p>
          </table:table-cell>
        </table:table-row>
        <table:table-row table:style-name="ro1">
          <table:table-cell office:value-type="string" calcext:value-type="string">
            <text:p>monkeyc8sp2s3652</text:p>
          </table:table-cell>
          <table:table-cell office:value-type="float" office:value="-5.14683" calcext:value-type="float">
            <text:p>-5,14683</text:p>
          </table:table-cell>
          <table:table-cell office:value-type="float" office:value="14.572949" calcext:value-type="float">
            <text:p>14,572949</text:p>
          </table:table-cell>
        </table:table-row>
        <table:table-row table:style-name="ro1">
          <table:table-cell office:value-type="string" calcext:value-type="string">
            <text:p>monkeyc8sp2s3653</text:p>
          </table:table-cell>
          <table:table-cell office:value-type="float" office:value="-5.1203" calcext:value-type="float">
            <text:p>-5,1203</text:p>
          </table:table-cell>
          <table:table-cell office:value-type="float" office:value="14.623981" calcext:value-type="float">
            <text:p>14,623981</text:p>
          </table:table-cell>
        </table:table-row>
        <table:table-row table:style-name="ro1">
          <table:table-cell office:value-type="string" calcext:value-type="string">
            <text:p>monkeyc8sp2s3654</text:p>
          </table:table-cell>
          <table:table-cell office:value-type="float" office:value="-5.09468" calcext:value-type="float">
            <text:p>-5,09468</text:p>
          </table:table-cell>
          <table:table-cell office:value-type="float" office:value="14.675685" calcext:value-type="float">
            <text:p>14,675685</text:p>
          </table:table-cell>
        </table:table-row>
        <table:table-row table:style-name="ro1">
          <table:table-cell office:value-type="string" calcext:value-type="string">
            <text:p>monkeyc8sp2s3655</text:p>
          </table:table-cell>
          <table:table-cell office:value-type="float" office:value="-5.06999" calcext:value-type="float">
            <text:p>-5,06999</text:p>
          </table:table-cell>
          <table:table-cell office:value-type="float" office:value="14.728045" calcext:value-type="float">
            <text:p>14,728045</text:p>
          </table:table-cell>
        </table:table-row>
        <table:table-row table:style-name="ro1">
          <table:table-cell office:value-type="string" calcext:value-type="string">
            <text:p>monkeyc8sp2s3656</text:p>
          </table:table-cell>
          <table:table-cell office:value-type="float" office:value="-5.04624" calcext:value-type="float">
            <text:p>-5,04624</text:p>
          </table:table-cell>
          <table:table-cell office:value-type="float" office:value="14.781043" calcext:value-type="float">
            <text:p>14,781043</text:p>
          </table:table-cell>
        </table:table-row>
        <table:table-row table:style-name="ro1">
          <table:table-cell office:value-type="string" calcext:value-type="string">
            <text:p>monkeyc8sp2s3657</text:p>
          </table:table-cell>
          <table:table-cell office:value-type="float" office:value="-5.02345" calcext:value-type="float">
            <text:p>-5,02345</text:p>
          </table:table-cell>
          <table:table-cell office:value-type="float" office:value="14.834663" calcext:value-type="float">
            <text:p>14,834663</text:p>
          </table:table-cell>
        </table:table-row>
        <table:table-row table:style-name="ro1">
          <table:table-cell office:value-type="string" calcext:value-type="string">
            <text:p>monkeyc8sp2s3658</text:p>
          </table:table-cell>
          <table:table-cell office:value-type="float" office:value="-5.00164" calcext:value-type="float">
            <text:p>-5,00164</text:p>
          </table:table-cell>
          <table:table-cell office:value-type="float" office:value="14.888887" calcext:value-type="float">
            <text:p>14,888887</text:p>
          </table:table-cell>
        </table:table-row>
        <table:table-row table:style-name="ro1">
          <table:table-cell office:value-type="string" calcext:value-type="string">
            <text:p>monkeyc8sp2s3659</text:p>
          </table:table-cell>
          <table:table-cell office:value-type="float" office:value="-4.98082" calcext:value-type="float">
            <text:p>-4,98082</text:p>
          </table:table-cell>
          <table:table-cell office:value-type="float" office:value="14.943698" calcext:value-type="float">
            <text:p>14,943698</text:p>
          </table:table-cell>
        </table:table-row>
        <table:table-row table:style-name="ro1">
          <table:table-cell office:value-type="string" calcext:value-type="string">
            <text:p>monkeyc8sp2s3660</text:p>
          </table:table-cell>
          <table:table-cell office:value-type="float" office:value="-4.96101" calcext:value-type="float">
            <text:p>-4,96101</text:p>
          </table:table-cell>
          <table:table-cell office:value-type="float" office:value="14.999078" calcext:value-type="float">
            <text:p>14,999078</text:p>
          </table:table-cell>
        </table:table-row>
        <table:table-row table:style-name="ro1">
          <table:table-cell office:value-type="string" calcext:value-type="string">
            <text:p>monkeyc8sp2s3661</text:p>
          </table:table-cell>
          <table:table-cell office:value-type="float" office:value="-4.94221" calcext:value-type="float">
            <text:p>-4,94221</text:p>
          </table:table-cell>
          <table:table-cell office:value-type="float" office:value="15.055007" calcext:value-type="float">
            <text:p>15,055007</text:p>
          </table:table-cell>
        </table:table-row>
        <table:table-row table:style-name="ro1">
          <table:table-cell office:value-type="string" calcext:value-type="string">
            <text:p>monkeyc8sp2s3662</text:p>
          </table:table-cell>
          <table:table-cell office:value-type="float" office:value="-4.92444" calcext:value-type="float">
            <text:p>-4,92444</text:p>
          </table:table-cell>
          <table:table-cell office:value-type="float" office:value="15.111467" calcext:value-type="float">
            <text:p>15,111467</text:p>
          </table:table-cell>
        </table:table-row>
        <table:table-row table:style-name="ro1">
          <table:table-cell office:value-type="string" calcext:value-type="string">
            <text:p>monkeyc8sp2s3663</text:p>
          </table:table-cell>
          <table:table-cell office:value-type="float" office:value="-4.90772" calcext:value-type="float">
            <text:p>-4,90772</text:p>
          </table:table-cell>
          <table:table-cell office:value-type="float" office:value="15.168439" calcext:value-type="float">
            <text:p>15,168439</text:p>
          </table:table-cell>
        </table:table-row>
        <table:table-row table:style-name="ro1">
          <table:table-cell office:value-type="string" calcext:value-type="string">
            <text:p>monkeyc8sp2s3664</text:p>
          </table:table-cell>
          <table:table-cell office:value-type="float" office:value="-4.89206" calcext:value-type="float">
            <text:p>-4,89206</text:p>
          </table:table-cell>
          <table:table-cell office:value-type="float" office:value="15.225904" calcext:value-type="float">
            <text:p>15,225904</text:p>
          </table:table-cell>
        </table:table-row>
        <table:table-row table:style-name="ro1">
          <table:table-cell office:value-type="string" calcext:value-type="string">
            <text:p>monkeyc8sp2s3665</text:p>
          </table:table-cell>
          <table:table-cell office:value-type="float" office:value="-4.87747" calcext:value-type="float">
            <text:p>-4,87747</text:p>
          </table:table-cell>
          <table:table-cell office:value-type="float" office:value="15.283842" calcext:value-type="float">
            <text:p>15,283842</text:p>
          </table:table-cell>
        </table:table-row>
        <table:table-row table:style-name="ro1">
          <table:table-cell office:value-type="string" calcext:value-type="string">
            <text:p>monkeyc8sp2s3666</text:p>
          </table:table-cell>
          <table:table-cell office:value-type="float" office:value="-4.86397" calcext:value-type="float">
            <text:p>-4,86397</text:p>
          </table:table-cell>
          <table:table-cell office:value-type="float" office:value="15.342233" calcext:value-type="float">
            <text:p>15,342233</text:p>
          </table:table-cell>
        </table:table-row>
        <table:table-row table:style-name="ro1">
          <table:table-cell office:value-type="string" calcext:value-type="string">
            <text:p>monkeyc8sp2s3667</text:p>
          </table:table-cell>
          <table:table-cell office:value-type="float" office:value="-4.85155" calcext:value-type="float">
            <text:p>-4,85155</text:p>
          </table:table-cell>
          <table:table-cell office:value-type="float" office:value="15.4010561" calcext:value-type="float">
            <text:p>15,4010561</text:p>
          </table:table-cell>
        </table:table-row>
        <table:table-row table:style-name="ro1">
          <table:table-cell office:value-type="string" calcext:value-type="string">
            <text:p>monkeyc8sp2s3668</text:p>
          </table:table-cell>
          <table:table-cell office:value-type="float" office:value="-4.84025" calcext:value-type="float">
            <text:p>-4,84025</text:p>
          </table:table-cell>
          <table:table-cell office:value-type="float" office:value="15.4602913" calcext:value-type="float">
            <text:p>15,4602913</text:p>
          </table:table-cell>
        </table:table-row>
        <table:table-row table:style-name="ro1">
          <table:table-cell office:value-type="string" calcext:value-type="string">
            <text:p>monkeyc8sp2s3669</text:p>
          </table:table-cell>
          <table:table-cell office:value-type="float" office:value="-4.83006" calcext:value-type="float">
            <text:p>-4,83006</text:p>
          </table:table-cell>
          <table:table-cell office:value-type="float" office:value="15.5199176" calcext:value-type="float">
            <text:p>15,5199176</text:p>
          </table:table-cell>
        </table:table-row>
        <table:table-row table:style-name="ro1">
          <table:table-cell office:value-type="string" calcext:value-type="string">
            <text:p>monkeyc8sp2s3670</text:p>
          </table:table-cell>
          <table:table-cell office:value-type="float" office:value="-4.821" calcext:value-type="float">
            <text:p>-4,821</text:p>
          </table:table-cell>
          <table:table-cell office:value-type="float" office:value="15.5799137" calcext:value-type="float">
            <text:p>15,5799137</text:p>
          </table:table-cell>
        </table:table-row>
        <table:table-row table:style-name="ro1">
          <table:table-cell office:value-type="string" calcext:value-type="string">
            <text:p>monkeyc8sp2s3671</text:p>
          </table:table-cell>
          <table:table-cell office:value-type="float" office:value="-4.81308" calcext:value-type="float">
            <text:p>-4,81308</text:p>
          </table:table-cell>
          <table:table-cell office:value-type="float" office:value="15.640258" calcext:value-type="float">
            <text:p>15,640258</text:p>
          </table:table-cell>
        </table:table-row>
        <table:table-row table:style-name="ro1">
          <table:table-cell office:value-type="string" calcext:value-type="string">
            <text:p>monkeyc8sp2s3672</text:p>
          </table:table-cell>
          <table:table-cell office:value-type="float" office:value="-4.80631" calcext:value-type="float">
            <text:p>-4,80631</text:p>
          </table:table-cell>
          <table:table-cell office:value-type="float" office:value="15.70093" calcext:value-type="float">
            <text:p>15,70093</text:p>
          </table:table-cell>
        </table:table-row>
        <table:table-row table:style-name="ro1">
          <table:table-cell office:value-type="string" calcext:value-type="string">
            <text:p>monkeyc8sp2s3673</text:p>
          </table:table-cell>
          <table:table-cell office:value-type="float" office:value="-4.8007" calcext:value-type="float">
            <text:p>-4,8007</text:p>
          </table:table-cell>
          <table:table-cell office:value-type="float" office:value="15.761906" calcext:value-type="float">
            <text:p>15,761906</text:p>
          </table:table-cell>
        </table:table-row>
        <table:table-row table:style-name="ro1">
          <table:table-cell office:value-type="string" calcext:value-type="string">
            <text:p>monkeyc8sp2s3674</text:p>
          </table:table-cell>
          <table:table-cell office:value-type="float" office:value="-4.79626" calcext:value-type="float">
            <text:p>-4,79626</text:p>
          </table:table-cell>
          <table:table-cell office:value-type="float" office:value="15.823165" calcext:value-type="float">
            <text:p>15,823165</text:p>
          </table:table-cell>
        </table:table-row>
        <table:table-row table:style-name="ro1">
          <table:table-cell office:value-type="string" calcext:value-type="string">
            <text:p>monkeyc8sp2s3675</text:p>
          </table:table-cell>
          <table:table-cell office:value-type="float" office:value="-4.79299" calcext:value-type="float">
            <text:p>-4,79299</text:p>
          </table:table-cell>
          <table:table-cell office:value-type="float" office:value="15.884684" calcext:value-type="float">
            <text:p>15,884684</text:p>
          </table:table-cell>
        </table:table-row>
        <table:table-row table:style-name="ro1">
          <table:table-cell office:value-type="string" calcext:value-type="string">
            <text:p>monkeyc8sp2s3676</text:p>
          </table:table-cell>
          <table:table-cell office:value-type="float" office:value="-4.7909" calcext:value-type="float">
            <text:p>-4,7909</text:p>
          </table:table-cell>
          <table:table-cell office:value-type="float" office:value="15.946441" calcext:value-type="float">
            <text:p>15,946441</text:p>
          </table:table-cell>
        </table:table-row>
        <table:table-row table:style-name="ro1">
          <table:table-cell office:value-type="string" calcext:value-type="string">
            <text:p>monkeyc8sp2s3677</text:p>
          </table:table-cell>
          <table:table-cell office:value-type="float" office:value="-4.79001" calcext:value-type="float">
            <text:p>-4,79001</text:p>
          </table:table-cell>
          <table:table-cell office:value-type="float" office:value="16.008412" calcext:value-type="float">
            <text:p>16,008412</text:p>
          </table:table-cell>
        </table:table-row>
        <table:table-row table:style-name="ro1">
          <table:table-cell office:value-type="string" calcext:value-type="string">
            <text:p>monkeyc8sp2s3678</text:p>
          </table:table-cell>
          <table:table-cell office:value-type="float" office:value="-4.79032" calcext:value-type="float">
            <text:p>-4,79032</text:p>
          </table:table-cell>
          <table:table-cell office:value-type="float" office:value="16.070575" calcext:value-type="float">
            <text:p>16,070575</text:p>
          </table:table-cell>
        </table:table-row>
        <table:table-row table:style-name="ro1">
          <table:table-cell office:value-type="string" calcext:value-type="string">
            <text:p>monkeyc8sp2s3679</text:p>
          </table:table-cell>
          <table:table-cell office:value-type="float" office:value="-4.79183" calcext:value-type="float">
            <text:p>-4,79183</text:p>
          </table:table-cell>
          <table:table-cell office:value-type="float" office:value="16.132907" calcext:value-type="float">
            <text:p>16,132907</text:p>
          </table:table-cell>
        </table:table-row>
        <table:table-row table:style-name="ro1">
          <table:table-cell office:value-type="string" calcext:value-type="string">
            <text:p>monkeyc8sp2s3680</text:p>
          </table:table-cell>
          <table:table-cell office:value-type="float" office:value="-4.79456" calcext:value-type="float">
            <text:p>-4,79456</text:p>
          </table:table-cell>
          <table:table-cell office:value-type="float" office:value="16.195383" calcext:value-type="float">
            <text:p>16,195383</text:p>
          </table:table-cell>
        </table:table-row>
        <table:table-row table:style-name="ro1">
          <table:table-cell office:value-type="string" calcext:value-type="string">
            <text:p>monkeyc8sp2s3681</text:p>
          </table:table-cell>
          <table:table-cell office:value-type="float" office:value="-4.79851" calcext:value-type="float">
            <text:p>-4,79851</text:p>
          </table:table-cell>
          <table:table-cell office:value-type="float" office:value="16.257981" calcext:value-type="float">
            <text:p>16,257981</text:p>
          </table:table-cell>
        </table:table-row>
        <table:table-row table:style-name="ro1">
          <table:table-cell office:value-type="string" calcext:value-type="string">
            <text:p>monkeyc8sp2s3682</text:p>
          </table:table-cell>
          <table:table-cell office:value-type="float" office:value="-4.80368" calcext:value-type="float">
            <text:p>-4,80368</text:p>
          </table:table-cell>
          <table:table-cell office:value-type="float" office:value="16.320677" calcext:value-type="float">
            <text:p>16,320677</text:p>
          </table:table-cell>
        </table:table-row>
        <table:table-row table:style-name="ro1">
          <table:table-cell office:value-type="string" calcext:value-type="string">
            <text:p>monkeyc8sp2s3683</text:p>
          </table:table-cell>
          <table:table-cell office:value-type="float" office:value="-4.81007" calcext:value-type="float">
            <text:p>-4,81007</text:p>
          </table:table-cell>
          <table:table-cell office:value-type="float" office:value="16.383446" calcext:value-type="float">
            <text:p>16,383446</text:p>
          </table:table-cell>
        </table:table-row>
        <table:table-row table:style-name="ro1">
          <table:table-cell office:value-type="string" calcext:value-type="string">
            <text:p>monkeyc8sp2s3684</text:p>
          </table:table-cell>
          <table:table-cell office:value-type="float" office:value="-4.81771" calcext:value-type="float">
            <text:p>-4,81771</text:p>
          </table:table-cell>
          <table:table-cell office:value-type="float" office:value="16.446264" calcext:value-type="float">
            <text:p>16,446264</text:p>
          </table:table-cell>
        </table:table-row>
        <table:table-row table:style-name="ro1">
          <table:table-cell office:value-type="string" calcext:value-type="string">
            <text:p>monkeyc8sp2s3685</text:p>
          </table:table-cell>
          <table:table-cell office:value-type="float" office:value="-4.82658" calcext:value-type="float">
            <text:p>-4,82658</text:p>
          </table:table-cell>
          <table:table-cell office:value-type="float" office:value="16.50911" calcext:value-type="float">
            <text:p>16,50911</text:p>
          </table:table-cell>
        </table:table-row>
        <table:table-row table:style-name="ro1">
          <table:table-cell office:value-type="string" calcext:value-type="string">
            <text:p>monkeyc8sp2s3686</text:p>
          </table:table-cell>
          <table:table-cell office:value-type="float" office:value="-4.83669" calcext:value-type="float">
            <text:p>-4,83669</text:p>
          </table:table-cell>
          <table:table-cell office:value-type="float" office:value="16.57195" calcext:value-type="float">
            <text:p>16,57195</text:p>
          </table:table-cell>
        </table:table-row>
        <table:table-row table:style-name="ro1">
          <table:table-cell office:value-type="string" calcext:value-type="string">
            <text:p>monkeyc8sp2s3687</text:p>
          </table:table-cell>
          <table:table-cell office:value-type="float" office:value="-4.84805" calcext:value-type="float">
            <text:p>-4,84805</text:p>
          </table:table-cell>
          <table:table-cell office:value-type="float" office:value="16.63477" calcext:value-type="float">
            <text:p>16,63477</text:p>
          </table:table-cell>
        </table:table-row>
        <table:table-row table:style-name="ro1">
          <table:table-cell office:value-type="string" calcext:value-type="string">
            <text:p>monkeyc8sp2s3688</text:p>
          </table:table-cell>
          <table:table-cell office:value-type="float" office:value="-4.86065" calcext:value-type="float">
            <text:p>-4,86065</text:p>
          </table:table-cell>
          <table:table-cell office:value-type="float" office:value="16.69754" calcext:value-type="float">
            <text:p>16,69754</text:p>
          </table:table-cell>
        </table:table-row>
        <table:table-row table:style-name="ro1">
          <table:table-cell office:value-type="string" calcext:value-type="string">
            <text:p>monkeyc8sp2s3689</text:p>
          </table:table-cell>
          <table:table-cell office:value-type="float" office:value="-4.87451" calcext:value-type="float">
            <text:p>-4,87451</text:p>
          </table:table-cell>
          <table:table-cell office:value-type="float" office:value="16.76024" calcext:value-type="float">
            <text:p>16,76024</text:p>
          </table:table-cell>
        </table:table-row>
        <table:table-row table:style-name="ro1">
          <table:table-cell office:value-type="string" calcext:value-type="string">
            <text:p>monkeyc8sp2s3690</text:p>
          </table:table-cell>
          <table:table-cell office:value-type="float" office:value="-4.88962" calcext:value-type="float">
            <text:p>-4,88962</text:p>
          </table:table-cell>
          <table:table-cell office:value-type="float" office:value="16.82284" calcext:value-type="float">
            <text:p>16,82284</text:p>
          </table:table-cell>
        </table:table-row>
        <table:table-row table:style-name="ro1">
          <table:table-cell office:value-type="string" calcext:value-type="string">
            <text:p>monkeyc8sp2s3691</text:p>
          </table:table-cell>
          <table:table-cell office:value-type="float" office:value="-4.90598" calcext:value-type="float">
            <text:p>-4,90598</text:p>
          </table:table-cell>
          <table:table-cell office:value-type="float" office:value="16.88532" calcext:value-type="float">
            <text:p>16,88532</text:p>
          </table:table-cell>
        </table:table-row>
        <table:table-row table:style-name="ro1">
          <table:table-cell office:value-type="string" calcext:value-type="string">
            <text:p>monkeyc8sp2s3692</text:p>
          </table:table-cell>
          <table:table-cell office:value-type="float" office:value="-4.92359" calcext:value-type="float">
            <text:p>-4,92359</text:p>
          </table:table-cell>
          <table:table-cell office:value-type="float" office:value="16.94765" calcext:value-type="float">
            <text:p>16,94765</text:p>
          </table:table-cell>
        </table:table-row>
        <table:table-row table:style-name="ro1">
          <table:table-cell office:value-type="string" calcext:value-type="string">
            <text:p>monkeyc8sp2s3693</text:p>
          </table:table-cell>
          <table:table-cell office:value-type="float" office:value="-4.94245" calcext:value-type="float">
            <text:p>-4,94245</text:p>
          </table:table-cell>
          <table:table-cell office:value-type="float" office:value="17.00981" calcext:value-type="float">
            <text:p>17,00981</text:p>
          </table:table-cell>
        </table:table-row>
        <table:table-row table:style-name="ro1">
          <table:table-cell office:value-type="string" calcext:value-type="string">
            <text:p>monkeyc8sp2s3694</text:p>
          </table:table-cell>
          <table:table-cell office:value-type="float" office:value="-4.96257" calcext:value-type="float">
            <text:p>-4,96257</text:p>
          </table:table-cell>
          <table:table-cell office:value-type="float" office:value="17.07176" calcext:value-type="float">
            <text:p>17,07176</text:p>
          </table:table-cell>
        </table:table-row>
        <table:table-row table:style-name="ro1">
          <table:table-cell office:value-type="string" calcext:value-type="string">
            <text:p>monkeyc8sp2s3695</text:p>
          </table:table-cell>
          <table:table-cell office:value-type="float" office:value="-4.98395" calcext:value-type="float">
            <text:p>-4,98395</text:p>
          </table:table-cell>
          <table:table-cell office:value-type="float" office:value="17.1335" calcext:value-type="float">
            <text:p>17,1335</text:p>
          </table:table-cell>
        </table:table-row>
        <table:table-row table:style-name="ro1">
          <table:table-cell office:value-type="string" calcext:value-type="string">
            <text:p>monkeyc8sp2s3696</text:p>
          </table:table-cell>
          <table:table-cell office:value-type="float" office:value="-5.00657" calcext:value-type="float">
            <text:p>-5,00657</text:p>
          </table:table-cell>
          <table:table-cell office:value-type="float" office:value="17.19498" calcext:value-type="float">
            <text:p>17,19498</text:p>
          </table:table-cell>
        </table:table-row>
        <table:table-row table:style-name="ro1">
          <table:table-cell office:value-type="string" calcext:value-type="string">
            <text:p>monkeyc8sp2s3697</text:p>
          </table:table-cell>
          <table:table-cell office:value-type="float" office:value="-5.03044" calcext:value-type="float">
            <text:p>-5,03044</text:p>
          </table:table-cell>
          <table:table-cell office:value-type="float" office:value="17.25619" calcext:value-type="float">
            <text:p>17,25619</text:p>
          </table:table-cell>
        </table:table-row>
        <table:table-row table:style-name="ro1">
          <table:table-cell office:value-type="string" calcext:value-type="string">
            <text:p>monkeyc8sp2s3698</text:p>
          </table:table-cell>
          <table:table-cell office:value-type="float" office:value="-5.05556" calcext:value-type="float">
            <text:p>-5,05556</text:p>
          </table:table-cell>
          <table:table-cell office:value-type="float" office:value="17.3171" calcext:value-type="float">
            <text:p>17,3171</text:p>
          </table:table-cell>
        </table:table-row>
        <table:table-row table:style-name="ro1">
          <table:table-cell office:value-type="string" calcext:value-type="string">
            <text:p>monkeyc8sp2s3699</text:p>
          </table:table-cell>
          <table:table-cell office:value-type="float" office:value="-5.08192" calcext:value-type="float">
            <text:p>-5,08192</text:p>
          </table:table-cell>
          <table:table-cell office:value-type="float" office:value="17.37769" calcext:value-type="float">
            <text:p>17,37769</text:p>
          </table:table-cell>
        </table:table-row>
        <table:table-row table:style-name="ro1">
          <table:table-cell office:value-type="string" calcext:value-type="string">
            <text:p>monkeyc8sp2s3700</text:p>
          </table:table-cell>
          <table:table-cell office:value-type="float" office:value="-5.10953" calcext:value-type="float">
            <text:p>-5,10953</text:p>
          </table:table-cell>
          <table:table-cell office:value-type="float" office:value="17.43793" calcext:value-type="float">
            <text:p>17,43793</text:p>
          </table:table-cell>
        </table:table-row>
        <table:table-row table:style-name="ro1">
          <table:table-cell office:value-type="string" calcext:value-type="string">
            <text:p>monkeyc8sp2s3701</text:p>
          </table:table-cell>
          <table:table-cell office:value-type="float" office:value="-5.13837" calcext:value-type="float">
            <text:p>-5,13837</text:p>
          </table:table-cell>
          <table:table-cell office:value-type="float" office:value="17.49779" calcext:value-type="float">
            <text:p>17,49779</text:p>
          </table:table-cell>
        </table:table-row>
        <table:table-row table:style-name="ro1">
          <table:table-cell office:value-type="string" calcext:value-type="string">
            <text:p>monkeyc8sp2s3702</text:p>
          </table:table-cell>
          <table:table-cell office:value-type="float" office:value="-5.16844" calcext:value-type="float">
            <text:p>-5,16844</text:p>
          </table:table-cell>
          <table:table-cell office:value-type="float" office:value="17.55725" calcext:value-type="float">
            <text:p>17,55725</text:p>
          </table:table-cell>
        </table:table-row>
        <table:table-row table:style-name="ro1">
          <table:table-cell office:value-type="string" calcext:value-type="string">
            <text:p>monkeyc8sp2s3703</text:p>
          </table:table-cell>
          <table:table-cell office:value-type="float" office:value="-5.19974" calcext:value-type="float">
            <text:p>-5,19974</text:p>
          </table:table-cell>
          <table:table-cell office:value-type="float" office:value="17.61628" calcext:value-type="float">
            <text:p>17,61628</text:p>
          </table:table-cell>
        </table:table-row>
        <table:table-row table:style-name="ro1">
          <table:table-cell office:value-type="string" calcext:value-type="string">
            <text:p>monkeyc8sp2s3704</text:p>
          </table:table-cell>
          <table:table-cell office:value-type="float" office:value="-5.23226" calcext:value-type="float">
            <text:p>-5,23226</text:p>
          </table:table-cell>
          <table:table-cell office:value-type="float" office:value="17.67487" calcext:value-type="float">
            <text:p>17,67487</text:p>
          </table:table-cell>
        </table:table-row>
        <table:table-row table:style-name="ro1">
          <table:table-cell office:value-type="string" calcext:value-type="string">
            <text:p>monkeyc8sp2s3705</text:p>
          </table:table-cell>
          <table:table-cell office:value-type="float" office:value="-5.266" calcext:value-type="float">
            <text:p>-5,266</text:p>
          </table:table-cell>
          <table:table-cell office:value-type="float" office:value="17.73297" calcext:value-type="float">
            <text:p>17,73297</text:p>
          </table:table-cell>
        </table:table-row>
        <table:table-row table:style-name="ro1">
          <table:table-cell office:value-type="string" calcext:value-type="string">
            <text:p>monkeyc8sp2s3706</text:p>
          </table:table-cell>
          <table:table-cell office:value-type="float" office:value="-5.30095" calcext:value-type="float">
            <text:p>-5,30095</text:p>
          </table:table-cell>
          <table:table-cell office:value-type="float" office:value="17.79058" calcext:value-type="float">
            <text:p>17,79058</text:p>
          </table:table-cell>
        </table:table-row>
        <table:table-row table:style-name="ro1">
          <table:table-cell office:value-type="string" calcext:value-type="string">
            <text:p>monkeyc8sp2s3707</text:p>
          </table:table-cell>
          <table:table-cell office:value-type="float" office:value="-5.33711" calcext:value-type="float">
            <text:p>-5,33711</text:p>
          </table:table-cell>
          <table:table-cell office:value-type="float" office:value="17.84766" calcext:value-type="float">
            <text:p>17,84766</text:p>
          </table:table-cell>
        </table:table-row>
        <table:table-row table:style-name="ro1">
          <table:table-cell office:value-type="string" calcext:value-type="string">
            <text:p>monkeyc8sp2s3708</text:p>
          </table:table-cell>
          <table:table-cell office:value-type="float" office:value="-5.37445" calcext:value-type="float">
            <text:p>-5,37445</text:p>
          </table:table-cell>
          <table:table-cell office:value-type="float" office:value="17.90418" calcext:value-type="float">
            <text:p>17,90418</text:p>
          </table:table-cell>
        </table:table-row>
        <table:table-row table:style-name="ro1">
          <table:table-cell office:value-type="string" calcext:value-type="string">
            <text:p>monkeyc8sp2s3709</text:p>
          </table:table-cell>
          <table:table-cell office:value-type="float" office:value="-5.41299" calcext:value-type="float">
            <text:p>-5,41299</text:p>
          </table:table-cell>
          <table:table-cell office:value-type="float" office:value="17.96014" calcext:value-type="float">
            <text:p>17,96014</text:p>
          </table:table-cell>
        </table:table-row>
        <table:table-row table:style-name="ro1">
          <table:table-cell office:value-type="string" calcext:value-type="string">
            <text:p>monkeyc8sp2s3710</text:p>
          </table:table-cell>
          <table:table-cell office:value-type="float" office:value="-5.4527" calcext:value-type="float">
            <text:p>-5,4527</text:p>
          </table:table-cell>
          <table:table-cell office:value-type="float" office:value="18.01549" calcext:value-type="float">
            <text:p>18,01549</text:p>
          </table:table-cell>
        </table:table-row>
        <table:table-row table:style-name="ro1">
          <table:table-cell office:value-type="string" calcext:value-type="string">
            <text:p>monkeyc8sp2s3711</text:p>
          </table:table-cell>
          <table:table-cell office:value-type="float" office:value="-5.49359" calcext:value-type="float">
            <text:p>-5,49359</text:p>
          </table:table-cell>
          <table:table-cell office:value-type="float" office:value="18.07021" calcext:value-type="float">
            <text:p>18,07021</text:p>
          </table:table-cell>
        </table:table-row>
        <table:table-row table:style-name="ro1">
          <table:table-cell office:value-type="string" calcext:value-type="string">
            <text:p>monkeyc8sp2s3712</text:p>
          </table:table-cell>
          <table:table-cell office:value-type="float" office:value="-5.53563" calcext:value-type="float">
            <text:p>-5,53563</text:p>
          </table:table-cell>
          <table:table-cell office:value-type="float" office:value="18.12429" calcext:value-type="float">
            <text:p>18,12429</text:p>
          </table:table-cell>
        </table:table-row>
        <table:table-row table:style-name="ro1">
          <table:table-cell office:value-type="string" calcext:value-type="string">
            <text:p>monkeyc8sp2s3713</text:p>
          </table:table-cell>
          <table:table-cell office:value-type="float" office:value="-5.57882" calcext:value-type="float">
            <text:p>-5,57882</text:p>
          </table:table-cell>
          <table:table-cell office:value-type="float" office:value="18.17769" calcext:value-type="float">
            <text:p>18,17769</text:p>
          </table:table-cell>
        </table:table-row>
        <table:table-row table:style-name="ro1">
          <table:table-cell office:value-type="string" calcext:value-type="string">
            <text:p>monkeyc8sp2s3714</text:p>
          </table:table-cell>
          <table:table-cell office:value-type="float" office:value="-5.62316" calcext:value-type="float">
            <text:p>-5,62316</text:p>
          </table:table-cell>
          <table:table-cell office:value-type="float" office:value="18.23039" calcext:value-type="float">
            <text:p>18,23039</text:p>
          </table:table-cell>
        </table:table-row>
        <table:table-row table:style-name="ro1">
          <table:table-cell office:value-type="string" calcext:value-type="string">
            <text:p>monkeyc8sp2s3715</text:p>
          </table:table-cell>
          <table:table-cell office:value-type="float" office:value="-5.66862" calcext:value-type="float">
            <text:p>-5,66862</text:p>
          </table:table-cell>
          <table:table-cell office:value-type="float" office:value="18.28237" calcext:value-type="float">
            <text:p>18,28237</text:p>
          </table:table-cell>
        </table:table-row>
        <table:table-row table:style-name="ro1">
          <table:table-cell office:value-type="string" calcext:value-type="string">
            <text:p>monkeyc8sp2s3716</text:p>
          </table:table-cell>
          <table:table-cell office:value-type="float" office:value="-5.7152" calcext:value-type="float">
            <text:p>-5,7152</text:p>
          </table:table-cell>
          <table:table-cell office:value-type="float" office:value="18.3336" calcext:value-type="float">
            <text:p>18,3336</text:p>
          </table:table-cell>
        </table:table-row>
        <table:table-row table:style-name="ro1">
          <table:table-cell office:value-type="string" calcext:value-type="string">
            <text:p>monkeyc8sp2s3717</text:p>
          </table:table-cell>
          <table:table-cell office:value-type="float" office:value="-5.76289" calcext:value-type="float">
            <text:p>-5,76289</text:p>
          </table:table-cell>
          <table:table-cell office:value-type="float" office:value="18.38407" calcext:value-type="float">
            <text:p>18,38407</text:p>
          </table:table-cell>
        </table:table-row>
        <table:table-row table:style-name="ro1">
          <table:table-cell office:value-type="string" calcext:value-type="string">
            <text:p>monkeyc8sp2s3718</text:p>
          </table:table-cell>
          <table:table-cell office:value-type="float" office:value="-5.81167" calcext:value-type="float">
            <text:p>-5,81167</text:p>
          </table:table-cell>
          <table:table-cell office:value-type="float" office:value="18.43374" calcext:value-type="float">
            <text:p>18,43374</text:p>
          </table:table-cell>
        </table:table-row>
        <table:table-row table:style-name="ro1">
          <table:table-cell office:value-type="string" calcext:value-type="string">
            <text:p>monkeyc8sp2s3719</text:p>
          </table:table-cell>
          <table:table-cell office:value-type="float" office:value="-5.86153" calcext:value-type="float">
            <text:p>-5,86153</text:p>
          </table:table-cell>
          <table:table-cell office:value-type="float" office:value="18.48259" calcext:value-type="float">
            <text:p>18,48259</text:p>
          </table:table-cell>
        </table:table-row>
        <table:table-row table:style-name="ro1">
          <table:table-cell office:value-type="string" calcext:value-type="string">
            <text:p>monkeyc8sp2s3720</text:p>
          </table:table-cell>
          <table:table-cell office:value-type="float" office:value="-5.91245" calcext:value-type="float">
            <text:p>-5,91245</text:p>
          </table:table-cell>
          <table:table-cell office:value-type="float" office:value="18.5306" calcext:value-type="float">
            <text:p>18,5306</text:p>
          </table:table-cell>
        </table:table-row>
        <table:table-row table:style-name="ro1">
          <table:table-cell office:value-type="string" calcext:value-type="string">
            <text:p>monkeyc8sp2s3721</text:p>
          </table:table-cell>
          <table:table-cell office:value-type="float" office:value="-5.96443" calcext:value-type="float">
            <text:p>-5,96443</text:p>
          </table:table-cell>
          <table:table-cell office:value-type="float" office:value="18.57775" calcext:value-type="float">
            <text:p>18,57775</text:p>
          </table:table-cell>
        </table:table-row>
        <table:table-row table:style-name="ro1">
          <table:table-cell office:value-type="string" calcext:value-type="string">
            <text:p>monkeyc8sp2s3722</text:p>
          </table:table-cell>
          <table:table-cell office:value-type="float" office:value="-6.01744" calcext:value-type="float">
            <text:p>-6,01744</text:p>
          </table:table-cell>
          <table:table-cell office:value-type="float" office:value="18.62401" calcext:value-type="float">
            <text:p>18,62401</text:p>
          </table:table-cell>
        </table:table-row>
        <table:table-row table:style-name="ro1">
          <table:table-cell office:value-type="string" calcext:value-type="string">
            <text:p>monkeyc8sp2s3723</text:p>
          </table:table-cell>
          <table:table-cell office:value-type="float" office:value="-6.07148" calcext:value-type="float">
            <text:p>-6,07148</text:p>
          </table:table-cell>
          <table:table-cell office:value-type="float" office:value="18.66937" calcext:value-type="float">
            <text:p>18,66937</text:p>
          </table:table-cell>
        </table:table-row>
        <table:table-row table:style-name="ro1">
          <table:table-cell office:value-type="string" calcext:value-type="string">
            <text:p>monkeyc8sp2s3724</text:p>
          </table:table-cell>
          <table:table-cell office:value-type="float" office:value="-6.12652" calcext:value-type="float">
            <text:p>-6,12652</text:p>
          </table:table-cell>
          <table:table-cell office:value-type="float" office:value="18.7138" calcext:value-type="float">
            <text:p>18,7138</text:p>
          </table:table-cell>
        </table:table-row>
        <table:table-row table:style-name="ro1">
          <table:table-cell office:value-type="string" calcext:value-type="string">
            <text:p>monkeyc8sp2s3725</text:p>
          </table:table-cell>
          <table:table-cell office:value-type="float" office:value="-6.18256" calcext:value-type="float">
            <text:p>-6,18256</text:p>
          </table:table-cell>
          <table:table-cell office:value-type="float" office:value="18.75727" calcext:value-type="float">
            <text:p>18,75727</text:p>
          </table:table-cell>
        </table:table-row>
        <table:table-row table:style-name="ro1">
          <table:table-cell office:value-type="string" calcext:value-type="string">
            <text:p>monkeyc8sp2s3726</text:p>
          </table:table-cell>
          <table:table-cell office:value-type="float" office:value="-6.23957" calcext:value-type="float">
            <text:p>-6,23957</text:p>
          </table:table-cell>
          <table:table-cell office:value-type="float" office:value="18.79977" calcext:value-type="float">
            <text:p>18,79977</text:p>
          </table:table-cell>
        </table:table-row>
        <table:table-row table:style-name="ro1">
          <table:table-cell office:value-type="string" calcext:value-type="string">
            <text:p>monkeyc8sp2s3727</text:p>
          </table:table-cell>
          <table:table-cell office:value-type="float" office:value="-6.29754" calcext:value-type="float">
            <text:p>-6,29754</text:p>
          </table:table-cell>
          <table:table-cell office:value-type="float" office:value="18.84127" calcext:value-type="float">
            <text:p>18,84127</text:p>
          </table:table-cell>
        </table:table-row>
        <table:table-row table:style-name="ro1">
          <table:table-cell office:value-type="string" calcext:value-type="string">
            <text:p>monkeyc8sp2s3728</text:p>
          </table:table-cell>
          <table:table-cell office:value-type="float" office:value="-6.35644" calcext:value-type="float">
            <text:p>-6,35644</text:p>
          </table:table-cell>
          <table:table-cell office:value-type="float" office:value="18.88176" calcext:value-type="float">
            <text:p>18,88176</text:p>
          </table:table-cell>
        </table:table-row>
        <table:table-row table:style-name="ro1">
          <table:table-cell office:value-type="string" calcext:value-type="string">
            <text:p>monkeyc8sp2s3729</text:p>
          </table:table-cell>
          <table:table-cell office:value-type="float" office:value="-6.41628" calcext:value-type="float">
            <text:p>-6,41628</text:p>
          </table:table-cell>
          <table:table-cell office:value-type="float" office:value="18.92122" calcext:value-type="float">
            <text:p>18,92122</text:p>
          </table:table-cell>
        </table:table-row>
        <table:table-row table:style-name="ro1">
          <table:table-cell office:value-type="string" calcext:value-type="string">
            <text:p>monkeyc8sp2s3730</text:p>
          </table:table-cell>
          <table:table-cell office:value-type="float" office:value="-6.47701" calcext:value-type="float">
            <text:p>-6,47701</text:p>
          </table:table-cell>
          <table:table-cell office:value-type="float" office:value="18.95961" calcext:value-type="float">
            <text:p>18,95961</text:p>
          </table:table-cell>
        </table:table-row>
        <table:table-row table:style-name="ro1">
          <table:table-cell office:value-type="string" calcext:value-type="string">
            <text:p>monkeyc8sp2s3731</text:p>
          </table:table-cell>
          <table:table-cell office:value-type="float" office:value="-6.53864" calcext:value-type="float">
            <text:p>-6,53864</text:p>
          </table:table-cell>
          <table:table-cell office:value-type="float" office:value="18.99693" calcext:value-type="float">
            <text:p>18,99693</text:p>
          </table:table-cell>
        </table:table-row>
        <table:table-row table:style-name="ro1">
          <table:table-cell office:value-type="string" calcext:value-type="string">
            <text:p>monkeyc8sp2s3732</text:p>
          </table:table-cell>
          <table:table-cell office:value-type="float" office:value="-6.60113" calcext:value-type="float">
            <text:p>-6,60113</text:p>
          </table:table-cell>
          <table:table-cell office:value-type="float" office:value="19.03315" calcext:value-type="float">
            <text:p>19,03315</text:p>
          </table:table-cell>
        </table:table-row>
        <table:table-row table:style-name="ro1">
          <table:table-cell office:value-type="string" calcext:value-type="string">
            <text:p>monkeyc8sp2s3733</text:p>
          </table:table-cell>
          <table:table-cell office:value-type="float" office:value="-6.66446" calcext:value-type="float">
            <text:p>-6,66446</text:p>
          </table:table-cell>
          <table:table-cell office:value-type="float" office:value="19.06826" calcext:value-type="float">
            <text:p>19,06826</text:p>
          </table:table-cell>
        </table:table-row>
        <table:table-row table:style-name="ro1">
          <table:table-cell office:value-type="string" calcext:value-type="string">
            <text:p>monkeyc8sp2s3734</text:p>
          </table:table-cell>
          <table:table-cell office:value-type="float" office:value="-6.72863" calcext:value-type="float">
            <text:p>-6,72863</text:p>
          </table:table-cell>
          <table:table-cell office:value-type="float" office:value="19.10222" calcext:value-type="float">
            <text:p>19,10222</text:p>
          </table:table-cell>
        </table:table-row>
        <table:table-row table:style-name="ro1">
          <table:table-cell office:value-type="string" calcext:value-type="string">
            <text:p>monkeyc8sp2s3735</text:p>
          </table:table-cell>
          <table:table-cell office:value-type="float" office:value="-6.7936" calcext:value-type="float">
            <text:p>-6,7936</text:p>
          </table:table-cell>
          <table:table-cell office:value-type="float" office:value="19.13504" calcext:value-type="float">
            <text:p>19,13504</text:p>
          </table:table-cell>
        </table:table-row>
        <table:table-row table:style-name="ro1">
          <table:table-cell office:value-type="string" calcext:value-type="string">
            <text:p>monkeyc8sp2s3736</text:p>
          </table:table-cell>
          <table:table-cell office:value-type="float" office:value="-6.85936" calcext:value-type="float">
            <text:p>-6,85936</text:p>
          </table:table-cell>
          <table:table-cell office:value-type="float" office:value="19.16668" calcext:value-type="float">
            <text:p>19,16668</text:p>
          </table:table-cell>
        </table:table-row>
        <table:table-row table:style-name="ro1">
          <table:table-cell office:value-type="string" calcext:value-type="string">
            <text:p>monkeyc8sp2s3737</text:p>
          </table:table-cell>
          <table:table-cell office:value-type="float" office:value="-6.92588" calcext:value-type="float">
            <text:p>-6,92588</text:p>
          </table:table-cell>
          <table:table-cell office:value-type="float" office:value="19.19713" calcext:value-type="float">
            <text:p>19,19713</text:p>
          </table:table-cell>
        </table:table-row>
        <table:table-row table:style-name="ro1">
          <table:table-cell office:value-type="string" calcext:value-type="string">
            <text:p>monkeyc8sp2s3738</text:p>
          </table:table-cell>
          <table:table-cell office:value-type="float" office:value="-6.99315" calcext:value-type="float">
            <text:p>-6,99315</text:p>
          </table:table-cell>
          <table:table-cell office:value-type="float" office:value="19.22637" calcext:value-type="float">
            <text:p>19,22637</text:p>
          </table:table-cell>
        </table:table-row>
        <table:table-row table:style-name="ro1">
          <table:table-cell office:value-type="string" calcext:value-type="string">
            <text:p>monkeyc8sp2s3739</text:p>
          </table:table-cell>
          <table:table-cell office:value-type="float" office:value="-7.061141" calcext:value-type="float">
            <text:p>-7,061141</text:p>
          </table:table-cell>
          <table:table-cell office:value-type="float" office:value="19.25439" calcext:value-type="float">
            <text:p>19,25439</text:p>
          </table:table-cell>
        </table:table-row>
        <table:table-row table:style-name="ro1">
          <table:table-cell office:value-type="string" calcext:value-type="string">
            <text:p>monkeyc8sp2s3740</text:p>
          </table:table-cell>
          <table:table-cell office:value-type="float" office:value="-7.129829" calcext:value-type="float">
            <text:p>-7,129829</text:p>
          </table:table-cell>
          <table:table-cell office:value-type="float" office:value="19.28116" calcext:value-type="float">
            <text:p>19,28116</text:p>
          </table:table-cell>
        </table:table-row>
        <table:table-row table:style-name="ro1">
          <table:table-cell office:value-type="string" calcext:value-type="string">
            <text:p>monkeyc8sp2s3741</text:p>
          </table:table-cell>
          <table:table-cell office:value-type="float" office:value="-7.199194" calcext:value-type="float">
            <text:p>-7,199194</text:p>
          </table:table-cell>
          <table:table-cell office:value-type="float" office:value="19.30668" calcext:value-type="float">
            <text:p>19,30668</text:p>
          </table:table-cell>
        </table:table-row>
        <table:table-row table:style-name="ro1">
          <table:table-cell office:value-type="string" calcext:value-type="string">
            <text:p>monkeyc8sp2s3742</text:p>
          </table:table-cell>
          <table:table-cell office:value-type="float" office:value="-7.269213" calcext:value-type="float">
            <text:p>-7,269213</text:p>
          </table:table-cell>
          <table:table-cell office:value-type="float" office:value="19.33092" calcext:value-type="float">
            <text:p>19,33092</text:p>
          </table:table-cell>
        </table:table-row>
        <table:table-row table:style-name="ro1">
          <table:table-cell office:value-type="string" calcext:value-type="string">
            <text:p>monkeyc8sp2s3743</text:p>
          </table:table-cell>
          <table:table-cell office:value-type="float" office:value="-7.339861" calcext:value-type="float">
            <text:p>-7,339861</text:p>
          </table:table-cell>
          <table:table-cell office:value-type="float" office:value="19.35387" calcext:value-type="float">
            <text:p>19,35387</text:p>
          </table:table-cell>
        </table:table-row>
        <table:table-row table:style-name="ro1">
          <table:table-cell office:value-type="string" calcext:value-type="string">
            <text:p>monkeyc8sp2s3744</text:p>
          </table:table-cell>
          <table:table-cell office:value-type="float" office:value="-7.411116" calcext:value-type="float">
            <text:p>-7,411116</text:p>
          </table:table-cell>
          <table:table-cell office:value-type="float" office:value="19.37551" calcext:value-type="float">
            <text:p>19,37551</text:p>
          </table:table-cell>
        </table:table-row>
        <table:table-row table:style-name="ro1">
          <table:table-cell office:value-type="string" calcext:value-type="string">
            <text:p>monkeyc8sp2s3745</text:p>
          </table:table-cell>
          <table:table-cell office:value-type="float" office:value="-7.482952" calcext:value-type="float">
            <text:p>-7,482952</text:p>
          </table:table-cell>
          <table:table-cell office:value-type="float" office:value="19.39584" calcext:value-type="float">
            <text:p>19,39584</text:p>
          </table:table-cell>
        </table:table-row>
        <table:table-row table:style-name="ro1">
          <table:table-cell office:value-type="string" calcext:value-type="string">
            <text:p>monkeyc8sp2s3746</text:p>
          </table:table-cell>
          <table:table-cell office:value-type="float" office:value="-7.555346" calcext:value-type="float">
            <text:p>-7,555346</text:p>
          </table:table-cell>
          <table:table-cell office:value-type="float" office:value="19.41483" calcext:value-type="float">
            <text:p>19,41483</text:p>
          </table:table-cell>
        </table:table-row>
        <table:table-row table:style-name="ro1">
          <table:table-cell office:value-type="string" calcext:value-type="string">
            <text:p>monkeyc8sp2s3747</text:p>
          </table:table-cell>
          <table:table-cell office:value-type="float" office:value="-7.628272" calcext:value-type="float">
            <text:p>-7,628272</text:p>
          </table:table-cell>
          <table:table-cell office:value-type="float" office:value="19.43247" calcext:value-type="float">
            <text:p>19,43247</text:p>
          </table:table-cell>
        </table:table-row>
        <table:table-row table:style-name="ro1">
          <table:table-cell office:value-type="string" calcext:value-type="string">
            <text:p>monkeyc8sp2s3748</text:p>
          </table:table-cell>
          <table:table-cell office:value-type="float" office:value="-7.701706" calcext:value-type="float">
            <text:p>-7,701706</text:p>
          </table:table-cell>
          <table:table-cell office:value-type="float" office:value="19.44875" calcext:value-type="float">
            <text:p>19,44875</text:p>
          </table:table-cell>
        </table:table-row>
        <table:table-row table:style-name="ro1">
          <table:table-cell office:value-type="string" calcext:value-type="string">
            <text:p>monkeyc8sp2s3749</text:p>
          </table:table-cell>
          <table:table-cell office:value-type="float" office:value="-7.775621" calcext:value-type="float">
            <text:p>-7,775621</text:p>
          </table:table-cell>
          <table:table-cell office:value-type="float" office:value="19.46365" calcext:value-type="float">
            <text:p>19,46365</text:p>
          </table:table-cell>
        </table:table-row>
        <table:table-row table:style-name="ro1">
          <table:table-cell office:value-type="string" calcext:value-type="string">
            <text:p>monkeyc8sp2s3750</text:p>
          </table:table-cell>
          <table:table-cell office:value-type="float" office:value="-7.849993" calcext:value-type="float">
            <text:p>-7,849993</text:p>
          </table:table-cell>
          <table:table-cell office:value-type="float" office:value="19.47717" calcext:value-type="float">
            <text:p>19,47717</text:p>
          </table:table-cell>
        </table:table-row>
        <table:table-row table:style-name="ro1">
          <table:table-cell office:value-type="string" calcext:value-type="string">
            <text:p>monkeyc8sp2s3751</text:p>
          </table:table-cell>
          <table:table-cell office:value-type="float" office:value="-7.9247947" calcext:value-type="float">
            <text:p>-7,9247947</text:p>
          </table:table-cell>
          <table:table-cell office:value-type="float" office:value="19.48929" calcext:value-type="float">
            <text:p>19,48929</text:p>
          </table:table-cell>
        </table:table-row>
        <table:table-row table:style-name="ro1">
          <table:table-cell office:value-type="string" calcext:value-type="string">
            <text:p>monkeyc8sp2s3752</text:p>
          </table:table-cell>
          <table:table-cell office:value-type="float" office:value="-8" calcext:value-type="float">
            <text:p>-8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monkeyc8sp2s3753</text:p>
          </table:table-cell>
          <table:table-cell office:value-type="float" office:value="-8.0755822" calcext:value-type="float">
            <text:p>-8,0755822</text:p>
          </table:table-cell>
          <table:table-cell office:value-type="float" office:value="19.50929" calcext:value-type="float">
            <text:p>19,50929</text:p>
          </table:table-cell>
        </table:table-row>
        <table:table-row table:style-name="ro1">
          <table:table-cell office:value-type="string" calcext:value-type="string">
            <text:p>monkeyc8sp2s3754</text:p>
          </table:table-cell>
          <table:table-cell office:value-type="float" office:value="-8.151515" calcext:value-type="float">
            <text:p>-8,151515</text:p>
          </table:table-cell>
          <table:table-cell office:value-type="float" office:value="19.51714" calcext:value-type="float">
            <text:p>19,51714</text:p>
          </table:table-cell>
        </table:table-row>
        <table:table-row table:style-name="ro1">
          <table:table-cell office:value-type="string" calcext:value-type="string">
            <text:p>monkeyc8sp2s3755</text:p>
          </table:table-cell>
          <table:table-cell office:value-type="float" office:value="-8.22777" calcext:value-type="float">
            <text:p>-8,22777</text:p>
          </table:table-cell>
          <table:table-cell office:value-type="float" office:value="19.52356" calcext:value-type="float">
            <text:p>19,52356</text:p>
          </table:table-cell>
        </table:table-row>
        <table:table-row table:style-name="ro1">
          <table:table-cell office:value-type="string" calcext:value-type="string">
            <text:p>monkeyc8sp2s3756</text:p>
          </table:table-cell>
          <table:table-cell office:value-type="float" office:value="-8.30432" calcext:value-type="float">
            <text:p>-8,30432</text:p>
          </table:table-cell>
          <table:table-cell office:value-type="float" office:value="19.52852" calcext:value-type="float">
            <text:p>19,52852</text:p>
          </table:table-cell>
        </table:table-row>
        <table:table-row table:style-name="ro1">
          <table:table-cell office:value-type="string" calcext:value-type="string">
            <text:p>monkeyc8sp2s3757</text:p>
          </table:table-cell>
          <table:table-cell office:value-type="float" office:value="-8.381139" calcext:value-type="float">
            <text:p>-8,381139</text:p>
          </table:table-cell>
          <table:table-cell office:value-type="float" office:value="19.53203" calcext:value-type="float">
            <text:p>19,53203</text:p>
          </table:table-cell>
        </table:table-row>
        <table:table-row table:style-name="ro1">
          <table:table-cell office:value-type="string" calcext:value-type="string">
            <text:p>monkeyc8sp2s3758</text:p>
          </table:table-cell>
          <table:table-cell office:value-type="float" office:value="-8.458197" calcext:value-type="float">
            <text:p>-8,458197</text:p>
          </table:table-cell>
          <table:table-cell office:value-type="float" office:value="19.53406" calcext:value-type="float">
            <text:p>19,53406</text:p>
          </table:table-cell>
        </table:table-row>
        <table:table-row table:style-name="ro1">
          <table:table-cell office:value-type="string" calcext:value-type="string">
            <text:p>monkeyc8sp2s3759</text:p>
          </table:table-cell>
          <table:table-cell office:value-type="float" office:value="-8.535467" calcext:value-type="float">
            <text:p>-8,535467</text:p>
          </table:table-cell>
          <table:table-cell office:value-type="float" office:value="19.53462" calcext:value-type="float">
            <text:p>19,53462</text:p>
          </table:table-cell>
        </table:table-row>
        <table:table-row table:style-name="ro1">
          <table:table-cell office:value-type="string" calcext:value-type="string">
            <text:p>monkeyc8sp2s3760</text:p>
          </table:table-cell>
          <table:table-cell office:value-type="float" office:value="-8.61292" calcext:value-type="float">
            <text:p>-8,61292</text:p>
          </table:table-cell>
          <table:table-cell office:value-type="float" office:value="19.5337" calcext:value-type="float">
            <text:p>19,5337</text:p>
          </table:table-cell>
        </table:table-row>
        <table:table-row table:style-name="ro1">
          <table:table-cell office:value-type="string" calcext:value-type="string">
            <text:p>monkeyc8sp2s3761</text:p>
          </table:table-cell>
          <table:table-cell office:value-type="float" office:value="-8.690529" calcext:value-type="float">
            <text:p>-8,690529</text:p>
          </table:table-cell>
          <table:table-cell office:value-type="float" office:value="19.53129" calcext:value-type="float">
            <text:p>19,53129</text:p>
          </table:table-cell>
        </table:table-row>
        <table:table-row table:style-name="ro1">
          <table:table-cell office:value-type="string" calcext:value-type="string">
            <text:p>monkeyc8sp2s3762</text:p>
          </table:table-cell>
          <table:table-cell office:value-type="float" office:value="-8.768263" calcext:value-type="float">
            <text:p>-8,768263</text:p>
          </table:table-cell>
          <table:table-cell office:value-type="float" office:value="19.52738" calcext:value-type="float">
            <text:p>19,52738</text:p>
          </table:table-cell>
        </table:table-row>
        <table:table-row table:style-name="ro1">
          <table:table-cell office:value-type="string" calcext:value-type="string">
            <text:p>monkeyc8sp2s3763</text:p>
          </table:table-cell>
          <table:table-cell office:value-type="float" office:value="-8.846095" calcext:value-type="float">
            <text:p>-8,846095</text:p>
          </table:table-cell>
          <table:table-cell office:value-type="float" office:value="19.52197" calcext:value-type="float">
            <text:p>19,52197</text:p>
          </table:table-cell>
        </table:table-row>
        <table:table-row table:style-name="ro1">
          <table:table-cell office:value-type="string" calcext:value-type="string">
            <text:p>monkeyc8sp2s3764</text:p>
          </table:table-cell>
          <table:table-cell office:value-type="float" office:value="-8.923996" calcext:value-type="float">
            <text:p>-8,923996</text:p>
          </table:table-cell>
          <table:table-cell office:value-type="float" office:value="19.51505" calcext:value-type="float">
            <text:p>19,51505</text:p>
          </table:table-cell>
        </table:table-row>
        <table:table-row table:style-name="ro1">
          <table:table-cell office:value-type="string" calcext:value-type="string">
            <text:p>monkeyc8sp2s3765</text:p>
          </table:table-cell>
          <table:table-cell office:value-type="float" office:value="-9.00193" calcext:value-type="float">
            <text:p>-9,00193</text:p>
          </table:table-cell>
          <table:table-cell office:value-type="float" office:value="19.50662" calcext:value-type="float">
            <text:p>19,50662</text:p>
          </table:table-cell>
        </table:table-row>
        <table:table-row table:style-name="ro1">
          <table:table-cell office:value-type="string" calcext:value-type="string">
            <text:p>monkeyc8sp2s3766</text:p>
          </table:table-cell>
          <table:table-cell office:value-type="float" office:value="-9.07988" calcext:value-type="float">
            <text:p>-9,07988</text:p>
          </table:table-cell>
          <table:table-cell office:value-type="float" office:value="19.49668" calcext:value-type="float">
            <text:p>19,49668</text:p>
          </table:table-cell>
        </table:table-row>
        <table:table-row table:style-name="ro1">
          <table:table-cell office:value-type="string" calcext:value-type="string">
            <text:p>monkeyc8sp2s3767</text:p>
          </table:table-cell>
          <table:table-cell office:value-type="float" office:value="-9.15781" calcext:value-type="float">
            <text:p>-9,15781</text:p>
          </table:table-cell>
          <table:table-cell office:value-type="float" office:value="19.48522" calcext:value-type="float">
            <text:p>19,48522</text:p>
          </table:table-cell>
        </table:table-row>
        <table:table-row table:style-name="ro1">
          <table:table-cell office:value-type="string" calcext:value-type="string">
            <text:p>monkeyc8sp2s3768</text:p>
          </table:table-cell>
          <table:table-cell office:value-type="float" office:value="-9.23569" calcext:value-type="float">
            <text:p>-9,23569</text:p>
          </table:table-cell>
          <table:table-cell office:value-type="float" office:value="19.47224" calcext:value-type="float">
            <text:p>19,47224</text:p>
          </table:table-cell>
        </table:table-row>
        <table:table-row table:style-name="ro1">
          <table:table-cell office:value-type="string" calcext:value-type="string">
            <text:p>monkeyc8sp2s3769</text:p>
          </table:table-cell>
          <table:table-cell office:value-type="float" office:value="-9.31349" calcext:value-type="float">
            <text:p>-9,31349</text:p>
          </table:table-cell>
          <table:table-cell office:value-type="float" office:value="19.45773" calcext:value-type="float">
            <text:p>19,45773</text:p>
          </table:table-cell>
        </table:table-row>
        <table:table-row table:style-name="ro1">
          <table:table-cell office:value-type="string" calcext:value-type="string">
            <text:p>monkeyc8sp2s3770</text:p>
          </table:table-cell>
          <table:table-cell office:value-type="float" office:value="-9.39119" calcext:value-type="float">
            <text:p>-9,39119</text:p>
          </table:table-cell>
          <table:table-cell office:value-type="float" office:value="19.4417" calcext:value-type="float">
            <text:p>19,4417</text:p>
          </table:table-cell>
        </table:table-row>
        <table:table-row table:style-name="ro1">
          <table:table-cell office:value-type="string" calcext:value-type="string">
            <text:p>monkeyc8sp2s3771</text:p>
          </table:table-cell>
          <table:table-cell office:value-type="float" office:value="-9.46874" calcext:value-type="float">
            <text:p>-9,46874</text:p>
          </table:table-cell>
          <table:table-cell office:value-type="float" office:value="19.42414" calcext:value-type="float">
            <text:p>19,42414</text:p>
          </table:table-cell>
        </table:table-row>
        <table:table-row table:style-name="ro1">
          <table:table-cell office:value-type="string" calcext:value-type="string">
            <text:p>monkeyc8sp2s3772</text:p>
          </table:table-cell>
          <table:table-cell office:value-type="float" office:value="-9.54612" calcext:value-type="float">
            <text:p>-9,54612</text:p>
          </table:table-cell>
          <table:table-cell office:value-type="float" office:value="19.40506" calcext:value-type="float">
            <text:p>19,40506</text:p>
          </table:table-cell>
        </table:table-row>
        <table:table-row table:style-name="ro1">
          <table:table-cell office:value-type="string" calcext:value-type="string">
            <text:p>monkeyc8sp2s3773</text:p>
          </table:table-cell>
          <table:table-cell office:value-type="float" office:value="-9.62331" calcext:value-type="float">
            <text:p>-9,62331</text:p>
          </table:table-cell>
          <table:table-cell office:value-type="float" office:value="19.38445" calcext:value-type="float">
            <text:p>19,38445</text:p>
          </table:table-cell>
        </table:table-row>
        <table:table-row table:style-name="ro1">
          <table:table-cell office:value-type="string" calcext:value-type="string">
            <text:p>monkeyc8sp2s3774</text:p>
          </table:table-cell>
          <table:table-cell office:value-type="float" office:value="-9.70027" calcext:value-type="float">
            <text:p>-9,70027</text:p>
          </table:table-cell>
          <table:table-cell office:value-type="float" office:value="19.36232" calcext:value-type="float">
            <text:p>19,36232</text:p>
          </table:table-cell>
        </table:table-row>
        <table:table-row table:style-name="ro1">
          <table:table-cell office:value-type="string" calcext:value-type="string">
            <text:p>monkeyc8sp2s3775</text:p>
          </table:table-cell>
          <table:table-cell office:value-type="float" office:value="-9.77696" calcext:value-type="float">
            <text:p>-9,77696</text:p>
          </table:table-cell>
          <table:table-cell office:value-type="float" office:value="19.33866" calcext:value-type="float">
            <text:p>19,33866</text:p>
          </table:table-cell>
        </table:table-row>
        <table:table-row table:style-name="ro1">
          <table:table-cell office:value-type="string" calcext:value-type="string">
            <text:p>monkeyc8sp2s3776</text:p>
          </table:table-cell>
          <table:table-cell office:value-type="float" office:value="-9.85337" calcext:value-type="float">
            <text:p>-9,85337</text:p>
          </table:table-cell>
          <table:table-cell office:value-type="float" office:value="19.31348" calcext:value-type="float">
            <text:p>19,31348</text:p>
          </table:table-cell>
        </table:table-row>
        <table:table-row table:style-name="ro1">
          <table:table-cell office:value-type="string" calcext:value-type="string">
            <text:p>monkeyc8sp2s3777</text:p>
          </table:table-cell>
          <table:table-cell office:value-type="float" office:value="-9.92946" calcext:value-type="float">
            <text:p>-9,92946</text:p>
          </table:table-cell>
          <table:table-cell office:value-type="float" office:value="19.28678" calcext:value-type="float">
            <text:p>19,28678</text:p>
          </table:table-cell>
        </table:table-row>
        <table:table-row table:style-name="ro1">
          <table:table-cell office:value-type="string" calcext:value-type="string">
            <text:p>monkeyc8sp2s3778</text:p>
          </table:table-cell>
          <table:table-cell office:value-type="float" office:value="-10.0052" calcext:value-type="float">
            <text:p>-10,0052</text:p>
          </table:table-cell>
          <table:table-cell office:value-type="float" office:value="19.25856" calcext:value-type="float">
            <text:p>19,25856</text:p>
          </table:table-cell>
        </table:table-row>
        <table:table-row table:style-name="ro1">
          <table:table-cell office:value-type="string" calcext:value-type="string">
            <text:p>monkeyc8sp2s3779</text:p>
          </table:table-cell>
          <table:table-cell office:value-type="float" office:value="-10.08056" calcext:value-type="float">
            <text:p>-10,08056</text:p>
          </table:table-cell>
          <table:table-cell office:value-type="float" office:value="19.22883" calcext:value-type="float">
            <text:p>19,22883</text:p>
          </table:table-cell>
        </table:table-row>
        <table:table-row table:style-name="ro1">
          <table:table-cell office:value-type="string" calcext:value-type="string">
            <text:p>monkeyc8sp2s3780</text:p>
          </table:table-cell>
          <table:table-cell office:value-type="float" office:value="-10.15551" calcext:value-type="float">
            <text:p>-10,15551</text:p>
          </table:table-cell>
          <table:table-cell office:value-type="float" office:value="19.19759" calcext:value-type="float">
            <text:p>19,19759</text:p>
          </table:table-cell>
        </table:table-row>
        <table:table-row table:style-name="ro1">
          <table:table-cell office:value-type="string" calcext:value-type="string">
            <text:p>monkeyc8sp2s3781</text:p>
          </table:table-cell>
          <table:table-cell office:value-type="float" office:value="-10.23002" calcext:value-type="float">
            <text:p>-10,23002</text:p>
          </table:table-cell>
          <table:table-cell office:value-type="float" office:value="19.16485" calcext:value-type="float">
            <text:p>19,16485</text:p>
          </table:table-cell>
        </table:table-row>
        <table:table-row table:style-name="ro1">
          <table:table-cell office:value-type="string" calcext:value-type="string">
            <text:p>monkeyc8sp2s3782</text:p>
          </table:table-cell>
          <table:table-cell office:value-type="float" office:value="-10.30406" calcext:value-type="float">
            <text:p>-10,30406</text:p>
          </table:table-cell>
          <table:table-cell office:value-type="float" office:value="19.13061" calcext:value-type="float">
            <text:p>19,13061</text:p>
          </table:table-cell>
        </table:table-row>
        <table:table-row table:style-name="ro1">
          <table:table-cell office:value-type="string" calcext:value-type="string">
            <text:p>monkeyc8sp2s3783</text:p>
          </table:table-cell>
          <table:table-cell office:value-type="float" office:value="-10.37759" calcext:value-type="float">
            <text:p>-10,37759</text:p>
          </table:table-cell>
          <table:table-cell office:value-type="float" office:value="19.09488" calcext:value-type="float">
            <text:p>19,09488</text:p>
          </table:table-cell>
        </table:table-row>
        <table:table-row table:style-name="ro1">
          <table:table-cell office:value-type="string" calcext:value-type="string">
            <text:p>monkeyc8sp2s3784</text:p>
          </table:table-cell>
          <table:table-cell office:value-type="float" office:value="-10.4506" calcext:value-type="float">
            <text:p>-10,4506</text:p>
          </table:table-cell>
          <table:table-cell office:value-type="float" office:value="19.05766" calcext:value-type="float">
            <text:p>19,05766</text:p>
          </table:table-cell>
        </table:table-row>
        <table:table-row table:style-name="ro1">
          <table:table-cell office:value-type="string" calcext:value-type="string">
            <text:p>monkeyc8sp2s3785</text:p>
          </table:table-cell>
          <table:table-cell office:value-type="float" office:value="-10.52305" calcext:value-type="float">
            <text:p>-10,52305</text:p>
          </table:table-cell>
          <table:table-cell office:value-type="float" office:value="19.01897" calcext:value-type="float">
            <text:p>19,01897</text:p>
          </table:table-cell>
        </table:table-row>
        <table:table-row table:style-name="ro1">
          <table:table-cell office:value-type="string" calcext:value-type="string">
            <text:p>monkeyc8sp2s3786</text:p>
          </table:table-cell>
          <table:table-cell office:value-type="float" office:value="-10.59491" calcext:value-type="float">
            <text:p>-10,59491</text:p>
          </table:table-cell>
          <table:table-cell office:value-type="float" office:value="18.9788" calcext:value-type="float">
            <text:p>18,9788</text:p>
          </table:table-cell>
        </table:table-row>
        <table:table-row table:style-name="ro1">
          <table:table-cell office:value-type="string" calcext:value-type="string">
            <text:p>monkeyc8sp2s3787</text:p>
          </table:table-cell>
          <table:table-cell office:value-type="float" office:value="-10.66615" calcext:value-type="float">
            <text:p>-10,66615</text:p>
          </table:table-cell>
          <table:table-cell office:value-type="float" office:value="18.93717" calcext:value-type="float">
            <text:p>18,93717</text:p>
          </table:table-cell>
        </table:table-row>
        <table:table-row table:style-name="ro1">
          <table:table-cell office:value-type="string" calcext:value-type="string">
            <text:p>monkeyc8sp2s3788</text:p>
          </table:table-cell>
          <table:table-cell office:value-type="float" office:value="-10.73673" calcext:value-type="float">
            <text:p>-10,73673</text:p>
          </table:table-cell>
          <table:table-cell office:value-type="float" office:value="18.8941" calcext:value-type="float">
            <text:p>18,8941</text:p>
          </table:table-cell>
        </table:table-row>
        <table:table-row table:style-name="ro1">
          <table:table-cell office:value-type="string" calcext:value-type="string">
            <text:p>monkeyc8sp2s3789</text:p>
          </table:table-cell>
          <table:table-cell office:value-type="float" office:value="-10.80664" calcext:value-type="float">
            <text:p>-10,80664</text:p>
          </table:table-cell>
          <table:table-cell office:value-type="float" office:value="18.84957" calcext:value-type="float">
            <text:p>18,84957</text:p>
          </table:table-cell>
        </table:table-row>
        <table:table-row table:style-name="ro1">
          <table:table-cell office:value-type="string" calcext:value-type="string">
            <text:p>monkeyc8sp2s3790</text:p>
          </table:table-cell>
          <table:table-cell office:value-type="float" office:value="-10.87585" calcext:value-type="float">
            <text:p>-10,87585</text:p>
          </table:table-cell>
          <table:table-cell office:value-type="float" office:value="18.80362" calcext:value-type="float">
            <text:p>18,80362</text:p>
          </table:table-cell>
        </table:table-row>
        <table:table-row table:style-name="ro1">
          <table:table-cell office:value-type="string" calcext:value-type="string">
            <text:p>monkeyc8sp2s3791</text:p>
          </table:table-cell>
          <table:table-cell office:value-type="float" office:value="-10.94431" calcext:value-type="float">
            <text:p>-10,94431</text:p>
          </table:table-cell>
          <table:table-cell office:value-type="float" office:value="18.75625" calcext:value-type="float">
            <text:p>18,75625</text:p>
          </table:table-cell>
        </table:table-row>
        <table:table-row table:style-name="ro1">
          <table:table-cell office:value-type="string" calcext:value-type="string">
            <text:p>monkeyc8sp2s3792</text:p>
          </table:table-cell>
          <table:table-cell office:value-type="float" office:value="-11.01201" calcext:value-type="float">
            <text:p>-11,01201</text:p>
          </table:table-cell>
          <table:table-cell office:value-type="float" office:value="18.70746" calcext:value-type="float">
            <text:p>18,70746</text:p>
          </table:table-cell>
        </table:table-row>
        <table:table-row table:style-name="ro1">
          <table:table-cell office:value-type="string" calcext:value-type="string">
            <text:p>monkeyc8sp2s3793</text:p>
          </table:table-cell>
          <table:table-cell office:value-type="float" office:value="-11.07891" calcext:value-type="float">
            <text:p>-11,07891</text:p>
          </table:table-cell>
          <table:table-cell office:value-type="float" office:value="18.65728" calcext:value-type="float">
            <text:p>18,65728</text:p>
          </table:table-cell>
        </table:table-row>
        <table:table-row table:style-name="ro1">
          <table:table-cell office:value-type="string" calcext:value-type="string">
            <text:p>monkeyc8sp2s3794</text:p>
          </table:table-cell>
          <table:table-cell office:value-type="float" office:value="-11.14499" calcext:value-type="float">
            <text:p>-11,14499</text:p>
          </table:table-cell>
          <table:table-cell office:value-type="float" office:value="18.60571" calcext:value-type="float">
            <text:p>18,60571</text:p>
          </table:table-cell>
        </table:table-row>
        <table:table-row table:style-name="ro1">
          <table:table-cell office:value-type="string" calcext:value-type="string">
            <text:p>monkeyc8sp2s3795</text:p>
          </table:table-cell>
          <table:table-cell office:value-type="float" office:value="-11.21021" calcext:value-type="float">
            <text:p>-11,21021</text:p>
          </table:table-cell>
          <table:table-cell office:value-type="float" office:value="18.55277" calcext:value-type="float">
            <text:p>18,55277</text:p>
          </table:table-cell>
        </table:table-row>
        <table:table-row table:style-name="ro1">
          <table:table-cell office:value-type="string" calcext:value-type="string">
            <text:p>monkeyc8sp2s3796</text:p>
          </table:table-cell>
          <table:table-cell office:value-type="float" office:value="-11.27456" calcext:value-type="float">
            <text:p>-11,27456</text:p>
          </table:table-cell>
          <table:table-cell office:value-type="float" office:value="18.49848" calcext:value-type="float">
            <text:p>18,49848</text:p>
          </table:table-cell>
        </table:table-row>
        <table:table-row table:style-name="ro1">
          <table:table-cell office:value-type="string" calcext:value-type="string">
            <text:p>monkeyc8sp2s3797</text:p>
          </table:table-cell>
          <table:table-cell office:value-type="float" office:value="-11.33799" calcext:value-type="float">
            <text:p>-11,33799</text:p>
          </table:table-cell>
          <table:table-cell office:value-type="float" office:value="18.44284" calcext:value-type="float">
            <text:p>18,44284</text:p>
          </table:table-cell>
        </table:table-row>
        <table:table-row table:style-name="ro1">
          <table:table-cell office:value-type="string" calcext:value-type="string">
            <text:p>monkeyc8sp2s3798</text:p>
          </table:table-cell>
          <table:table-cell office:value-type="float" office:value="-11.40049" calcext:value-type="float">
            <text:p>-11,40049</text:p>
          </table:table-cell>
          <table:table-cell office:value-type="float" office:value="18.38587" calcext:value-type="float">
            <text:p>18,38587</text:p>
          </table:table-cell>
        </table:table-row>
        <table:table-row table:style-name="ro1">
          <table:table-cell office:value-type="string" calcext:value-type="string">
            <text:p>monkeyc8sp2s3799</text:p>
          </table:table-cell>
          <table:table-cell office:value-type="float" office:value="-11.46203" calcext:value-type="float">
            <text:p>-11,46203</text:p>
          </table:table-cell>
          <table:table-cell office:value-type="float" office:value="18.32759" calcext:value-type="float">
            <text:p>18,32759</text:p>
          </table:table-cell>
        </table:table-row>
        <table:table-row table:style-name="ro1">
          <table:table-cell office:value-type="string" calcext:value-type="string">
            <text:p>monkeyc8sp2s3800</text:p>
          </table:table-cell>
          <table:table-cell office:value-type="float" office:value="-11.52257" calcext:value-type="float">
            <text:p>-11,52257</text:p>
          </table:table-cell>
          <table:table-cell office:value-type="float" office:value="18.26801" calcext:value-type="float">
            <text:p>18,26801</text:p>
          </table:table-cell>
        </table:table-row>
        <table:table-row table:style-name="ro1">
          <table:table-cell office:value-type="string" calcext:value-type="string">
            <text:p>monkeyc8sp2s3801</text:p>
          </table:table-cell>
          <table:table-cell office:value-type="float" office:value="-11.5821" calcext:value-type="float">
            <text:p>-11,5821</text:p>
          </table:table-cell>
          <table:table-cell office:value-type="float" office:value="18.20715" calcext:value-type="float">
            <text:p>18,20715</text:p>
          </table:table-cell>
        </table:table-row>
        <table:table-row table:style-name="ro1">
          <table:table-cell office:value-type="string" calcext:value-type="string">
            <text:p>monkeyc8sp2s3802</text:p>
          </table:table-cell>
          <table:table-cell office:value-type="float" office:value="-11.64058" calcext:value-type="float">
            <text:p>-11,64058</text:p>
          </table:table-cell>
          <table:table-cell office:value-type="float" office:value="18.14503" calcext:value-type="float">
            <text:p>18,14503</text:p>
          </table:table-cell>
        </table:table-row>
        <table:table-row table:style-name="ro1">
          <table:table-cell office:value-type="string" calcext:value-type="string">
            <text:p>monkeyc8sp2s3803</text:p>
          </table:table-cell>
          <table:table-cell office:value-type="float" office:value="-11.69798" calcext:value-type="float">
            <text:p>-11,69798</text:p>
          </table:table-cell>
          <table:table-cell office:value-type="float" office:value="18.08167" calcext:value-type="float">
            <text:p>18,08167</text:p>
          </table:table-cell>
        </table:table-row>
        <table:table-row table:style-name="ro1">
          <table:table-cell office:value-type="string" calcext:value-type="string">
            <text:p>monkeyc8sp2s3804</text:p>
          </table:table-cell>
          <table:table-cell office:value-type="float" office:value="-11.75429" calcext:value-type="float">
            <text:p>-11,75429</text:p>
          </table:table-cell>
          <table:table-cell office:value-type="float" office:value="18.01708" calcext:value-type="float">
            <text:p>18,01708</text:p>
          </table:table-cell>
        </table:table-row>
        <table:table-row table:style-name="ro1">
          <table:table-cell office:value-type="string" calcext:value-type="string">
            <text:p>monkeyc8sp2s3805</text:p>
          </table:table-cell>
          <table:table-cell office:value-type="float" office:value="-11.80948" calcext:value-type="float">
            <text:p>-11,80948</text:p>
          </table:table-cell>
          <table:table-cell office:value-type="float" office:value="17.95128" calcext:value-type="float">
            <text:p>17,95128</text:p>
          </table:table-cell>
        </table:table-row>
        <table:table-row table:style-name="ro1">
          <table:table-cell office:value-type="string" calcext:value-type="string">
            <text:p>monkeyc8sp2s3806</text:p>
          </table:table-cell>
          <table:table-cell office:value-type="float" office:value="-11.86351" calcext:value-type="float">
            <text:p>-11,86351</text:p>
          </table:table-cell>
          <table:table-cell office:value-type="float" office:value="17.88429" calcext:value-type="float">
            <text:p>17,88429</text:p>
          </table:table-cell>
        </table:table-row>
        <table:table-row table:style-name="ro1">
          <table:table-cell office:value-type="string" calcext:value-type="string">
            <text:p>monkeyc8sp2s3807</text:p>
          </table:table-cell>
          <table:table-cell office:value-type="float" office:value="-11.91638" calcext:value-type="float">
            <text:p>-11,91638</text:p>
          </table:table-cell>
          <table:table-cell office:value-type="float" office:value="17.81614" calcext:value-type="float">
            <text:p>17,81614</text:p>
          </table:table-cell>
        </table:table-row>
        <table:table-row table:style-name="ro1">
          <table:table-cell office:value-type="string" calcext:value-type="string">
            <text:p>monkeyc8sp2s3808</text:p>
          </table:table-cell>
          <table:table-cell office:value-type="float" office:value="-11.96804" calcext:value-type="float">
            <text:p>-11,96804</text:p>
          </table:table-cell>
          <table:table-cell office:value-type="float" office:value="17.74684" calcext:value-type="float">
            <text:p>17,74684</text:p>
          </table:table-cell>
        </table:table-row>
        <table:table-row table:style-name="ro1">
          <table:table-cell office:value-type="string" calcext:value-type="string">
            <text:p>monkeyc8sp2s3809</text:p>
          </table:table-cell>
          <table:table-cell office:value-type="float" office:value="-12.01848" calcext:value-type="float">
            <text:p>-12,01848</text:p>
          </table:table-cell>
          <table:table-cell office:value-type="float" office:value="17.67641" calcext:value-type="float">
            <text:p>17,67641</text:p>
          </table:table-cell>
        </table:table-row>
        <table:table-row table:style-name="ro1">
          <table:table-cell office:value-type="string" calcext:value-type="string">
            <text:p>monkeyc8sp2s3810</text:p>
          </table:table-cell>
          <table:table-cell office:value-type="float" office:value="-12.06767" calcext:value-type="float">
            <text:p>-12,06767</text:p>
          </table:table-cell>
          <table:table-cell office:value-type="float" office:value="17.60488" calcext:value-type="float">
            <text:p>17,60488</text:p>
          </table:table-cell>
        </table:table-row>
        <table:table-row table:style-name="ro1">
          <table:table-cell office:value-type="string" calcext:value-type="string">
            <text:p>monkeyc8sp2s3811</text:p>
          </table:table-cell>
          <table:table-cell office:value-type="float" office:value="-12.11558" calcext:value-type="float">
            <text:p>-12,11558</text:p>
          </table:table-cell>
          <table:table-cell office:value-type="float" office:value="17.53226" calcext:value-type="float">
            <text:p>17,53226</text:p>
          </table:table-cell>
        </table:table-row>
        <table:table-row table:style-name="ro1">
          <table:table-cell office:value-type="string" calcext:value-type="string">
            <text:p>monkeyc8sp2s3812</text:p>
          </table:table-cell>
          <table:table-cell office:value-type="float" office:value="-12.1622" calcext:value-type="float">
            <text:p>-12,1622</text:p>
          </table:table-cell>
          <table:table-cell office:value-type="float" office:value="17.45858" calcext:value-type="float">
            <text:p>17,45858</text:p>
          </table:table-cell>
        </table:table-row>
        <table:table-row table:style-name="ro1">
          <table:table-cell office:value-type="string" calcext:value-type="string">
            <text:p>monkeyc8sp2s3813</text:p>
          </table:table-cell>
          <table:table-cell office:value-type="float" office:value="-12.20751" calcext:value-type="float">
            <text:p>-12,20751</text:p>
          </table:table-cell>
          <table:table-cell office:value-type="float" office:value="17.38387" calcext:value-type="float">
            <text:p>17,38387</text:p>
          </table:table-cell>
        </table:table-row>
        <table:table-row table:style-name="ro1">
          <table:table-cell office:value-type="string" calcext:value-type="string">
            <text:p>monkeyc8sp2s3814</text:p>
          </table:table-cell>
          <table:table-cell office:value-type="float" office:value="-12.25147" calcext:value-type="float">
            <text:p>-12,25147</text:p>
          </table:table-cell>
          <table:table-cell office:value-type="float" office:value="17.30815" calcext:value-type="float">
            <text:p>17,30815</text:p>
          </table:table-cell>
        </table:table-row>
        <table:table-row table:style-name="ro1">
          <table:table-cell office:value-type="string" calcext:value-type="string">
            <text:p>monkeyc8sp2s3815</text:p>
          </table:table-cell>
          <table:table-cell office:value-type="float" office:value="-12.29407" calcext:value-type="float">
            <text:p>-12,29407</text:p>
          </table:table-cell>
          <table:table-cell office:value-type="float" office:value="17.23143" calcext:value-type="float">
            <text:p>17,23143</text:p>
          </table:table-cell>
        </table:table-row>
        <table:table-row table:style-name="ro1">
          <table:table-cell office:value-type="string" calcext:value-type="string">
            <text:p>monkeyc8sp2s3816</text:p>
          </table:table-cell>
          <table:table-cell office:value-type="float" office:value="-12.33529" calcext:value-type="float">
            <text:p>-12,33529</text:p>
          </table:table-cell>
          <table:table-cell office:value-type="float" office:value="17.15375" calcext:value-type="float">
            <text:p>17,15375</text:p>
          </table:table-cell>
        </table:table-row>
        <table:table-row table:style-name="ro1">
          <table:table-cell office:value-type="string" calcext:value-type="string">
            <text:p>monkeyc8sp2s3817</text:p>
          </table:table-cell>
          <table:table-cell office:value-type="float" office:value="-12.3751" calcext:value-type="float">
            <text:p>-12,3751</text:p>
          </table:table-cell>
          <table:table-cell office:value-type="float" office:value="17.07513" calcext:value-type="float">
            <text:p>17,07513</text:p>
          </table:table-cell>
        </table:table-row>
        <table:table-row table:style-name="ro1">
          <table:table-cell office:value-type="string" calcext:value-type="string">
            <text:p>monkeyc8sp2s3818</text:p>
          </table:table-cell>
          <table:table-cell office:value-type="float" office:value="-12.41348" calcext:value-type="float">
            <text:p>-12,41348</text:p>
          </table:table-cell>
          <table:table-cell office:value-type="float" office:value="16.9956" calcext:value-type="float">
            <text:p>16,9956</text:p>
          </table:table-cell>
        </table:table-row>
        <table:table-row table:style-name="ro1">
          <table:table-cell office:value-type="string" calcext:value-type="string">
            <text:p>monkeyc8sp2s3819</text:p>
          </table:table-cell>
          <table:table-cell office:value-type="float" office:value="-12.45041" calcext:value-type="float">
            <text:p>-12,45041</text:p>
          </table:table-cell>
          <table:table-cell office:value-type="float" office:value="16.91517" calcext:value-type="float">
            <text:p>16,91517</text:p>
          </table:table-cell>
        </table:table-row>
        <table:table-row table:style-name="ro1">
          <table:table-cell office:value-type="string" calcext:value-type="string">
            <text:p>monkeyc8sp2s3820</text:p>
          </table:table-cell>
          <table:table-cell office:value-type="float" office:value="-12.48588" calcext:value-type="float">
            <text:p>-12,48588</text:p>
          </table:table-cell>
          <table:table-cell office:value-type="float" office:value="16.83389" calcext:value-type="float">
            <text:p>16,83389</text:p>
          </table:table-cell>
        </table:table-row>
        <table:table-row table:style-name="ro1">
          <table:table-cell office:value-type="string" calcext:value-type="string">
            <text:p>monkeyc8sp2s3821</text:p>
          </table:table-cell>
          <table:table-cell office:value-type="float" office:value="-12.51986" calcext:value-type="float">
            <text:p>-12,51986</text:p>
          </table:table-cell>
          <table:table-cell office:value-type="float" office:value="16.75177" calcext:value-type="float">
            <text:p>16,75177</text:p>
          </table:table-cell>
        </table:table-row>
        <table:table-row table:style-name="ro1">
          <table:table-cell office:value-type="string" calcext:value-type="string">
            <text:p>monkeyc8sp2s3822</text:p>
          </table:table-cell>
          <table:table-cell office:value-type="float" office:value="-12.55234" calcext:value-type="float">
            <text:p>-12,55234</text:p>
          </table:table-cell>
          <table:table-cell office:value-type="float" office:value="16.66884" calcext:value-type="float">
            <text:p>16,66884</text:p>
          </table:table-cell>
        </table:table-row>
        <table:table-row table:style-name="ro1">
          <table:table-cell office:value-type="string" calcext:value-type="string">
            <text:p>monkeyc8sp2s3823</text:p>
          </table:table-cell>
          <table:table-cell office:value-type="float" office:value="-12.58329" calcext:value-type="float">
            <text:p>-12,58329</text:p>
          </table:table-cell>
          <table:table-cell office:value-type="float" office:value="16.58513" calcext:value-type="float">
            <text:p>16,58513</text:p>
          </table:table-cell>
        </table:table-row>
        <table:table-row table:style-name="ro1">
          <table:table-cell office:value-type="string" calcext:value-type="string">
            <text:p>monkeyc8sp2s3824</text:p>
          </table:table-cell>
          <table:table-cell office:value-type="float" office:value="-12.61271" calcext:value-type="float">
            <text:p>-12,61271</text:p>
          </table:table-cell>
          <table:table-cell office:value-type="float" office:value="16.50067" calcext:value-type="float">
            <text:p>16,50067</text:p>
          </table:table-cell>
        </table:table-row>
        <table:table-row table:style-name="ro1">
          <table:table-cell office:value-type="string" calcext:value-type="string">
            <text:p>monkeyc8sp2s3825</text:p>
          </table:table-cell>
          <table:table-cell office:value-type="float" office:value="-12.64056" calcext:value-type="float">
            <text:p>-12,64056</text:p>
          </table:table-cell>
          <table:table-cell office:value-type="float" office:value="16.415489" calcext:value-type="float">
            <text:p>16,415489</text:p>
          </table:table-cell>
        </table:table-row>
        <table:table-row table:style-name="ro1">
          <table:table-cell office:value-type="string" calcext:value-type="string">
            <text:p>monkeyc8sp2s3826</text:p>
          </table:table-cell>
          <table:table-cell office:value-type="float" office:value="-12.66683" calcext:value-type="float">
            <text:p>-12,66683</text:p>
          </table:table-cell>
          <table:table-cell office:value-type="float" office:value="16.329609" calcext:value-type="float">
            <text:p>16,329609</text:p>
          </table:table-cell>
        </table:table-row>
        <table:table-row table:style-name="ro1">
          <table:table-cell office:value-type="string" calcext:value-type="string">
            <text:p>monkeyc8sp2s3827</text:p>
          </table:table-cell>
          <table:table-cell office:value-type="float" office:value="-12.69152" calcext:value-type="float">
            <text:p>-12,69152</text:p>
          </table:table-cell>
          <table:table-cell office:value-type="float" office:value="16.243064" calcext:value-type="float">
            <text:p>16,243064</text:p>
          </table:table-cell>
        </table:table-row>
        <table:table-row table:style-name="ro1">
          <table:table-cell office:value-type="string" calcext:value-type="string">
            <text:p>monkeyc8sp2s3828</text:p>
          </table:table-cell>
          <table:table-cell office:value-type="float" office:value="-12.7146" calcext:value-type="float">
            <text:p>-12,7146</text:p>
          </table:table-cell>
          <table:table-cell office:value-type="float" office:value="16.155882" calcext:value-type="float">
            <text:p>16,155882</text:p>
          </table:table-cell>
        </table:table-row>
        <table:table-row table:style-name="ro1">
          <table:table-cell office:value-type="string" calcext:value-type="string">
            <text:p>monkeyc8sp2s3829</text:p>
          </table:table-cell>
          <table:table-cell office:value-type="float" office:value="-12.73605" calcext:value-type="float">
            <text:p>-12,73605</text:p>
          </table:table-cell>
          <table:table-cell office:value-type="float" office:value="16.068093" calcext:value-type="float">
            <text:p>16,068093</text:p>
          </table:table-cell>
        </table:table-row>
        <table:table-row table:style-name="ro1">
          <table:table-cell office:value-type="string" calcext:value-type="string">
            <text:p>monkeyc8sp2s3830</text:p>
          </table:table-cell>
          <table:table-cell office:value-type="float" office:value="-12.75587" calcext:value-type="float">
            <text:p>-12,75587</text:p>
          </table:table-cell>
          <table:table-cell office:value-type="float" office:value="15.979729" calcext:value-type="float">
            <text:p>15,979729</text:p>
          </table:table-cell>
        </table:table-row>
        <table:table-row table:style-name="ro1">
          <table:table-cell office:value-type="string" calcext:value-type="string">
            <text:p>monkeyc8sp2s3831</text:p>
          </table:table-cell>
          <table:table-cell office:value-type="float" office:value="-12.77403" calcext:value-type="float">
            <text:p>-12,77403</text:p>
          </table:table-cell>
          <table:table-cell office:value-type="float" office:value="15.890819" calcext:value-type="float">
            <text:p>15,890819</text:p>
          </table:table-cell>
        </table:table-row>
        <table:table-row table:style-name="ro1">
          <table:table-cell office:value-type="string" calcext:value-type="string">
            <text:p>monkeyc8sp2s3832</text:p>
          </table:table-cell>
          <table:table-cell office:value-type="float" office:value="-12.79053" calcext:value-type="float">
            <text:p>-12,79053</text:p>
          </table:table-cell>
          <table:table-cell office:value-type="float" office:value="15.801394" calcext:value-type="float">
            <text:p>15,801394</text:p>
          </table:table-cell>
        </table:table-row>
        <table:table-row table:style-name="ro1">
          <table:table-cell office:value-type="string" calcext:value-type="string">
            <text:p>monkeyc8sp2s3833</text:p>
          </table:table-cell>
          <table:table-cell office:value-type="float" office:value="-12.80535" calcext:value-type="float">
            <text:p>-12,80535</text:p>
          </table:table-cell>
          <table:table-cell office:value-type="float" office:value="15.711487" calcext:value-type="float">
            <text:p>15,711487</text:p>
          </table:table-cell>
        </table:table-row>
        <table:table-row table:style-name="ro1">
          <table:table-cell office:value-type="string" calcext:value-type="string">
            <text:p>monkeyc8sp2s3834</text:p>
          </table:table-cell>
          <table:table-cell office:value-type="float" office:value="-12.81848" calcext:value-type="float">
            <text:p>-12,81848</text:p>
          </table:table-cell>
          <table:table-cell office:value-type="float" office:value="15.621127" calcext:value-type="float">
            <text:p>15,621127</text:p>
          </table:table-cell>
        </table:table-row>
        <table:table-row table:style-name="ro1">
          <table:table-cell office:value-type="string" calcext:value-type="string">
            <text:p>monkeyc8sp2s3835</text:p>
          </table:table-cell>
          <table:table-cell office:value-type="float" office:value="-12.8299" calcext:value-type="float">
            <text:p>-12,8299</text:p>
          </table:table-cell>
          <table:table-cell office:value-type="float" office:value="15.5303476" calcext:value-type="float">
            <text:p>15,5303476</text:p>
          </table:table-cell>
        </table:table-row>
        <table:table-row table:style-name="ro1">
          <table:table-cell office:value-type="string" calcext:value-type="string">
            <text:p>monkeyc8sp2s3836</text:p>
          </table:table-cell>
          <table:table-cell office:value-type="float" office:value="-12.83962" calcext:value-type="float">
            <text:p>-12,83962</text:p>
          </table:table-cell>
          <table:table-cell office:value-type="float" office:value="15.4391804" calcext:value-type="float">
            <text:p>15,4391804</text:p>
          </table:table-cell>
        </table:table-row>
        <table:table-row table:style-name="ro1">
          <table:table-cell office:value-type="string" calcext:value-type="string">
            <text:p>monkeyc8sp2s3837</text:p>
          </table:table-cell>
          <table:table-cell office:value-type="float" office:value="-12.84761" calcext:value-type="float">
            <text:p>-12,84761</text:p>
          </table:table-cell>
          <table:table-cell office:value-type="float" office:value="15.347658" calcext:value-type="float">
            <text:p>15,347658</text:p>
          </table:table-cell>
        </table:table-row>
        <table:table-row table:style-name="ro1">
          <table:table-cell office:value-type="string" calcext:value-type="string">
            <text:p>monkeyc8sp2s3838</text:p>
          </table:table-cell>
          <table:table-cell office:value-type="float" office:value="-12.85386" calcext:value-type="float">
            <text:p>-12,85386</text:p>
          </table:table-cell>
          <table:table-cell office:value-type="float" office:value="15.255813" calcext:value-type="float">
            <text:p>15,255813</text:p>
          </table:table-cell>
        </table:table-row>
        <table:table-row table:style-name="ro1">
          <table:table-cell office:value-type="string" calcext:value-type="string">
            <text:p>monkeyc8sp2s3839</text:p>
          </table:table-cell>
          <table:table-cell office:value-type="float" office:value="-12.85837" calcext:value-type="float">
            <text:p>-12,85837</text:p>
          </table:table-cell>
          <table:table-cell office:value-type="float" office:value="15.163678" calcext:value-type="float">
            <text:p>15,163678</text:p>
          </table:table-cell>
        </table:table-row>
        <table:table-row table:style-name="ro1">
          <table:table-cell office:value-type="string" calcext:value-type="string">
            <text:p>monkeyc8sp2s3840</text:p>
          </table:table-cell>
          <table:table-cell office:value-type="float" office:value="-12.86113" calcext:value-type="float">
            <text:p>-12,86113</text:p>
          </table:table-cell>
          <table:table-cell office:value-type="float" office:value="15.071286" calcext:value-type="float">
            <text:p>15,071286</text:p>
          </table:table-cell>
        </table:table-row>
        <table:table-row table:style-name="ro1">
          <table:table-cell office:value-type="string" calcext:value-type="string">
            <text:p>monkeyc8sp2s3841</text:p>
          </table:table-cell>
          <table:table-cell office:value-type="float" office:value="-12.86213" calcext:value-type="float">
            <text:p>-12,86213</text:p>
          </table:table-cell>
          <table:table-cell office:value-type="float" office:value="14.978671" calcext:value-type="float">
            <text:p>14,978671</text:p>
          </table:table-cell>
        </table:table-row>
        <table:table-row table:style-name="ro1">
          <table:table-cell office:value-type="string" calcext:value-type="string">
            <text:p>monkeyc8sp2s3842</text:p>
          </table:table-cell>
          <table:table-cell office:value-type="float" office:value="-12.86136" calcext:value-type="float">
            <text:p>-12,86136</text:p>
          </table:table-cell>
          <table:table-cell office:value-type="float" office:value="14.885867" calcext:value-type="float">
            <text:p>14,885867</text:p>
          </table:table-cell>
        </table:table-row>
        <table:table-row table:style-name="ro1">
          <table:table-cell office:value-type="string" calcext:value-type="string">
            <text:p>monkeyc8sp2s3843</text:p>
          </table:table-cell>
          <table:table-cell office:value-type="float" office:value="-12.85882" calcext:value-type="float">
            <text:p>-12,85882</text:p>
          </table:table-cell>
          <table:table-cell office:value-type="float" office:value="14.792907" calcext:value-type="float">
            <text:p>14,792907</text:p>
          </table:table-cell>
        </table:table-row>
        <table:table-row table:style-name="ro1">
          <table:table-cell office:value-type="string" calcext:value-type="string">
            <text:p>monkeyc8sp2s3844</text:p>
          </table:table-cell>
          <table:table-cell office:value-type="float" office:value="-12.8545" calcext:value-type="float">
            <text:p>-12,8545</text:p>
          </table:table-cell>
          <table:table-cell office:value-type="float" office:value="14.699825" calcext:value-type="float">
            <text:p>14,699825</text:p>
          </table:table-cell>
        </table:table-row>
        <table:table-row table:style-name="ro1">
          <table:table-cell office:value-type="string" calcext:value-type="string">
            <text:p>monkeyc8sp2s3845</text:p>
          </table:table-cell>
          <table:table-cell office:value-type="float" office:value="-12.84838" calcext:value-type="float">
            <text:p>-12,84838</text:p>
          </table:table-cell>
          <table:table-cell office:value-type="float" office:value="14.606656" calcext:value-type="float">
            <text:p>14,606656</text:p>
          </table:table-cell>
        </table:table-row>
        <table:table-row table:style-name="ro1">
          <table:table-cell office:value-type="string" calcext:value-type="string">
            <text:p>monkeyc8sp2s3846</text:p>
          </table:table-cell>
          <table:table-cell office:value-type="float" office:value="-12.84048" calcext:value-type="float">
            <text:p>-12,84048</text:p>
          </table:table-cell>
          <table:table-cell office:value-type="float" office:value="14.513433" calcext:value-type="float">
            <text:p>14,513433</text:p>
          </table:table-cell>
        </table:table-row>
        <table:table-row table:style-name="ro1">
          <table:table-cell office:value-type="string" calcext:value-type="string">
            <text:p>monkeyc8sp2s3847</text:p>
          </table:table-cell>
          <table:table-cell office:value-type="float" office:value="-12.83079" calcext:value-type="float">
            <text:p>-12,83079</text:p>
          </table:table-cell>
          <table:table-cell office:value-type="float" office:value="14.42019" calcext:value-type="float">
            <text:p>14,42019</text:p>
          </table:table-cell>
        </table:table-row>
        <table:table-row table:style-name="ro1">
          <table:table-cell office:value-type="string" calcext:value-type="string">
            <text:p>monkeyc8sp2s3848</text:p>
          </table:table-cell>
          <table:table-cell office:value-type="float" office:value="-12.81929" calcext:value-type="float">
            <text:p>-12,81929</text:p>
          </table:table-cell>
          <table:table-cell office:value-type="float" office:value="14.32696" calcext:value-type="float">
            <text:p>14,32696</text:p>
          </table:table-cell>
        </table:table-row>
        <table:table-row table:style-name="ro1">
          <table:table-cell office:value-type="string" calcext:value-type="string">
            <text:p>monkeyc8sp2s3849</text:p>
          </table:table-cell>
          <table:table-cell office:value-type="float" office:value="-12.806" calcext:value-type="float">
            <text:p>-12,806</text:p>
          </table:table-cell>
          <table:table-cell office:value-type="float" office:value="14.23379" calcext:value-type="float">
            <text:p>14,23379</text:p>
          </table:table-cell>
        </table:table-row>
        <table:table-row table:style-name="ro1">
          <table:table-cell office:value-type="string" calcext:value-type="string">
            <text:p>monkeyc8sp2s3850</text:p>
          </table:table-cell>
          <table:table-cell office:value-type="float" office:value="-12.7909" calcext:value-type="float">
            <text:p>-12,7909</text:p>
          </table:table-cell>
          <table:table-cell office:value-type="float" office:value="14.1407" calcext:value-type="float">
            <text:p>14,1407</text:p>
          </table:table-cell>
        </table:table-row>
        <table:table-row table:style-name="ro1">
          <table:table-cell office:value-type="string" calcext:value-type="string">
            <text:p>monkeyc8sp2s3851</text:p>
          </table:table-cell>
          <table:table-cell office:value-type="float" office:value="-12.77399" calcext:value-type="float">
            <text:p>-12,77399</text:p>
          </table:table-cell>
          <table:table-cell office:value-type="float" office:value="14.04773" calcext:value-type="float">
            <text:p>14,04773</text:p>
          </table:table-cell>
        </table:table-row>
        <table:table-row table:style-name="ro1">
          <table:table-cell office:value-type="string" calcext:value-type="string">
            <text:p>monkeyc8sp2s3852</text:p>
          </table:table-cell>
          <table:table-cell office:value-type="float" office:value="-12.75528" calcext:value-type="float">
            <text:p>-12,75528</text:p>
          </table:table-cell>
          <table:table-cell office:value-type="float" office:value="13.95492" calcext:value-type="float">
            <text:p>13,95492</text:p>
          </table:table-cell>
        </table:table-row>
        <table:table-row table:style-name="ro1">
          <table:table-cell office:value-type="string" calcext:value-type="string">
            <text:p>monkeyc8sp2s3853</text:p>
          </table:table-cell>
          <table:table-cell office:value-type="float" office:value="-12.73477" calcext:value-type="float">
            <text:p>-12,73477</text:p>
          </table:table-cell>
          <table:table-cell office:value-type="float" office:value="13.86229" calcext:value-type="float">
            <text:p>13,86229</text:p>
          </table:table-cell>
        </table:table-row>
        <table:table-row table:style-name="ro1">
          <table:table-cell office:value-type="string" calcext:value-type="string">
            <text:p>monkeyc8sp2s3854</text:p>
          </table:table-cell>
          <table:table-cell office:value-type="float" office:value="-12.71244" calcext:value-type="float">
            <text:p>-12,71244</text:p>
          </table:table-cell>
          <table:table-cell office:value-type="float" office:value="13.76989" calcext:value-type="float">
            <text:p>13,76989</text:p>
          </table:table-cell>
        </table:table-row>
        <table:table-row table:style-name="ro1">
          <table:table-cell office:value-type="string" calcext:value-type="string">
            <text:p>monkeyc8sp2s3855</text:p>
          </table:table-cell>
          <table:table-cell office:value-type="float" office:value="-12.68832" calcext:value-type="float">
            <text:p>-12,68832</text:p>
          </table:table-cell>
          <table:table-cell office:value-type="float" office:value="13.67775" calcext:value-type="float">
            <text:p>13,67775</text:p>
          </table:table-cell>
        </table:table-row>
        <table:table-row table:style-name="ro1">
          <table:table-cell office:value-type="string" calcext:value-type="string">
            <text:p>monkeyc8sp2s3856</text:p>
          </table:table-cell>
          <table:table-cell office:value-type="float" office:value="-12.66239" calcext:value-type="float">
            <text:p>-12,66239</text:p>
          </table:table-cell>
          <table:table-cell office:value-type="float" office:value="13.58591" calcext:value-type="float">
            <text:p>13,58591</text:p>
          </table:table-cell>
        </table:table-row>
        <table:table-row table:style-name="ro1">
          <table:table-cell office:value-type="string" calcext:value-type="string">
            <text:p>monkeyc8sp2s3857</text:p>
          </table:table-cell>
          <table:table-cell office:value-type="float" office:value="-12.63466" calcext:value-type="float">
            <text:p>-12,63466</text:p>
          </table:table-cell>
          <table:table-cell office:value-type="float" office:value="13.4944" calcext:value-type="float">
            <text:p>13,4944</text:p>
          </table:table-cell>
        </table:table-row>
        <table:table-row table:style-name="ro1">
          <table:table-cell office:value-type="string" calcext:value-type="string">
            <text:p>monkeyc8sp2s3858</text:p>
          </table:table-cell>
          <table:table-cell office:value-type="float" office:value="-12.60514" calcext:value-type="float">
            <text:p>-12,60514</text:p>
          </table:table-cell>
          <table:table-cell office:value-type="float" office:value="13.40326" calcext:value-type="float">
            <text:p>13,40326</text:p>
          </table:table-cell>
        </table:table-row>
        <table:table-row table:style-name="ro1">
          <table:table-cell office:value-type="string" calcext:value-type="string">
            <text:p>monkeyc8sp2s3859</text:p>
          </table:table-cell>
          <table:table-cell office:value-type="float" office:value="-12.57382" calcext:value-type="float">
            <text:p>-12,57382</text:p>
          </table:table-cell>
          <table:table-cell office:value-type="float" office:value="13.31252" calcext:value-type="float">
            <text:p>13,31252</text:p>
          </table:table-cell>
        </table:table-row>
        <table:table-row table:style-name="ro1">
          <table:table-cell office:value-type="string" calcext:value-type="string">
            <text:p>monkeyc8sp2s3860</text:p>
          </table:table-cell>
          <table:table-cell office:value-type="float" office:value="-12.54071" calcext:value-type="float">
            <text:p>-12,54071</text:p>
          </table:table-cell>
          <table:table-cell office:value-type="float" office:value="13.22221" calcext:value-type="float">
            <text:p>13,22221</text:p>
          </table:table-cell>
        </table:table-row>
        <table:table-row table:style-name="ro1">
          <table:table-cell office:value-type="string" calcext:value-type="string">
            <text:p>monkeyc8sp2s3861</text:p>
          </table:table-cell>
          <table:table-cell office:value-type="float" office:value="-12.50583" calcext:value-type="float">
            <text:p>-12,50583</text:p>
          </table:table-cell>
          <table:table-cell office:value-type="float" office:value="13.13238" calcext:value-type="float">
            <text:p>13,13238</text:p>
          </table:table-cell>
        </table:table-row>
        <table:table-row table:style-name="ro1">
          <table:table-cell office:value-type="string" calcext:value-type="string">
            <text:p>monkeyc8sp2s3862</text:p>
          </table:table-cell>
          <table:table-cell office:value-type="float" office:value="-12.46916" calcext:value-type="float">
            <text:p>-12,46916</text:p>
          </table:table-cell>
          <table:table-cell office:value-type="float" office:value="13.04306" calcext:value-type="float">
            <text:p>13,04306</text:p>
          </table:table-cell>
        </table:table-row>
        <table:table-row table:style-name="ro1">
          <table:table-cell office:value-type="string" calcext:value-type="string">
            <text:p>monkeyc8sp2s3863</text:p>
          </table:table-cell>
          <table:table-cell office:value-type="float" office:value="-12.43073" calcext:value-type="float">
            <text:p>-12,43073</text:p>
          </table:table-cell>
          <table:table-cell office:value-type="float" office:value="12.95427" calcext:value-type="float">
            <text:p>12,95427</text:p>
          </table:table-cell>
        </table:table-row>
        <table:table-row table:style-name="ro1">
          <table:table-cell office:value-type="string" calcext:value-type="string">
            <text:p>monkeyc8sp2s3864</text:p>
          </table:table-cell>
          <table:table-cell office:value-type="float" office:value="-12.39054" calcext:value-type="float">
            <text:p>-12,39054</text:p>
          </table:table-cell>
          <table:table-cell office:value-type="float" office:value="12.86607" calcext:value-type="float">
            <text:p>12,86607</text:p>
          </table:table-cell>
        </table:table-row>
        <table:table-row table:style-name="ro1">
          <table:table-cell office:value-type="string" calcext:value-type="string">
            <text:p>monkeyc8sp2s3865</text:p>
          </table:table-cell>
          <table:table-cell office:value-type="float" office:value="-12.34859" calcext:value-type="float">
            <text:p>-12,34859</text:p>
          </table:table-cell>
          <table:table-cell office:value-type="float" office:value="12.77848" calcext:value-type="float">
            <text:p>12,77848</text:p>
          </table:table-cell>
        </table:table-row>
        <table:table-row table:style-name="ro1">
          <table:table-cell office:value-type="string" calcext:value-type="string">
            <text:p>monkeyc8sp2s3866</text:p>
          </table:table-cell>
          <table:table-cell office:value-type="float" office:value="-12.30489" calcext:value-type="float">
            <text:p>-12,30489</text:p>
          </table:table-cell>
          <table:table-cell office:value-type="float" office:value="12.69153" calcext:value-type="float">
            <text:p>12,69153</text:p>
          </table:table-cell>
        </table:table-row>
        <table:table-row table:style-name="ro1">
          <table:table-cell office:value-type="string" calcext:value-type="string">
            <text:p>monkeyc8sp2s3867</text:p>
          </table:table-cell>
          <table:table-cell office:value-type="float" office:value="-12.25946" calcext:value-type="float">
            <text:p>-12,25946</text:p>
          </table:table-cell>
          <table:table-cell office:value-type="float" office:value="12.60527" calcext:value-type="float">
            <text:p>12,60527</text:p>
          </table:table-cell>
        </table:table-row>
        <table:table-row table:style-name="ro1">
          <table:table-cell office:value-type="string" calcext:value-type="string">
            <text:p>monkeyc8sp2s3868</text:p>
          </table:table-cell>
          <table:table-cell office:value-type="float" office:value="-12.21231" calcext:value-type="float">
            <text:p>-12,21231</text:p>
          </table:table-cell>
          <table:table-cell office:value-type="float" office:value="12.51972" calcext:value-type="float">
            <text:p>12,51972</text:p>
          </table:table-cell>
        </table:table-row>
        <table:table-row table:style-name="ro1">
          <table:table-cell office:value-type="string" calcext:value-type="string">
            <text:p>monkeyc8sp2s3869</text:p>
          </table:table-cell>
          <table:table-cell office:value-type="float" office:value="-12.16344" calcext:value-type="float">
            <text:p>-12,16344</text:p>
          </table:table-cell>
          <table:table-cell office:value-type="float" office:value="12.43493" calcext:value-type="float">
            <text:p>12,43493</text:p>
          </table:table-cell>
        </table:table-row>
        <table:table-row table:style-name="ro1">
          <table:table-cell office:value-type="string" calcext:value-type="string">
            <text:p>monkeyc8sp2s3870</text:p>
          </table:table-cell>
          <table:table-cell office:value-type="float" office:value="-12.11287" calcext:value-type="float">
            <text:p>-12,11287</text:p>
          </table:table-cell>
          <table:table-cell office:value-type="float" office:value="12.35092" calcext:value-type="float">
            <text:p>12,35092</text:p>
          </table:table-cell>
        </table:table-row>
        <table:table-row table:style-name="ro1">
          <table:table-cell office:value-type="string" calcext:value-type="string">
            <text:p>monkeyc8sp2s3871</text:p>
          </table:table-cell>
          <table:table-cell office:value-type="float" office:value="-12.06061" calcext:value-type="float">
            <text:p>-12,06061</text:p>
          </table:table-cell>
          <table:table-cell office:value-type="float" office:value="12.26773" calcext:value-type="float">
            <text:p>12,26773</text:p>
          </table:table-cell>
        </table:table-row>
        <table:table-row table:style-name="ro1">
          <table:table-cell office:value-type="string" calcext:value-type="string">
            <text:p>monkeyc8sp2s3872</text:p>
          </table:table-cell>
          <table:table-cell office:value-type="float" office:value="-12.00667" calcext:value-type="float">
            <text:p>-12,00667</text:p>
          </table:table-cell>
          <table:table-cell office:value-type="float" office:value="12.1854" calcext:value-type="float">
            <text:p>12,1854</text:p>
          </table:table-cell>
        </table:table-row>
        <table:table-row table:style-name="ro1">
          <table:table-cell office:value-type="string" calcext:value-type="string">
            <text:p>monkeyc8sp2s3873</text:p>
          </table:table-cell>
          <table:table-cell office:value-type="float" office:value="-11.95107" calcext:value-type="float">
            <text:p>-11,95107</text:p>
          </table:table-cell>
          <table:table-cell office:value-type="float" office:value="12.10395" calcext:value-type="float">
            <text:p>12,10395</text:p>
          </table:table-cell>
        </table:table-row>
        <table:table-row table:style-name="ro1">
          <table:table-cell office:value-type="string" calcext:value-type="string">
            <text:p>monkeyc8sp2s3874</text:p>
          </table:table-cell>
          <table:table-cell office:value-type="float" office:value="-11.89381" calcext:value-type="float">
            <text:p>-11,89381</text:p>
          </table:table-cell>
          <table:table-cell office:value-type="float" office:value="12.02342" calcext:value-type="float">
            <text:p>12,02342</text:p>
          </table:table-cell>
        </table:table-row>
        <table:table-row table:style-name="ro1">
          <table:table-cell office:value-type="string" calcext:value-type="string">
            <text:p>monkeyc8sp2s3875</text:p>
          </table:table-cell>
          <table:table-cell office:value-type="float" office:value="-11.83493" calcext:value-type="float">
            <text:p>-11,83493</text:p>
          </table:table-cell>
          <table:table-cell office:value-type="float" office:value="11.94384" calcext:value-type="float">
            <text:p>11,94384</text:p>
          </table:table-cell>
        </table:table-row>
        <table:table-row table:style-name="ro1">
          <table:table-cell office:value-type="string" calcext:value-type="string">
            <text:p>monkeyc8sp2s3876</text:p>
          </table:table-cell>
          <table:table-cell office:value-type="float" office:value="-11.77442" calcext:value-type="float">
            <text:p>-11,77442</text:p>
          </table:table-cell>
          <table:table-cell office:value-type="float" office:value="11.86526" calcext:value-type="float">
            <text:p>11,86526</text:p>
          </table:table-cell>
        </table:table-row>
        <table:table-row table:style-name="ro1">
          <table:table-cell office:value-type="string" calcext:value-type="string">
            <text:p>monkeyc8sp2s3877</text:p>
          </table:table-cell>
          <table:table-cell office:value-type="float" office:value="-11.71231" calcext:value-type="float">
            <text:p>-11,71231</text:p>
          </table:table-cell>
          <table:table-cell office:value-type="float" office:value="11.78769" calcext:value-type="float">
            <text:p>11,78769</text:p>
          </table:table-cell>
        </table:table-row>
        <table:table-row table:style-name="ro1">
          <table:table-cell office:value-type="string" calcext:value-type="string">
            <text:p>monkeyc8sp2s3878</text:p>
          </table:table-cell>
          <table:table-cell office:value-type="float" office:value="-11.64862" calcext:value-type="float">
            <text:p>-11,64862</text:p>
          </table:table-cell>
          <table:table-cell office:value-type="float" office:value="11.71117" calcext:value-type="float">
            <text:p>11,71117</text:p>
          </table:table-cell>
        </table:table-row>
        <table:table-row table:style-name="ro1">
          <table:table-cell office:value-type="string" calcext:value-type="string">
            <text:p>monkeyc8sp2s3879</text:p>
          </table:table-cell>
          <table:table-cell office:value-type="float" office:value="-11.58335" calcext:value-type="float">
            <text:p>-11,58335</text:p>
          </table:table-cell>
          <table:table-cell office:value-type="float" office:value="11.63574" calcext:value-type="float">
            <text:p>11,63574</text:p>
          </table:table-cell>
        </table:table-row>
        <table:table-row table:style-name="ro1">
          <table:table-cell office:value-type="string" calcext:value-type="string">
            <text:p>monkeyc8sp2s3880</text:p>
          </table:table-cell>
          <table:table-cell office:value-type="float" office:value="-11.51654" calcext:value-type="float">
            <text:p>-11,51654</text:p>
          </table:table-cell>
          <table:table-cell office:value-type="float" office:value="11.56143" calcext:value-type="float">
            <text:p>11,56143</text:p>
          </table:table-cell>
        </table:table-row>
        <table:table-row table:style-name="ro1">
          <table:table-cell office:value-type="string" calcext:value-type="string">
            <text:p>monkeyc8sp2s3881</text:p>
          </table:table-cell>
          <table:table-cell office:value-type="float" office:value="-11.4482" calcext:value-type="float">
            <text:p>-11,4482</text:p>
          </table:table-cell>
          <table:table-cell office:value-type="float" office:value="11.48827" calcext:value-type="float">
            <text:p>11,48827</text:p>
          </table:table-cell>
        </table:table-row>
        <table:table-row table:style-name="ro1">
          <table:table-cell office:value-type="string" calcext:value-type="string">
            <text:p>monkeyc8sp2s3882</text:p>
          </table:table-cell>
          <table:table-cell office:value-type="float" office:value="-11.37835" calcext:value-type="float">
            <text:p>-11,37835</text:p>
          </table:table-cell>
          <table:table-cell office:value-type="float" office:value="11.41628" calcext:value-type="float">
            <text:p>11,41628</text:p>
          </table:table-cell>
        </table:table-row>
        <table:table-row table:style-name="ro1">
          <table:table-cell office:value-type="string" calcext:value-type="string">
            <text:p>monkeyc8sp2s3883</text:p>
          </table:table-cell>
          <table:table-cell office:value-type="float" office:value="-11.307" calcext:value-type="float">
            <text:p>-11,307</text:p>
          </table:table-cell>
          <table:table-cell office:value-type="float" office:value="11.3455" calcext:value-type="float">
            <text:p>11,3455</text:p>
          </table:table-cell>
        </table:table-row>
        <table:table-row table:style-name="ro1">
          <table:table-cell office:value-type="string" calcext:value-type="string">
            <text:p>monkeyc8sp2s3884</text:p>
          </table:table-cell>
          <table:table-cell office:value-type="float" office:value="-11.23419" calcext:value-type="float">
            <text:p>-11,23419</text:p>
          </table:table-cell>
          <table:table-cell office:value-type="float" office:value="11.27597" calcext:value-type="float">
            <text:p>11,27597</text:p>
          </table:table-cell>
        </table:table-row>
        <table:table-row table:style-name="ro1">
          <table:table-cell office:value-type="string" calcext:value-type="string">
            <text:p>monkeyc8sp2s3885</text:p>
          </table:table-cell>
          <table:table-cell office:value-type="float" office:value="-11.15993" calcext:value-type="float">
            <text:p>-11,15993</text:p>
          </table:table-cell>
          <table:table-cell office:value-type="float" office:value="11.20771" calcext:value-type="float">
            <text:p>11,20771</text:p>
          </table:table-cell>
        </table:table-row>
        <table:table-row table:style-name="ro1">
          <table:table-cell office:value-type="string" calcext:value-type="string">
            <text:p>monkeyc8sp2s3886</text:p>
          </table:table-cell>
          <table:table-cell office:value-type="float" office:value="-11.08424" calcext:value-type="float">
            <text:p>-11,08424</text:p>
          </table:table-cell>
          <table:table-cell office:value-type="float" office:value="11.14075" calcext:value-type="float">
            <text:p>11,14075</text:p>
          </table:table-cell>
        </table:table-row>
        <table:table-row table:style-name="ro1">
          <table:table-cell office:value-type="string" calcext:value-type="string">
            <text:p>monkeyc8sp2s3887</text:p>
          </table:table-cell>
          <table:table-cell office:value-type="float" office:value="-11.00715" calcext:value-type="float">
            <text:p>-11,00715</text:p>
          </table:table-cell>
          <table:table-cell office:value-type="float" office:value="11.07512" calcext:value-type="float">
            <text:p>11,07512</text:p>
          </table:table-cell>
        </table:table-row>
        <table:table-row table:style-name="ro1">
          <table:table-cell office:value-type="string" calcext:value-type="string">
            <text:p>monkeyc8sp2s3888</text:p>
          </table:table-cell>
          <table:table-cell office:value-type="float" office:value="-10.92867" calcext:value-type="float">
            <text:p>-10,92867</text:p>
          </table:table-cell>
          <table:table-cell office:value-type="float" office:value="11.01085" calcext:value-type="float">
            <text:p>11,01085</text:p>
          </table:table-cell>
        </table:table-row>
        <table:table-row table:style-name="ro1">
          <table:table-cell office:value-type="string" calcext:value-type="string">
            <text:p>monkeyc8sp2s3889</text:p>
          </table:table-cell>
          <table:table-cell office:value-type="float" office:value="-10.84885" calcext:value-type="float">
            <text:p>-10,84885</text:p>
          </table:table-cell>
          <table:table-cell office:value-type="float" office:value="10.94797" calcext:value-type="float">
            <text:p>10,94797</text:p>
          </table:table-cell>
        </table:table-row>
        <table:table-row table:style-name="ro1">
          <table:table-cell office:value-type="string" calcext:value-type="string">
            <text:p>monkeyc8sp2s3890</text:p>
          </table:table-cell>
          <table:table-cell office:value-type="float" office:value="-10.76768" calcext:value-type="float">
            <text:p>-10,76768</text:p>
          </table:table-cell>
          <table:table-cell office:value-type="float" office:value="10.88651" calcext:value-type="float">
            <text:p>10,88651</text:p>
          </table:table-cell>
        </table:table-row>
        <table:table-row table:style-name="ro1">
          <table:table-cell office:value-type="string" calcext:value-type="string">
            <text:p>monkeyc8sp2s3891</text:p>
          </table:table-cell>
          <table:table-cell office:value-type="float" office:value="-10.68522" calcext:value-type="float">
            <text:p>-10,68522</text:p>
          </table:table-cell>
          <table:table-cell office:value-type="float" office:value="10.82649" calcext:value-type="float">
            <text:p>10,82649</text:p>
          </table:table-cell>
        </table:table-row>
        <table:table-row table:style-name="ro1">
          <table:table-cell office:value-type="string" calcext:value-type="string">
            <text:p>monkeyc8sp2s3892</text:p>
          </table:table-cell>
          <table:table-cell office:value-type="float" office:value="-10.60147" calcext:value-type="float">
            <text:p>-10,60147</text:p>
          </table:table-cell>
          <table:table-cell office:value-type="float" office:value="10.76794" calcext:value-type="float">
            <text:p>10,76794</text:p>
          </table:table-cell>
        </table:table-row>
        <table:table-row table:style-name="ro1">
          <table:table-cell office:value-type="string" calcext:value-type="string">
            <text:p>monkeyc8sp2s3893</text:p>
          </table:table-cell>
          <table:table-cell office:value-type="float" office:value="-10.51647" calcext:value-type="float">
            <text:p>-10,51647</text:p>
          </table:table-cell>
          <table:table-cell office:value-type="float" office:value="10.7109" calcext:value-type="float">
            <text:p>10,7109</text:p>
          </table:table-cell>
        </table:table-row>
        <table:table-row table:style-name="ro1">
          <table:table-cell office:value-type="string" calcext:value-type="string">
            <text:p>monkeyc8sp2s3894</text:p>
          </table:table-cell>
          <table:table-cell office:value-type="float" office:value="-10.43024" calcext:value-type="float">
            <text:p>-10,43024</text:p>
          </table:table-cell>
          <table:table-cell office:value-type="float" office:value="10.65538" calcext:value-type="float">
            <text:p>10,65538</text:p>
          </table:table-cell>
        </table:table-row>
        <table:table-row table:style-name="ro1">
          <table:table-cell office:value-type="string" calcext:value-type="string">
            <text:p>monkeyc8sp2s3895</text:p>
          </table:table-cell>
          <table:table-cell office:value-type="float" office:value="-10.34281" calcext:value-type="float">
            <text:p>-10,34281</text:p>
          </table:table-cell>
          <table:table-cell office:value-type="float" office:value="10.60141" calcext:value-type="float">
            <text:p>10,60141</text:p>
          </table:table-cell>
        </table:table-row>
        <table:table-row table:style-name="ro1">
          <table:table-cell office:value-type="string" calcext:value-type="string">
            <text:p>monkeyc8sp2s3896</text:p>
          </table:table-cell>
          <table:table-cell office:value-type="float" office:value="-10.2542" calcext:value-type="float">
            <text:p>-10,2542</text:p>
          </table:table-cell>
          <table:table-cell office:value-type="float" office:value="10.54902" calcext:value-type="float">
            <text:p>10,54902</text:p>
          </table:table-cell>
        </table:table-row>
        <table:table-row table:style-name="ro1">
          <table:table-cell office:value-type="string" calcext:value-type="string">
            <text:p>monkeyc8sp2s3897</text:p>
          </table:table-cell>
          <table:table-cell office:value-type="float" office:value="-10.16446" calcext:value-type="float">
            <text:p>-10,16446</text:p>
          </table:table-cell>
          <table:table-cell office:value-type="float" office:value="10.49824" calcext:value-type="float">
            <text:p>10,49824</text:p>
          </table:table-cell>
        </table:table-row>
        <table:table-row table:style-name="ro1">
          <table:table-cell office:value-type="string" calcext:value-type="string">
            <text:p>monkeyc8sp2s3898</text:p>
          </table:table-cell>
          <table:table-cell office:value-type="float" office:value="-10.07359" calcext:value-type="float">
            <text:p>-10,07359</text:p>
          </table:table-cell>
          <table:table-cell office:value-type="float" office:value="10.44908" calcext:value-type="float">
            <text:p>10,44908</text:p>
          </table:table-cell>
        </table:table-row>
        <table:table-row table:style-name="ro1">
          <table:table-cell office:value-type="string" calcext:value-type="string">
            <text:p>monkeyc8sp2s3899</text:p>
          </table:table-cell>
          <table:table-cell office:value-type="float" office:value="-9.98165" calcext:value-type="float">
            <text:p>-9,98165</text:p>
          </table:table-cell>
          <table:table-cell office:value-type="float" office:value="10.40157" calcext:value-type="float">
            <text:p>10,40157</text:p>
          </table:table-cell>
        </table:table-row>
        <table:table-row table:style-name="ro1">
          <table:table-cell office:value-type="string" calcext:value-type="string">
            <text:p>monkeyc8sp2s3900</text:p>
          </table:table-cell>
          <table:table-cell office:value-type="float" office:value="-9.88864" calcext:value-type="float">
            <text:p>-9,88864</text:p>
          </table:table-cell>
          <table:table-cell office:value-type="float" office:value="10.35574" calcext:value-type="float">
            <text:p>10,35574</text:p>
          </table:table-cell>
        </table:table-row>
        <table:table-row table:style-name="ro1">
          <table:table-cell office:value-type="string" calcext:value-type="string">
            <text:p>monkeyc8sp2s3901</text:p>
          </table:table-cell>
          <table:table-cell office:value-type="float" office:value="-9.79462" calcext:value-type="float">
            <text:p>-9,79462</text:p>
          </table:table-cell>
          <table:table-cell office:value-type="float" office:value="10.3116" calcext:value-type="float">
            <text:p>10,3116</text:p>
          </table:table-cell>
        </table:table-row>
        <table:table-row table:style-name="ro1">
          <table:table-cell office:value-type="string" calcext:value-type="string">
            <text:p>monkeyc8sp2s3902</text:p>
          </table:table-cell>
          <table:table-cell office:value-type="float" office:value="-9.69959" calcext:value-type="float">
            <text:p>-9,69959</text:p>
          </table:table-cell>
          <table:table-cell office:value-type="float" office:value="10.26919" calcext:value-type="float">
            <text:p>10,26919</text:p>
          </table:table-cell>
        </table:table-row>
        <table:table-row table:style-name="ro1">
          <table:table-cell office:value-type="string" calcext:value-type="string">
            <text:p>monkeyc8sp2s3903</text:p>
          </table:table-cell>
          <table:table-cell office:value-type="float" office:value="-9.60361" calcext:value-type="float">
            <text:p>-9,60361</text:p>
          </table:table-cell>
          <table:table-cell office:value-type="float" office:value="10.22852" calcext:value-type="float">
            <text:p>10,22852</text:p>
          </table:table-cell>
        </table:table-row>
        <table:table-row table:style-name="ro1">
          <table:table-cell office:value-type="string" calcext:value-type="string">
            <text:p>monkeyc8sp2s3904</text:p>
          </table:table-cell>
          <table:table-cell office:value-type="float" office:value="-9.50669" calcext:value-type="float">
            <text:p>-9,50669</text:p>
          </table:table-cell>
          <table:table-cell office:value-type="float" office:value="10.18961" calcext:value-type="float">
            <text:p>10,18961</text:p>
          </table:table-cell>
        </table:table-row>
        <table:table-row table:style-name="ro1">
          <table:table-cell office:value-type="string" calcext:value-type="string">
            <text:p>monkeyc8sp2s3905</text:p>
          </table:table-cell>
          <table:table-cell office:value-type="float" office:value="-9.40888" calcext:value-type="float">
            <text:p>-9,40888</text:p>
          </table:table-cell>
          <table:table-cell office:value-type="float" office:value="10.15248" calcext:value-type="float">
            <text:p>10,15248</text:p>
          </table:table-cell>
        </table:table-row>
        <table:table-row table:style-name="ro1">
          <table:table-cell office:value-type="string" calcext:value-type="string">
            <text:p>monkeyc8sp2s3906</text:p>
          </table:table-cell>
          <table:table-cell office:value-type="float" office:value="-9.3102" calcext:value-type="float">
            <text:p>-9,3102</text:p>
          </table:table-cell>
          <table:table-cell office:value-type="float" office:value="10.11716" calcext:value-type="float">
            <text:p>10,11716</text:p>
          </table:table-cell>
        </table:table-row>
        <table:table-row table:style-name="ro1">
          <table:table-cell office:value-type="string" calcext:value-type="string">
            <text:p>monkeyc8sp2s3907</text:p>
          </table:table-cell>
          <table:table-cell office:value-type="float" office:value="-9.2107" calcext:value-type="float">
            <text:p>-9,2107</text:p>
          </table:table-cell>
          <table:table-cell office:value-type="float" office:value="10.08366" calcext:value-type="float">
            <text:p>10,08366</text:p>
          </table:table-cell>
        </table:table-row>
        <table:table-row table:style-name="ro1">
          <table:table-cell office:value-type="string" calcext:value-type="string">
            <text:p>monkeyc8sp2s3908</text:p>
          </table:table-cell>
          <table:table-cell office:value-type="float" office:value="-9.11039" calcext:value-type="float">
            <text:p>-9,11039</text:p>
          </table:table-cell>
          <table:table-cell office:value-type="float" office:value="10.05201" calcext:value-type="float">
            <text:p>10,05201</text:p>
          </table:table-cell>
        </table:table-row>
        <table:table-row table:style-name="ro1">
          <table:table-cell office:value-type="string" calcext:value-type="string">
            <text:p>monkeyc8sp2s3909</text:p>
          </table:table-cell>
          <table:table-cell office:value-type="float" office:value="-9.00932" calcext:value-type="float">
            <text:p>-9,00932</text:p>
          </table:table-cell>
          <table:table-cell office:value-type="float" office:value="10.02221" calcext:value-type="float">
            <text:p>10,02221</text:p>
          </table:table-cell>
        </table:table-row>
        <table:table-row table:style-name="ro1">
          <table:table-cell office:value-type="string" calcext:value-type="string">
            <text:p>monkeyc8sp2s3910</text:p>
          </table:table-cell>
          <table:table-cell office:value-type="float" office:value="-8.907515" calcext:value-type="float">
            <text:p>-8,907515</text:p>
          </table:table-cell>
          <table:table-cell office:value-type="float" office:value="9.99429" calcext:value-type="float">
            <text:p>9,99429</text:p>
          </table:table-cell>
        </table:table-row>
        <table:table-row table:style-name="ro1">
          <table:table-cell office:value-type="string" calcext:value-type="string">
            <text:p>monkeyc8sp2s3911</text:p>
          </table:table-cell>
          <table:table-cell office:value-type="float" office:value="-8.80502" calcext:value-type="float">
            <text:p>-8,80502</text:p>
          </table:table-cell>
          <table:table-cell office:value-type="float" office:value="9.96827" calcext:value-type="float">
            <text:p>9,96827</text:p>
          </table:table-cell>
        </table:table-row>
        <table:table-row table:style-name="ro1">
          <table:table-cell office:value-type="string" calcext:value-type="string">
            <text:p>monkeyc8sp2s3912</text:p>
          </table:table-cell>
          <table:table-cell office:value-type="float" office:value="-8.701866" calcext:value-type="float">
            <text:p>-8,701866</text:p>
          </table:table-cell>
          <table:table-cell office:value-type="float" office:value="9.94416" calcext:value-type="float">
            <text:p>9,94416</text:p>
          </table:table-cell>
        </table:table-row>
        <table:table-row table:style-name="ro1">
          <table:table-cell office:value-type="string" calcext:value-type="string">
            <text:p>monkeyc8sp2s3913</text:p>
          </table:table-cell>
          <table:table-cell office:value-type="float" office:value="-8.598089" calcext:value-type="float">
            <text:p>-8,598089</text:p>
          </table:table-cell>
          <table:table-cell office:value-type="float" office:value="9.92197" calcext:value-type="float">
            <text:p>9,92197</text:p>
          </table:table-cell>
        </table:table-row>
        <table:table-row table:style-name="ro1">
          <table:table-cell office:value-type="string" calcext:value-type="string">
            <text:p>monkeyc8sp2s3914</text:p>
          </table:table-cell>
          <table:table-cell office:value-type="float" office:value="-8.493724" calcext:value-type="float">
            <text:p>-8,493724</text:p>
          </table:table-cell>
          <table:table-cell office:value-type="float" office:value="9.90173" calcext:value-type="float">
            <text:p>9,90173</text:p>
          </table:table-cell>
        </table:table-row>
        <table:table-row table:style-name="ro1">
          <table:table-cell office:value-type="string" calcext:value-type="string">
            <text:p>monkeyc8sp2s3915</text:p>
          </table:table-cell>
          <table:table-cell office:value-type="float" office:value="-8.388808" calcext:value-type="float">
            <text:p>-8,388808</text:p>
          </table:table-cell>
          <table:table-cell office:value-type="float" office:value="9.88344" calcext:value-type="float">
            <text:p>9,88344</text:p>
          </table:table-cell>
        </table:table-row>
        <table:table-row table:style-name="ro1">
          <table:table-cell office:value-type="string" calcext:value-type="string">
            <text:p>monkeyc8sp2s3916</text:p>
          </table:table-cell>
          <table:table-cell office:value-type="float" office:value="-8.283378" calcext:value-type="float">
            <text:p>-8,283378</text:p>
          </table:table-cell>
          <table:table-cell office:value-type="float" office:value="9.86712" calcext:value-type="float">
            <text:p>9,86712</text:p>
          </table:table-cell>
        </table:table-row>
        <table:table-row table:style-name="ro1">
          <table:table-cell office:value-type="string" calcext:value-type="string">
            <text:p>monkeyc8sp2s3917</text:p>
          </table:table-cell>
          <table:table-cell office:value-type="float" office:value="-8.177471" calcext:value-type="float">
            <text:p>-8,177471</text:p>
          </table:table-cell>
          <table:table-cell office:value-type="float" office:value="9.85279" calcext:value-type="float">
            <text:p>9,85279</text:p>
          </table:table-cell>
        </table:table-row>
        <table:table-row table:style-name="ro1">
          <table:table-cell office:value-type="string" calcext:value-type="string">
            <text:p>monkeyc8sp2s3918</text:p>
          </table:table-cell>
          <table:table-cell office:value-type="float" office:value="-8.0711238" calcext:value-type="float">
            <text:p>-8,0711238</text:p>
          </table:table-cell>
          <table:table-cell office:value-type="float" office:value="9.84045" calcext:value-type="float">
            <text:p>9,84045</text:p>
          </table:table-cell>
        </table:table-row>
        <table:table-row table:style-name="ro1">
          <table:table-cell office:value-type="string" calcext:value-type="string">
            <text:p>monkeyc8sp2s3919</text:p>
          </table:table-cell>
          <table:table-cell office:value-type="float" office:value="-7.9643746" calcext:value-type="float">
            <text:p>-7,9643746</text:p>
          </table:table-cell>
          <table:table-cell office:value-type="float" office:value="9.83011" calcext:value-type="float">
            <text:p>9,83011</text:p>
          </table:table-cell>
        </table:table-row>
        <table:table-row table:style-name="ro1">
          <table:table-cell office:value-type="string" calcext:value-type="string">
            <text:p>monkeyc8sp2s3920</text:p>
          </table:table-cell>
          <table:table-cell office:value-type="float" office:value="-7.857261" calcext:value-type="float">
            <text:p>-7,857261</text:p>
          </table:table-cell>
          <table:table-cell office:value-type="float" office:value="9.82179" calcext:value-type="float">
            <text:p>9,82179</text:p>
          </table:table-cell>
        </table:table-row>
        <table:table-row table:style-name="ro1">
          <table:table-cell office:value-type="string" calcext:value-type="string">
            <text:p>monkeyc8sp2s3921</text:p>
          </table:table-cell>
          <table:table-cell office:value-type="float" office:value="-7.749821" calcext:value-type="float">
            <text:p>-7,749821</text:p>
          </table:table-cell>
          <table:table-cell office:value-type="float" office:value="9.8155" calcext:value-type="float">
            <text:p>9,8155</text:p>
          </table:table-cell>
        </table:table-row>
        <table:table-row table:style-name="ro1">
          <table:table-cell office:value-type="string" calcext:value-type="string">
            <text:p>monkeyc8sp2s3922</text:p>
          </table:table-cell>
          <table:table-cell office:value-type="float" office:value="-7.642094" calcext:value-type="float">
            <text:p>-7,642094</text:p>
          </table:table-cell>
          <table:table-cell office:value-type="float" office:value="9.81125" calcext:value-type="float">
            <text:p>9,81125</text:p>
          </table:table-cell>
        </table:table-row>
        <table:table-row table:style-name="ro1">
          <table:table-cell office:value-type="string" calcext:value-type="string">
            <text:p>monkeyc8sp2s3923</text:p>
          </table:table-cell>
          <table:table-cell office:value-type="float" office:value="-7.534118" calcext:value-type="float">
            <text:p>-7,534118</text:p>
          </table:table-cell>
          <table:table-cell office:value-type="float" office:value="9.80904" calcext:value-type="float">
            <text:p>9,80904</text:p>
          </table:table-cell>
        </table:table-row>
        <table:table-row table:style-name="ro1">
          <table:table-cell office:value-type="string" calcext:value-type="string">
            <text:p>monkeyc8sp2s3924</text:p>
          </table:table-cell>
          <table:table-cell office:value-type="float" office:value="-7.425931" calcext:value-type="float">
            <text:p>-7,425931</text:p>
          </table:table-cell>
          <table:table-cell office:value-type="float" office:value="9.80888" calcext:value-type="float">
            <text:p>9,80888</text:p>
          </table:table-cell>
        </table:table-row>
        <table:table-row table:style-name="ro1">
          <table:table-cell office:value-type="string" calcext:value-type="string">
            <text:p>monkeyc8sp2s3925</text:p>
          </table:table-cell>
          <table:table-cell office:value-type="float" office:value="-7.317573" calcext:value-type="float">
            <text:p>-7,317573</text:p>
          </table:table-cell>
          <table:table-cell office:value-type="float" office:value="9.81078" calcext:value-type="float">
            <text:p>9,81078</text:p>
          </table:table-cell>
        </table:table-row>
        <table:table-row table:style-name="ro1">
          <table:table-cell office:value-type="string" calcext:value-type="string">
            <text:p>monkeyc8sp2s3926</text:p>
          </table:table-cell>
          <table:table-cell office:value-type="float" office:value="-7.209084" calcext:value-type="float">
            <text:p>-7,209084</text:p>
          </table:table-cell>
          <table:table-cell office:value-type="float" office:value="9.81475" calcext:value-type="float">
            <text:p>9,81475</text:p>
          </table:table-cell>
        </table:table-row>
        <table:table-row table:style-name="ro1">
          <table:table-cell office:value-type="string" calcext:value-type="string">
            <text:p>monkeyc8sp2s3927</text:p>
          </table:table-cell>
          <table:table-cell office:value-type="float" office:value="-7.100502" calcext:value-type="float">
            <text:p>-7,100502</text:p>
          </table:table-cell>
          <table:table-cell office:value-type="float" office:value="9.82079" calcext:value-type="float">
            <text:p>9,82079</text:p>
          </table:table-cell>
        </table:table-row>
        <table:table-row table:style-name="ro1">
          <table:table-cell office:value-type="string" calcext:value-type="string">
            <text:p>monkeyc8sp2s3928</text:p>
          </table:table-cell>
          <table:table-cell office:value-type="float" office:value="-6.99187" calcext:value-type="float">
            <text:p>-6,99187</text:p>
          </table:table-cell>
          <table:table-cell office:value-type="float" office:value="9.82891" calcext:value-type="float">
            <text:p>9,82891</text:p>
          </table:table-cell>
        </table:table-row>
        <table:table-row table:style-name="ro1">
          <table:table-cell office:value-type="string" calcext:value-type="string">
            <text:p>monkeyc8sp2s3929</text:p>
          </table:table-cell>
          <table:table-cell office:value-type="float" office:value="-6.88322" calcext:value-type="float">
            <text:p>-6,88322</text:p>
          </table:table-cell>
          <table:table-cell office:value-type="float" office:value="9.83911" calcext:value-type="float">
            <text:p>9,83911</text:p>
          </table:table-cell>
        </table:table-row>
        <table:table-row table:style-name="ro1">
          <table:table-cell office:value-type="string" calcext:value-type="string">
            <text:p>monkeyc8sp2s3930</text:p>
          </table:table-cell>
          <table:table-cell office:value-type="float" office:value="-6.7746" calcext:value-type="float">
            <text:p>-6,7746</text:p>
          </table:table-cell>
          <table:table-cell office:value-type="float" office:value="9.85139" calcext:value-type="float">
            <text:p>9,85139</text:p>
          </table:table-cell>
        </table:table-row>
        <table:table-row table:style-name="ro1">
          <table:table-cell office:value-type="string" calcext:value-type="string">
            <text:p>monkeyc8sp2s3931</text:p>
          </table:table-cell>
          <table:table-cell office:value-type="float" office:value="-6.66605" calcext:value-type="float">
            <text:p>-6,66605</text:p>
          </table:table-cell>
          <table:table-cell office:value-type="float" office:value="9.86576" calcext:value-type="float">
            <text:p>9,86576</text:p>
          </table:table-cell>
        </table:table-row>
        <table:table-row table:style-name="ro1">
          <table:table-cell office:value-type="string" calcext:value-type="string">
            <text:p>monkeyc8sp2s3932</text:p>
          </table:table-cell>
          <table:table-cell office:value-type="float" office:value="-6.5576" calcext:value-type="float">
            <text:p>-6,5576</text:p>
          </table:table-cell>
          <table:table-cell office:value-type="float" office:value="9.88222" calcext:value-type="float">
            <text:p>9,88222</text:p>
          </table:table-cell>
        </table:table-row>
        <table:table-row table:style-name="ro1">
          <table:table-cell office:value-type="string" calcext:value-type="string">
            <text:p>monkeyc8sp2s3933</text:p>
          </table:table-cell>
          <table:table-cell office:value-type="float" office:value="-6.4493" calcext:value-type="float">
            <text:p>-6,4493</text:p>
          </table:table-cell>
          <table:table-cell office:value-type="float" office:value="9.90077" calcext:value-type="float">
            <text:p>9,90077</text:p>
          </table:table-cell>
        </table:table-row>
        <table:table-row table:style-name="ro1">
          <table:table-cell office:value-type="string" calcext:value-type="string">
            <text:p>monkeyc8sp2s3934</text:p>
          </table:table-cell>
          <table:table-cell office:value-type="float" office:value="-6.34119" calcext:value-type="float">
            <text:p>-6,34119</text:p>
          </table:table-cell>
          <table:table-cell office:value-type="float" office:value="9.9214" calcext:value-type="float">
            <text:p>9,9214</text:p>
          </table:table-cell>
        </table:table-row>
        <table:table-row table:style-name="ro1">
          <table:table-cell office:value-type="string" calcext:value-type="string">
            <text:p>monkeyc8sp2s3935</text:p>
          </table:table-cell>
          <table:table-cell office:value-type="float" office:value="-6.2333" calcext:value-type="float">
            <text:p>-6,2333</text:p>
          </table:table-cell>
          <table:table-cell office:value-type="float" office:value="9.94413" calcext:value-type="float">
            <text:p>9,94413</text:p>
          </table:table-cell>
        </table:table-row>
        <table:table-row table:style-name="ro1">
          <table:table-cell office:value-type="string" calcext:value-type="string">
            <text:p>monkeyc8sp2s3936</text:p>
          </table:table-cell>
          <table:table-cell office:value-type="float" office:value="-6.12569" calcext:value-type="float">
            <text:p>-6,12569</text:p>
          </table:table-cell>
          <table:table-cell office:value-type="float" office:value="9.96895" calcext:value-type="float">
            <text:p>9,96895</text:p>
          </table:table-cell>
        </table:table-row>
        <table:table-row table:style-name="ro1">
          <table:table-cell office:value-type="string" calcext:value-type="string">
            <text:p>monkeyc8sp2s3937</text:p>
          </table:table-cell>
          <table:table-cell office:value-type="float" office:value="-6.01838" calcext:value-type="float">
            <text:p>-6,01838</text:p>
          </table:table-cell>
          <table:table-cell office:value-type="float" office:value="9.99585" calcext:value-type="float">
            <text:p>9,99585</text:p>
          </table:table-cell>
        </table:table-row>
        <table:table-row table:style-name="ro1">
          <table:table-cell office:value-type="string" calcext:value-type="string">
            <text:p>monkeyc8sp2s3938</text:p>
          </table:table-cell>
          <table:table-cell office:value-type="float" office:value="-5.91143" calcext:value-type="float">
            <text:p>-5,91143</text:p>
          </table:table-cell>
          <table:table-cell office:value-type="float" office:value="10.02483" calcext:value-type="float">
            <text:p>10,02483</text:p>
          </table:table-cell>
        </table:table-row>
        <table:table-row table:style-name="ro1">
          <table:table-cell office:value-type="string" calcext:value-type="string">
            <text:p>monkeyc8sp2s3939</text:p>
          </table:table-cell>
          <table:table-cell office:value-type="float" office:value="-5.80486" calcext:value-type="float">
            <text:p>-5,80486</text:p>
          </table:table-cell>
          <table:table-cell office:value-type="float" office:value="10.0559" calcext:value-type="float">
            <text:p>10,0559</text:p>
          </table:table-cell>
        </table:table-row>
        <table:table-row table:style-name="ro1">
          <table:table-cell office:value-type="string" calcext:value-type="string">
            <text:p>monkeyc8sp2s3940</text:p>
          </table:table-cell>
          <table:table-cell office:value-type="float" office:value="-5.69872" calcext:value-type="float">
            <text:p>-5,69872</text:p>
          </table:table-cell>
          <table:table-cell office:value-type="float" office:value="10.08904" calcext:value-type="float">
            <text:p>10,08904</text:p>
          </table:table-cell>
        </table:table-row>
        <table:table-row table:style-name="ro1">
          <table:table-cell office:value-type="string" calcext:value-type="string">
            <text:p>monkeyc8sp2s3941</text:p>
          </table:table-cell>
          <table:table-cell office:value-type="float" office:value="-5.59306" calcext:value-type="float">
            <text:p>-5,59306</text:p>
          </table:table-cell>
          <table:table-cell office:value-type="float" office:value="10.12425" calcext:value-type="float">
            <text:p>10,12425</text:p>
          </table:table-cell>
        </table:table-row>
        <table:table-row table:style-name="ro1">
          <table:table-cell office:value-type="string" calcext:value-type="string">
            <text:p>monkeyc8sp2s3942</text:p>
          </table:table-cell>
          <table:table-cell office:value-type="float" office:value="-5.4879" calcext:value-type="float">
            <text:p>-5,4879</text:p>
          </table:table-cell>
          <table:table-cell office:value-type="float" office:value="10.16152" calcext:value-type="float">
            <text:p>10,16152</text:p>
          </table:table-cell>
        </table:table-row>
        <table:table-row table:style-name="ro1">
          <table:table-cell office:value-type="string" calcext:value-type="string">
            <text:p>monkeyc8sp2s3943</text:p>
          </table:table-cell>
          <table:table-cell office:value-type="float" office:value="-5.3833" calcext:value-type="float">
            <text:p>-5,3833</text:p>
          </table:table-cell>
          <table:table-cell office:value-type="float" office:value="10.20085" calcext:value-type="float">
            <text:p>10,20085</text:p>
          </table:table-cell>
        </table:table-row>
        <table:table-row table:style-name="ro1">
          <table:table-cell office:value-type="string" calcext:value-type="string">
            <text:p>monkeyc8sp2s3944</text:p>
          </table:table-cell>
          <table:table-cell office:value-type="float" office:value="-5.27929" calcext:value-type="float">
            <text:p>-5,27929</text:p>
          </table:table-cell>
          <table:table-cell office:value-type="float" office:value="10.24223" calcext:value-type="float">
            <text:p>10,24223</text:p>
          </table:table-cell>
        </table:table-row>
        <table:table-row table:style-name="ro1">
          <table:table-cell office:value-type="string" calcext:value-type="string">
            <text:p>monkeyc8sp2s3945</text:p>
          </table:table-cell>
          <table:table-cell office:value-type="float" office:value="-5.17591" calcext:value-type="float">
            <text:p>-5,17591</text:p>
          </table:table-cell>
          <table:table-cell office:value-type="float" office:value="10.28565" calcext:value-type="float">
            <text:p>10,28565</text:p>
          </table:table-cell>
        </table:table-row>
        <table:table-row table:style-name="ro1">
          <table:table-cell office:value-type="string" calcext:value-type="string">
            <text:p>monkeyc8sp2s3946</text:p>
          </table:table-cell>
          <table:table-cell office:value-type="float" office:value="-5.0732" calcext:value-type="float">
            <text:p>-5,0732</text:p>
          </table:table-cell>
          <table:table-cell office:value-type="float" office:value="10.33111" calcext:value-type="float">
            <text:p>10,33111</text:p>
          </table:table-cell>
        </table:table-row>
        <table:table-row table:style-name="ro1">
          <table:table-cell office:value-type="string" calcext:value-type="string">
            <text:p>monkeyc8sp2s3947</text:p>
          </table:table-cell>
          <table:table-cell office:value-type="float" office:value="-4.9712" calcext:value-type="float">
            <text:p>-4,9712</text:p>
          </table:table-cell>
          <table:table-cell office:value-type="float" office:value="10.37858" calcext:value-type="float">
            <text:p>10,37858</text:p>
          </table:table-cell>
        </table:table-row>
        <table:table-row table:style-name="ro1">
          <table:table-cell office:value-type="string" calcext:value-type="string">
            <text:p>monkeyc8sp2s3948</text:p>
          </table:table-cell>
          <table:table-cell office:value-type="float" office:value="-4.86996" calcext:value-type="float">
            <text:p>-4,86996</text:p>
          </table:table-cell>
          <table:table-cell office:value-type="float" office:value="10.42807" calcext:value-type="float">
            <text:p>10,42807</text:p>
          </table:table-cell>
        </table:table-row>
        <table:table-row table:style-name="ro1">
          <table:table-cell office:value-type="string" calcext:value-type="string">
            <text:p>monkeyc8sp2s3949</text:p>
          </table:table-cell>
          <table:table-cell office:value-type="float" office:value="-4.76951" calcext:value-type="float">
            <text:p>-4,76951</text:p>
          </table:table-cell>
          <table:table-cell office:value-type="float" office:value="10.47956" calcext:value-type="float">
            <text:p>10,47956</text:p>
          </table:table-cell>
        </table:table-row>
        <table:table-row table:style-name="ro1">
          <table:table-cell office:value-type="string" calcext:value-type="string">
            <text:p>monkeyc8sp2s3950</text:p>
          </table:table-cell>
          <table:table-cell office:value-type="float" office:value="-4.66988" calcext:value-type="float">
            <text:p>-4,66988</text:p>
          </table:table-cell>
          <table:table-cell office:value-type="float" office:value="10.53304" calcext:value-type="float">
            <text:p>10,53304</text:p>
          </table:table-cell>
        </table:table-row>
        <table:table-row table:style-name="ro1">
          <table:table-cell office:value-type="string" calcext:value-type="string">
            <text:p>monkeyc8sp2s3951</text:p>
          </table:table-cell>
          <table:table-cell office:value-type="float" office:value="-4.57113" calcext:value-type="float">
            <text:p>-4,57113</text:p>
          </table:table-cell>
          <table:table-cell office:value-type="float" office:value="10.58849" calcext:value-type="float">
            <text:p>10,58849</text:p>
          </table:table-cell>
        </table:table-row>
        <table:table-row table:style-name="ro1">
          <table:table-cell office:value-type="string" calcext:value-type="string">
            <text:p>monkeyc8sp2s3952</text:p>
          </table:table-cell>
          <table:table-cell office:value-type="float" office:value="-4.47329" calcext:value-type="float">
            <text:p>-4,47329</text:p>
          </table:table-cell>
          <table:table-cell office:value-type="float" office:value="10.6459" calcext:value-type="float">
            <text:p>10,6459</text:p>
          </table:table-cell>
        </table:table-row>
        <table:table-row table:style-name="ro1">
          <table:table-cell office:value-type="string" calcext:value-type="string">
            <text:p>monkeyc8sp2s3953</text:p>
          </table:table-cell>
          <table:table-cell office:value-type="float" office:value="-4.37639" calcext:value-type="float">
            <text:p>-4,37639</text:p>
          </table:table-cell>
          <table:table-cell office:value-type="float" office:value="10.70526" calcext:value-type="float">
            <text:p>10,70526</text:p>
          </table:table-cell>
        </table:table-row>
        <table:table-row table:style-name="ro1">
          <table:table-cell office:value-type="string" calcext:value-type="string">
            <text:p>monkeyc8sp2s3954</text:p>
          </table:table-cell>
          <table:table-cell office:value-type="float" office:value="-4.28049" calcext:value-type="float">
            <text:p>-4,28049</text:p>
          </table:table-cell>
          <table:table-cell office:value-type="float" office:value="10.76654" calcext:value-type="float">
            <text:p>10,76654</text:p>
          </table:table-cell>
        </table:table-row>
        <table:table-row table:style-name="ro1">
          <table:table-cell office:value-type="string" calcext:value-type="string">
            <text:p>monkeyc8sp2s3955</text:p>
          </table:table-cell>
          <table:table-cell office:value-type="float" office:value="-4.1856" calcext:value-type="float">
            <text:p>-4,1856</text:p>
          </table:table-cell>
          <table:table-cell office:value-type="float" office:value="10.82975" calcext:value-type="float">
            <text:p>10,82975</text:p>
          </table:table-cell>
        </table:table-row>
        <table:table-row table:style-name="ro1">
          <table:table-cell office:value-type="string" calcext:value-type="string">
            <text:p>monkeyc8sp2s3956</text:p>
          </table:table-cell>
          <table:table-cell office:value-type="float" office:value="-4.09178" calcext:value-type="float">
            <text:p>-4,09178</text:p>
          </table:table-cell>
          <table:table-cell office:value-type="float" office:value="10.89485" calcext:value-type="float">
            <text:p>10,89485</text:p>
          </table:table-cell>
        </table:table-row>
        <table:table-row table:style-name="ro1">
          <table:table-cell office:value-type="string" calcext:value-type="string">
            <text:p>monkeyc8sp2s3957</text:p>
          </table:table-cell>
          <table:table-cell office:value-type="float" office:value="-3.99906" calcext:value-type="float">
            <text:p>-3,99906</text:p>
          </table:table-cell>
          <table:table-cell office:value-type="float" office:value="10.96183" calcext:value-type="float">
            <text:p>10,96183</text:p>
          </table:table-cell>
        </table:table-row>
        <table:table-row table:style-name="ro1">
          <table:table-cell office:value-type="string" calcext:value-type="string">
            <text:p>monkeyc8sp2s3958</text:p>
          </table:table-cell>
          <table:table-cell office:value-type="float" office:value="-3.90748" calcext:value-type="float">
            <text:p>-3,90748</text:p>
          </table:table-cell>
          <table:table-cell office:value-type="float" office:value="11.03067" calcext:value-type="float">
            <text:p>11,03067</text:p>
          </table:table-cell>
        </table:table-row>
        <table:table-row table:style-name="ro1">
          <table:table-cell office:value-type="string" calcext:value-type="string">
            <text:p>monkeyc8sp2s3959</text:p>
          </table:table-cell>
          <table:table-cell office:value-type="float" office:value="-3.81708" calcext:value-type="float">
            <text:p>-3,81708</text:p>
          </table:table-cell>
          <table:table-cell office:value-type="float" office:value="11.10136" calcext:value-type="float">
            <text:p>11,10136</text:p>
          </table:table-cell>
        </table:table-row>
        <table:table-row table:style-name="ro1">
          <table:table-cell office:value-type="string" calcext:value-type="string">
            <text:p>monkeyc8sp2s3960</text:p>
          </table:table-cell>
          <table:table-cell office:value-type="float" office:value="-3.72789" calcext:value-type="float">
            <text:p>-3,72789</text:p>
          </table:table-cell>
          <table:table-cell office:value-type="float" office:value="11.17386" calcext:value-type="float">
            <text:p>11,17386</text:p>
          </table:table-cell>
        </table:table-row>
        <table:table-row table:style-name="ro1">
          <table:table-cell office:value-type="string" calcext:value-type="string">
            <text:p>monkeyc8sp2s3961</text:p>
          </table:table-cell>
          <table:table-cell office:value-type="float" office:value="-3.63995" calcext:value-type="float">
            <text:p>-3,63995</text:p>
          </table:table-cell>
          <table:table-cell office:value-type="float" office:value="11.24817" calcext:value-type="float">
            <text:p>11,24817</text:p>
          </table:table-cell>
        </table:table-row>
        <table:table-row table:style-name="ro1">
          <table:table-cell office:value-type="string" calcext:value-type="string">
            <text:p>monkeyc8sp2s3962</text:p>
          </table:table-cell>
          <table:table-cell office:value-type="float" office:value="-3.55329" calcext:value-type="float">
            <text:p>-3,55329</text:p>
          </table:table-cell>
          <table:table-cell office:value-type="float" office:value="11.32426" calcext:value-type="float">
            <text:p>11,32426</text:p>
          </table:table-cell>
        </table:table-row>
        <table:table-row table:style-name="ro1">
          <table:table-cell office:value-type="string" calcext:value-type="string">
            <text:p>monkeyc8sp2s3963</text:p>
          </table:table-cell>
          <table:table-cell office:value-type="float" office:value="-3.46796" calcext:value-type="float">
            <text:p>-3,46796</text:p>
          </table:table-cell>
          <table:table-cell office:value-type="float" office:value="11.40211" calcext:value-type="float">
            <text:p>11,40211</text:p>
          </table:table-cell>
        </table:table-row>
        <table:table-row table:style-name="ro1">
          <table:table-cell office:value-type="string" calcext:value-type="string">
            <text:p>monkeyc8sp2s3964</text:p>
          </table:table-cell>
          <table:table-cell office:value-type="float" office:value="-3.38398" calcext:value-type="float">
            <text:p>-3,38398</text:p>
          </table:table-cell>
          <table:table-cell office:value-type="float" office:value="11.4817" calcext:value-type="float">
            <text:p>11,4817</text:p>
          </table:table-cell>
        </table:table-row>
        <table:table-row table:style-name="ro1">
          <table:table-cell office:value-type="string" calcext:value-type="string">
            <text:p>monkeyc8sp2s3965</text:p>
          </table:table-cell>
          <table:table-cell office:value-type="float" office:value="-3.3014" calcext:value-type="float">
            <text:p>-3,3014</text:p>
          </table:table-cell>
          <table:table-cell office:value-type="float" office:value="11.56299" calcext:value-type="float">
            <text:p>11,56299</text:p>
          </table:table-cell>
        </table:table-row>
        <table:table-row table:style-name="ro1">
          <table:table-cell office:value-type="string" calcext:value-type="string">
            <text:p>monkeyc8sp2s3966</text:p>
          </table:table-cell>
          <table:table-cell office:value-type="float" office:value="-3.22024" calcext:value-type="float">
            <text:p>-3,22024</text:p>
          </table:table-cell>
          <table:table-cell office:value-type="float" office:value="11.64598" calcext:value-type="float">
            <text:p>11,64598</text:p>
          </table:table-cell>
        </table:table-row>
        <table:table-row table:style-name="ro1">
          <table:table-cell office:value-type="string" calcext:value-type="string">
            <text:p>monkeyc8sp2s3967</text:p>
          </table:table-cell>
          <table:table-cell office:value-type="float" office:value="-3.14055" calcext:value-type="float">
            <text:p>-3,14055</text:p>
          </table:table-cell>
          <table:table-cell office:value-type="float" office:value="11.73062" calcext:value-type="float">
            <text:p>11,73062</text:p>
          </table:table-cell>
        </table:table-row>
        <table:table-row table:style-name="ro1">
          <table:table-cell office:value-type="string" calcext:value-type="string">
            <text:p>monkeyc8sp2s3968</text:p>
          </table:table-cell>
          <table:table-cell office:value-type="float" office:value="-3.06235" calcext:value-type="float">
            <text:p>-3,06235</text:p>
          </table:table-cell>
          <table:table-cell office:value-type="float" office:value="11.81691" calcext:value-type="float">
            <text:p>11,81691</text:p>
          </table:table-cell>
        </table:table-row>
        <table:table-row table:style-name="ro1">
          <table:table-cell office:value-type="string" calcext:value-type="string">
            <text:p>monkeyc8sp2s3969</text:p>
          </table:table-cell>
          <table:table-cell office:value-type="float" office:value="-2.98568" calcext:value-type="float">
            <text:p>-2,98568</text:p>
          </table:table-cell>
          <table:table-cell office:value-type="float" office:value="11.9048" calcext:value-type="float">
            <text:p>11,9048</text:p>
          </table:table-cell>
        </table:table-row>
        <table:table-row table:style-name="ro1">
          <table:table-cell office:value-type="string" calcext:value-type="string">
            <text:p>monkeyc8sp2s3970</text:p>
          </table:table-cell>
          <table:table-cell office:value-type="float" office:value="-2.91057" calcext:value-type="float">
            <text:p>-2,91057</text:p>
          </table:table-cell>
          <table:table-cell office:value-type="float" office:value="11.99428" calcext:value-type="float">
            <text:p>11,99428</text:p>
          </table:table-cell>
        </table:table-row>
        <table:table-row table:style-name="ro1">
          <table:table-cell office:value-type="string" calcext:value-type="string">
            <text:p>monkeyc8sp2s3971</text:p>
          </table:table-cell>
          <table:table-cell office:value-type="float" office:value="-2.83705" calcext:value-type="float">
            <text:p>-2,83705</text:p>
          </table:table-cell>
          <table:table-cell office:value-type="float" office:value="12.08531" calcext:value-type="float">
            <text:p>12,08531</text:p>
          </table:table-cell>
        </table:table-row>
        <table:table-row table:style-name="ro1">
          <table:table-cell office:value-type="string" calcext:value-type="string">
            <text:p>monkeyc8sp2s3972</text:p>
          </table:table-cell>
          <table:table-cell office:value-type="float" office:value="-2.76517" calcext:value-type="float">
            <text:p>-2,76517</text:p>
          </table:table-cell>
          <table:table-cell office:value-type="float" office:value="12.17787" calcext:value-type="float">
            <text:p>12,17787</text:p>
          </table:table-cell>
        </table:table-row>
        <table:table-row table:style-name="ro1">
          <table:table-cell office:value-type="string" calcext:value-type="string">
            <text:p>monkeyc8sp2s3973</text:p>
          </table:table-cell>
          <table:table-cell office:value-type="float" office:value="-2.69494" calcext:value-type="float">
            <text:p>-2,69494</text:p>
          </table:table-cell>
          <table:table-cell office:value-type="float" office:value="12.27193" calcext:value-type="float">
            <text:p>12,27193</text:p>
          </table:table-cell>
        </table:table-row>
        <table:table-row table:style-name="ro1">
          <table:table-cell office:value-type="string" calcext:value-type="string">
            <text:p>monkeyc8sp2s3974</text:p>
          </table:table-cell>
          <table:table-cell office:value-type="float" office:value="-2.6264" calcext:value-type="float">
            <text:p>-2,6264</text:p>
          </table:table-cell>
          <table:table-cell office:value-type="float" office:value="12.36746" calcext:value-type="float">
            <text:p>12,36746</text:p>
          </table:table-cell>
        </table:table-row>
        <table:table-row table:style-name="ro1">
          <table:table-cell office:value-type="string" calcext:value-type="string">
            <text:p>monkeyc8sp2s3975</text:p>
          </table:table-cell>
          <table:table-cell office:value-type="float" office:value="-2.55958" calcext:value-type="float">
            <text:p>-2,55958</text:p>
          </table:table-cell>
          <table:table-cell office:value-type="float" office:value="12.46443" calcext:value-type="float">
            <text:p>12,46443</text:p>
          </table:table-cell>
        </table:table-row>
        <table:table-row table:style-name="ro1">
          <table:table-cell office:value-type="string" calcext:value-type="string">
            <text:p>monkeyc8sp2s3976</text:p>
          </table:table-cell>
          <table:table-cell office:value-type="float" office:value="-2.4945" calcext:value-type="float">
            <text:p>-2,4945</text:p>
          </table:table-cell>
          <table:table-cell office:value-type="float" office:value="12.56281" calcext:value-type="float">
            <text:p>12,56281</text:p>
          </table:table-cell>
        </table:table-row>
        <table:table-row table:style-name="ro1">
          <table:table-cell office:value-type="string" calcext:value-type="string">
            <text:p>monkeyc8sp2s3977</text:p>
          </table:table-cell>
          <table:table-cell office:value-type="float" office:value="-2.43121" calcext:value-type="float">
            <text:p>-2,43121</text:p>
          </table:table-cell>
          <table:table-cell office:value-type="float" office:value="12.66256" calcext:value-type="float">
            <text:p>12,66256</text:p>
          </table:table-cell>
        </table:table-row>
        <table:table-row table:style-name="ro1">
          <table:table-cell office:value-type="string" calcext:value-type="string">
            <text:p>monkeyc8sp2s3978</text:p>
          </table:table-cell>
          <table:table-cell office:value-type="float" office:value="-2.36972" calcext:value-type="float">
            <text:p>-2,36972</text:p>
          </table:table-cell>
          <table:table-cell office:value-type="float" office:value="12.76366" calcext:value-type="float">
            <text:p>12,76366</text:p>
          </table:table-cell>
        </table:table-row>
        <table:table-row table:style-name="ro1">
          <table:table-cell office:value-type="string" calcext:value-type="string">
            <text:p>monkeyc8sp2s3979</text:p>
          </table:table-cell>
          <table:table-cell office:value-type="float" office:value="-2.31007" calcext:value-type="float">
            <text:p>-2,31007</text:p>
          </table:table-cell>
          <table:table-cell office:value-type="float" office:value="12.86606" calcext:value-type="float">
            <text:p>12,86606</text:p>
          </table:table-cell>
        </table:table-row>
        <table:table-row table:style-name="ro1">
          <table:table-cell office:value-type="string" calcext:value-type="string">
            <text:p>monkeyc8sp2s3980</text:p>
          </table:table-cell>
          <table:table-cell office:value-type="float" office:value="-2.25229" calcext:value-type="float">
            <text:p>-2,25229</text:p>
          </table:table-cell>
          <table:table-cell office:value-type="float" office:value="12.96975" calcext:value-type="float">
            <text:p>12,96975</text:p>
          </table:table-cell>
        </table:table-row>
        <table:table-row table:style-name="ro1">
          <table:table-cell office:value-type="string" calcext:value-type="string">
            <text:p>monkeyc8sp2s3981</text:p>
          </table:table-cell>
          <table:table-cell office:value-type="float" office:value="-2.19639" calcext:value-type="float">
            <text:p>-2,19639</text:p>
          </table:table-cell>
          <table:table-cell office:value-type="float" office:value="13.07468" calcext:value-type="float">
            <text:p>13,07468</text:p>
          </table:table-cell>
        </table:table-row>
        <table:table-row table:style-name="ro1">
          <table:table-cell office:value-type="string" calcext:value-type="string">
            <text:p>monkeyc8sp2s3982</text:p>
          </table:table-cell>
          <table:table-cell office:value-type="float" office:value="-2.14241" calcext:value-type="float">
            <text:p>-2,14241</text:p>
          </table:table-cell>
          <table:table-cell office:value-type="float" office:value="13.18082" calcext:value-type="float">
            <text:p>13,18082</text:p>
          </table:table-cell>
        </table:table-row>
        <table:table-row table:style-name="ro1">
          <table:table-cell office:value-type="string" calcext:value-type="string">
            <text:p>monkeyc8sp2s3983</text:p>
          </table:table-cell>
          <table:table-cell office:value-type="float" office:value="-2.09037" calcext:value-type="float">
            <text:p>-2,09037</text:p>
          </table:table-cell>
          <table:table-cell office:value-type="float" office:value="13.28813" calcext:value-type="float">
            <text:p>13,28813</text:p>
          </table:table-cell>
        </table:table-row>
        <table:table-row table:style-name="ro1">
          <table:table-cell office:value-type="string" calcext:value-type="string">
            <text:p>monkeyc8sp2s3984</text:p>
          </table:table-cell>
          <table:table-cell office:value-type="float" office:value="-2.0403" calcext:value-type="float">
            <text:p>-2,0403</text:p>
          </table:table-cell>
          <table:table-cell office:value-type="float" office:value="13.39658" calcext:value-type="float">
            <text:p>13,39658</text:p>
          </table:table-cell>
        </table:table-row>
        <table:table-row table:style-name="ro1">
          <table:table-cell office:value-type="string" calcext:value-type="string">
            <text:p>monkeyc8sp2s3985</text:p>
          </table:table-cell>
          <table:table-cell office:value-type="float" office:value="-1.99222" calcext:value-type="float">
            <text:p>-1,99222</text:p>
          </table:table-cell>
          <table:table-cell office:value-type="float" office:value="13.50614" calcext:value-type="float">
            <text:p>13,50614</text:p>
          </table:table-cell>
        </table:table-row>
        <table:table-row table:style-name="ro1">
          <table:table-cell office:value-type="string" calcext:value-type="string">
            <text:p>monkeyc8sp2s3986</text:p>
          </table:table-cell>
          <table:table-cell office:value-type="float" office:value="-1.94616" calcext:value-type="float">
            <text:p>-1,94616</text:p>
          </table:table-cell>
          <table:table-cell office:value-type="float" office:value="13.61676" calcext:value-type="float">
            <text:p>13,61676</text:p>
          </table:table-cell>
        </table:table-row>
        <table:table-row table:style-name="ro1">
          <table:table-cell office:value-type="string" calcext:value-type="string">
            <text:p>monkeyc8sp2s3987</text:p>
          </table:table-cell>
          <table:table-cell office:value-type="float" office:value="-1.90213" calcext:value-type="float">
            <text:p>-1,90213</text:p>
          </table:table-cell>
          <table:table-cell office:value-type="float" office:value="13.72841" calcext:value-type="float">
            <text:p>13,72841</text:p>
          </table:table-cell>
        </table:table-row>
        <table:table-row table:style-name="ro1">
          <table:table-cell office:value-type="string" calcext:value-type="string">
            <text:p>monkeyc8sp2s3988</text:p>
          </table:table-cell>
          <table:table-cell office:value-type="float" office:value="-1.86017" calcext:value-type="float">
            <text:p>-1,86017</text:p>
          </table:table-cell>
          <table:table-cell office:value-type="float" office:value="13.84105" calcext:value-type="float">
            <text:p>13,84105</text:p>
          </table:table-cell>
        </table:table-row>
        <table:table-row table:style-name="ro1">
          <table:table-cell office:value-type="string" calcext:value-type="string">
            <text:p>monkeyc8sp2s3989</text:p>
          </table:table-cell>
          <table:table-cell office:value-type="float" office:value="-1.82029" calcext:value-type="float">
            <text:p>-1,82029</text:p>
          </table:table-cell>
          <table:table-cell office:value-type="float" office:value="13.95464" calcext:value-type="float">
            <text:p>13,95464</text:p>
          </table:table-cell>
        </table:table-row>
        <table:table-row table:style-name="ro1">
          <table:table-cell office:value-type="string" calcext:value-type="string">
            <text:p>monkeyc8sp2s3990</text:p>
          </table:table-cell>
          <table:table-cell office:value-type="float" office:value="-1.78252" calcext:value-type="float">
            <text:p>-1,78252</text:p>
          </table:table-cell>
          <table:table-cell office:value-type="float" office:value="14.06915" calcext:value-type="float">
            <text:p>14,06915</text:p>
          </table:table-cell>
        </table:table-row>
        <table:table-row table:style-name="ro1">
          <table:table-cell office:value-type="string" calcext:value-type="string">
            <text:p>monkeyc8sp2s3991</text:p>
          </table:table-cell>
          <table:table-cell office:value-type="float" office:value="-1.74687" calcext:value-type="float">
            <text:p>-1,74687</text:p>
          </table:table-cell>
          <table:table-cell office:value-type="float" office:value="14.18454" calcext:value-type="float">
            <text:p>14,18454</text:p>
          </table:table-cell>
        </table:table-row>
        <table:table-row table:style-name="ro1">
          <table:table-cell office:value-type="string" calcext:value-type="string">
            <text:p>monkeyc8sp2s3992</text:p>
          </table:table-cell>
          <table:table-cell office:value-type="float" office:value="-1.71336" calcext:value-type="float">
            <text:p>-1,71336</text:p>
          </table:table-cell>
          <table:table-cell office:value-type="float" office:value="14.30076" calcext:value-type="float">
            <text:p>14,30076</text:p>
          </table:table-cell>
        </table:table-row>
        <table:table-row table:style-name="ro1">
          <table:table-cell office:value-type="string" calcext:value-type="string">
            <text:p>monkeyc8sp2s3993</text:p>
          </table:table-cell>
          <table:table-cell office:value-type="float" office:value="-1.68202" calcext:value-type="float">
            <text:p>-1,68202</text:p>
          </table:table-cell>
          <table:table-cell office:value-type="float" office:value="14.41778" calcext:value-type="float">
            <text:p>14,41778</text:p>
          </table:table-cell>
        </table:table-row>
        <table:table-row table:style-name="ro1">
          <table:table-cell office:value-type="string" calcext:value-type="string">
            <text:p>monkeyc8sp2s3994</text:p>
          </table:table-cell>
          <table:table-cell office:value-type="float" office:value="-1.65286" calcext:value-type="float">
            <text:p>-1,65286</text:p>
          </table:table-cell>
          <table:table-cell office:value-type="float" office:value="14.535552" calcext:value-type="float">
            <text:p>14,535552</text:p>
          </table:table-cell>
        </table:table-row>
        <table:table-row table:style-name="ro1">
          <table:table-cell office:value-type="string" calcext:value-type="string">
            <text:p>monkeyc8sp2s3995</text:p>
          </table:table-cell>
          <table:table-cell office:value-type="float" office:value="-1.62589" calcext:value-type="float">
            <text:p>-1,62589</text:p>
          </table:table-cell>
          <table:table-cell office:value-type="float" office:value="14.654041" calcext:value-type="float">
            <text:p>14,654041</text:p>
          </table:table-cell>
        </table:table-row>
        <table:table-row table:style-name="ro1">
          <table:table-cell office:value-type="string" calcext:value-type="string">
            <text:p>monkeyc8sp2s3996</text:p>
          </table:table-cell>
          <table:table-cell office:value-type="float" office:value="-1.60114" calcext:value-type="float">
            <text:p>-1,60114</text:p>
          </table:table-cell>
          <table:table-cell office:value-type="float" office:value="14.773205" calcext:value-type="float">
            <text:p>14,773205</text:p>
          </table:table-cell>
        </table:table-row>
        <table:table-row table:style-name="ro1">
          <table:table-cell office:value-type="string" calcext:value-type="string">
            <text:p>monkeyc8sp2s3997</text:p>
          </table:table-cell>
          <table:table-cell office:value-type="float" office:value="-1.57863" calcext:value-type="float">
            <text:p>-1,57863</text:p>
          </table:table-cell>
          <table:table-cell office:value-type="float" office:value="14.893001" calcext:value-type="float">
            <text:p>14,893001</text:p>
          </table:table-cell>
        </table:table-row>
        <table:table-row table:style-name="ro1">
          <table:table-cell office:value-type="string" calcext:value-type="string">
            <text:p>monkeyc8sp2s3998</text:p>
          </table:table-cell>
          <table:table-cell office:value-type="float" office:value="-1.55835" calcext:value-type="float">
            <text:p>-1,55835</text:p>
          </table:table-cell>
          <table:table-cell office:value-type="float" office:value="15.013389" calcext:value-type="float">
            <text:p>15,013389</text:p>
          </table:table-cell>
        </table:table-row>
        <table:table-row table:style-name="ro1">
          <table:table-cell office:value-type="string" calcext:value-type="string">
            <text:p>monkeyc8sp2s3999</text:p>
          </table:table-cell>
          <table:table-cell office:value-type="float" office:value="-1.54034" calcext:value-type="float">
            <text:p>-1,54034</text:p>
          </table:table-cell>
          <table:table-cell office:value-type="float" office:value="15.134325" calcext:value-type="float">
            <text:p>15,134325</text:p>
          </table:table-cell>
        </table:table-row>
        <table:table-row table:style-name="ro1">
          <table:table-cell office:value-type="string" calcext:value-type="string">
            <text:p>monkeyc8sp2s4000</text:p>
          </table:table-cell>
          <table:table-cell office:value-type="float" office:value="-1.5246" calcext:value-type="float">
            <text:p>-1,5246</text:p>
          </table:table-cell>
          <table:table-cell office:value-type="float" office:value="15.255768" calcext:value-type="float">
            <text:p>15,2557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1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monkeyc1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monkeyc1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monkeyc1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monkeyc1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monkeyc1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monkeyc1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monkeyc1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monkeyc1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monkeyc1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monkeyc1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monkeyc1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monkeyc1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monkeyc1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monkeyc1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monkeyc1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monkeyc1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monkeyc1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monkeyc1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monkeyc1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monkeyc1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monkeyc1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monkeyc1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monkeyc1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monkeyc1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monkeyc1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office:value-type="string" calcext:value-type="string">
            <text:p>monkeyc1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monkeyc1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monkeyc1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monkeyc1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monkeyc1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monkeyc1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monkeyc1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monkeyc1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monkeyc1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monkeyc1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monkeyc1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monkeyc1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monkeyc1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monkeyc1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monkeyc1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monkeyc1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monkeyc1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monkeyc1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monkeyc1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monkeyc1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monkeyc1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office:value-type="string" calcext:value-type="string">
            <text:p>monkeyc1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monkeyc1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monkeyc1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monkeyc1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monkeyc1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monkeyc1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monkeyc3l1s1001</text:p>
          </table:table-cell>
          <table:table-cell office:value-type="float" office:value="5.06479301" calcext:value-type="float">
            <text:p>5,06479301</text:p>
          </table:table-cell>
          <table:table-cell office:value-type="float" office:value="13.8934784" calcext:value-type="float">
            <text:p>13,8934784</text:p>
          </table:table-cell>
        </table:table-row>
        <table:table-row table:style-name="ro1">
          <table:table-cell office:value-type="string" calcext:value-type="string">
            <text:p>monkeyc3l1s1002</text:p>
          </table:table-cell>
          <table:table-cell office:value-type="float" office:value="3.91129824" calcext:value-type="float">
            <text:p>3,91129824</text:p>
          </table:table-cell>
          <table:table-cell office:value-type="float" office:value="13.36782249" calcext:value-type="float">
            <text:p>13,36782249</text:p>
          </table:table-cell>
        </table:table-row>
        <table:table-row table:style-name="ro1">
          <table:table-cell office:value-type="string" calcext:value-type="string">
            <text:p>monkeyc3l1s1003</text:p>
          </table:table-cell>
          <table:table-cell office:value-type="float" office:value="4.52151786" calcext:value-type="float">
            <text:p>4,52151786</text:p>
          </table:table-cell>
          <table:table-cell office:value-type="float" office:value="13.32095539" calcext:value-type="float">
            <text:p>13,32095539</text:p>
          </table:table-cell>
        </table:table-row>
        <table:table-row table:style-name="ro1">
          <table:table-cell office:value-type="string" calcext:value-type="string">
            <text:p>monkeyc3l1s1004</text:p>
          </table:table-cell>
          <table:table-cell office:value-type="float" office:value="5.77845318" calcext:value-type="float">
            <text:p>5,77845318</text:p>
          </table:table-cell>
          <table:table-cell office:value-type="float" office:value="13.70048095" calcext:value-type="float">
            <text:p>13,70048095</text:p>
          </table:table-cell>
        </table:table-row>
        <table:table-row table:style-name="ro1">
          <table:table-cell office:value-type="string" calcext:value-type="string">
            <text:p>monkeyc3l1s1005</text:p>
          </table:table-cell>
          <table:table-cell office:value-type="float" office:value="8.47453912" calcext:value-type="float">
            <text:p>8,47453912</text:p>
          </table:table-cell>
          <table:table-cell office:value-type="float" office:value="13.9889664" calcext:value-type="float">
            <text:p>13,9889664</text:p>
          </table:table-cell>
        </table:table-row>
        <table:table-row table:style-name="ro1">
          <table:table-cell office:value-type="string" calcext:value-type="string">
            <text:p>monkeyc3l1s1006</text:p>
          </table:table-cell>
          <table:table-cell office:value-type="float" office:value="7.41568673" calcext:value-type="float">
            <text:p>7,41568673</text:p>
          </table:table-cell>
          <table:table-cell office:value-type="float" office:value="13.41678194" calcext:value-type="float">
            <text:p>13,41678194</text:p>
          </table:table-cell>
        </table:table-row>
        <table:table-row table:style-name="ro1">
          <table:table-cell office:value-type="string" calcext:value-type="string">
            <text:p>monkeyc3l1s1007</text:p>
          </table:table-cell>
          <table:table-cell office:value-type="float" office:value="4.93008237" calcext:value-type="float">
            <text:p>4,93008237</text:p>
          </table:table-cell>
          <table:table-cell office:value-type="float" office:value="14.06865122" calcext:value-type="float">
            <text:p>14,06865122</text:p>
          </table:table-cell>
        </table:table-row>
        <table:table-row table:style-name="ro1">
          <table:table-cell office:value-type="string" calcext:value-type="string">
            <text:p>monkeyc3l1s1008</text:p>
          </table:table-cell>
          <table:table-cell office:value-type="float" office:value="7.05611485" calcext:value-type="float">
            <text:p>7,05611485</text:p>
          </table:table-cell>
          <table:table-cell office:value-type="float" office:value="13.22079738" calcext:value-type="float">
            <text:p>13,22079738</text:p>
          </table:table-cell>
        </table:table-row>
        <table:table-row table:style-name="ro1">
          <table:table-cell office:value-type="string" calcext:value-type="string">
            <text:p>monkeyc3l1s1009</text:p>
          </table:table-cell>
          <table:table-cell office:value-type="float" office:value="2.09599294" calcext:value-type="float">
            <text:p>2,09599294</text:p>
          </table:table-cell>
          <table:table-cell office:value-type="float" office:value="13.26039795" calcext:value-type="float">
            <text:p>13,26039795</text:p>
          </table:table-cell>
        </table:table-row>
        <table:table-row table:style-name="ro1">
          <table:table-cell office:value-type="string" calcext:value-type="string">
            <text:p>monkeyc3l1s1010</text:p>
          </table:table-cell>
          <table:table-cell office:value-type="float" office:value="6.07916728" calcext:value-type="float">
            <text:p>6,07916728</text:p>
          </table:table-cell>
          <table:table-cell office:value-type="float" office:value="14.05983339" calcext:value-type="float">
            <text:p>14,05983339</text:p>
          </table:table-cell>
        </table:table-row>
        <table:table-row table:style-name="ro1">
          <table:table-cell office:value-type="string" calcext:value-type="string">
            <text:p>monkeyc3l1s1011</text:p>
          </table:table-cell>
          <table:table-cell office:value-type="float" office:value="3.40930554" calcext:value-type="float">
            <text:p>3,40930554</text:p>
          </table:table-cell>
          <table:table-cell office:value-type="float" office:value="14.01069888" calcext:value-type="float">
            <text:p>14,01069888</text:p>
          </table:table-cell>
        </table:table-row>
        <table:table-row table:style-name="ro1">
          <table:table-cell office:value-type="string" calcext:value-type="string">
            <text:p>monkeyc3l1s1012</text:p>
          </table:table-cell>
          <table:table-cell office:value-type="float" office:value="5.33281898" calcext:value-type="float">
            <text:p>5,33281898</text:p>
          </table:table-cell>
          <table:table-cell office:value-type="float" office:value="14.16622434" calcext:value-type="float">
            <text:p>14,16622434</text:p>
          </table:table-cell>
        </table:table-row>
        <table:table-row table:style-name="ro1">
          <table:table-cell office:value-type="string" calcext:value-type="string">
            <text:p>monkeyc3l1s1013</text:p>
          </table:table-cell>
          <table:table-cell office:value-type="float" office:value="3.37505788" calcext:value-type="float">
            <text:p>3,37505788</text:p>
          </table:table-cell>
          <table:table-cell office:value-type="float" office:value="13.94170029" calcext:value-type="float">
            <text:p>13,94170029</text:p>
          </table:table-cell>
        </table:table-row>
        <table:table-row table:style-name="ro1">
          <table:table-cell office:value-type="string" calcext:value-type="string">
            <text:p>monkeyc3l1s1014</text:p>
          </table:table-cell>
          <table:table-cell office:value-type="float" office:value="1.52347634" calcext:value-type="float">
            <text:p>1,52347634</text:p>
          </table:table-cell>
          <table:table-cell office:value-type="float" office:value="13.62992235" calcext:value-type="float">
            <text:p>13,62992235</text:p>
          </table:table-cell>
        </table:table-row>
        <table:table-row table:style-name="ro1">
          <table:table-cell office:value-type="string" calcext:value-type="string">
            <text:p>monkeyc3l1s1015</text:p>
          </table:table-cell>
          <table:table-cell office:value-type="float" office:value="1.71027843" calcext:value-type="float">
            <text:p>1,71027843</text:p>
          </table:table-cell>
          <table:table-cell office:value-type="float" office:value="13.35323465" calcext:value-type="float">
            <text:p>13,35323465</text:p>
          </table:table-cell>
        </table:table-row>
        <table:table-row table:style-name="ro1">
          <table:table-cell office:value-type="string" calcext:value-type="string">
            <text:p>monkeyc3l1s1016</text:p>
          </table:table-cell>
          <table:table-cell office:value-type="float" office:value="7.16830932" calcext:value-type="float">
            <text:p>7,16830932</text:p>
          </table:table-cell>
          <table:table-cell office:value-type="float" office:value="13.95870822" calcext:value-type="float">
            <text:p>13,95870822</text:p>
          </table:table-cell>
        </table:table-row>
        <table:table-row table:style-name="ro1">
          <table:table-cell office:value-type="string" calcext:value-type="string">
            <text:p>monkeyc3l1s1017</text:p>
          </table:table-cell>
          <table:table-cell office:value-type="float" office:value="2.75213338" calcext:value-type="float">
            <text:p>2,75213338</text:p>
          </table:table-cell>
          <table:table-cell office:value-type="float" office:value="13.70118702" calcext:value-type="float">
            <text:p>13,70118702</text:p>
          </table:table-cell>
        </table:table-row>
        <table:table-row table:style-name="ro1">
          <table:table-cell office:value-type="string" calcext:value-type="string">
            <text:p>monkeyc3l1s1018</text:p>
          </table:table-cell>
          <table:table-cell office:value-type="float" office:value="2.76840683" calcext:value-type="float">
            <text:p>2,76840683</text:p>
          </table:table-cell>
          <table:table-cell office:value-type="float" office:value="13.34401271" calcext:value-type="float">
            <text:p>13,34401271</text:p>
          </table:table-cell>
        </table:table-row>
        <table:table-row table:style-name="ro1">
          <table:table-cell office:value-type="string" calcext:value-type="string">
            <text:p>monkeyc3l1s1019</text:p>
          </table:table-cell>
          <table:table-cell office:value-type="float" office:value="3.98690025" calcext:value-type="float">
            <text:p>3,98690025</text:p>
          </table:table-cell>
          <table:table-cell office:value-type="float" office:value="13.30893225" calcext:value-type="float">
            <text:p>13,30893225</text:p>
          </table:table-cell>
        </table:table-row>
        <table:table-row table:style-name="ro1">
          <table:table-cell office:value-type="string" calcext:value-type="string">
            <text:p>monkeyc3l1s1020</text:p>
          </table:table-cell>
          <table:table-cell office:value-type="float" office:value="5.35755748" calcext:value-type="float">
            <text:p>5,35755748</text:p>
          </table:table-cell>
          <table:table-cell office:value-type="float" office:value="13.65065295" calcext:value-type="float">
            <text:p>13,65065295</text:p>
          </table:table-cell>
        </table:table-row>
        <table:table-row table:style-name="ro1">
          <table:table-cell office:value-type="string" calcext:value-type="string">
            <text:p>monkeyc3l1s1021</text:p>
          </table:table-cell>
          <table:table-cell office:value-type="float" office:value="8.0935933" calcext:value-type="float">
            <text:p>8,0935933</text:p>
          </table:table-cell>
          <table:table-cell office:value-type="float" office:value="13.29808682" calcext:value-type="float">
            <text:p>13,29808682</text:p>
          </table:table-cell>
        </table:table-row>
        <table:table-row table:style-name="ro1">
          <table:table-cell office:value-type="string" calcext:value-type="string">
            <text:p>monkeyc3l1s1022</text:p>
          </table:table-cell>
          <table:table-cell office:value-type="float" office:value="6.21633351" calcext:value-type="float">
            <text:p>6,21633351</text:p>
          </table:table-cell>
          <table:table-cell office:value-type="float" office:value="14.13582074" calcext:value-type="float">
            <text:p>14,13582074</text:p>
          </table:table-cell>
        </table:table-row>
        <table:table-row table:style-name="ro1">
          <table:table-cell office:value-type="string" calcext:value-type="string">
            <text:p>monkeyc3l1s1023</text:p>
          </table:table-cell>
          <table:table-cell office:value-type="float" office:value="2.14860931" calcext:value-type="float">
            <text:p>2,14860931</text:p>
          </table:table-cell>
          <table:table-cell office:value-type="float" office:value="14.01501951" calcext:value-type="float">
            <text:p>14,01501951</text:p>
          </table:table-cell>
        </table:table-row>
        <table:table-row table:style-name="ro1">
          <table:table-cell office:value-type="string" calcext:value-type="string">
            <text:p>monkeyc3l1s1024</text:p>
          </table:table-cell>
          <table:table-cell office:value-type="float" office:value="4.11205162" calcext:value-type="float">
            <text:p>4,11205162</text:p>
          </table:table-cell>
          <table:table-cell office:value-type="float" office:value="13.20705801" calcext:value-type="float">
            <text:p>13,20705801</text:p>
          </table:table-cell>
        </table:table-row>
        <table:table-row table:style-name="ro1">
          <table:table-cell office:value-type="string" calcext:value-type="string">
            <text:p>monkeyc3l1s1025</text:p>
          </table:table-cell>
          <table:table-cell office:value-type="float" office:value="6.28498971" calcext:value-type="float">
            <text:p>6,28498971</text:p>
          </table:table-cell>
          <table:table-cell office:value-type="float" office:value="13.26811851" calcext:value-type="float">
            <text:p>13,26811851</text:p>
          </table:table-cell>
        </table:table-row>
        <table:table-row table:style-name="ro1">
          <table:table-cell office:value-type="string" calcext:value-type="string">
            <text:p>monkeyc3l1s1026</text:p>
          </table:table-cell>
          <table:table-cell office:value-type="float" office:value="2.68665566" calcext:value-type="float">
            <text:p>2,68665566</text:p>
          </table:table-cell>
          <table:table-cell office:value-type="float" office:value="13.96131892" calcext:value-type="float">
            <text:p>13,96131892</text:p>
          </table:table-cell>
        </table:table-row>
        <table:table-row table:style-name="ro1">
          <table:table-cell office:value-type="string" calcext:value-type="string">
            <text:p>monkeyc3l1s1027</text:p>
          </table:table-cell>
          <table:table-cell office:value-type="float" office:value="5.38879111" calcext:value-type="float">
            <text:p>5,38879111</text:p>
          </table:table-cell>
          <table:table-cell office:value-type="float" office:value="14.01210284" calcext:value-type="float">
            <text:p>14,01210284</text:p>
          </table:table-cell>
        </table:table-row>
        <table:table-row table:style-name="ro1">
          <table:table-cell office:value-type="string" calcext:value-type="string">
            <text:p>monkeyc3l1s1028</text:p>
          </table:table-cell>
          <table:table-cell office:value-type="float" office:value="2.99832226" calcext:value-type="float">
            <text:p>2,99832226</text:p>
          </table:table-cell>
          <table:table-cell office:value-type="float" office:value="13.89515587" calcext:value-type="float">
            <text:p>13,89515587</text:p>
          </table:table-cell>
        </table:table-row>
        <table:table-row table:style-name="ro1">
          <table:table-cell office:value-type="string" calcext:value-type="string">
            <text:p>monkeyc3l1s1029</text:p>
          </table:table-cell>
          <table:table-cell office:value-type="float" office:value="6.92405287" calcext:value-type="float">
            <text:p>6,92405287</text:p>
          </table:table-cell>
          <table:table-cell office:value-type="float" office:value="13.46334839" calcext:value-type="float">
            <text:p>13,46334839</text:p>
          </table:table-cell>
        </table:table-row>
        <table:table-row table:style-name="ro1">
          <table:table-cell office:value-type="string" calcext:value-type="string">
            <text:p>monkeyc3l1s1030</text:p>
          </table:table-cell>
          <table:table-cell office:value-type="float" office:value="3.15603789" calcext:value-type="float">
            <text:p>3,15603789</text:p>
          </table:table-cell>
          <table:table-cell office:value-type="float" office:value="14.05531475" calcext:value-type="float">
            <text:p>14,05531475</text:p>
          </table:table-cell>
        </table:table-row>
        <table:table-row table:style-name="ro1">
          <table:table-cell office:value-type="string" calcext:value-type="string">
            <text:p>monkeyc3l1s1031</text:p>
          </table:table-cell>
          <table:table-cell office:value-type="float" office:value="5.84083605" calcext:value-type="float">
            <text:p>5,84083605</text:p>
          </table:table-cell>
          <table:table-cell office:value-type="float" office:value="13.26950259" calcext:value-type="float">
            <text:p>13,26950259</text:p>
          </table:table-cell>
        </table:table-row>
        <table:table-row table:style-name="ro1">
          <table:table-cell office:value-type="string" calcext:value-type="string">
            <text:p>monkeyc3l1s1032</text:p>
          </table:table-cell>
          <table:table-cell office:value-type="float" office:value="2.6012889" calcext:value-type="float">
            <text:p>2,6012889</text:p>
          </table:table-cell>
          <table:table-cell office:value-type="float" office:value="13.94073874" calcext:value-type="float">
            <text:p>13,94073874</text:p>
          </table:table-cell>
        </table:table-row>
        <table:table-row table:style-name="ro1">
          <table:table-cell office:value-type="string" calcext:value-type="string">
            <text:p>monkeyc3l1s1033</text:p>
          </table:table-cell>
          <table:table-cell office:value-type="float" office:value="5.7773902" calcext:value-type="float">
            <text:p>5,7773902</text:p>
          </table:table-cell>
          <table:table-cell office:value-type="float" office:value="13.50799577" calcext:value-type="float">
            <text:p>13,50799577</text:p>
          </table:table-cell>
        </table:table-row>
        <table:table-row table:style-name="ro1">
          <table:table-cell office:value-type="string" calcext:value-type="string">
            <text:p>monkeyc3l1s1034</text:p>
          </table:table-cell>
          <table:table-cell office:value-type="float" office:value="3.34096383" calcext:value-type="float">
            <text:p>3,34096383</text:p>
          </table:table-cell>
          <table:table-cell office:value-type="float" office:value="13.9205574" calcext:value-type="float">
            <text:p>13,9205574</text:p>
          </table:table-cell>
        </table:table-row>
        <table:table-row table:style-name="ro1">
          <table:table-cell office:value-type="string" calcext:value-type="string">
            <text:p>monkeyc3l1s1035</text:p>
          </table:table-cell>
          <table:table-cell office:value-type="float" office:value="8.01603442" calcext:value-type="float">
            <text:p>8,01603442</text:p>
          </table:table-cell>
          <table:table-cell office:value-type="float" office:value="13.99021612" calcext:value-type="float">
            <text:p>13,99021612</text:p>
          </table:table-cell>
        </table:table-row>
        <table:table-row table:style-name="ro1">
          <table:table-cell office:value-type="string" calcext:value-type="string">
            <text:p>monkeyc3l1s1036</text:p>
          </table:table-cell>
          <table:table-cell office:value-type="float" office:value="5.28756534" calcext:value-type="float">
            <text:p>5,28756534</text:p>
          </table:table-cell>
          <table:table-cell office:value-type="float" office:value="13.38112926" calcext:value-type="float">
            <text:p>13,38112926</text:p>
          </table:table-cell>
        </table:table-row>
        <table:table-row table:style-name="ro1">
          <table:table-cell office:value-type="string" calcext:value-type="string">
            <text:p>monkeyc3l1s1037</text:p>
          </table:table-cell>
          <table:table-cell office:value-type="float" office:value="7.50765271" calcext:value-type="float">
            <text:p>7,50765271</text:p>
          </table:table-cell>
          <table:table-cell office:value-type="float" office:value="13.86127313" calcext:value-type="float">
            <text:p>13,86127313</text:p>
          </table:table-cell>
        </table:table-row>
        <table:table-row table:style-name="ro1">
          <table:table-cell office:value-type="string" calcext:value-type="string">
            <text:p>monkeyc3l1s1038</text:p>
          </table:table-cell>
          <table:table-cell office:value-type="float" office:value="3.56606522" calcext:value-type="float">
            <text:p>3,56606522</text:p>
          </table:table-cell>
          <table:table-cell office:value-type="float" office:value="13.96043234" calcext:value-type="float">
            <text:p>13,96043234</text:p>
          </table:table-cell>
        </table:table-row>
        <table:table-row table:style-name="ro1">
          <table:table-cell office:value-type="string" calcext:value-type="string">
            <text:p>monkeyc3l1s1039</text:p>
          </table:table-cell>
          <table:table-cell office:value-type="float" office:value="3.83484558" calcext:value-type="float">
            <text:p>3,83484558</text:p>
          </table:table-cell>
          <table:table-cell office:value-type="float" office:value="14.01326807" calcext:value-type="float">
            <text:p>14,01326807</text:p>
          </table:table-cell>
        </table:table-row>
        <table:table-row table:style-name="ro1">
          <table:table-cell office:value-type="string" calcext:value-type="string">
            <text:p>monkeyc3l1s1040</text:p>
          </table:table-cell>
          <table:table-cell office:value-type="float" office:value="1.59151279" calcext:value-type="float">
            <text:p>1,59151279</text:p>
          </table:table-cell>
          <table:table-cell office:value-type="float" office:value="13.60220585" calcext:value-type="float">
            <text:p>13,60220585</text:p>
          </table:table-cell>
        </table:table-row>
        <table:table-row table:style-name="ro1">
          <table:table-cell office:value-type="string" calcext:value-type="string">
            <text:p>monkeyc3l1s1041</text:p>
          </table:table-cell>
          <table:table-cell office:value-type="float" office:value="2.09343852" calcext:value-type="float">
            <text:p>2,09343852</text:p>
          </table:table-cell>
          <table:table-cell office:value-type="float" office:value="14.09528551" calcext:value-type="float">
            <text:p>14,09528551</text:p>
          </table:table-cell>
        </table:table-row>
        <table:table-row table:style-name="ro1">
          <table:table-cell office:value-type="string" calcext:value-type="string">
            <text:p>monkeyc3l1s1042</text:p>
          </table:table-cell>
          <table:table-cell office:value-type="float" office:value="6.19690051" calcext:value-type="float">
            <text:p>6,19690051</text:p>
          </table:table-cell>
          <table:table-cell office:value-type="float" office:value="13.78185024" calcext:value-type="float">
            <text:p>13,78185024</text:p>
          </table:table-cell>
        </table:table-row>
        <table:table-row table:style-name="ro1">
          <table:table-cell office:value-type="string" calcext:value-type="string">
            <text:p>monkeyc3l1s1043</text:p>
          </table:table-cell>
          <table:table-cell office:value-type="float" office:value="4.99098154" calcext:value-type="float">
            <text:p>4,99098154</text:p>
          </table:table-cell>
          <table:table-cell office:value-type="float" office:value="14.14585524" calcext:value-type="float">
            <text:p>14,14585524</text:p>
          </table:table-cell>
        </table:table-row>
        <table:table-row table:style-name="ro1">
          <table:table-cell office:value-type="string" calcext:value-type="string">
            <text:p>monkeyc3l1s1044</text:p>
          </table:table-cell>
          <table:table-cell office:value-type="float" office:value="3.10344432" calcext:value-type="float">
            <text:p>3,10344432</text:p>
          </table:table-cell>
          <table:table-cell office:value-type="float" office:value="13.99553226" calcext:value-type="float">
            <text:p>13,99553226</text:p>
          </table:table-cell>
        </table:table-row>
        <table:table-row table:style-name="ro1">
          <table:table-cell office:value-type="string" calcext:value-type="string">
            <text:p>monkeyc3l1s1045</text:p>
          </table:table-cell>
          <table:table-cell office:value-type="float" office:value="6.39782702" calcext:value-type="float">
            <text:p>6,39782702</text:p>
          </table:table-cell>
          <table:table-cell office:value-type="float" office:value="13.42800565" calcext:value-type="float">
            <text:p>13,42800565</text:p>
          </table:table-cell>
        </table:table-row>
        <table:table-row table:style-name="ro1">
          <table:table-cell office:value-type="string" calcext:value-type="string">
            <text:p>monkeyc3l1s1046</text:p>
          </table:table-cell>
          <table:table-cell office:value-type="float" office:value="5.10351169" calcext:value-type="float">
            <text:p>5,10351169</text:p>
          </table:table-cell>
          <table:table-cell office:value-type="float" office:value="13.64036001" calcext:value-type="float">
            <text:p>13,64036001</text:p>
          </table:table-cell>
        </table:table-row>
        <table:table-row table:style-name="ro1">
          <table:table-cell office:value-type="string" calcext:value-type="string">
            <text:p>monkeyc3l1s1047</text:p>
          </table:table-cell>
          <table:table-cell office:value-type="float" office:value="2.36614959" calcext:value-type="float">
            <text:p>2,36614959</text:p>
          </table:table-cell>
          <table:table-cell office:value-type="float" office:value="13.36837749" calcext:value-type="float">
            <text:p>13,36837749</text:p>
          </table:table-cell>
        </table:table-row>
        <table:table-row table:style-name="ro1">
          <table:table-cell office:value-type="string" calcext:value-type="string">
            <text:p>monkeyc3l1s1048</text:p>
          </table:table-cell>
          <table:table-cell office:value-type="float" office:value="7.08879454" calcext:value-type="float">
            <text:p>7,08879454</text:p>
          </table:table-cell>
          <table:table-cell office:value-type="float" office:value="13.59260918" calcext:value-type="float">
            <text:p>13,59260918</text:p>
          </table:table-cell>
        </table:table-row>
        <table:table-row table:style-name="ro1">
          <table:table-cell office:value-type="string" calcext:value-type="string">
            <text:p>monkeyc3l1s1049</text:p>
          </table:table-cell>
          <table:table-cell office:value-type="float" office:value="6.90766418" calcext:value-type="float">
            <text:p>6,90766418</text:p>
          </table:table-cell>
          <table:table-cell office:value-type="float" office:value="13.94410712" calcext:value-type="float">
            <text:p>13,94410712</text:p>
          </table:table-cell>
        </table:table-row>
        <table:table-row table:style-name="ro1">
          <table:table-cell office:value-type="string" calcext:value-type="string">
            <text:p>monkeyc3l1s1050</text:p>
          </table:table-cell>
          <table:table-cell office:value-type="float" office:value="4.87079306" calcext:value-type="float">
            <text:p>4,87079306</text:p>
          </table:table-cell>
          <table:table-cell office:value-type="float" office:value="13.70481154" calcext:value-type="float">
            <text:p>13,70481154</text:p>
          </table:table-cell>
        </table:table-row>
        <table:table-row table:style-name="ro1">
          <table:table-cell office:value-type="string" calcext:value-type="string">
            <text:p>monkeyc3l1s1051</text:p>
          </table:table-cell>
          <table:table-cell office:value-type="float" office:value="3.70376594" calcext:value-type="float">
            <text:p>3,70376594</text:p>
          </table:table-cell>
          <table:table-cell office:value-type="float" office:value="13.20157003" calcext:value-type="float">
            <text:p>13,20157003</text:p>
          </table:table-cell>
        </table:table-row>
        <table:table-row table:style-name="ro1">
          <table:table-cell office:value-type="string" calcext:value-type="string">
            <text:p>monkeyc3l1s1052</text:p>
          </table:table-cell>
          <table:table-cell office:value-type="float" office:value="6.51062184" calcext:value-type="float">
            <text:p>6,51062184</text:p>
          </table:table-cell>
          <table:table-cell office:value-type="float" office:value="13.37306886" calcext:value-type="float">
            <text:p>13,37306886</text:p>
          </table:table-cell>
        </table:table-row>
        <table:table-row table:style-name="ro1">
          <table:table-cell office:value-type="string" calcext:value-type="string">
            <text:p>monkeyc3l1s1053</text:p>
          </table:table-cell>
          <table:table-cell office:value-type="float" office:value="2.29664971" calcext:value-type="float">
            <text:p>2,29664971</text:p>
          </table:table-cell>
          <table:table-cell office:value-type="float" office:value="13.77723935" calcext:value-type="float">
            <text:p>13,77723935</text:p>
          </table:table-cell>
        </table:table-row>
        <table:table-row table:style-name="ro1">
          <table:table-cell office:value-type="string" calcext:value-type="string">
            <text:p>monkeyc3l1s1054</text:p>
          </table:table-cell>
          <table:table-cell office:value-type="float" office:value="4.29376178" calcext:value-type="float">
            <text:p>4,29376178</text:p>
          </table:table-cell>
          <table:table-cell office:value-type="float" office:value="13.97932976" calcext:value-type="float">
            <text:p>13,97932976</text:p>
          </table:table-cell>
        </table:table-row>
        <table:table-row table:style-name="ro1">
          <table:table-cell office:value-type="string" calcext:value-type="string">
            <text:p>monkeyc3l1s1055</text:p>
          </table:table-cell>
          <table:table-cell office:value-type="float" office:value="1.90578225" calcext:value-type="float">
            <text:p>1,90578225</text:p>
          </table:table-cell>
          <table:table-cell office:value-type="float" office:value="14.16532461" calcext:value-type="float">
            <text:p>14,16532461</text:p>
          </table:table-cell>
        </table:table-row>
        <table:table-row table:style-name="ro1">
          <table:table-cell office:value-type="string" calcext:value-type="string">
            <text:p>monkeyc3l1s1056</text:p>
          </table:table-cell>
          <table:table-cell office:value-type="float" office:value="7.35982259" calcext:value-type="float">
            <text:p>7,35982259</text:p>
          </table:table-cell>
          <table:table-cell office:value-type="float" office:value="13.33100571" calcext:value-type="float">
            <text:p>13,33100571</text:p>
          </table:table-cell>
        </table:table-row>
        <table:table-row table:style-name="ro1">
          <table:table-cell office:value-type="string" calcext:value-type="string">
            <text:p>monkeyc3l1s1057</text:p>
          </table:table-cell>
          <table:table-cell office:value-type="float" office:value="5.92138832" calcext:value-type="float">
            <text:p>5,92138832</text:p>
          </table:table-cell>
          <table:table-cell office:value-type="float" office:value="13.27779438" calcext:value-type="float">
            <text:p>13,27779438</text:p>
          </table:table-cell>
        </table:table-row>
        <table:table-row table:style-name="ro1">
          <table:table-cell office:value-type="string" calcext:value-type="string">
            <text:p>monkeyc3l1s1058</text:p>
          </table:table-cell>
          <table:table-cell office:value-type="float" office:value="5.73125281" calcext:value-type="float">
            <text:p>5,73125281</text:p>
          </table:table-cell>
          <table:table-cell office:value-type="float" office:value="13.23520518" calcext:value-type="float">
            <text:p>13,23520518</text:p>
          </table:table-cell>
        </table:table-row>
        <table:table-row table:style-name="ro1">
          <table:table-cell office:value-type="string" calcext:value-type="string">
            <text:p>monkeyc3l1s1059</text:p>
          </table:table-cell>
          <table:table-cell office:value-type="float" office:value="7.70670499" calcext:value-type="float">
            <text:p>7,70670499</text:p>
          </table:table-cell>
          <table:table-cell office:value-type="float" office:value="13.63406968" calcext:value-type="float">
            <text:p>13,63406968</text:p>
          </table:table-cell>
        </table:table-row>
        <table:table-row table:style-name="ro1">
          <table:table-cell office:value-type="string" calcext:value-type="string">
            <text:p>monkeyc3l1s1060</text:p>
          </table:table-cell>
          <table:table-cell office:value-type="float" office:value="3.83379035" calcext:value-type="float">
            <text:p>3,83379035</text:p>
          </table:table-cell>
          <table:table-cell office:value-type="float" office:value="13.27331754" calcext:value-type="float">
            <text:p>13,27331754</text:p>
          </table:table-cell>
        </table:table-row>
        <table:table-row table:style-name="ro1">
          <table:table-cell office:value-type="string" calcext:value-type="string">
            <text:p>monkeyc3l1s1061</text:p>
          </table:table-cell>
          <table:table-cell office:value-type="float" office:value="6.59386597" calcext:value-type="float">
            <text:p>6,59386597</text:p>
          </table:table-cell>
          <table:table-cell office:value-type="float" office:value="13.65913477" calcext:value-type="float">
            <text:p>13,65913477</text:p>
          </table:table-cell>
        </table:table-row>
        <table:table-row table:style-name="ro1">
          <table:table-cell office:value-type="string" calcext:value-type="string">
            <text:p>monkeyc3l1s1062</text:p>
          </table:table-cell>
          <table:table-cell office:value-type="float" office:value="5.9024336" calcext:value-type="float">
            <text:p>5,9024336</text:p>
          </table:table-cell>
          <table:table-cell office:value-type="float" office:value="13.49935197" calcext:value-type="float">
            <text:p>13,49935197</text:p>
          </table:table-cell>
        </table:table-row>
        <table:table-row table:style-name="ro1">
          <table:table-cell office:value-type="string" calcext:value-type="string">
            <text:p>monkeyc3l1s1063</text:p>
          </table:table-cell>
          <table:table-cell office:value-type="float" office:value="5.86802054" calcext:value-type="float">
            <text:p>5,86802054</text:p>
          </table:table-cell>
          <table:table-cell office:value-type="float" office:value="13.4741467" calcext:value-type="float">
            <text:p>13,4741467</text:p>
          </table:table-cell>
        </table:table-row>
        <table:table-row table:style-name="ro1">
          <table:table-cell office:value-type="string" calcext:value-type="string">
            <text:p>monkeyc3l1s1064</text:p>
          </table:table-cell>
          <table:table-cell office:value-type="float" office:value="3.91500829" calcext:value-type="float">
            <text:p>3,91500829</text:p>
          </table:table-cell>
          <table:table-cell office:value-type="float" office:value="13.62304086" calcext:value-type="float">
            <text:p>13,62304086</text:p>
          </table:table-cell>
        </table:table-row>
        <table:table-row table:style-name="ro1">
          <table:table-cell office:value-type="string" calcext:value-type="string">
            <text:p>monkeyc3l1s1065</text:p>
          </table:table-cell>
          <table:table-cell office:value-type="float" office:value="6.52100603" calcext:value-type="float">
            <text:p>6,52100603</text:p>
          </table:table-cell>
          <table:table-cell office:value-type="float" office:value="13.89417662" calcext:value-type="float">
            <text:p>13,89417662</text:p>
          </table:table-cell>
        </table:table-row>
        <table:table-row table:style-name="ro1">
          <table:table-cell office:value-type="string" calcext:value-type="string">
            <text:p>monkeyc3l1s1066</text:p>
          </table:table-cell>
          <table:table-cell office:value-type="float" office:value="6.31037042" calcext:value-type="float">
            <text:p>6,31037042</text:p>
          </table:table-cell>
          <table:table-cell office:value-type="float" office:value="13.40445803" calcext:value-type="float">
            <text:p>13,40445803</text:p>
          </table:table-cell>
        </table:table-row>
        <table:table-row table:style-name="ro1">
          <table:table-cell office:value-type="string" calcext:value-type="string">
            <text:p>monkeyc3l1s1067</text:p>
          </table:table-cell>
          <table:table-cell office:value-type="float" office:value="8.17307695" calcext:value-type="float">
            <text:p>8,17307695</text:p>
          </table:table-cell>
          <table:table-cell office:value-type="float" office:value="13.80427348" calcext:value-type="float">
            <text:p>13,80427348</text:p>
          </table:table-cell>
        </table:table-row>
        <table:table-row table:style-name="ro1">
          <table:table-cell office:value-type="string" calcext:value-type="string">
            <text:p>monkeyc3l1s1068</text:p>
          </table:table-cell>
          <table:table-cell office:value-type="float" office:value="7.09411415" calcext:value-type="float">
            <text:p>7,09411415</text:p>
          </table:table-cell>
          <table:table-cell office:value-type="float" office:value="13.8087335" calcext:value-type="float">
            <text:p>13,8087335</text:p>
          </table:table-cell>
        </table:table-row>
        <table:table-row table:style-name="ro1">
          <table:table-cell office:value-type="string" calcext:value-type="string">
            <text:p>monkeyc3l1s1069</text:p>
          </table:table-cell>
          <table:table-cell office:value-type="float" office:value="8.12845368" calcext:value-type="float">
            <text:p>8,12845368</text:p>
          </table:table-cell>
          <table:table-cell office:value-type="float" office:value="13.23996557" calcext:value-type="float">
            <text:p>13,23996557</text:p>
          </table:table-cell>
        </table:table-row>
        <table:table-row table:style-name="ro1">
          <table:table-cell office:value-type="string" calcext:value-type="string">
            <text:p>monkeyc3l1s1070</text:p>
          </table:table-cell>
          <table:table-cell office:value-type="float" office:value="4.45195757" calcext:value-type="float">
            <text:p>4,45195757</text:p>
          </table:table-cell>
          <table:table-cell office:value-type="float" office:value="13.60594932" calcext:value-type="float">
            <text:p>13,60594932</text:p>
          </table:table-cell>
        </table:table-row>
        <table:table-row table:style-name="ro1">
          <table:table-cell office:value-type="string" calcext:value-type="string">
            <text:p>monkeyc3l1s1071</text:p>
          </table:table-cell>
          <table:table-cell office:value-type="float" office:value="7.32376334" calcext:value-type="float">
            <text:p>7,32376334</text:p>
          </table:table-cell>
          <table:table-cell office:value-type="float" office:value="13.30204031" calcext:value-type="float">
            <text:p>13,30204031</text:p>
          </table:table-cell>
        </table:table-row>
        <table:table-row table:style-name="ro1">
          <table:table-cell office:value-type="string" calcext:value-type="string">
            <text:p>monkeyc3l1s1072</text:p>
          </table:table-cell>
          <table:table-cell office:value-type="float" office:value="2.43085327" calcext:value-type="float">
            <text:p>2,43085327</text:p>
          </table:table-cell>
          <table:table-cell office:value-type="float" office:value="13.59187427" calcext:value-type="float">
            <text:p>13,59187427</text:p>
          </table:table-cell>
        </table:table-row>
        <table:table-row table:style-name="ro1">
          <table:table-cell office:value-type="string" calcext:value-type="string">
            <text:p>monkeyc3l1s1073</text:p>
          </table:table-cell>
          <table:table-cell office:value-type="float" office:value="8.03864521" calcext:value-type="float">
            <text:p>8,03864521</text:p>
          </table:table-cell>
          <table:table-cell office:value-type="float" office:value="13.62559181" calcext:value-type="float">
            <text:p>13,62559181</text:p>
          </table:table-cell>
        </table:table-row>
        <table:table-row table:style-name="ro1">
          <table:table-cell office:value-type="string" calcext:value-type="string">
            <text:p>monkeyc3l1s1074</text:p>
          </table:table-cell>
          <table:table-cell office:value-type="float" office:value="3.8271363" calcext:value-type="float">
            <text:p>3,8271363</text:p>
          </table:table-cell>
          <table:table-cell office:value-type="float" office:value="13.75461337" calcext:value-type="float">
            <text:p>13,75461337</text:p>
          </table:table-cell>
        </table:table-row>
        <table:table-row table:style-name="ro1">
          <table:table-cell office:value-type="string" calcext:value-type="string">
            <text:p>monkeyc3l1s1075</text:p>
          </table:table-cell>
          <table:table-cell office:value-type="float" office:value="3.73694941" calcext:value-type="float">
            <text:p>3,73694941</text:p>
          </table:table-cell>
          <table:table-cell office:value-type="float" office:value="13.54148309" calcext:value-type="float">
            <text:p>13,54148309</text:p>
          </table:table-cell>
        </table:table-row>
        <table:table-row table:style-name="ro1">
          <table:table-cell office:value-type="string" calcext:value-type="string">
            <text:p>monkeyc3l1s1076</text:p>
          </table:table-cell>
          <table:table-cell office:value-type="float" office:value="5.07697893" calcext:value-type="float">
            <text:p>5,07697893</text:p>
          </table:table-cell>
          <table:table-cell office:value-type="float" office:value="13.33767683" calcext:value-type="float">
            <text:p>13,33767683</text:p>
          </table:table-cell>
        </table:table-row>
        <table:table-row table:style-name="ro1">
          <table:table-cell office:value-type="string" calcext:value-type="string">
            <text:p>monkeyc3l1s1077</text:p>
          </table:table-cell>
          <table:table-cell office:value-type="float" office:value="8.0015745" calcext:value-type="float">
            <text:p>8,0015745</text:p>
          </table:table-cell>
          <table:table-cell office:value-type="float" office:value="13.94648054" calcext:value-type="float">
            <text:p>13,94648054</text:p>
          </table:table-cell>
        </table:table-row>
        <table:table-row table:style-name="ro1">
          <table:table-cell office:value-type="string" calcext:value-type="string">
            <text:p>monkeyc3l1s1078</text:p>
          </table:table-cell>
          <table:table-cell office:value-type="float" office:value="5.04043487" calcext:value-type="float">
            <text:p>5,04043487</text:p>
          </table:table-cell>
          <table:table-cell office:value-type="float" office:value="13.78116994" calcext:value-type="float">
            <text:p>13,78116994</text:p>
          </table:table-cell>
        </table:table-row>
        <table:table-row table:style-name="ro1">
          <table:table-cell office:value-type="string" calcext:value-type="string">
            <text:p>monkeyc3l1s1079</text:p>
          </table:table-cell>
          <table:table-cell office:value-type="float" office:value="3.24219976" calcext:value-type="float">
            <text:p>3,24219976</text:p>
          </table:table-cell>
          <table:table-cell office:value-type="float" office:value="14.11321847" calcext:value-type="float">
            <text:p>14,11321847</text:p>
          </table:table-cell>
        </table:table-row>
        <table:table-row table:style-name="ro1">
          <table:table-cell office:value-type="string" calcext:value-type="string">
            <text:p>monkeyc3l1s1080</text:p>
          </table:table-cell>
          <table:table-cell office:value-type="float" office:value="6.68163048" calcext:value-type="float">
            <text:p>6,68163048</text:p>
          </table:table-cell>
          <table:table-cell office:value-type="float" office:value="13.35333922" calcext:value-type="float">
            <text:p>13,35333922</text:p>
          </table:table-cell>
        </table:table-row>
        <table:table-row table:style-name="ro1">
          <table:table-cell office:value-type="string" calcext:value-type="string">
            <text:p>monkeyc3l1s1081</text:p>
          </table:table-cell>
          <table:table-cell office:value-type="float" office:value="8.12127927" calcext:value-type="float">
            <text:p>8,12127927</text:p>
          </table:table-cell>
          <table:table-cell office:value-type="float" office:value="13.93088423" calcext:value-type="float">
            <text:p>13,93088423</text:p>
          </table:table-cell>
        </table:table-row>
        <table:table-row table:style-name="ro1">
          <table:table-cell office:value-type="string" calcext:value-type="string">
            <text:p>monkeyc3l1s1082</text:p>
          </table:table-cell>
          <table:table-cell office:value-type="float" office:value="6.30668279" calcext:value-type="float">
            <text:p>6,30668279</text:p>
          </table:table-cell>
          <table:table-cell office:value-type="float" office:value="13.53745045" calcext:value-type="float">
            <text:p>13,53745045</text:p>
          </table:table-cell>
        </table:table-row>
        <table:table-row table:style-name="ro1">
          <table:table-cell office:value-type="string" calcext:value-type="string">
            <text:p>monkeyc3l1s1083</text:p>
          </table:table-cell>
          <table:table-cell office:value-type="float" office:value="4.86818264" calcext:value-type="float">
            <text:p>4,86818264</text:p>
          </table:table-cell>
          <table:table-cell office:value-type="float" office:value="13.79649515" calcext:value-type="float">
            <text:p>13,79649515</text:p>
          </table:table-cell>
        </table:table-row>
        <table:table-row table:style-name="ro1">
          <table:table-cell office:value-type="string" calcext:value-type="string">
            <text:p>monkeyc3l1s1084</text:p>
          </table:table-cell>
          <table:table-cell office:value-type="float" office:value="8.02707227" calcext:value-type="float">
            <text:p>8,02707227</text:p>
          </table:table-cell>
          <table:table-cell office:value-type="float" office:value="13.49357104" calcext:value-type="float">
            <text:p>13,49357104</text:p>
          </table:table-cell>
        </table:table-row>
        <table:table-row table:style-name="ro1">
          <table:table-cell office:value-type="string" calcext:value-type="string">
            <text:p>monkeyc3l1s1085</text:p>
          </table:table-cell>
          <table:table-cell office:value-type="float" office:value="2.13896902" calcext:value-type="float">
            <text:p>2,13896902</text:p>
          </table:table-cell>
          <table:table-cell office:value-type="float" office:value="13.77908091" calcext:value-type="float">
            <text:p>13,77908091</text:p>
          </table:table-cell>
        </table:table-row>
        <table:table-row table:style-name="ro1">
          <table:table-cell office:value-type="string" calcext:value-type="string">
            <text:p>monkeyc3l1s1086</text:p>
          </table:table-cell>
          <table:table-cell office:value-type="float" office:value="5.96811506" calcext:value-type="float">
            <text:p>5,96811506</text:p>
          </table:table-cell>
          <table:table-cell office:value-type="float" office:value="14.06046812" calcext:value-type="float">
            <text:p>14,06046812</text:p>
          </table:table-cell>
        </table:table-row>
        <table:table-row table:style-name="ro1">
          <table:table-cell office:value-type="string" calcext:value-type="string">
            <text:p>monkeyc3l1s1087</text:p>
          </table:table-cell>
          <table:table-cell office:value-type="float" office:value="6.85834135" calcext:value-type="float">
            <text:p>6,85834135</text:p>
          </table:table-cell>
          <table:table-cell office:value-type="float" office:value="13.77336185" calcext:value-type="float">
            <text:p>13,77336185</text:p>
          </table:table-cell>
        </table:table-row>
        <table:table-row table:style-name="ro1">
          <table:table-cell office:value-type="string" calcext:value-type="string">
            <text:p>monkeyc3l1s1088</text:p>
          </table:table-cell>
          <table:table-cell office:value-type="float" office:value="5.84237177" calcext:value-type="float">
            <text:p>5,84237177</text:p>
          </table:table-cell>
          <table:table-cell office:value-type="float" office:value="13.7055426" calcext:value-type="float">
            <text:p>13,7055426</text:p>
          </table:table-cell>
        </table:table-row>
        <table:table-row table:style-name="ro1">
          <table:table-cell office:value-type="string" calcext:value-type="string">
            <text:p>monkeyc3l1s1089</text:p>
          </table:table-cell>
          <table:table-cell office:value-type="float" office:value="2.83101284" calcext:value-type="float">
            <text:p>2,83101284</text:p>
          </table:table-cell>
          <table:table-cell office:value-type="float" office:value="13.74193348" calcext:value-type="float">
            <text:p>13,74193348</text:p>
          </table:table-cell>
        </table:table-row>
        <table:table-row table:style-name="ro1">
          <table:table-cell office:value-type="string" calcext:value-type="string">
            <text:p>monkeyc3l1s1090</text:p>
          </table:table-cell>
          <table:table-cell office:value-type="float" office:value="5.85854722" calcext:value-type="float">
            <text:p>5,85854722</text:p>
          </table:table-cell>
          <table:table-cell office:value-type="float" office:value="13.82346809" calcext:value-type="float">
            <text:p>13,82346809</text:p>
          </table:table-cell>
        </table:table-row>
        <table:table-row table:style-name="ro1">
          <table:table-cell office:value-type="string" calcext:value-type="string">
            <text:p>monkeyc3l1s1091</text:p>
          </table:table-cell>
          <table:table-cell office:value-type="float" office:value="1.5860374" calcext:value-type="float">
            <text:p>1,5860374</text:p>
          </table:table-cell>
          <table:table-cell office:value-type="float" office:value="13.43562493" calcext:value-type="float">
            <text:p>13,43562493</text:p>
          </table:table-cell>
        </table:table-row>
        <table:table-row table:style-name="ro1">
          <table:table-cell office:value-type="string" calcext:value-type="string">
            <text:p>monkeyc3l1s1092</text:p>
          </table:table-cell>
          <table:table-cell office:value-type="float" office:value="1.79660341" calcext:value-type="float">
            <text:p>1,79660341</text:p>
          </table:table-cell>
          <table:table-cell office:value-type="float" office:value="13.86364786" calcext:value-type="float">
            <text:p>13,86364786</text:p>
          </table:table-cell>
        </table:table-row>
        <table:table-row table:style-name="ro1">
          <table:table-cell office:value-type="string" calcext:value-type="string">
            <text:p>monkeyc3l1s1093</text:p>
          </table:table-cell>
          <table:table-cell office:value-type="float" office:value="3.13662701" calcext:value-type="float">
            <text:p>3,13662701</text:p>
          </table:table-cell>
          <table:table-cell office:value-type="float" office:value="13.59447174" calcext:value-type="float">
            <text:p>13,59447174</text:p>
          </table:table-cell>
        </table:table-row>
        <table:table-row table:style-name="ro1">
          <table:table-cell office:value-type="string" calcext:value-type="string">
            <text:p>monkeyc3l1s1094</text:p>
          </table:table-cell>
          <table:table-cell office:value-type="float" office:value="6.36465724" calcext:value-type="float">
            <text:p>6,36465724</text:p>
          </table:table-cell>
          <table:table-cell office:value-type="float" office:value="13.81135836" calcext:value-type="float">
            <text:p>13,81135836</text:p>
          </table:table-cell>
        </table:table-row>
        <table:table-row table:style-name="ro1">
          <table:table-cell office:value-type="string" calcext:value-type="string">
            <text:p>monkeyc3l1s1095</text:p>
          </table:table-cell>
          <table:table-cell office:value-type="float" office:value="4.07668375" calcext:value-type="float">
            <text:p>4,07668375</text:p>
          </table:table-cell>
          <table:table-cell office:value-type="float" office:value="13.68835341" calcext:value-type="float">
            <text:p>13,68835341</text:p>
          </table:table-cell>
        </table:table-row>
        <table:table-row table:style-name="ro1">
          <table:table-cell office:value-type="string" calcext:value-type="string">
            <text:p>monkeyc3l1s1096</text:p>
          </table:table-cell>
          <table:table-cell office:value-type="float" office:value="1.86854889" calcext:value-type="float">
            <text:p>1,86854889</text:p>
          </table:table-cell>
          <table:table-cell office:value-type="float" office:value="14.13909744" calcext:value-type="float">
            <text:p>14,13909744</text:p>
          </table:table-cell>
        </table:table-row>
        <table:table-row table:style-name="ro1">
          <table:table-cell office:value-type="string" calcext:value-type="string">
            <text:p>monkeyc3l1s1097</text:p>
          </table:table-cell>
          <table:table-cell office:value-type="float" office:value="2.81820488" calcext:value-type="float">
            <text:p>2,81820488</text:p>
          </table:table-cell>
          <table:table-cell office:value-type="float" office:value="13.42436344" calcext:value-type="float">
            <text:p>13,42436344</text:p>
          </table:table-cell>
        </table:table-row>
        <table:table-row table:style-name="ro1">
          <table:table-cell office:value-type="string" calcext:value-type="string">
            <text:p>monkeyc3l1s1098</text:p>
          </table:table-cell>
          <table:table-cell office:value-type="float" office:value="3.62236007" calcext:value-type="float">
            <text:p>3,62236007</text:p>
          </table:table-cell>
          <table:table-cell office:value-type="float" office:value="13.8398507" calcext:value-type="float">
            <text:p>13,8398507</text:p>
          </table:table-cell>
        </table:table-row>
        <table:table-row table:style-name="ro1">
          <table:table-cell office:value-type="string" calcext:value-type="string">
            <text:p>monkeyc3l1s1099</text:p>
          </table:table-cell>
          <table:table-cell office:value-type="float" office:value="7.79898157" calcext:value-type="float">
            <text:p>7,79898157</text:p>
          </table:table-cell>
          <table:table-cell office:value-type="float" office:value="13.6200732" calcext:value-type="float">
            <text:p>13,6200732</text:p>
          </table:table-cell>
        </table:table-row>
        <table:table-row table:style-name="ro1">
          <table:table-cell office:value-type="string" calcext:value-type="string">
            <text:p>monkeyc3l1s1100</text:p>
          </table:table-cell>
          <table:table-cell office:value-type="float" office:value="3.45563867" calcext:value-type="float">
            <text:p>3,45563867</text:p>
          </table:table-cell>
          <table:table-cell office:value-type="float" office:value="13.78541023" calcext:value-type="float">
            <text:p>13,78541023</text:p>
          </table:table-cell>
        </table:table-row>
        <table:table-row table:style-name="ro1">
          <table:table-cell office:value-type="string" calcext:value-type="string">
            <text:p>monkeyc3l1s1101</text:p>
          </table:table-cell>
          <table:table-cell office:value-type="float" office:value="6.11884546" calcext:value-type="float">
            <text:p>6,11884546</text:p>
          </table:table-cell>
          <table:table-cell office:value-type="float" office:value="14.11013136" calcext:value-type="float">
            <text:p>14,11013136</text:p>
          </table:table-cell>
        </table:table-row>
        <table:table-row table:style-name="ro1">
          <table:table-cell office:value-type="string" calcext:value-type="string">
            <text:p>monkeyc3l1s1102</text:p>
          </table:table-cell>
          <table:table-cell office:value-type="float" office:value="6.4325269" calcext:value-type="float">
            <text:p>6,4325269</text:p>
          </table:table-cell>
          <table:table-cell office:value-type="float" office:value="14.09790879" calcext:value-type="float">
            <text:p>14,09790879</text:p>
          </table:table-cell>
        </table:table-row>
        <table:table-row table:style-name="ro1">
          <table:table-cell office:value-type="string" calcext:value-type="string">
            <text:p>monkeyc3l1s1103</text:p>
          </table:table-cell>
          <table:table-cell office:value-type="float" office:value="3.2789656" calcext:value-type="float">
            <text:p>3,2789656</text:p>
          </table:table-cell>
          <table:table-cell office:value-type="float" office:value="13.91560034" calcext:value-type="float">
            <text:p>13,91560034</text:p>
          </table:table-cell>
        </table:table-row>
        <table:table-row table:style-name="ro1">
          <table:table-cell office:value-type="string" calcext:value-type="string">
            <text:p>monkeyc3l1s1104</text:p>
          </table:table-cell>
          <table:table-cell office:value-type="float" office:value="4.56862663" calcext:value-type="float">
            <text:p>4,56862663</text:p>
          </table:table-cell>
          <table:table-cell office:value-type="float" office:value="13.95491177" calcext:value-type="float">
            <text:p>13,95491177</text:p>
          </table:table-cell>
        </table:table-row>
        <table:table-row table:style-name="ro1">
          <table:table-cell office:value-type="string" calcext:value-type="string">
            <text:p>monkeyc3l1s1105</text:p>
          </table:table-cell>
          <table:table-cell office:value-type="float" office:value="8.36948256" calcext:value-type="float">
            <text:p>8,36948256</text:p>
          </table:table-cell>
          <table:table-cell office:value-type="float" office:value="14.0607969" calcext:value-type="float">
            <text:p>14,0607969</text:p>
          </table:table-cell>
        </table:table-row>
        <table:table-row table:style-name="ro1">
          <table:table-cell office:value-type="string" calcext:value-type="string">
            <text:p>monkeyc3l1s1106</text:p>
          </table:table-cell>
          <table:table-cell office:value-type="float" office:value="4.6472021" calcext:value-type="float">
            <text:p>4,6472021</text:p>
          </table:table-cell>
          <table:table-cell office:value-type="float" office:value="13.99472789" calcext:value-type="float">
            <text:p>13,99472789</text:p>
          </table:table-cell>
        </table:table-row>
        <table:table-row table:style-name="ro1">
          <table:table-cell office:value-type="string" calcext:value-type="string">
            <text:p>monkeyc3l1s1107</text:p>
          </table:table-cell>
          <table:table-cell office:value-type="float" office:value="8.26532355" calcext:value-type="float">
            <text:p>8,26532355</text:p>
          </table:table-cell>
          <table:table-cell office:value-type="float" office:value="13.74865581" calcext:value-type="float">
            <text:p>13,74865581</text:p>
          </table:table-cell>
        </table:table-row>
        <table:table-row table:style-name="ro1">
          <table:table-cell office:value-type="string" calcext:value-type="string">
            <text:p>monkeyc3l1s1108</text:p>
          </table:table-cell>
          <table:table-cell office:value-type="float" office:value="8.10942872" calcext:value-type="float">
            <text:p>8,10942872</text:p>
          </table:table-cell>
          <table:table-cell office:value-type="float" office:value="13.53336453" calcext:value-type="float">
            <text:p>13,53336453</text:p>
          </table:table-cell>
        </table:table-row>
        <table:table-row table:style-name="ro1">
          <table:table-cell office:value-type="string" calcext:value-type="string">
            <text:p>monkeyc3l1s1109</text:p>
          </table:table-cell>
          <table:table-cell office:value-type="float" office:value="8.08356522" calcext:value-type="float">
            <text:p>8,08356522</text:p>
          </table:table-cell>
          <table:table-cell office:value-type="float" office:value="13.2381679" calcext:value-type="float">
            <text:p>13,2381679</text:p>
          </table:table-cell>
        </table:table-row>
        <table:table-row table:style-name="ro1">
          <table:table-cell office:value-type="string" calcext:value-type="string">
            <text:p>monkeyc3l1s1110</text:p>
          </table:table-cell>
          <table:table-cell office:value-type="float" office:value="2.86214811" calcext:value-type="float">
            <text:p>2,86214811</text:p>
          </table:table-cell>
          <table:table-cell office:value-type="float" office:value="14.11924316" calcext:value-type="float">
            <text:p>14,11924316</text:p>
          </table:table-cell>
        </table:table-row>
        <table:table-row table:style-name="ro1">
          <table:table-cell office:value-type="string" calcext:value-type="string">
            <text:p>monkeyc3l1s1111</text:p>
          </table:table-cell>
          <table:table-cell office:value-type="float" office:value="5.76416508" calcext:value-type="float">
            <text:p>5,76416508</text:p>
          </table:table-cell>
          <table:table-cell office:value-type="float" office:value="13.7637248" calcext:value-type="float">
            <text:p>13,7637248</text:p>
          </table:table-cell>
        </table:table-row>
        <table:table-row table:style-name="ro1">
          <table:table-cell office:value-type="string" calcext:value-type="string">
            <text:p>monkeyc3l1s1112</text:p>
          </table:table-cell>
          <table:table-cell office:value-type="float" office:value="8.3619664" calcext:value-type="float">
            <text:p>8,3619664</text:p>
          </table:table-cell>
          <table:table-cell office:value-type="float" office:value="13.5934522" calcext:value-type="float">
            <text:p>13,5934522</text:p>
          </table:table-cell>
        </table:table-row>
        <table:table-row table:style-name="ro1">
          <table:table-cell office:value-type="string" calcext:value-type="string">
            <text:p>monkeyc3l1s1113</text:p>
          </table:table-cell>
          <table:table-cell office:value-type="float" office:value="7.22654403" calcext:value-type="float">
            <text:p>7,22654403</text:p>
          </table:table-cell>
          <table:table-cell office:value-type="float" office:value="13.43846266" calcext:value-type="float">
            <text:p>13,43846266</text:p>
          </table:table-cell>
        </table:table-row>
        <table:table-row table:style-name="ro1">
          <table:table-cell office:value-type="string" calcext:value-type="string">
            <text:p>monkeyc3l1s1114</text:p>
          </table:table-cell>
          <table:table-cell office:value-type="float" office:value="2.6323506" calcext:value-type="float">
            <text:p>2,6323506</text:p>
          </table:table-cell>
          <table:table-cell office:value-type="float" office:value="14.04129824" calcext:value-type="float">
            <text:p>14,04129824</text:p>
          </table:table-cell>
        </table:table-row>
        <table:table-row table:style-name="ro1">
          <table:table-cell office:value-type="string" calcext:value-type="string">
            <text:p>monkeyc3l1s1115</text:p>
          </table:table-cell>
          <table:table-cell office:value-type="float" office:value="8.38258069" calcext:value-type="float">
            <text:p>8,38258069</text:p>
          </table:table-cell>
          <table:table-cell office:value-type="float" office:value="13.66034472" calcext:value-type="float">
            <text:p>13,66034472</text:p>
          </table:table-cell>
        </table:table-row>
        <table:table-row table:style-name="ro1">
          <table:table-cell office:value-type="string" calcext:value-type="string">
            <text:p>monkeyc3l1s1116</text:p>
          </table:table-cell>
          <table:table-cell office:value-type="float" office:value="6.56517864" calcext:value-type="float">
            <text:p>6,56517864</text:p>
          </table:table-cell>
          <table:table-cell office:value-type="float" office:value="13.88584694" calcext:value-type="float">
            <text:p>13,88584694</text:p>
          </table:table-cell>
        </table:table-row>
        <table:table-row table:style-name="ro1">
          <table:table-cell office:value-type="string" calcext:value-type="string">
            <text:p>monkeyc3l1s1117</text:p>
          </table:table-cell>
          <table:table-cell office:value-type="float" office:value="6.93455568" calcext:value-type="float">
            <text:p>6,93455568</text:p>
          </table:table-cell>
          <table:table-cell office:value-type="float" office:value="13.24289491" calcext:value-type="float">
            <text:p>13,24289491</text:p>
          </table:table-cell>
        </table:table-row>
        <table:table-row table:style-name="ro1">
          <table:table-cell office:value-type="string" calcext:value-type="string">
            <text:p>monkeyc3l1s1118</text:p>
          </table:table-cell>
          <table:table-cell office:value-type="float" office:value="6.41686412" calcext:value-type="float">
            <text:p>6,41686412</text:p>
          </table:table-cell>
          <table:table-cell office:value-type="float" office:value="14.1348501" calcext:value-type="float">
            <text:p>14,1348501</text:p>
          </table:table-cell>
        </table:table-row>
        <table:table-row table:style-name="ro1">
          <table:table-cell office:value-type="string" calcext:value-type="string">
            <text:p>monkeyc3l1s1119</text:p>
          </table:table-cell>
          <table:table-cell office:value-type="float" office:value="4.62284083" calcext:value-type="float">
            <text:p>4,62284083</text:p>
          </table:table-cell>
          <table:table-cell office:value-type="float" office:value="13.33189281" calcext:value-type="float">
            <text:p>13,33189281</text:p>
          </table:table-cell>
        </table:table-row>
        <table:table-row table:style-name="ro1">
          <table:table-cell office:value-type="string" calcext:value-type="string">
            <text:p>monkeyc3l1s1120</text:p>
          </table:table-cell>
          <table:table-cell office:value-type="float" office:value="1.66212416" calcext:value-type="float">
            <text:p>1,66212416</text:p>
          </table:table-cell>
          <table:table-cell office:value-type="float" office:value="13.84396872" calcext:value-type="float">
            <text:p>13,84396872</text:p>
          </table:table-cell>
        </table:table-row>
        <table:table-row table:style-name="ro1">
          <table:table-cell office:value-type="string" calcext:value-type="string">
            <text:p>monkeyc3l1s1121</text:p>
          </table:table-cell>
          <table:table-cell office:value-type="float" office:value="3.25014054" calcext:value-type="float">
            <text:p>3,25014054</text:p>
          </table:table-cell>
          <table:table-cell office:value-type="float" office:value="14.1254386" calcext:value-type="float">
            <text:p>14,1254386</text:p>
          </table:table-cell>
        </table:table-row>
        <table:table-row table:style-name="ro1">
          <table:table-cell office:value-type="string" calcext:value-type="string">
            <text:p>monkeyc3l1s1122</text:p>
          </table:table-cell>
          <table:table-cell office:value-type="float" office:value="4.50947747" calcext:value-type="float">
            <text:p>4,50947747</text:p>
          </table:table-cell>
          <table:table-cell office:value-type="float" office:value="13.46352213" calcext:value-type="float">
            <text:p>13,46352213</text:p>
          </table:table-cell>
        </table:table-row>
        <table:table-row table:style-name="ro1">
          <table:table-cell office:value-type="string" calcext:value-type="string">
            <text:p>monkeyc3l1s1123</text:p>
          </table:table-cell>
          <table:table-cell office:value-type="float" office:value="2.43249212" calcext:value-type="float">
            <text:p>2,43249212</text:p>
          </table:table-cell>
          <table:table-cell office:value-type="float" office:value="14.05036582" calcext:value-type="float">
            <text:p>14,05036582</text:p>
          </table:table-cell>
        </table:table-row>
        <table:table-row table:style-name="ro1">
          <table:table-cell office:value-type="string" calcext:value-type="string">
            <text:p>monkeyc3l1s1124</text:p>
          </table:table-cell>
          <table:table-cell office:value-type="float" office:value="5.18920358" calcext:value-type="float">
            <text:p>5,18920358</text:p>
          </table:table-cell>
          <table:table-cell office:value-type="float" office:value="14.13205383" calcext:value-type="float">
            <text:p>14,13205383</text:p>
          </table:table-cell>
        </table:table-row>
        <table:table-row table:style-name="ro1">
          <table:table-cell office:value-type="string" calcext:value-type="string">
            <text:p>monkeyc3l1s1125</text:p>
          </table:table-cell>
          <table:table-cell office:value-type="float" office:value="2.28153187" calcext:value-type="float">
            <text:p>2,28153187</text:p>
          </table:table-cell>
          <table:table-cell office:value-type="float" office:value="13.27157001" calcext:value-type="float">
            <text:p>13,27157001</text:p>
          </table:table-cell>
        </table:table-row>
        <table:table-row table:style-name="ro1">
          <table:table-cell office:value-type="string" calcext:value-type="string">
            <text:p>monkeyc3l1s1126</text:p>
          </table:table-cell>
          <table:table-cell office:value-type="float" office:value="5.17058269" calcext:value-type="float">
            <text:p>5,17058269</text:p>
          </table:table-cell>
          <table:table-cell office:value-type="float" office:value="13.75503181" calcext:value-type="float">
            <text:p>13,75503181</text:p>
          </table:table-cell>
        </table:table-row>
        <table:table-row table:style-name="ro1">
          <table:table-cell office:value-type="string" calcext:value-type="string">
            <text:p>monkeyc3l1s1127</text:p>
          </table:table-cell>
          <table:table-cell office:value-type="float" office:value="6.38865451" calcext:value-type="float">
            <text:p>6,38865451</text:p>
          </table:table-cell>
          <table:table-cell office:value-type="float" office:value="14.0649499" calcext:value-type="float">
            <text:p>14,0649499</text:p>
          </table:table-cell>
        </table:table-row>
        <table:table-row table:style-name="ro1">
          <table:table-cell office:value-type="string" calcext:value-type="string">
            <text:p>monkeyc3l1s1128</text:p>
          </table:table-cell>
          <table:table-cell office:value-type="float" office:value="3.93694225" calcext:value-type="float">
            <text:p>3,93694225</text:p>
          </table:table-cell>
          <table:table-cell office:value-type="float" office:value="13.42500864" calcext:value-type="float">
            <text:p>13,42500864</text:p>
          </table:table-cell>
        </table:table-row>
        <table:table-row table:style-name="ro1">
          <table:table-cell office:value-type="string" calcext:value-type="string">
            <text:p>monkeyc3l1s1129</text:p>
          </table:table-cell>
          <table:table-cell office:value-type="float" office:value="7.35133406" calcext:value-type="float">
            <text:p>7,35133406</text:p>
          </table:table-cell>
          <table:table-cell office:value-type="float" office:value="13.65324329" calcext:value-type="float">
            <text:p>13,65324329</text:p>
          </table:table-cell>
        </table:table-row>
        <table:table-row table:style-name="ro1">
          <table:table-cell office:value-type="string" calcext:value-type="string">
            <text:p>monkeyc3l1s1130</text:p>
          </table:table-cell>
          <table:table-cell office:value-type="float" office:value="5.03371905" calcext:value-type="float">
            <text:p>5,03371905</text:p>
          </table:table-cell>
          <table:table-cell office:value-type="float" office:value="14.0717361" calcext:value-type="float">
            <text:p>14,0717361</text:p>
          </table:table-cell>
        </table:table-row>
        <table:table-row table:style-name="ro1">
          <table:table-cell office:value-type="string" calcext:value-type="string">
            <text:p>monkeyc3l1s1131</text:p>
          </table:table-cell>
          <table:table-cell office:value-type="float" office:value="6.0926846" calcext:value-type="float">
            <text:p>6,0926846</text:p>
          </table:table-cell>
          <table:table-cell office:value-type="float" office:value="13.50783242" calcext:value-type="float">
            <text:p>13,50783242</text:p>
          </table:table-cell>
        </table:table-row>
        <table:table-row table:style-name="ro1">
          <table:table-cell office:value-type="string" calcext:value-type="string">
            <text:p>monkeyc3l1s1132</text:p>
          </table:table-cell>
          <table:table-cell office:value-type="float" office:value="4.43077219" calcext:value-type="float">
            <text:p>4,43077219</text:p>
          </table:table-cell>
          <table:table-cell office:value-type="float" office:value="14.14450546" calcext:value-type="float">
            <text:p>14,14450546</text:p>
          </table:table-cell>
        </table:table-row>
        <table:table-row table:style-name="ro1">
          <table:table-cell office:value-type="string" calcext:value-type="string">
            <text:p>monkeyc3l1s1133</text:p>
          </table:table-cell>
          <table:table-cell office:value-type="float" office:value="2.14251259" calcext:value-type="float">
            <text:p>2,14251259</text:p>
          </table:table-cell>
          <table:table-cell office:value-type="float" office:value="13.54415676" calcext:value-type="float">
            <text:p>13,54415676</text:p>
          </table:table-cell>
        </table:table-row>
        <table:table-row table:style-name="ro1">
          <table:table-cell office:value-type="string" calcext:value-type="string">
            <text:p>monkeyc3l1s1134</text:p>
          </table:table-cell>
          <table:table-cell office:value-type="float" office:value="7.94096385" calcext:value-type="float">
            <text:p>7,94096385</text:p>
          </table:table-cell>
          <table:table-cell office:value-type="float" office:value="13.84460877" calcext:value-type="float">
            <text:p>13,84460877</text:p>
          </table:table-cell>
        </table:table-row>
        <table:table-row table:style-name="ro1">
          <table:table-cell office:value-type="string" calcext:value-type="string">
            <text:p>monkeyc3l1s1135</text:p>
          </table:table-cell>
          <table:table-cell office:value-type="float" office:value="6.62112986" calcext:value-type="float">
            <text:p>6,62112986</text:p>
          </table:table-cell>
          <table:table-cell office:value-type="float" office:value="14.03491688" calcext:value-type="float">
            <text:p>14,03491688</text:p>
          </table:table-cell>
        </table:table-row>
        <table:table-row table:style-name="ro1">
          <table:table-cell office:value-type="string" calcext:value-type="string">
            <text:p>monkeyc3l1s1136</text:p>
          </table:table-cell>
          <table:table-cell office:value-type="float" office:value="2.31882672" calcext:value-type="float">
            <text:p>2,31882672</text:p>
          </table:table-cell>
          <table:table-cell office:value-type="float" office:value="13.54541138" calcext:value-type="float">
            <text:p>13,54541138</text:p>
          </table:table-cell>
        </table:table-row>
        <table:table-row table:style-name="ro1">
          <table:table-cell office:value-type="string" calcext:value-type="string">
            <text:p>monkeyc3l1s1137</text:p>
          </table:table-cell>
          <table:table-cell office:value-type="float" office:value="4.51730251" calcext:value-type="float">
            <text:p>4,51730251</text:p>
          </table:table-cell>
          <table:table-cell office:value-type="float" office:value="13.3739228" calcext:value-type="float">
            <text:p>13,3739228</text:p>
          </table:table-cell>
        </table:table-row>
        <table:table-row table:style-name="ro1">
          <table:table-cell office:value-type="string" calcext:value-type="string">
            <text:p>monkeyc3l1s1138</text:p>
          </table:table-cell>
          <table:table-cell office:value-type="float" office:value="7.35114641" calcext:value-type="float">
            <text:p>7,35114641</text:p>
          </table:table-cell>
          <table:table-cell office:value-type="float" office:value="13.88345369" calcext:value-type="float">
            <text:p>13,88345369</text:p>
          </table:table-cell>
        </table:table-row>
        <table:table-row table:style-name="ro1">
          <table:table-cell office:value-type="string" calcext:value-type="string">
            <text:p>monkeyc3l1s1139</text:p>
          </table:table-cell>
          <table:table-cell office:value-type="float" office:value="2.35419655" calcext:value-type="float">
            <text:p>2,35419655</text:p>
          </table:table-cell>
          <table:table-cell office:value-type="float" office:value="13.63892515" calcext:value-type="float">
            <text:p>13,63892515</text:p>
          </table:table-cell>
        </table:table-row>
        <table:table-row table:style-name="ro1">
          <table:table-cell office:value-type="string" calcext:value-type="string">
            <text:p>monkeyc3l1s1140</text:p>
          </table:table-cell>
          <table:table-cell office:value-type="float" office:value="4.93640842" calcext:value-type="float">
            <text:p>4,93640842</text:p>
          </table:table-cell>
          <table:table-cell office:value-type="float" office:value="13.92219305" calcext:value-type="float">
            <text:p>13,92219305</text:p>
          </table:table-cell>
        </table:table-row>
        <table:table-row table:style-name="ro1">
          <table:table-cell office:value-type="string" calcext:value-type="string">
            <text:p>monkeyc3l1s1141</text:p>
          </table:table-cell>
          <table:table-cell office:value-type="float" office:value="7.51751516" calcext:value-type="float">
            <text:p>7,51751516</text:p>
          </table:table-cell>
          <table:table-cell office:value-type="float" office:value="14.12909462" calcext:value-type="float">
            <text:p>14,12909462</text:p>
          </table:table-cell>
        </table:table-row>
        <table:table-row table:style-name="ro1">
          <table:table-cell office:value-type="string" calcext:value-type="string">
            <text:p>monkeyc3l1s1142</text:p>
          </table:table-cell>
          <table:table-cell office:value-type="float" office:value="6.14661078" calcext:value-type="float">
            <text:p>6,14661078</text:p>
          </table:table-cell>
          <table:table-cell office:value-type="float" office:value="13.87821106" calcext:value-type="float">
            <text:p>13,87821106</text:p>
          </table:table-cell>
        </table:table-row>
        <table:table-row table:style-name="ro1">
          <table:table-cell office:value-type="string" calcext:value-type="string">
            <text:p>monkeyc3l1s1143</text:p>
          </table:table-cell>
          <table:table-cell office:value-type="float" office:value="4.18742783" calcext:value-type="float">
            <text:p>4,18742783</text:p>
          </table:table-cell>
          <table:table-cell office:value-type="float" office:value="13.71485044" calcext:value-type="float">
            <text:p>13,71485044</text:p>
          </table:table-cell>
        </table:table-row>
        <table:table-row table:style-name="ro1">
          <table:table-cell office:value-type="string" calcext:value-type="string">
            <text:p>monkeyc3l1s1144</text:p>
          </table:table-cell>
          <table:table-cell office:value-type="float" office:value="7.16061117" calcext:value-type="float">
            <text:p>7,16061117</text:p>
          </table:table-cell>
          <table:table-cell office:value-type="float" office:value="14.16666575" calcext:value-type="float">
            <text:p>14,16666575</text:p>
          </table:table-cell>
        </table:table-row>
        <table:table-row table:style-name="ro1">
          <table:table-cell office:value-type="string" calcext:value-type="string">
            <text:p>monkeyc3l1s1145</text:p>
          </table:table-cell>
          <table:table-cell office:value-type="float" office:value="8.00358241" calcext:value-type="float">
            <text:p>8,00358241</text:p>
          </table:table-cell>
          <table:table-cell office:value-type="float" office:value="13.69441023" calcext:value-type="float">
            <text:p>13,69441023</text:p>
          </table:table-cell>
        </table:table-row>
        <table:table-row table:style-name="ro1">
          <table:table-cell office:value-type="string" calcext:value-type="string">
            <text:p>monkeyc3l1s1146</text:p>
          </table:table-cell>
          <table:table-cell office:value-type="float" office:value="3.11380939" calcext:value-type="float">
            <text:p>3,11380939</text:p>
          </table:table-cell>
          <table:table-cell office:value-type="float" office:value="13.44861813" calcext:value-type="float">
            <text:p>13,44861813</text:p>
          </table:table-cell>
        </table:table-row>
        <table:table-row table:style-name="ro1">
          <table:table-cell office:value-type="string" calcext:value-type="string">
            <text:p>monkeyc3l1s1147</text:p>
          </table:table-cell>
          <table:table-cell office:value-type="float" office:value="5.3491901" calcext:value-type="float">
            <text:p>5,3491901</text:p>
          </table:table-cell>
          <table:table-cell office:value-type="float" office:value="13.97092698" calcext:value-type="float">
            <text:p>13,97092698</text:p>
          </table:table-cell>
        </table:table-row>
        <table:table-row table:style-name="ro1">
          <table:table-cell office:value-type="string" calcext:value-type="string">
            <text:p>monkeyc3l1s1148</text:p>
          </table:table-cell>
          <table:table-cell office:value-type="float" office:value="7.15044817" calcext:value-type="float">
            <text:p>7,15044817</text:p>
          </table:table-cell>
          <table:table-cell office:value-type="float" office:value="13.29765064" calcext:value-type="float">
            <text:p>13,29765064</text:p>
          </table:table-cell>
        </table:table-row>
        <table:table-row table:style-name="ro1">
          <table:table-cell office:value-type="string" calcext:value-type="string">
            <text:p>monkeyc3l1s1149</text:p>
          </table:table-cell>
          <table:table-cell office:value-type="float" office:value="6.87083601" calcext:value-type="float">
            <text:p>6,87083601</text:p>
          </table:table-cell>
          <table:table-cell office:value-type="float" office:value="14.09891749" calcext:value-type="float">
            <text:p>14,09891749</text:p>
          </table:table-cell>
        </table:table-row>
        <table:table-row table:style-name="ro1">
          <table:table-cell office:value-type="string" calcext:value-type="string">
            <text:p>monkeyc3l1s1150</text:p>
          </table:table-cell>
          <table:table-cell office:value-type="float" office:value="7.968663" calcext:value-type="float">
            <text:p>7,968663</text:p>
          </table:table-cell>
          <table:table-cell office:value-type="float" office:value="13.21266825" calcext:value-type="float">
            <text:p>13,21266825</text:p>
          </table:table-cell>
        </table:table-row>
        <table:table-row table:style-name="ro1">
          <table:table-cell office:value-type="string" calcext:value-type="string">
            <text:p>monkeyc3l1s1151</text:p>
          </table:table-cell>
          <table:table-cell office:value-type="float" office:value="6.86674169" calcext:value-type="float">
            <text:p>6,86674169</text:p>
          </table:table-cell>
          <table:table-cell office:value-type="float" office:value="13.50059378" calcext:value-type="float">
            <text:p>13,50059378</text:p>
          </table:table-cell>
        </table:table-row>
        <table:table-row table:style-name="ro1">
          <table:table-cell office:value-type="string" calcext:value-type="string">
            <text:p>monkeyc3l1s1152</text:p>
          </table:table-cell>
          <table:table-cell office:value-type="float" office:value="2.11859815" calcext:value-type="float">
            <text:p>2,11859815</text:p>
          </table:table-cell>
          <table:table-cell office:value-type="float" office:value="13.69997635" calcext:value-type="float">
            <text:p>13,69997635</text:p>
          </table:table-cell>
        </table:table-row>
        <table:table-row table:style-name="ro1">
          <table:table-cell office:value-type="string" calcext:value-type="string">
            <text:p>monkeyc3l1s1153</text:p>
          </table:table-cell>
          <table:table-cell office:value-type="float" office:value="4.00900086" calcext:value-type="float">
            <text:p>4,00900086</text:p>
          </table:table-cell>
          <table:table-cell office:value-type="float" office:value="14.19132243" calcext:value-type="float">
            <text:p>14,19132243</text:p>
          </table:table-cell>
        </table:table-row>
        <table:table-row table:style-name="ro1">
          <table:table-cell office:value-type="string" calcext:value-type="string">
            <text:p>monkeyc3l1s1154</text:p>
          </table:table-cell>
          <table:table-cell office:value-type="float" office:value="7.5763999" calcext:value-type="float">
            <text:p>7,5763999</text:p>
          </table:table-cell>
          <table:table-cell office:value-type="float" office:value="14.01732149" calcext:value-type="float">
            <text:p>14,01732149</text:p>
          </table:table-cell>
        </table:table-row>
        <table:table-row table:style-name="ro1">
          <table:table-cell office:value-type="string" calcext:value-type="string">
            <text:p>monkeyc3l1s1155</text:p>
          </table:table-cell>
          <table:table-cell office:value-type="float" office:value="5.40857741" calcext:value-type="float">
            <text:p>5,40857741</text:p>
          </table:table-cell>
          <table:table-cell office:value-type="float" office:value="13.20368566" calcext:value-type="float">
            <text:p>13,20368566</text:p>
          </table:table-cell>
        </table:table-row>
        <table:table-row table:style-name="ro1">
          <table:table-cell office:value-type="string" calcext:value-type="string">
            <text:p>monkeyc3l1s1156</text:p>
          </table:table-cell>
          <table:table-cell office:value-type="float" office:value="4.75359166" calcext:value-type="float">
            <text:p>4,75359166</text:p>
          </table:table-cell>
          <table:table-cell office:value-type="float" office:value="13.65890298" calcext:value-type="float">
            <text:p>13,65890298</text:p>
          </table:table-cell>
        </table:table-row>
        <table:table-row table:style-name="ro1">
          <table:table-cell office:value-type="string" calcext:value-type="string">
            <text:p>monkeyc3l1s1157</text:p>
          </table:table-cell>
          <table:table-cell office:value-type="float" office:value="4.48733925" calcext:value-type="float">
            <text:p>4,48733925</text:p>
          </table:table-cell>
          <table:table-cell office:value-type="float" office:value="13.8692373" calcext:value-type="float">
            <text:p>13,8692373</text:p>
          </table:table-cell>
        </table:table-row>
        <table:table-row table:style-name="ro1">
          <table:table-cell office:value-type="string" calcext:value-type="string">
            <text:p>monkeyc3l1s1158</text:p>
          </table:table-cell>
          <table:table-cell office:value-type="float" office:value="2.04293722" calcext:value-type="float">
            <text:p>2,04293722</text:p>
          </table:table-cell>
          <table:table-cell office:value-type="float" office:value="13.37876335" calcext:value-type="float">
            <text:p>13,37876335</text:p>
          </table:table-cell>
        </table:table-row>
        <table:table-row table:style-name="ro1">
          <table:table-cell office:value-type="string" calcext:value-type="string">
            <text:p>monkeyc3l1s1159</text:p>
          </table:table-cell>
          <table:table-cell office:value-type="float" office:value="8.01363976" calcext:value-type="float">
            <text:p>8,01363976</text:p>
          </table:table-cell>
          <table:table-cell office:value-type="float" office:value="13.53358718" calcext:value-type="float">
            <text:p>13,53358718</text:p>
          </table:table-cell>
        </table:table-row>
        <table:table-row table:style-name="ro1">
          <table:table-cell office:value-type="string" calcext:value-type="string">
            <text:p>monkeyc3l1s1160</text:p>
          </table:table-cell>
          <table:table-cell office:value-type="float" office:value="2.58701299" calcext:value-type="float">
            <text:p>2,58701299</text:p>
          </table:table-cell>
          <table:table-cell office:value-type="float" office:value="13.26754836" calcext:value-type="float">
            <text:p>13,26754836</text:p>
          </table:table-cell>
        </table:table-row>
        <table:table-row table:style-name="ro1">
          <table:table-cell office:value-type="string" calcext:value-type="string">
            <text:p>monkeyc3l1s1161</text:p>
          </table:table-cell>
          <table:table-cell office:value-type="float" office:value="6.3076945" calcext:value-type="float">
            <text:p>6,3076945</text:p>
          </table:table-cell>
          <table:table-cell office:value-type="float" office:value="14.07262242" calcext:value-type="float">
            <text:p>14,07262242</text:p>
          </table:table-cell>
        </table:table-row>
        <table:table-row table:style-name="ro1">
          <table:table-cell office:value-type="string" calcext:value-type="string">
            <text:p>monkeyc3l1s1162</text:p>
          </table:table-cell>
          <table:table-cell office:value-type="float" office:value="6.00331895" calcext:value-type="float">
            <text:p>6,00331895</text:p>
          </table:table-cell>
          <table:table-cell office:value-type="float" office:value="13.48154067" calcext:value-type="float">
            <text:p>13,48154067</text:p>
          </table:table-cell>
        </table:table-row>
        <table:table-row table:style-name="ro1">
          <table:table-cell office:value-type="string" calcext:value-type="string">
            <text:p>monkeyc3l1s1163</text:p>
          </table:table-cell>
          <table:table-cell office:value-type="float" office:value="4.78655312" calcext:value-type="float">
            <text:p>4,78655312</text:p>
          </table:table-cell>
          <table:table-cell office:value-type="float" office:value="13.92322724" calcext:value-type="float">
            <text:p>13,92322724</text:p>
          </table:table-cell>
        </table:table-row>
        <table:table-row table:style-name="ro1">
          <table:table-cell office:value-type="string" calcext:value-type="string">
            <text:p>monkeyc3l1s1164</text:p>
          </table:table-cell>
          <table:table-cell office:value-type="float" office:value="5.73370068" calcext:value-type="float">
            <text:p>5,73370068</text:p>
          </table:table-cell>
          <table:table-cell office:value-type="float" office:value="13.3864417" calcext:value-type="float">
            <text:p>13,3864417</text:p>
          </table:table-cell>
        </table:table-row>
        <table:table-row table:style-name="ro1">
          <table:table-cell office:value-type="string" calcext:value-type="string">
            <text:p>monkeyc3l1s1165</text:p>
          </table:table-cell>
          <table:table-cell office:value-type="float" office:value="5.01118724" calcext:value-type="float">
            <text:p>5,01118724</text:p>
          </table:table-cell>
          <table:table-cell office:value-type="float" office:value="13.21224766" calcext:value-type="float">
            <text:p>13,21224766</text:p>
          </table:table-cell>
        </table:table-row>
        <table:table-row table:style-name="ro1">
          <table:table-cell office:value-type="string" calcext:value-type="string">
            <text:p>monkeyc3l1s1166</text:p>
          </table:table-cell>
          <table:table-cell office:value-type="float" office:value="3.87380823" calcext:value-type="float">
            <text:p>3,87380823</text:p>
          </table:table-cell>
          <table:table-cell office:value-type="float" office:value="13.23926518" calcext:value-type="float">
            <text:p>13,23926518</text:p>
          </table:table-cell>
        </table:table-row>
        <table:table-row table:style-name="ro1">
          <table:table-cell office:value-type="string" calcext:value-type="string">
            <text:p>monkeyc3l1s1167</text:p>
          </table:table-cell>
          <table:table-cell office:value-type="float" office:value="7.41369846" calcext:value-type="float">
            <text:p>7,41369846</text:p>
          </table:table-cell>
          <table:table-cell office:value-type="float" office:value="13.33547237" calcext:value-type="float">
            <text:p>13,33547237</text:p>
          </table:table-cell>
        </table:table-row>
        <table:table-row table:style-name="ro1">
          <table:table-cell office:value-type="string" calcext:value-type="string">
            <text:p>monkeyc3l1s1168</text:p>
          </table:table-cell>
          <table:table-cell office:value-type="float" office:value="7.56579001" calcext:value-type="float">
            <text:p>7,56579001</text:p>
          </table:table-cell>
          <table:table-cell office:value-type="float" office:value="13.29134307" calcext:value-type="float">
            <text:p>13,29134307</text:p>
          </table:table-cell>
        </table:table-row>
        <table:table-row table:style-name="ro1">
          <table:table-cell office:value-type="string" calcext:value-type="string">
            <text:p>monkeyc3l1s1169</text:p>
          </table:table-cell>
          <table:table-cell office:value-type="float" office:value="1.95653215" calcext:value-type="float">
            <text:p>1,95653215</text:p>
          </table:table-cell>
          <table:table-cell office:value-type="float" office:value="13.92610867" calcext:value-type="float">
            <text:p>13,92610867</text:p>
          </table:table-cell>
        </table:table-row>
        <table:table-row table:style-name="ro1">
          <table:table-cell office:value-type="string" calcext:value-type="string">
            <text:p>monkeyc3l1s1170</text:p>
          </table:table-cell>
          <table:table-cell office:value-type="float" office:value="6.8435252" calcext:value-type="float">
            <text:p>6,8435252</text:p>
          </table:table-cell>
          <table:table-cell office:value-type="float" office:value="14.06820034" calcext:value-type="float">
            <text:p>14,06820034</text:p>
          </table:table-cell>
        </table:table-row>
        <table:table-row table:style-name="ro1">
          <table:table-cell office:value-type="string" calcext:value-type="string">
            <text:p>monkeyc3l1s1171</text:p>
          </table:table-cell>
          <table:table-cell office:value-type="float" office:value="4.43345572" calcext:value-type="float">
            <text:p>4,43345572</text:p>
          </table:table-cell>
          <table:table-cell office:value-type="float" office:value="13.26475073" calcext:value-type="float">
            <text:p>13,26475073</text:p>
          </table:table-cell>
        </table:table-row>
        <table:table-row table:style-name="ro1">
          <table:table-cell office:value-type="string" calcext:value-type="string">
            <text:p>monkeyc3l1s1172</text:p>
          </table:table-cell>
          <table:table-cell office:value-type="float" office:value="2.06207257" calcext:value-type="float">
            <text:p>2,06207257</text:p>
          </table:table-cell>
          <table:table-cell office:value-type="float" office:value="14.17454859" calcext:value-type="float">
            <text:p>14,17454859</text:p>
          </table:table-cell>
        </table:table-row>
        <table:table-row table:style-name="ro1">
          <table:table-cell office:value-type="string" calcext:value-type="string">
            <text:p>monkeyc3l1s1173</text:p>
          </table:table-cell>
          <table:table-cell office:value-type="float" office:value="5.03957127" calcext:value-type="float">
            <text:p>5,03957127</text:p>
          </table:table-cell>
          <table:table-cell office:value-type="float" office:value="14.02809593" calcext:value-type="float">
            <text:p>14,02809593</text:p>
          </table:table-cell>
        </table:table-row>
        <table:table-row table:style-name="ro1">
          <table:table-cell office:value-type="string" calcext:value-type="string">
            <text:p>monkeyc3l1s1174</text:p>
          </table:table-cell>
          <table:table-cell office:value-type="float" office:value="6.22725708" calcext:value-type="float">
            <text:p>6,22725708</text:p>
          </table:table-cell>
          <table:table-cell office:value-type="float" office:value="14.08830797" calcext:value-type="float">
            <text:p>14,08830797</text:p>
          </table:table-cell>
        </table:table-row>
        <table:table-row table:style-name="ro1">
          <table:table-cell office:value-type="string" calcext:value-type="string">
            <text:p>monkeyc3l1s1175</text:p>
          </table:table-cell>
          <table:table-cell office:value-type="float" office:value="6.54826201" calcext:value-type="float">
            <text:p>6,54826201</text:p>
          </table:table-cell>
          <table:table-cell office:value-type="float" office:value="13.79765951" calcext:value-type="float">
            <text:p>13,79765951</text:p>
          </table:table-cell>
        </table:table-row>
        <table:table-row table:style-name="ro1">
          <table:table-cell office:value-type="string" calcext:value-type="string">
            <text:p>monkeyc3l1s1176</text:p>
          </table:table-cell>
          <table:table-cell office:value-type="float" office:value="3.92297903" calcext:value-type="float">
            <text:p>3,92297903</text:p>
          </table:table-cell>
          <table:table-cell office:value-type="float" office:value="13.47758634" calcext:value-type="float">
            <text:p>13,47758634</text:p>
          </table:table-cell>
        </table:table-row>
        <table:table-row table:style-name="ro1">
          <table:table-cell office:value-type="string" calcext:value-type="string">
            <text:p>monkeyc3l1s1177</text:p>
          </table:table-cell>
          <table:table-cell office:value-type="float" office:value="7.77052669" calcext:value-type="float">
            <text:p>7,77052669</text:p>
          </table:table-cell>
          <table:table-cell office:value-type="float" office:value="13.88944519" calcext:value-type="float">
            <text:p>13,88944519</text:p>
          </table:table-cell>
        </table:table-row>
        <table:table-row table:style-name="ro1">
          <table:table-cell office:value-type="string" calcext:value-type="string">
            <text:p>monkeyc3l1s1178</text:p>
          </table:table-cell>
          <table:table-cell office:value-type="float" office:value="3.95900666" calcext:value-type="float">
            <text:p>3,95900666</text:p>
          </table:table-cell>
          <table:table-cell office:value-type="float" office:value="14.16470026" calcext:value-type="float">
            <text:p>14,16470026</text:p>
          </table:table-cell>
        </table:table-row>
        <table:table-row table:style-name="ro1">
          <table:table-cell office:value-type="string" calcext:value-type="string">
            <text:p>monkeyc3l1s1179</text:p>
          </table:table-cell>
          <table:table-cell office:value-type="float" office:value="2.43640753" calcext:value-type="float">
            <text:p>2,43640753</text:p>
          </table:table-cell>
          <table:table-cell office:value-type="float" office:value="13.85220261" calcext:value-type="float">
            <text:p>13,85220261</text:p>
          </table:table-cell>
        </table:table-row>
        <table:table-row table:style-name="ro1">
          <table:table-cell office:value-type="string" calcext:value-type="string">
            <text:p>monkeyc3l1s1180</text:p>
          </table:table-cell>
          <table:table-cell office:value-type="float" office:value="5.5550207" calcext:value-type="float">
            <text:p>5,5550207</text:p>
          </table:table-cell>
          <table:table-cell office:value-type="float" office:value="13.92101131" calcext:value-type="float">
            <text:p>13,92101131</text:p>
          </table:table-cell>
        </table:table-row>
        <table:table-row table:style-name="ro1">
          <table:table-cell office:value-type="string" calcext:value-type="string">
            <text:p>monkeyc3l1s1181</text:p>
          </table:table-cell>
          <table:table-cell office:value-type="float" office:value="3.95572629" calcext:value-type="float">
            <text:p>3,95572629</text:p>
          </table:table-cell>
          <table:table-cell office:value-type="float" office:value="14.16731764" calcext:value-type="float">
            <text:p>14,16731764</text:p>
          </table:table-cell>
        </table:table-row>
        <table:table-row table:style-name="ro1">
          <table:table-cell office:value-type="string" calcext:value-type="string">
            <text:p>monkeyc3l1s1182</text:p>
          </table:table-cell>
          <table:table-cell office:value-type="float" office:value="7.96983907" calcext:value-type="float">
            <text:p>7,96983907</text:p>
          </table:table-cell>
          <table:table-cell office:value-type="float" office:value="13.36639091" calcext:value-type="float">
            <text:p>13,36639091</text:p>
          </table:table-cell>
        </table:table-row>
        <table:table-row table:style-name="ro1">
          <table:table-cell office:value-type="string" calcext:value-type="string">
            <text:p>monkeyc3l1s1183</text:p>
          </table:table-cell>
          <table:table-cell office:value-type="float" office:value="6.1010018" calcext:value-type="float">
            <text:p>6,1010018</text:p>
          </table:table-cell>
          <table:table-cell office:value-type="float" office:value="13.87811359" calcext:value-type="float">
            <text:p>13,87811359</text:p>
          </table:table-cell>
        </table:table-row>
        <table:table-row table:style-name="ro1">
          <table:table-cell office:value-type="string" calcext:value-type="string">
            <text:p>monkeyc3l1s1184</text:p>
          </table:table-cell>
          <table:table-cell office:value-type="float" office:value="6.72082216" calcext:value-type="float">
            <text:p>6,72082216</text:p>
          </table:table-cell>
          <table:table-cell office:value-type="float" office:value="13.77915376" calcext:value-type="float">
            <text:p>13,77915376</text:p>
          </table:table-cell>
        </table:table-row>
        <table:table-row table:style-name="ro1">
          <table:table-cell office:value-type="string" calcext:value-type="string">
            <text:p>monkeyc3l1s1185</text:p>
          </table:table-cell>
          <table:table-cell office:value-type="float" office:value="6.88554167" calcext:value-type="float">
            <text:p>6,88554167</text:p>
          </table:table-cell>
          <table:table-cell office:value-type="float" office:value="13.9904708" calcext:value-type="float">
            <text:p>13,9904708</text:p>
          </table:table-cell>
        </table:table-row>
        <table:table-row table:style-name="ro1">
          <table:table-cell office:value-type="string" calcext:value-type="string">
            <text:p>monkeyc3l1s1186</text:p>
          </table:table-cell>
          <table:table-cell office:value-type="float" office:value="2.08516146" calcext:value-type="float">
            <text:p>2,08516146</text:p>
          </table:table-cell>
          <table:table-cell office:value-type="float" office:value="14.07376322" calcext:value-type="float">
            <text:p>14,07376322</text:p>
          </table:table-cell>
        </table:table-row>
        <table:table-row table:style-name="ro1">
          <table:table-cell office:value-type="string" calcext:value-type="string">
            <text:p>monkeyc3l1s1187</text:p>
          </table:table-cell>
          <table:table-cell office:value-type="float" office:value="2.75278159" calcext:value-type="float">
            <text:p>2,75278159</text:p>
          </table:table-cell>
          <table:table-cell office:value-type="float" office:value="14.14017904" calcext:value-type="float">
            <text:p>14,14017904</text:p>
          </table:table-cell>
        </table:table-row>
        <table:table-row table:style-name="ro1">
          <table:table-cell office:value-type="string" calcext:value-type="string">
            <text:p>monkeyc3l1s1188</text:p>
          </table:table-cell>
          <table:table-cell office:value-type="float" office:value="3.02700805" calcext:value-type="float">
            <text:p>3,02700805</text:p>
          </table:table-cell>
          <table:table-cell office:value-type="float" office:value="13.83225022" calcext:value-type="float">
            <text:p>13,83225022</text:p>
          </table:table-cell>
        </table:table-row>
        <table:table-row table:style-name="ro1">
          <table:table-cell office:value-type="string" calcext:value-type="string">
            <text:p>monkeyc3l1s1189</text:p>
          </table:table-cell>
          <table:table-cell office:value-type="float" office:value="2.81850154" calcext:value-type="float">
            <text:p>2,81850154</text:p>
          </table:table-cell>
          <table:table-cell office:value-type="float" office:value="13.72036921" calcext:value-type="float">
            <text:p>13,72036921</text:p>
          </table:table-cell>
        </table:table-row>
        <table:table-row table:style-name="ro1">
          <table:table-cell office:value-type="string" calcext:value-type="string">
            <text:p>monkeyc3l1s1190</text:p>
          </table:table-cell>
          <table:table-cell office:value-type="float" office:value="2.9084066" calcext:value-type="float">
            <text:p>2,9084066</text:p>
          </table:table-cell>
          <table:table-cell office:value-type="float" office:value="13.9613016" calcext:value-type="float">
            <text:p>13,9613016</text:p>
          </table:table-cell>
        </table:table-row>
        <table:table-row table:style-name="ro1">
          <table:table-cell office:value-type="string" calcext:value-type="string">
            <text:p>monkeyc3l1s1191</text:p>
          </table:table-cell>
          <table:table-cell office:value-type="float" office:value="4.0251854" calcext:value-type="float">
            <text:p>4,0251854</text:p>
          </table:table-cell>
          <table:table-cell office:value-type="float" office:value="13.67912749" calcext:value-type="float">
            <text:p>13,67912749</text:p>
          </table:table-cell>
        </table:table-row>
        <table:table-row table:style-name="ro1">
          <table:table-cell office:value-type="string" calcext:value-type="string">
            <text:p>monkeyc3l1s1192</text:p>
          </table:table-cell>
          <table:table-cell office:value-type="float" office:value="6.68341555" calcext:value-type="float">
            <text:p>6,68341555</text:p>
          </table:table-cell>
          <table:table-cell office:value-type="float" office:value="13.37168172" calcext:value-type="float">
            <text:p>13,37168172</text:p>
          </table:table-cell>
        </table:table-row>
        <table:table-row table:style-name="ro1">
          <table:table-cell office:value-type="string" calcext:value-type="string">
            <text:p>monkeyc3l1s1193</text:p>
          </table:table-cell>
          <table:table-cell office:value-type="float" office:value="7.31676473" calcext:value-type="float">
            <text:p>7,31676473</text:p>
          </table:table-cell>
          <table:table-cell office:value-type="float" office:value="13.95655771" calcext:value-type="float">
            <text:p>13,95655771</text:p>
          </table:table-cell>
        </table:table-row>
        <table:table-row table:style-name="ro1">
          <table:table-cell office:value-type="string" calcext:value-type="string">
            <text:p>monkeyc3l1s1194</text:p>
          </table:table-cell>
          <table:table-cell office:value-type="float" office:value="6.61679288" calcext:value-type="float">
            <text:p>6,61679288</text:p>
          </table:table-cell>
          <table:table-cell office:value-type="float" office:value="13.38478053" calcext:value-type="float">
            <text:p>13,38478053</text:p>
          </table:table-cell>
        </table:table-row>
        <table:table-row table:style-name="ro1">
          <table:table-cell office:value-type="string" calcext:value-type="string">
            <text:p>monkeyc3l1s1195</text:p>
          </table:table-cell>
          <table:table-cell office:value-type="float" office:value="5.06256052" calcext:value-type="float">
            <text:p>5,06256052</text:p>
          </table:table-cell>
          <table:table-cell office:value-type="float" office:value="13.57768012" calcext:value-type="float">
            <text:p>13,57768012</text:p>
          </table:table-cell>
        </table:table-row>
        <table:table-row table:style-name="ro1">
          <table:table-cell office:value-type="string" calcext:value-type="string">
            <text:p>monkeyc3l1s1196</text:p>
          </table:table-cell>
          <table:table-cell office:value-type="float" office:value="3.69758746" calcext:value-type="float">
            <text:p>3,69758746</text:p>
          </table:table-cell>
          <table:table-cell office:value-type="float" office:value="13.57503974" calcext:value-type="float">
            <text:p>13,57503974</text:p>
          </table:table-cell>
        </table:table-row>
        <table:table-row table:style-name="ro1">
          <table:table-cell office:value-type="string" calcext:value-type="string">
            <text:p>monkeyc3l1s1197</text:p>
          </table:table-cell>
          <table:table-cell office:value-type="float" office:value="3.3536115" calcext:value-type="float">
            <text:p>3,3536115</text:p>
          </table:table-cell>
          <table:table-cell office:value-type="float" office:value="13.2019554" calcext:value-type="float">
            <text:p>13,2019554</text:p>
          </table:table-cell>
        </table:table-row>
        <table:table-row table:style-name="ro1">
          <table:table-cell office:value-type="string" calcext:value-type="string">
            <text:p>monkeyc3l1s1198</text:p>
          </table:table-cell>
          <table:table-cell office:value-type="float" office:value="4.23352537" calcext:value-type="float">
            <text:p>4,23352537</text:p>
          </table:table-cell>
          <table:table-cell office:value-type="float" office:value="13.20330233" calcext:value-type="float">
            <text:p>13,20330233</text:p>
          </table:table-cell>
        </table:table-row>
        <table:table-row table:style-name="ro1">
          <table:table-cell office:value-type="string" calcext:value-type="string">
            <text:p>monkeyc3l1s1199</text:p>
          </table:table-cell>
          <table:table-cell office:value-type="float" office:value="2.79823412" calcext:value-type="float">
            <text:p>2,79823412</text:p>
          </table:table-cell>
          <table:table-cell office:value-type="float" office:value="13.49518488" calcext:value-type="float">
            <text:p>13,49518488</text:p>
          </table:table-cell>
        </table:table-row>
        <table:table-row table:style-name="ro1">
          <table:table-cell office:value-type="string" calcext:value-type="string">
            <text:p>monkeyc3l1s1200</text:p>
          </table:table-cell>
          <table:table-cell office:value-type="float" office:value="3.01080407" calcext:value-type="float">
            <text:p>3,01080407</text:p>
          </table:table-cell>
          <table:table-cell office:value-type="float" office:value="13.68551792" calcext:value-type="float">
            <text:p>13,68551792</text:p>
          </table:table-cell>
        </table:table-row>
        <table:table-row table:style-name="ro1">
          <table:table-cell office:value-type="string" calcext:value-type="string">
            <text:p>monkeyc3l1s1201</text:p>
          </table:table-cell>
          <table:table-cell office:value-type="float" office:value="2.27098676" calcext:value-type="float">
            <text:p>2,27098676</text:p>
          </table:table-cell>
          <table:table-cell office:value-type="float" office:value="14.02082423" calcext:value-type="float">
            <text:p>14,02082423</text:p>
          </table:table-cell>
        </table:table-row>
        <table:table-row table:style-name="ro1">
          <table:table-cell office:value-type="string" calcext:value-type="string">
            <text:p>monkeyc3l1s1202</text:p>
          </table:table-cell>
          <table:table-cell office:value-type="float" office:value="6.06323117" calcext:value-type="float">
            <text:p>6,06323117</text:p>
          </table:table-cell>
          <table:table-cell office:value-type="float" office:value="13.65152099" calcext:value-type="float">
            <text:p>13,65152099</text:p>
          </table:table-cell>
        </table:table-row>
        <table:table-row table:style-name="ro1">
          <table:table-cell office:value-type="string" calcext:value-type="string">
            <text:p>monkeyc3l1s1203</text:p>
          </table:table-cell>
          <table:table-cell office:value-type="float" office:value="4.25067265" calcext:value-type="float">
            <text:p>4,25067265</text:p>
          </table:table-cell>
          <table:table-cell office:value-type="float" office:value="13.93424459" calcext:value-type="float">
            <text:p>13,93424459</text:p>
          </table:table-cell>
        </table:table-row>
        <table:table-row table:style-name="ro1">
          <table:table-cell office:value-type="string" calcext:value-type="string">
            <text:p>monkeyc3l1s1204</text:p>
          </table:table-cell>
          <table:table-cell office:value-type="float" office:value="4.7073589" calcext:value-type="float">
            <text:p>4,7073589</text:p>
          </table:table-cell>
          <table:table-cell office:value-type="float" office:value="14.18351756" calcext:value-type="float">
            <text:p>14,18351756</text:p>
          </table:table-cell>
        </table:table-row>
        <table:table-row table:style-name="ro1">
          <table:table-cell office:value-type="string" calcext:value-type="string">
            <text:p>monkeyc3l1s1205</text:p>
          </table:table-cell>
          <table:table-cell office:value-type="float" office:value="3.69943717" calcext:value-type="float">
            <text:p>3,69943717</text:p>
          </table:table-cell>
          <table:table-cell office:value-type="float" office:value="13.80033202" calcext:value-type="float">
            <text:p>13,80033202</text:p>
          </table:table-cell>
        </table:table-row>
        <table:table-row table:style-name="ro1">
          <table:table-cell office:value-type="string" calcext:value-type="string">
            <text:p>monkeyc3l1s1206</text:p>
          </table:table-cell>
          <table:table-cell office:value-type="float" office:value="1.9284984" calcext:value-type="float">
            <text:p>1,9284984</text:p>
          </table:table-cell>
          <table:table-cell office:value-type="float" office:value="13.43746748" calcext:value-type="float">
            <text:p>13,43746748</text:p>
          </table:table-cell>
        </table:table-row>
        <table:table-row table:style-name="ro1">
          <table:table-cell office:value-type="string" calcext:value-type="string">
            <text:p>monkeyc3l1s1207</text:p>
          </table:table-cell>
          <table:table-cell office:value-type="float" office:value="8.25882004" calcext:value-type="float">
            <text:p>8,25882004</text:p>
          </table:table-cell>
          <table:table-cell office:value-type="float" office:value="13.54415655" calcext:value-type="float">
            <text:p>13,54415655</text:p>
          </table:table-cell>
        </table:table-row>
        <table:table-row table:style-name="ro1">
          <table:table-cell office:value-type="string" calcext:value-type="string">
            <text:p>monkeyc3l1s1208</text:p>
          </table:table-cell>
          <table:table-cell office:value-type="float" office:value="2.93956818" calcext:value-type="float">
            <text:p>2,93956818</text:p>
          </table:table-cell>
          <table:table-cell office:value-type="float" office:value="13.67842294" calcext:value-type="float">
            <text:p>13,67842294</text:p>
          </table:table-cell>
        </table:table-row>
        <table:table-row table:style-name="ro1">
          <table:table-cell office:value-type="string" calcext:value-type="string">
            <text:p>monkeyc3l1s1209</text:p>
          </table:table-cell>
          <table:table-cell office:value-type="float" office:value="4.01765006" calcext:value-type="float">
            <text:p>4,01765006</text:p>
          </table:table-cell>
          <table:table-cell office:value-type="float" office:value="13.36562572" calcext:value-type="float">
            <text:p>13,36562572</text:p>
          </table:table-cell>
        </table:table-row>
        <table:table-row table:style-name="ro1">
          <table:table-cell office:value-type="string" calcext:value-type="string">
            <text:p>monkeyc3l1s1210</text:p>
          </table:table-cell>
          <table:table-cell office:value-type="float" office:value="8.47777311" calcext:value-type="float">
            <text:p>8,47777311</text:p>
          </table:table-cell>
          <table:table-cell office:value-type="float" office:value="13.81193931" calcext:value-type="float">
            <text:p>13,81193931</text:p>
          </table:table-cell>
        </table:table-row>
        <table:table-row table:style-name="ro1">
          <table:table-cell office:value-type="string" calcext:value-type="string">
            <text:p>monkeyc3l1s1211</text:p>
          </table:table-cell>
          <table:table-cell office:value-type="float" office:value="7.16819398" calcext:value-type="float">
            <text:p>7,16819398</text:p>
          </table:table-cell>
          <table:table-cell office:value-type="float" office:value="13.98574978" calcext:value-type="float">
            <text:p>13,98574978</text:p>
          </table:table-cell>
        </table:table-row>
        <table:table-row table:style-name="ro1">
          <table:table-cell office:value-type="string" calcext:value-type="string">
            <text:p>monkeyc3l1s1212</text:p>
          </table:table-cell>
          <table:table-cell office:value-type="float" office:value="7.29781152" calcext:value-type="float">
            <text:p>7,29781152</text:p>
          </table:table-cell>
          <table:table-cell office:value-type="float" office:value="13.37198341" calcext:value-type="float">
            <text:p>13,37198341</text:p>
          </table:table-cell>
        </table:table-row>
        <table:table-row table:style-name="ro1">
          <table:table-cell office:value-type="string" calcext:value-type="string">
            <text:p>monkeyc3l1s1213</text:p>
          </table:table-cell>
          <table:table-cell office:value-type="float" office:value="8.22937128" calcext:value-type="float">
            <text:p>8,22937128</text:p>
          </table:table-cell>
          <table:table-cell office:value-type="float" office:value="13.92779169" calcext:value-type="float">
            <text:p>13,92779169</text:p>
          </table:table-cell>
        </table:table-row>
        <table:table-row table:style-name="ro1">
          <table:table-cell office:value-type="string" calcext:value-type="string">
            <text:p>monkeyc3l1s1214</text:p>
          </table:table-cell>
          <table:table-cell office:value-type="float" office:value="3.76236412" calcext:value-type="float">
            <text:p>3,76236412</text:p>
          </table:table-cell>
          <table:table-cell office:value-type="float" office:value="13.41015113" calcext:value-type="float">
            <text:p>13,41015113</text:p>
          </table:table-cell>
        </table:table-row>
        <table:table-row table:style-name="ro1">
          <table:table-cell office:value-type="string" calcext:value-type="string">
            <text:p>monkeyc3l1s1215</text:p>
          </table:table-cell>
          <table:table-cell office:value-type="float" office:value="4.62343366" calcext:value-type="float">
            <text:p>4,62343366</text:p>
          </table:table-cell>
          <table:table-cell office:value-type="float" office:value="13.35586108" calcext:value-type="float">
            <text:p>13,35586108</text:p>
          </table:table-cell>
        </table:table-row>
        <table:table-row table:style-name="ro1">
          <table:table-cell office:value-type="string" calcext:value-type="string">
            <text:p>monkeyc3l1s1216</text:p>
          </table:table-cell>
          <table:table-cell office:value-type="float" office:value="6.4244685" calcext:value-type="float">
            <text:p>6,4244685</text:p>
          </table:table-cell>
          <table:table-cell office:value-type="float" office:value="13.3989423" calcext:value-type="float">
            <text:p>13,3989423</text:p>
          </table:table-cell>
        </table:table-row>
        <table:table-row table:style-name="ro1">
          <table:table-cell office:value-type="string" calcext:value-type="string">
            <text:p>monkeyc3l1s1217</text:p>
          </table:table-cell>
          <table:table-cell office:value-type="float" office:value="5.193134" calcext:value-type="float">
            <text:p>5,193134</text:p>
          </table:table-cell>
          <table:table-cell office:value-type="float" office:value="13.74235662" calcext:value-type="float">
            <text:p>13,74235662</text:p>
          </table:table-cell>
        </table:table-row>
        <table:table-row table:style-name="ro1">
          <table:table-cell office:value-type="string" calcext:value-type="string">
            <text:p>monkeyc3l1s1218</text:p>
          </table:table-cell>
          <table:table-cell office:value-type="float" office:value="6.6082327" calcext:value-type="float">
            <text:p>6,6082327</text:p>
          </table:table-cell>
          <table:table-cell office:value-type="float" office:value="13.73203938" calcext:value-type="float">
            <text:p>13,73203938</text:p>
          </table:table-cell>
        </table:table-row>
        <table:table-row table:style-name="ro1">
          <table:table-cell office:value-type="string" calcext:value-type="string">
            <text:p>monkeyc3l1s1219</text:p>
          </table:table-cell>
          <table:table-cell office:value-type="float" office:value="7.13159531" calcext:value-type="float">
            <text:p>7,13159531</text:p>
          </table:table-cell>
          <table:table-cell office:value-type="float" office:value="13.86628854" calcext:value-type="float">
            <text:p>13,86628854</text:p>
          </table:table-cell>
        </table:table-row>
        <table:table-row table:style-name="ro1">
          <table:table-cell office:value-type="string" calcext:value-type="string">
            <text:p>monkeyc3l1s1220</text:p>
          </table:table-cell>
          <table:table-cell office:value-type="float" office:value="6.91997832" calcext:value-type="float">
            <text:p>6,91997832</text:p>
          </table:table-cell>
          <table:table-cell office:value-type="float" office:value="13.7306062" calcext:value-type="float">
            <text:p>13,7306062</text:p>
          </table:table-cell>
        </table:table-row>
        <table:table-row table:style-name="ro1">
          <table:table-cell office:value-type="string" calcext:value-type="string">
            <text:p>monkeyc3l1s1221</text:p>
          </table:table-cell>
          <table:table-cell office:value-type="float" office:value="8.28630712" calcext:value-type="float">
            <text:p>8,28630712</text:p>
          </table:table-cell>
          <table:table-cell office:value-type="float" office:value="14.07194686" calcext:value-type="float">
            <text:p>14,07194686</text:p>
          </table:table-cell>
        </table:table-row>
        <table:table-row table:style-name="ro1">
          <table:table-cell office:value-type="string" calcext:value-type="string">
            <text:p>monkeyc3l1s1222</text:p>
          </table:table-cell>
          <table:table-cell office:value-type="float" office:value="2.46138325" calcext:value-type="float">
            <text:p>2,46138325</text:p>
          </table:table-cell>
          <table:table-cell office:value-type="float" office:value="13.40176303" calcext:value-type="float">
            <text:p>13,40176303</text:p>
          </table:table-cell>
        </table:table-row>
        <table:table-row table:style-name="ro1">
          <table:table-cell office:value-type="string" calcext:value-type="string">
            <text:p>monkeyc3l1s1223</text:p>
          </table:table-cell>
          <table:table-cell office:value-type="float" office:value="6.369474" calcext:value-type="float">
            <text:p>6,369474</text:p>
          </table:table-cell>
          <table:table-cell office:value-type="float" office:value="13.56186171" calcext:value-type="float">
            <text:p>13,56186171</text:p>
          </table:table-cell>
        </table:table-row>
        <table:table-row table:style-name="ro1">
          <table:table-cell office:value-type="string" calcext:value-type="string">
            <text:p>monkeyc3l1s1224</text:p>
          </table:table-cell>
          <table:table-cell office:value-type="float" office:value="6.76003743" calcext:value-type="float">
            <text:p>6,76003743</text:p>
          </table:table-cell>
          <table:table-cell office:value-type="float" office:value="13.65608436" calcext:value-type="float">
            <text:p>13,65608436</text:p>
          </table:table-cell>
        </table:table-row>
        <table:table-row table:style-name="ro1">
          <table:table-cell office:value-type="string" calcext:value-type="string">
            <text:p>monkeyc3l1s1225</text:p>
          </table:table-cell>
          <table:table-cell office:value-type="float" office:value="8.49621792" calcext:value-type="float">
            <text:p>8,49621792</text:p>
          </table:table-cell>
          <table:table-cell office:value-type="float" office:value="13.93979815" calcext:value-type="float">
            <text:p>13,93979815</text:p>
          </table:table-cell>
        </table:table-row>
        <table:table-row table:style-name="ro1">
          <table:table-cell office:value-type="string" calcext:value-type="string">
            <text:p>monkeyc3l1s1226</text:p>
          </table:table-cell>
          <table:table-cell office:value-type="float" office:value="3.01282084" calcext:value-type="float">
            <text:p>3,01282084</text:p>
          </table:table-cell>
          <table:table-cell office:value-type="float" office:value="14.09262758" calcext:value-type="float">
            <text:p>14,09262758</text:p>
          </table:table-cell>
        </table:table-row>
        <table:table-row table:style-name="ro1">
          <table:table-cell office:value-type="string" calcext:value-type="string">
            <text:p>monkeyc3l1s1227</text:p>
          </table:table-cell>
          <table:table-cell office:value-type="float" office:value="2.43170367" calcext:value-type="float">
            <text:p>2,43170367</text:p>
          </table:table-cell>
          <table:table-cell office:value-type="float" office:value="13.35137707" calcext:value-type="float">
            <text:p>13,35137707</text:p>
          </table:table-cell>
        </table:table-row>
        <table:table-row table:style-name="ro1">
          <table:table-cell office:value-type="string" calcext:value-type="string">
            <text:p>monkeyc3l1s1228</text:p>
          </table:table-cell>
          <table:table-cell office:value-type="float" office:value="2.03770709" calcext:value-type="float">
            <text:p>2,03770709</text:p>
          </table:table-cell>
          <table:table-cell office:value-type="float" office:value="13.79520287" calcext:value-type="float">
            <text:p>13,79520287</text:p>
          </table:table-cell>
        </table:table-row>
        <table:table-row table:style-name="ro1">
          <table:table-cell office:value-type="string" calcext:value-type="string">
            <text:p>monkeyc3l1s1229</text:p>
          </table:table-cell>
          <table:table-cell office:value-type="float" office:value="4.93030413" calcext:value-type="float">
            <text:p>4,93030413</text:p>
          </table:table-cell>
          <table:table-cell office:value-type="float" office:value="13.21368151" calcext:value-type="float">
            <text:p>13,21368151</text:p>
          </table:table-cell>
        </table:table-row>
        <table:table-row table:style-name="ro1">
          <table:table-cell office:value-type="string" calcext:value-type="string">
            <text:p>monkeyc3l1s1230</text:p>
          </table:table-cell>
          <table:table-cell office:value-type="float" office:value="3.95127425" calcext:value-type="float">
            <text:p>3,95127425</text:p>
          </table:table-cell>
          <table:table-cell office:value-type="float" office:value="14.12686449" calcext:value-type="float">
            <text:p>14,12686449</text:p>
          </table:table-cell>
        </table:table-row>
        <table:table-row table:style-name="ro1">
          <table:table-cell office:value-type="string" calcext:value-type="string">
            <text:p>monkeyc3l1s1231</text:p>
          </table:table-cell>
          <table:table-cell office:value-type="float" office:value="3.58379136" calcext:value-type="float">
            <text:p>3,58379136</text:p>
          </table:table-cell>
          <table:table-cell office:value-type="float" office:value="13.76967953" calcext:value-type="float">
            <text:p>13,76967953</text:p>
          </table:table-cell>
        </table:table-row>
        <table:table-row table:style-name="ro1">
          <table:table-cell office:value-type="string" calcext:value-type="string">
            <text:p>monkeyc3l1s1232</text:p>
          </table:table-cell>
          <table:table-cell office:value-type="float" office:value="6.08890161" calcext:value-type="float">
            <text:p>6,08890161</text:p>
          </table:table-cell>
          <table:table-cell office:value-type="float" office:value="13.89696887" calcext:value-type="float">
            <text:p>13,89696887</text:p>
          </table:table-cell>
        </table:table-row>
        <table:table-row table:style-name="ro1">
          <table:table-cell office:value-type="string" calcext:value-type="string">
            <text:p>monkeyc3l1s1233</text:p>
          </table:table-cell>
          <table:table-cell office:value-type="float" office:value="7.58176761" calcext:value-type="float">
            <text:p>7,58176761</text:p>
          </table:table-cell>
          <table:table-cell office:value-type="float" office:value="14.17053737" calcext:value-type="float">
            <text:p>14,17053737</text:p>
          </table:table-cell>
        </table:table-row>
        <table:table-row table:style-name="ro1">
          <table:table-cell office:value-type="string" calcext:value-type="string">
            <text:p>monkeyc3l1s1234</text:p>
          </table:table-cell>
          <table:table-cell office:value-type="float" office:value="6.32213986" calcext:value-type="float">
            <text:p>6,32213986</text:p>
          </table:table-cell>
          <table:table-cell office:value-type="float" office:value="13.59443301" calcext:value-type="float">
            <text:p>13,59443301</text:p>
          </table:table-cell>
        </table:table-row>
        <table:table-row table:style-name="ro1">
          <table:table-cell office:value-type="string" calcext:value-type="string">
            <text:p>monkeyc3l1s1235</text:p>
          </table:table-cell>
          <table:table-cell office:value-type="float" office:value="3.02652395" calcext:value-type="float">
            <text:p>3,02652395</text:p>
          </table:table-cell>
          <table:table-cell office:value-type="float" office:value="13.85348073" calcext:value-type="float">
            <text:p>13,85348073</text:p>
          </table:table-cell>
        </table:table-row>
        <table:table-row table:style-name="ro1">
          <table:table-cell office:value-type="string" calcext:value-type="string">
            <text:p>monkeyc3l1s1236</text:p>
          </table:table-cell>
          <table:table-cell office:value-type="float" office:value="2.63528318" calcext:value-type="float">
            <text:p>2,63528318</text:p>
          </table:table-cell>
          <table:table-cell office:value-type="float" office:value="13.24538335" calcext:value-type="float">
            <text:p>13,24538335</text:p>
          </table:table-cell>
        </table:table-row>
        <table:table-row table:style-name="ro1">
          <table:table-cell office:value-type="string" calcext:value-type="string">
            <text:p>monkeyc3l1s1237</text:p>
          </table:table-cell>
          <table:table-cell office:value-type="float" office:value="6.51055938" calcext:value-type="float">
            <text:p>6,51055938</text:p>
          </table:table-cell>
          <table:table-cell office:value-type="float" office:value="13.27339141" calcext:value-type="float">
            <text:p>13,27339141</text:p>
          </table:table-cell>
        </table:table-row>
        <table:table-row table:style-name="ro1">
          <table:table-cell office:value-type="string" calcext:value-type="string">
            <text:p>monkeyc3l1s1238</text:p>
          </table:table-cell>
          <table:table-cell office:value-type="float" office:value="2.37453571" calcext:value-type="float">
            <text:p>2,37453571</text:p>
          </table:table-cell>
          <table:table-cell office:value-type="float" office:value="13.6521707" calcext:value-type="float">
            <text:p>13,6521707</text:p>
          </table:table-cell>
        </table:table-row>
        <table:table-row table:style-name="ro1">
          <table:table-cell office:value-type="string" calcext:value-type="string">
            <text:p>monkeyc3l1s1239</text:p>
          </table:table-cell>
          <table:table-cell office:value-type="float" office:value="5.26147275" calcext:value-type="float">
            <text:p>5,26147275</text:p>
          </table:table-cell>
          <table:table-cell office:value-type="float" office:value="13.69293034" calcext:value-type="float">
            <text:p>13,69293034</text:p>
          </table:table-cell>
        </table:table-row>
        <table:table-row table:style-name="ro1">
          <table:table-cell office:value-type="string" calcext:value-type="string">
            <text:p>monkeyc3l1s1240</text:p>
          </table:table-cell>
          <table:table-cell office:value-type="float" office:value="3.24167514" calcext:value-type="float">
            <text:p>3,24167514</text:p>
          </table:table-cell>
          <table:table-cell office:value-type="float" office:value="14.0115397" calcext:value-type="float">
            <text:p>14,0115397</text:p>
          </table:table-cell>
        </table:table-row>
        <table:table-row table:style-name="ro1">
          <table:table-cell office:value-type="string" calcext:value-type="string">
            <text:p>monkeyc3l1s1241</text:p>
          </table:table-cell>
          <table:table-cell office:value-type="float" office:value="2.08011008" calcext:value-type="float">
            <text:p>2,08011008</text:p>
          </table:table-cell>
          <table:table-cell office:value-type="float" office:value="13.62167037" calcext:value-type="float">
            <text:p>13,62167037</text:p>
          </table:table-cell>
        </table:table-row>
        <table:table-row table:style-name="ro1">
          <table:table-cell office:value-type="string" calcext:value-type="string">
            <text:p>monkeyc3l1s1242</text:p>
          </table:table-cell>
          <table:table-cell office:value-type="float" office:value="3.03459151" calcext:value-type="float">
            <text:p>3,03459151</text:p>
          </table:table-cell>
          <table:table-cell office:value-type="float" office:value="13.66414925" calcext:value-type="float">
            <text:p>13,66414925</text:p>
          </table:table-cell>
        </table:table-row>
        <table:table-row table:style-name="ro1">
          <table:table-cell office:value-type="string" calcext:value-type="string">
            <text:p>monkeyc3l1s1243</text:p>
          </table:table-cell>
          <table:table-cell office:value-type="float" office:value="7.92250877" calcext:value-type="float">
            <text:p>7,92250877</text:p>
          </table:table-cell>
          <table:table-cell office:value-type="float" office:value="13.46858031" calcext:value-type="float">
            <text:p>13,46858031</text:p>
          </table:table-cell>
        </table:table-row>
        <table:table-row table:style-name="ro1">
          <table:table-cell office:value-type="string" calcext:value-type="string">
            <text:p>monkeyc3l1s1244</text:p>
          </table:table-cell>
          <table:table-cell office:value-type="float" office:value="7.83760489" calcext:value-type="float">
            <text:p>7,83760489</text:p>
          </table:table-cell>
          <table:table-cell office:value-type="float" office:value="13.7537524" calcext:value-type="float">
            <text:p>13,7537524</text:p>
          </table:table-cell>
        </table:table-row>
        <table:table-row table:style-name="ro1">
          <table:table-cell office:value-type="string" calcext:value-type="string">
            <text:p>monkeyc3l1s1245</text:p>
          </table:table-cell>
          <table:table-cell office:value-type="float" office:value="6.21051436" calcext:value-type="float">
            <text:p>6,21051436</text:p>
          </table:table-cell>
          <table:table-cell office:value-type="float" office:value="14.09751204" calcext:value-type="float">
            <text:p>14,09751204</text:p>
          </table:table-cell>
        </table:table-row>
        <table:table-row table:style-name="ro1">
          <table:table-cell office:value-type="string" calcext:value-type="string">
            <text:p>monkeyc3l1s1246</text:p>
          </table:table-cell>
          <table:table-cell office:value-type="float" office:value="3.81475509" calcext:value-type="float">
            <text:p>3,81475509</text:p>
          </table:table-cell>
          <table:table-cell office:value-type="float" office:value="14.06862181" calcext:value-type="float">
            <text:p>14,06862181</text:p>
          </table:table-cell>
        </table:table-row>
        <table:table-row table:style-name="ro1">
          <table:table-cell office:value-type="string" calcext:value-type="string">
            <text:p>monkeyc3l1s1247</text:p>
          </table:table-cell>
          <table:table-cell office:value-type="float" office:value="6.152327" calcext:value-type="float">
            <text:p>6,152327</text:p>
          </table:table-cell>
          <table:table-cell office:value-type="float" office:value="14.15449395" calcext:value-type="float">
            <text:p>14,15449395</text:p>
          </table:table-cell>
        </table:table-row>
        <table:table-row table:style-name="ro1">
          <table:table-cell office:value-type="string" calcext:value-type="string">
            <text:p>monkeyc3l1s1248</text:p>
          </table:table-cell>
          <table:table-cell office:value-type="float" office:value="2.78406865" calcext:value-type="float">
            <text:p>2,78406865</text:p>
          </table:table-cell>
          <table:table-cell office:value-type="float" office:value="13.89150759" calcext:value-type="float">
            <text:p>13,89150759</text:p>
          </table:table-cell>
        </table:table-row>
        <table:table-row table:style-name="ro1">
          <table:table-cell office:value-type="string" calcext:value-type="string">
            <text:p>monkeyc3l1s1249</text:p>
          </table:table-cell>
          <table:table-cell office:value-type="float" office:value="1.71487308" calcext:value-type="float">
            <text:p>1,71487308</text:p>
          </table:table-cell>
          <table:table-cell office:value-type="float" office:value="14.10578591" calcext:value-type="float">
            <text:p>14,10578591</text:p>
          </table:table-cell>
        </table:table-row>
        <table:table-row table:style-name="ro1">
          <table:table-cell office:value-type="string" calcext:value-type="string">
            <text:p>monkeyc3l1s1250</text:p>
          </table:table-cell>
          <table:table-cell office:value-type="float" office:value="3.96383241" calcext:value-type="float">
            <text:p>3,96383241</text:p>
          </table:table-cell>
          <table:table-cell office:value-type="float" office:value="14.14628356" calcext:value-type="float">
            <text:p>14,14628356</text:p>
          </table:table-cell>
        </table:table-row>
        <table:table-row table:style-name="ro1">
          <table:table-cell office:value-type="string" calcext:value-type="string">
            <text:p>monkeyc3l1s1251</text:p>
          </table:table-cell>
          <table:table-cell office:value-type="float" office:value="7.87843865" calcext:value-type="float">
            <text:p>7,87843865</text:p>
          </table:table-cell>
          <table:table-cell office:value-type="float" office:value="13.47545426" calcext:value-type="float">
            <text:p>13,47545426</text:p>
          </table:table-cell>
        </table:table-row>
        <table:table-row table:style-name="ro1">
          <table:table-cell office:value-type="string" calcext:value-type="string">
            <text:p>monkeyc3l1s1252</text:p>
          </table:table-cell>
          <table:table-cell office:value-type="float" office:value="2.09005205" calcext:value-type="float">
            <text:p>2,09005205</text:p>
          </table:table-cell>
          <table:table-cell office:value-type="float" office:value="13.73503695" calcext:value-type="float">
            <text:p>13,73503695</text:p>
          </table:table-cell>
        </table:table-row>
        <table:table-row table:style-name="ro1">
          <table:table-cell office:value-type="string" calcext:value-type="string">
            <text:p>monkeyc3l1s1253</text:p>
          </table:table-cell>
          <table:table-cell office:value-type="float" office:value="4.72044003" calcext:value-type="float">
            <text:p>4,72044003</text:p>
          </table:table-cell>
          <table:table-cell office:value-type="float" office:value="13.63048146" calcext:value-type="float">
            <text:p>13,63048146</text:p>
          </table:table-cell>
        </table:table-row>
        <table:table-row table:style-name="ro1">
          <table:table-cell office:value-type="string" calcext:value-type="string">
            <text:p>monkeyc3l1s1254</text:p>
          </table:table-cell>
          <table:table-cell office:value-type="float" office:value="5.63859145" calcext:value-type="float">
            <text:p>5,63859145</text:p>
          </table:table-cell>
          <table:table-cell office:value-type="float" office:value="13.84270745" calcext:value-type="float">
            <text:p>13,84270745</text:p>
          </table:table-cell>
        </table:table-row>
        <table:table-row table:style-name="ro1">
          <table:table-cell office:value-type="string" calcext:value-type="string">
            <text:p>monkeyc3l1s1255</text:p>
          </table:table-cell>
          <table:table-cell office:value-type="float" office:value="7.23463054" calcext:value-type="float">
            <text:p>7,23463054</text:p>
          </table:table-cell>
          <table:table-cell office:value-type="float" office:value="13.77329437" calcext:value-type="float">
            <text:p>13,77329437</text:p>
          </table:table-cell>
        </table:table-row>
        <table:table-row table:style-name="ro1">
          <table:table-cell office:value-type="string" calcext:value-type="string">
            <text:p>monkeyc3l1s1256</text:p>
          </table:table-cell>
          <table:table-cell office:value-type="float" office:value="5.09679349" calcext:value-type="float">
            <text:p>5,09679349</text:p>
          </table:table-cell>
          <table:table-cell office:value-type="float" office:value="13.49463845" calcext:value-type="float">
            <text:p>13,49463845</text:p>
          </table:table-cell>
        </table:table-row>
        <table:table-row table:style-name="ro1">
          <table:table-cell office:value-type="string" calcext:value-type="string">
            <text:p>monkeyc3l1s1257</text:p>
          </table:table-cell>
          <table:table-cell office:value-type="float" office:value="7.47365748" calcext:value-type="float">
            <text:p>7,47365748</text:p>
          </table:table-cell>
          <table:table-cell office:value-type="float" office:value="13.46948426" calcext:value-type="float">
            <text:p>13,46948426</text:p>
          </table:table-cell>
        </table:table-row>
        <table:table-row table:style-name="ro1">
          <table:table-cell office:value-type="string" calcext:value-type="string">
            <text:p>monkeyc3l1s1258</text:p>
          </table:table-cell>
          <table:table-cell office:value-type="float" office:value="8.06839146" calcext:value-type="float">
            <text:p>8,06839146</text:p>
          </table:table-cell>
          <table:table-cell office:value-type="float" office:value="13.86090058" calcext:value-type="float">
            <text:p>13,86090058</text:p>
          </table:table-cell>
        </table:table-row>
        <table:table-row table:style-name="ro1">
          <table:table-cell office:value-type="string" calcext:value-type="string">
            <text:p>monkeyc3l1s1259</text:p>
          </table:table-cell>
          <table:table-cell office:value-type="float" office:value="5.20437726" calcext:value-type="float">
            <text:p>5,20437726</text:p>
          </table:table-cell>
          <table:table-cell office:value-type="float" office:value="13.79332385" calcext:value-type="float">
            <text:p>13,79332385</text:p>
          </table:table-cell>
        </table:table-row>
        <table:table-row table:style-name="ro1">
          <table:table-cell office:value-type="string" calcext:value-type="string">
            <text:p>monkeyc3l1s1260</text:p>
          </table:table-cell>
          <table:table-cell office:value-type="float" office:value="3.98969505" calcext:value-type="float">
            <text:p>3,98969505</text:p>
          </table:table-cell>
          <table:table-cell office:value-type="float" office:value="14.11889554" calcext:value-type="float">
            <text:p>14,11889554</text:p>
          </table:table-cell>
        </table:table-row>
        <table:table-row table:style-name="ro1">
          <table:table-cell office:value-type="string" calcext:value-type="string">
            <text:p>monkeyc3l1s1261</text:p>
          </table:table-cell>
          <table:table-cell office:value-type="float" office:value="2.84498271" calcext:value-type="float">
            <text:p>2,84498271</text:p>
          </table:table-cell>
          <table:table-cell office:value-type="float" office:value="13.6525525" calcext:value-type="float">
            <text:p>13,6525525</text:p>
          </table:table-cell>
        </table:table-row>
        <table:table-row table:style-name="ro1">
          <table:table-cell office:value-type="string" calcext:value-type="string">
            <text:p>monkeyc3l1s1262</text:p>
          </table:table-cell>
          <table:table-cell office:value-type="float" office:value="8.06020321" calcext:value-type="float">
            <text:p>8,06020321</text:p>
          </table:table-cell>
          <table:table-cell office:value-type="float" office:value="14.01206676" calcext:value-type="float">
            <text:p>14,01206676</text:p>
          </table:table-cell>
        </table:table-row>
        <table:table-row table:style-name="ro1">
          <table:table-cell office:value-type="string" calcext:value-type="string">
            <text:p>monkeyc3l1s1263</text:p>
          </table:table-cell>
          <table:table-cell office:value-type="float" office:value="7.88796868" calcext:value-type="float">
            <text:p>7,88796868</text:p>
          </table:table-cell>
          <table:table-cell office:value-type="float" office:value="13.8967872" calcext:value-type="float">
            <text:p>13,8967872</text:p>
          </table:table-cell>
        </table:table-row>
        <table:table-row table:style-name="ro1">
          <table:table-cell office:value-type="string" calcext:value-type="string">
            <text:p>monkeyc3l1s1264</text:p>
          </table:table-cell>
          <table:table-cell office:value-type="float" office:value="2.80281913" calcext:value-type="float">
            <text:p>2,80281913</text:p>
          </table:table-cell>
          <table:table-cell office:value-type="float" office:value="13.41966792" calcext:value-type="float">
            <text:p>13,41966792</text:p>
          </table:table-cell>
        </table:table-row>
        <table:table-row table:style-name="ro1">
          <table:table-cell office:value-type="string" calcext:value-type="string">
            <text:p>monkeyc3l1s1265</text:p>
          </table:table-cell>
          <table:table-cell office:value-type="float" office:value="5.43631957" calcext:value-type="float">
            <text:p>5,43631957</text:p>
          </table:table-cell>
          <table:table-cell office:value-type="float" office:value="14.11708216" calcext:value-type="float">
            <text:p>14,11708216</text:p>
          </table:table-cell>
        </table:table-row>
        <table:table-row table:style-name="ro1">
          <table:table-cell office:value-type="string" calcext:value-type="string">
            <text:p>monkeyc3l1s1266</text:p>
          </table:table-cell>
          <table:table-cell office:value-type="float" office:value="2.32600212" calcext:value-type="float">
            <text:p>2,32600212</text:p>
          </table:table-cell>
          <table:table-cell office:value-type="float" office:value="13.33616485" calcext:value-type="float">
            <text:p>13,33616485</text:p>
          </table:table-cell>
        </table:table-row>
        <table:table-row table:style-name="ro1">
          <table:table-cell office:value-type="string" calcext:value-type="string">
            <text:p>monkeyc3l1s1267</text:p>
          </table:table-cell>
          <table:table-cell office:value-type="float" office:value="3.75517832" calcext:value-type="float">
            <text:p>3,75517832</text:p>
          </table:table-cell>
          <table:table-cell office:value-type="float" office:value="13.79237422" calcext:value-type="float">
            <text:p>13,79237422</text:p>
          </table:table-cell>
        </table:table-row>
        <table:table-row table:style-name="ro1">
          <table:table-cell office:value-type="string" calcext:value-type="string">
            <text:p>monkeyc3l1s1268</text:p>
          </table:table-cell>
          <table:table-cell office:value-type="float" office:value="4.48815143" calcext:value-type="float">
            <text:p>4,48815143</text:p>
          </table:table-cell>
          <table:table-cell office:value-type="float" office:value="13.60914399" calcext:value-type="float">
            <text:p>13,60914399</text:p>
          </table:table-cell>
        </table:table-row>
        <table:table-row table:style-name="ro1">
          <table:table-cell office:value-type="string" calcext:value-type="string">
            <text:p>monkeyc3l1s1269</text:p>
          </table:table-cell>
          <table:table-cell office:value-type="float" office:value="2.49185432" calcext:value-type="float">
            <text:p>2,49185432</text:p>
          </table:table-cell>
          <table:table-cell office:value-type="float" office:value="13.37188093" calcext:value-type="float">
            <text:p>13,37188093</text:p>
          </table:table-cell>
        </table:table-row>
        <table:table-row table:style-name="ro1">
          <table:table-cell office:value-type="string" calcext:value-type="string">
            <text:p>monkeyc3l1s1270</text:p>
          </table:table-cell>
          <table:table-cell office:value-type="float" office:value="6.76838353" calcext:value-type="float">
            <text:p>6,76838353</text:p>
          </table:table-cell>
          <table:table-cell office:value-type="float" office:value="13.24783215" calcext:value-type="float">
            <text:p>13,24783215</text:p>
          </table:table-cell>
        </table:table-row>
        <table:table-row table:style-name="ro1">
          <table:table-cell office:value-type="string" calcext:value-type="string">
            <text:p>monkeyc3l1s1271</text:p>
          </table:table-cell>
          <table:table-cell office:value-type="float" office:value="4.85961182" calcext:value-type="float">
            <text:p>4,85961182</text:p>
          </table:table-cell>
          <table:table-cell office:value-type="float" office:value="13.48840214" calcext:value-type="float">
            <text:p>13,48840214</text:p>
          </table:table-cell>
        </table:table-row>
        <table:table-row table:style-name="ro1">
          <table:table-cell office:value-type="string" calcext:value-type="string">
            <text:p>monkeyc3l1s1272</text:p>
          </table:table-cell>
          <table:table-cell office:value-type="float" office:value="2.44298797" calcext:value-type="float">
            <text:p>2,44298797</text:p>
          </table:table-cell>
          <table:table-cell office:value-type="float" office:value="13.52290769" calcext:value-type="float">
            <text:p>13,52290769</text:p>
          </table:table-cell>
        </table:table-row>
        <table:table-row table:style-name="ro1">
          <table:table-cell office:value-type="string" calcext:value-type="string">
            <text:p>monkeyc3l1s1273</text:p>
          </table:table-cell>
          <table:table-cell office:value-type="float" office:value="1.76738811" calcext:value-type="float">
            <text:p>1,76738811</text:p>
          </table:table-cell>
          <table:table-cell office:value-type="float" office:value="13.60515079" calcext:value-type="float">
            <text:p>13,60515079</text:p>
          </table:table-cell>
        </table:table-row>
        <table:table-row table:style-name="ro1">
          <table:table-cell office:value-type="string" calcext:value-type="string">
            <text:p>monkeyc3l1s1274</text:p>
          </table:table-cell>
          <table:table-cell office:value-type="float" office:value="5.32497851" calcext:value-type="float">
            <text:p>5,32497851</text:p>
          </table:table-cell>
          <table:table-cell office:value-type="float" office:value="14.16841853" calcext:value-type="float">
            <text:p>14,16841853</text:p>
          </table:table-cell>
        </table:table-row>
        <table:table-row table:style-name="ro1">
          <table:table-cell office:value-type="string" calcext:value-type="string">
            <text:p>monkeyc3l1s1275</text:p>
          </table:table-cell>
          <table:table-cell office:value-type="float" office:value="1.79893951" calcext:value-type="float">
            <text:p>1,79893951</text:p>
          </table:table-cell>
          <table:table-cell office:value-type="float" office:value="13.61025332" calcext:value-type="float">
            <text:p>13,61025332</text:p>
          </table:table-cell>
        </table:table-row>
        <table:table-row table:style-name="ro1">
          <table:table-cell office:value-type="string" calcext:value-type="string">
            <text:p>monkeyc3l1s1276</text:p>
          </table:table-cell>
          <table:table-cell office:value-type="float" office:value="6.49721368" calcext:value-type="float">
            <text:p>6,49721368</text:p>
          </table:table-cell>
          <table:table-cell office:value-type="float" office:value="13.62199083" calcext:value-type="float">
            <text:p>13,62199083</text:p>
          </table:table-cell>
        </table:table-row>
        <table:table-row table:style-name="ro1">
          <table:table-cell office:value-type="string" calcext:value-type="string">
            <text:p>monkeyc3l1s1277</text:p>
          </table:table-cell>
          <table:table-cell office:value-type="float" office:value="7.37679272" calcext:value-type="float">
            <text:p>7,37679272</text:p>
          </table:table-cell>
          <table:table-cell office:value-type="float" office:value="13.46486033" calcext:value-type="float">
            <text:p>13,46486033</text:p>
          </table:table-cell>
        </table:table-row>
        <table:table-row table:style-name="ro1">
          <table:table-cell office:value-type="string" calcext:value-type="string">
            <text:p>monkeyc3l1s1278</text:p>
          </table:table-cell>
          <table:table-cell office:value-type="float" office:value="5.77410658" calcext:value-type="float">
            <text:p>5,77410658</text:p>
          </table:table-cell>
          <table:table-cell office:value-type="float" office:value="14.08995744" calcext:value-type="float">
            <text:p>14,08995744</text:p>
          </table:table-cell>
        </table:table-row>
        <table:table-row table:style-name="ro1">
          <table:table-cell office:value-type="string" calcext:value-type="string">
            <text:p>monkeyc3l1s1279</text:p>
          </table:table-cell>
          <table:table-cell office:value-type="float" office:value="8.49145353" calcext:value-type="float">
            <text:p>8,49145353</text:p>
          </table:table-cell>
          <table:table-cell office:value-type="float" office:value="13.52504907" calcext:value-type="float">
            <text:p>13,52504907</text:p>
          </table:table-cell>
        </table:table-row>
        <table:table-row table:style-name="ro1">
          <table:table-cell office:value-type="string" calcext:value-type="string">
            <text:p>monkeyc3l1s1280</text:p>
          </table:table-cell>
          <table:table-cell office:value-type="float" office:value="8.13505216" calcext:value-type="float">
            <text:p>8,13505216</text:p>
          </table:table-cell>
          <table:table-cell office:value-type="float" office:value="13.23593702" calcext:value-type="float">
            <text:p>13,23593702</text:p>
          </table:table-cell>
        </table:table-row>
        <table:table-row table:style-name="ro1">
          <table:table-cell office:value-type="string" calcext:value-type="string">
            <text:p>monkeyc3l1s1281</text:p>
          </table:table-cell>
          <table:table-cell office:value-type="float" office:value="2.38957074" calcext:value-type="float">
            <text:p>2,38957074</text:p>
          </table:table-cell>
          <table:table-cell office:value-type="float" office:value="13.50993032" calcext:value-type="float">
            <text:p>13,50993032</text:p>
          </table:table-cell>
        </table:table-row>
        <table:table-row table:style-name="ro1">
          <table:table-cell office:value-type="string" calcext:value-type="string">
            <text:p>monkeyc3l1s1282</text:p>
          </table:table-cell>
          <table:table-cell office:value-type="float" office:value="7.91241857" calcext:value-type="float">
            <text:p>7,91241857</text:p>
          </table:table-cell>
          <table:table-cell office:value-type="float" office:value="13.31916739" calcext:value-type="float">
            <text:p>13,31916739</text:p>
          </table:table-cell>
        </table:table-row>
        <table:table-row table:style-name="ro1">
          <table:table-cell office:value-type="string" calcext:value-type="string">
            <text:p>monkeyc3l1s1283</text:p>
          </table:table-cell>
          <table:table-cell office:value-type="float" office:value="7.54173105" calcext:value-type="float">
            <text:p>7,54173105</text:p>
          </table:table-cell>
          <table:table-cell office:value-type="float" office:value="13.82864545" calcext:value-type="float">
            <text:p>13,82864545</text:p>
          </table:table-cell>
        </table:table-row>
        <table:table-row table:style-name="ro1">
          <table:table-cell office:value-type="string" calcext:value-type="string">
            <text:p>monkeyc3l1s1284</text:p>
          </table:table-cell>
          <table:table-cell office:value-type="float" office:value="6.10808546" calcext:value-type="float">
            <text:p>6,10808546</text:p>
          </table:table-cell>
          <table:table-cell office:value-type="float" office:value="13.32305242" calcext:value-type="float">
            <text:p>13,32305242</text:p>
          </table:table-cell>
        </table:table-row>
        <table:table-row table:style-name="ro1">
          <table:table-cell office:value-type="string" calcext:value-type="string">
            <text:p>monkeyc3l1s1285</text:p>
          </table:table-cell>
          <table:table-cell office:value-type="float" office:value="4.73020685" calcext:value-type="float">
            <text:p>4,73020685</text:p>
          </table:table-cell>
          <table:table-cell office:value-type="float" office:value="13.23418334" calcext:value-type="float">
            <text:p>13,23418334</text:p>
          </table:table-cell>
        </table:table-row>
        <table:table-row table:style-name="ro1">
          <table:table-cell office:value-type="string" calcext:value-type="string">
            <text:p>monkeyc3l1s1286</text:p>
          </table:table-cell>
          <table:table-cell office:value-type="float" office:value="7.31525741" calcext:value-type="float">
            <text:p>7,31525741</text:p>
          </table:table-cell>
          <table:table-cell office:value-type="float" office:value="13.80174947" calcext:value-type="float">
            <text:p>13,80174947</text:p>
          </table:table-cell>
        </table:table-row>
        <table:table-row table:style-name="ro1">
          <table:table-cell office:value-type="string" calcext:value-type="string">
            <text:p>monkeyc3l1s1287</text:p>
          </table:table-cell>
          <table:table-cell office:value-type="float" office:value="2.42668634" calcext:value-type="float">
            <text:p>2,42668634</text:p>
          </table:table-cell>
          <table:table-cell office:value-type="float" office:value="13.57855472" calcext:value-type="float">
            <text:p>13,57855472</text:p>
          </table:table-cell>
        </table:table-row>
        <table:table-row table:style-name="ro1">
          <table:table-cell office:value-type="string" calcext:value-type="string">
            <text:p>monkeyc3l1s1288</text:p>
          </table:table-cell>
          <table:table-cell office:value-type="float" office:value="3.86205355" calcext:value-type="float">
            <text:p>3,86205355</text:p>
          </table:table-cell>
          <table:table-cell office:value-type="float" office:value="13.79999183" calcext:value-type="float">
            <text:p>13,79999183</text:p>
          </table:table-cell>
        </table:table-row>
        <table:table-row table:style-name="ro1">
          <table:table-cell office:value-type="string" calcext:value-type="string">
            <text:p>monkeyc3l1s1289</text:p>
          </table:table-cell>
          <table:table-cell office:value-type="float" office:value="5.75718553" calcext:value-type="float">
            <text:p>5,75718553</text:p>
          </table:table-cell>
          <table:table-cell office:value-type="float" office:value="13.46182605" calcext:value-type="float">
            <text:p>13,46182605</text:p>
          </table:table-cell>
        </table:table-row>
        <table:table-row table:style-name="ro1">
          <table:table-cell office:value-type="string" calcext:value-type="string">
            <text:p>monkeyc3l1s1290</text:p>
          </table:table-cell>
          <table:table-cell office:value-type="float" office:value="5.59957956" calcext:value-type="float">
            <text:p>5,59957956</text:p>
          </table:table-cell>
          <table:table-cell office:value-type="float" office:value="13.51164927" calcext:value-type="float">
            <text:p>13,51164927</text:p>
          </table:table-cell>
        </table:table-row>
        <table:table-row table:style-name="ro1">
          <table:table-cell office:value-type="string" calcext:value-type="string">
            <text:p>monkeyc3l1s1291</text:p>
          </table:table-cell>
          <table:table-cell office:value-type="float" office:value="5.7267202" calcext:value-type="float">
            <text:p>5,7267202</text:p>
          </table:table-cell>
          <table:table-cell office:value-type="float" office:value="13.51107831" calcext:value-type="float">
            <text:p>13,51107831</text:p>
          </table:table-cell>
        </table:table-row>
        <table:table-row table:style-name="ro1">
          <table:table-cell office:value-type="string" calcext:value-type="string">
            <text:p>monkeyc3l1s1292</text:p>
          </table:table-cell>
          <table:table-cell office:value-type="float" office:value="6.99236286" calcext:value-type="float">
            <text:p>6,99236286</text:p>
          </table:table-cell>
          <table:table-cell office:value-type="float" office:value="14.10215259" calcext:value-type="float">
            <text:p>14,10215259</text:p>
          </table:table-cell>
        </table:table-row>
        <table:table-row table:style-name="ro1">
          <table:table-cell office:value-type="string" calcext:value-type="string">
            <text:p>monkeyc3l1s1293</text:p>
          </table:table-cell>
          <table:table-cell office:value-type="float" office:value="4.57199581" calcext:value-type="float">
            <text:p>4,57199581</text:p>
          </table:table-cell>
          <table:table-cell office:value-type="float" office:value="13.65757332" calcext:value-type="float">
            <text:p>13,65757332</text:p>
          </table:table-cell>
        </table:table-row>
        <table:table-row table:style-name="ro1">
          <table:table-cell office:value-type="string" calcext:value-type="string">
            <text:p>monkeyc3l1s1294</text:p>
          </table:table-cell>
          <table:table-cell office:value-type="float" office:value="4.76655018" calcext:value-type="float">
            <text:p>4,76655018</text:p>
          </table:table-cell>
          <table:table-cell office:value-type="float" office:value="14.16055233" calcext:value-type="float">
            <text:p>14,16055233</text:p>
          </table:table-cell>
        </table:table-row>
        <table:table-row table:style-name="ro1">
          <table:table-cell office:value-type="string" calcext:value-type="string">
            <text:p>monkeyc3l1s1295</text:p>
          </table:table-cell>
          <table:table-cell office:value-type="float" office:value="8.39413629" calcext:value-type="float">
            <text:p>8,39413629</text:p>
          </table:table-cell>
          <table:table-cell office:value-type="float" office:value="13.27444029" calcext:value-type="float">
            <text:p>13,27444029</text:p>
          </table:table-cell>
        </table:table-row>
        <table:table-row table:style-name="ro1">
          <table:table-cell office:value-type="string" calcext:value-type="string">
            <text:p>monkeyc3l1s1296</text:p>
          </table:table-cell>
          <table:table-cell office:value-type="float" office:value="2.33998457" calcext:value-type="float">
            <text:p>2,33998457</text:p>
          </table:table-cell>
          <table:table-cell office:value-type="float" office:value="13.39154791" calcext:value-type="float">
            <text:p>13,39154791</text:p>
          </table:table-cell>
        </table:table-row>
        <table:table-row table:style-name="ro1">
          <table:table-cell office:value-type="string" calcext:value-type="string">
            <text:p>monkeyc3l1s1297</text:p>
          </table:table-cell>
          <table:table-cell office:value-type="float" office:value="4.53002936" calcext:value-type="float">
            <text:p>4,53002936</text:p>
          </table:table-cell>
          <table:table-cell office:value-type="float" office:value="14.13058759" calcext:value-type="float">
            <text:p>14,13058759</text:p>
          </table:table-cell>
        </table:table-row>
        <table:table-row table:style-name="ro1">
          <table:table-cell office:value-type="string" calcext:value-type="string">
            <text:p>monkeyc3l1s1298</text:p>
          </table:table-cell>
          <table:table-cell office:value-type="float" office:value="3.57490118" calcext:value-type="float">
            <text:p>3,57490118</text:p>
          </table:table-cell>
          <table:table-cell office:value-type="float" office:value="13.32696886" calcext:value-type="float">
            <text:p>13,32696886</text:p>
          </table:table-cell>
        </table:table-row>
        <table:table-row table:style-name="ro1">
          <table:table-cell office:value-type="string" calcext:value-type="string">
            <text:p>monkeyc3l1s1299</text:p>
          </table:table-cell>
          <table:table-cell office:value-type="float" office:value="4.32239477" calcext:value-type="float">
            <text:p>4,32239477</text:p>
          </table:table-cell>
          <table:table-cell office:value-type="float" office:value="13.35252464" calcext:value-type="float">
            <text:p>13,35252464</text:p>
          </table:table-cell>
        </table:table-row>
        <table:table-row table:style-name="ro1">
          <table:table-cell office:value-type="string" calcext:value-type="string">
            <text:p>monkeyc3l1s1300</text:p>
          </table:table-cell>
          <table:table-cell office:value-type="float" office:value="5.73438755" calcext:value-type="float">
            <text:p>5,73438755</text:p>
          </table:table-cell>
          <table:table-cell office:value-type="float" office:value="13.89469505" calcext:value-type="float">
            <text:p>13,89469505</text:p>
          </table:table-cell>
        </table:table-row>
        <table:table-row table:style-name="ro1">
          <table:table-cell office:value-type="string" calcext:value-type="string">
            <text:p>monkeyc3l1s1301</text:p>
          </table:table-cell>
          <table:table-cell office:value-type="float" office:value="3.18505491" calcext:value-type="float">
            <text:p>3,18505491</text:p>
          </table:table-cell>
          <table:table-cell office:value-type="float" office:value="13.72688706" calcext:value-type="float">
            <text:p>13,72688706</text:p>
          </table:table-cell>
        </table:table-row>
        <table:table-row table:style-name="ro1">
          <table:table-cell office:value-type="string" calcext:value-type="string">
            <text:p>monkeyc3l1s1302</text:p>
          </table:table-cell>
          <table:table-cell office:value-type="float" office:value="8.31549346" calcext:value-type="float">
            <text:p>8,31549346</text:p>
          </table:table-cell>
          <table:table-cell office:value-type="float" office:value="14.06543116" calcext:value-type="float">
            <text:p>14,06543116</text:p>
          </table:table-cell>
        </table:table-row>
        <table:table-row table:style-name="ro1">
          <table:table-cell office:value-type="string" calcext:value-type="string">
            <text:p>monkeyc3l1s1303</text:p>
          </table:table-cell>
          <table:table-cell office:value-type="float" office:value="7.39706644" calcext:value-type="float">
            <text:p>7,39706644</text:p>
          </table:table-cell>
          <table:table-cell office:value-type="float" office:value="14.09458095" calcext:value-type="float">
            <text:p>14,09458095</text:p>
          </table:table-cell>
        </table:table-row>
        <table:table-row table:style-name="ro1">
          <table:table-cell office:value-type="string" calcext:value-type="string">
            <text:p>monkeyc3l1s1304</text:p>
          </table:table-cell>
          <table:table-cell office:value-type="float" office:value="3.11160575" calcext:value-type="float">
            <text:p>3,11160575</text:p>
          </table:table-cell>
          <table:table-cell office:value-type="float" office:value="13.66383451" calcext:value-type="float">
            <text:p>13,66383451</text:p>
          </table:table-cell>
        </table:table-row>
        <table:table-row table:style-name="ro1">
          <table:table-cell office:value-type="string" calcext:value-type="string">
            <text:p>monkeyc3l1s1305</text:p>
          </table:table-cell>
          <table:table-cell office:value-type="float" office:value="4.38821973" calcext:value-type="float">
            <text:p>4,38821973</text:p>
          </table:table-cell>
          <table:table-cell office:value-type="float" office:value="13.9709242" calcext:value-type="float">
            <text:p>13,9709242</text:p>
          </table:table-cell>
        </table:table-row>
        <table:table-row table:style-name="ro1">
          <table:table-cell office:value-type="string" calcext:value-type="string">
            <text:p>monkeyc3l1s1306</text:p>
          </table:table-cell>
          <table:table-cell office:value-type="float" office:value="7.4954182" calcext:value-type="float">
            <text:p>7,4954182</text:p>
          </table:table-cell>
          <table:table-cell office:value-type="float" office:value="13.3240738" calcext:value-type="float">
            <text:p>13,3240738</text:p>
          </table:table-cell>
        </table:table-row>
        <table:table-row table:style-name="ro1">
          <table:table-cell office:value-type="string" calcext:value-type="string">
            <text:p>monkeyc3l1s1307</text:p>
          </table:table-cell>
          <table:table-cell office:value-type="float" office:value="7.7514495" calcext:value-type="float">
            <text:p>7,7514495</text:p>
          </table:table-cell>
          <table:table-cell office:value-type="float" office:value="14.0318584" calcext:value-type="float">
            <text:p>14,0318584</text:p>
          </table:table-cell>
        </table:table-row>
        <table:table-row table:style-name="ro1">
          <table:table-cell office:value-type="string" calcext:value-type="string">
            <text:p>monkeyc3l1s1308</text:p>
          </table:table-cell>
          <table:table-cell office:value-type="float" office:value="1.6617296" calcext:value-type="float">
            <text:p>1,6617296</text:p>
          </table:table-cell>
          <table:table-cell office:value-type="float" office:value="13.55628139" calcext:value-type="float">
            <text:p>13,55628139</text:p>
          </table:table-cell>
        </table:table-row>
        <table:table-row table:style-name="ro1">
          <table:table-cell office:value-type="string" calcext:value-type="string">
            <text:p>monkeyc3l1s1309</text:p>
          </table:table-cell>
          <table:table-cell office:value-type="float" office:value="4.98547516" calcext:value-type="float">
            <text:p>4,98547516</text:p>
          </table:table-cell>
          <table:table-cell office:value-type="float" office:value="13.47917077" calcext:value-type="float">
            <text:p>13,47917077</text:p>
          </table:table-cell>
        </table:table-row>
        <table:table-row table:style-name="ro1">
          <table:table-cell office:value-type="string" calcext:value-type="string">
            <text:p>monkeyc3l1s1310</text:p>
          </table:table-cell>
          <table:table-cell office:value-type="float" office:value="7.30147625" calcext:value-type="float">
            <text:p>7,30147625</text:p>
          </table:table-cell>
          <table:table-cell office:value-type="float" office:value="13.78124279" calcext:value-type="float">
            <text:p>13,78124279</text:p>
          </table:table-cell>
        </table:table-row>
        <table:table-row table:style-name="ro1">
          <table:table-cell office:value-type="string" calcext:value-type="string">
            <text:p>monkeyc3l1s1311</text:p>
          </table:table-cell>
          <table:table-cell office:value-type="float" office:value="2.10321796" calcext:value-type="float">
            <text:p>2,10321796</text:p>
          </table:table-cell>
          <table:table-cell office:value-type="float" office:value="13.83064021" calcext:value-type="float">
            <text:p>13,83064021</text:p>
          </table:table-cell>
        </table:table-row>
        <table:table-row table:style-name="ro1">
          <table:table-cell office:value-type="string" calcext:value-type="string">
            <text:p>monkeyc3l1s1312</text:p>
          </table:table-cell>
          <table:table-cell office:value-type="float" office:value="5.37288725" calcext:value-type="float">
            <text:p>5,37288725</text:p>
          </table:table-cell>
          <table:table-cell office:value-type="float" office:value="13.31426217" calcext:value-type="float">
            <text:p>13,31426217</text:p>
          </table:table-cell>
        </table:table-row>
        <table:table-row table:style-name="ro1">
          <table:table-cell office:value-type="string" calcext:value-type="string">
            <text:p>monkeyc3l1s1313</text:p>
          </table:table-cell>
          <table:table-cell office:value-type="float" office:value="5.77014244" calcext:value-type="float">
            <text:p>5,77014244</text:p>
          </table:table-cell>
          <table:table-cell office:value-type="float" office:value="13.89352792" calcext:value-type="float">
            <text:p>13,89352792</text:p>
          </table:table-cell>
        </table:table-row>
        <table:table-row table:style-name="ro1">
          <table:table-cell office:value-type="string" calcext:value-type="string">
            <text:p>monkeyc3l1s1314</text:p>
          </table:table-cell>
          <table:table-cell office:value-type="float" office:value="8.18344769" calcext:value-type="float">
            <text:p>8,18344769</text:p>
          </table:table-cell>
          <table:table-cell office:value-type="float" office:value="13.55508969" calcext:value-type="float">
            <text:p>13,55508969</text:p>
          </table:table-cell>
        </table:table-row>
        <table:table-row table:style-name="ro1">
          <table:table-cell office:value-type="string" calcext:value-type="string">
            <text:p>monkeyc3l1s1315</text:p>
          </table:table-cell>
          <table:table-cell office:value-type="float" office:value="3.07188847" calcext:value-type="float">
            <text:p>3,07188847</text:p>
          </table:table-cell>
          <table:table-cell office:value-type="float" office:value="14.01349385" calcext:value-type="float">
            <text:p>14,01349385</text:p>
          </table:table-cell>
        </table:table-row>
        <table:table-row table:style-name="ro1">
          <table:table-cell office:value-type="string" calcext:value-type="string">
            <text:p>monkeyc3l1s1316</text:p>
          </table:table-cell>
          <table:table-cell office:value-type="float" office:value="2.69474613" calcext:value-type="float">
            <text:p>2,69474613</text:p>
          </table:table-cell>
          <table:table-cell office:value-type="float" office:value="13.35086763" calcext:value-type="float">
            <text:p>13,35086763</text:p>
          </table:table-cell>
        </table:table-row>
        <table:table-row table:style-name="ro1">
          <table:table-cell office:value-type="string" calcext:value-type="string">
            <text:p>monkeyc3l1s1317</text:p>
          </table:table-cell>
          <table:table-cell office:value-type="float" office:value="5.86930915" calcext:value-type="float">
            <text:p>5,86930915</text:p>
          </table:table-cell>
          <table:table-cell office:value-type="float" office:value="13.73575689" calcext:value-type="float">
            <text:p>13,73575689</text:p>
          </table:table-cell>
        </table:table-row>
        <table:table-row table:style-name="ro1">
          <table:table-cell office:value-type="string" calcext:value-type="string">
            <text:p>monkeyc3l1s1318</text:p>
          </table:table-cell>
          <table:table-cell office:value-type="float" office:value="3.25710389" calcext:value-type="float">
            <text:p>3,25710389</text:p>
          </table:table-cell>
          <table:table-cell office:value-type="float" office:value="13.32915992" calcext:value-type="float">
            <text:p>13,32915992</text:p>
          </table:table-cell>
        </table:table-row>
        <table:table-row table:style-name="ro1">
          <table:table-cell office:value-type="string" calcext:value-type="string">
            <text:p>monkeyc3l1s1319</text:p>
          </table:table-cell>
          <table:table-cell office:value-type="float" office:value="4.64896191" calcext:value-type="float">
            <text:p>4,64896191</text:p>
          </table:table-cell>
          <table:table-cell office:value-type="float" office:value="13.8293073" calcext:value-type="float">
            <text:p>13,8293073</text:p>
          </table:table-cell>
        </table:table-row>
        <table:table-row table:style-name="ro1">
          <table:table-cell office:value-type="string" calcext:value-type="string">
            <text:p>monkeyc3l1s1320</text:p>
          </table:table-cell>
          <table:table-cell office:value-type="float" office:value="3.05795681" calcext:value-type="float">
            <text:p>3,05795681</text:p>
          </table:table-cell>
          <table:table-cell office:value-type="float" office:value="13.48452769" calcext:value-type="float">
            <text:p>13,48452769</text:p>
          </table:table-cell>
        </table:table-row>
        <table:table-row table:style-name="ro1">
          <table:table-cell office:value-type="string" calcext:value-type="string">
            <text:p>monkeyc3l1s1321</text:p>
          </table:table-cell>
          <table:table-cell office:value-type="float" office:value="6.87120769" calcext:value-type="float">
            <text:p>6,87120769</text:p>
          </table:table-cell>
          <table:table-cell office:value-type="float" office:value="13.29606764" calcext:value-type="float">
            <text:p>13,29606764</text:p>
          </table:table-cell>
        </table:table-row>
        <table:table-row table:style-name="ro1">
          <table:table-cell office:value-type="string" calcext:value-type="string">
            <text:p>monkeyc3l1s1322</text:p>
          </table:table-cell>
          <table:table-cell office:value-type="float" office:value="1.76697704" calcext:value-type="float">
            <text:p>1,76697704</text:p>
          </table:table-cell>
          <table:table-cell office:value-type="float" office:value="13.24729218" calcext:value-type="float">
            <text:p>13,24729218</text:p>
          </table:table-cell>
        </table:table-row>
        <table:table-row table:style-name="ro1">
          <table:table-cell office:value-type="string" calcext:value-type="string">
            <text:p>monkeyc3l1s1323</text:p>
          </table:table-cell>
          <table:table-cell office:value-type="float" office:value="1.86287097" calcext:value-type="float">
            <text:p>1,86287097</text:p>
          </table:table-cell>
          <table:table-cell office:value-type="float" office:value="14.10142475" calcext:value-type="float">
            <text:p>14,10142475</text:p>
          </table:table-cell>
        </table:table-row>
        <table:table-row table:style-name="ro1">
          <table:table-cell office:value-type="string" calcext:value-type="string">
            <text:p>monkeyc3l1s1324</text:p>
          </table:table-cell>
          <table:table-cell office:value-type="float" office:value="3.05663039" calcext:value-type="float">
            <text:p>3,05663039</text:p>
          </table:table-cell>
          <table:table-cell office:value-type="float" office:value="13.28277546" calcext:value-type="float">
            <text:p>13,28277546</text:p>
          </table:table-cell>
        </table:table-row>
        <table:table-row table:style-name="ro1">
          <table:table-cell office:value-type="string" calcext:value-type="string">
            <text:p>monkeyc3l1s1325</text:p>
          </table:table-cell>
          <table:table-cell office:value-type="float" office:value="6.47039782" calcext:value-type="float">
            <text:p>6,47039782</text:p>
          </table:table-cell>
          <table:table-cell office:value-type="float" office:value="14.10230663" calcext:value-type="float">
            <text:p>14,10230663</text:p>
          </table:table-cell>
        </table:table-row>
        <table:table-row table:style-name="ro1">
          <table:table-cell office:value-type="string" calcext:value-type="string">
            <text:p>monkeyc3l1s1326</text:p>
          </table:table-cell>
          <table:table-cell office:value-type="float" office:value="2.40656251" calcext:value-type="float">
            <text:p>2,40656251</text:p>
          </table:table-cell>
          <table:table-cell office:value-type="float" office:value="13.3382816" calcext:value-type="float">
            <text:p>13,3382816</text:p>
          </table:table-cell>
        </table:table-row>
        <table:table-row table:style-name="ro1">
          <table:table-cell office:value-type="string" calcext:value-type="string">
            <text:p>monkeyc3l1s1327</text:p>
          </table:table-cell>
          <table:table-cell office:value-type="float" office:value="3.36894423" calcext:value-type="float">
            <text:p>3,36894423</text:p>
          </table:table-cell>
          <table:table-cell office:value-type="float" office:value="13.63159654" calcext:value-type="float">
            <text:p>13,63159654</text:p>
          </table:table-cell>
        </table:table-row>
        <table:table-row table:style-name="ro1">
          <table:table-cell office:value-type="string" calcext:value-type="string">
            <text:p>monkeyc3l1s1328</text:p>
          </table:table-cell>
          <table:table-cell office:value-type="float" office:value="1.93029068" calcext:value-type="float">
            <text:p>1,93029068</text:p>
          </table:table-cell>
          <table:table-cell office:value-type="float" office:value="14.07670228" calcext:value-type="float">
            <text:p>14,07670228</text:p>
          </table:table-cell>
        </table:table-row>
        <table:table-row table:style-name="ro1">
          <table:table-cell office:value-type="string" calcext:value-type="string">
            <text:p>monkeyc3l1s1329</text:p>
          </table:table-cell>
          <table:table-cell office:value-type="float" office:value="3.50336858" calcext:value-type="float">
            <text:p>3,50336858</text:p>
          </table:table-cell>
          <table:table-cell office:value-type="float" office:value="13.87059531" calcext:value-type="float">
            <text:p>13,87059531</text:p>
          </table:table-cell>
        </table:table-row>
        <table:table-row table:style-name="ro1">
          <table:table-cell office:value-type="string" calcext:value-type="string">
            <text:p>monkeyc3l1s1330</text:p>
          </table:table-cell>
          <table:table-cell office:value-type="float" office:value="6.14415423" calcext:value-type="float">
            <text:p>6,14415423</text:p>
          </table:table-cell>
          <table:table-cell office:value-type="float" office:value="13.37793523" calcext:value-type="float">
            <text:p>13,37793523</text:p>
          </table:table-cell>
        </table:table-row>
        <table:table-row table:style-name="ro1">
          <table:table-cell office:value-type="string" calcext:value-type="string">
            <text:p>monkeyc3l1s1331</text:p>
          </table:table-cell>
          <table:table-cell office:value-type="float" office:value="6.05195106" calcext:value-type="float">
            <text:p>6,05195106</text:p>
          </table:table-cell>
          <table:table-cell office:value-type="float" office:value="13.62975695" calcext:value-type="float">
            <text:p>13,62975695</text:p>
          </table:table-cell>
        </table:table-row>
        <table:table-row table:style-name="ro1">
          <table:table-cell office:value-type="string" calcext:value-type="string">
            <text:p>monkeyc3l1s1332</text:p>
          </table:table-cell>
          <table:table-cell office:value-type="float" office:value="6.20270596" calcext:value-type="float">
            <text:p>6,20270596</text:p>
          </table:table-cell>
          <table:table-cell office:value-type="float" office:value="13.55139918" calcext:value-type="float">
            <text:p>13,55139918</text:p>
          </table:table-cell>
        </table:table-row>
        <table:table-row table:style-name="ro1">
          <table:table-cell office:value-type="string" calcext:value-type="string">
            <text:p>monkeyc3l1s1333</text:p>
          </table:table-cell>
          <table:table-cell office:value-type="float" office:value="4.87139412" calcext:value-type="float">
            <text:p>4,87139412</text:p>
          </table:table-cell>
          <table:table-cell office:value-type="float" office:value="13.72506724" calcext:value-type="float">
            <text:p>13,72506724</text:p>
          </table:table-cell>
        </table:table-row>
        <table:table-row table:style-name="ro1">
          <table:table-cell office:value-type="string" calcext:value-type="string">
            <text:p>monkeyc3l1s1334</text:p>
          </table:table-cell>
          <table:table-cell office:value-type="float" office:value="3.53761659" calcext:value-type="float">
            <text:p>3,53761659</text:p>
          </table:table-cell>
          <table:table-cell office:value-type="float" office:value="14.18585506" calcext:value-type="float">
            <text:p>14,18585506</text:p>
          </table:table-cell>
        </table:table-row>
        <table:table-row table:style-name="ro1">
          <table:table-cell office:value-type="string" calcext:value-type="string">
            <text:p>monkeyc3l1s1335</text:p>
          </table:table-cell>
          <table:table-cell office:value-type="float" office:value="8.35779391" calcext:value-type="float">
            <text:p>8,35779391</text:p>
          </table:table-cell>
          <table:table-cell office:value-type="float" office:value="13.59997491" calcext:value-type="float">
            <text:p>13,59997491</text:p>
          </table:table-cell>
        </table:table-row>
        <table:table-row table:style-name="ro1">
          <table:table-cell office:value-type="string" calcext:value-type="string">
            <text:p>monkeyc3l1s1336</text:p>
          </table:table-cell>
          <table:table-cell office:value-type="float" office:value="6.81438362" calcext:value-type="float">
            <text:p>6,81438362</text:p>
          </table:table-cell>
          <table:table-cell office:value-type="float" office:value="13.68376853" calcext:value-type="float">
            <text:p>13,68376853</text:p>
          </table:table-cell>
        </table:table-row>
        <table:table-row table:style-name="ro1">
          <table:table-cell office:value-type="string" calcext:value-type="string">
            <text:p>monkeyc3l1s1337</text:p>
          </table:table-cell>
          <table:table-cell office:value-type="float" office:value="3.15602234" calcext:value-type="float">
            <text:p>3,15602234</text:p>
          </table:table-cell>
          <table:table-cell office:value-type="float" office:value="14.06739537" calcext:value-type="float">
            <text:p>14,06739537</text:p>
          </table:table-cell>
        </table:table-row>
        <table:table-row table:style-name="ro1">
          <table:table-cell office:value-type="string" calcext:value-type="string">
            <text:p>monkeyc3l1s1338</text:p>
          </table:table-cell>
          <table:table-cell office:value-type="float" office:value="7.17115419" calcext:value-type="float">
            <text:p>7,17115419</text:p>
          </table:table-cell>
          <table:table-cell office:value-type="float" office:value="14.12571454" calcext:value-type="float">
            <text:p>14,12571454</text:p>
          </table:table-cell>
        </table:table-row>
        <table:table-row table:style-name="ro1">
          <table:table-cell office:value-type="string" calcext:value-type="string">
            <text:p>monkeyc3l1s1339</text:p>
          </table:table-cell>
          <table:table-cell office:value-type="float" office:value="7.74932133" calcext:value-type="float">
            <text:p>7,74932133</text:p>
          </table:table-cell>
          <table:table-cell office:value-type="float" office:value="13.57992308" calcext:value-type="float">
            <text:p>13,57992308</text:p>
          </table:table-cell>
        </table:table-row>
        <table:table-row table:style-name="ro1">
          <table:table-cell office:value-type="string" calcext:value-type="string">
            <text:p>monkeyc3l1s1340</text:p>
          </table:table-cell>
          <table:table-cell office:value-type="float" office:value="5.64845219" calcext:value-type="float">
            <text:p>5,64845219</text:p>
          </table:table-cell>
          <table:table-cell office:value-type="float" office:value="13.70781212" calcext:value-type="float">
            <text:p>13,70781212</text:p>
          </table:table-cell>
        </table:table-row>
        <table:table-row table:style-name="ro1">
          <table:table-cell office:value-type="string" calcext:value-type="string">
            <text:p>monkeyc3l1s1341</text:p>
          </table:table-cell>
          <table:table-cell office:value-type="float" office:value="5.96531114" calcext:value-type="float">
            <text:p>5,96531114</text:p>
          </table:table-cell>
          <table:table-cell office:value-type="float" office:value="13.72356034" calcext:value-type="float">
            <text:p>13,72356034</text:p>
          </table:table-cell>
        </table:table-row>
        <table:table-row table:style-name="ro1">
          <table:table-cell office:value-type="string" calcext:value-type="string">
            <text:p>monkeyc3l1s1342</text:p>
          </table:table-cell>
          <table:table-cell office:value-type="float" office:value="7.8989898" calcext:value-type="float">
            <text:p>7,8989898</text:p>
          </table:table-cell>
          <table:table-cell office:value-type="float" office:value="13.84915117" calcext:value-type="float">
            <text:p>13,84915117</text:p>
          </table:table-cell>
        </table:table-row>
        <table:table-row table:style-name="ro1">
          <table:table-cell office:value-type="string" calcext:value-type="string">
            <text:p>monkeyc3l1s1343</text:p>
          </table:table-cell>
          <table:table-cell office:value-type="float" office:value="2.72825479" calcext:value-type="float">
            <text:p>2,72825479</text:p>
          </table:table-cell>
          <table:table-cell office:value-type="float" office:value="14.12452816" calcext:value-type="float">
            <text:p>14,12452816</text:p>
          </table:table-cell>
        </table:table-row>
        <table:table-row table:style-name="ro1">
          <table:table-cell office:value-type="string" calcext:value-type="string">
            <text:p>monkeyc3l1s1344</text:p>
          </table:table-cell>
          <table:table-cell office:value-type="float" office:value="4.22437718" calcext:value-type="float">
            <text:p>4,22437718</text:p>
          </table:table-cell>
          <table:table-cell office:value-type="float" office:value="13.90614499" calcext:value-type="float">
            <text:p>13,90614499</text:p>
          </table:table-cell>
        </table:table-row>
        <table:table-row table:style-name="ro1">
          <table:table-cell office:value-type="string" calcext:value-type="string">
            <text:p>monkeyc3l1s1345</text:p>
          </table:table-cell>
          <table:table-cell office:value-type="float" office:value="7.6076555" calcext:value-type="float">
            <text:p>7,6076555</text:p>
          </table:table-cell>
          <table:table-cell office:value-type="float" office:value="13.30629349" calcext:value-type="float">
            <text:p>13,30629349</text:p>
          </table:table-cell>
        </table:table-row>
        <table:table-row table:style-name="ro1">
          <table:table-cell office:value-type="string" calcext:value-type="string">
            <text:p>monkeyc3l1s1346</text:p>
          </table:table-cell>
          <table:table-cell office:value-type="float" office:value="4.02008524" calcext:value-type="float">
            <text:p>4,02008524</text:p>
          </table:table-cell>
          <table:table-cell office:value-type="float" office:value="13.85240771" calcext:value-type="float">
            <text:p>13,85240771</text:p>
          </table:table-cell>
        </table:table-row>
        <table:table-row table:style-name="ro1">
          <table:table-cell office:value-type="string" calcext:value-type="string">
            <text:p>monkeyc3l1s1347</text:p>
          </table:table-cell>
          <table:table-cell office:value-type="float" office:value="5.94373387" calcext:value-type="float">
            <text:p>5,94373387</text:p>
          </table:table-cell>
          <table:table-cell office:value-type="float" office:value="13.9813991" calcext:value-type="float">
            <text:p>13,9813991</text:p>
          </table:table-cell>
        </table:table-row>
        <table:table-row table:style-name="ro1">
          <table:table-cell office:value-type="string" calcext:value-type="string">
            <text:p>monkeyc3l1s1348</text:p>
          </table:table-cell>
          <table:table-cell office:value-type="float" office:value="6.02143839" calcext:value-type="float">
            <text:p>6,02143839</text:p>
          </table:table-cell>
          <table:table-cell office:value-type="float" office:value="13.70643202" calcext:value-type="float">
            <text:p>13,70643202</text:p>
          </table:table-cell>
        </table:table-row>
        <table:table-row table:style-name="ro1">
          <table:table-cell office:value-type="string" calcext:value-type="string">
            <text:p>monkeyc3l1s1349</text:p>
          </table:table-cell>
          <table:table-cell office:value-type="float" office:value="6.46994721" calcext:value-type="float">
            <text:p>6,46994721</text:p>
          </table:table-cell>
          <table:table-cell office:value-type="float" office:value="13.54883935" calcext:value-type="float">
            <text:p>13,54883935</text:p>
          </table:table-cell>
        </table:table-row>
        <table:table-row table:style-name="ro1">
          <table:table-cell office:value-type="string" calcext:value-type="string">
            <text:p>monkeyc3l1s1350</text:p>
          </table:table-cell>
          <table:table-cell office:value-type="float" office:value="1.90161979" calcext:value-type="float">
            <text:p>1,90161979</text:p>
          </table:table-cell>
          <table:table-cell office:value-type="float" office:value="13.51925256" calcext:value-type="float">
            <text:p>13,51925256</text:p>
          </table:table-cell>
        </table:table-row>
        <table:table-row table:style-name="ro1">
          <table:table-cell office:value-type="string" calcext:value-type="string">
            <text:p>monkeyc3l1s1351</text:p>
          </table:table-cell>
          <table:table-cell office:value-type="float" office:value="6.99588191" calcext:value-type="float">
            <text:p>6,99588191</text:p>
          </table:table-cell>
          <table:table-cell office:value-type="float" office:value="13.52113991" calcext:value-type="float">
            <text:p>13,52113991</text:p>
          </table:table-cell>
        </table:table-row>
        <table:table-row table:style-name="ro1">
          <table:table-cell office:value-type="string" calcext:value-type="string">
            <text:p>monkeyc3l1s1352</text:p>
          </table:table-cell>
          <table:table-cell office:value-type="float" office:value="3.9307733" calcext:value-type="float">
            <text:p>3,9307733</text:p>
          </table:table-cell>
          <table:table-cell office:value-type="float" office:value="13.7171329" calcext:value-type="float">
            <text:p>13,7171329</text:p>
          </table:table-cell>
        </table:table-row>
        <table:table-row table:style-name="ro1">
          <table:table-cell office:value-type="string" calcext:value-type="string">
            <text:p>monkeyc3l1s1353</text:p>
          </table:table-cell>
          <table:table-cell office:value-type="float" office:value="2.75147371" calcext:value-type="float">
            <text:p>2,75147371</text:p>
          </table:table-cell>
          <table:table-cell office:value-type="float" office:value="13.69138092" calcext:value-type="float">
            <text:p>13,69138092</text:p>
          </table:table-cell>
        </table:table-row>
        <table:table-row table:style-name="ro1">
          <table:table-cell office:value-type="string" calcext:value-type="string">
            <text:p>monkeyc3l1s1354</text:p>
          </table:table-cell>
          <table:table-cell office:value-type="float" office:value="8.22626015" calcext:value-type="float">
            <text:p>8,22626015</text:p>
          </table:table-cell>
          <table:table-cell office:value-type="float" office:value="13.77015472" calcext:value-type="float">
            <text:p>13,77015472</text:p>
          </table:table-cell>
        </table:table-row>
        <table:table-row table:style-name="ro1">
          <table:table-cell office:value-type="string" calcext:value-type="string">
            <text:p>monkeyc3l1s1355</text:p>
          </table:table-cell>
          <table:table-cell office:value-type="float" office:value="5.53571722" calcext:value-type="float">
            <text:p>5,53571722</text:p>
          </table:table-cell>
          <table:table-cell office:value-type="float" office:value="14.00853127" calcext:value-type="float">
            <text:p>14,00853127</text:p>
          </table:table-cell>
        </table:table-row>
        <table:table-row table:style-name="ro1">
          <table:table-cell office:value-type="string" calcext:value-type="string">
            <text:p>monkeyc3l1s1356</text:p>
          </table:table-cell>
          <table:table-cell office:value-type="float" office:value="6.73398438" calcext:value-type="float">
            <text:p>6,73398438</text:p>
          </table:table-cell>
          <table:table-cell office:value-type="float" office:value="14.09250311" calcext:value-type="float">
            <text:p>14,09250311</text:p>
          </table:table-cell>
        </table:table-row>
        <table:table-row table:style-name="ro1">
          <table:table-cell office:value-type="string" calcext:value-type="string">
            <text:p>monkeyc3l1s1357</text:p>
          </table:table-cell>
          <table:table-cell office:value-type="float" office:value="7.84105537" calcext:value-type="float">
            <text:p>7,84105537</text:p>
          </table:table-cell>
          <table:table-cell office:value-type="float" office:value="13.23179755" calcext:value-type="float">
            <text:p>13,23179755</text:p>
          </table:table-cell>
        </table:table-row>
        <table:table-row table:style-name="ro1">
          <table:table-cell office:value-type="string" calcext:value-type="string">
            <text:p>monkeyc3l1s1358</text:p>
          </table:table-cell>
          <table:table-cell office:value-type="float" office:value="7.8112427" calcext:value-type="float">
            <text:p>7,8112427</text:p>
          </table:table-cell>
          <table:table-cell office:value-type="float" office:value="13.76253124" calcext:value-type="float">
            <text:p>13,76253124</text:p>
          </table:table-cell>
        </table:table-row>
        <table:table-row table:style-name="ro1">
          <table:table-cell office:value-type="string" calcext:value-type="string">
            <text:p>monkeyc3l1s1359</text:p>
          </table:table-cell>
          <table:table-cell office:value-type="float" office:value="8.09329433" calcext:value-type="float">
            <text:p>8,09329433</text:p>
          </table:table-cell>
          <table:table-cell office:value-type="float" office:value="13.41378919" calcext:value-type="float">
            <text:p>13,41378919</text:p>
          </table:table-cell>
        </table:table-row>
        <table:table-row table:style-name="ro1">
          <table:table-cell office:value-type="string" calcext:value-type="string">
            <text:p>monkeyc3l1s1360</text:p>
          </table:table-cell>
          <table:table-cell office:value-type="float" office:value="3.09281139" calcext:value-type="float">
            <text:p>3,09281139</text:p>
          </table:table-cell>
          <table:table-cell office:value-type="float" office:value="13.69867575" calcext:value-type="float">
            <text:p>13,69867575</text:p>
          </table:table-cell>
        </table:table-row>
        <table:table-row table:style-name="ro1">
          <table:table-cell office:value-type="string" calcext:value-type="string">
            <text:p>monkeyc3l1s1361</text:p>
          </table:table-cell>
          <table:table-cell office:value-type="float" office:value="4.98648057" calcext:value-type="float">
            <text:p>4,98648057</text:p>
          </table:table-cell>
          <table:table-cell office:value-type="float" office:value="13.69581839" calcext:value-type="float">
            <text:p>13,69581839</text:p>
          </table:table-cell>
        </table:table-row>
        <table:table-row table:style-name="ro1">
          <table:table-cell office:value-type="string" calcext:value-type="string">
            <text:p>monkeyc3l1s1362</text:p>
          </table:table-cell>
          <table:table-cell office:value-type="float" office:value="4.51186679" calcext:value-type="float">
            <text:p>4,51186679</text:p>
          </table:table-cell>
          <table:table-cell office:value-type="float" office:value="13.56593075" calcext:value-type="float">
            <text:p>13,56593075</text:p>
          </table:table-cell>
        </table:table-row>
        <table:table-row table:style-name="ro1">
          <table:table-cell office:value-type="string" calcext:value-type="string">
            <text:p>monkeyc3l1s1363</text:p>
          </table:table-cell>
          <table:table-cell office:value-type="float" office:value="7.56734747" calcext:value-type="float">
            <text:p>7,56734747</text:p>
          </table:table-cell>
          <table:table-cell office:value-type="float" office:value="13.55180645" calcext:value-type="float">
            <text:p>13,55180645</text:p>
          </table:table-cell>
        </table:table-row>
        <table:table-row table:style-name="ro1">
          <table:table-cell office:value-type="string" calcext:value-type="string">
            <text:p>monkeyc3l1s1364</text:p>
          </table:table-cell>
          <table:table-cell office:value-type="float" office:value="8.4714104" calcext:value-type="float">
            <text:p>8,4714104</text:p>
          </table:table-cell>
          <table:table-cell office:value-type="float" office:value="13.25488117" calcext:value-type="float">
            <text:p>13,25488117</text:p>
          </table:table-cell>
        </table:table-row>
        <table:table-row table:style-name="ro1">
          <table:table-cell office:value-type="string" calcext:value-type="string">
            <text:p>monkeyc3l1s1365</text:p>
          </table:table-cell>
          <table:table-cell office:value-type="float" office:value="7.54686303" calcext:value-type="float">
            <text:p>7,54686303</text:p>
          </table:table-cell>
          <table:table-cell office:value-type="float" office:value="14.11683531" calcext:value-type="float">
            <text:p>14,11683531</text:p>
          </table:table-cell>
        </table:table-row>
        <table:table-row table:style-name="ro1">
          <table:table-cell office:value-type="string" calcext:value-type="string">
            <text:p>monkeyc3l1s1366</text:p>
          </table:table-cell>
          <table:table-cell office:value-type="float" office:value="7.02926611" calcext:value-type="float">
            <text:p>7,02926611</text:p>
          </table:table-cell>
          <table:table-cell office:value-type="float" office:value="14.18854493" calcext:value-type="float">
            <text:p>14,18854493</text:p>
          </table:table-cell>
        </table:table-row>
        <table:table-row table:style-name="ro1">
          <table:table-cell office:value-type="string" calcext:value-type="string">
            <text:p>monkeyc3l1s1367</text:p>
          </table:table-cell>
          <table:table-cell office:value-type="float" office:value="7.20302861" calcext:value-type="float">
            <text:p>7,20302861</text:p>
          </table:table-cell>
          <table:table-cell office:value-type="float" office:value="13.80538565" calcext:value-type="float">
            <text:p>13,80538565</text:p>
          </table:table-cell>
        </table:table-row>
        <table:table-row table:style-name="ro1">
          <table:table-cell office:value-type="string" calcext:value-type="string">
            <text:p>monkeyc3l1s1368</text:p>
          </table:table-cell>
          <table:table-cell office:value-type="float" office:value="1.52498658" calcext:value-type="float">
            <text:p>1,52498658</text:p>
          </table:table-cell>
          <table:table-cell office:value-type="float" office:value="13.71494196" calcext:value-type="float">
            <text:p>13,71494196</text:p>
          </table:table-cell>
        </table:table-row>
        <table:table-row table:style-name="ro1">
          <table:table-cell office:value-type="string" calcext:value-type="string">
            <text:p>monkeyc3l1s1369</text:p>
          </table:table-cell>
          <table:table-cell office:value-type="float" office:value="5.48952126" calcext:value-type="float">
            <text:p>5,48952126</text:p>
          </table:table-cell>
          <table:table-cell office:value-type="float" office:value="13.37614599" calcext:value-type="float">
            <text:p>13,37614599</text:p>
          </table:table-cell>
        </table:table-row>
        <table:table-row table:style-name="ro1">
          <table:table-cell office:value-type="string" calcext:value-type="string">
            <text:p>monkeyc3l1s1370</text:p>
          </table:table-cell>
          <table:table-cell office:value-type="float" office:value="6.01693275" calcext:value-type="float">
            <text:p>6,01693275</text:p>
          </table:table-cell>
          <table:table-cell office:value-type="float" office:value="13.75769793" calcext:value-type="float">
            <text:p>13,75769793</text:p>
          </table:table-cell>
        </table:table-row>
        <table:table-row table:style-name="ro1">
          <table:table-cell office:value-type="string" calcext:value-type="string">
            <text:p>monkeyc3l1s1371</text:p>
          </table:table-cell>
          <table:table-cell office:value-type="float" office:value="6.55528858" calcext:value-type="float">
            <text:p>6,55528858</text:p>
          </table:table-cell>
          <table:table-cell office:value-type="float" office:value="13.83547079" calcext:value-type="float">
            <text:p>13,83547079</text:p>
          </table:table-cell>
        </table:table-row>
        <table:table-row table:style-name="ro1">
          <table:table-cell office:value-type="string" calcext:value-type="string">
            <text:p>monkeyc3l1s1372</text:p>
          </table:table-cell>
          <table:table-cell office:value-type="float" office:value="2.71006817" calcext:value-type="float">
            <text:p>2,71006817</text:p>
          </table:table-cell>
          <table:table-cell office:value-type="float" office:value="13.74021739" calcext:value-type="float">
            <text:p>13,74021739</text:p>
          </table:table-cell>
        </table:table-row>
        <table:table-row table:style-name="ro1">
          <table:table-cell office:value-type="string" calcext:value-type="string">
            <text:p>monkeyc3l1s1373</text:p>
          </table:table-cell>
          <table:table-cell office:value-type="float" office:value="6.42201088" calcext:value-type="float">
            <text:p>6,42201088</text:p>
          </table:table-cell>
          <table:table-cell office:value-type="float" office:value="13.96721826" calcext:value-type="float">
            <text:p>13,96721826</text:p>
          </table:table-cell>
        </table:table-row>
        <table:table-row table:style-name="ro1">
          <table:table-cell office:value-type="string" calcext:value-type="string">
            <text:p>monkeyc3l1s1374</text:p>
          </table:table-cell>
          <table:table-cell office:value-type="float" office:value="7.65653062" calcext:value-type="float">
            <text:p>7,65653062</text:p>
          </table:table-cell>
          <table:table-cell office:value-type="float" office:value="13.84001467" calcext:value-type="float">
            <text:p>13,84001467</text:p>
          </table:table-cell>
        </table:table-row>
        <table:table-row table:style-name="ro1">
          <table:table-cell office:value-type="string" calcext:value-type="string">
            <text:p>monkeyc3l1s1375</text:p>
          </table:table-cell>
          <table:table-cell office:value-type="float" office:value="5.57551698" calcext:value-type="float">
            <text:p>5,57551698</text:p>
          </table:table-cell>
          <table:table-cell office:value-type="float" office:value="13.87347687" calcext:value-type="float">
            <text:p>13,87347687</text:p>
          </table:table-cell>
        </table:table-row>
        <table:table-row table:style-name="ro1">
          <table:table-cell office:value-type="string" calcext:value-type="string">
            <text:p>monkeyc3l1s1376</text:p>
          </table:table-cell>
          <table:table-cell office:value-type="float" office:value="4.95268909" calcext:value-type="float">
            <text:p>4,95268909</text:p>
          </table:table-cell>
          <table:table-cell office:value-type="float" office:value="13.85899462" calcext:value-type="float">
            <text:p>13,85899462</text:p>
          </table:table-cell>
        </table:table-row>
        <table:table-row table:style-name="ro1">
          <table:table-cell office:value-type="string" calcext:value-type="string">
            <text:p>monkeyc3l1s1377</text:p>
          </table:table-cell>
          <table:table-cell office:value-type="float" office:value="4.44397282" calcext:value-type="float">
            <text:p>4,44397282</text:p>
          </table:table-cell>
          <table:table-cell office:value-type="float" office:value="13.40118693" calcext:value-type="float">
            <text:p>13,40118693</text:p>
          </table:table-cell>
        </table:table-row>
        <table:table-row table:style-name="ro1">
          <table:table-cell office:value-type="string" calcext:value-type="string">
            <text:p>monkeyc3l1s1378</text:p>
          </table:table-cell>
          <table:table-cell office:value-type="float" office:value="3.23708479" calcext:value-type="float">
            <text:p>3,23708479</text:p>
          </table:table-cell>
          <table:table-cell office:value-type="float" office:value="13.24981659" calcext:value-type="float">
            <text:p>13,24981659</text:p>
          </table:table-cell>
        </table:table-row>
        <table:table-row table:style-name="ro1">
          <table:table-cell office:value-type="string" calcext:value-type="string">
            <text:p>monkeyc3l1s1379</text:p>
          </table:table-cell>
          <table:table-cell office:value-type="float" office:value="1.92362786" calcext:value-type="float">
            <text:p>1,92362786</text:p>
          </table:table-cell>
          <table:table-cell office:value-type="float" office:value="13.28360104" calcext:value-type="float">
            <text:p>13,28360104</text:p>
          </table:table-cell>
        </table:table-row>
        <table:table-row table:style-name="ro1">
          <table:table-cell office:value-type="string" calcext:value-type="string">
            <text:p>monkeyc3l1s1380</text:p>
          </table:table-cell>
          <table:table-cell office:value-type="float" office:value="7.68408561" calcext:value-type="float">
            <text:p>7,68408561</text:p>
          </table:table-cell>
          <table:table-cell office:value-type="float" office:value="14.04554737" calcext:value-type="float">
            <text:p>14,04554737</text:p>
          </table:table-cell>
        </table:table-row>
        <table:table-row table:style-name="ro1">
          <table:table-cell office:value-type="string" calcext:value-type="string">
            <text:p>monkeyc3l1s1381</text:p>
          </table:table-cell>
          <table:table-cell office:value-type="float" office:value="3.6019098" calcext:value-type="float">
            <text:p>3,6019098</text:p>
          </table:table-cell>
          <table:table-cell office:value-type="float" office:value="13.60111592" calcext:value-type="float">
            <text:p>13,60111592</text:p>
          </table:table-cell>
        </table:table-row>
        <table:table-row table:style-name="ro1">
          <table:table-cell office:value-type="string" calcext:value-type="string">
            <text:p>monkeyc3l1s1382</text:p>
          </table:table-cell>
          <table:table-cell office:value-type="float" office:value="8.28988695" calcext:value-type="float">
            <text:p>8,28988695</text:p>
          </table:table-cell>
          <table:table-cell office:value-type="float" office:value="13.4618468" calcext:value-type="float">
            <text:p>13,4618468</text:p>
          </table:table-cell>
        </table:table-row>
        <table:table-row table:style-name="ro1">
          <table:table-cell office:value-type="string" calcext:value-type="string">
            <text:p>monkeyc3l1s1383</text:p>
          </table:table-cell>
          <table:table-cell office:value-type="float" office:value="4.00897461" calcext:value-type="float">
            <text:p>4,00897461</text:p>
          </table:table-cell>
          <table:table-cell office:value-type="float" office:value="14.03048412" calcext:value-type="float">
            <text:p>14,03048412</text:p>
          </table:table-cell>
        </table:table-row>
        <table:table-row table:style-name="ro1">
          <table:table-cell office:value-type="string" calcext:value-type="string">
            <text:p>monkeyc3l1s1384</text:p>
          </table:table-cell>
          <table:table-cell office:value-type="float" office:value="5.93026738" calcext:value-type="float">
            <text:p>5,93026738</text:p>
          </table:table-cell>
          <table:table-cell office:value-type="float" office:value="13.46797683" calcext:value-type="float">
            <text:p>13,46797683</text:p>
          </table:table-cell>
        </table:table-row>
        <table:table-row table:style-name="ro1">
          <table:table-cell office:value-type="string" calcext:value-type="string">
            <text:p>monkeyc3l1s1385</text:p>
          </table:table-cell>
          <table:table-cell office:value-type="float" office:value="7.14188745" calcext:value-type="float">
            <text:p>7,14188745</text:p>
          </table:table-cell>
          <table:table-cell office:value-type="float" office:value="14.06620157" calcext:value-type="float">
            <text:p>14,06620157</text:p>
          </table:table-cell>
        </table:table-row>
        <table:table-row table:style-name="ro1">
          <table:table-cell office:value-type="string" calcext:value-type="string">
            <text:p>monkeyc3l1s1386</text:p>
          </table:table-cell>
          <table:table-cell office:value-type="float" office:value="8.45499531" calcext:value-type="float">
            <text:p>8,45499531</text:p>
          </table:table-cell>
          <table:table-cell office:value-type="float" office:value="13.46067566" calcext:value-type="float">
            <text:p>13,46067566</text:p>
          </table:table-cell>
        </table:table-row>
        <table:table-row table:style-name="ro1">
          <table:table-cell office:value-type="string" calcext:value-type="string">
            <text:p>monkeyc3l1s1387</text:p>
          </table:table-cell>
          <table:table-cell office:value-type="float" office:value="4.0803557" calcext:value-type="float">
            <text:p>4,0803557</text:p>
          </table:table-cell>
          <table:table-cell office:value-type="float" office:value="13.35466501" calcext:value-type="float">
            <text:p>13,35466501</text:p>
          </table:table-cell>
        </table:table-row>
        <table:table-row table:style-name="ro1">
          <table:table-cell office:value-type="string" calcext:value-type="string">
            <text:p>monkeyc3l1s1388</text:p>
          </table:table-cell>
          <table:table-cell office:value-type="float" office:value="7.39965037" calcext:value-type="float">
            <text:p>7,39965037</text:p>
          </table:table-cell>
          <table:table-cell office:value-type="float" office:value="13.33491645" calcext:value-type="float">
            <text:p>13,33491645</text:p>
          </table:table-cell>
        </table:table-row>
        <table:table-row table:style-name="ro1">
          <table:table-cell office:value-type="string" calcext:value-type="string">
            <text:p>monkeyc3l1s1389</text:p>
          </table:table-cell>
          <table:table-cell office:value-type="float" office:value="7.68881242" calcext:value-type="float">
            <text:p>7,68881242</text:p>
          </table:table-cell>
          <table:table-cell office:value-type="float" office:value="13.42800166" calcext:value-type="float">
            <text:p>13,42800166</text:p>
          </table:table-cell>
        </table:table-row>
        <table:table-row table:style-name="ro1">
          <table:table-cell office:value-type="string" calcext:value-type="string">
            <text:p>monkeyc3l1s1390</text:p>
          </table:table-cell>
          <table:table-cell office:value-type="float" office:value="3.60869542" calcext:value-type="float">
            <text:p>3,60869542</text:p>
          </table:table-cell>
          <table:table-cell office:value-type="float" office:value="13.51483968" calcext:value-type="float">
            <text:p>13,51483968</text:p>
          </table:table-cell>
        </table:table-row>
        <table:table-row table:style-name="ro1">
          <table:table-cell office:value-type="string" calcext:value-type="string">
            <text:p>monkeyc3l1s1391</text:p>
          </table:table-cell>
          <table:table-cell office:value-type="float" office:value="7.93069011" calcext:value-type="float">
            <text:p>7,93069011</text:p>
          </table:table-cell>
          <table:table-cell office:value-type="float" office:value="13.48971527" calcext:value-type="float">
            <text:p>13,48971527</text:p>
          </table:table-cell>
        </table:table-row>
        <table:table-row table:style-name="ro1">
          <table:table-cell office:value-type="string" calcext:value-type="string">
            <text:p>monkeyc3l1s1392</text:p>
          </table:table-cell>
          <table:table-cell office:value-type="float" office:value="5.16644504" calcext:value-type="float">
            <text:p>5,16644504</text:p>
          </table:table-cell>
          <table:table-cell office:value-type="float" office:value="13.82801632" calcext:value-type="float">
            <text:p>13,82801632</text:p>
          </table:table-cell>
        </table:table-row>
        <table:table-row table:style-name="ro1">
          <table:table-cell office:value-type="string" calcext:value-type="string">
            <text:p>monkeyc3l1s1393</text:p>
          </table:table-cell>
          <table:table-cell office:value-type="float" office:value="8.15642919" calcext:value-type="float">
            <text:p>8,15642919</text:p>
          </table:table-cell>
          <table:table-cell office:value-type="float" office:value="14.15551452" calcext:value-type="float">
            <text:p>14,15551452</text:p>
          </table:table-cell>
        </table:table-row>
        <table:table-row table:style-name="ro1">
          <table:table-cell office:value-type="string" calcext:value-type="string">
            <text:p>monkeyc3l1s1394</text:p>
          </table:table-cell>
          <table:table-cell office:value-type="float" office:value="8.17101245" calcext:value-type="float">
            <text:p>8,17101245</text:p>
          </table:table-cell>
          <table:table-cell office:value-type="float" office:value="14.18172777" calcext:value-type="float">
            <text:p>14,18172777</text:p>
          </table:table-cell>
        </table:table-row>
        <table:table-row table:style-name="ro1">
          <table:table-cell office:value-type="string" calcext:value-type="string">
            <text:p>monkeyc3l1s1395</text:p>
          </table:table-cell>
          <table:table-cell office:value-type="float" office:value="5.05396846" calcext:value-type="float">
            <text:p>5,05396846</text:p>
          </table:table-cell>
          <table:table-cell office:value-type="float" office:value="13.28658792" calcext:value-type="float">
            <text:p>13,28658792</text:p>
          </table:table-cell>
        </table:table-row>
        <table:table-row table:style-name="ro1">
          <table:table-cell office:value-type="string" calcext:value-type="string">
            <text:p>monkeyc3l1s1396</text:p>
          </table:table-cell>
          <table:table-cell office:value-type="float" office:value="7.11414541" calcext:value-type="float">
            <text:p>7,11414541</text:p>
          </table:table-cell>
          <table:table-cell office:value-type="float" office:value="13.41210194" calcext:value-type="float">
            <text:p>13,41210194</text:p>
          </table:table-cell>
        </table:table-row>
        <table:table-row table:style-name="ro1">
          <table:table-cell office:value-type="string" calcext:value-type="string">
            <text:p>monkeyc3l1s1397</text:p>
          </table:table-cell>
          <table:table-cell office:value-type="float" office:value="6.15973332" calcext:value-type="float">
            <text:p>6,15973332</text:p>
          </table:table-cell>
          <table:table-cell office:value-type="float" office:value="13.43729933" calcext:value-type="float">
            <text:p>13,43729933</text:p>
          </table:table-cell>
        </table:table-row>
        <table:table-row table:style-name="ro1">
          <table:table-cell office:value-type="string" calcext:value-type="string">
            <text:p>monkeyc3l1s1398</text:p>
          </table:table-cell>
          <table:table-cell office:value-type="float" office:value="2.55135547" calcext:value-type="float">
            <text:p>2,55135547</text:p>
          </table:table-cell>
          <table:table-cell office:value-type="float" office:value="13.31653902" calcext:value-type="float">
            <text:p>13,31653902</text:p>
          </table:table-cell>
        </table:table-row>
        <table:table-row table:style-name="ro1">
          <table:table-cell office:value-type="string" calcext:value-type="string">
            <text:p>monkeyc3l1s1399</text:p>
          </table:table-cell>
          <table:table-cell office:value-type="float" office:value="7.66875975" calcext:value-type="float">
            <text:p>7,66875975</text:p>
          </table:table-cell>
          <table:table-cell office:value-type="float" office:value="13.25920728" calcext:value-type="float">
            <text:p>13,25920728</text:p>
          </table:table-cell>
        </table:table-row>
        <table:table-row table:style-name="ro1">
          <table:table-cell office:value-type="string" calcext:value-type="string">
            <text:p>monkeyc3l1s1400</text:p>
          </table:table-cell>
          <table:table-cell office:value-type="float" office:value="3.06310972" calcext:value-type="float">
            <text:p>3,06310972</text:p>
          </table:table-cell>
          <table:table-cell office:value-type="float" office:value="13.89816906" calcext:value-type="float">
            <text:p>13,89816906</text:p>
          </table:table-cell>
        </table:table-row>
        <table:table-row table:style-name="ro1">
          <table:table-cell office:value-type="string" calcext:value-type="string">
            <text:p>monkeyc3l1s1401</text:p>
          </table:table-cell>
          <table:table-cell office:value-type="float" office:value="8.30455985" calcext:value-type="float">
            <text:p>8,30455985</text:p>
          </table:table-cell>
          <table:table-cell office:value-type="float" office:value="13.82215657" calcext:value-type="float">
            <text:p>13,82215657</text:p>
          </table:table-cell>
        </table:table-row>
        <table:table-row table:style-name="ro1">
          <table:table-cell office:value-type="string" calcext:value-type="string">
            <text:p>monkeyc3l1s1402</text:p>
          </table:table-cell>
          <table:table-cell office:value-type="float" office:value="6.32797736" calcext:value-type="float">
            <text:p>6,32797736</text:p>
          </table:table-cell>
          <table:table-cell office:value-type="float" office:value="13.49569163" calcext:value-type="float">
            <text:p>13,49569163</text:p>
          </table:table-cell>
        </table:table-row>
        <table:table-row table:style-name="ro1">
          <table:table-cell office:value-type="string" calcext:value-type="string">
            <text:p>monkeyc3l1s1403</text:p>
          </table:table-cell>
          <table:table-cell office:value-type="float" office:value="3.81603997" calcext:value-type="float">
            <text:p>3,81603997</text:p>
          </table:table-cell>
          <table:table-cell office:value-type="float" office:value="13.93102443" calcext:value-type="float">
            <text:p>13,93102443</text:p>
          </table:table-cell>
        </table:table-row>
        <table:table-row table:style-name="ro1">
          <table:table-cell office:value-type="string" calcext:value-type="string">
            <text:p>monkeyc3l1s1404</text:p>
          </table:table-cell>
          <table:table-cell office:value-type="float" office:value="4.69755996" calcext:value-type="float">
            <text:p>4,69755996</text:p>
          </table:table-cell>
          <table:table-cell office:value-type="float" office:value="14.11146153" calcext:value-type="float">
            <text:p>14,11146153</text:p>
          </table:table-cell>
        </table:table-row>
        <table:table-row table:style-name="ro1">
          <table:table-cell office:value-type="string" calcext:value-type="string">
            <text:p>monkeyc3l1s1405</text:p>
          </table:table-cell>
          <table:table-cell office:value-type="float" office:value="6.29817162" calcext:value-type="float">
            <text:p>6,29817162</text:p>
          </table:table-cell>
          <table:table-cell office:value-type="float" office:value="13.37340495" calcext:value-type="float">
            <text:p>13,37340495</text:p>
          </table:table-cell>
        </table:table-row>
        <table:table-row table:style-name="ro1">
          <table:table-cell office:value-type="string" calcext:value-type="string">
            <text:p>monkeyc3l1s1406</text:p>
          </table:table-cell>
          <table:table-cell office:value-type="float" office:value="1.7472552" calcext:value-type="float">
            <text:p>1,7472552</text:p>
          </table:table-cell>
          <table:table-cell office:value-type="float" office:value="13.29002843" calcext:value-type="float">
            <text:p>13,29002843</text:p>
          </table:table-cell>
        </table:table-row>
        <table:table-row table:style-name="ro1">
          <table:table-cell office:value-type="string" calcext:value-type="string">
            <text:p>monkeyc3l1s1407</text:p>
          </table:table-cell>
          <table:table-cell office:value-type="float" office:value="8.43533448" calcext:value-type="float">
            <text:p>8,43533448</text:p>
          </table:table-cell>
          <table:table-cell office:value-type="float" office:value="13.87456214" calcext:value-type="float">
            <text:p>13,87456214</text:p>
          </table:table-cell>
        </table:table-row>
        <table:table-row table:style-name="ro1">
          <table:table-cell office:value-type="string" calcext:value-type="string">
            <text:p>monkeyc3l1s1408</text:p>
          </table:table-cell>
          <table:table-cell office:value-type="float" office:value="2.16365305" calcext:value-type="float">
            <text:p>2,16365305</text:p>
          </table:table-cell>
          <table:table-cell office:value-type="float" office:value="13.30833816" calcext:value-type="float">
            <text:p>13,30833816</text:p>
          </table:table-cell>
        </table:table-row>
        <table:table-row table:style-name="ro1">
          <table:table-cell office:value-type="string" calcext:value-type="string">
            <text:p>monkeyc3l1s1409</text:p>
          </table:table-cell>
          <table:table-cell office:value-type="float" office:value="3.76405785" calcext:value-type="float">
            <text:p>3,76405785</text:p>
          </table:table-cell>
          <table:table-cell office:value-type="float" office:value="13.99789278" calcext:value-type="float">
            <text:p>13,99789278</text:p>
          </table:table-cell>
        </table:table-row>
        <table:table-row table:style-name="ro1">
          <table:table-cell office:value-type="string" calcext:value-type="string">
            <text:p>monkeyc3l1s1410</text:p>
          </table:table-cell>
          <table:table-cell office:value-type="float" office:value="2.28751127" calcext:value-type="float">
            <text:p>2,28751127</text:p>
          </table:table-cell>
          <table:table-cell office:value-type="float" office:value="14.00411852" calcext:value-type="float">
            <text:p>14,00411852</text:p>
          </table:table-cell>
        </table:table-row>
        <table:table-row table:style-name="ro1">
          <table:table-cell office:value-type="string" calcext:value-type="string">
            <text:p>monkeyc3l1s1411</text:p>
          </table:table-cell>
          <table:table-cell office:value-type="float" office:value="7.50881805" calcext:value-type="float">
            <text:p>7,50881805</text:p>
          </table:table-cell>
          <table:table-cell office:value-type="float" office:value="13.22971168" calcext:value-type="float">
            <text:p>13,22971168</text:p>
          </table:table-cell>
        </table:table-row>
        <table:table-row table:style-name="ro1">
          <table:table-cell office:value-type="string" calcext:value-type="string">
            <text:p>monkeyc3l1s1412</text:p>
          </table:table-cell>
          <table:table-cell office:value-type="float" office:value="7.42487457" calcext:value-type="float">
            <text:p>7,42487457</text:p>
          </table:table-cell>
          <table:table-cell office:value-type="float" office:value="13.73193332" calcext:value-type="float">
            <text:p>13,73193332</text:p>
          </table:table-cell>
        </table:table-row>
        <table:table-row table:style-name="ro1">
          <table:table-cell office:value-type="string" calcext:value-type="string">
            <text:p>monkeyc3l1s1413</text:p>
          </table:table-cell>
          <table:table-cell office:value-type="float" office:value="7.90042388" calcext:value-type="float">
            <text:p>7,90042388</text:p>
          </table:table-cell>
          <table:table-cell office:value-type="float" office:value="13.6371607" calcext:value-type="float">
            <text:p>13,6371607</text:p>
          </table:table-cell>
        </table:table-row>
        <table:table-row table:style-name="ro1">
          <table:table-cell office:value-type="string" calcext:value-type="string">
            <text:p>monkeyc3l1s1414</text:p>
          </table:table-cell>
          <table:table-cell office:value-type="float" office:value="3.24297658" calcext:value-type="float">
            <text:p>3,24297658</text:p>
          </table:table-cell>
          <table:table-cell office:value-type="float" office:value="13.54792969" calcext:value-type="float">
            <text:p>13,54792969</text:p>
          </table:table-cell>
        </table:table-row>
        <table:table-row table:style-name="ro1">
          <table:table-cell office:value-type="string" calcext:value-type="string">
            <text:p>monkeyc3l1s1415</text:p>
          </table:table-cell>
          <table:table-cell office:value-type="float" office:value="4.12475657" calcext:value-type="float">
            <text:p>4,12475657</text:p>
          </table:table-cell>
          <table:table-cell office:value-type="float" office:value="13.70106697" calcext:value-type="float">
            <text:p>13,70106697</text:p>
          </table:table-cell>
        </table:table-row>
        <table:table-row table:style-name="ro1">
          <table:table-cell office:value-type="string" calcext:value-type="string">
            <text:p>monkeyc3l1s1416</text:p>
          </table:table-cell>
          <table:table-cell office:value-type="float" office:value="6.64304187" calcext:value-type="float">
            <text:p>6,64304187</text:p>
          </table:table-cell>
          <table:table-cell office:value-type="float" office:value="13.34035112" calcext:value-type="float">
            <text:p>13,34035112</text:p>
          </table:table-cell>
        </table:table-row>
        <table:table-row table:style-name="ro1">
          <table:table-cell office:value-type="string" calcext:value-type="string">
            <text:p>monkeyc3l1s1417</text:p>
          </table:table-cell>
          <table:table-cell office:value-type="float" office:value="3.34221161" calcext:value-type="float">
            <text:p>3,34221161</text:p>
          </table:table-cell>
          <table:table-cell office:value-type="float" office:value="13.29010463" calcext:value-type="float">
            <text:p>13,29010463</text:p>
          </table:table-cell>
        </table:table-row>
        <table:table-row table:style-name="ro1">
          <table:table-cell office:value-type="string" calcext:value-type="string">
            <text:p>monkeyc3l1s1418</text:p>
          </table:table-cell>
          <table:table-cell office:value-type="float" office:value="6.828078" calcext:value-type="float">
            <text:p>6,828078</text:p>
          </table:table-cell>
          <table:table-cell office:value-type="float" office:value="13.44519047" calcext:value-type="float">
            <text:p>13,44519047</text:p>
          </table:table-cell>
        </table:table-row>
        <table:table-row table:style-name="ro1">
          <table:table-cell office:value-type="string" calcext:value-type="string">
            <text:p>monkeyc3l1s1419</text:p>
          </table:table-cell>
          <table:table-cell office:value-type="float" office:value="4.53461281" calcext:value-type="float">
            <text:p>4,53461281</text:p>
          </table:table-cell>
          <table:table-cell office:value-type="float" office:value="13.81796917" calcext:value-type="float">
            <text:p>13,81796917</text:p>
          </table:table-cell>
        </table:table-row>
        <table:table-row table:style-name="ro1">
          <table:table-cell office:value-type="string" calcext:value-type="string">
            <text:p>monkeyc3l1s1420</text:p>
          </table:table-cell>
          <table:table-cell office:value-type="float" office:value="2.60191765" calcext:value-type="float">
            <text:p>2,60191765</text:p>
          </table:table-cell>
          <table:table-cell office:value-type="float" office:value="13.23647111" calcext:value-type="float">
            <text:p>13,23647111</text:p>
          </table:table-cell>
        </table:table-row>
        <table:table-row table:style-name="ro1">
          <table:table-cell office:value-type="string" calcext:value-type="string">
            <text:p>monkeyc3l1s1421</text:p>
          </table:table-cell>
          <table:table-cell office:value-type="float" office:value="2.19177887" calcext:value-type="float">
            <text:p>2,19177887</text:p>
          </table:table-cell>
          <table:table-cell office:value-type="float" office:value="13.23287352" calcext:value-type="float">
            <text:p>13,23287352</text:p>
          </table:table-cell>
        </table:table-row>
        <table:table-row table:style-name="ro1">
          <table:table-cell office:value-type="string" calcext:value-type="string">
            <text:p>monkeyc3l1s1422</text:p>
          </table:table-cell>
          <table:table-cell office:value-type="float" office:value="5.11312009" calcext:value-type="float">
            <text:p>5,11312009</text:p>
          </table:table-cell>
          <table:table-cell office:value-type="float" office:value="13.71918367" calcext:value-type="float">
            <text:p>13,71918367</text:p>
          </table:table-cell>
        </table:table-row>
        <table:table-row table:style-name="ro1">
          <table:table-cell office:value-type="string" calcext:value-type="string">
            <text:p>monkeyc3l1s1423</text:p>
          </table:table-cell>
          <table:table-cell office:value-type="float" office:value="6.31627341" calcext:value-type="float">
            <text:p>6,31627341</text:p>
          </table:table-cell>
          <table:table-cell office:value-type="float" office:value="13.25434555" calcext:value-type="float">
            <text:p>13,25434555</text:p>
          </table:table-cell>
        </table:table-row>
        <table:table-row table:style-name="ro1">
          <table:table-cell office:value-type="string" calcext:value-type="string">
            <text:p>monkeyc3l1s1424</text:p>
          </table:table-cell>
          <table:table-cell office:value-type="float" office:value="2.29505187" calcext:value-type="float">
            <text:p>2,29505187</text:p>
          </table:table-cell>
          <table:table-cell office:value-type="float" office:value="13.86860048" calcext:value-type="float">
            <text:p>13,86860048</text:p>
          </table:table-cell>
        </table:table-row>
        <table:table-row table:style-name="ro1">
          <table:table-cell office:value-type="string" calcext:value-type="string">
            <text:p>monkeyc3l1s1425</text:p>
          </table:table-cell>
          <table:table-cell office:value-type="float" office:value="4.29613159" calcext:value-type="float">
            <text:p>4,29613159</text:p>
          </table:table-cell>
          <table:table-cell office:value-type="float" office:value="14.06504628" calcext:value-type="float">
            <text:p>14,06504628</text:p>
          </table:table-cell>
        </table:table-row>
        <table:table-row table:style-name="ro1">
          <table:table-cell office:value-type="string" calcext:value-type="string">
            <text:p>monkeyc3l1s1426</text:p>
          </table:table-cell>
          <table:table-cell office:value-type="float" office:value="1.70723561" calcext:value-type="float">
            <text:p>1,70723561</text:p>
          </table:table-cell>
          <table:table-cell office:value-type="float" office:value="13.99296122" calcext:value-type="float">
            <text:p>13,99296122</text:p>
          </table:table-cell>
        </table:table-row>
        <table:table-row table:style-name="ro1">
          <table:table-cell office:value-type="string" calcext:value-type="string">
            <text:p>monkeyc3l1s1427</text:p>
          </table:table-cell>
          <table:table-cell office:value-type="float" office:value="6.59891442" calcext:value-type="float">
            <text:p>6,59891442</text:p>
          </table:table-cell>
          <table:table-cell office:value-type="float" office:value="13.24264303" calcext:value-type="float">
            <text:p>13,24264303</text:p>
          </table:table-cell>
        </table:table-row>
        <table:table-row table:style-name="ro1">
          <table:table-cell office:value-type="string" calcext:value-type="string">
            <text:p>monkeyc3l1s1428</text:p>
          </table:table-cell>
          <table:table-cell office:value-type="float" office:value="7.62137461" calcext:value-type="float">
            <text:p>7,62137461</text:p>
          </table:table-cell>
          <table:table-cell office:value-type="float" office:value="13.93532801" calcext:value-type="float">
            <text:p>13,93532801</text:p>
          </table:table-cell>
        </table:table-row>
        <table:table-row table:style-name="ro1">
          <table:table-cell office:value-type="string" calcext:value-type="string">
            <text:p>monkeyc3l1s1429</text:p>
          </table:table-cell>
          <table:table-cell office:value-type="float" office:value="4.0890265" calcext:value-type="float">
            <text:p>4,0890265</text:p>
          </table:table-cell>
          <table:table-cell office:value-type="float" office:value="14.16233761" calcext:value-type="float">
            <text:p>14,16233761</text:p>
          </table:table-cell>
        </table:table-row>
        <table:table-row table:style-name="ro1">
          <table:table-cell office:value-type="string" calcext:value-type="string">
            <text:p>monkeyc3l1s1430</text:p>
          </table:table-cell>
          <table:table-cell office:value-type="float" office:value="7.21985365" calcext:value-type="float">
            <text:p>7,21985365</text:p>
          </table:table-cell>
          <table:table-cell office:value-type="float" office:value="13.93156987" calcext:value-type="float">
            <text:p>13,93156987</text:p>
          </table:table-cell>
        </table:table-row>
        <table:table-row table:style-name="ro1">
          <table:table-cell office:value-type="string" calcext:value-type="string">
            <text:p>monkeyc3l1s1431</text:p>
          </table:table-cell>
          <table:table-cell office:value-type="float" office:value="1.88789692" calcext:value-type="float">
            <text:p>1,88789692</text:p>
          </table:table-cell>
          <table:table-cell office:value-type="float" office:value="13.30756872" calcext:value-type="float">
            <text:p>13,30756872</text:p>
          </table:table-cell>
        </table:table-row>
        <table:table-row table:style-name="ro1">
          <table:table-cell office:value-type="string" calcext:value-type="string">
            <text:p>monkeyc3l1s1432</text:p>
          </table:table-cell>
          <table:table-cell office:value-type="float" office:value="2.54088789" calcext:value-type="float">
            <text:p>2,54088789</text:p>
          </table:table-cell>
          <table:table-cell office:value-type="float" office:value="13.99550708" calcext:value-type="float">
            <text:p>13,99550708</text:p>
          </table:table-cell>
        </table:table-row>
        <table:table-row table:style-name="ro1">
          <table:table-cell office:value-type="string" calcext:value-type="string">
            <text:p>monkeyc3l1s1433</text:p>
          </table:table-cell>
          <table:table-cell office:value-type="float" office:value="4.57505211" calcext:value-type="float">
            <text:p>4,57505211</text:p>
          </table:table-cell>
          <table:table-cell office:value-type="float" office:value="13.9449343" calcext:value-type="float">
            <text:p>13,9449343</text:p>
          </table:table-cell>
        </table:table-row>
        <table:table-row table:style-name="ro1">
          <table:table-cell office:value-type="string" calcext:value-type="string">
            <text:p>monkeyc3l1s1434</text:p>
          </table:table-cell>
          <table:table-cell office:value-type="float" office:value="4.89263491" calcext:value-type="float">
            <text:p>4,89263491</text:p>
          </table:table-cell>
          <table:table-cell office:value-type="float" office:value="13.47096548" calcext:value-type="float">
            <text:p>13,47096548</text:p>
          </table:table-cell>
        </table:table-row>
        <table:table-row table:style-name="ro1">
          <table:table-cell office:value-type="string" calcext:value-type="string">
            <text:p>monkeyc3l1s1435</text:p>
          </table:table-cell>
          <table:table-cell office:value-type="float" office:value="7.44812765" calcext:value-type="float">
            <text:p>7,44812765</text:p>
          </table:table-cell>
          <table:table-cell office:value-type="float" office:value="13.57773634" calcext:value-type="float">
            <text:p>13,57773634</text:p>
          </table:table-cell>
        </table:table-row>
        <table:table-row table:style-name="ro1">
          <table:table-cell office:value-type="string" calcext:value-type="string">
            <text:p>monkeyc3l1s1436</text:p>
          </table:table-cell>
          <table:table-cell office:value-type="float" office:value="2.92865019" calcext:value-type="float">
            <text:p>2,92865019</text:p>
          </table:table-cell>
          <table:table-cell office:value-type="float" office:value="13.33145622" calcext:value-type="float">
            <text:p>13,33145622</text:p>
          </table:table-cell>
        </table:table-row>
        <table:table-row table:style-name="ro1">
          <table:table-cell office:value-type="string" calcext:value-type="string">
            <text:p>monkeyc3l1s1437</text:p>
          </table:table-cell>
          <table:table-cell office:value-type="float" office:value="5.02332222" calcext:value-type="float">
            <text:p>5,02332222</text:p>
          </table:table-cell>
          <table:table-cell office:value-type="float" office:value="13.70322375" calcext:value-type="float">
            <text:p>13,70322375</text:p>
          </table:table-cell>
        </table:table-row>
        <table:table-row table:style-name="ro1">
          <table:table-cell office:value-type="string" calcext:value-type="string">
            <text:p>monkeyc3l1s1438</text:p>
          </table:table-cell>
          <table:table-cell office:value-type="float" office:value="6.33182853" calcext:value-type="float">
            <text:p>6,33182853</text:p>
          </table:table-cell>
          <table:table-cell office:value-type="float" office:value="13.7303945" calcext:value-type="float">
            <text:p>13,7303945</text:p>
          </table:table-cell>
        </table:table-row>
        <table:table-row table:style-name="ro1">
          <table:table-cell office:value-type="string" calcext:value-type="string">
            <text:p>monkeyc3l1s1439</text:p>
          </table:table-cell>
          <table:table-cell office:value-type="float" office:value="3.09902052" calcext:value-type="float">
            <text:p>3,09902052</text:p>
          </table:table-cell>
          <table:table-cell office:value-type="float" office:value="13.71993888" calcext:value-type="float">
            <text:p>13,71993888</text:p>
          </table:table-cell>
        </table:table-row>
        <table:table-row table:style-name="ro1">
          <table:table-cell office:value-type="string" calcext:value-type="string">
            <text:p>monkeyc3l1s1440</text:p>
          </table:table-cell>
          <table:table-cell office:value-type="float" office:value="8.33901897" calcext:value-type="float">
            <text:p>8,33901897</text:p>
          </table:table-cell>
          <table:table-cell office:value-type="float" office:value="13.95600315" calcext:value-type="float">
            <text:p>13,95600315</text:p>
          </table:table-cell>
        </table:table-row>
        <table:table-row table:style-name="ro1">
          <table:table-cell office:value-type="string" calcext:value-type="string">
            <text:p>monkeyc3l1s1441</text:p>
          </table:table-cell>
          <table:table-cell office:value-type="float" office:value="5.79455087" calcext:value-type="float">
            <text:p>5,79455087</text:p>
          </table:table-cell>
          <table:table-cell office:value-type="float" office:value="13.35540074" calcext:value-type="float">
            <text:p>13,35540074</text:p>
          </table:table-cell>
        </table:table-row>
        <table:table-row table:style-name="ro1">
          <table:table-cell office:value-type="string" calcext:value-type="string">
            <text:p>monkeyc3l1s1442</text:p>
          </table:table-cell>
          <table:table-cell office:value-type="float" office:value="1.64226754" calcext:value-type="float">
            <text:p>1,64226754</text:p>
          </table:table-cell>
          <table:table-cell office:value-type="float" office:value="14.01648986" calcext:value-type="float">
            <text:p>14,01648986</text:p>
          </table:table-cell>
        </table:table-row>
        <table:table-row table:style-name="ro1">
          <table:table-cell office:value-type="string" calcext:value-type="string">
            <text:p>monkeyc3l1s1443</text:p>
          </table:table-cell>
          <table:table-cell office:value-type="float" office:value="5.81670308" calcext:value-type="float">
            <text:p>5,81670308</text:p>
          </table:table-cell>
          <table:table-cell office:value-type="float" office:value="13.22586421" calcext:value-type="float">
            <text:p>13,22586421</text:p>
          </table:table-cell>
        </table:table-row>
        <table:table-row table:style-name="ro1">
          <table:table-cell office:value-type="string" calcext:value-type="string">
            <text:p>monkeyc3l1s1444</text:p>
          </table:table-cell>
          <table:table-cell office:value-type="float" office:value="5.61771849" calcext:value-type="float">
            <text:p>5,61771849</text:p>
          </table:table-cell>
          <table:table-cell office:value-type="float" office:value="14.13679487" calcext:value-type="float">
            <text:p>14,13679487</text:p>
          </table:table-cell>
        </table:table-row>
        <table:table-row table:style-name="ro1">
          <table:table-cell office:value-type="string" calcext:value-type="string">
            <text:p>monkeyc3l1s1445</text:p>
          </table:table-cell>
          <table:table-cell office:value-type="float" office:value="3.62839458" calcext:value-type="float">
            <text:p>3,62839458</text:p>
          </table:table-cell>
          <table:table-cell office:value-type="float" office:value="13.54487554" calcext:value-type="float">
            <text:p>13,54487554</text:p>
          </table:table-cell>
        </table:table-row>
        <table:table-row table:style-name="ro1">
          <table:table-cell office:value-type="string" calcext:value-type="string">
            <text:p>monkeyc3l1s1446</text:p>
          </table:table-cell>
          <table:table-cell office:value-type="float" office:value="2.39865793" calcext:value-type="float">
            <text:p>2,39865793</text:p>
          </table:table-cell>
          <table:table-cell office:value-type="float" office:value="14.1467467" calcext:value-type="float">
            <text:p>14,1467467</text:p>
          </table:table-cell>
        </table:table-row>
        <table:table-row table:style-name="ro1">
          <table:table-cell office:value-type="string" calcext:value-type="string">
            <text:p>monkeyc3l1s1447</text:p>
          </table:table-cell>
          <table:table-cell office:value-type="float" office:value="4.04676112" calcext:value-type="float">
            <text:p>4,04676112</text:p>
          </table:table-cell>
          <table:table-cell office:value-type="float" office:value="13.34336273" calcext:value-type="float">
            <text:p>13,34336273</text:p>
          </table:table-cell>
        </table:table-row>
        <table:table-row table:style-name="ro1">
          <table:table-cell office:value-type="string" calcext:value-type="string">
            <text:p>monkeyc3l1s1448</text:p>
          </table:table-cell>
          <table:table-cell office:value-type="float" office:value="6.1266169" calcext:value-type="float">
            <text:p>6,1266169</text:p>
          </table:table-cell>
          <table:table-cell office:value-type="float" office:value="14.06247582" calcext:value-type="float">
            <text:p>14,06247582</text:p>
          </table:table-cell>
        </table:table-row>
        <table:table-row table:style-name="ro1">
          <table:table-cell office:value-type="string" calcext:value-type="string">
            <text:p>monkeyc3l1s1449</text:p>
          </table:table-cell>
          <table:table-cell office:value-type="float" office:value="7.18177552" calcext:value-type="float">
            <text:p>7,18177552</text:p>
          </table:table-cell>
          <table:table-cell office:value-type="float" office:value="13.6712619" calcext:value-type="float">
            <text:p>13,6712619</text:p>
          </table:table-cell>
        </table:table-row>
        <table:table-row table:style-name="ro1">
          <table:table-cell office:value-type="string" calcext:value-type="string">
            <text:p>monkeyc3l1s1450</text:p>
          </table:table-cell>
          <table:table-cell office:value-type="float" office:value="6.50255008" calcext:value-type="float">
            <text:p>6,50255008</text:p>
          </table:table-cell>
          <table:table-cell office:value-type="float" office:value="13.44968943" calcext:value-type="float">
            <text:p>13,44968943</text:p>
          </table:table-cell>
        </table:table-row>
        <table:table-row table:style-name="ro1">
          <table:table-cell office:value-type="string" calcext:value-type="string">
            <text:p>monkeyc3l1s1451</text:p>
          </table:table-cell>
          <table:table-cell office:value-type="float" office:value="7.42774018" calcext:value-type="float">
            <text:p>7,42774018</text:p>
          </table:table-cell>
          <table:table-cell office:value-type="float" office:value="14.10587706" calcext:value-type="float">
            <text:p>14,10587706</text:p>
          </table:table-cell>
        </table:table-row>
        <table:table-row table:style-name="ro1">
          <table:table-cell office:value-type="string" calcext:value-type="string">
            <text:p>monkeyc3l1s1452</text:p>
          </table:table-cell>
          <table:table-cell office:value-type="float" office:value="8.49373877" calcext:value-type="float">
            <text:p>8,49373877</text:p>
          </table:table-cell>
          <table:table-cell office:value-type="float" office:value="13.27877969" calcext:value-type="float">
            <text:p>13,27877969</text:p>
          </table:table-cell>
        </table:table-row>
        <table:table-row table:style-name="ro1">
          <table:table-cell office:value-type="string" calcext:value-type="string">
            <text:p>monkeyc3l1s1453</text:p>
          </table:table-cell>
          <table:table-cell office:value-type="float" office:value="2.75849945" calcext:value-type="float">
            <text:p>2,75849945</text:p>
          </table:table-cell>
          <table:table-cell office:value-type="float" office:value="14.16440022" calcext:value-type="float">
            <text:p>14,16440022</text:p>
          </table:table-cell>
        </table:table-row>
        <table:table-row table:style-name="ro1">
          <table:table-cell office:value-type="string" calcext:value-type="string">
            <text:p>monkeyc3l1s1454</text:p>
          </table:table-cell>
          <table:table-cell office:value-type="float" office:value="5.29211882" calcext:value-type="float">
            <text:p>5,29211882</text:p>
          </table:table-cell>
          <table:table-cell office:value-type="float" office:value="13.9997934" calcext:value-type="float">
            <text:p>13,9997934</text:p>
          </table:table-cell>
        </table:table-row>
        <table:table-row table:style-name="ro1">
          <table:table-cell office:value-type="string" calcext:value-type="string">
            <text:p>monkeyc3l1s1455</text:p>
          </table:table-cell>
          <table:table-cell office:value-type="float" office:value="7.81953825" calcext:value-type="float">
            <text:p>7,81953825</text:p>
          </table:table-cell>
          <table:table-cell office:value-type="float" office:value="13.34412983" calcext:value-type="float">
            <text:p>13,34412983</text:p>
          </table:table-cell>
        </table:table-row>
        <table:table-row table:style-name="ro1">
          <table:table-cell office:value-type="string" calcext:value-type="string">
            <text:p>monkeyc3l1s1456</text:p>
          </table:table-cell>
          <table:table-cell office:value-type="float" office:value="4.99467833" calcext:value-type="float">
            <text:p>4,99467833</text:p>
          </table:table-cell>
          <table:table-cell office:value-type="float" office:value="13.63477807" calcext:value-type="float">
            <text:p>13,63477807</text:p>
          </table:table-cell>
        </table:table-row>
        <table:table-row table:style-name="ro1">
          <table:table-cell office:value-type="string" calcext:value-type="string">
            <text:p>monkeyc3l1s1457</text:p>
          </table:table-cell>
          <table:table-cell office:value-type="float" office:value="5.68088414" calcext:value-type="float">
            <text:p>5,68088414</text:p>
          </table:table-cell>
          <table:table-cell office:value-type="float" office:value="14.06695476" calcext:value-type="float">
            <text:p>14,06695476</text:p>
          </table:table-cell>
        </table:table-row>
        <table:table-row table:style-name="ro1">
          <table:table-cell office:value-type="string" calcext:value-type="string">
            <text:p>monkeyc3l1s1458</text:p>
          </table:table-cell>
          <table:table-cell office:value-type="float" office:value="6.62164387" calcext:value-type="float">
            <text:p>6,62164387</text:p>
          </table:table-cell>
          <table:table-cell office:value-type="float" office:value="13.75472618" calcext:value-type="float">
            <text:p>13,75472618</text:p>
          </table:table-cell>
        </table:table-row>
        <table:table-row table:style-name="ro1">
          <table:table-cell office:value-type="string" calcext:value-type="string">
            <text:p>monkeyc3l1s1459</text:p>
          </table:table-cell>
          <table:table-cell office:value-type="float" office:value="3.74770462" calcext:value-type="float">
            <text:p>3,74770462</text:p>
          </table:table-cell>
          <table:table-cell office:value-type="float" office:value="13.29603868" calcext:value-type="float">
            <text:p>13,29603868</text:p>
          </table:table-cell>
        </table:table-row>
        <table:table-row table:style-name="ro1">
          <table:table-cell office:value-type="string" calcext:value-type="string">
            <text:p>monkeyc3l1s1460</text:p>
          </table:table-cell>
          <table:table-cell office:value-type="float" office:value="8.49696167" calcext:value-type="float">
            <text:p>8,49696167</text:p>
          </table:table-cell>
          <table:table-cell office:value-type="float" office:value="13.97743026" calcext:value-type="float">
            <text:p>13,97743026</text:p>
          </table:table-cell>
        </table:table-row>
        <table:table-row table:style-name="ro1">
          <table:table-cell office:value-type="string" calcext:value-type="string">
            <text:p>monkeyc3l1s1461</text:p>
          </table:table-cell>
          <table:table-cell office:value-type="float" office:value="6.10147005" calcext:value-type="float">
            <text:p>6,10147005</text:p>
          </table:table-cell>
          <table:table-cell office:value-type="float" office:value="13.22497626" calcext:value-type="float">
            <text:p>13,22497626</text:p>
          </table:table-cell>
        </table:table-row>
        <table:table-row table:style-name="ro1">
          <table:table-cell office:value-type="string" calcext:value-type="string">
            <text:p>monkeyc3l1s1462</text:p>
          </table:table-cell>
          <table:table-cell office:value-type="float" office:value="3.51831764" calcext:value-type="float">
            <text:p>3,51831764</text:p>
          </table:table-cell>
          <table:table-cell office:value-type="float" office:value="13.80027185" calcext:value-type="float">
            <text:p>13,80027185</text:p>
          </table:table-cell>
        </table:table-row>
        <table:table-row table:style-name="ro1">
          <table:table-cell office:value-type="string" calcext:value-type="string">
            <text:p>monkeyc3l1s1463</text:p>
          </table:table-cell>
          <table:table-cell office:value-type="float" office:value="2.9797817" calcext:value-type="float">
            <text:p>2,9797817</text:p>
          </table:table-cell>
          <table:table-cell office:value-type="float" office:value="14.04066567" calcext:value-type="float">
            <text:p>14,04066567</text:p>
          </table:table-cell>
        </table:table-row>
        <table:table-row table:style-name="ro1">
          <table:table-cell office:value-type="string" calcext:value-type="string">
            <text:p>monkeyc3l1s1464</text:p>
          </table:table-cell>
          <table:table-cell office:value-type="float" office:value="1.76027404" calcext:value-type="float">
            <text:p>1,76027404</text:p>
          </table:table-cell>
          <table:table-cell office:value-type="float" office:value="13.84825792" calcext:value-type="float">
            <text:p>13,84825792</text:p>
          </table:table-cell>
        </table:table-row>
        <table:table-row table:style-name="ro1">
          <table:table-cell office:value-type="string" calcext:value-type="string">
            <text:p>monkeyc3l1s1465</text:p>
          </table:table-cell>
          <table:table-cell office:value-type="float" office:value="7.76312792" calcext:value-type="float">
            <text:p>7,76312792</text:p>
          </table:table-cell>
          <table:table-cell office:value-type="float" office:value="13.69708999" calcext:value-type="float">
            <text:p>13,69708999</text:p>
          </table:table-cell>
        </table:table-row>
        <table:table-row table:style-name="ro1">
          <table:table-cell office:value-type="string" calcext:value-type="string">
            <text:p>monkeyc3l1s1466</text:p>
          </table:table-cell>
          <table:table-cell office:value-type="float" office:value="8.26815305" calcext:value-type="float">
            <text:p>8,26815305</text:p>
          </table:table-cell>
          <table:table-cell office:value-type="float" office:value="13.9113893" calcext:value-type="float">
            <text:p>13,9113893</text:p>
          </table:table-cell>
        </table:table-row>
        <table:table-row table:style-name="ro1">
          <table:table-cell office:value-type="string" calcext:value-type="string">
            <text:p>monkeyc3l1s1467</text:p>
          </table:table-cell>
          <table:table-cell office:value-type="float" office:value="4.37641635" calcext:value-type="float">
            <text:p>4,37641635</text:p>
          </table:table-cell>
          <table:table-cell office:value-type="float" office:value="13.25243604" calcext:value-type="float">
            <text:p>13,25243604</text:p>
          </table:table-cell>
        </table:table-row>
        <table:table-row table:style-name="ro1">
          <table:table-cell office:value-type="string" calcext:value-type="string">
            <text:p>monkeyc3l1s1468</text:p>
          </table:table-cell>
          <table:table-cell office:value-type="float" office:value="5.04448869" calcext:value-type="float">
            <text:p>5,04448869</text:p>
          </table:table-cell>
          <table:table-cell office:value-type="float" office:value="13.94846711" calcext:value-type="float">
            <text:p>13,94846711</text:p>
          </table:table-cell>
        </table:table-row>
        <table:table-row table:style-name="ro1">
          <table:table-cell office:value-type="string" calcext:value-type="string">
            <text:p>monkeyc3l1s1469</text:p>
          </table:table-cell>
          <table:table-cell office:value-type="float" office:value="6.01345774" calcext:value-type="float">
            <text:p>6,01345774</text:p>
          </table:table-cell>
          <table:table-cell office:value-type="float" office:value="13.26441894" calcext:value-type="float">
            <text:p>13,26441894</text:p>
          </table:table-cell>
        </table:table-row>
        <table:table-row table:style-name="ro1">
          <table:table-cell office:value-type="string" calcext:value-type="string">
            <text:p>monkeyc3l1s1470</text:p>
          </table:table-cell>
          <table:table-cell office:value-type="float" office:value="5.26406298" calcext:value-type="float">
            <text:p>5,26406298</text:p>
          </table:table-cell>
          <table:table-cell office:value-type="float" office:value="13.98423384" calcext:value-type="float">
            <text:p>13,98423384</text:p>
          </table:table-cell>
        </table:table-row>
        <table:table-row table:style-name="ro1">
          <table:table-cell office:value-type="string" calcext:value-type="string">
            <text:p>monkeyc3l1s1471</text:p>
          </table:table-cell>
          <table:table-cell office:value-type="float" office:value="3.97858346" calcext:value-type="float">
            <text:p>3,97858346</text:p>
          </table:table-cell>
          <table:table-cell office:value-type="float" office:value="13.42154021" calcext:value-type="float">
            <text:p>13,42154021</text:p>
          </table:table-cell>
        </table:table-row>
        <table:table-row table:style-name="ro1">
          <table:table-cell office:value-type="string" calcext:value-type="string">
            <text:p>monkeyc3l1s1472</text:p>
          </table:table-cell>
          <table:table-cell office:value-type="float" office:value="3.82110559" calcext:value-type="float">
            <text:p>3,82110559</text:p>
          </table:table-cell>
          <table:table-cell office:value-type="float" office:value="13.54785947" calcext:value-type="float">
            <text:p>13,54785947</text:p>
          </table:table-cell>
        </table:table-row>
        <table:table-row table:style-name="ro1">
          <table:table-cell office:value-type="string" calcext:value-type="string">
            <text:p>monkeyc3l1s1473</text:p>
          </table:table-cell>
          <table:table-cell office:value-type="float" office:value="5.75490584" calcext:value-type="float">
            <text:p>5,75490584</text:p>
          </table:table-cell>
          <table:table-cell office:value-type="float" office:value="13.63841507" calcext:value-type="float">
            <text:p>13,63841507</text:p>
          </table:table-cell>
        </table:table-row>
        <table:table-row table:style-name="ro1">
          <table:table-cell office:value-type="string" calcext:value-type="string">
            <text:p>monkeyc3l1s1474</text:p>
          </table:table-cell>
          <table:table-cell office:value-type="float" office:value="1.85217576" calcext:value-type="float">
            <text:p>1,85217576</text:p>
          </table:table-cell>
          <table:table-cell office:value-type="float" office:value="13.8950536" calcext:value-type="float">
            <text:p>13,8950536</text:p>
          </table:table-cell>
        </table:table-row>
        <table:table-row table:style-name="ro1">
          <table:table-cell office:value-type="string" calcext:value-type="string">
            <text:p>monkeyc3l1s1475</text:p>
          </table:table-cell>
          <table:table-cell office:value-type="float" office:value="7.5652975" calcext:value-type="float">
            <text:p>7,5652975</text:p>
          </table:table-cell>
          <table:table-cell office:value-type="float" office:value="13.57990213" calcext:value-type="float">
            <text:p>13,57990213</text:p>
          </table:table-cell>
        </table:table-row>
        <table:table-row table:style-name="ro1">
          <table:table-cell office:value-type="string" calcext:value-type="string">
            <text:p>monkeyc3l1s1476</text:p>
          </table:table-cell>
          <table:table-cell office:value-type="float" office:value="8.32830852" calcext:value-type="float">
            <text:p>8,32830852</text:p>
          </table:table-cell>
          <table:table-cell office:value-type="float" office:value="13.66210332" calcext:value-type="float">
            <text:p>13,66210332</text:p>
          </table:table-cell>
        </table:table-row>
        <table:table-row table:style-name="ro1">
          <table:table-cell office:value-type="string" calcext:value-type="string">
            <text:p>monkeyc3l1s1477</text:p>
          </table:table-cell>
          <table:table-cell office:value-type="float" office:value="1.69723813" calcext:value-type="float">
            <text:p>1,69723813</text:p>
          </table:table-cell>
          <table:table-cell office:value-type="float" office:value="13.37928092" calcext:value-type="float">
            <text:p>13,37928092</text:p>
          </table:table-cell>
        </table:table-row>
        <table:table-row table:style-name="ro1">
          <table:table-cell office:value-type="string" calcext:value-type="string">
            <text:p>monkeyc3l1s1478</text:p>
          </table:table-cell>
          <table:table-cell office:value-type="float" office:value="3.43871583" calcext:value-type="float">
            <text:p>3,43871583</text:p>
          </table:table-cell>
          <table:table-cell office:value-type="float" office:value="13.24603686" calcext:value-type="float">
            <text:p>13,24603686</text:p>
          </table:table-cell>
        </table:table-row>
        <table:table-row table:style-name="ro1">
          <table:table-cell office:value-type="string" calcext:value-type="string">
            <text:p>monkeyc3l1s1479</text:p>
          </table:table-cell>
          <table:table-cell office:value-type="float" office:value="5.86887972" calcext:value-type="float">
            <text:p>5,86887972</text:p>
          </table:table-cell>
          <table:table-cell office:value-type="float" office:value="13.58592704" calcext:value-type="float">
            <text:p>13,58592704</text:p>
          </table:table-cell>
        </table:table-row>
        <table:table-row table:style-name="ro1">
          <table:table-cell office:value-type="string" calcext:value-type="string">
            <text:p>monkeyc3l1s1480</text:p>
          </table:table-cell>
          <table:table-cell office:value-type="float" office:value="8.43125879" calcext:value-type="float">
            <text:p>8,43125879</text:p>
          </table:table-cell>
          <table:table-cell office:value-type="float" office:value="13.57412275" calcext:value-type="float">
            <text:p>13,57412275</text:p>
          </table:table-cell>
        </table:table-row>
        <table:table-row table:style-name="ro1">
          <table:table-cell office:value-type="string" calcext:value-type="string">
            <text:p>monkeyc3l1s1481</text:p>
          </table:table-cell>
          <table:table-cell office:value-type="float" office:value="2.2896277" calcext:value-type="float">
            <text:p>2,2896277</text:p>
          </table:table-cell>
          <table:table-cell office:value-type="float" office:value="13.98476379" calcext:value-type="float">
            <text:p>13,98476379</text:p>
          </table:table-cell>
        </table:table-row>
        <table:table-row table:style-name="ro1">
          <table:table-cell office:value-type="string" calcext:value-type="string">
            <text:p>monkeyc3l1s1482</text:p>
          </table:table-cell>
          <table:table-cell office:value-type="float" office:value="5.17875782" calcext:value-type="float">
            <text:p>5,17875782</text:p>
          </table:table-cell>
          <table:table-cell office:value-type="float" office:value="13.85028409" calcext:value-type="float">
            <text:p>13,85028409</text:p>
          </table:table-cell>
        </table:table-row>
        <table:table-row table:style-name="ro1">
          <table:table-cell office:value-type="string" calcext:value-type="string">
            <text:p>monkeyc3l1s1483</text:p>
          </table:table-cell>
          <table:table-cell office:value-type="float" office:value="8.18132865" calcext:value-type="float">
            <text:p>8,18132865</text:p>
          </table:table-cell>
          <table:table-cell office:value-type="float" office:value="13.3583396" calcext:value-type="float">
            <text:p>13,3583396</text:p>
          </table:table-cell>
        </table:table-row>
        <table:table-row table:style-name="ro1">
          <table:table-cell office:value-type="string" calcext:value-type="string">
            <text:p>monkeyc3l1s1484</text:p>
          </table:table-cell>
          <table:table-cell office:value-type="float" office:value="3.47528617" calcext:value-type="float">
            <text:p>3,47528617</text:p>
          </table:table-cell>
          <table:table-cell office:value-type="float" office:value="13.85471753" calcext:value-type="float">
            <text:p>13,85471753</text:p>
          </table:table-cell>
        </table:table-row>
        <table:table-row table:style-name="ro1">
          <table:table-cell office:value-type="string" calcext:value-type="string">
            <text:p>monkeyc3l1s1485</text:p>
          </table:table-cell>
          <table:table-cell office:value-type="float" office:value="7.85900804" calcext:value-type="float">
            <text:p>7,85900804</text:p>
          </table:table-cell>
          <table:table-cell office:value-type="float" office:value="13.94275831" calcext:value-type="float">
            <text:p>13,94275831</text:p>
          </table:table-cell>
        </table:table-row>
        <table:table-row table:style-name="ro1">
          <table:table-cell office:value-type="string" calcext:value-type="string">
            <text:p>monkeyc3l1s1486</text:p>
          </table:table-cell>
          <table:table-cell office:value-type="float" office:value="8.01141992" calcext:value-type="float">
            <text:p>8,01141992</text:p>
          </table:table-cell>
          <table:table-cell office:value-type="float" office:value="13.45037496" calcext:value-type="float">
            <text:p>13,45037496</text:p>
          </table:table-cell>
        </table:table-row>
        <table:table-row table:style-name="ro1">
          <table:table-cell office:value-type="string" calcext:value-type="string">
            <text:p>monkeyc3l1s1487</text:p>
          </table:table-cell>
          <table:table-cell office:value-type="float" office:value="5.85847719" calcext:value-type="float">
            <text:p>5,85847719</text:p>
          </table:table-cell>
          <table:table-cell office:value-type="float" office:value="14.07966706" calcext:value-type="float">
            <text:p>14,07966706</text:p>
          </table:table-cell>
        </table:table-row>
        <table:table-row table:style-name="ro1">
          <table:table-cell office:value-type="string" calcext:value-type="string">
            <text:p>monkeyc3l1s1488</text:p>
          </table:table-cell>
          <table:table-cell office:value-type="float" office:value="6.40033972" calcext:value-type="float">
            <text:p>6,40033972</text:p>
          </table:table-cell>
          <table:table-cell office:value-type="float" office:value="13.48903211" calcext:value-type="float">
            <text:p>13,48903211</text:p>
          </table:table-cell>
        </table:table-row>
        <table:table-row table:style-name="ro1">
          <table:table-cell office:value-type="string" calcext:value-type="string">
            <text:p>monkeyc3l1s1489</text:p>
          </table:table-cell>
          <table:table-cell office:value-type="float" office:value="6.23844496" calcext:value-type="float">
            <text:p>6,23844496</text:p>
          </table:table-cell>
          <table:table-cell office:value-type="float" office:value="13.23911109" calcext:value-type="float">
            <text:p>13,23911109</text:p>
          </table:table-cell>
        </table:table-row>
        <table:table-row table:style-name="ro1">
          <table:table-cell office:value-type="string" calcext:value-type="string">
            <text:p>monkeyc3l1s1490</text:p>
          </table:table-cell>
          <table:table-cell office:value-type="float" office:value="2.45566887" calcext:value-type="float">
            <text:p>2,45566887</text:p>
          </table:table-cell>
          <table:table-cell office:value-type="float" office:value="13.96094276" calcext:value-type="float">
            <text:p>13,96094276</text:p>
          </table:table-cell>
        </table:table-row>
        <table:table-row table:style-name="ro1">
          <table:table-cell office:value-type="string" calcext:value-type="string">
            <text:p>monkeyc3l1s1491</text:p>
          </table:table-cell>
          <table:table-cell office:value-type="float" office:value="6.19228195" calcext:value-type="float">
            <text:p>6,19228195</text:p>
          </table:table-cell>
          <table:table-cell office:value-type="float" office:value="13.64891582" calcext:value-type="float">
            <text:p>13,64891582</text:p>
          </table:table-cell>
        </table:table-row>
        <table:table-row table:style-name="ro1">
          <table:table-cell office:value-type="string" calcext:value-type="string">
            <text:p>monkeyc3l1s1492</text:p>
          </table:table-cell>
          <table:table-cell office:value-type="float" office:value="4.11466837" calcext:value-type="float">
            <text:p>4,11466837</text:p>
          </table:table-cell>
          <table:table-cell office:value-type="float" office:value="14.00354081" calcext:value-type="float">
            <text:p>14,00354081</text:p>
          </table:table-cell>
        </table:table-row>
        <table:table-row table:style-name="ro1">
          <table:table-cell office:value-type="string" calcext:value-type="string">
            <text:p>monkeyc3l1s1493</text:p>
          </table:table-cell>
          <table:table-cell office:value-type="float" office:value="4.66647783" calcext:value-type="float">
            <text:p>4,66647783</text:p>
          </table:table-cell>
          <table:table-cell office:value-type="float" office:value="13.22424468" calcext:value-type="float">
            <text:p>13,22424468</text:p>
          </table:table-cell>
        </table:table-row>
        <table:table-row table:style-name="ro1">
          <table:table-cell office:value-type="string" calcext:value-type="string">
            <text:p>monkeyc3l1s1494</text:p>
          </table:table-cell>
          <table:table-cell office:value-type="float" office:value="8.30761842" calcext:value-type="float">
            <text:p>8,30761842</text:p>
          </table:table-cell>
          <table:table-cell office:value-type="float" office:value="14.05505321" calcext:value-type="float">
            <text:p>14,05505321</text:p>
          </table:table-cell>
        </table:table-row>
        <table:table-row table:style-name="ro1">
          <table:table-cell office:value-type="string" calcext:value-type="string">
            <text:p>monkeyc3l1s1495</text:p>
          </table:table-cell>
          <table:table-cell office:value-type="float" office:value="4.22370616" calcext:value-type="float">
            <text:p>4,22370616</text:p>
          </table:table-cell>
          <table:table-cell office:value-type="float" office:value="13.52557679" calcext:value-type="float">
            <text:p>13,52557679</text:p>
          </table:table-cell>
        </table:table-row>
        <table:table-row table:style-name="ro1">
          <table:table-cell office:value-type="string" calcext:value-type="string">
            <text:p>monkeyc3l1s1496</text:p>
          </table:table-cell>
          <table:table-cell office:value-type="float" office:value="4.43923585" calcext:value-type="float">
            <text:p>4,43923585</text:p>
          </table:table-cell>
          <table:table-cell office:value-type="float" office:value="14.17548156" calcext:value-type="float">
            <text:p>14,17548156</text:p>
          </table:table-cell>
        </table:table-row>
        <table:table-row table:style-name="ro1">
          <table:table-cell office:value-type="string" calcext:value-type="string">
            <text:p>monkeyc3l1s1497</text:p>
          </table:table-cell>
          <table:table-cell office:value-type="float" office:value="6.98557993" calcext:value-type="float">
            <text:p>6,98557993</text:p>
          </table:table-cell>
          <table:table-cell office:value-type="float" office:value="13.59073201" calcext:value-type="float">
            <text:p>13,59073201</text:p>
          </table:table-cell>
        </table:table-row>
        <table:table-row table:style-name="ro1">
          <table:table-cell office:value-type="string" calcext:value-type="string">
            <text:p>monkeyc3l1s1498</text:p>
          </table:table-cell>
          <table:table-cell office:value-type="float" office:value="6.13828706" calcext:value-type="float">
            <text:p>6,13828706</text:p>
          </table:table-cell>
          <table:table-cell office:value-type="float" office:value="13.31427521" calcext:value-type="float">
            <text:p>13,31427521</text:p>
          </table:table-cell>
        </table:table-row>
        <table:table-row table:style-name="ro1">
          <table:table-cell office:value-type="string" calcext:value-type="string">
            <text:p>monkeyc3l1s1499</text:p>
          </table:table-cell>
          <table:table-cell office:value-type="float" office:value="6.899631" calcext:value-type="float">
            <text:p>6,899631</text:p>
          </table:table-cell>
          <table:table-cell office:value-type="float" office:value="14.02669801" calcext:value-type="float">
            <text:p>14,02669801</text:p>
          </table:table-cell>
        </table:table-row>
        <table:table-row table:style-name="ro1">
          <table:table-cell office:value-type="string" calcext:value-type="string">
            <text:p>monkeyc3l1s1500</text:p>
          </table:table-cell>
          <table:table-cell office:value-type="float" office:value="4.97577215" calcext:value-type="float">
            <text:p>4,97577215</text:p>
          </table:table-cell>
          <table:table-cell office:value-type="float" office:value="13.46865916" calcext:value-type="float">
            <text:p>13,46865916</text:p>
          </table:table-cell>
        </table:table-row>
        <table:table-row table:style-name="ro1">
          <table:table-cell office:value-type="string" calcext:value-type="string">
            <text:p>monkeyc6r1s2502</text:p>
          </table:table-cell>
          <table:table-cell office:value-type="float" office:value="8.928738" calcext:value-type="float">
            <text:p>8,928738</text:p>
          </table:table-cell>
          <table:table-cell office:value-type="float" office:value="18.96545" calcext:value-type="float">
            <text:p>18,96545</text:p>
          </table:table-cell>
        </table:table-row>
        <table:table-row table:style-name="ro1">
          <table:table-cell office:value-type="string" calcext:value-type="string">
            <text:p>monkeyc6r1s2508</text:p>
          </table:table-cell>
          <table:table-cell office:value-type="float" office:value="0.371864" calcext:value-type="float">
            <text:p>0,371864</text:p>
          </table:table-cell>
          <table:table-cell office:value-type="float" office:value="14.826909" calcext:value-type="float">
            <text:p>14,826909</text:p>
          </table:table-cell>
        </table:table-row>
        <table:table-row table:style-name="ro1">
          <table:table-cell office:value-type="string" calcext:value-type="string">
            <text:p>monkeyc6r1s2510</text:p>
          </table:table-cell>
          <table:table-cell office:value-type="float" office:value="3.961168" calcext:value-type="float">
            <text:p>3,961168</text:p>
          </table:table-cell>
          <table:table-cell office:value-type="float" office:value="18.05241" calcext:value-type="float">
            <text:p>18,05241</text:p>
          </table:table-cell>
        </table:table-row>
        <table:table-row table:style-name="ro1">
          <table:table-cell office:value-type="string" calcext:value-type="string">
            <text:p>monkeyc6r1s2516</text:p>
          </table:table-cell>
          <table:table-cell office:value-type="float" office:value="6.667381" calcext:value-type="float">
            <text:p>6,667381</text:p>
          </table:table-cell>
          <table:table-cell office:value-type="float" office:value="18.808376" calcext:value-type="float">
            <text:p>18,808376</text:p>
          </table:table-cell>
        </table:table-row>
        <table:table-row table:style-name="ro1">
          <table:table-cell office:value-type="string" calcext:value-type="string">
            <text:p>monkeyc6r1s2518</text:p>
          </table:table-cell>
          <table:table-cell office:value-type="float" office:value="6.873956" calcext:value-type="float">
            <text:p>6,873956</text:p>
          </table:table-cell>
          <table:table-cell office:value-type="float" office:value="18.751694" calcext:value-type="float">
            <text:p>18,751694</text:p>
          </table:table-cell>
        </table:table-row>
        <table:table-row table:style-name="ro1">
          <table:table-cell office:value-type="string" calcext:value-type="string">
            <text:p>monkeyc6r1s2520</text:p>
          </table:table-cell>
          <table:table-cell office:value-type="float" office:value="-1.439001" calcext:value-type="float">
            <text:p>-1,439001</text:p>
          </table:table-cell>
          <table:table-cell office:value-type="float" office:value="12.577681" calcext:value-type="float">
            <text:p>12,577681</text:p>
          </table:table-cell>
        </table:table-row>
        <table:table-row table:style-name="ro1">
          <table:table-cell office:value-type="string" calcext:value-type="string">
            <text:p>monkeyc6r1s2524</text:p>
          </table:table-cell>
          <table:table-cell office:value-type="float" office:value="3.028491" calcext:value-type="float">
            <text:p>3,028491</text:p>
          </table:table-cell>
          <table:table-cell office:value-type="float" office:value="17.66783" calcext:value-type="float">
            <text:p>17,66783</text:p>
          </table:table-cell>
        </table:table-row>
        <table:table-row table:style-name="ro1">
          <table:table-cell office:value-type="string" calcext:value-type="string">
            <text:p>monkeyc6r1s2528</text:p>
          </table:table-cell>
          <table:table-cell office:value-type="float" office:value="-1.165722" calcext:value-type="float">
            <text:p>-1,165722</text:p>
          </table:table-cell>
          <table:table-cell office:value-type="float" office:value="12.368277" calcext:value-type="float">
            <text:p>12,368277</text:p>
          </table:table-cell>
        </table:table-row>
        <table:table-row table:style-name="ro1">
          <table:table-cell office:value-type="string" calcext:value-type="string">
            <text:p>monkeyc6r1s2532</text:p>
          </table:table-cell>
          <table:table-cell office:value-type="float" office:value="0.863575" calcext:value-type="float">
            <text:p>0,863575</text:p>
          </table:table-cell>
          <table:table-cell office:value-type="float" office:value="15.955501" calcext:value-type="float">
            <text:p>15,955501</text:p>
          </table:table-cell>
        </table:table-row>
        <table:table-row table:style-name="ro1">
          <table:table-cell office:value-type="string" calcext:value-type="string">
            <text:p>monkeyc6r1s2534</text:p>
          </table:table-cell>
          <table:table-cell office:value-type="float" office:value="2.800044" calcext:value-type="float">
            <text:p>2,800044</text:p>
          </table:table-cell>
          <table:table-cell office:value-type="float" office:value="17.540714" calcext:value-type="float">
            <text:p>17,540714</text:p>
          </table:table-cell>
        </table:table-row>
        <table:table-row table:style-name="ro1">
          <table:table-cell office:value-type="string" calcext:value-type="string">
            <text:p>monkeyc6r1s2538</text:p>
          </table:table-cell>
          <table:table-cell office:value-type="float" office:value="6.01705" calcext:value-type="float">
            <text:p>6,01705</text:p>
          </table:table-cell>
          <table:table-cell office:value-type="float" office:value="18.63715" calcext:value-type="float">
            <text:p>18,63715</text:p>
          </table:table-cell>
        </table:table-row>
        <table:table-row table:style-name="ro1">
          <table:table-cell office:value-type="string" calcext:value-type="string">
            <text:p>monkeyc6r1s2544</text:p>
          </table:table-cell>
          <table:table-cell office:value-type="float" office:value="4.468988" calcext:value-type="float">
            <text:p>4,468988</text:p>
          </table:table-cell>
          <table:table-cell office:value-type="float" office:value="18.196939" calcext:value-type="float">
            <text:p>18,196939</text:p>
          </table:table-cell>
        </table:table-row>
        <table:table-row table:style-name="ro1">
          <table:table-cell office:value-type="string" calcext:value-type="string">
            <text:p>monkeyc6r1s2554</text:p>
          </table:table-cell>
          <table:table-cell office:value-type="float" office:value="6.517238" calcext:value-type="float">
            <text:p>6,517238</text:p>
          </table:table-cell>
          <table:table-cell office:value-type="float" office:value="18.917133" calcext:value-type="float">
            <text:p>18,917133</text:p>
          </table:table-cell>
        </table:table-row>
        <table:table-row table:style-name="ro1">
          <table:table-cell office:value-type="string" calcext:value-type="string">
            <text:p>monkeyc6r1s2558</text:p>
          </table:table-cell>
          <table:table-cell office:value-type="float" office:value="8.991136" calcext:value-type="float">
            <text:p>8,991136</text:p>
          </table:table-cell>
          <table:table-cell office:value-type="float" office:value="19.220409" calcext:value-type="float">
            <text:p>19,220409</text:p>
          </table:table-cell>
        </table:table-row>
        <table:table-row table:style-name="ro1">
          <table:table-cell office:value-type="string" calcext:value-type="string">
            <text:p>monkeyc6r1s2560</text:p>
          </table:table-cell>
          <table:table-cell office:value-type="float" office:value="1.200005" calcext:value-type="float">
            <text:p>1,200005</text:p>
          </table:table-cell>
          <table:table-cell office:value-type="float" office:value="16.077269" calcext:value-type="float">
            <text:p>16,077269</text:p>
          </table:table-cell>
        </table:table-row>
        <table:table-row table:style-name="ro1">
          <table:table-cell office:value-type="string" calcext:value-type="string">
            <text:p>monkeyc6r1s2566</text:p>
          </table:table-cell>
          <table:table-cell office:value-type="float" office:value="0.219604" calcext:value-type="float">
            <text:p>0,219604</text:p>
          </table:table-cell>
          <table:table-cell office:value-type="float" office:value="15.244243" calcext:value-type="float">
            <text:p>15,244243</text:p>
          </table:table-cell>
        </table:table-row>
        <table:table-row table:style-name="ro1">
          <table:table-cell office:value-type="string" calcext:value-type="string">
            <text:p>monkeyc6r1s2568</text:p>
          </table:table-cell>
          <table:table-cell office:value-type="float" office:value="1.335374" calcext:value-type="float">
            <text:p>1,335374</text:p>
          </table:table-cell>
          <table:table-cell office:value-type="float" office:value="16.320419" calcext:value-type="float">
            <text:p>16,320419</text:p>
          </table:table-cell>
        </table:table-row>
        <table:table-row table:style-name="ro1">
          <table:table-cell office:value-type="string" calcext:value-type="string">
            <text:p>monkeyc6r1s2574</text:p>
          </table:table-cell>
          <table:table-cell office:value-type="float" office:value="4.675408" calcext:value-type="float">
            <text:p>4,675408</text:p>
          </table:table-cell>
          <table:table-cell office:value-type="float" office:value="18.020222" calcext:value-type="float">
            <text:p>18,020222</text:p>
          </table:table-cell>
        </table:table-row>
        <table:table-row table:style-name="ro1">
          <table:table-cell office:value-type="string" calcext:value-type="string">
            <text:p>monkeyc6r1s2576</text:p>
          </table:table-cell>
          <table:table-cell office:value-type="float" office:value="3.263858" calcext:value-type="float">
            <text:p>3,263858</text:p>
          </table:table-cell>
          <table:table-cell office:value-type="float" office:value="17.553825" calcext:value-type="float">
            <text:p>17,553825</text:p>
          </table:table-cell>
        </table:table-row>
        <table:table-row table:style-name="ro1">
          <table:table-cell office:value-type="string" calcext:value-type="string">
            <text:p>monkeyc6r1s2577</text:p>
          </table:table-cell>
          <table:table-cell office:value-type="float" office:value="3.515329" calcext:value-type="float">
            <text:p>3,515329</text:p>
          </table:table-cell>
          <table:table-cell office:value-type="float" office:value="17.905153" calcext:value-type="float">
            <text:p>17,905153</text:p>
          </table:table-cell>
        </table:table-row>
        <table:table-row table:style-name="ro1">
          <table:table-cell office:value-type="string" calcext:value-type="string">
            <text:p>monkeyc6r1s2582</text:p>
          </table:table-cell>
          <table:table-cell office:value-type="float" office:value="7.201297" calcext:value-type="float">
            <text:p>7,201297</text:p>
          </table:table-cell>
          <table:table-cell office:value-type="float" office:value="18.880913" calcext:value-type="float">
            <text:p>18,880913</text:p>
          </table:table-cell>
        </table:table-row>
        <table:table-row table:style-name="ro1">
          <table:table-cell office:value-type="string" calcext:value-type="string">
            <text:p>monkeyc6r1s2590</text:p>
          </table:table-cell>
          <table:table-cell office:value-type="float" office:value="1.190052" calcext:value-type="float">
            <text:p>1,190052</text:p>
          </table:table-cell>
          <table:table-cell office:value-type="float" office:value="15.822925" calcext:value-type="float">
            <text:p>15,822925</text:p>
          </table:table-cell>
        </table:table-row>
        <table:table-row table:style-name="ro1">
          <table:table-cell office:value-type="string" calcext:value-type="string">
            <text:p>monkeyc6r1s2592</text:p>
          </table:table-cell>
          <table:table-cell office:value-type="float" office:value="2.738261" calcext:value-type="float">
            <text:p>2,738261</text:p>
          </table:table-cell>
          <table:table-cell office:value-type="float" office:value="17.125481" calcext:value-type="float">
            <text:p>17,125481</text:p>
          </table:table-cell>
        </table:table-row>
        <table:table-row table:style-name="ro1">
          <table:table-cell office:value-type="string" calcext:value-type="string">
            <text:p>monkeyc6r1s2594</text:p>
          </table:table-cell>
          <table:table-cell office:value-type="float" office:value="3.48505" calcext:value-type="float">
            <text:p>3,48505</text:p>
          </table:table-cell>
          <table:table-cell office:value-type="float" office:value="17.721436" calcext:value-type="float">
            <text:p>17,721436</text:p>
          </table:table-cell>
        </table:table-row>
        <table:table-row table:style-name="ro1">
          <table:table-cell office:value-type="string" calcext:value-type="string">
            <text:p>monkeyc6r1s2600</text:p>
          </table:table-cell>
          <table:table-cell office:value-type="float" office:value="4.298643" calcext:value-type="float">
            <text:p>4,298643</text:p>
          </table:table-cell>
          <table:table-cell office:value-type="float" office:value="17.873905" calcext:value-type="float">
            <text:p>17,873905</text:p>
          </table:table-cell>
        </table:table-row>
        <table:table-row table:style-name="ro1">
          <table:table-cell office:value-type="string" calcext:value-type="string">
            <text:p>monkeyc6r1s2618</text:p>
          </table:table-cell>
          <table:table-cell office:value-type="float" office:value="-0.416864" calcext:value-type="float">
            <text:p>-0,416864</text:p>
          </table:table-cell>
          <table:table-cell office:value-type="float" office:value="14.019156" calcext:value-type="float">
            <text:p>14,019156</text:p>
          </table:table-cell>
        </table:table-row>
        <table:table-row table:style-name="ro1">
          <table:table-cell office:value-type="string" calcext:value-type="string">
            <text:p>monkeyc6r1s2620</text:p>
          </table:table-cell>
          <table:table-cell office:value-type="float" office:value="2.837313" calcext:value-type="float">
            <text:p>2,837313</text:p>
          </table:table-cell>
          <table:table-cell office:value-type="float" office:value="17.057447" calcext:value-type="float">
            <text:p>17,057447</text:p>
          </table:table-cell>
        </table:table-row>
        <table:table-row table:style-name="ro1">
          <table:table-cell office:value-type="string" calcext:value-type="string">
            <text:p>monkeyc6r1s2628</text:p>
          </table:table-cell>
          <table:table-cell office:value-type="float" office:value="0.686152" calcext:value-type="float">
            <text:p>0,686152</text:p>
          </table:table-cell>
          <table:table-cell office:value-type="float" office:value="15.709753" calcext:value-type="float">
            <text:p>15,709753</text:p>
          </table:table-cell>
        </table:table-row>
        <table:table-row table:style-name="ro1">
          <table:table-cell office:value-type="string" calcext:value-type="string">
            <text:p>monkeyc6r1s2631</text:p>
          </table:table-cell>
          <table:table-cell office:value-type="float" office:value="8.535821" calcext:value-type="float">
            <text:p>8,535821</text:p>
          </table:table-cell>
          <table:table-cell office:value-type="float" office:value="18.781246" calcext:value-type="float">
            <text:p>18,781246</text:p>
          </table:table-cell>
        </table:table-row>
        <table:table-row table:style-name="ro1">
          <table:table-cell office:value-type="string" calcext:value-type="string">
            <text:p>monkeyc6r1s2637</text:p>
          </table:table-cell>
          <table:table-cell office:value-type="float" office:value="0.811923" calcext:value-type="float">
            <text:p>0,811923</text:p>
          </table:table-cell>
          <table:table-cell office:value-type="float" office:value="15.958269" calcext:value-type="float">
            <text:p>15,958269</text:p>
          </table:table-cell>
        </table:table-row>
        <table:table-row table:style-name="ro1">
          <table:table-cell office:value-type="string" calcext:value-type="string">
            <text:p>monkeyc6r1s2648</text:p>
          </table:table-cell>
          <table:table-cell office:value-type="float" office:value="-0.341313" calcext:value-type="float">
            <text:p>-0,341313</text:p>
          </table:table-cell>
          <table:table-cell office:value-type="float" office:value="14.397278" calcext:value-type="float">
            <text:p>14,397278</text:p>
          </table:table-cell>
        </table:table-row>
        <table:table-row table:style-name="ro1">
          <table:table-cell office:value-type="string" calcext:value-type="string">
            <text:p>monkeyc6r1s2651</text:p>
          </table:table-cell>
          <table:table-cell office:value-type="float" office:value="6.67354" calcext:value-type="float">
            <text:p>6,67354</text:p>
          </table:table-cell>
          <table:table-cell office:value-type="float" office:value="19.018476" calcext:value-type="float">
            <text:p>19,018476</text:p>
          </table:table-cell>
        </table:table-row>
        <table:table-row table:style-name="ro1">
          <table:table-cell office:value-type="string" calcext:value-type="string">
            <text:p>monkeyc6r1s2652</text:p>
          </table:table-cell>
          <table:table-cell office:value-type="float" office:value="6.250459" calcext:value-type="float">
            <text:p>6,250459</text:p>
          </table:table-cell>
          <table:table-cell office:value-type="float" office:value="18.73653" calcext:value-type="float">
            <text:p>18,73653</text:p>
          </table:table-cell>
        </table:table-row>
        <table:table-row table:style-name="ro1">
          <table:table-cell office:value-type="string" calcext:value-type="string">
            <text:p>monkeyc6r1s2654</text:p>
          </table:table-cell>
          <table:table-cell office:value-type="float" office:value="0.525609" calcext:value-type="float">
            <text:p>0,525609</text:p>
          </table:table-cell>
          <table:table-cell office:value-type="float" office:value="15.44248" calcext:value-type="float">
            <text:p>15,44248</text:p>
          </table:table-cell>
        </table:table-row>
        <table:table-row table:style-name="ro1">
          <table:table-cell office:value-type="string" calcext:value-type="string">
            <text:p>monkeyc6r1s2656</text:p>
          </table:table-cell>
          <table:table-cell office:value-type="float" office:value="-0.140218" calcext:value-type="float">
            <text:p>-0,140218</text:p>
          </table:table-cell>
          <table:table-cell office:value-type="float" office:value="14.721715" calcext:value-type="float">
            <text:p>14,721715</text:p>
          </table:table-cell>
        </table:table-row>
        <table:table-row table:style-name="ro1">
          <table:table-cell office:value-type="string" calcext:value-type="string">
            <text:p>monkeyc6r1s2662</text:p>
          </table:table-cell>
          <table:table-cell office:value-type="float" office:value="5.278703" calcext:value-type="float">
            <text:p>5,278703</text:p>
          </table:table-cell>
          <table:table-cell office:value-type="float" office:value="18.552277" calcext:value-type="float">
            <text:p>18,552277</text:p>
          </table:table-cell>
        </table:table-row>
        <table:table-row table:style-name="ro1">
          <table:table-cell office:value-type="string" calcext:value-type="string">
            <text:p>monkeyc6r1s2672</text:p>
          </table:table-cell>
          <table:table-cell office:value-type="float" office:value="4.288265" calcext:value-type="float">
            <text:p>4,288265</text:p>
          </table:table-cell>
          <table:table-cell office:value-type="float" office:value="17.876514" calcext:value-type="float">
            <text:p>17,876514</text:p>
          </table:table-cell>
        </table:table-row>
        <table:table-row table:style-name="ro1">
          <table:table-cell office:value-type="string" calcext:value-type="string">
            <text:p>monkeyc6r1s2674</text:p>
          </table:table-cell>
          <table:table-cell office:value-type="float" office:value="8.342955" calcext:value-type="float">
            <text:p>8,342955</text:p>
          </table:table-cell>
          <table:table-cell office:value-type="float" office:value="18.916138" calcext:value-type="float">
            <text:p>18,916138</text:p>
          </table:table-cell>
        </table:table-row>
        <table:table-row table:style-name="ro1">
          <table:table-cell office:value-type="string" calcext:value-type="string">
            <text:p>monkeyc6r1s2678</text:p>
          </table:table-cell>
          <table:table-cell office:value-type="float" office:value="2.009832" calcext:value-type="float">
            <text:p>2,009832</text:p>
          </table:table-cell>
          <table:table-cell office:value-type="float" office:value="16.898281" calcext:value-type="float">
            <text:p>16,898281</text:p>
          </table:table-cell>
        </table:table-row>
        <table:table-row table:style-name="ro1">
          <table:table-cell office:value-type="string" calcext:value-type="string">
            <text:p>monkeyc6r1s2692</text:p>
          </table:table-cell>
          <table:table-cell office:value-type="float" office:value="8.467769" calcext:value-type="float">
            <text:p>8,467769</text:p>
          </table:table-cell>
          <table:table-cell office:value-type="float" office:value="19.164146" calcext:value-type="float">
            <text:p>19,164146</text:p>
          </table:table-cell>
        </table:table-row>
        <table:table-row table:style-name="ro1">
          <table:table-cell office:value-type="string" calcext:value-type="string">
            <text:p>monkeyc6r1s2694</text:p>
          </table:table-cell>
          <table:table-cell office:value-type="float" office:value="1.312623" calcext:value-type="float">
            <text:p>1,312623</text:p>
          </table:table-cell>
          <table:table-cell office:value-type="float" office:value="15.903328" calcext:value-type="float">
            <text:p>15,903328</text:p>
          </table:table-cell>
        </table:table-row>
        <table:table-row table:style-name="ro1">
          <table:table-cell office:value-type="string" calcext:value-type="string">
            <text:p>monkeyc6r1s2701</text:p>
          </table:table-cell>
          <table:table-cell office:value-type="float" office:value="3.499634" calcext:value-type="float">
            <text:p>3,499634</text:p>
          </table:table-cell>
          <table:table-cell office:value-type="float" office:value="17.853947" calcext:value-type="float">
            <text:p>17,853947</text:p>
          </table:table-cell>
        </table:table-row>
        <table:table-row table:style-name="ro1">
          <table:table-cell office:value-type="string" calcext:value-type="string">
            <text:p>monkeyc6r1s2702</text:p>
          </table:table-cell>
          <table:table-cell office:value-type="float" office:value="2.777426" calcext:value-type="float">
            <text:p>2,777426</text:p>
          </table:table-cell>
          <table:table-cell office:value-type="float" office:value="16.997364" calcext:value-type="float">
            <text:p>16,997364</text:p>
          </table:table-cell>
        </table:table-row>
        <table:table-row table:style-name="ro1">
          <table:table-cell office:value-type="string" calcext:value-type="string">
            <text:p>monkeyc6r1s2704</text:p>
          </table:table-cell>
          <table:table-cell office:value-type="float" office:value="0.228343" calcext:value-type="float">
            <text:p>0,228343</text:p>
          </table:table-cell>
          <table:table-cell office:value-type="float" office:value="15.201529" calcext:value-type="float">
            <text:p>15,201529</text:p>
          </table:table-cell>
        </table:table-row>
        <table:table-row table:style-name="ro1">
          <table:table-cell office:value-type="string" calcext:value-type="string">
            <text:p>monkeyc6r1s2714</text:p>
          </table:table-cell>
          <table:table-cell office:value-type="float" office:value="3.554043" calcext:value-type="float">
            <text:p>3,554043</text:p>
          </table:table-cell>
          <table:table-cell office:value-type="float" office:value="17.835802" calcext:value-type="float">
            <text:p>17,835802</text:p>
          </table:table-cell>
        </table:table-row>
        <table:table-row table:style-name="ro1">
          <table:table-cell office:value-type="string" calcext:value-type="string">
            <text:p>monkeyc6r1s2716</text:p>
          </table:table-cell>
          <table:table-cell office:value-type="float" office:value="-0.304318" calcext:value-type="float">
            <text:p>-0,304318</text:p>
          </table:table-cell>
          <table:table-cell office:value-type="float" office:value="14.61772" calcext:value-type="float">
            <text:p>14,61772</text:p>
          </table:table-cell>
        </table:table-row>
        <table:table-row table:style-name="ro1">
          <table:table-cell office:value-type="string" calcext:value-type="string">
            <text:p>monkeyc6r1s2720</text:p>
          </table:table-cell>
          <table:table-cell office:value-type="float" office:value="0.590797" calcext:value-type="float">
            <text:p>0,590797</text:p>
          </table:table-cell>
          <table:table-cell office:value-type="float" office:value="15.272188" calcext:value-type="float">
            <text:p>15,272188</text:p>
          </table:table-cell>
        </table:table-row>
        <table:table-row table:style-name="ro1">
          <table:table-cell office:value-type="string" calcext:value-type="string">
            <text:p>monkeyc6r1s2722</text:p>
          </table:table-cell>
          <table:table-cell office:value-type="float" office:value="0.303355" calcext:value-type="float">
            <text:p>0,303355</text:p>
          </table:table-cell>
          <table:table-cell office:value-type="float" office:value="14.706606" calcext:value-type="float">
            <text:p>14,706606</text:p>
          </table:table-cell>
        </table:table-row>
        <table:table-row table:style-name="ro1">
          <table:table-cell office:value-type="string" calcext:value-type="string">
            <text:p>monkeyc6r1s2724</text:p>
          </table:table-cell>
          <table:table-cell office:value-type="float" office:value="2.107097" calcext:value-type="float">
            <text:p>2,107097</text:p>
          </table:table-cell>
          <table:table-cell office:value-type="float" office:value="16.987244" calcext:value-type="float">
            <text:p>16,987244</text:p>
          </table:table-cell>
        </table:table-row>
        <table:table-row table:style-name="ro1">
          <table:table-cell office:value-type="string" calcext:value-type="string">
            <text:p>monkeyc6r1s2732</text:p>
          </table:table-cell>
          <table:table-cell office:value-type="float" office:value="7.930229" calcext:value-type="float">
            <text:p>7,930229</text:p>
          </table:table-cell>
          <table:table-cell office:value-type="float" office:value="18.775318" calcext:value-type="float">
            <text:p>18,775318</text:p>
          </table:table-cell>
        </table:table-row>
        <table:table-row table:style-name="ro1">
          <table:table-cell office:value-type="string" calcext:value-type="string">
            <text:p>monkeyc6r1s2738</text:p>
          </table:table-cell>
          <table:table-cell office:value-type="float" office:value="3.825516" calcext:value-type="float">
            <text:p>3,825516</text:p>
          </table:table-cell>
          <table:table-cell office:value-type="float" office:value="17.583" calcext:value-type="float">
            <text:p>17,583</text:p>
          </table:table-cell>
        </table:table-row>
        <table:table-row table:style-name="ro1">
          <table:table-cell office:value-type="string" calcext:value-type="string">
            <text:p>monkeyc6r1s2742</text:p>
          </table:table-cell>
          <table:table-cell office:value-type="float" office:value="4.145247" calcext:value-type="float">
            <text:p>4,145247</text:p>
          </table:table-cell>
          <table:table-cell office:value-type="float" office:value="18.139156" calcext:value-type="float">
            <text:p>18,139156</text:p>
          </table:table-cell>
        </table:table-row>
        <table:table-row table:style-name="ro1">
          <table:table-cell office:value-type="string" calcext:value-type="string">
            <text:p>monkeyc6r1s2756</text:p>
          </table:table-cell>
          <table:table-cell office:value-type="float" office:value="-1.36716" calcext:value-type="float">
            <text:p>-1,36716</text:p>
          </table:table-cell>
          <table:table-cell office:value-type="float" office:value="12.34632" calcext:value-type="float">
            <text:p>12,34632</text:p>
          </table:table-cell>
        </table:table-row>
        <table:table-row table:style-name="ro1">
          <table:table-cell office:value-type="string" calcext:value-type="string">
            <text:p>monkeyc6r1s2768</text:p>
          </table:table-cell>
          <table:table-cell office:value-type="float" office:value="2.908649" calcext:value-type="float">
            <text:p>2,908649</text:p>
          </table:table-cell>
          <table:table-cell office:value-type="float" office:value="17.163437" calcext:value-type="float">
            <text:p>17,163437</text:p>
          </table:table-cell>
        </table:table-row>
        <table:table-row table:style-name="ro1">
          <table:table-cell office:value-type="string" calcext:value-type="string">
            <text:p>monkeyc6r1s2770</text:p>
          </table:table-cell>
          <table:table-cell office:value-type="float" office:value="0.733517" calcext:value-type="float">
            <text:p>0,733517</text:p>
          </table:table-cell>
          <table:table-cell office:value-type="float" office:value="15.351524" calcext:value-type="float">
            <text:p>15,351524</text:p>
          </table:table-cell>
        </table:table-row>
        <table:table-row table:style-name="ro1">
          <table:table-cell office:value-type="string" calcext:value-type="string">
            <text:p>monkeyc6r1s2774</text:p>
          </table:table-cell>
          <table:table-cell office:value-type="float" office:value="5.689602" calcext:value-type="float">
            <text:p>5,689602</text:p>
          </table:table-cell>
          <table:table-cell office:value-type="float" office:value="18.531929" calcext:value-type="float">
            <text:p>18,531929</text:p>
          </table:table-cell>
        </table:table-row>
        <table:table-row table:style-name="ro1">
          <table:table-cell office:value-type="string" calcext:value-type="string">
            <text:p>monkeyc6r1s2775</text:p>
          </table:table-cell>
          <table:table-cell office:value-type="float" office:value="7.733601" calcext:value-type="float">
            <text:p>7,733601</text:p>
          </table:table-cell>
          <table:table-cell office:value-type="float" office:value="18.985254" calcext:value-type="float">
            <text:p>18,985254</text:p>
          </table:table-cell>
        </table:table-row>
        <table:table-row table:style-name="ro1">
          <table:table-cell office:value-type="string" calcext:value-type="string">
            <text:p>monkeyc6r1s2776</text:p>
          </table:table-cell>
          <table:table-cell office:value-type="float" office:value="7.469556" calcext:value-type="float">
            <text:p>7,469556</text:p>
          </table:table-cell>
          <table:table-cell office:value-type="float" office:value="18.701084" calcext:value-type="float">
            <text:p>18,701084</text:p>
          </table:table-cell>
        </table:table-row>
        <table:table-row table:style-name="ro1">
          <table:table-cell office:value-type="string" calcext:value-type="string">
            <text:p>monkeyc6r1s2778</text:p>
          </table:table-cell>
          <table:table-cell office:value-type="float" office:value="4.924624" calcext:value-type="float">
            <text:p>4,924624</text:p>
          </table:table-cell>
          <table:table-cell office:value-type="float" office:value="18.323063" calcext:value-type="float">
            <text:p>18,323063</text:p>
          </table:table-cell>
        </table:table-row>
        <table:table-row table:style-name="ro1">
          <table:table-cell office:value-type="string" calcext:value-type="string">
            <text:p>monkeyc6r1s2780</text:p>
          </table:table-cell>
          <table:table-cell office:value-type="float" office:value="3.460526" calcext:value-type="float">
            <text:p>3,460526</text:p>
          </table:table-cell>
          <table:table-cell office:value-type="float" office:value="17.808893" calcext:value-type="float">
            <text:p>17,808893</text:p>
          </table:table-cell>
        </table:table-row>
        <table:table-row table:style-name="ro1">
          <table:table-cell office:value-type="string" calcext:value-type="string">
            <text:p>monkeyc6r1s2790</text:p>
          </table:table-cell>
          <table:table-cell office:value-type="float" office:value="7.011161" calcext:value-type="float">
            <text:p>7,011161</text:p>
          </table:table-cell>
          <table:table-cell office:value-type="float" office:value="18.786898" calcext:value-type="float">
            <text:p>18,786898</text:p>
          </table:table-cell>
        </table:table-row>
        <table:table-row table:style-name="ro1">
          <table:table-cell office:value-type="string" calcext:value-type="string">
            <text:p>monkeyc6r1s2794</text:p>
          </table:table-cell>
          <table:table-cell office:value-type="float" office:value="5.567863" calcext:value-type="float">
            <text:p>5,567863</text:p>
          </table:table-cell>
          <table:table-cell office:value-type="float" office:value="18.695972" calcext:value-type="float">
            <text:p>18,695972</text:p>
          </table:table-cell>
        </table:table-row>
        <table:table-row table:style-name="ro1">
          <table:table-cell office:value-type="string" calcext:value-type="string">
            <text:p>monkeyc6r1s2800</text:p>
          </table:table-cell>
          <table:table-cell office:value-type="float" office:value="6.823826" calcext:value-type="float">
            <text:p>6,823826</text:p>
          </table:table-cell>
          <table:table-cell office:value-type="float" office:value="18.76889" calcext:value-type="float">
            <text:p>18,76889</text:p>
          </table:table-cell>
        </table:table-row>
        <table:table-row table:style-name="ro1">
          <table:table-cell office:value-type="string" calcext:value-type="string">
            <text:p>monkeyc6r1s2802</text:p>
          </table:table-cell>
          <table:table-cell office:value-type="float" office:value="8.23877" calcext:value-type="float">
            <text:p>8,23877</text:p>
          </table:table-cell>
          <table:table-cell office:value-type="float" office:value="18.867462" calcext:value-type="float">
            <text:p>18,867462</text:p>
          </table:table-cell>
        </table:table-row>
        <table:table-row table:style-name="ro1">
          <table:table-cell office:value-type="string" calcext:value-type="string">
            <text:p>monkeyc6r1s2804</text:p>
          </table:table-cell>
          <table:table-cell office:value-type="float" office:value="0.072645" calcext:value-type="float">
            <text:p>0,072645</text:p>
          </table:table-cell>
          <table:table-cell office:value-type="float" office:value="14.434218" calcext:value-type="float">
            <text:p>14,434218</text:p>
          </table:table-cell>
        </table:table-row>
        <table:table-row table:style-name="ro1">
          <table:table-cell office:value-type="string" calcext:value-type="string">
            <text:p>monkeyc6r1s2808</text:p>
          </table:table-cell>
          <table:table-cell office:value-type="float" office:value="-1.314259" calcext:value-type="float">
            <text:p>-1,314259</text:p>
          </table:table-cell>
          <table:table-cell office:value-type="float" office:value="12.970892" calcext:value-type="float">
            <text:p>12,970892</text:p>
          </table:table-cell>
        </table:table-row>
        <table:table-row table:style-name="ro1">
          <table:table-cell office:value-type="string" calcext:value-type="string">
            <text:p>monkeyc6r1s2810</text:p>
          </table:table-cell>
          <table:table-cell office:value-type="float" office:value="5.055602" calcext:value-type="float">
            <text:p>5,055602</text:p>
          </table:table-cell>
          <table:table-cell office:value-type="float" office:value="18.143368" calcext:value-type="float">
            <text:p>18,143368</text:p>
          </table:table-cell>
        </table:table-row>
        <table:table-row table:style-name="ro1">
          <table:table-cell office:value-type="string" calcext:value-type="string">
            <text:p>monkeyc6r1s2816</text:p>
          </table:table-cell>
          <table:table-cell office:value-type="float" office:value="-0.723678" calcext:value-type="float">
            <text:p>-0,723678</text:p>
          </table:table-cell>
          <table:table-cell office:value-type="float" office:value="13.243483" calcext:value-type="float">
            <text:p>13,243483</text:p>
          </table:table-cell>
        </table:table-row>
        <table:table-row table:style-name="ro1">
          <table:table-cell office:value-type="string" calcext:value-type="string">
            <text:p>monkeyc6r1s2822</text:p>
          </table:table-cell>
          <table:table-cell office:value-type="float" office:value="5.55406" calcext:value-type="float">
            <text:p>5,55406</text:p>
          </table:table-cell>
          <table:table-cell office:value-type="float" office:value="18.310524" calcext:value-type="float">
            <text:p>18,310524</text:p>
          </table:table-cell>
        </table:table-row>
        <table:table-row table:style-name="ro1">
          <table:table-cell office:value-type="string" calcext:value-type="string">
            <text:p>monkeyc6r1s2824</text:p>
          </table:table-cell>
          <table:table-cell office:value-type="float" office:value="4.338897" calcext:value-type="float">
            <text:p>4,338897</text:p>
          </table:table-cell>
          <table:table-cell office:value-type="float" office:value="18.140965" calcext:value-type="float">
            <text:p>18,140965</text:p>
          </table:table-cell>
        </table:table-row>
        <table:table-row table:style-name="ro1">
          <table:table-cell office:value-type="string" calcext:value-type="string">
            <text:p>monkeyc6r1s2828</text:p>
          </table:table-cell>
          <table:table-cell office:value-type="float" office:value="8.470045" calcext:value-type="float">
            <text:p>8,470045</text:p>
          </table:table-cell>
          <table:table-cell office:value-type="float" office:value="19.191938" calcext:value-type="float">
            <text:p>19,191938</text:p>
          </table:table-cell>
        </table:table-row>
        <table:table-row table:style-name="ro1">
          <table:table-cell office:value-type="string" calcext:value-type="string">
            <text:p>monkeyc6r1s2834</text:p>
          </table:table-cell>
          <table:table-cell office:value-type="float" office:value="7.135166" calcext:value-type="float">
            <text:p>7,135166</text:p>
          </table:table-cell>
          <table:table-cell office:value-type="float" office:value="18.790569" calcext:value-type="float">
            <text:p>18,790569</text:p>
          </table:table-cell>
        </table:table-row>
        <table:table-row table:style-name="ro1">
          <table:table-cell office:value-type="string" calcext:value-type="string">
            <text:p>monkeyc6r1s2836</text:p>
          </table:table-cell>
          <table:table-cell office:value-type="float" office:value="4.309083" calcext:value-type="float">
            <text:p>4,309083</text:p>
          </table:table-cell>
          <table:table-cell office:value-type="float" office:value="18.16774" calcext:value-type="float">
            <text:p>18,16774</text:p>
          </table:table-cell>
        </table:table-row>
        <table:table-row table:style-name="ro1">
          <table:table-cell office:value-type="string" calcext:value-type="string">
            <text:p>monkeyc6r1s2838</text:p>
          </table:table-cell>
          <table:table-cell office:value-type="float" office:value="0.416257" calcext:value-type="float">
            <text:p>0,416257</text:p>
          </table:table-cell>
          <table:table-cell office:value-type="float" office:value="15.010651" calcext:value-type="float">
            <text:p>15,010651</text:p>
          </table:table-cell>
        </table:table-row>
        <table:table-row table:style-name="ro1">
          <table:table-cell office:value-type="string" calcext:value-type="string">
            <text:p>monkeyc6r1s2842</text:p>
          </table:table-cell>
          <table:table-cell office:value-type="float" office:value="4.621206" calcext:value-type="float">
            <text:p>4,621206</text:p>
          </table:table-cell>
          <table:table-cell office:value-type="float" office:value="18.009365" calcext:value-type="float">
            <text:p>18,009365</text:p>
          </table:table-cell>
        </table:table-row>
        <table:table-row table:style-name="ro1">
          <table:table-cell office:value-type="string" calcext:value-type="string">
            <text:p>monkeyc6r1s2848</text:p>
          </table:table-cell>
          <table:table-cell office:value-type="float" office:value="4.952057" calcext:value-type="float">
            <text:p>4,952057</text:p>
          </table:table-cell>
          <table:table-cell office:value-type="float" office:value="18.383015" calcext:value-type="float">
            <text:p>18,383015</text:p>
          </table:table-cell>
        </table:table-row>
        <table:table-row table:style-name="ro1">
          <table:table-cell office:value-type="string" calcext:value-type="string">
            <text:p>monkeyc6r1s2850</text:p>
          </table:table-cell>
          <table:table-cell office:value-type="float" office:value="6.31286" calcext:value-type="float">
            <text:p>6,31286</text:p>
          </table:table-cell>
          <table:table-cell office:value-type="float" office:value="18.632843" calcext:value-type="float">
            <text:p>18,632843</text:p>
          </table:table-cell>
        </table:table-row>
        <table:table-row table:style-name="ro1">
          <table:table-cell office:value-type="string" calcext:value-type="string">
            <text:p>monkeyc6r1s2854</text:p>
          </table:table-cell>
          <table:table-cell office:value-type="float" office:value="4.293702" calcext:value-type="float">
            <text:p>4,293702</text:p>
          </table:table-cell>
          <table:table-cell office:value-type="float" office:value="18.29847" calcext:value-type="float">
            <text:p>18,29847</text:p>
          </table:table-cell>
        </table:table-row>
        <table:table-row table:style-name="ro1">
          <table:table-cell office:value-type="string" calcext:value-type="string">
            <text:p>monkeyc6r1s2864</text:p>
          </table:table-cell>
          <table:table-cell office:value-type="float" office:value="4.33466" calcext:value-type="float">
            <text:p>4,33466</text:p>
          </table:table-cell>
          <table:table-cell office:value-type="float" office:value="17.970602" calcext:value-type="float">
            <text:p>17,970602</text:p>
          </table:table-cell>
        </table:table-row>
        <table:table-row table:style-name="ro1">
          <table:table-cell office:value-type="string" calcext:value-type="string">
            <text:p>monkeyc6r1s2866</text:p>
          </table:table-cell>
          <table:table-cell office:value-type="float" office:value="9.130461" calcext:value-type="float">
            <text:p>9,130461</text:p>
          </table:table-cell>
          <table:table-cell office:value-type="float" office:value="19.04324" calcext:value-type="float">
            <text:p>19,04324</text:p>
          </table:table-cell>
        </table:table-row>
        <table:table-row table:style-name="ro1">
          <table:table-cell office:value-type="string" calcext:value-type="string">
            <text:p>monkeyc6r1s2868</text:p>
          </table:table-cell>
          <table:table-cell office:value-type="float" office:value="2.109419" calcext:value-type="float">
            <text:p>2,109419</text:p>
          </table:table-cell>
          <table:table-cell office:value-type="float" office:value="16.845444" calcext:value-type="float">
            <text:p>16,845444</text:p>
          </table:table-cell>
        </table:table-row>
        <table:table-row table:style-name="ro1">
          <table:table-cell office:value-type="string" calcext:value-type="string">
            <text:p>monkeyc6r1s2874</text:p>
          </table:table-cell>
          <table:table-cell office:value-type="float" office:value="-0.9492" calcext:value-type="float">
            <text:p>-0,9492</text:p>
          </table:table-cell>
          <table:table-cell office:value-type="float" office:value="13.056225" calcext:value-type="float">
            <text:p>13,056225</text:p>
          </table:table-cell>
        </table:table-row>
        <table:table-row table:style-name="ro1">
          <table:table-cell office:value-type="string" calcext:value-type="string">
            <text:p>monkeyc6r1s2876</text:p>
          </table:table-cell>
          <table:table-cell office:value-type="float" office:value="6.388257" calcext:value-type="float">
            <text:p>6,388257</text:p>
          </table:table-cell>
          <table:table-cell office:value-type="float" office:value="18.936529" calcext:value-type="float">
            <text:p>18,936529</text:p>
          </table:table-cell>
        </table:table-row>
        <table:table-row table:style-name="ro1">
          <table:table-cell office:value-type="string" calcext:value-type="string">
            <text:p>monkeyc6r1s2886</text:p>
          </table:table-cell>
          <table:table-cell office:value-type="float" office:value="-1.555767" calcext:value-type="float">
            <text:p>-1,555767</text:p>
          </table:table-cell>
          <table:table-cell office:value-type="float" office:value="12.505489" calcext:value-type="float">
            <text:p>12,505489</text:p>
          </table:table-cell>
        </table:table-row>
        <table:table-row table:style-name="ro1">
          <table:table-cell office:value-type="string" calcext:value-type="string">
            <text:p>monkeyc6r1s2900</text:p>
          </table:table-cell>
          <table:table-cell office:value-type="float" office:value="-0.856901" calcext:value-type="float">
            <text:p>-0,856901</text:p>
          </table:table-cell>
          <table:table-cell office:value-type="float" office:value="13.671063" calcext:value-type="float">
            <text:p>13,671063</text:p>
          </table:table-cell>
        </table:table-row>
        <table:table-row table:style-name="ro1">
          <table:table-cell office:value-type="string" calcext:value-type="string">
            <text:p>monkeyc6r1s2902</text:p>
          </table:table-cell>
          <table:table-cell office:value-type="float" office:value="1.990903" calcext:value-type="float">
            <text:p>1,990903</text:p>
          </table:table-cell>
          <table:table-cell office:value-type="float" office:value="16.867947" calcext:value-type="float">
            <text:p>16,867947</text:p>
          </table:table-cell>
        </table:table-row>
        <table:table-row table:style-name="ro1">
          <table:table-cell office:value-type="string" calcext:value-type="string">
            <text:p>monkeyc6r1s2904</text:p>
          </table:table-cell>
          <table:table-cell office:value-type="float" office:value="-0.777155" calcext:value-type="float">
            <text:p>-0,777155</text:p>
          </table:table-cell>
          <table:table-cell office:value-type="float" office:value="13.800169" calcext:value-type="float">
            <text:p>13,800169</text:p>
          </table:table-cell>
        </table:table-row>
        <table:table-row table:style-name="ro1">
          <table:table-cell office:value-type="string" calcext:value-type="string">
            <text:p>monkeyc6r1s2908</text:p>
          </table:table-cell>
          <table:table-cell office:value-type="float" office:value="2.67156" calcext:value-type="float">
            <text:p>2,67156</text:p>
          </table:table-cell>
          <table:table-cell office:value-type="float" office:value="16.996189" calcext:value-type="float">
            <text:p>16,996189</text:p>
          </table:table-cell>
        </table:table-row>
        <table:table-row table:style-name="ro1">
          <table:table-cell office:value-type="string" calcext:value-type="string">
            <text:p>monkeyc6r1s2912</text:p>
          </table:table-cell>
          <table:table-cell office:value-type="float" office:value="7.965146" calcext:value-type="float">
            <text:p>7,965146</text:p>
          </table:table-cell>
          <table:table-cell office:value-type="float" office:value="19.09594" calcext:value-type="float">
            <text:p>19,09594</text:p>
          </table:table-cell>
        </table:table-row>
        <table:table-row table:style-name="ro1">
          <table:table-cell office:value-type="string" calcext:value-type="string">
            <text:p>monkeyc6r1s2916</text:p>
          </table:table-cell>
          <table:table-cell office:value-type="float" office:value="3.718115" calcext:value-type="float">
            <text:p>3,718115</text:p>
          </table:table-cell>
          <table:table-cell office:value-type="float" office:value="17.625866" calcext:value-type="float">
            <text:p>17,625866</text:p>
          </table:table-cell>
        </table:table-row>
        <table:table-row table:style-name="ro1">
          <table:table-cell office:value-type="string" calcext:value-type="string">
            <text:p>monkeyc6r1s2924</text:p>
          </table:table-cell>
          <table:table-cell office:value-type="float" office:value="2.969376" calcext:value-type="float">
            <text:p>2,969376</text:p>
          </table:table-cell>
          <table:table-cell office:value-type="float" office:value="17.106823" calcext:value-type="float">
            <text:p>17,106823</text:p>
          </table:table-cell>
        </table:table-row>
        <table:table-row table:style-name="ro1">
          <table:table-cell office:value-type="string" calcext:value-type="string">
            <text:p>monkeyc6r1s2926</text:p>
          </table:table-cell>
          <table:table-cell office:value-type="float" office:value="7.90171" calcext:value-type="float">
            <text:p>7,90171</text:p>
          </table:table-cell>
          <table:table-cell office:value-type="float" office:value="18.989101" calcext:value-type="float">
            <text:p>18,989101</text:p>
          </table:table-cell>
        </table:table-row>
        <table:table-row table:style-name="ro1">
          <table:table-cell office:value-type="string" calcext:value-type="string">
            <text:p>monkeyc6r1s2932</text:p>
          </table:table-cell>
          <table:table-cell office:value-type="float" office:value="-0.156132" calcext:value-type="float">
            <text:p>-0,156132</text:p>
          </table:table-cell>
          <table:table-cell office:value-type="float" office:value="14.704008" calcext:value-type="float">
            <text:p>14,704008</text:p>
          </table:table-cell>
        </table:table-row>
        <table:table-row table:style-name="ro1">
          <table:table-cell office:value-type="string" calcext:value-type="string">
            <text:p>monkeyc6r1s2940</text:p>
          </table:table-cell>
          <table:table-cell office:value-type="float" office:value="-0.789807" calcext:value-type="float">
            <text:p>-0,789807</text:p>
          </table:table-cell>
          <table:table-cell office:value-type="float" office:value="13.788136" calcext:value-type="float">
            <text:p>13,788136</text:p>
          </table:table-cell>
        </table:table-row>
        <table:table-row table:style-name="ro1">
          <table:table-cell office:value-type="string" calcext:value-type="string">
            <text:p>monkeyc6r1s2942</text:p>
          </table:table-cell>
          <table:table-cell office:value-type="float" office:value="7.926135" calcext:value-type="float">
            <text:p>7,926135</text:p>
          </table:table-cell>
          <table:table-cell office:value-type="float" office:value="18.96582" calcext:value-type="float">
            <text:p>18,96582</text:p>
          </table:table-cell>
        </table:table-row>
        <table:table-row table:style-name="ro1">
          <table:table-cell office:value-type="string" calcext:value-type="string">
            <text:p>monkeyc6r1s2944</text:p>
          </table:table-cell>
          <table:table-cell office:value-type="float" office:value="2.579646" calcext:value-type="float">
            <text:p>2,579646</text:p>
          </table:table-cell>
          <table:table-cell office:value-type="float" office:value="17.338768" calcext:value-type="float">
            <text:p>17,338768</text:p>
          </table:table-cell>
        </table:table-row>
        <table:table-row table:style-name="ro1">
          <table:table-cell office:value-type="string" calcext:value-type="string">
            <text:p>monkeyc6r1s2948</text:p>
          </table:table-cell>
          <table:table-cell office:value-type="float" office:value="1.197352" calcext:value-type="float">
            <text:p>1,197352</text:p>
          </table:table-cell>
          <table:table-cell office:value-type="float" office:value="16.182194" calcext:value-type="float">
            <text:p>16,182194</text:p>
          </table:table-cell>
        </table:table-row>
        <table:table-row table:style-name="ro1">
          <table:table-cell office:value-type="string" calcext:value-type="string">
            <text:p>monkeyc6r1s2950</text:p>
          </table:table-cell>
          <table:table-cell office:value-type="float" office:value="0.288064" calcext:value-type="float">
            <text:p>0,288064</text:p>
          </table:table-cell>
          <table:table-cell office:value-type="float" office:value="14.930603" calcext:value-type="float">
            <text:p>14,930603</text:p>
          </table:table-cell>
        </table:table-row>
        <table:table-row table:style-name="ro1">
          <table:table-cell office:value-type="string" calcext:value-type="string">
            <text:p>monkeyc6r1s2954</text:p>
          </table:table-cell>
          <table:table-cell office:value-type="float" office:value="1.996487" calcext:value-type="float">
            <text:p>1,996487</text:p>
          </table:table-cell>
          <table:table-cell office:value-type="float" office:value="16.776159" calcext:value-type="float">
            <text:p>16,776159</text:p>
          </table:table-cell>
        </table:table-row>
        <table:table-row table:style-name="ro1">
          <table:table-cell office:value-type="string" calcext:value-type="string">
            <text:p>monkeyc6r1s2958</text:p>
          </table:table-cell>
          <table:table-cell office:value-type="float" office:value="0.735565" calcext:value-type="float">
            <text:p>0,735565</text:p>
          </table:table-cell>
          <table:table-cell office:value-type="float" office:value="15.523533" calcext:value-type="float">
            <text:p>15,523533</text:p>
          </table:table-cell>
        </table:table-row>
        <table:table-row table:style-name="ro1">
          <table:table-cell office:value-type="string" calcext:value-type="string">
            <text:p>monkeyc6r1s2966</text:p>
          </table:table-cell>
          <table:table-cell office:value-type="float" office:value="8.423312" calcext:value-type="float">
            <text:p>8,423312</text:p>
          </table:table-cell>
          <table:table-cell office:value-type="float" office:value="19.17701" calcext:value-type="float">
            <text:p>19,17701</text:p>
          </table:table-cell>
        </table:table-row>
        <table:table-row table:style-name="ro1">
          <table:table-cell office:value-type="string" calcext:value-type="string">
            <text:p>monkeyc6r1s2976</text:p>
          </table:table-cell>
          <table:table-cell office:value-type="float" office:value="3.708874" calcext:value-type="float">
            <text:p>3,708874</text:p>
          </table:table-cell>
          <table:table-cell office:value-type="float" office:value="17.82761" calcext:value-type="float">
            <text:p>17,82761</text:p>
          </table:table-cell>
        </table:table-row>
        <table:table-row table:style-name="ro1">
          <table:table-cell office:value-type="string" calcext:value-type="string">
            <text:p>monkeyc6r1s2980</text:p>
          </table:table-cell>
          <table:table-cell office:value-type="float" office:value="4.315094" calcext:value-type="float">
            <text:p>4,315094</text:p>
          </table:table-cell>
          <table:table-cell office:value-type="float" office:value="18.189362" calcext:value-type="float">
            <text:p>18,189362</text:p>
          </table:table-cell>
        </table:table-row>
        <table:table-row table:style-name="ro1">
          <table:table-cell office:value-type="string" calcext:value-type="string">
            <text:p>monkeyc6r1s2984</text:p>
          </table:table-cell>
          <table:table-cell office:value-type="float" office:value="-1.0385" calcext:value-type="float">
            <text:p>-1,0385</text:p>
          </table:table-cell>
          <table:table-cell office:value-type="float" office:value="12.727795" calcext:value-type="float">
            <text:p>12,727795</text:p>
          </table:table-cell>
        </table:table-row>
        <table:table-row table:style-name="ro1">
          <table:table-cell office:value-type="string" calcext:value-type="string">
            <text:p>monkeyc6r1s2992</text:p>
          </table:table-cell>
          <table:table-cell office:value-type="float" office:value="3.371575" calcext:value-type="float">
            <text:p>3,371575</text:p>
          </table:table-cell>
          <table:table-cell office:value-type="float" office:value="17.603001" calcext:value-type="float">
            <text:p>17,603001</text:p>
          </table:table-cell>
        </table:table-row>
        <table:table-row table:style-name="ro1">
          <table:table-cell office:value-type="string" calcext:value-type="string">
            <text:p>monkeyc6r1s2997</text:p>
          </table:table-cell>
          <table:table-cell office:value-type="float" office:value="6.028828" calcext:value-type="float">
            <text:p>6,028828</text:p>
          </table:table-cell>
          <table:table-cell office:value-type="float" office:value="18.821152" calcext:value-type="float">
            <text:p>18,8211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1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monkeyc1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monkeyc1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monkeyc1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monkeyc1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monkeyc1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monkeyc1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monkeyc1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monkeyc1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monkeyc1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monkeyc1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monkeyc1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monkeyc1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monkeyc1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monkeyc1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monkeyc1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monkeyc1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monkeyc1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monkeyc1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monkeyc1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monkeyc1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monkeyc1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monkeyc1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monkeyc1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monkeyc1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monkeyc1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monkeyc1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monkeyc1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monkeyc1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monkeyc1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monkeyc1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monkeyc1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monkeyc1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monkeyc1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monkeyc1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monkeyc1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monkeyc1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monkeyc1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monkeyc1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monkeyc1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monkeyc1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monkeyc1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monkeyc1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monkeyc1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monkeyc1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monkeyc1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monkeyc1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monkeyc1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monkeyc1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monkeyc1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monkeyc1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monkeyc1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monkeyc1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monkeyc1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monkeyc1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monkeyc1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monkeyc1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monkeyc1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monkeyc1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monkeyc1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monkeyc1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monkeyc1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monkeyc1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monkeyc1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monkeyc1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monkeyc1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monkeyc1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monkeyc1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monkeyc1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monkeyc1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monkeyc1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monkeyc1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monkeyc1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monkeyc1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monkeyc1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monkeyc1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monkeyc1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monkeyc1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monkeyc1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monkeyc1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monkeyc1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monkeyc1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monkeyc1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monkeyc1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monkeyc1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monkeyc1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monkeyc1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monkeyc1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monkeyc1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monkeyc1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monkeyc1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monkeyc1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monkeyc1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monkeyc1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monkeyc1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monkeyc1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monkeyc1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monkeyc1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monkeyc1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monkeyc1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monkeyc1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monkeyc1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monkeyc1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monkeyc1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monkeyc1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monkeyc1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monkeyc1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monkeyc1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monkeyc1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monkeyc1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monkeyc1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monkeyc1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monkeyc1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monkeyc1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monkeyc1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monkeyc1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monkeyc1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monkeyc1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monkeyc1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monkeyc1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monkeyc1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monkeyc1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monkeyc1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monkeyc1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monkeyc1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monkeyc1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monkeyc1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monkeyc1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monkeyc1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monkeyc1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monkeyc1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monkeyc1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monkeyc1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monkeyc1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monkeyc1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monkeyc1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monkeyc1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monkeyc1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monkeyc1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monkeyc1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monkeyc1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monkeyc1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monkeyc1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monkeyc1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monkeyc1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monkeyc1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monkeyc1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monkeyc1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monkeyc1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monkeyc1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monkeyc1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monkeyc1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monkeyc1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monkeyc1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monkeyc1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monkeyc1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monkeyc1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monkeyc1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monkeyc1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monkeyc1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monkeyc1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monkeyc1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monkeyc1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monkeyc1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monkeyc1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monkeyc1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monkeyc1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monkeyc1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monkeyc1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monkeyc1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monkeyc1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monkeyc1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monkeyc1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monkeyc1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monkeyc1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monkeyc1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monkeyc1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monkeyc1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monkeyc1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monkeyc1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monkeyc1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monkeyc1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monkeyc1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monkeyc1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monkeyc1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monkeyc1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monkeyc1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monkeyc1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monkeyc1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monkeyc1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monkeyc1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monkeyc1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monkeyc1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monkeyc1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monkeyc1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monkeyc1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monkeyc1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monkeyc1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monkeyc1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monkeyc1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monkeyc1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monkeyc1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monkeyc1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monkeyc1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monkeyc1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monkeyc1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monkeyc1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monkeyc1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monkeyc1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monkeyc1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monkeyc1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monkeyc1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monkeyc1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monkeyc1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monkeyc1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monkeyc1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monkeyc1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monkeyc1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monkeyc1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monkeyc1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monkeyc1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monkeyc1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monkeyc1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monkeyc1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monkeyc1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monkeyc1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monkeyc1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monkeyc1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monkeyc1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monkeyc1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monkeyc1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monkeyc1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monkeyc1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monkeyc1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monkeyc1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monkeyc1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monkeyc1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monkeyc1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monkeyc1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monkeyc1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monkeyc1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monkeyc1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monkeyc1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monkeyc1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monkeyc1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monkeyc1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monkeyc1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monkeyc1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monkeyc1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monkeyc1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monkeyc1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monkeyc1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monkeyc1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monkeyc1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monkeyc1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monkeyc1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monkeyc1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monkeyc1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monkeyc1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monkeyc1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monkeyc1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monkeyc1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monkeyc1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monkeyc1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monkeyc1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monkeyc1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monkeyc1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monkeyc1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monkeyc1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monkeyc1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monkeyc1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monkeyc1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monkeyc1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monkeyc1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monkeyc1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monkeyc1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monkeyc1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monkeyc1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monkeyc1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monkeyc1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monkeyc1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monkeyc1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monkeyc1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monkeyc1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monkeyc1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monkeyc1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monkeyc1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monkeyc1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monkeyc1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monkeyc1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monkeyc1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monkeyc1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monkeyc1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monkeyc1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monkeyc1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monkeyc1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monkeyc1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monkeyc1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monkeyc1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monkey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monkey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monkey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monkey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monkey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monkey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monkey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monkey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monkey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monkey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monkey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monkey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monkey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monkey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monkey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office:value-type="string" calcext:value-type="string">
            <text:p>monkey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monkey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monkey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monkey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monkey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monkey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monkey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monkey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monkey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monkey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monkey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monkey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monkey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monkey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monkey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monkey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monkey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monkey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monkey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monkey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monkey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monkey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monkey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monkey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monkey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monkey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monkey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monkey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monkey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monkey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monkey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monkey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monkey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monkey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monkey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monkey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monkey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monkey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monkey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monkey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monkey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monkey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monkey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monkey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monkey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monkey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monkey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monkey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monkey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monkey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monkey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monkey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monkey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monkey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monkey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monkey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monkey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monkey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monkey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monkey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monkey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monkey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monkey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monkey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monkey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monkey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monkey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monkey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monkey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monkey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monkey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monkey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monkey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monkey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monkey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monkey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monkey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monkey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monkey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monkey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monkey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monkey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monkey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monkey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monkey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monkey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monkey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monkey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monkey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monkey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monkey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monkey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monkey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monkey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monkey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monkey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monkey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monkey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monkey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monkey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monkey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monkey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monkey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monkey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monkey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monkey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monkey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monkey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monkey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monkey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monkey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monkey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monkey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monkey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monkey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monkey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monkey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monkey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monkey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monkey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monkey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monkey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monkey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monkey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monkey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monkey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monkey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monkey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monkey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monkey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monkey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monkey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monkey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monkey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monkey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monkey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monkey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monkey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monkey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monkey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monkey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monkey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monkey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monkey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monkey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monkey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monkey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monkey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monkey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monkey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monkey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monkey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monkey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monkey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monkey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monkey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monkey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monkey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monkey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monkey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monkey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monkey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monkey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monkey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monkey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monkey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monkey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monkey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monkey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monkey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monkey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monkey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monkey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monkey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monkey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monkey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monkey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monkey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monkey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monkey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monkey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monkey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monkey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monkey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monkey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monkey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monkey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monkey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monkey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monkey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monkey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monkey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monkey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monkey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monkey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monkey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monkey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monkey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monkey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monkey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office:value-type="string" calcext:value-type="string">
            <text:p>monkey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monkey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monkey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monkey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1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monkeyc1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monkeyc1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monkeyc1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monkeyc1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monkeyc1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monkeyc1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monkeyc1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monkeyc1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monkeyc1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monkeyc1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monkeyc1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monkeyc1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monkeyc1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monkeyc1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monkeyc1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monkeyc1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monkeyc1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monkeyc1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monkeyc1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monkeyc1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monkeyc1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monkeyc1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monkeyc1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monkeyc1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monkeyc1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monkeyc1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monkeyc1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monkeyc1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monkeyc1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monkeyc1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monkeyc1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monkeyc1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monkeyc1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monkeyc1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monkeyc1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monkeyc1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monkeyc1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monkeyc1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monkeyc1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monkeyc1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monkeyc1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monkeyc1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monkeyc1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monkeyc1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monkeyc1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monkeyc1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monkeyc1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monkeyc1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monkeyc1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monkeyc1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monkeyc1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monkeyc1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monkeyc1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monkeyc1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monkeyc1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monkeyc1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monkeyc1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monkeyc1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monkeyc1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monkeyc1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monkeyc1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monkeyc1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monkeyc1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monkeyc1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monkeyc1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monkeyc1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monkeyc1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monkeyc1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monkeyc1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monkeyc1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monkeyc1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monkeyc1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monkeyc1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monkeyc1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monkeyc1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monkeyc1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monkeyc1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monkeyc1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monkeyc1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monkeyc1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monkeyc1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monkeyc1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monkeyc1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monkeyc1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monkeyc1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monkeyc1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monkeyc1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monkeyc1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monkeyc1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monkeyc1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monkeyc1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monkeyc1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monkeyc1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monkeyc1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monkeyc1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monkeyc1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monkeyc1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monkeyc1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monkeyc1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monkeyc1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monkeyc1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monkeyc1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monkeyc1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monkeyc1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monkeyc1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monkeyc1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monkeyc1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monkeyc1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monkeyc1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monkeyc1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monkeyc1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monkeyc1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monkeyc1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monkeyc1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monkeyc1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monkeyc1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monkeyc1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monkeyc1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monkeyc1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monkeyc1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monkeyc1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monkeyc1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monkeyc1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monkeyc1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monkeyc1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monkeyc1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monkeyc1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monkeyc1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monkeyc1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monkeyc1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monkeyc1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monkeyc1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monkeyc1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monkeyc1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monkeyc1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monkeyc1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monkeyc1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monkeyc1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monkeyc1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monkeyc1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monkeyc1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monkeyc1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monkeyc1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monkeyc1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monkeyc1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monkeyc1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monkeyc1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monkeyc5hr1s2001</text:p>
          </table:table-cell>
          <table:table-cell office:value-type="float" office:value="3.216683" calcext:value-type="float">
            <text:p>3,216683</text:p>
          </table:table-cell>
          <table:table-cell office:value-type="float" office:value="3.297822" calcext:value-type="float">
            <text:p>3,297822</text:p>
          </table:table-cell>
        </table:table-row>
        <table:table-row table:style-name="ro1">
          <table:table-cell office:value-type="string" calcext:value-type="string">
            <text:p>monkeyc5hr1s2003</text:p>
          </table:table-cell>
          <table:table-cell office:value-type="float" office:value="1.256522" calcext:value-type="float">
            <text:p>1,256522</text:p>
          </table:table-cell>
          <table:table-cell office:value-type="float" office:value="6.295864" calcext:value-type="float">
            <text:p>6,295864</text:p>
          </table:table-cell>
        </table:table-row>
        <table:table-row table:style-name="ro1">
          <table:table-cell office:value-type="string" calcext:value-type="string">
            <text:p>monkeyc5hr1s2008</text:p>
          </table:table-cell>
          <table:table-cell office:value-type="float" office:value="3.729745" calcext:value-type="float">
            <text:p>3,729745</text:p>
          </table:table-cell>
          <table:table-cell office:value-type="float" office:value="2.633808" calcext:value-type="float">
            <text:p>2,633808</text:p>
          </table:table-cell>
        </table:table-row>
        <table:table-row table:style-name="ro1">
          <table:table-cell office:value-type="string" calcext:value-type="string">
            <text:p>monkeyc5hr1s2009</text:p>
          </table:table-cell>
          <table:table-cell office:value-type="float" office:value="2.940629" calcext:value-type="float">
            <text:p>2,940629</text:p>
          </table:table-cell>
          <table:table-cell office:value-type="float" office:value="4.107597" calcext:value-type="float">
            <text:p>4,107597</text:p>
          </table:table-cell>
        </table:table-row>
        <table:table-row table:style-name="ro1">
          <table:table-cell office:value-type="string" calcext:value-type="string">
            <text:p>monkeyc5hr1s2010</text:p>
          </table:table-cell>
          <table:table-cell office:value-type="float" office:value="1.286666" calcext:value-type="float">
            <text:p>1,286666</text:p>
          </table:table-cell>
          <table:table-cell office:value-type="float" office:value="7.137681" calcext:value-type="float">
            <text:p>7,137681</text:p>
          </table:table-cell>
        </table:table-row>
        <table:table-row table:style-name="ro1">
          <table:table-cell office:value-type="string" calcext:value-type="string">
            <text:p>monkeyc5hr1s2014</text:p>
          </table:table-cell>
          <table:table-cell office:value-type="float" office:value="2.350853" calcext:value-type="float">
            <text:p>2,350853</text:p>
          </table:table-cell>
          <table:table-cell office:value-type="float" office:value="4.60249" calcext:value-type="float">
            <text:p>4,60249</text:p>
          </table:table-cell>
        </table:table-row>
        <table:table-row table:style-name="ro1">
          <table:table-cell office:value-type="string" calcext:value-type="string">
            <text:p>monkeyc5hr1s2016</text:p>
          </table:table-cell>
          <table:table-cell office:value-type="float" office:value="2.096" calcext:value-type="float">
            <text:p>2,096</text:p>
          </table:table-cell>
          <table:table-cell office:value-type="float" office:value="4.080219" calcext:value-type="float">
            <text:p>4,080219</text:p>
          </table:table-cell>
        </table:table-row>
        <table:table-row table:style-name="ro1">
          <table:table-cell office:value-type="string" calcext:value-type="string">
            <text:p>monkeyc5hr1s2017</text:p>
          </table:table-cell>
          <table:table-cell office:value-type="float" office:value="3.599511" calcext:value-type="float">
            <text:p>3,599511</text:p>
          </table:table-cell>
          <table:table-cell office:value-type="float" office:value="2.469658" calcext:value-type="float">
            <text:p>2,469658</text:p>
          </table:table-cell>
        </table:table-row>
        <table:table-row table:style-name="ro1">
          <table:table-cell office:value-type="string" calcext:value-type="string">
            <text:p>monkeyc5hr1s2025</text:p>
          </table:table-cell>
          <table:table-cell office:value-type="float" office:value="1.082579" calcext:value-type="float">
            <text:p>1,082579</text:p>
          </table:table-cell>
          <table:table-cell office:value-type="float" office:value="7.804955" calcext:value-type="float">
            <text:p>7,804955</text:p>
          </table:table-cell>
        </table:table-row>
        <table:table-row table:style-name="ro1">
          <table:table-cell office:value-type="string" calcext:value-type="string">
            <text:p>monkeyc5hr1s2026</text:p>
          </table:table-cell>
          <table:table-cell office:value-type="float" office:value="0.886894" calcext:value-type="float">
            <text:p>0,886894</text:p>
          </table:table-cell>
          <table:table-cell office:value-type="float" office:value="8.619631" calcext:value-type="float">
            <text:p>8,619631</text:p>
          </table:table-cell>
        </table:table-row>
        <table:table-row table:style-name="ro1">
          <table:table-cell office:value-type="string" calcext:value-type="string">
            <text:p>monkeyc5hr1s2027</text:p>
          </table:table-cell>
          <table:table-cell office:value-type="float" office:value="2.956941" calcext:value-type="float">
            <text:p>2,956941</text:p>
          </table:table-cell>
          <table:table-cell office:value-type="float" office:value="4.027357" calcext:value-type="float">
            <text:p>4,027357</text:p>
          </table:table-cell>
        </table:table-row>
        <table:table-row table:style-name="ro1">
          <table:table-cell office:value-type="string" calcext:value-type="string">
            <text:p>monkeyc5hr1s2028</text:p>
          </table:table-cell>
          <table:table-cell office:value-type="float" office:value="2.705217" calcext:value-type="float">
            <text:p>2,705217</text:p>
          </table:table-cell>
          <table:table-cell office:value-type="float" office:value="4.175982" calcext:value-type="float">
            <text:p>4,175982</text:p>
          </table:table-cell>
        </table:table-row>
        <table:table-row table:style-name="ro1">
          <table:table-cell office:value-type="string" calcext:value-type="string">
            <text:p>monkeyc5hr1s2031</text:p>
          </table:table-cell>
          <table:table-cell office:value-type="float" office:value="3.472291" calcext:value-type="float">
            <text:p>3,472291</text:p>
          </table:table-cell>
          <table:table-cell office:value-type="float" office:value="3.647309" calcext:value-type="float">
            <text:p>3,647309</text:p>
          </table:table-cell>
        </table:table-row>
        <table:table-row table:style-name="ro1">
          <table:table-cell office:value-type="string" calcext:value-type="string">
            <text:p>monkeyc5hr1s2036</text:p>
          </table:table-cell>
          <table:table-cell office:value-type="float" office:value="2.062247" calcext:value-type="float">
            <text:p>2,062247</text:p>
          </table:table-cell>
          <table:table-cell office:value-type="float" office:value="5.544756" calcext:value-type="float">
            <text:p>5,544756</text:p>
          </table:table-cell>
        </table:table-row>
        <table:table-row table:style-name="ro1">
          <table:table-cell office:value-type="string" calcext:value-type="string">
            <text:p>monkeyc5hr1s2038</text:p>
          </table:table-cell>
          <table:table-cell office:value-type="float" office:value="2.24717" calcext:value-type="float">
            <text:p>2,24717</text:p>
          </table:table-cell>
          <table:table-cell office:value-type="float" office:value="4.406525" calcext:value-type="float">
            <text:p>4,406525</text:p>
          </table:table-cell>
        </table:table-row>
        <table:table-row table:style-name="ro1">
          <table:table-cell office:value-type="string" calcext:value-type="string">
            <text:p>monkeyc5hr1s2039</text:p>
          </table:table-cell>
          <table:table-cell office:value-type="float" office:value="1.679449" calcext:value-type="float">
            <text:p>1,679449</text:p>
          </table:table-cell>
          <table:table-cell office:value-type="float" office:value="6.762223" calcext:value-type="float">
            <text:p>6,762223</text:p>
          </table:table-cell>
        </table:table-row>
        <table:table-row table:style-name="ro1">
          <table:table-cell office:value-type="string" calcext:value-type="string">
            <text:p>monkeyc5hr1s2042</text:p>
          </table:table-cell>
          <table:table-cell office:value-type="float" office:value="2.274914" calcext:value-type="float">
            <text:p>2,274914</text:p>
          </table:table-cell>
          <table:table-cell office:value-type="float" office:value="4.562803" calcext:value-type="float">
            <text:p>4,562803</text:p>
          </table:table-cell>
        </table:table-row>
        <table:table-row table:style-name="ro1">
          <table:table-cell office:value-type="string" calcext:value-type="string">
            <text:p>monkeyc5hr1s2048</text:p>
          </table:table-cell>
          <table:table-cell office:value-type="float" office:value="0.681682" calcext:value-type="float">
            <text:p>0,681682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monkeyc5hr1s2050</text:p>
          </table:table-cell>
          <table:table-cell office:value-type="float" office:value="1.666884" calcext:value-type="float">
            <text:p>1,666884</text:p>
          </table:table-cell>
          <table:table-cell office:value-type="float" office:value="4.539084" calcext:value-type="float">
            <text:p>4,539084</text:p>
          </table:table-cell>
        </table:table-row>
        <table:table-row table:style-name="ro1">
          <table:table-cell office:value-type="string" calcext:value-type="string">
            <text:p>monkeyc5hr1s2054</text:p>
          </table:table-cell>
          <table:table-cell office:value-type="float" office:value="1.522444" calcext:value-type="float">
            <text:p>1,522444</text:p>
          </table:table-cell>
          <table:table-cell office:value-type="float" office:value="4.717865" calcext:value-type="float">
            <text:p>4,717865</text:p>
          </table:table-cell>
        </table:table-row>
        <table:table-row table:style-name="ro1">
          <table:table-cell office:value-type="string" calcext:value-type="string">
            <text:p>monkeyc5hr1s2057</text:p>
          </table:table-cell>
          <table:table-cell office:value-type="float" office:value="2.400737" calcext:value-type="float">
            <text:p>2,400737</text:p>
          </table:table-cell>
          <table:table-cell office:value-type="float" office:value="4.291253" calcext:value-type="float">
            <text:p>4,291253</text:p>
          </table:table-cell>
        </table:table-row>
        <table:table-row table:style-name="ro1">
          <table:table-cell office:value-type="string" calcext:value-type="string">
            <text:p>monkeyc5hr1s2058</text:p>
          </table:table-cell>
          <table:table-cell office:value-type="float" office:value="2.880304" calcext:value-type="float">
            <text:p>2,880304</text:p>
          </table:table-cell>
          <table:table-cell office:value-type="float" office:value="3.02509" calcext:value-type="float">
            <text:p>3,02509</text:p>
          </table:table-cell>
        </table:table-row>
        <table:table-row table:style-name="ro1">
          <table:table-cell office:value-type="string" calcext:value-type="string">
            <text:p>monkeyc5hr1s2062</text:p>
          </table:table-cell>
          <table:table-cell office:value-type="float" office:value="4.150435" calcext:value-type="float">
            <text:p>4,150435</text:p>
          </table:table-cell>
          <table:table-cell office:value-type="float" office:value="2.461807" calcext:value-type="float">
            <text:p>2,461807</text:p>
          </table:table-cell>
        </table:table-row>
        <table:table-row table:style-name="ro1">
          <table:table-cell office:value-type="string" calcext:value-type="string">
            <text:p>monkeyc5hr1s2071</text:p>
          </table:table-cell>
          <table:table-cell office:value-type="float" office:value="3.572236" calcext:value-type="float">
            <text:p>3,572236</text:p>
          </table:table-cell>
          <table:table-cell office:value-type="float" office:value="2.383862" calcext:value-type="float">
            <text:p>2,383862</text:p>
          </table:table-cell>
        </table:table-row>
        <table:table-row table:style-name="ro1">
          <table:table-cell office:value-type="string" calcext:value-type="string">
            <text:p>monkeyc5hr1s2073</text:p>
          </table:table-cell>
          <table:table-cell office:value-type="float" office:value="0.679568" calcext:value-type="float">
            <text:p>0,679568</text:p>
          </table:table-cell>
          <table:table-cell office:value-type="float" office:value="7.769346" calcext:value-type="float">
            <text:p>7,769346</text:p>
          </table:table-cell>
        </table:table-row>
        <table:table-row table:style-name="ro1">
          <table:table-cell office:value-type="string" calcext:value-type="string">
            <text:p>monkeyc5hr1s2075</text:p>
          </table:table-cell>
          <table:table-cell office:value-type="float" office:value="2.651403" calcext:value-type="float">
            <text:p>2,651403</text:p>
          </table:table-cell>
          <table:table-cell office:value-type="float" office:value="3.733281" calcext:value-type="float">
            <text:p>3,733281</text:p>
          </table:table-cell>
        </table:table-row>
        <table:table-row table:style-name="ro1">
          <table:table-cell office:value-type="string" calcext:value-type="string">
            <text:p>monkeyc5hr1s2081</text:p>
          </table:table-cell>
          <table:table-cell office:value-type="float" office:value="0.578426" calcext:value-type="float">
            <text:p>0,578426</text:p>
          </table:table-cell>
          <table:table-cell office:value-type="float" office:value="7.179717" calcext:value-type="float">
            <text:p>7,179717</text:p>
          </table:table-cell>
        </table:table-row>
        <table:table-row table:style-name="ro1">
          <table:table-cell office:value-type="string" calcext:value-type="string">
            <text:p>monkeyc5hr1s2084</text:p>
          </table:table-cell>
          <table:table-cell office:value-type="float" office:value="2.619763" calcext:value-type="float">
            <text:p>2,619763</text:p>
          </table:table-cell>
          <table:table-cell office:value-type="float" office:value="4.214642" calcext:value-type="float">
            <text:p>4,214642</text:p>
          </table:table-cell>
        </table:table-row>
        <table:table-row table:style-name="ro1">
          <table:table-cell office:value-type="string" calcext:value-type="string">
            <text:p>monkeyc5hr1s2088</text:p>
          </table:table-cell>
          <table:table-cell office:value-type="float" office:value="1.169742" calcext:value-type="float">
            <text:p>1,169742</text:p>
          </table:table-cell>
          <table:table-cell office:value-type="float" office:value="7.799935" calcext:value-type="float">
            <text:p>7,799935</text:p>
          </table:table-cell>
        </table:table-row>
        <table:table-row table:style-name="ro1">
          <table:table-cell office:value-type="string" calcext:value-type="string">
            <text:p>monkeyc5hr1s2089</text:p>
          </table:table-cell>
          <table:table-cell office:value-type="float" office:value="2.363768" calcext:value-type="float">
            <text:p>2,363768</text:p>
          </table:table-cell>
          <table:table-cell office:value-type="float" office:value="3.750781" calcext:value-type="float">
            <text:p>3,750781</text:p>
          </table:table-cell>
        </table:table-row>
        <table:table-row table:style-name="ro1">
          <table:table-cell office:value-type="string" calcext:value-type="string">
            <text:p>monkeyc5hr1s2094</text:p>
          </table:table-cell>
          <table:table-cell office:value-type="float" office:value="1.790216" calcext:value-type="float">
            <text:p>1,790216</text:p>
          </table:table-cell>
          <table:table-cell office:value-type="float" office:value="4.531107" calcext:value-type="float">
            <text:p>4,531107</text:p>
          </table:table-cell>
        </table:table-row>
        <table:table-row table:style-name="ro1">
          <table:table-cell office:value-type="string" calcext:value-type="string">
            <text:p>monkeyc5hr1s2103</text:p>
          </table:table-cell>
          <table:table-cell office:value-type="float" office:value="1.286164" calcext:value-type="float">
            <text:p>1,286164</text:p>
          </table:table-cell>
          <table:table-cell office:value-type="float" office:value="8.19182" calcext:value-type="float">
            <text:p>8,19182</text:p>
          </table:table-cell>
        </table:table-row>
        <table:table-row table:style-name="ro1">
          <table:table-cell office:value-type="string" calcext:value-type="string">
            <text:p>monkeyc5hr1s2105</text:p>
          </table:table-cell>
          <table:table-cell office:value-type="float" office:value="2.676272" calcext:value-type="float">
            <text:p>2,676272</text:p>
          </table:table-cell>
          <table:table-cell office:value-type="float" office:value="3.1526" calcext:value-type="float">
            <text:p>3,1526</text:p>
          </table:table-cell>
        </table:table-row>
        <table:table-row table:style-name="ro1">
          <table:table-cell office:value-type="string" calcext:value-type="string">
            <text:p>monkeyc5hr1s2106</text:p>
          </table:table-cell>
          <table:table-cell office:value-type="float" office:value="1.387127" calcext:value-type="float">
            <text:p>1,387127</text:p>
          </table:table-cell>
          <table:table-cell office:value-type="float" office:value="7.044001" calcext:value-type="float">
            <text:p>7,044001</text:p>
          </table:table-cell>
        </table:table-row>
        <table:table-row table:style-name="ro1">
          <table:table-cell office:value-type="string" calcext:value-type="string">
            <text:p>monkeyc5hr1s2117</text:p>
          </table:table-cell>
          <table:table-cell office:value-type="float" office:value="1.589244" calcext:value-type="float">
            <text:p>1,589244</text:p>
          </table:table-cell>
          <table:table-cell office:value-type="float" office:value="6.995692" calcext:value-type="float">
            <text:p>6,995692</text:p>
          </table:table-cell>
        </table:table-row>
        <table:table-row table:style-name="ro1">
          <table:table-cell office:value-type="string" calcext:value-type="string">
            <text:p>monkeyc5hr1s2119</text:p>
          </table:table-cell>
          <table:table-cell office:value-type="float" office:value="0.788938" calcext:value-type="float">
            <text:p>0,788938</text:p>
          </table:table-cell>
          <table:table-cell office:value-type="float" office:value="8.759583" calcext:value-type="float">
            <text:p>8,759583</text:p>
          </table:table-cell>
        </table:table-row>
        <table:table-row table:style-name="ro1">
          <table:table-cell office:value-type="string" calcext:value-type="string">
            <text:p>monkeyc5hr1s2122</text:p>
          </table:table-cell>
          <table:table-cell office:value-type="float" office:value="3.34912" calcext:value-type="float">
            <text:p>3,34912</text:p>
          </table:table-cell>
          <table:table-cell office:value-type="float" office:value="2.979342" calcext:value-type="float">
            <text:p>2,979342</text:p>
          </table:table-cell>
        </table:table-row>
        <table:table-row table:style-name="ro1">
          <table:table-cell office:value-type="string" calcext:value-type="string">
            <text:p>monkeyc5hr1s2125</text:p>
          </table:table-cell>
          <table:table-cell office:value-type="float" office:value="0.564526" calcext:value-type="float">
            <text:p>0,564526</text:p>
          </table:table-cell>
          <table:table-cell office:value-type="float" office:value="7.816943" calcext:value-type="float">
            <text:p>7,816943</text:p>
          </table:table-cell>
        </table:table-row>
        <table:table-row table:style-name="ro1">
          <table:table-cell office:value-type="string" calcext:value-type="string">
            <text:p>monkeyc5hr1s2126</text:p>
          </table:table-cell>
          <table:table-cell office:value-type="float" office:value="1.079598" calcext:value-type="float">
            <text:p>1,079598</text:p>
          </table:table-cell>
          <table:table-cell office:value-type="float" office:value="7.431397" calcext:value-type="float">
            <text:p>7,431397</text:p>
          </table:table-cell>
        </table:table-row>
        <table:table-row table:style-name="ro1">
          <table:table-cell office:value-type="string" calcext:value-type="string">
            <text:p>monkeyc5hr1s2129</text:p>
          </table:table-cell>
          <table:table-cell office:value-type="float" office:value="1.968057" calcext:value-type="float">
            <text:p>1,968057</text:p>
          </table:table-cell>
          <table:table-cell office:value-type="float" office:value="5.298608" calcext:value-type="float">
            <text:p>5,298608</text:p>
          </table:table-cell>
        </table:table-row>
        <table:table-row table:style-name="ro1">
          <table:table-cell office:value-type="string" calcext:value-type="string">
            <text:p>monkeyc5hr1s2130</text:p>
          </table:table-cell>
          <table:table-cell office:value-type="float" office:value="0.999786" calcext:value-type="float">
            <text:p>0,999786</text:p>
          </table:table-cell>
          <table:table-cell office:value-type="float" office:value="5.868851" calcext:value-type="float">
            <text:p>5,868851</text:p>
          </table:table-cell>
        </table:table-row>
        <table:table-row table:style-name="ro1">
          <table:table-cell office:value-type="string" calcext:value-type="string">
            <text:p>monkeyc5hr1s2135</text:p>
          </table:table-cell>
          <table:table-cell office:value-type="float" office:value="2.24632" calcext:value-type="float">
            <text:p>2,24632</text:p>
          </table:table-cell>
          <table:table-cell office:value-type="float" office:value="4.963968" calcext:value-type="float">
            <text:p>4,963968</text:p>
          </table:table-cell>
        </table:table-row>
        <table:table-row table:style-name="ro1">
          <table:table-cell office:value-type="string" calcext:value-type="string">
            <text:p>monkeyc5hr1s2137</text:p>
          </table:table-cell>
          <table:table-cell office:value-type="float" office:value="3.633862" calcext:value-type="float">
            <text:p>3,633862</text:p>
          </table:table-cell>
          <table:table-cell office:value-type="float" office:value="2.528265" calcext:value-type="float">
            <text:p>2,528265</text:p>
          </table:table-cell>
        </table:table-row>
        <table:table-row table:style-name="ro1">
          <table:table-cell office:value-type="string" calcext:value-type="string">
            <text:p>monkeyc5hr1s2141</text:p>
          </table:table-cell>
          <table:table-cell office:value-type="float" office:value="0.617335" calcext:value-type="float">
            <text:p>0,617335</text:p>
          </table:table-cell>
          <table:table-cell office:value-type="float" office:value="8.281339" calcext:value-type="float">
            <text:p>8,281339</text:p>
          </table:table-cell>
        </table:table-row>
        <table:table-row table:style-name="ro1">
          <table:table-cell office:value-type="string" calcext:value-type="string">
            <text:p>monkeyc5hr1s2144</text:p>
          </table:table-cell>
          <table:table-cell office:value-type="float" office:value="4.478298" calcext:value-type="float">
            <text:p>4,478298</text:p>
          </table:table-cell>
          <table:table-cell office:value-type="float" office:value="1.771522" calcext:value-type="float">
            <text:p>1,771522</text:p>
          </table:table-cell>
        </table:table-row>
        <table:table-row table:style-name="ro1">
          <table:table-cell office:value-type="string" calcext:value-type="string">
            <text:p>monkeyc5hr1s2151</text:p>
          </table:table-cell>
          <table:table-cell office:value-type="float" office:value="0.538638" calcext:value-type="float">
            <text:p>0,538638</text:p>
          </table:table-cell>
          <table:table-cell office:value-type="float" office:value="8.066237" calcext:value-type="float">
            <text:p>8,066237</text:p>
          </table:table-cell>
        </table:table-row>
        <table:table-row table:style-name="ro1">
          <table:table-cell office:value-type="string" calcext:value-type="string">
            <text:p>monkeyc5hr1s2152</text:p>
          </table:table-cell>
          <table:table-cell office:value-type="float" office:value="1.472203" calcext:value-type="float">
            <text:p>1,472203</text:p>
          </table:table-cell>
          <table:table-cell office:value-type="float" office:value="4.813651" calcext:value-type="float">
            <text:p>4,813651</text:p>
          </table:table-cell>
        </table:table-row>
        <table:table-row table:style-name="ro1">
          <table:table-cell office:value-type="string" calcext:value-type="string">
            <text:p>monkeyc5hr1s2154</text:p>
          </table:table-cell>
          <table:table-cell office:value-type="float" office:value="1.687939" calcext:value-type="float">
            <text:p>1,687939</text:p>
          </table:table-cell>
          <table:table-cell office:value-type="float" office:value="5.183038" calcext:value-type="float">
            <text:p>5,183038</text:p>
          </table:table-cell>
        </table:table-row>
        <table:table-row table:style-name="ro1">
          <table:table-cell office:value-type="string" calcext:value-type="string">
            <text:p>monkeyc5hr1s2156</text:p>
          </table:table-cell>
          <table:table-cell office:value-type="float" office:value="3.659454" calcext:value-type="float">
            <text:p>3,659454</text:p>
          </table:table-cell>
          <table:table-cell office:value-type="float" office:value="3.281371" calcext:value-type="float">
            <text:p>3,281371</text:p>
          </table:table-cell>
        </table:table-row>
        <table:table-row table:style-name="ro1">
          <table:table-cell office:value-type="string" calcext:value-type="string">
            <text:p>monkeyc5hr1s2157</text:p>
          </table:table-cell>
          <table:table-cell office:value-type="float" office:value="4.475554" calcext:value-type="float">
            <text:p>4,475554</text:p>
          </table:table-cell>
          <table:table-cell office:value-type="float" office:value="1.938294" calcext:value-type="float">
            <text:p>1,938294</text:p>
          </table:table-cell>
        </table:table-row>
        <table:table-row table:style-name="ro1">
          <table:table-cell office:value-type="string" calcext:value-type="string">
            <text:p>monkeyc5hr1s2158</text:p>
          </table:table-cell>
          <table:table-cell office:value-type="float" office:value="4.32263" calcext:value-type="float">
            <text:p>4,32263</text:p>
          </table:table-cell>
          <table:table-cell office:value-type="float" office:value="1.667649" calcext:value-type="float">
            <text:p>1,667649</text:p>
          </table:table-cell>
        </table:table-row>
        <table:table-row table:style-name="ro1">
          <table:table-cell office:value-type="string" calcext:value-type="string">
            <text:p>monkeyc5hr1s2161</text:p>
          </table:table-cell>
          <table:table-cell office:value-type="float" office:value="1.781263" calcext:value-type="float">
            <text:p>1,781263</text:p>
          </table:table-cell>
          <table:table-cell office:value-type="float" office:value="6.40099" calcext:value-type="float">
            <text:p>6,40099</text:p>
          </table:table-cell>
        </table:table-row>
        <table:table-row table:style-name="ro1">
          <table:table-cell office:value-type="string" calcext:value-type="string">
            <text:p>monkeyc5hr1s2162</text:p>
          </table:table-cell>
          <table:table-cell office:value-type="float" office:value="1.242834" calcext:value-type="float">
            <text:p>1,242834</text:p>
          </table:table-cell>
          <table:table-cell office:value-type="float" office:value="8.834098" calcext:value-type="float">
            <text:p>8,834098</text:p>
          </table:table-cell>
        </table:table-row>
        <table:table-row table:style-name="ro1">
          <table:table-cell office:value-type="string" calcext:value-type="string">
            <text:p>monkeyc5hr1s2163</text:p>
          </table:table-cell>
          <table:table-cell office:value-type="float" office:value="2.607206" calcext:value-type="float">
            <text:p>2,607206</text:p>
          </table:table-cell>
          <table:table-cell office:value-type="float" office:value="3.433607" calcext:value-type="float">
            <text:p>3,433607</text:p>
          </table:table-cell>
        </table:table-row>
        <table:table-row table:style-name="ro1">
          <table:table-cell office:value-type="string" calcext:value-type="string">
            <text:p>monkeyc5hr1s2165</text:p>
          </table:table-cell>
          <table:table-cell office:value-type="float" office:value="0.810879" calcext:value-type="float">
            <text:p>0,810879</text:p>
          </table:table-cell>
          <table:table-cell office:value-type="float" office:value="7.709982" calcext:value-type="float">
            <text:p>7,709982</text:p>
          </table:table-cell>
        </table:table-row>
        <table:table-row table:style-name="ro1">
          <table:table-cell office:value-type="string" calcext:value-type="string">
            <text:p>monkeyc5hr1s2168</text:p>
          </table:table-cell>
          <table:table-cell office:value-type="float" office:value="1.093118" calcext:value-type="float">
            <text:p>1,093118</text:p>
          </table:table-cell>
          <table:table-cell office:value-type="float" office:value="7.325967" calcext:value-type="float">
            <text:p>7,325967</text:p>
          </table:table-cell>
        </table:table-row>
        <table:table-row table:style-name="ro1">
          <table:table-cell office:value-type="string" calcext:value-type="string">
            <text:p>monkeyc5hr1s2173</text:p>
          </table:table-cell>
          <table:table-cell office:value-type="float" office:value="1.306197" calcext:value-type="float">
            <text:p>1,306197</text:p>
          </table:table-cell>
          <table:table-cell office:value-type="float" office:value="8.844544" calcext:value-type="float">
            <text:p>8,844544</text:p>
          </table:table-cell>
        </table:table-row>
        <table:table-row table:style-name="ro1">
          <table:table-cell office:value-type="string" calcext:value-type="string">
            <text:p>monkeyc5hr1s2175</text:p>
          </table:table-cell>
          <table:table-cell office:value-type="float" office:value="2.165189" calcext:value-type="float">
            <text:p>2,165189</text:p>
          </table:table-cell>
          <table:table-cell office:value-type="float" office:value="5.075678" calcext:value-type="float">
            <text:p>5,075678</text:p>
          </table:table-cell>
        </table:table-row>
        <table:table-row table:style-name="ro1">
          <table:table-cell office:value-type="string" calcext:value-type="string">
            <text:p>monkeyc5hr1s2177</text:p>
          </table:table-cell>
          <table:table-cell office:value-type="float" office:value="4.15073" calcext:value-type="float">
            <text:p>4,15073</text:p>
          </table:table-cell>
          <table:table-cell office:value-type="float" office:value="1.845331" calcext:value-type="float">
            <text:p>1,845331</text:p>
          </table:table-cell>
        </table:table-row>
        <table:table-row table:style-name="ro1">
          <table:table-cell office:value-type="string" calcext:value-type="string">
            <text:p>monkeyc5hr1s2178</text:p>
          </table:table-cell>
          <table:table-cell office:value-type="float" office:value="3.299052" calcext:value-type="float">
            <text:p>3,299052</text:p>
          </table:table-cell>
          <table:table-cell office:value-type="float" office:value="3.515728" calcext:value-type="float">
            <text:p>3,515728</text:p>
          </table:table-cell>
        </table:table-row>
        <table:table-row table:style-name="ro1">
          <table:table-cell office:value-type="string" calcext:value-type="string">
            <text:p>monkeyc5hr1s2180</text:p>
          </table:table-cell>
          <table:table-cell office:value-type="float" office:value="4.86791" calcext:value-type="float">
            <text:p>4,86791</text:p>
          </table:table-cell>
          <table:table-cell office:value-type="float" office:value="2.124987" calcext:value-type="float">
            <text:p>2,124987</text:p>
          </table:table-cell>
        </table:table-row>
        <table:table-row table:style-name="ro1">
          <table:table-cell office:value-type="string" calcext:value-type="string">
            <text:p>monkeyc5hr1s2183</text:p>
          </table:table-cell>
          <table:table-cell office:value-type="float" office:value="1.04201" calcext:value-type="float">
            <text:p>1,04201</text:p>
          </table:table-cell>
          <table:table-cell office:value-type="float" office:value="6.551552" calcext:value-type="float">
            <text:p>6,551552</text:p>
          </table:table-cell>
        </table:table-row>
        <table:table-row table:style-name="ro1">
          <table:table-cell office:value-type="string" calcext:value-type="string">
            <text:p>monkeyc5hr1s2186</text:p>
          </table:table-cell>
          <table:table-cell office:value-type="float" office:value="1.245009" calcext:value-type="float">
            <text:p>1,245009</text:p>
          </table:table-cell>
          <table:table-cell office:value-type="float" office:value="7.740561" calcext:value-type="float">
            <text:p>7,740561</text:p>
          </table:table-cell>
        </table:table-row>
        <table:table-row table:style-name="ro1">
          <table:table-cell office:value-type="string" calcext:value-type="string">
            <text:p>monkeyc5hr1s2190</text:p>
          </table:table-cell>
          <table:table-cell office:value-type="float" office:value="1.277738" calcext:value-type="float">
            <text:p>1,277738</text:p>
          </table:table-cell>
          <table:table-cell office:value-type="float" office:value="8.65168" calcext:value-type="float">
            <text:p>8,65168</text:p>
          </table:table-cell>
        </table:table-row>
        <table:table-row table:style-name="ro1">
          <table:table-cell office:value-type="string" calcext:value-type="string">
            <text:p>monkeyc5hr1s2192</text:p>
          </table:table-cell>
          <table:table-cell office:value-type="float" office:value="3.249657" calcext:value-type="float">
            <text:p>3,249657</text:p>
          </table:table-cell>
          <table:table-cell office:value-type="float" office:value="3.850282" calcext:value-type="float">
            <text:p>3,850282</text:p>
          </table:table-cell>
        </table:table-row>
        <table:table-row table:style-name="ro1">
          <table:table-cell office:value-type="string" calcext:value-type="string">
            <text:p>monkeyc5hr1s2194</text:p>
          </table:table-cell>
          <table:table-cell office:value-type="float" office:value="0.990285" calcext:value-type="float">
            <text:p>0,990285</text:p>
          </table:table-cell>
          <table:table-cell office:value-type="float" office:value="8.017224" calcext:value-type="float">
            <text:p>8,017224</text:p>
          </table:table-cell>
        </table:table-row>
        <table:table-row table:style-name="ro1">
          <table:table-cell office:value-type="string" calcext:value-type="string">
            <text:p>monkeyc5hr1s2199</text:p>
          </table:table-cell>
          <table:table-cell office:value-type="float" office:value="2.539422" calcext:value-type="float">
            <text:p>2,539422</text:p>
          </table:table-cell>
          <table:table-cell office:value-type="float" office:value="3.468503" calcext:value-type="float">
            <text:p>3,468503</text:p>
          </table:table-cell>
        </table:table-row>
        <table:table-row table:style-name="ro1">
          <table:table-cell office:value-type="string" calcext:value-type="string">
            <text:p>monkeyc5hr1s2201</text:p>
          </table:table-cell>
          <table:table-cell office:value-type="float" office:value="0.818703" calcext:value-type="float">
            <text:p>0,818703</text:p>
          </table:table-cell>
          <table:table-cell office:value-type="float" office:value="6.349741" calcext:value-type="float">
            <text:p>6,349741</text:p>
          </table:table-cell>
        </table:table-row>
        <table:table-row table:style-name="ro1">
          <table:table-cell office:value-type="string" calcext:value-type="string">
            <text:p>monkeyc5hr1s2202</text:p>
          </table:table-cell>
          <table:table-cell office:value-type="float" office:value="1.20676" calcext:value-type="float">
            <text:p>1,20676</text:p>
          </table:table-cell>
          <table:table-cell office:value-type="float" office:value="7.895366" calcext:value-type="float">
            <text:p>7,895366</text:p>
          </table:table-cell>
        </table:table-row>
        <table:table-row table:style-name="ro1">
          <table:table-cell office:value-type="string" calcext:value-type="string">
            <text:p>monkeyc5hr1s2203</text:p>
          </table:table-cell>
          <table:table-cell office:value-type="float" office:value="1.298992" calcext:value-type="float">
            <text:p>1,298992</text:p>
          </table:table-cell>
          <table:table-cell office:value-type="float" office:value="5.954162" calcext:value-type="float">
            <text:p>5,954162</text:p>
          </table:table-cell>
        </table:table-row>
        <table:table-row table:style-name="ro1">
          <table:table-cell office:value-type="string" calcext:value-type="string">
            <text:p>monkeyc5hr1s2204</text:p>
          </table:table-cell>
          <table:table-cell office:value-type="float" office:value="1.123227" calcext:value-type="float">
            <text:p>1,123227</text:p>
          </table:table-cell>
          <table:table-cell office:value-type="float" office:value="8.238921" calcext:value-type="float">
            <text:p>8,238921</text:p>
          </table:table-cell>
        </table:table-row>
        <table:table-row table:style-name="ro1">
          <table:table-cell office:value-type="string" calcext:value-type="string">
            <text:p>monkeyc5hr1s2207</text:p>
          </table:table-cell>
          <table:table-cell office:value-type="float" office:value="1.355408" calcext:value-type="float">
            <text:p>1,355408</text:p>
          </table:table-cell>
          <table:table-cell office:value-type="float" office:value="8.895382" calcext:value-type="float">
            <text:p>8,895382</text:p>
          </table:table-cell>
        </table:table-row>
        <table:table-row table:style-name="ro1">
          <table:table-cell office:value-type="string" calcext:value-type="string">
            <text:p>monkeyc5hr1s2208</text:p>
          </table:table-cell>
          <table:table-cell office:value-type="float" office:value="3.699402" calcext:value-type="float">
            <text:p>3,699402</text:p>
          </table:table-cell>
          <table:table-cell office:value-type="float" office:value="2.790881" calcext:value-type="float">
            <text:p>2,790881</text:p>
          </table:table-cell>
        </table:table-row>
        <table:table-row table:style-name="ro1">
          <table:table-cell office:value-type="string" calcext:value-type="string">
            <text:p>monkeyc5hr1s2210</text:p>
          </table:table-cell>
          <table:table-cell office:value-type="float" office:value="1.824353" calcext:value-type="float">
            <text:p>1,824353</text:p>
          </table:table-cell>
          <table:table-cell office:value-type="float" office:value="5.430913" calcext:value-type="float">
            <text:p>5,430913</text:p>
          </table:table-cell>
        </table:table-row>
        <table:table-row table:style-name="ro1">
          <table:table-cell office:value-type="string" calcext:value-type="string">
            <text:p>monkeyc5hr1s2212</text:p>
          </table:table-cell>
          <table:table-cell office:value-type="float" office:value="2.286742" calcext:value-type="float">
            <text:p>2,286742</text:p>
          </table:table-cell>
          <table:table-cell office:value-type="float" office:value="5.095752" calcext:value-type="float">
            <text:p>5,095752</text:p>
          </table:table-cell>
        </table:table-row>
        <table:table-row table:style-name="ro1">
          <table:table-cell office:value-type="string" calcext:value-type="string">
            <text:p>monkeyc5hr1s2214</text:p>
          </table:table-cell>
          <table:table-cell office:value-type="float" office:value="0.539779" calcext:value-type="float">
            <text:p>0,539779</text:p>
          </table:table-cell>
          <table:table-cell office:value-type="float" office:value="8.945471" calcext:value-type="float">
            <text:p>8,945471</text:p>
          </table:table-cell>
        </table:table-row>
        <table:table-row table:style-name="ro1">
          <table:table-cell office:value-type="string" calcext:value-type="string">
            <text:p>monkeyc5hr1s2217</text:p>
          </table:table-cell>
          <table:table-cell office:value-type="float" office:value="0.503717" calcext:value-type="float">
            <text:p>0,503717</text:p>
          </table:table-cell>
          <table:table-cell office:value-type="float" office:value="8.965932" calcext:value-type="float">
            <text:p>8,965932</text:p>
          </table:table-cell>
        </table:table-row>
        <table:table-row table:style-name="ro1">
          <table:table-cell office:value-type="string" calcext:value-type="string">
            <text:p>monkeyc5hr1s2221</text:p>
          </table:table-cell>
          <table:table-cell office:value-type="float" office:value="1.169397" calcext:value-type="float">
            <text:p>1,169397</text:p>
          </table:table-cell>
          <table:table-cell office:value-type="float" office:value="6.366488" calcext:value-type="float">
            <text:p>6,366488</text:p>
          </table:table-cell>
        </table:table-row>
        <table:table-row table:style-name="ro1">
          <table:table-cell office:value-type="string" calcext:value-type="string">
            <text:p>monkeyc5hr1s2223</text:p>
          </table:table-cell>
          <table:table-cell office:value-type="float" office:value="1.374665" calcext:value-type="float">
            <text:p>1,374665</text:p>
          </table:table-cell>
          <table:table-cell office:value-type="float" office:value="8.741666" calcext:value-type="float">
            <text:p>8,741666</text:p>
          </table:table-cell>
        </table:table-row>
        <table:table-row table:style-name="ro1">
          <table:table-cell office:value-type="string" calcext:value-type="string">
            <text:p>monkeyc5hr1s2226</text:p>
          </table:table-cell>
          <table:table-cell office:value-type="float" office:value="1.24341" calcext:value-type="float">
            <text:p>1,24341</text:p>
          </table:table-cell>
          <table:table-cell office:value-type="float" office:value="5.517284" calcext:value-type="float">
            <text:p>5,517284</text:p>
          </table:table-cell>
        </table:table-row>
        <table:table-row table:style-name="ro1">
          <table:table-cell office:value-type="string" calcext:value-type="string">
            <text:p>monkeyc5hr1s2229</text:p>
          </table:table-cell>
          <table:table-cell office:value-type="float" office:value="3.163472" calcext:value-type="float">
            <text:p>3,163472</text:p>
          </table:table-cell>
          <table:table-cell office:value-type="float" office:value="2.756242" calcext:value-type="float">
            <text:p>2,756242</text:p>
          </table:table-cell>
        </table:table-row>
        <table:table-row table:style-name="ro1">
          <table:table-cell office:value-type="string" calcext:value-type="string">
            <text:p>monkeyc5hr1s2230</text:p>
          </table:table-cell>
          <table:table-cell office:value-type="float" office:value="2.185196" calcext:value-type="float">
            <text:p>2,185196</text:p>
          </table:table-cell>
          <table:table-cell office:value-type="float" office:value="4.211771" calcext:value-type="float">
            <text:p>4,211771</text:p>
          </table:table-cell>
        </table:table-row>
        <table:table-row table:style-name="ro1">
          <table:table-cell office:value-type="string" calcext:value-type="string">
            <text:p>monkeyc5hr1s2232</text:p>
          </table:table-cell>
          <table:table-cell office:value-type="float" office:value="1.862509" calcext:value-type="float">
            <text:p>1,862509</text:p>
          </table:table-cell>
          <table:table-cell office:value-type="float" office:value="6.000213" calcext:value-type="float">
            <text:p>6,000213</text:p>
          </table:table-cell>
        </table:table-row>
        <table:table-row table:style-name="ro1">
          <table:table-cell office:value-type="string" calcext:value-type="string">
            <text:p>monkeyc5hr1s2234</text:p>
          </table:table-cell>
          <table:table-cell office:value-type="float" office:value="3.831266" calcext:value-type="float">
            <text:p>3,831266</text:p>
          </table:table-cell>
          <table:table-cell office:value-type="float" office:value="2.809363" calcext:value-type="float">
            <text:p>2,809363</text:p>
          </table:table-cell>
        </table:table-row>
        <table:table-row table:style-name="ro1">
          <table:table-cell office:value-type="string" calcext:value-type="string">
            <text:p>monkeyc5hr1s2238</text:p>
          </table:table-cell>
          <table:table-cell office:value-type="float" office:value="0.574489" calcext:value-type="float">
            <text:p>0,574489</text:p>
          </table:table-cell>
          <table:table-cell office:value-type="float" office:value="7.755969" calcext:value-type="float">
            <text:p>7,755969</text:p>
          </table:table-cell>
        </table:table-row>
        <table:table-row table:style-name="ro1">
          <table:table-cell office:value-type="string" calcext:value-type="string">
            <text:p>monkeyc5hr1s2244</text:p>
          </table:table-cell>
          <table:table-cell office:value-type="float" office:value="1.131292" calcext:value-type="float">
            <text:p>1,131292</text:p>
          </table:table-cell>
          <table:table-cell office:value-type="float" office:value="6.106991" calcext:value-type="float">
            <text:p>6,106991</text:p>
          </table:table-cell>
        </table:table-row>
        <table:table-row table:style-name="ro1">
          <table:table-cell office:value-type="string" calcext:value-type="string">
            <text:p>monkeyc5hr1s2248</text:p>
          </table:table-cell>
          <table:table-cell office:value-type="float" office:value="2.443003" calcext:value-type="float">
            <text:p>2,443003</text:p>
          </table:table-cell>
          <table:table-cell office:value-type="float" office:value="4.084508" calcext:value-type="float">
            <text:p>4,084508</text:p>
          </table:table-cell>
        </table:table-row>
        <table:table-row table:style-name="ro1">
          <table:table-cell office:value-type="string" calcext:value-type="string">
            <text:p>monkeyc5hr1s2249</text:p>
          </table:table-cell>
          <table:table-cell office:value-type="float" office:value="1.151397" calcext:value-type="float">
            <text:p>1,151397</text:p>
          </table:table-cell>
          <table:table-cell office:value-type="float" office:value="8.310033" calcext:value-type="float">
            <text:p>8,310033</text:p>
          </table:table-cell>
        </table:table-row>
        <table:table-row table:style-name="ro1">
          <table:table-cell office:value-type="string" calcext:value-type="string">
            <text:p>monkeyc5hr1s2253</text:p>
          </table:table-cell>
          <table:table-cell office:value-type="float" office:value="0.396852" calcext:value-type="float">
            <text:p>0,396852</text:p>
          </table:table-cell>
          <table:table-cell office:value-type="float" office:value="8.672235" calcext:value-type="float">
            <text:p>8,672235</text:p>
          </table:table-cell>
        </table:table-row>
        <table:table-row table:style-name="ro1">
          <table:table-cell office:value-type="string" calcext:value-type="string">
            <text:p>monkeyc5hr1s2255</text:p>
          </table:table-cell>
          <table:table-cell office:value-type="float" office:value="1.678373" calcext:value-type="float">
            <text:p>1,678373</text:p>
          </table:table-cell>
          <table:table-cell office:value-type="float" office:value="6.61236" calcext:value-type="float">
            <text:p>6,61236</text:p>
          </table:table-cell>
        </table:table-row>
        <table:table-row table:style-name="ro1">
          <table:table-cell office:value-type="string" calcext:value-type="string">
            <text:p>monkeyc5hr1s2261</text:p>
          </table:table-cell>
          <table:table-cell office:value-type="float" office:value="2.269817" calcext:value-type="float">
            <text:p>2,269817</text:p>
          </table:table-cell>
          <table:table-cell office:value-type="float" office:value="3.742584" calcext:value-type="float">
            <text:p>3,742584</text:p>
          </table:table-cell>
        </table:table-row>
        <table:table-row table:style-name="ro1">
          <table:table-cell office:value-type="string" calcext:value-type="string">
            <text:p>monkeyc5hr1s2266</text:p>
          </table:table-cell>
          <table:table-cell office:value-type="float" office:value="3.439742" calcext:value-type="float">
            <text:p>3,439742</text:p>
          </table:table-cell>
          <table:table-cell office:value-type="float" office:value="3.594306" calcext:value-type="float">
            <text:p>3,594306</text:p>
          </table:table-cell>
        </table:table-row>
        <table:table-row table:style-name="ro1">
          <table:table-cell office:value-type="string" calcext:value-type="string">
            <text:p>monkeyc5hr1s2274</text:p>
          </table:table-cell>
          <table:table-cell office:value-type="float" office:value="1.643135" calcext:value-type="float">
            <text:p>1,643135</text:p>
          </table:table-cell>
          <table:table-cell office:value-type="float" office:value="4.988125" calcext:value-type="float">
            <text:p>4,988125</text:p>
          </table:table-cell>
        </table:table-row>
        <table:table-row table:style-name="ro1">
          <table:table-cell office:value-type="string" calcext:value-type="string">
            <text:p>monkeyc5hr1s2280</text:p>
          </table:table-cell>
          <table:table-cell office:value-type="float" office:value="2.322526" calcext:value-type="float">
            <text:p>2,322526</text:p>
          </table:table-cell>
          <table:table-cell office:value-type="float" office:value="4.997113" calcext:value-type="float">
            <text:p>4,997113</text:p>
          </table:table-cell>
        </table:table-row>
        <table:table-row table:style-name="ro1">
          <table:table-cell office:value-type="string" calcext:value-type="string">
            <text:p>monkeyc5hr1s2283</text:p>
          </table:table-cell>
          <table:table-cell office:value-type="float" office:value="1.51868" calcext:value-type="float">
            <text:p>1,51868</text:p>
          </table:table-cell>
          <table:table-cell office:value-type="float" office:value="6.357353" calcext:value-type="float">
            <text:p>6,357353</text:p>
          </table:table-cell>
        </table:table-row>
        <table:table-row table:style-name="ro1">
          <table:table-cell office:value-type="string" calcext:value-type="string">
            <text:p>monkeyc5hr1s2285</text:p>
          </table:table-cell>
          <table:table-cell office:value-type="float" office:value="4.649401" calcext:value-type="float">
            <text:p>4,649401</text:p>
          </table:table-cell>
          <table:table-cell office:value-type="float" office:value="2.053828" calcext:value-type="float">
            <text:p>2,053828</text:p>
          </table:table-cell>
        </table:table-row>
        <table:table-row table:style-name="ro1">
          <table:table-cell office:value-type="string" calcext:value-type="string">
            <text:p>monkeyc5hr1s2287</text:p>
          </table:table-cell>
          <table:table-cell office:value-type="float" office:value="1.328443" calcext:value-type="float">
            <text:p>1,328443</text:p>
          </table:table-cell>
          <table:table-cell office:value-type="float" office:value="8.2082" calcext:value-type="float">
            <text:p>8,2082</text:p>
          </table:table-cell>
        </table:table-row>
        <table:table-row table:style-name="ro1">
          <table:table-cell office:value-type="string" calcext:value-type="string">
            <text:p>monkeyc5hr1s2291</text:p>
          </table:table-cell>
          <table:table-cell office:value-type="float" office:value="0.901474" calcext:value-type="float">
            <text:p>0,901474</text:p>
          </table:table-cell>
          <table:table-cell office:value-type="float" office:value="6.606325" calcext:value-type="float">
            <text:p>6,606325</text:p>
          </table:table-cell>
        </table:table-row>
        <table:table-row table:style-name="ro1">
          <table:table-cell office:value-type="string" calcext:value-type="string">
            <text:p>monkeyc5hr1s2293</text:p>
          </table:table-cell>
          <table:table-cell office:value-type="float" office:value="4.81987" calcext:value-type="float">
            <text:p>4,81987</text:p>
          </table:table-cell>
          <table:table-cell office:value-type="float" office:value="2.372134" calcext:value-type="float">
            <text:p>2,372134</text:p>
          </table:table-cell>
        </table:table-row>
        <table:table-row table:style-name="ro1">
          <table:table-cell office:value-type="string" calcext:value-type="string">
            <text:p>monkeyc5hr1s2294</text:p>
          </table:table-cell>
          <table:table-cell office:value-type="float" office:value="4.262592" calcext:value-type="float">
            <text:p>4,262592</text:p>
          </table:table-cell>
          <table:table-cell office:value-type="float" office:value="1.871774" calcext:value-type="float">
            <text:p>1,871774</text:p>
          </table:table-cell>
        </table:table-row>
        <table:table-row table:style-name="ro1">
          <table:table-cell office:value-type="string" calcext:value-type="string">
            <text:p>monkeyc5hr1s2295</text:p>
          </table:table-cell>
          <table:table-cell office:value-type="float" office:value="2.383378" calcext:value-type="float">
            <text:p>2,383378</text:p>
          </table:table-cell>
          <table:table-cell office:value-type="float" office:value="3.423273" calcext:value-type="float">
            <text:p>3,423273</text:p>
          </table:table-cell>
        </table:table-row>
        <table:table-row table:style-name="ro1">
          <table:table-cell office:value-type="string" calcext:value-type="string">
            <text:p>monkeyc5hr1s2300</text:p>
          </table:table-cell>
          <table:table-cell office:value-type="float" office:value="0.581008" calcext:value-type="float">
            <text:p>0,581008</text:p>
          </table:table-cell>
          <table:table-cell office:value-type="float" office:value="7.700696" calcext:value-type="float">
            <text:p>7,700696</text:p>
          </table:table-cell>
        </table:table-row>
        <table:table-row table:style-name="ro1">
          <table:table-cell office:value-type="string" calcext:value-type="string">
            <text:p>monkeyc5hr1s2301</text:p>
          </table:table-cell>
          <table:table-cell office:value-type="float" office:value="1.692714" calcext:value-type="float">
            <text:p>1,692714</text:p>
          </table:table-cell>
          <table:table-cell office:value-type="float" office:value="5.281113" calcext:value-type="float">
            <text:p>5,281113</text:p>
          </table:table-cell>
        </table:table-row>
        <table:table-row table:style-name="ro1">
          <table:table-cell office:value-type="string" calcext:value-type="string">
            <text:p>monkeyc5hr1s2305</text:p>
          </table:table-cell>
          <table:table-cell office:value-type="float" office:value="2.573094" calcext:value-type="float">
            <text:p>2,573094</text:p>
          </table:table-cell>
          <table:table-cell office:value-type="float" office:value="3.36954" calcext:value-type="float">
            <text:p>3,36954</text:p>
          </table:table-cell>
        </table:table-row>
        <table:table-row table:style-name="ro1">
          <table:table-cell office:value-type="string" calcext:value-type="string">
            <text:p>monkeyc5hr1s2311</text:p>
          </table:table-cell>
          <table:table-cell office:value-type="float" office:value="1.430077" calcext:value-type="float">
            <text:p>1,430077</text:p>
          </table:table-cell>
          <table:table-cell office:value-type="float" office:value="8.063534" calcext:value-type="float">
            <text:p>8,063534</text:p>
          </table:table-cell>
        </table:table-row>
        <table:table-row table:style-name="ro1">
          <table:table-cell office:value-type="string" calcext:value-type="string">
            <text:p>monkeyc5hr1s2312</text:p>
          </table:table-cell>
          <table:table-cell office:value-type="float" office:value="1.115615" calcext:value-type="float">
            <text:p>1,115615</text:p>
          </table:table-cell>
          <table:table-cell office:value-type="float" office:value="6.857906" calcext:value-type="float">
            <text:p>6,857906</text:p>
          </table:table-cell>
        </table:table-row>
        <table:table-row table:style-name="ro1">
          <table:table-cell office:value-type="string" calcext:value-type="string">
            <text:p>monkeyc5hr1s2315</text:p>
          </table:table-cell>
          <table:table-cell office:value-type="float" office:value="2.148268" calcext:value-type="float">
            <text:p>2,148268</text:p>
          </table:table-cell>
          <table:table-cell office:value-type="float" office:value="4.109615" calcext:value-type="float">
            <text:p>4,109615</text:p>
          </table:table-cell>
        </table:table-row>
        <table:table-row table:style-name="ro1">
          <table:table-cell office:value-type="string" calcext:value-type="string">
            <text:p>monkeyc5hr1s2316</text:p>
          </table:table-cell>
          <table:table-cell office:value-type="float" office:value="2.930009" calcext:value-type="float">
            <text:p>2,930009</text:p>
          </table:table-cell>
          <table:table-cell office:value-type="float" office:value="3.181504" calcext:value-type="float">
            <text:p>3,181504</text:p>
          </table:table-cell>
        </table:table-row>
        <table:table-row table:style-name="ro1">
          <table:table-cell office:value-type="string" calcext:value-type="string">
            <text:p>monkeyc5hr1s2318</text:p>
          </table:table-cell>
          <table:table-cell office:value-type="float" office:value="0.750897" calcext:value-type="float">
            <text:p>0,750897</text:p>
          </table:table-cell>
          <table:table-cell office:value-type="float" office:value="7.462704" calcext:value-type="float">
            <text:p>7,462704</text:p>
          </table:table-cell>
        </table:table-row>
        <table:table-row table:style-name="ro1">
          <table:table-cell office:value-type="string" calcext:value-type="string">
            <text:p>monkeyc5hr1s2321</text:p>
          </table:table-cell>
          <table:table-cell office:value-type="float" office:value="0.979916" calcext:value-type="float">
            <text:p>0,979916</text:p>
          </table:table-cell>
          <table:table-cell office:value-type="float" office:value="8.019915" calcext:value-type="float">
            <text:p>8,019915</text:p>
          </table:table-cell>
        </table:table-row>
        <table:table-row table:style-name="ro1">
          <table:table-cell office:value-type="string" calcext:value-type="string">
            <text:p>monkeyc5hr1s2324</text:p>
          </table:table-cell>
          <table:table-cell office:value-type="float" office:value="0.598379" calcext:value-type="float">
            <text:p>0,598379</text:p>
          </table:table-cell>
          <table:table-cell office:value-type="float" office:value="7.407761" calcext:value-type="float">
            <text:p>7,407761</text:p>
          </table:table-cell>
        </table:table-row>
        <table:table-row table:style-name="ro1">
          <table:table-cell office:value-type="string" calcext:value-type="string">
            <text:p>monkeyc5hr1s2331</text:p>
          </table:table-cell>
          <table:table-cell office:value-type="float" office:value="2.589519" calcext:value-type="float">
            <text:p>2,589519</text:p>
          </table:table-cell>
          <table:table-cell office:value-type="float" office:value="3.185948" calcext:value-type="float">
            <text:p>3,185948</text:p>
          </table:table-cell>
        </table:table-row>
        <table:table-row table:style-name="ro1">
          <table:table-cell office:value-type="string" calcext:value-type="string">
            <text:p>monkeyc5hr1s2334</text:p>
          </table:table-cell>
          <table:table-cell office:value-type="float" office:value="2.667467" calcext:value-type="float">
            <text:p>2,667467</text:p>
          </table:table-cell>
          <table:table-cell office:value-type="float" office:value="3.582028" calcext:value-type="float">
            <text:p>3,582028</text:p>
          </table:table-cell>
        </table:table-row>
        <table:table-row table:style-name="ro1">
          <table:table-cell office:value-type="string" calcext:value-type="string">
            <text:p>monkeyc5hr1s2336</text:p>
          </table:table-cell>
          <table:table-cell office:value-type="float" office:value="3.91411" calcext:value-type="float">
            <text:p>3,91411</text:p>
          </table:table-cell>
          <table:table-cell office:value-type="float" office:value="2.65158" calcext:value-type="float">
            <text:p>2,65158</text:p>
          </table:table-cell>
        </table:table-row>
        <table:table-row table:style-name="ro1">
          <table:table-cell office:value-type="string" calcext:value-type="string">
            <text:p>monkeyc5hr1s2337</text:p>
          </table:table-cell>
          <table:table-cell office:value-type="float" office:value="2.251157" calcext:value-type="float">
            <text:p>2,251157</text:p>
          </table:table-cell>
          <table:table-cell office:value-type="float" office:value="3.758539" calcext:value-type="float">
            <text:p>3,758539</text:p>
          </table:table-cell>
        </table:table-row>
        <table:table-row table:style-name="ro1">
          <table:table-cell office:value-type="string" calcext:value-type="string">
            <text:p>monkeyc5hr1s2339</text:p>
          </table:table-cell>
          <table:table-cell office:value-type="float" office:value="1.16423" calcext:value-type="float">
            <text:p>1,16423</text:p>
          </table:table-cell>
          <table:table-cell office:value-type="float" office:value="8.041499" calcext:value-type="float">
            <text:p>8,041499</text:p>
          </table:table-cell>
        </table:table-row>
        <table:table-row table:style-name="ro1">
          <table:table-cell office:value-type="string" calcext:value-type="string">
            <text:p>monkeyc5hr1s2340</text:p>
          </table:table-cell>
          <table:table-cell office:value-type="float" office:value="1.701756" calcext:value-type="float">
            <text:p>1,701756</text:p>
          </table:table-cell>
          <table:table-cell office:value-type="float" office:value="5.774925" calcext:value-type="float">
            <text:p>5,774925</text:p>
          </table:table-cell>
        </table:table-row>
        <table:table-row table:style-name="ro1">
          <table:table-cell office:value-type="string" calcext:value-type="string">
            <text:p>monkeyc5hr1s2341</text:p>
          </table:table-cell>
          <table:table-cell office:value-type="float" office:value="2.683214" calcext:value-type="float">
            <text:p>2,683214</text:p>
          </table:table-cell>
          <table:table-cell office:value-type="float" office:value="3.532645" calcext:value-type="float">
            <text:p>3,532645</text:p>
          </table:table-cell>
        </table:table-row>
        <table:table-row table:style-name="ro1">
          <table:table-cell office:value-type="string" calcext:value-type="string">
            <text:p>monkeyc5hr1s2345</text:p>
          </table:table-cell>
          <table:table-cell office:value-type="float" office:value="3.540458" calcext:value-type="float">
            <text:p>3,540458</text:p>
          </table:table-cell>
          <table:table-cell office:value-type="float" office:value="3.284254" calcext:value-type="float">
            <text:p>3,284254</text:p>
          </table:table-cell>
        </table:table-row>
        <table:table-row table:style-name="ro1">
          <table:table-cell office:value-type="string" calcext:value-type="string">
            <text:p>monkeyc5hr1s2347</text:p>
          </table:table-cell>
          <table:table-cell office:value-type="float" office:value="4.097072" calcext:value-type="float">
            <text:p>4,097072</text:p>
          </table:table-cell>
          <table:table-cell office:value-type="float" office:value="2.022579" calcext:value-type="float">
            <text:p>2,022579</text:p>
          </table:table-cell>
        </table:table-row>
        <table:table-row table:style-name="ro1">
          <table:table-cell office:value-type="string" calcext:value-type="string">
            <text:p>monkeyc5hr1s2348</text:p>
          </table:table-cell>
          <table:table-cell office:value-type="float" office:value="2.043738" calcext:value-type="float">
            <text:p>2,043738</text:p>
          </table:table-cell>
          <table:table-cell office:value-type="float" office:value="5.424609" calcext:value-type="float">
            <text:p>5,424609</text:p>
          </table:table-cell>
        </table:table-row>
        <table:table-row table:style-name="ro1">
          <table:table-cell office:value-type="string" calcext:value-type="string">
            <text:p>monkeyc5hr1s2355</text:p>
          </table:table-cell>
          <table:table-cell office:value-type="float" office:value="1.590106" calcext:value-type="float">
            <text:p>1,590106</text:p>
          </table:table-cell>
          <table:table-cell office:value-type="float" office:value="4.970935" calcext:value-type="float">
            <text:p>4,970935</text:p>
          </table:table-cell>
        </table:table-row>
        <table:table-row table:style-name="ro1">
          <table:table-cell office:value-type="string" calcext:value-type="string">
            <text:p>monkeyc5hr1s2359</text:p>
          </table:table-cell>
          <table:table-cell office:value-type="float" office:value="2.8745" calcext:value-type="float">
            <text:p>2,8745</text:p>
          </table:table-cell>
          <table:table-cell office:value-type="float" office:value="4.200806" calcext:value-type="float">
            <text:p>4,200806</text:p>
          </table:table-cell>
        </table:table-row>
        <table:table-row table:style-name="ro1">
          <table:table-cell office:value-type="string" calcext:value-type="string">
            <text:p>monkeyc5hr1s2361</text:p>
          </table:table-cell>
          <table:table-cell office:value-type="float" office:value="3.580659" calcext:value-type="float">
            <text:p>3,580659</text:p>
          </table:table-cell>
          <table:table-cell office:value-type="float" office:value="2.858089" calcext:value-type="float">
            <text:p>2,858089</text:p>
          </table:table-cell>
        </table:table-row>
        <table:table-row table:style-name="ro1">
          <table:table-cell office:value-type="string" calcext:value-type="string">
            <text:p>monkeyc5hr1s2362</text:p>
          </table:table-cell>
          <table:table-cell office:value-type="float" office:value="0.401988" calcext:value-type="float">
            <text:p>0,401988</text:p>
          </table:table-cell>
          <table:table-cell office:value-type="float" office:value="8.519814" calcext:value-type="float">
            <text:p>8,519814</text:p>
          </table:table-cell>
        </table:table-row>
        <table:table-row table:style-name="ro1">
          <table:table-cell office:value-type="string" calcext:value-type="string">
            <text:p>monkeyc5hr1s2363</text:p>
          </table:table-cell>
          <table:table-cell office:value-type="float" office:value="2.983281" calcext:value-type="float">
            <text:p>2,983281</text:p>
          </table:table-cell>
          <table:table-cell office:value-type="float" office:value="3.98278" calcext:value-type="float">
            <text:p>3,98278</text:p>
          </table:table-cell>
        </table:table-row>
        <table:table-row table:style-name="ro1">
          <table:table-cell office:value-type="string" calcext:value-type="string">
            <text:p>monkeyc5hr1s2372</text:p>
          </table:table-cell>
          <table:table-cell office:value-type="float" office:value="4.894689" calcext:value-type="float">
            <text:p>4,894689</text:p>
          </table:table-cell>
          <table:table-cell office:value-type="float" office:value="2.298702" calcext:value-type="float">
            <text:p>2,298702</text:p>
          </table:table-cell>
        </table:table-row>
        <table:table-row table:style-name="ro1">
          <table:table-cell office:value-type="string" calcext:value-type="string">
            <text:p>monkeyc5hr1s2377</text:p>
          </table:table-cell>
          <table:table-cell office:value-type="float" office:value="4.095788" calcext:value-type="float">
            <text:p>4,095788</text:p>
          </table:table-cell>
          <table:table-cell office:value-type="float" office:value="2.61964" calcext:value-type="float">
            <text:p>2,61964</text:p>
          </table:table-cell>
        </table:table-row>
        <table:table-row table:style-name="ro1">
          <table:table-cell office:value-type="string" calcext:value-type="string">
            <text:p>monkeyc5hr1s2378</text:p>
          </table:table-cell>
          <table:table-cell office:value-type="float" office:value="3.71236" calcext:value-type="float">
            <text:p>3,71236</text:p>
          </table:table-cell>
          <table:table-cell office:value-type="float" office:value="3.06348" calcext:value-type="float">
            <text:p>3,06348</text:p>
          </table:table-cell>
        </table:table-row>
        <table:table-row table:style-name="ro1">
          <table:table-cell office:value-type="string" calcext:value-type="string">
            <text:p>monkeyc5hr1s2380</text:p>
          </table:table-cell>
          <table:table-cell office:value-type="float" office:value="1.33042" calcext:value-type="float">
            <text:p>1,33042</text:p>
          </table:table-cell>
          <table:table-cell office:value-type="float" office:value="5.607824" calcext:value-type="float">
            <text:p>5,607824</text:p>
          </table:table-cell>
        </table:table-row>
        <table:table-row table:style-name="ro1">
          <table:table-cell office:value-type="string" calcext:value-type="string">
            <text:p>monkeyc5hr1s2390</text:p>
          </table:table-cell>
          <table:table-cell office:value-type="float" office:value="2.182405" calcext:value-type="float">
            <text:p>2,182405</text:p>
          </table:table-cell>
          <table:table-cell office:value-type="float" office:value="4.939054" calcext:value-type="float">
            <text:p>4,939054</text:p>
          </table:table-cell>
        </table:table-row>
        <table:table-row table:style-name="ro1">
          <table:table-cell office:value-type="string" calcext:value-type="string">
            <text:p>monkeyc5hr1s2392</text:p>
          </table:table-cell>
          <table:table-cell office:value-type="float" office:value="2.699969" calcext:value-type="float">
            <text:p>2,699969</text:p>
          </table:table-cell>
          <table:table-cell office:value-type="float" office:value="3.930824" calcext:value-type="float">
            <text:p>3,930824</text:p>
          </table:table-cell>
        </table:table-row>
        <table:table-row table:style-name="ro1">
          <table:table-cell office:value-type="string" calcext:value-type="string">
            <text:p>monkeyc5hr1s2394</text:p>
          </table:table-cell>
          <table:table-cell office:value-type="float" office:value="3.771158" calcext:value-type="float">
            <text:p>3,771158</text:p>
          </table:table-cell>
          <table:table-cell office:value-type="float" office:value="3.037663" calcext:value-type="float">
            <text:p>3,037663</text:p>
          </table:table-cell>
        </table:table-row>
        <table:table-row table:style-name="ro1">
          <table:table-cell office:value-type="string" calcext:value-type="string">
            <text:p>monkeyc5hr1s2396</text:p>
          </table:table-cell>
          <table:table-cell office:value-type="float" office:value="0.908181" calcext:value-type="float">
            <text:p>0,908181</text:p>
          </table:table-cell>
          <table:table-cell office:value-type="float" office:value="7.282489" calcext:value-type="float">
            <text:p>7,282489</text:p>
          </table:table-cell>
        </table:table-row>
        <table:table-row table:style-name="ro1">
          <table:table-cell office:value-type="string" calcext:value-type="string">
            <text:p>monkeyc5hr1s2400</text:p>
          </table:table-cell>
          <table:table-cell office:value-type="float" office:value="0.570828" calcext:value-type="float">
            <text:p>0,570828</text:p>
          </table:table-cell>
          <table:table-cell office:value-type="float" office:value="7.275691" calcext:value-type="float">
            <text:p>7,275691</text:p>
          </table:table-cell>
        </table:table-row>
        <table:table-row table:style-name="ro1">
          <table:table-cell office:value-type="string" calcext:value-type="string">
            <text:p>monkeyc5hr1s2405</text:p>
          </table:table-cell>
          <table:table-cell office:value-type="float" office:value="2.715348" calcext:value-type="float">
            <text:p>2,715348</text:p>
          </table:table-cell>
          <table:table-cell office:value-type="float" office:value="3.283974" calcext:value-type="float">
            <text:p>3,283974</text:p>
          </table:table-cell>
        </table:table-row>
        <table:table-row table:style-name="ro1">
          <table:table-cell office:value-type="string" calcext:value-type="string">
            <text:p>monkeyc5hr1s2408</text:p>
          </table:table-cell>
          <table:table-cell office:value-type="float" office:value="0.894823" calcext:value-type="float">
            <text:p>0,894823</text:p>
          </table:table-cell>
          <table:table-cell office:value-type="float" office:value="6.863114" calcext:value-type="float">
            <text:p>6,863114</text:p>
          </table:table-cell>
        </table:table-row>
        <table:table-row table:style-name="ro1">
          <table:table-cell office:value-type="string" calcext:value-type="string">
            <text:p>monkeyc5hr1s2413</text:p>
          </table:table-cell>
          <table:table-cell office:value-type="float" office:value="3.962324" calcext:value-type="float">
            <text:p>3,962324</text:p>
          </table:table-cell>
          <table:table-cell office:value-type="float" office:value="2.970814" calcext:value-type="float">
            <text:p>2,970814</text:p>
          </table:table-cell>
        </table:table-row>
        <table:table-row table:style-name="ro1">
          <table:table-cell office:value-type="string" calcext:value-type="string">
            <text:p>monkeyc5hr1s2414</text:p>
          </table:table-cell>
          <table:table-cell office:value-type="float" office:value="2.189716" calcext:value-type="float">
            <text:p>2,189716</text:p>
          </table:table-cell>
          <table:table-cell office:value-type="float" office:value="4.77252" calcext:value-type="float">
            <text:p>4,77252</text:p>
          </table:table-cell>
        </table:table-row>
        <table:table-row table:style-name="ro1">
          <table:table-cell office:value-type="string" calcext:value-type="string">
            <text:p>monkeyc5hr1s2418</text:p>
          </table:table-cell>
          <table:table-cell office:value-type="float" office:value="1.90998" calcext:value-type="float">
            <text:p>1,90998</text:p>
          </table:table-cell>
          <table:table-cell office:value-type="float" office:value="5.039821" calcext:value-type="float">
            <text:p>5,039821</text:p>
          </table:table-cell>
        </table:table-row>
        <table:table-row table:style-name="ro1">
          <table:table-cell office:value-type="string" calcext:value-type="string">
            <text:p>monkeyc5hr1s2419</text:p>
          </table:table-cell>
          <table:table-cell office:value-type="float" office:value="3.870468" calcext:value-type="float">
            <text:p>3,870468</text:p>
          </table:table-cell>
          <table:table-cell office:value-type="float" office:value="2.384774" calcext:value-type="float">
            <text:p>2,384774</text:p>
          </table:table-cell>
        </table:table-row>
        <table:table-row table:style-name="ro1">
          <table:table-cell office:value-type="string" calcext:value-type="string">
            <text:p>monkeyc5hr1s2420</text:p>
          </table:table-cell>
          <table:table-cell office:value-type="float" office:value="0.7962" calcext:value-type="float">
            <text:p>0,7962</text:p>
          </table:table-cell>
          <table:table-cell office:value-type="float" office:value="8.147457" calcext:value-type="float">
            <text:p>8,147457</text:p>
          </table:table-cell>
        </table:table-row>
        <table:table-row table:style-name="ro1">
          <table:table-cell office:value-type="string" calcext:value-type="string">
            <text:p>monkeyc5hr1s2426</text:p>
          </table:table-cell>
          <table:table-cell office:value-type="float" office:value="3.193717" calcext:value-type="float">
            <text:p>3,193717</text:p>
          </table:table-cell>
          <table:table-cell office:value-type="float" office:value="3.153487" calcext:value-type="float">
            <text:p>3,153487</text:p>
          </table:table-cell>
        </table:table-row>
        <table:table-row table:style-name="ro1">
          <table:table-cell office:value-type="string" calcext:value-type="string">
            <text:p>monkeyc5hr1s2431</text:p>
          </table:table-cell>
          <table:table-cell office:value-type="float" office:value="1.041425" calcext:value-type="float">
            <text:p>1,041425</text:p>
          </table:table-cell>
          <table:table-cell office:value-type="float" office:value="7.216339" calcext:value-type="float">
            <text:p>7,216339</text:p>
          </table:table-cell>
        </table:table-row>
        <table:table-row table:style-name="ro1">
          <table:table-cell office:value-type="string" calcext:value-type="string">
            <text:p>monkeyc5hr1s2433</text:p>
          </table:table-cell>
          <table:table-cell office:value-type="float" office:value="2.332924" calcext:value-type="float">
            <text:p>2,332924</text:p>
          </table:table-cell>
          <table:table-cell office:value-type="float" office:value="3.842803" calcext:value-type="float">
            <text:p>3,842803</text:p>
          </table:table-cell>
        </table:table-row>
        <table:table-row table:style-name="ro1">
          <table:table-cell office:value-type="string" calcext:value-type="string">
            <text:p>monkeyc5hr1s2434</text:p>
          </table:table-cell>
          <table:table-cell office:value-type="float" office:value="4.980586" calcext:value-type="float">
            <text:p>4,980586</text:p>
          </table:table-cell>
          <table:table-cell office:value-type="float" office:value="2.245283" calcext:value-type="float">
            <text:p>2,245283</text:p>
          </table:table-cell>
        </table:table-row>
        <table:table-row table:style-name="ro1">
          <table:table-cell office:value-type="string" calcext:value-type="string">
            <text:p>monkeyc5hr1s2445</text:p>
          </table:table-cell>
          <table:table-cell office:value-type="float" office:value="1.040051" calcext:value-type="float">
            <text:p>1,040051</text:p>
          </table:table-cell>
          <table:table-cell office:value-type="float" office:value="6.73584" calcext:value-type="float">
            <text:p>6,73584</text:p>
          </table:table-cell>
        </table:table-row>
        <table:table-row table:style-name="ro1">
          <table:table-cell office:value-type="string" calcext:value-type="string">
            <text:p>monkeyc5hr1s2446</text:p>
          </table:table-cell>
          <table:table-cell office:value-type="float" office:value="4.032011" calcext:value-type="float">
            <text:p>4,032011</text:p>
          </table:table-cell>
          <table:table-cell office:value-type="float" office:value="2.283442" calcext:value-type="float">
            <text:p>2,283442</text:p>
          </table:table-cell>
        </table:table-row>
        <table:table-row table:style-name="ro1">
          <table:table-cell office:value-type="string" calcext:value-type="string">
            <text:p>monkeyc5hr1s2454</text:p>
          </table:table-cell>
          <table:table-cell office:value-type="float" office:value="3.861339" calcext:value-type="float">
            <text:p>3,861339</text:p>
          </table:table-cell>
          <table:table-cell office:value-type="float" office:value="2.327076" calcext:value-type="float">
            <text:p>2,327076</text:p>
          </table:table-cell>
        </table:table-row>
        <table:table-row table:style-name="ro1">
          <table:table-cell office:value-type="string" calcext:value-type="string">
            <text:p>monkeyc5hr1s2457</text:p>
          </table:table-cell>
          <table:table-cell office:value-type="float" office:value="0.879261" calcext:value-type="float">
            <text:p>0,879261</text:p>
          </table:table-cell>
          <table:table-cell office:value-type="float" office:value="7.907155" calcext:value-type="float">
            <text:p>7,907155</text:p>
          </table:table-cell>
        </table:table-row>
        <table:table-row table:style-name="ro1">
          <table:table-cell office:value-type="string" calcext:value-type="string">
            <text:p>monkeyc5hr1s2458</text:p>
          </table:table-cell>
          <table:table-cell office:value-type="float" office:value="3.88516" calcext:value-type="float">
            <text:p>3,88516</text:p>
          </table:table-cell>
          <table:table-cell office:value-type="float" office:value="2.405163" calcext:value-type="float">
            <text:p>2,405163</text:p>
          </table:table-cell>
        </table:table-row>
        <table:table-row table:style-name="ro1">
          <table:table-cell office:value-type="string" calcext:value-type="string">
            <text:p>monkeyc5hr1s2465</text:p>
          </table:table-cell>
          <table:table-cell office:value-type="float" office:value="3.338258" calcext:value-type="float">
            <text:p>3,338258</text:p>
          </table:table-cell>
          <table:table-cell office:value-type="float" office:value="3.709609" calcext:value-type="float">
            <text:p>3,709609</text:p>
          </table:table-cell>
        </table:table-row>
        <table:table-row table:style-name="ro1">
          <table:table-cell office:value-type="string" calcext:value-type="string">
            <text:p>monkeyc5hr1s2475</text:p>
          </table:table-cell>
          <table:table-cell office:value-type="float" office:value="0.727906" calcext:value-type="float">
            <text:p>0,727906</text:p>
          </table:table-cell>
          <table:table-cell office:value-type="float" office:value="7.626746" calcext:value-type="float">
            <text:p>7,626746</text:p>
          </table:table-cell>
        </table:table-row>
        <table:table-row table:style-name="ro1">
          <table:table-cell office:value-type="string" calcext:value-type="string">
            <text:p>monkeyc5hr1s2477</text:p>
          </table:table-cell>
          <table:table-cell office:value-type="float" office:value="2.849998" calcext:value-type="float">
            <text:p>2,849998</text:p>
          </table:table-cell>
          <table:table-cell office:value-type="float" office:value="3.214025" calcext:value-type="float">
            <text:p>3,214025</text:p>
          </table:table-cell>
        </table:table-row>
        <table:table-row table:style-name="ro1">
          <table:table-cell office:value-type="string" calcext:value-type="string">
            <text:p>monkeyc5hr1s2480</text:p>
          </table:table-cell>
          <table:table-cell office:value-type="float" office:value="2.297062" calcext:value-type="float">
            <text:p>2,297062</text:p>
          </table:table-cell>
          <table:table-cell office:value-type="float" office:value="3.599648" calcext:value-type="float">
            <text:p>3,599648</text:p>
          </table:table-cell>
        </table:table-row>
        <table:table-row table:style-name="ro1">
          <table:table-cell office:value-type="string" calcext:value-type="string">
            <text:p>monkeyc5hr1s2482</text:p>
          </table:table-cell>
          <table:table-cell office:value-type="float" office:value="2.359167" calcext:value-type="float">
            <text:p>2,359167</text:p>
          </table:table-cell>
          <table:table-cell office:value-type="float" office:value="3.620094" calcext:value-type="float">
            <text:p>3,620094</text:p>
          </table:table-cell>
        </table:table-row>
        <table:table-row table:style-name="ro1">
          <table:table-cell office:value-type="string" calcext:value-type="string">
            <text:p>monkeyc5hr1s2485</text:p>
          </table:table-cell>
          <table:table-cell office:value-type="float" office:value="3.297638" calcext:value-type="float">
            <text:p>3,297638</text:p>
          </table:table-cell>
          <table:table-cell office:value-type="float" office:value="2.467921" calcext:value-type="float">
            <text:p>2,467921</text:p>
          </table:table-cell>
        </table:table-row>
        <table:table-row table:style-name="ro1">
          <table:table-cell office:value-type="string" calcext:value-type="string">
            <text:p>monkeyc5hr1s2487</text:p>
          </table:table-cell>
          <table:table-cell office:value-type="float" office:value="3.267867" calcext:value-type="float">
            <text:p>3,267867</text:p>
          </table:table-cell>
          <table:table-cell office:value-type="float" office:value="3.869805" calcext:value-type="float">
            <text:p>3,869805</text:p>
          </table:table-cell>
        </table:table-row>
        <table:table-row table:style-name="ro1">
          <table:table-cell office:value-type="string" calcext:value-type="string">
            <text:p>monkeyc5hr1s2488</text:p>
          </table:table-cell>
          <table:table-cell office:value-type="float" office:value="1.64608" calcext:value-type="float">
            <text:p>1,64608</text:p>
          </table:table-cell>
          <table:table-cell office:value-type="float" office:value="6.902263" calcext:value-type="float">
            <text:p>6,902263</text:p>
          </table:table-cell>
        </table:table-row>
        <table:table-row table:style-name="ro1">
          <table:table-cell office:value-type="string" calcext:value-type="string">
            <text:p>monkeyc5hr1s2491</text:p>
          </table:table-cell>
          <table:table-cell office:value-type="float" office:value="0.721904" calcext:value-type="float">
            <text:p>0,721904</text:p>
          </table:table-cell>
          <table:table-cell office:value-type="float" office:value="7.804333" calcext:value-type="float">
            <text:p>7,804333</text:p>
          </table:table-cell>
        </table:table-row>
        <table:table-row table:style-name="ro1">
          <table:table-cell office:value-type="string" calcext:value-type="string">
            <text:p>monkeyc5hr1s2493</text:p>
          </table:table-cell>
          <table:table-cell office:value-type="float" office:value="1.965806" calcext:value-type="float">
            <text:p>1,965806</text:p>
          </table:table-cell>
          <table:table-cell office:value-type="float" office:value="5.59565" calcext:value-type="float">
            <text:p>5,59565</text:p>
          </table:table-cell>
        </table:table-row>
        <table:table-row table:style-name="ro1">
          <table:table-cell office:value-type="string" calcext:value-type="string">
            <text:p>monkeyc5hr1s2495</text:p>
          </table:table-cell>
          <table:table-cell office:value-type="float" office:value="1.809912" calcext:value-type="float">
            <text:p>1,809912</text:p>
          </table:table-cell>
          <table:table-cell office:value-type="float" office:value="6.295252" calcext:value-type="float">
            <text:p>6,295252</text:p>
          </table:table-cell>
        </table:table-row>
        <table:table-row table:style-name="ro1">
          <table:table-cell office:value-type="string" calcext:value-type="string">
            <text:p>monkeyc5hr1s2496</text:p>
          </table:table-cell>
          <table:table-cell office:value-type="float" office:value="1.555752" calcext:value-type="float">
            <text:p>1,555752</text:p>
          </table:table-cell>
          <table:table-cell office:value-type="float" office:value="6.410138" calcext:value-type="float">
            <text:p>6,410138</text:p>
          </table:table-cell>
        </table:table-row>
        <table:table-row table:style-name="ro1">
          <table:table-cell office:value-type="string" calcext:value-type="string">
            <text:p>monkeyc5hr1s2497</text:p>
          </table:table-cell>
          <table:table-cell office:value-type="float" office:value="0.978847" calcext:value-type="float">
            <text:p>0,978847</text:p>
          </table:table-cell>
          <table:table-cell office:value-type="float" office:value="7.459719" calcext:value-type="float">
            <text:p>7,459719</text:p>
          </table:table-cell>
        </table:table-row>
        <table:table-row table:style-name="ro1">
          <table:table-cell office:value-type="string" calcext:value-type="string">
            <text:p>monkeyc6r1s2513</text:p>
          </table:table-cell>
          <table:table-cell office:value-type="float" office:value="-1.396296" calcext:value-type="float">
            <text:p>-1,396296</text:p>
          </table:table-cell>
          <table:table-cell office:value-type="float" office:value="3.718521" calcext:value-type="float">
            <text:p>3,718521</text:p>
          </table:table-cell>
        </table:table-row>
        <table:table-row table:style-name="ro1">
          <table:table-cell office:value-type="string" calcext:value-type="string">
            <text:p>monkeyc6r1s2514</text:p>
          </table:table-cell>
          <table:table-cell office:value-type="float" office:value="-1.940153" calcext:value-type="float">
            <text:p>-1,940153</text:p>
          </table:table-cell>
          <table:table-cell office:value-type="float" office:value="9.309835" calcext:value-type="float">
            <text:p>9,309835</text:p>
          </table:table-cell>
        </table:table-row>
        <table:table-row table:style-name="ro1">
          <table:table-cell office:value-type="string" calcext:value-type="string">
            <text:p>monkeyc6r1s2515</text:p>
          </table:table-cell>
          <table:table-cell office:value-type="float" office:value="-1.401867" calcext:value-type="float">
            <text:p>-1,401867</text:p>
          </table:table-cell>
          <table:table-cell office:value-type="float" office:value="4.449894" calcext:value-type="float">
            <text:p>4,449894</text:p>
          </table:table-cell>
        </table:table-row>
        <table:table-row table:style-name="ro1">
          <table:table-cell office:value-type="string" calcext:value-type="string">
            <text:p>monkeyc6r1s2525</text:p>
          </table:table-cell>
          <table:table-cell office:value-type="float" office:value="-1.889811" calcext:value-type="float">
            <text:p>-1,889811</text:p>
          </table:table-cell>
          <table:table-cell office:value-type="float" office:value="4.735645" calcext:value-type="float">
            <text:p>4,735645</text:p>
          </table:table-cell>
        </table:table-row>
        <table:table-row table:style-name="ro1">
          <table:table-cell office:value-type="string" calcext:value-type="string">
            <text:p>monkeyc6r1s2526</text:p>
          </table:table-cell>
          <table:table-cell office:value-type="float" office:value="-2.214538" calcext:value-type="float">
            <text:p>-2,214538</text:p>
          </table:table-cell>
          <table:table-cell office:value-type="float" office:value="8.969425" calcext:value-type="float">
            <text:p>8,969425</text:p>
          </table:table-cell>
        </table:table-row>
        <table:table-row table:style-name="ro1">
          <table:table-cell office:value-type="string" calcext:value-type="string">
            <text:p>monkeyc6r1s2529</text:p>
          </table:table-cell>
          <table:table-cell office:value-type="float" office:value="-0.346731" calcext:value-type="float">
            <text:p>-0,346731</text:p>
          </table:table-cell>
          <table:table-cell office:value-type="float" office:value="1.887155" calcext:value-type="float">
            <text:p>1,887155</text:p>
          </table:table-cell>
        </table:table-row>
        <table:table-row table:style-name="ro1">
          <table:table-cell office:value-type="string" calcext:value-type="string">
            <text:p>monkeyc6r1s2537</text:p>
          </table:table-cell>
          <table:table-cell office:value-type="float" office:value="-1.861518" calcext:value-type="float">
            <text:p>-1,861518</text:p>
          </table:table-cell>
          <table:table-cell office:value-type="float" office:value="5.101958" calcext:value-type="float">
            <text:p>5,101958</text:p>
          </table:table-cell>
        </table:table-row>
        <table:table-row table:style-name="ro1">
          <table:table-cell office:value-type="string" calcext:value-type="string">
            <text:p>monkeyc6r1s2551</text:p>
          </table:table-cell>
          <table:table-cell office:value-type="float" office:value="-0.674166" calcext:value-type="float">
            <text:p>-0,674166</text:p>
          </table:table-cell>
          <table:table-cell office:value-type="float" office:value="1.901515" calcext:value-type="float">
            <text:p>1,901515</text:p>
          </table:table-cell>
        </table:table-row>
        <table:table-row table:style-name="ro1">
          <table:table-cell office:value-type="string" calcext:value-type="string">
            <text:p>monkeyc6r1s2552</text:p>
          </table:table-cell>
          <table:table-cell office:value-type="float" office:value="-1.821983" calcext:value-type="float">
            <text:p>-1,821983</text:p>
          </table:table-cell>
          <table:table-cell office:value-type="float" office:value="10.870878" calcext:value-type="float">
            <text:p>10,870878</text:p>
          </table:table-cell>
        </table:table-row>
        <table:table-row table:style-name="ro1">
          <table:table-cell office:value-type="string" calcext:value-type="string">
            <text:p>monkeyc6r1s2556</text:p>
          </table:table-cell>
          <table:table-cell office:value-type="float" office:value="-2.304662" calcext:value-type="float">
            <text:p>-2,304662</text:p>
          </table:table-cell>
          <table:table-cell office:value-type="float" office:value="8.300036" calcext:value-type="float">
            <text:p>8,300036</text:p>
          </table:table-cell>
        </table:table-row>
        <table:table-row table:style-name="ro1">
          <table:table-cell office:value-type="string" calcext:value-type="string">
            <text:p>monkeyc6r1s2565</text:p>
          </table:table-cell>
          <table:table-cell office:value-type="float" office:value="0.124085" calcext:value-type="float">
            <text:p>0,124085</text:p>
          </table:table-cell>
          <table:table-cell office:value-type="float" office:value="0.782812" calcext:value-type="float">
            <text:p>0,782812</text:p>
          </table:table-cell>
        </table:table-row>
        <table:table-row table:style-name="ro1">
          <table:table-cell office:value-type="string" calcext:value-type="string">
            <text:p>monkeyc6r1s2571</text:p>
          </table:table-cell>
          <table:table-cell office:value-type="float" office:value="-0.266452" calcext:value-type="float">
            <text:p>-0,266452</text:p>
          </table:table-cell>
          <table:table-cell office:value-type="float" office:value="1.354697" calcext:value-type="float">
            <text:p>1,354697</text:p>
          </table:table-cell>
        </table:table-row>
        <table:table-row table:style-name="ro1">
          <table:table-cell office:value-type="string" calcext:value-type="string">
            <text:p>monkeyc6r1s2573</text:p>
          </table:table-cell>
          <table:table-cell office:value-type="float" office:value="-1.121142" calcext:value-type="float">
            <text:p>-1,121142</text:p>
          </table:table-cell>
          <table:table-cell office:value-type="float" office:value="3.292355" calcext:value-type="float">
            <text:p>3,292355</text:p>
          </table:table-cell>
        </table:table-row>
        <table:table-row table:style-name="ro1">
          <table:table-cell office:value-type="string" calcext:value-type="string">
            <text:p>monkeyc6r1s2583</text:p>
          </table:table-cell>
          <table:table-cell office:value-type="float" office:value="-1.879293" calcext:value-type="float">
            <text:p>-1,879293</text:p>
          </table:table-cell>
          <table:table-cell office:value-type="float" office:value="5.936859" calcext:value-type="float">
            <text:p>5,936859</text:p>
          </table:table-cell>
        </table:table-row>
        <table:table-row table:style-name="ro1">
          <table:table-cell office:value-type="string" calcext:value-type="string">
            <text:p>monkeyc6r1s2588</text:p>
          </table:table-cell>
          <table:table-cell office:value-type="float" office:value="-2.247051" calcext:value-type="float">
            <text:p>-2,247051</text:p>
          </table:table-cell>
          <table:table-cell office:value-type="float" office:value="10.166607" calcext:value-type="float">
            <text:p>10,166607</text:p>
          </table:table-cell>
        </table:table-row>
        <table:table-row table:style-name="ro1">
          <table:table-cell office:value-type="string" calcext:value-type="string">
            <text:p>monkeyc6r1s2589</text:p>
          </table:table-cell>
          <table:table-cell office:value-type="float" office:value="-0.313421" calcext:value-type="float">
            <text:p>-0,313421</text:p>
          </table:table-cell>
          <table:table-cell office:value-type="float" office:value="1.621658" calcext:value-type="float">
            <text:p>1,621658</text:p>
          </table:table-cell>
        </table:table-row>
        <table:table-row table:style-name="ro1">
          <table:table-cell office:value-type="string" calcext:value-type="string">
            <text:p>monkeyc6r1s2599</text:p>
          </table:table-cell>
          <table:table-cell office:value-type="float" office:value="-2.452084" calcext:value-type="float">
            <text:p>-2,452084</text:p>
          </table:table-cell>
          <table:table-cell office:value-type="float" office:value="7.094422" calcext:value-type="float">
            <text:p>7,094422</text:p>
          </table:table-cell>
        </table:table-row>
        <table:table-row table:style-name="ro1">
          <table:table-cell office:value-type="string" calcext:value-type="string">
            <text:p>monkeyc6r1s2601</text:p>
          </table:table-cell>
          <table:table-cell office:value-type="float" office:value="-2.435104" calcext:value-type="float">
            <text:p>-2,435104</text:p>
          </table:table-cell>
          <table:table-cell office:value-type="float" office:value="7.262164" calcext:value-type="float">
            <text:p>7,262164</text:p>
          </table:table-cell>
        </table:table-row>
        <table:table-row table:style-name="ro1">
          <table:table-cell office:value-type="string" calcext:value-type="string">
            <text:p>monkeyc6r1s2602</text:p>
          </table:table-cell>
          <table:table-cell office:value-type="float" office:value="-1.954318" calcext:value-type="float">
            <text:p>-1,954318</text:p>
          </table:table-cell>
          <table:table-cell office:value-type="float" office:value="11.345336" calcext:value-type="float">
            <text:p>11,345336</text:p>
          </table:table-cell>
        </table:table-row>
        <table:table-row table:style-name="ro1">
          <table:table-cell office:value-type="string" calcext:value-type="string">
            <text:p>monkeyc6r1s2609</text:p>
          </table:table-cell>
          <table:table-cell office:value-type="float" office:value="-0.655881" calcext:value-type="float">
            <text:p>-0,655881</text:p>
          </table:table-cell>
          <table:table-cell office:value-type="float" office:value="2.155716" calcext:value-type="float">
            <text:p>2,155716</text:p>
          </table:table-cell>
        </table:table-row>
        <table:table-row table:style-name="ro1">
          <table:table-cell office:value-type="string" calcext:value-type="string">
            <text:p>monkeyc6r1s2610</text:p>
          </table:table-cell>
          <table:table-cell office:value-type="float" office:value="-2.101459" calcext:value-type="float">
            <text:p>-2,101459</text:p>
          </table:table-cell>
          <table:table-cell office:value-type="float" office:value="9.506976" calcext:value-type="float">
            <text:p>9,506976</text:p>
          </table:table-cell>
        </table:table-row>
        <table:table-row table:style-name="ro1">
          <table:table-cell office:value-type="string" calcext:value-type="string">
            <text:p>monkeyc6r1s2613</text:p>
          </table:table-cell>
          <table:table-cell office:value-type="float" office:value="1.110452" calcext:value-type="float">
            <text:p>1,110452</text:p>
          </table:table-cell>
          <table:table-cell office:value-type="float" office:value="-0.000356" calcext:value-type="float">
            <text:p>-0,000356</text:p>
          </table:table-cell>
        </table:table-row>
        <table:table-row table:style-name="ro1">
          <table:table-cell office:value-type="string" calcext:value-type="string">
            <text:p>monkeyc6r1s2616</text:p>
          </table:table-cell>
          <table:table-cell office:value-type="float" office:value="-1.885693" calcext:value-type="float">
            <text:p>-1,885693</text:p>
          </table:table-cell>
          <table:table-cell office:value-type="float" office:value="10.767299" calcext:value-type="float">
            <text:p>10,767299</text:p>
          </table:table-cell>
        </table:table-row>
        <table:table-row table:style-name="ro1">
          <table:table-cell office:value-type="string" calcext:value-type="string">
            <text:p>monkeyc6r1s2630</text:p>
          </table:table-cell>
          <table:table-cell office:value-type="float" office:value="-2.004934" calcext:value-type="float">
            <text:p>-2,004934</text:p>
          </table:table-cell>
          <table:table-cell office:value-type="float" office:value="9.878762" calcext:value-type="float">
            <text:p>9,878762</text:p>
          </table:table-cell>
        </table:table-row>
        <table:table-row table:style-name="ro1">
          <table:table-cell office:value-type="string" calcext:value-type="string">
            <text:p>monkeyc6r1s2632</text:p>
          </table:table-cell>
          <table:table-cell office:value-type="float" office:value="-2.169502" calcext:value-type="float">
            <text:p>-2,169502</text:p>
          </table:table-cell>
          <table:table-cell office:value-type="float" office:value="10.392211" calcext:value-type="float">
            <text:p>10,392211</text:p>
          </table:table-cell>
        </table:table-row>
        <table:table-row table:style-name="ro1">
          <table:table-cell office:value-type="string" calcext:value-type="string">
            <text:p>monkeyc6r1s2638</text:p>
          </table:table-cell>
          <table:table-cell office:value-type="float" office:value="-1.649443" calcext:value-type="float">
            <text:p>-1,649443</text:p>
          </table:table-cell>
          <table:table-cell office:value-type="float" office:value="11.738755" calcext:value-type="float">
            <text:p>11,738755</text:p>
          </table:table-cell>
        </table:table-row>
        <table:table-row table:style-name="ro1">
          <table:table-cell office:value-type="string" calcext:value-type="string">
            <text:p>monkeyc6r1s2639</text:p>
          </table:table-cell>
          <table:table-cell office:value-type="float" office:value="-2.00383" calcext:value-type="float">
            <text:p>-2,00383</text:p>
          </table:table-cell>
          <table:table-cell office:value-type="float" office:value="6.260455" calcext:value-type="float">
            <text:p>6,260455</text:p>
          </table:table-cell>
        </table:table-row>
        <table:table-row table:style-name="ro1">
          <table:table-cell office:value-type="string" calcext:value-type="string">
            <text:p>monkeyc6r1s2642</text:p>
          </table:table-cell>
          <table:table-cell office:value-type="float" office:value="-2.034194" calcext:value-type="float">
            <text:p>-2,034194</text:p>
          </table:table-cell>
          <table:table-cell office:value-type="float" office:value="9.790837" calcext:value-type="float">
            <text:p>9,790837</text:p>
          </table:table-cell>
        </table:table-row>
        <table:table-row table:style-name="ro1">
          <table:table-cell office:value-type="string" calcext:value-type="string">
            <text:p>monkeyc6r1s2649</text:p>
          </table:table-cell>
          <table:table-cell office:value-type="float" office:value="-2.263094" calcext:value-type="float">
            <text:p>-2,263094</text:p>
          </table:table-cell>
          <table:table-cell office:value-type="float" office:value="6.661583" calcext:value-type="float">
            <text:p>6,661583</text:p>
          </table:table-cell>
        </table:table-row>
        <table:table-row table:style-name="ro1">
          <table:table-cell office:value-type="string" calcext:value-type="string">
            <text:p>monkeyc6r1s2653</text:p>
          </table:table-cell>
          <table:table-cell office:value-type="float" office:value="1.436244" calcext:value-type="float">
            <text:p>1,436244</text:p>
          </table:table-cell>
          <table:table-cell office:value-type="float" office:value="-0.407259" calcext:value-type="float">
            <text:p>-0,407259</text:p>
          </table:table-cell>
        </table:table-row>
        <table:table-row table:style-name="ro1">
          <table:table-cell office:value-type="string" calcext:value-type="string">
            <text:p>monkeyc6r1s2657</text:p>
          </table:table-cell>
          <table:table-cell office:value-type="float" office:value="1.400587" calcext:value-type="float">
            <text:p>1,400587</text:p>
          </table:table-cell>
          <table:table-cell office:value-type="float" office:value="0.135368" calcext:value-type="float">
            <text:p>0,135368</text:p>
          </table:table-cell>
        </table:table-row>
        <table:table-row table:style-name="ro1">
          <table:table-cell office:value-type="string" calcext:value-type="string">
            <text:p>monkeyc6r1s2663</text:p>
          </table:table-cell>
          <table:table-cell office:value-type="float" office:value="-1.006018" calcext:value-type="float">
            <text:p>-1,006018</text:p>
          </table:table-cell>
          <table:table-cell office:value-type="float" office:value="3.21627" calcext:value-type="float">
            <text:p>3,21627</text:p>
          </table:table-cell>
        </table:table-row>
        <table:table-row table:style-name="ro1">
          <table:table-cell office:value-type="string" calcext:value-type="string">
            <text:p>monkeyc6r1s2665</text:p>
          </table:table-cell>
          <table:table-cell office:value-type="float" office:value="-2.21142" calcext:value-type="float">
            <text:p>-2,21142</text:p>
          </table:table-cell>
          <table:table-cell office:value-type="float" office:value="7.104985" calcext:value-type="float">
            <text:p>7,104985</text:p>
          </table:table-cell>
        </table:table-row>
        <table:table-row table:style-name="ro1">
          <table:table-cell office:value-type="string" calcext:value-type="string">
            <text:p>monkeyc6r1s2669</text:p>
          </table:table-cell>
          <table:table-cell office:value-type="float" office:value="0.173183" calcext:value-type="float">
            <text:p>0,173183</text:p>
          </table:table-cell>
          <table:table-cell office:value-type="float" office:value="0.959225" calcext:value-type="float">
            <text:p>0,959225</text:p>
          </table:table-cell>
        </table:table-row>
        <table:table-row table:style-name="ro1">
          <table:table-cell office:value-type="string" calcext:value-type="string">
            <text:p>monkeyc6r1s2671</text:p>
          </table:table-cell>
          <table:table-cell office:value-type="float" office:value="-1.112707" calcext:value-type="float">
            <text:p>-1,112707</text:p>
          </table:table-cell>
          <table:table-cell office:value-type="float" office:value="3.349071" calcext:value-type="float">
            <text:p>3,349071</text:p>
          </table:table-cell>
        </table:table-row>
        <table:table-row table:style-name="ro1">
          <table:table-cell office:value-type="string" calcext:value-type="string">
            <text:p>monkeyc6r1s2679</text:p>
          </table:table-cell>
          <table:table-cell office:value-type="float" office:value="-2.065954" calcext:value-type="float">
            <text:p>-2,065954</text:p>
          </table:table-cell>
          <table:table-cell office:value-type="float" office:value="5.255924" calcext:value-type="float">
            <text:p>5,255924</text:p>
          </table:table-cell>
        </table:table-row>
        <table:table-row table:style-name="ro1">
          <table:table-cell office:value-type="string" calcext:value-type="string">
            <text:p>monkeyc6r1s2681</text:p>
          </table:table-cell>
          <table:table-cell office:value-type="float" office:value="-1.744404" calcext:value-type="float">
            <text:p>-1,744404</text:p>
          </table:table-cell>
          <table:table-cell office:value-type="float" office:value="4.207237" calcext:value-type="float">
            <text:p>4,207237</text:p>
          </table:table-cell>
        </table:table-row>
        <table:table-row table:style-name="ro1">
          <table:table-cell office:value-type="string" calcext:value-type="string">
            <text:p>monkeyc6r1s2682</text:p>
          </table:table-cell>
          <table:table-cell office:value-type="float" office:value="1.798392" calcext:value-type="float">
            <text:p>1,798392</text:p>
          </table:table-cell>
          <table:table-cell office:value-type="float" office:value="-0.414473" calcext:value-type="float">
            <text:p>-0,414473</text:p>
          </table:table-cell>
        </table:table-row>
        <table:table-row table:style-name="ro1">
          <table:table-cell office:value-type="string" calcext:value-type="string">
            <text:p>monkeyc6r1s2686</text:p>
          </table:table-cell>
          <table:table-cell office:value-type="float" office:value="-1.92731" calcext:value-type="float">
            <text:p>-1,92731</text:p>
          </table:table-cell>
          <table:table-cell office:value-type="float" office:value="11.411745" calcext:value-type="float">
            <text:p>11,411745</text:p>
          </table:table-cell>
        </table:table-row>
        <table:table-row table:style-name="ro1">
          <table:table-cell office:value-type="string" calcext:value-type="string">
            <text:p>monkeyc6r1s2687</text:p>
          </table:table-cell>
          <table:table-cell office:value-type="float" office:value="0.967402" calcext:value-type="float">
            <text:p>0,967402</text:p>
          </table:table-cell>
          <table:table-cell office:value-type="float" office:value="0.513523" calcext:value-type="float">
            <text:p>0,513523</text:p>
          </table:table-cell>
        </table:table-row>
        <table:table-row table:style-name="ro1">
          <table:table-cell office:value-type="string" calcext:value-type="string">
            <text:p>monkeyc6r1s2691</text:p>
          </table:table-cell>
          <table:table-cell office:value-type="float" office:value="-1.294229" calcext:value-type="float">
            <text:p>-1,294229</text:p>
          </table:table-cell>
          <table:table-cell office:value-type="float" office:value="3.052562" calcext:value-type="float">
            <text:p>3,052562</text:p>
          </table:table-cell>
        </table:table-row>
        <table:table-row table:style-name="ro1">
          <table:table-cell office:value-type="string" calcext:value-type="string">
            <text:p>monkeyc6r1s2695</text:p>
          </table:table-cell>
          <table:table-cell office:value-type="float" office:value="-1.85816" calcext:value-type="float">
            <text:p>-1,85816</text:p>
          </table:table-cell>
          <table:table-cell office:value-type="float" office:value="5.748612" calcext:value-type="float">
            <text:p>5,748612</text:p>
          </table:table-cell>
        </table:table-row>
        <table:table-row table:style-name="ro1">
          <table:table-cell office:value-type="string" calcext:value-type="string">
            <text:p>monkeyc6r1s2697</text:p>
          </table:table-cell>
          <table:table-cell office:value-type="float" office:value="-2.284493" calcext:value-type="float">
            <text:p>-2,284493</text:p>
          </table:table-cell>
          <table:table-cell office:value-type="float" office:value="6.687221" calcext:value-type="float">
            <text:p>6,687221</text:p>
          </table:table-cell>
        </table:table-row>
        <table:table-row table:style-name="ro1">
          <table:table-cell office:value-type="string" calcext:value-type="string">
            <text:p>monkeyc6r1s2703</text:p>
          </table:table-cell>
          <table:table-cell office:value-type="float" office:value="-1.411171" calcext:value-type="float">
            <text:p>-1,411171</text:p>
          </table:table-cell>
          <table:table-cell office:value-type="float" office:value="3.551782" calcext:value-type="float">
            <text:p>3,551782</text:p>
          </table:table-cell>
        </table:table-row>
        <table:table-row table:style-name="ro1">
          <table:table-cell office:value-type="string" calcext:value-type="string">
            <text:p>monkeyc6r1s2705</text:p>
          </table:table-cell>
          <table:table-cell office:value-type="float" office:value="-2.309116" calcext:value-type="float">
            <text:p>-2,309116</text:p>
          </table:table-cell>
          <table:table-cell office:value-type="float" office:value="6.620767" calcext:value-type="float">
            <text:p>6,620767</text:p>
          </table:table-cell>
        </table:table-row>
        <table:table-row table:style-name="ro1">
          <table:table-cell office:value-type="string" calcext:value-type="string">
            <text:p>monkeyc6r1s2706</text:p>
          </table:table-cell>
          <table:table-cell office:value-type="float" office:value="-2.373873" calcext:value-type="float">
            <text:p>-2,373873</text:p>
          </table:table-cell>
          <table:table-cell office:value-type="float" office:value="9.239756" calcext:value-type="float">
            <text:p>9,239756</text:p>
          </table:table-cell>
        </table:table-row>
        <table:table-row table:style-name="ro1">
          <table:table-cell office:value-type="string" calcext:value-type="string">
            <text:p>monkeyc6r1s2707</text:p>
          </table:table-cell>
          <table:table-cell office:value-type="float" office:value="1.682424" calcext:value-type="float">
            <text:p>1,682424</text:p>
          </table:table-cell>
          <table:table-cell office:value-type="float" office:value="-0.642991" calcext:value-type="float">
            <text:p>-0,642991</text:p>
          </table:table-cell>
        </table:table-row>
        <table:table-row table:style-name="ro1">
          <table:table-cell office:value-type="string" calcext:value-type="string">
            <text:p>monkeyc6r1s2709</text:p>
          </table:table-cell>
          <table:table-cell office:value-type="float" office:value="-2.161311" calcext:value-type="float">
            <text:p>-2,161311</text:p>
          </table:table-cell>
          <table:table-cell office:value-type="float" office:value="5.500039" calcext:value-type="float">
            <text:p>5,500039</text:p>
          </table:table-cell>
        </table:table-row>
        <table:table-row table:style-name="ro1">
          <table:table-cell office:value-type="string" calcext:value-type="string">
            <text:p>monkeyc6r1s2711</text:p>
          </table:table-cell>
          <table:table-cell office:value-type="float" office:value="-1.417189" calcext:value-type="float">
            <text:p>-1,417189</text:p>
          </table:table-cell>
          <table:table-cell office:value-type="float" office:value="3.89244" calcext:value-type="float">
            <text:p>3,89244</text:p>
          </table:table-cell>
        </table:table-row>
        <table:table-row table:style-name="ro1">
          <table:table-cell office:value-type="string" calcext:value-type="string">
            <text:p>monkeyc6r1s2723</text:p>
          </table:table-cell>
          <table:table-cell office:value-type="float" office:value="2.079407" calcext:value-type="float">
            <text:p>2,079407</text:p>
          </table:table-cell>
          <table:table-cell office:value-type="float" office:value="-0.499524" calcext:value-type="float">
            <text:p>-0,499524</text:p>
          </table:table-cell>
        </table:table-row>
        <table:table-row table:style-name="ro1">
          <table:table-cell office:value-type="string" calcext:value-type="string">
            <text:p>monkeyc6r1s2735</text:p>
          </table:table-cell>
          <table:table-cell office:value-type="float" office:value="1.150954" calcext:value-type="float">
            <text:p>1,150954</text:p>
          </table:table-cell>
          <table:table-cell office:value-type="float" office:value="0.219447" calcext:value-type="float">
            <text:p>0,219447</text:p>
          </table:table-cell>
        </table:table-row>
        <table:table-row table:style-name="ro1">
          <table:table-cell office:value-type="string" calcext:value-type="string">
            <text:p>monkeyc6r1s2737</text:p>
          </table:table-cell>
          <table:table-cell office:value-type="float" office:value="-1.505626" calcext:value-type="float">
            <text:p>-1,505626</text:p>
          </table:table-cell>
          <table:table-cell office:value-type="float" office:value="4.623352" calcext:value-type="float">
            <text:p>4,623352</text:p>
          </table:table-cell>
        </table:table-row>
        <table:table-row table:style-name="ro1">
          <table:table-cell office:value-type="string" calcext:value-type="string">
            <text:p>monkeyc6r1s2741</text:p>
          </table:table-cell>
          <table:table-cell office:value-type="float" office:value="-1.700529" calcext:value-type="float">
            <text:p>-1,700529</text:p>
          </table:table-cell>
          <table:table-cell office:value-type="float" office:value="4.320333" calcext:value-type="float">
            <text:p>4,320333</text:p>
          </table:table-cell>
        </table:table-row>
        <table:table-row table:style-name="ro1">
          <table:table-cell office:value-type="string" calcext:value-type="string">
            <text:p>monkeyc6r1s2747</text:p>
          </table:table-cell>
          <table:table-cell office:value-type="float" office:value="-1.837515" calcext:value-type="float">
            <text:p>-1,837515</text:p>
          </table:table-cell>
          <table:table-cell office:value-type="float" office:value="5.41871" calcext:value-type="float">
            <text:p>5,41871</text:p>
          </table:table-cell>
        </table:table-row>
        <table:table-row table:style-name="ro1">
          <table:table-cell office:value-type="string" calcext:value-type="string">
            <text:p>monkeyc6r1s2771</text:p>
          </table:table-cell>
          <table:table-cell office:value-type="float" office:value="0.161158" calcext:value-type="float">
            <text:p>0,161158</text:p>
          </table:table-cell>
          <table:table-cell office:value-type="float" office:value="0.918868" calcext:value-type="float">
            <text:p>0,918868</text:p>
          </table:table-cell>
        </table:table-row>
        <table:table-row table:style-name="ro1">
          <table:table-cell office:value-type="string" calcext:value-type="string">
            <text:p>monkeyc6r1s2777</text:p>
          </table:table-cell>
          <table:table-cell office:value-type="float" office:value="-1.533068" calcext:value-type="float">
            <text:p>-1,533068</text:p>
          </table:table-cell>
          <table:table-cell office:value-type="float" office:value="3.492557" calcext:value-type="float">
            <text:p>3,492557</text:p>
          </table:table-cell>
        </table:table-row>
        <table:table-row table:style-name="ro1">
          <table:table-cell office:value-type="string" calcext:value-type="string">
            <text:p>monkeyc6r1s2781</text:p>
          </table:table-cell>
          <table:table-cell office:value-type="float" office:value="-2.320331" calcext:value-type="float">
            <text:p>-2,320331</text:p>
          </table:table-cell>
          <table:table-cell office:value-type="float" office:value="6.584762" calcext:value-type="float">
            <text:p>6,584762</text:p>
          </table:table-cell>
        </table:table-row>
        <table:table-row table:style-name="ro1">
          <table:table-cell office:value-type="string" calcext:value-type="string">
            <text:p>monkeyc6r1s2783</text:p>
          </table:table-cell>
          <table:table-cell office:value-type="float" office:value="1.116535" calcext:value-type="float">
            <text:p>1,116535</text:p>
          </table:table-cell>
          <table:table-cell office:value-type="float" office:value="0.426234" calcext:value-type="float">
            <text:p>0,426234</text:p>
          </table:table-cell>
        </table:table-row>
        <table:table-row table:style-name="ro1">
          <table:table-cell office:value-type="string" calcext:value-type="string">
            <text:p>monkeyc6r1s2784</text:p>
          </table:table-cell>
          <table:table-cell office:value-type="float" office:value="-2.182793" calcext:value-type="float">
            <text:p>-2,182793</text:p>
          </table:table-cell>
          <table:table-cell office:value-type="float" office:value="7.38882" calcext:value-type="float">
            <text:p>7,38882</text:p>
          </table:table-cell>
        </table:table-row>
        <table:table-row table:style-name="ro1">
          <table:table-cell office:value-type="string" calcext:value-type="string">
            <text:p>monkeyc6r1s2791</text:p>
          </table:table-cell>
          <table:table-cell office:value-type="float" office:value="1.778666" calcext:value-type="float">
            <text:p>1,778666</text:p>
          </table:table-cell>
          <table:table-cell office:value-type="float" office:value="-0.698743" calcext:value-type="float">
            <text:p>-0,698743</text:p>
          </table:table-cell>
        </table:table-row>
        <table:table-row table:style-name="ro1">
          <table:table-cell office:value-type="string" calcext:value-type="string">
            <text:p>monkeyc6r1s2793</text:p>
          </table:table-cell>
          <table:table-cell office:value-type="float" office:value="-1.454332" calcext:value-type="float">
            <text:p>-1,454332</text:p>
          </table:table-cell>
          <table:table-cell office:value-type="float" office:value="4.495048" calcext:value-type="float">
            <text:p>4,495048</text:p>
          </table:table-cell>
        </table:table-row>
        <table:table-row table:style-name="ro1">
          <table:table-cell office:value-type="string" calcext:value-type="string">
            <text:p>monkeyc6r1s2797</text:p>
          </table:table-cell>
          <table:table-cell office:value-type="float" office:value="1.884584" calcext:value-type="float">
            <text:p>1,884584</text:p>
          </table:table-cell>
          <table:table-cell office:value-type="float" office:value="-0.544098" calcext:value-type="float">
            <text:p>-0,544098</text:p>
          </table:table-cell>
        </table:table-row>
        <table:table-row table:style-name="ro1">
          <table:table-cell office:value-type="string" calcext:value-type="string">
            <text:p>monkeyc6r1s2798</text:p>
          </table:table-cell>
          <table:table-cell office:value-type="float" office:value="-2.290332" calcext:value-type="float">
            <text:p>-2,290332</text:p>
          </table:table-cell>
          <table:table-cell office:value-type="float" office:value="8.479762" calcext:value-type="float">
            <text:p>8,479762</text:p>
          </table:table-cell>
        </table:table-row>
        <table:table-row table:style-name="ro1">
          <table:table-cell office:value-type="string" calcext:value-type="string">
            <text:p>monkeyc6r1s2799</text:p>
          </table:table-cell>
          <table:table-cell office:value-type="float" office:value="-1.099799" calcext:value-type="float">
            <text:p>-1,099799</text:p>
          </table:table-cell>
          <table:table-cell office:value-type="float" office:value="3.170325" calcext:value-type="float">
            <text:p>3,170325</text:p>
          </table:table-cell>
        </table:table-row>
        <table:table-row table:style-name="ro1">
          <table:table-cell office:value-type="string" calcext:value-type="string">
            <text:p>monkeyc6r1s2806</text:p>
          </table:table-cell>
          <table:table-cell office:value-type="float" office:value="-1.362297" calcext:value-type="float">
            <text:p>-1,362297</text:p>
          </table:table-cell>
          <table:table-cell office:value-type="float" office:value="3.506456" calcext:value-type="float">
            <text:p>3,506456</text:p>
          </table:table-cell>
        </table:table-row>
        <table:table-row table:style-name="ro1">
          <table:table-cell office:value-type="string" calcext:value-type="string">
            <text:p>monkeyc6r1s2807</text:p>
          </table:table-cell>
          <table:table-cell office:value-type="float" office:value="-0.851645" calcext:value-type="float">
            <text:p>-0,851645</text:p>
          </table:table-cell>
          <table:table-cell office:value-type="float" office:value="2.911735" calcext:value-type="float">
            <text:p>2,911735</text:p>
          </table:table-cell>
        </table:table-row>
        <table:table-row table:style-name="ro1">
          <table:table-cell office:value-type="string" calcext:value-type="string">
            <text:p>monkeyc6r1s2821</text:p>
          </table:table-cell>
          <table:table-cell office:value-type="float" office:value="1.255066" calcext:value-type="float">
            <text:p>1,255066</text:p>
          </table:table-cell>
          <table:table-cell office:value-type="float" office:value="0.239652" calcext:value-type="float">
            <text:p>0,239652</text:p>
          </table:table-cell>
        </table:table-row>
        <table:table-row table:style-name="ro1">
          <table:table-cell office:value-type="string" calcext:value-type="string">
            <text:p>monkeyc6r1s2839</text:p>
          </table:table-cell>
          <table:table-cell office:value-type="float" office:value="0.559191" calcext:value-type="float">
            <text:p>0,559191</text:p>
          </table:table-cell>
          <table:table-cell office:value-type="float" office:value="0.582757" calcext:value-type="float">
            <text:p>0,582757</text:p>
          </table:table-cell>
        </table:table-row>
        <table:table-row table:style-name="ro1">
          <table:table-cell office:value-type="string" calcext:value-type="string">
            <text:p>monkeyc6r1s2849</text:p>
          </table:table-cell>
          <table:table-cell office:value-type="float" office:value="0.986868" calcext:value-type="float">
            <text:p>0,986868</text:p>
          </table:table-cell>
          <table:table-cell office:value-type="float" office:value="-0.042724" calcext:value-type="float">
            <text:p>-0,042724</text:p>
          </table:table-cell>
        </table:table-row>
        <table:table-row table:style-name="ro1">
          <table:table-cell office:value-type="string" calcext:value-type="string">
            <text:p>monkeyc6r1s2855</text:p>
          </table:table-cell>
          <table:table-cell office:value-type="float" office:value="-2.086758" calcext:value-type="float">
            <text:p>-2,086758</text:p>
          </table:table-cell>
          <table:table-cell office:value-type="float" office:value="6.803148" calcext:value-type="float">
            <text:p>6,803148</text:p>
          </table:table-cell>
        </table:table-row>
        <table:table-row table:style-name="ro1">
          <table:table-cell office:value-type="string" calcext:value-type="string">
            <text:p>monkeyc6r1s2857</text:p>
          </table:table-cell>
          <table:table-cell office:value-type="float" office:value="-1.481295" calcext:value-type="float">
            <text:p>-1,481295</text:p>
          </table:table-cell>
          <table:table-cell office:value-type="float" office:value="3.43756" calcext:value-type="float">
            <text:p>3,43756</text:p>
          </table:table-cell>
        </table:table-row>
        <table:table-row table:style-name="ro1">
          <table:table-cell office:value-type="string" calcext:value-type="string">
            <text:p>monkeyc6r1s2863</text:p>
          </table:table-cell>
          <table:table-cell office:value-type="float" office:value="0.569388" calcext:value-type="float">
            <text:p>0,569388</text:p>
          </table:table-cell>
          <table:table-cell office:value-type="float" office:value="0.853723" calcext:value-type="float">
            <text:p>0,853723</text:p>
          </table:table-cell>
        </table:table-row>
        <table:table-row table:style-name="ro1">
          <table:table-cell office:value-type="string" calcext:value-type="string">
            <text:p>monkeyc6r1s2867</text:p>
          </table:table-cell>
          <table:table-cell office:value-type="float" office:value="-1.858812" calcext:value-type="float">
            <text:p>-1,858812</text:p>
          </table:table-cell>
          <table:table-cell office:value-type="float" office:value="4.559105" calcext:value-type="float">
            <text:p>4,559105</text:p>
          </table:table-cell>
        </table:table-row>
        <table:table-row table:style-name="ro1">
          <table:table-cell office:value-type="string" calcext:value-type="string">
            <text:p>monkeyc6r1s2870</text:p>
          </table:table-cell>
          <table:table-cell office:value-type="float" office:value="-1.871899" calcext:value-type="float">
            <text:p>-1,871899</text:p>
          </table:table-cell>
          <table:table-cell office:value-type="float" office:value="10.764923" calcext:value-type="float">
            <text:p>10,764923</text:p>
          </table:table-cell>
        </table:table-row>
        <table:table-row table:style-name="ro1">
          <table:table-cell office:value-type="string" calcext:value-type="string">
            <text:p>monkeyc6r1s2872</text:p>
          </table:table-cell>
          <table:table-cell office:value-type="float" office:value="-2.06489" calcext:value-type="float">
            <text:p>-2,06489</text:p>
          </table:table-cell>
          <table:table-cell office:value-type="float" office:value="8.11803" calcext:value-type="float">
            <text:p>8,11803</text:p>
          </table:table-cell>
        </table:table-row>
        <table:table-row table:style-name="ro1">
          <table:table-cell office:value-type="string" calcext:value-type="string">
            <text:p>monkeyc6r1s2873</text:p>
          </table:table-cell>
          <table:table-cell office:value-type="float" office:value="-2.313057" calcext:value-type="float">
            <text:p>-2,313057</text:p>
          </table:table-cell>
          <table:table-cell office:value-type="float" office:value="6.508648" calcext:value-type="float">
            <text:p>6,508648</text:p>
          </table:table-cell>
        </table:table-row>
        <table:table-row table:style-name="ro1">
          <table:table-cell office:value-type="string" calcext:value-type="string">
            <text:p>monkeyc6r1s2877</text:p>
          </table:table-cell>
          <table:table-cell office:value-type="float" office:value="-0.194717" calcext:value-type="float">
            <text:p>-0,194717</text:p>
          </table:table-cell>
          <table:table-cell office:value-type="float" office:value="1.318356" calcext:value-type="float">
            <text:p>1,318356</text:p>
          </table:table-cell>
        </table:table-row>
        <table:table-row table:style-name="ro1">
          <table:table-cell office:value-type="string" calcext:value-type="string">
            <text:p>monkeyc6r1s2883</text:p>
          </table:table-cell>
          <table:table-cell office:value-type="float" office:value="-1.313829" calcext:value-type="float">
            <text:p>-1,313829</text:p>
          </table:table-cell>
          <table:table-cell office:value-type="float" office:value="3.034521" calcext:value-type="float">
            <text:p>3,034521</text:p>
          </table:table-cell>
        </table:table-row>
        <table:table-row table:style-name="ro1">
          <table:table-cell office:value-type="string" calcext:value-type="string">
            <text:p>monkeyc6r1s2887</text:p>
          </table:table-cell>
          <table:table-cell office:value-type="float" office:value="-1.352484" calcext:value-type="float">
            <text:p>-1,352484</text:p>
          </table:table-cell>
          <table:table-cell office:value-type="float" office:value="3.151879" calcext:value-type="float">
            <text:p>3,151879</text:p>
          </table:table-cell>
        </table:table-row>
        <table:table-row table:style-name="ro1">
          <table:table-cell office:value-type="string" calcext:value-type="string">
            <text:p>monkeyc6r1s2891</text:p>
          </table:table-cell>
          <table:table-cell office:value-type="float" office:value="-0.278046" calcext:value-type="float">
            <text:p>-0,278046</text:p>
          </table:table-cell>
          <table:table-cell office:value-type="float" office:value="1.385649" calcext:value-type="float">
            <text:p>1,385649</text:p>
          </table:table-cell>
        </table:table-row>
        <table:table-row table:style-name="ro1">
          <table:table-cell office:value-type="string" calcext:value-type="string">
            <text:p>monkeyc6r1s2899</text:p>
          </table:table-cell>
          <table:table-cell office:value-type="float" office:value="-1.937206" calcext:value-type="float">
            <text:p>-1,937206</text:p>
          </table:table-cell>
          <table:table-cell office:value-type="float" office:value="5.102704" calcext:value-type="float">
            <text:p>5,102704</text:p>
          </table:table-cell>
        </table:table-row>
        <table:table-row table:style-name="ro1">
          <table:table-cell office:value-type="string" calcext:value-type="string">
            <text:p>monkeyc6r1s2905</text:p>
          </table:table-cell>
          <table:table-cell office:value-type="float" office:value="1.543387" calcext:value-type="float">
            <text:p>1,543387</text:p>
          </table:table-cell>
          <table:table-cell office:value-type="float" office:value="-0.503157" calcext:value-type="float">
            <text:p>-0,503157</text:p>
          </table:table-cell>
        </table:table-row>
        <table:table-row table:style-name="ro1">
          <table:table-cell office:value-type="string" calcext:value-type="string">
            <text:p>monkeyc6r1s2911</text:p>
          </table:table-cell>
          <table:table-cell office:value-type="float" office:value="1.389973" calcext:value-type="float">
            <text:p>1,389973</text:p>
          </table:table-cell>
          <table:table-cell office:value-type="float" office:value="0.01408" calcext:value-type="float">
            <text:p>0,01408</text:p>
          </table:table-cell>
        </table:table-row>
        <table:table-row table:style-name="ro1">
          <table:table-cell office:value-type="string" calcext:value-type="string">
            <text:p>monkeyc6r1s2913</text:p>
          </table:table-cell>
          <table:table-cell office:value-type="float" office:value="-1.93546" calcext:value-type="float">
            <text:p>-1,93546</text:p>
          </table:table-cell>
          <table:table-cell office:value-type="float" office:value="4.562344" calcext:value-type="float">
            <text:p>4,562344</text:p>
          </table:table-cell>
        </table:table-row>
        <table:table-row table:style-name="ro1">
          <table:table-cell office:value-type="string" calcext:value-type="string">
            <text:p>monkeyc6r1s2914</text:p>
          </table:table-cell>
          <table:table-cell office:value-type="float" office:value="-1.850603" calcext:value-type="float">
            <text:p>-1,850603</text:p>
          </table:table-cell>
          <table:table-cell office:value-type="float" office:value="10.772046" calcext:value-type="float">
            <text:p>10,772046</text:p>
          </table:table-cell>
        </table:table-row>
        <table:table-row table:style-name="ro1">
          <table:table-cell office:value-type="string" calcext:value-type="string">
            <text:p>monkeyc6r1s2915</text:p>
          </table:table-cell>
          <table:table-cell office:value-type="float" office:value="0.839934" calcext:value-type="float">
            <text:p>0,839934</text:p>
          </table:table-cell>
          <table:table-cell office:value-type="float" office:value="0.306909" calcext:value-type="float">
            <text:p>0,306909</text:p>
          </table:table-cell>
        </table:table-row>
        <table:table-row table:style-name="ro1">
          <table:table-cell office:value-type="string" calcext:value-type="string">
            <text:p>monkeyc6r1s2917</text:p>
          </table:table-cell>
          <table:table-cell office:value-type="float" office:value="-1.018301" calcext:value-type="float">
            <text:p>-1,018301</text:p>
          </table:table-cell>
          <table:table-cell office:value-type="float" office:value="2.680169" calcext:value-type="float">
            <text:p>2,680169</text:p>
          </table:table-cell>
        </table:table-row>
        <table:table-row table:style-name="ro1">
          <table:table-cell office:value-type="string" calcext:value-type="string">
            <text:p>monkeyc6r1s2920</text:p>
          </table:table-cell>
          <table:table-cell office:value-type="float" office:value="-1.975303" calcext:value-type="float">
            <text:p>-1,975303</text:p>
          </table:table-cell>
          <table:table-cell office:value-type="float" office:value="9.341146" calcext:value-type="float">
            <text:p>9,341146</text:p>
          </table:table-cell>
        </table:table-row>
        <table:table-row table:style-name="ro1">
          <table:table-cell office:value-type="string" calcext:value-type="string">
            <text:p>monkeyc6r1s2927</text:p>
          </table:table-cell>
          <table:table-cell office:value-type="float" office:value="-0.182467" calcext:value-type="float">
            <text:p>-0,182467</text:p>
          </table:table-cell>
          <table:table-cell office:value-type="float" office:value="1.359697" calcext:value-type="float">
            <text:p>1,359697</text:p>
          </table:table-cell>
        </table:table-row>
        <table:table-row table:style-name="ro1">
          <table:table-cell office:value-type="string" calcext:value-type="string">
            <text:p>monkeyc6r1s2933</text:p>
          </table:table-cell>
          <table:table-cell office:value-type="float" office:value="1.285867" calcext:value-type="float">
            <text:p>1,285867</text:p>
          </table:table-cell>
          <table:table-cell office:value-type="float" office:value="-0.083041" calcext:value-type="float">
            <text:p>-0,083041</text:p>
          </table:table-cell>
        </table:table-row>
        <table:table-row table:style-name="ro1">
          <table:table-cell office:value-type="string" calcext:value-type="string">
            <text:p>monkeyc6r1s2935</text:p>
          </table:table-cell>
          <table:table-cell office:value-type="float" office:value="0.495299" calcext:value-type="float">
            <text:p>0,495299</text:p>
          </table:table-cell>
          <table:table-cell office:value-type="float" office:value="0.491908" calcext:value-type="float">
            <text:p>0,491908</text:p>
          </table:table-cell>
        </table:table-row>
        <table:table-row table:style-name="ro1">
          <table:table-cell office:value-type="string" calcext:value-type="string">
            <text:p>monkeyc6r1s2941</text:p>
          </table:table-cell>
          <table:table-cell office:value-type="float" office:value="2.016053" calcext:value-type="float">
            <text:p>2,016053</text:p>
          </table:table-cell>
          <table:table-cell office:value-type="float" office:value="-0.490079" calcext:value-type="float">
            <text:p>-0,490079</text:p>
          </table:table-cell>
        </table:table-row>
        <table:table-row table:style-name="ro1">
          <table:table-cell office:value-type="string" calcext:value-type="string">
            <text:p>monkeyc6r1s2947</text:p>
          </table:table-cell>
          <table:table-cell office:value-type="float" office:value="-0.922573" calcext:value-type="float">
            <text:p>-0,922573</text:p>
          </table:table-cell>
          <table:table-cell office:value-type="float" office:value="3.026018" calcext:value-type="float">
            <text:p>3,026018</text:p>
          </table:table-cell>
        </table:table-row>
        <table:table-row table:style-name="ro1">
          <table:table-cell office:value-type="string" calcext:value-type="string">
            <text:p>monkeyc6r1s2949</text:p>
          </table:table-cell>
          <table:table-cell office:value-type="float" office:value="-2.395159" calcext:value-type="float">
            <text:p>-2,395159</text:p>
          </table:table-cell>
          <table:table-cell office:value-type="float" office:value="7.38354" calcext:value-type="float">
            <text:p>7,38354</text:p>
          </table:table-cell>
        </table:table-row>
        <table:table-row table:style-name="ro1">
          <table:table-cell office:value-type="string" calcext:value-type="string">
            <text:p>monkeyc6r1s2953</text:p>
          </table:table-cell>
          <table:table-cell office:value-type="float" office:value="-1.866588" calcext:value-type="float">
            <text:p>-1,866588</text:p>
          </table:table-cell>
          <table:table-cell office:value-type="float" office:value="5.085763" calcext:value-type="float">
            <text:p>5,085763</text:p>
          </table:table-cell>
        </table:table-row>
        <table:table-row table:style-name="ro1">
          <table:table-cell office:value-type="string" calcext:value-type="string">
            <text:p>monkeyc6r1s2956</text:p>
          </table:table-cell>
          <table:table-cell office:value-type="float" office:value="-1.855865" calcext:value-type="float">
            <text:p>-1,855865</text:p>
          </table:table-cell>
          <table:table-cell office:value-type="float" office:value="10.114067" calcext:value-type="float">
            <text:p>10,114067</text:p>
          </table:table-cell>
        </table:table-row>
        <table:table-row table:style-name="ro1">
          <table:table-cell office:value-type="string" calcext:value-type="string">
            <text:p>monkeyc6r1s2959</text:p>
          </table:table-cell>
          <table:table-cell office:value-type="float" office:value="-1.994137" calcext:value-type="float">
            <text:p>-1,994137</text:p>
          </table:table-cell>
          <table:table-cell office:value-type="float" office:value="5.64998" calcext:value-type="float">
            <text:p>5,64998</text:p>
          </table:table-cell>
        </table:table-row>
        <table:table-row table:style-name="ro1">
          <table:table-cell office:value-type="string" calcext:value-type="string">
            <text:p>monkeyc6r1s2960</text:p>
          </table:table-cell>
          <table:table-cell office:value-type="float" office:value="-1.89031" calcext:value-type="float">
            <text:p>-1,89031</text:p>
          </table:table-cell>
          <table:table-cell office:value-type="float" office:value="10.528305" calcext:value-type="float">
            <text:p>10,528305</text:p>
          </table:table-cell>
        </table:table-row>
        <table:table-row table:style-name="ro1">
          <table:table-cell office:value-type="string" calcext:value-type="string">
            <text:p>monkeyc6r1s2962</text:p>
          </table:table-cell>
          <table:table-cell office:value-type="float" office:value="-2.459706" calcext:value-type="float">
            <text:p>-2,459706</text:p>
          </table:table-cell>
          <table:table-cell office:value-type="float" office:value="8.44417" calcext:value-type="float">
            <text:p>8,44417</text:p>
          </table:table-cell>
        </table:table-row>
        <table:table-row table:style-name="ro1">
          <table:table-cell office:value-type="string" calcext:value-type="string">
            <text:p>monkeyc6r1s2969</text:p>
          </table:table-cell>
          <table:table-cell office:value-type="float" office:value="-1.955482" calcext:value-type="float">
            <text:p>-1,955482</text:p>
          </table:table-cell>
          <table:table-cell office:value-type="float" office:value="6.820816" calcext:value-type="float">
            <text:p>6,820816</text:p>
          </table:table-cell>
        </table:table-row>
        <table:table-row table:style-name="ro1">
          <table:table-cell office:value-type="string" calcext:value-type="string">
            <text:p>monkeyc6r1s2971</text:p>
          </table:table-cell>
          <table:table-cell office:value-type="float" office:value="0.774407" calcext:value-type="float">
            <text:p>0,774407</text:p>
          </table:table-cell>
          <table:table-cell office:value-type="float" office:value="0.22822" calcext:value-type="float">
            <text:p>0,22822</text:p>
          </table:table-cell>
        </table:table-row>
        <table:table-row table:style-name="ro1">
          <table:table-cell office:value-type="string" calcext:value-type="string">
            <text:p>monkeyc6r1s2972</text:p>
          </table:table-cell>
          <table:table-cell office:value-type="float" office:value="-2.408652" calcext:value-type="float">
            <text:p>-2,408652</text:p>
          </table:table-cell>
          <table:table-cell office:value-type="float" office:value="8.477806" calcext:value-type="float">
            <text:p>8,477806</text:p>
          </table:table-cell>
        </table:table-row>
        <table:table-row table:style-name="ro1">
          <table:table-cell office:value-type="string" calcext:value-type="string">
            <text:p>monkeyc6r1s2989</text:p>
          </table:table-cell>
          <table:table-cell office:value-type="float" office:value="-0.674749" calcext:value-type="float">
            <text:p>-0,674749</text:p>
          </table:table-cell>
          <table:table-cell office:value-type="float" office:value="2.062052" calcext:value-type="float">
            <text:p>2,062052</text:p>
          </table:table-cell>
        </table:table-row>
        <table:table-row table:style-name="ro1">
          <table:table-cell office:value-type="string" calcext:value-type="string">
            <text:p>monkeyc6r1s2994</text:p>
          </table:table-cell>
          <table:table-cell office:value-type="float" office:value="-2.240901" calcext:value-type="float">
            <text:p>-2,240901</text:p>
          </table:table-cell>
          <table:table-cell office:value-type="float" office:value="10.208447" calcext:value-type="float">
            <text:p>10,208447</text:p>
          </table:table-cell>
        </table:table-row>
        <table:table-row table:style-name="ro1">
          <table:table-cell office:value-type="string" calcext:value-type="string">
            <text:p>monkeyc6r1s2998</text:p>
          </table:table-cell>
          <table:table-cell office:value-type="float" office:value="-2.042186" calcext:value-type="float">
            <text:p>-2,042186</text:p>
          </table:table-cell>
          <table:table-cell office:value-type="float" office:value="10.747807" calcext:value-type="float">
            <text:p>10,747807</text:p>
          </table:table-cell>
        </table:table-row>
        <table:table-row table:style-name="ro1">
          <table:table-cell office:value-type="string" calcext:value-type="string">
            <text:p>monkeyc6r1s3000</text:p>
          </table:table-cell>
          <table:table-cell office:value-type="float" office:value="-2.170528" calcext:value-type="float">
            <text:p>-2,170528</text:p>
          </table:table-cell>
          <table:table-cell office:value-type="float" office:value="10.134473" calcext:value-type="float">
            <text:p>10,1344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monkey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monkey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  <table:table-row table:style-name="ro1">
          <table:table-cell office:value-type="string" calcext:value-type="string">
            <text:p>monkey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monkey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monkey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monkey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monkey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monkey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monkey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monkey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monkey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monkey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monkey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monkey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monkey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monkey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monkey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monkey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monkey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monkey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monkey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monkey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monkey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monkey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monkey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monkey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monkey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monkey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monkey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monkey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monkey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monkey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monkey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monkey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monkey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monkey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monkey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monkey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monkey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monkey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monkey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monkey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monkey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monkey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monkey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monkey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monkey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monkey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monkey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monkey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monkey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monkey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monkey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monkey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monkey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monkey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monkey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monkey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monkey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monkey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monkey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monkey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monkey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monkey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monkey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monkey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monkey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monkey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monkey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monkey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monkey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monkeyc4l2s1501</text:p>
          </table:table-cell>
          <table:table-cell office:value-type="float" office:value="10.59523774" calcext:value-type="float">
            <text:p>10,59523774</text:p>
          </table:table-cell>
          <table:table-cell office:value-type="float" office:value="13.8934784" calcext:value-type="float">
            <text:p>13,8934784</text:p>
          </table:table-cell>
        </table:table-row>
        <table:table-row table:style-name="ro1">
          <table:table-cell office:value-type="string" calcext:value-type="string">
            <text:p>monkeyc4l2s1502</text:p>
          </table:table-cell>
          <table:table-cell office:value-type="float" office:value="14.77726447" calcext:value-type="float">
            <text:p>14,77726447</text:p>
          </table:table-cell>
          <table:table-cell office:value-type="float" office:value="13.36782249" calcext:value-type="float">
            <text:p>13,36782249</text:p>
          </table:table-cell>
        </table:table-row>
        <table:table-row table:style-name="ro1">
          <table:table-cell office:value-type="string" calcext:value-type="string">
            <text:p>monkeyc4l2s1503</text:p>
          </table:table-cell>
          <table:table-cell office:value-type="float" office:value="15.19532447" calcext:value-type="float">
            <text:p>15,19532447</text:p>
          </table:table-cell>
          <table:table-cell office:value-type="float" office:value="13.32095539" calcext:value-type="float">
            <text:p>13,32095539</text:p>
          </table:table-cell>
        </table:table-row>
        <table:table-row table:style-name="ro1">
          <table:table-cell office:value-type="string" calcext:value-type="string">
            <text:p>monkeyc4l2s1504</text:p>
          </table:table-cell>
          <table:table-cell office:value-type="float" office:value="10.75244774" calcext:value-type="float">
            <text:p>10,75244774</text:p>
          </table:table-cell>
          <table:table-cell office:value-type="float" office:value="13.70048095" calcext:value-type="float">
            <text:p>13,70048095</text:p>
          </table:table-cell>
        </table:table-row>
        <table:table-row table:style-name="ro1">
          <table:table-cell office:value-type="string" calcext:value-type="string">
            <text:p>monkeyc4l2s1505</text:p>
          </table:table-cell>
          <table:table-cell office:value-type="float" office:value="14.50255267" calcext:value-type="float">
            <text:p>14,50255267</text:p>
          </table:table-cell>
          <table:table-cell office:value-type="float" office:value="13.9889664" calcext:value-type="float">
            <text:p>13,9889664</text:p>
          </table:table-cell>
        </table:table-row>
        <table:table-row table:style-name="ro1">
          <table:table-cell office:value-type="string" calcext:value-type="string">
            <text:p>monkeyc4l2s1506</text:p>
          </table:table-cell>
          <table:table-cell office:value-type="float" office:value="14.94219813" calcext:value-type="float">
            <text:p>14,94219813</text:p>
          </table:table-cell>
          <table:table-cell office:value-type="float" office:value="13.41678194" calcext:value-type="float">
            <text:p>13,41678194</text:p>
          </table:table-cell>
        </table:table-row>
        <table:table-row table:style-name="ro1">
          <table:table-cell office:value-type="string" calcext:value-type="string">
            <text:p>monkeyc4l2s1507</text:p>
          </table:table-cell>
          <table:table-cell office:value-type="float" office:value="11.30746766" calcext:value-type="float">
            <text:p>11,30746766</text:p>
          </table:table-cell>
          <table:table-cell office:value-type="float" office:value="14.06865122" calcext:value-type="float">
            <text:p>14,06865122</text:p>
          </table:table-cell>
        </table:table-row>
        <table:table-row table:style-name="ro1">
          <table:table-cell office:value-type="string" calcext:value-type="string">
            <text:p>monkeyc4l2s1508</text:p>
          </table:table-cell>
          <table:table-cell office:value-type="float" office:value="16.25186453" calcext:value-type="float">
            <text:p>16,25186453</text:p>
          </table:table-cell>
          <table:table-cell office:value-type="float" office:value="13.22079738" calcext:value-type="float">
            <text:p>13,22079738</text:p>
          </table:table-cell>
        </table:table-row>
        <table:table-row table:style-name="ro1">
          <table:table-cell office:value-type="string" calcext:value-type="string">
            <text:p>monkeyc4l2s1509</text:p>
          </table:table-cell>
          <table:table-cell office:value-type="float" office:value="12.09912473" calcext:value-type="float">
            <text:p>12,09912473</text:p>
          </table:table-cell>
          <table:table-cell office:value-type="float" office:value="13.26039795" calcext:value-type="float">
            <text:p>13,26039795</text:p>
          </table:table-cell>
        </table:table-row>
        <table:table-row table:style-name="ro1">
          <table:table-cell office:value-type="string" calcext:value-type="string">
            <text:p>monkeyc4l2s1510</text:p>
          </table:table-cell>
          <table:table-cell office:value-type="float" office:value="10.61378926" calcext:value-type="float">
            <text:p>10,61378926</text:p>
          </table:table-cell>
          <table:table-cell office:value-type="float" office:value="14.05983339" calcext:value-type="float">
            <text:p>14,05983339</text:p>
          </table:table-cell>
        </table:table-row>
        <table:table-row table:style-name="ro1">
          <table:table-cell office:value-type="string" calcext:value-type="string">
            <text:p>monkeyc4l2s1511</text:p>
          </table:table-cell>
          <table:table-cell office:value-type="float" office:value="9.73885434" calcext:value-type="float">
            <text:p>9,73885434</text:p>
          </table:table-cell>
          <table:table-cell office:value-type="float" office:value="14.01069888" calcext:value-type="float">
            <text:p>14,01069888</text:p>
          </table:table-cell>
        </table:table-row>
        <table:table-row table:style-name="ro1">
          <table:table-cell office:value-type="string" calcext:value-type="string">
            <text:p>monkeyc4l2s1512</text:p>
          </table:table-cell>
          <table:table-cell office:value-type="float" office:value="15.66225039" calcext:value-type="float">
            <text:p>15,66225039</text:p>
          </table:table-cell>
          <table:table-cell office:value-type="float" office:value="14.16622434" calcext:value-type="float">
            <text:p>14,16622434</text:p>
          </table:table-cell>
        </table:table-row>
        <table:table-row table:style-name="ro1">
          <table:table-cell office:value-type="string" calcext:value-type="string">
            <text:p>monkeyc4l2s1513</text:p>
          </table:table-cell>
          <table:table-cell office:value-type="float" office:value="9.56682647" calcext:value-type="float">
            <text:p>9,56682647</text:p>
          </table:table-cell>
          <table:table-cell office:value-type="float" office:value="13.94170029" calcext:value-type="float">
            <text:p>13,94170029</text:p>
          </table:table-cell>
        </table:table-row>
        <table:table-row table:style-name="ro1">
          <table:table-cell office:value-type="string" calcext:value-type="string">
            <text:p>monkeyc4l2s1514</text:p>
          </table:table-cell>
          <table:table-cell office:value-type="float" office:value="11.10624656" calcext:value-type="float">
            <text:p>11,10624656</text:p>
          </table:table-cell>
          <table:table-cell office:value-type="float" office:value="13.62992235" calcext:value-type="float">
            <text:p>13,62992235</text:p>
          </table:table-cell>
        </table:table-row>
        <table:table-row table:style-name="ro1">
          <table:table-cell office:value-type="string" calcext:value-type="string">
            <text:p>monkeyc4l2s1515</text:p>
          </table:table-cell>
          <table:table-cell office:value-type="float" office:value="16.45129001" calcext:value-type="float">
            <text:p>16,45129001</text:p>
          </table:table-cell>
          <table:table-cell office:value-type="float" office:value="13.35323465" calcext:value-type="float">
            <text:p>13,35323465</text:p>
          </table:table-cell>
        </table:table-row>
        <table:table-row table:style-name="ro1">
          <table:table-cell office:value-type="string" calcext:value-type="string">
            <text:p>monkeyc4l2s1516</text:p>
          </table:table-cell>
          <table:table-cell office:value-type="float" office:value="16.10783093" calcext:value-type="float">
            <text:p>16,10783093</text:p>
          </table:table-cell>
          <table:table-cell office:value-type="float" office:value="13.95870822" calcext:value-type="float">
            <text:p>13,95870822</text:p>
          </table:table-cell>
        </table:table-row>
        <table:table-row table:style-name="ro1">
          <table:table-cell office:value-type="string" calcext:value-type="string">
            <text:p>monkeyc4l2s1517</text:p>
          </table:table-cell>
          <table:table-cell office:value-type="float" office:value="15.51968513" calcext:value-type="float">
            <text:p>15,51968513</text:p>
          </table:table-cell>
          <table:table-cell office:value-type="float" office:value="13.70118702" calcext:value-type="float">
            <text:p>13,70118702</text:p>
          </table:table-cell>
        </table:table-row>
        <table:table-row table:style-name="ro1">
          <table:table-cell office:value-type="string" calcext:value-type="string">
            <text:p>monkeyc4l2s1518</text:p>
          </table:table-cell>
          <table:table-cell office:value-type="float" office:value="13.45622021" calcext:value-type="float">
            <text:p>13,45622021</text:p>
          </table:table-cell>
          <table:table-cell office:value-type="float" office:value="13.34401271" calcext:value-type="float">
            <text:p>13,34401271</text:p>
          </table:table-cell>
        </table:table-row>
        <table:table-row table:style-name="ro1">
          <table:table-cell office:value-type="string" calcext:value-type="string">
            <text:p>monkeyc4l2s1519</text:p>
          </table:table-cell>
          <table:table-cell office:value-type="float" office:value="14.45332749" calcext:value-type="float">
            <text:p>14,45332749</text:p>
          </table:table-cell>
          <table:table-cell office:value-type="float" office:value="13.30893225" calcext:value-type="float">
            <text:p>13,30893225</text:p>
          </table:table-cell>
        </table:table-row>
        <table:table-row table:style-name="ro1">
          <table:table-cell office:value-type="string" calcext:value-type="string">
            <text:p>monkeyc4l2s1520</text:p>
          </table:table-cell>
          <table:table-cell office:value-type="float" office:value="9.65633743" calcext:value-type="float">
            <text:p>9,65633743</text:p>
          </table:table-cell>
          <table:table-cell office:value-type="float" office:value="13.65065295" calcext:value-type="float">
            <text:p>13,65065295</text:p>
          </table:table-cell>
        </table:table-row>
        <table:table-row table:style-name="ro1">
          <table:table-cell office:value-type="string" calcext:value-type="string">
            <text:p>monkeyc4l2s1521</text:p>
          </table:table-cell>
          <table:table-cell office:value-type="float" office:value="11.28555771" calcext:value-type="float">
            <text:p>11,28555771</text:p>
          </table:table-cell>
          <table:table-cell office:value-type="float" office:value="13.29808682" calcext:value-type="float">
            <text:p>13,29808682</text:p>
          </table:table-cell>
        </table:table-row>
        <table:table-row table:style-name="ro1">
          <table:table-cell office:value-type="string" calcext:value-type="string">
            <text:p>monkeyc4l2s1522</text:p>
          </table:table-cell>
          <table:table-cell office:value-type="float" office:value="16.10763634" calcext:value-type="float">
            <text:p>16,10763634</text:p>
          </table:table-cell>
          <table:table-cell office:value-type="float" office:value="14.13582074" calcext:value-type="float">
            <text:p>14,13582074</text:p>
          </table:table-cell>
        </table:table-row>
        <table:table-row table:style-name="ro1">
          <table:table-cell office:value-type="string" calcext:value-type="string">
            <text:p>monkeyc4l2s1523</text:p>
          </table:table-cell>
          <table:table-cell office:value-type="float" office:value="12.60907741" calcext:value-type="float">
            <text:p>12,60907741</text:p>
          </table:table-cell>
          <table:table-cell office:value-type="float" office:value="14.01501951" calcext:value-type="float">
            <text:p>14,01501951</text:p>
          </table:table-cell>
        </table:table-row>
        <table:table-row table:style-name="ro1">
          <table:table-cell office:value-type="string" calcext:value-type="string">
            <text:p>monkeyc4l2s1524</text:p>
          </table:table-cell>
          <table:table-cell office:value-type="float" office:value="9.62315075" calcext:value-type="float">
            <text:p>9,62315075</text:p>
          </table:table-cell>
          <table:table-cell office:value-type="float" office:value="13.20705801" calcext:value-type="float">
            <text:p>13,20705801</text:p>
          </table:table-cell>
        </table:table-row>
        <table:table-row table:style-name="ro1">
          <table:table-cell office:value-type="string" calcext:value-type="string">
            <text:p>monkeyc4l2s1525</text:p>
          </table:table-cell>
          <table:table-cell office:value-type="float" office:value="11.63005604" calcext:value-type="float">
            <text:p>11,63005604</text:p>
          </table:table-cell>
          <table:table-cell office:value-type="float" office:value="13.26811851" calcext:value-type="float">
            <text:p>13,26811851</text:p>
          </table:table-cell>
        </table:table-row>
        <table:table-row table:style-name="ro1">
          <table:table-cell office:value-type="string" calcext:value-type="string">
            <text:p>monkeyc4l2s1526</text:p>
          </table:table-cell>
          <table:table-cell office:value-type="float" office:value="16.37140488" calcext:value-type="float">
            <text:p>16,37140488</text:p>
          </table:table-cell>
          <table:table-cell office:value-type="float" office:value="13.96131892" calcext:value-type="float">
            <text:p>13,96131892</text:p>
          </table:table-cell>
        </table:table-row>
        <table:table-row table:style-name="ro1">
          <table:table-cell office:value-type="string" calcext:value-type="string">
            <text:p>monkeyc4l2s1527</text:p>
          </table:table-cell>
          <table:table-cell office:value-type="float" office:value="15.63636245" calcext:value-type="float">
            <text:p>15,63636245</text:p>
          </table:table-cell>
          <table:table-cell office:value-type="float" office:value="14.01210284" calcext:value-type="float">
            <text:p>14,01210284</text:p>
          </table:table-cell>
        </table:table-row>
        <table:table-row table:style-name="ro1">
          <table:table-cell office:value-type="string" calcext:value-type="string">
            <text:p>monkeyc4l2s1528</text:p>
          </table:table-cell>
          <table:table-cell office:value-type="float" office:value="9.92162025" calcext:value-type="float">
            <text:p>9,92162025</text:p>
          </table:table-cell>
          <table:table-cell office:value-type="float" office:value="13.89515587" calcext:value-type="float">
            <text:p>13,89515587</text:p>
          </table:table-cell>
        </table:table-row>
        <table:table-row table:style-name="ro1">
          <table:table-cell office:value-type="string" calcext:value-type="string">
            <text:p>monkeyc4l2s1529</text:p>
          </table:table-cell>
          <table:table-cell office:value-type="float" office:value="14.96727339" calcext:value-type="float">
            <text:p>14,96727339</text:p>
          </table:table-cell>
          <table:table-cell office:value-type="float" office:value="13.46334839" calcext:value-type="float">
            <text:p>13,46334839</text:p>
          </table:table-cell>
        </table:table-row>
        <table:table-row table:style-name="ro1">
          <table:table-cell office:value-type="string" calcext:value-type="string">
            <text:p>monkeyc4l2s1530</text:p>
          </table:table-cell>
          <table:table-cell office:value-type="float" office:value="12.1954672" calcext:value-type="float">
            <text:p>12,1954672</text:p>
          </table:table-cell>
          <table:table-cell office:value-type="float" office:value="14.05531475" calcext:value-type="float">
            <text:p>14,05531475</text:p>
          </table:table-cell>
        </table:table-row>
        <table:table-row table:style-name="ro1">
          <table:table-cell office:value-type="string" calcext:value-type="string">
            <text:p>monkeyc4l2s1531</text:p>
          </table:table-cell>
          <table:table-cell office:value-type="float" office:value="11.93520238" calcext:value-type="float">
            <text:p>11,93520238</text:p>
          </table:table-cell>
          <table:table-cell office:value-type="float" office:value="13.26950259" calcext:value-type="float">
            <text:p>13,26950259</text:p>
          </table:table-cell>
        </table:table-row>
        <table:table-row table:style-name="ro1">
          <table:table-cell office:value-type="string" calcext:value-type="string">
            <text:p>monkeyc4l2s1532</text:p>
          </table:table-cell>
          <table:table-cell office:value-type="float" office:value="16.25309409" calcext:value-type="float">
            <text:p>16,25309409</text:p>
          </table:table-cell>
          <table:table-cell office:value-type="float" office:value="13.94073874" calcext:value-type="float">
            <text:p>13,94073874</text:p>
          </table:table-cell>
        </table:table-row>
        <table:table-row table:style-name="ro1">
          <table:table-cell office:value-type="string" calcext:value-type="string">
            <text:p>monkeyc4l2s1533</text:p>
          </table:table-cell>
          <table:table-cell office:value-type="float" office:value="11.22602818" calcext:value-type="float">
            <text:p>11,22602818</text:p>
          </table:table-cell>
          <table:table-cell office:value-type="float" office:value="13.50799577" calcext:value-type="float">
            <text:p>13,50799577</text:p>
          </table:table-cell>
        </table:table-row>
        <table:table-row table:style-name="ro1">
          <table:table-cell office:value-type="string" calcext:value-type="string">
            <text:p>monkeyc4l2s1534</text:p>
          </table:table-cell>
          <table:table-cell office:value-type="float" office:value="10.39121869" calcext:value-type="float">
            <text:p>10,39121869</text:p>
          </table:table-cell>
          <table:table-cell office:value-type="float" office:value="13.9205574" calcext:value-type="float">
            <text:p>13,9205574</text:p>
          </table:table-cell>
        </table:table-row>
        <table:table-row table:style-name="ro1">
          <table:table-cell office:value-type="string" calcext:value-type="string">
            <text:p>monkeyc4l2s1535</text:p>
          </table:table-cell>
          <table:table-cell office:value-type="float" office:value="9.52307784" calcext:value-type="float">
            <text:p>9,52307784</text:p>
          </table:table-cell>
          <table:table-cell office:value-type="float" office:value="13.99021612" calcext:value-type="float">
            <text:p>13,99021612</text:p>
          </table:table-cell>
        </table:table-row>
        <table:table-row table:style-name="ro1">
          <table:table-cell office:value-type="string" calcext:value-type="string">
            <text:p>monkeyc4l2s1536</text:p>
          </table:table-cell>
          <table:table-cell office:value-type="float" office:value="15.65198255" calcext:value-type="float">
            <text:p>15,65198255</text:p>
          </table:table-cell>
          <table:table-cell office:value-type="float" office:value="13.38112926" calcext:value-type="float">
            <text:p>13,38112926</text:p>
          </table:table-cell>
        </table:table-row>
        <table:table-row table:style-name="ro1">
          <table:table-cell office:value-type="string" calcext:value-type="string">
            <text:p>monkeyc4l2s1537</text:p>
          </table:table-cell>
          <table:table-cell office:value-type="float" office:value="15.63928352" calcext:value-type="float">
            <text:p>15,63928352</text:p>
          </table:table-cell>
          <table:table-cell office:value-type="float" office:value="13.86127313" calcext:value-type="float">
            <text:p>13,86127313</text:p>
          </table:table-cell>
        </table:table-row>
        <table:table-row table:style-name="ro1">
          <table:table-cell office:value-type="string" calcext:value-type="string">
            <text:p>monkeyc4l2s1538</text:p>
          </table:table-cell>
          <table:table-cell office:value-type="float" office:value="12.2111169" calcext:value-type="float">
            <text:p>12,2111169</text:p>
          </table:table-cell>
          <table:table-cell office:value-type="float" office:value="13.96043234" calcext:value-type="float">
            <text:p>13,96043234</text:p>
          </table:table-cell>
        </table:table-row>
        <table:table-row table:style-name="ro1">
          <table:table-cell office:value-type="string" calcext:value-type="string">
            <text:p>monkeyc4l2s1539</text:p>
          </table:table-cell>
          <table:table-cell office:value-type="float" office:value="16.26887624" calcext:value-type="float">
            <text:p>16,26887624</text:p>
          </table:table-cell>
          <table:table-cell office:value-type="float" office:value="14.01326807" calcext:value-type="float">
            <text:p>14,01326807</text:p>
          </table:table-cell>
        </table:table-row>
        <table:table-row table:style-name="ro1">
          <table:table-cell office:value-type="string" calcext:value-type="string">
            <text:p>monkeyc4l2s1540</text:p>
          </table:table-cell>
          <table:table-cell office:value-type="float" office:value="11.28370092" calcext:value-type="float">
            <text:p>11,28370092</text:p>
          </table:table-cell>
          <table:table-cell office:value-type="float" office:value="13.60220585" calcext:value-type="float">
            <text:p>13,60220585</text:p>
          </table:table-cell>
        </table:table-row>
        <table:table-row table:style-name="ro1">
          <table:table-cell office:value-type="string" calcext:value-type="string">
            <text:p>monkeyc4l2s1541</text:p>
          </table:table-cell>
          <table:table-cell office:value-type="float" office:value="14.40974897" calcext:value-type="float">
            <text:p>14,40974897</text:p>
          </table:table-cell>
          <table:table-cell office:value-type="float" office:value="14.09528551" calcext:value-type="float">
            <text:p>14,09528551</text:p>
          </table:table-cell>
        </table:table-row>
        <table:table-row table:style-name="ro1">
          <table:table-cell office:value-type="string" calcext:value-type="string">
            <text:p>monkeyc4l2s1542</text:p>
          </table:table-cell>
          <table:table-cell office:value-type="float" office:value="15.89829246" calcext:value-type="float">
            <text:p>15,89829246</text:p>
          </table:table-cell>
          <table:table-cell office:value-type="float" office:value="13.78185024" calcext:value-type="float">
            <text:p>13,78185024</text:p>
          </table:table-cell>
        </table:table-row>
        <table:table-row table:style-name="ro1">
          <table:table-cell office:value-type="string" calcext:value-type="string">
            <text:p>monkeyc4l2s1543</text:p>
          </table:table-cell>
          <table:table-cell office:value-type="float" office:value="11.46632" calcext:value-type="float">
            <text:p>11,46632</text:p>
          </table:table-cell>
          <table:table-cell office:value-type="float" office:value="14.14585524" calcext:value-type="float">
            <text:p>14,14585524</text:p>
          </table:table-cell>
        </table:table-row>
        <table:table-row table:style-name="ro1">
          <table:table-cell office:value-type="string" calcext:value-type="string">
            <text:p>monkeyc4l2s1544</text:p>
          </table:table-cell>
          <table:table-cell office:value-type="float" office:value="13.84075417" calcext:value-type="float">
            <text:p>13,84075417</text:p>
          </table:table-cell>
          <table:table-cell office:value-type="float" office:value="13.99553226" calcext:value-type="float">
            <text:p>13,99553226</text:p>
          </table:table-cell>
        </table:table-row>
        <table:table-row table:style-name="ro1">
          <table:table-cell office:value-type="string" calcext:value-type="string">
            <text:p>monkeyc4l2s1545</text:p>
          </table:table-cell>
          <table:table-cell office:value-type="float" office:value="11.39794941" calcext:value-type="float">
            <text:p>11,39794941</text:p>
          </table:table-cell>
          <table:table-cell office:value-type="float" office:value="13.42800565" calcext:value-type="float">
            <text:p>13,42800565</text:p>
          </table:table-cell>
        </table:table-row>
        <table:table-row table:style-name="ro1">
          <table:table-cell office:value-type="string" calcext:value-type="string">
            <text:p>monkeyc4l2s1546</text:p>
          </table:table-cell>
          <table:table-cell office:value-type="float" office:value="9.68420245" calcext:value-type="float">
            <text:p>9,68420245</text:p>
          </table:table-cell>
          <table:table-cell office:value-type="float" office:value="13.64036001" calcext:value-type="float">
            <text:p>13,64036001</text:p>
          </table:table-cell>
        </table:table-row>
        <table:table-row table:style-name="ro1">
          <table:table-cell office:value-type="string" calcext:value-type="string">
            <text:p>monkeyc4l2s1547</text:p>
          </table:table-cell>
          <table:table-cell office:value-type="float" office:value="14.24347712" calcext:value-type="float">
            <text:p>14,24347712</text:p>
          </table:table-cell>
          <table:table-cell office:value-type="float" office:value="13.36837749" calcext:value-type="float">
            <text:p>13,36837749</text:p>
          </table:table-cell>
        </table:table-row>
        <table:table-row table:style-name="ro1">
          <table:table-cell office:value-type="string" calcext:value-type="string">
            <text:p>monkeyc4l2s1548</text:p>
          </table:table-cell>
          <table:table-cell office:value-type="float" office:value="9.89425973" calcext:value-type="float">
            <text:p>9,89425973</text:p>
          </table:table-cell>
          <table:table-cell office:value-type="float" office:value="13.59260918" calcext:value-type="float">
            <text:p>13,59260918</text:p>
          </table:table-cell>
        </table:table-row>
        <table:table-row table:style-name="ro1">
          <table:table-cell office:value-type="string" calcext:value-type="string">
            <text:p>monkeyc4l2s1549</text:p>
          </table:table-cell>
          <table:table-cell office:value-type="float" office:value="14.2626414" calcext:value-type="float">
            <text:p>14,2626414</text:p>
          </table:table-cell>
          <table:table-cell office:value-type="float" office:value="13.94410712" calcext:value-type="float">
            <text:p>13,94410712</text:p>
          </table:table-cell>
        </table:table-row>
        <table:table-row table:style-name="ro1">
          <table:table-cell office:value-type="string" calcext:value-type="string">
            <text:p>monkeyc4l2s1550</text:p>
          </table:table-cell>
          <table:table-cell office:value-type="float" office:value="12.042629" calcext:value-type="float">
            <text:p>12,042629</text:p>
          </table:table-cell>
          <table:table-cell office:value-type="float" office:value="13.70481154" calcext:value-type="float">
            <text:p>13,70481154</text:p>
          </table:table-cell>
        </table:table-row>
        <table:table-row table:style-name="ro1">
          <table:table-cell office:value-type="string" calcext:value-type="string">
            <text:p>monkeyc4l2s1551</text:p>
          </table:table-cell>
          <table:table-cell office:value-type="float" office:value="9.8598601" calcext:value-type="float">
            <text:p>9,8598601</text:p>
          </table:table-cell>
          <table:table-cell office:value-type="float" office:value="13.20157003" calcext:value-type="float">
            <text:p>13,20157003</text:p>
          </table:table-cell>
        </table:table-row>
        <table:table-row table:style-name="ro1">
          <table:table-cell office:value-type="string" calcext:value-type="string">
            <text:p>monkeyc4l2s1552</text:p>
          </table:table-cell>
          <table:table-cell office:value-type="float" office:value="15.24428902" calcext:value-type="float">
            <text:p>15,24428902</text:p>
          </table:table-cell>
          <table:table-cell office:value-type="float" office:value="13.37306886" calcext:value-type="float">
            <text:p>13,37306886</text:p>
          </table:table-cell>
        </table:table-row>
        <table:table-row table:style-name="ro1">
          <table:table-cell office:value-type="string" calcext:value-type="string">
            <text:p>monkeyc4l2s1553</text:p>
          </table:table-cell>
          <table:table-cell office:value-type="float" office:value="12.29026974" calcext:value-type="float">
            <text:p>12,29026974</text:p>
          </table:table-cell>
          <table:table-cell office:value-type="float" office:value="13.77723935" calcext:value-type="float">
            <text:p>13,77723935</text:p>
          </table:table-cell>
        </table:table-row>
        <table:table-row table:style-name="ro1">
          <table:table-cell office:value-type="string" calcext:value-type="string">
            <text:p>monkeyc4l2s1554</text:p>
          </table:table-cell>
          <table:table-cell office:value-type="float" office:value="13.74455095" calcext:value-type="float">
            <text:p>13,74455095</text:p>
          </table:table-cell>
          <table:table-cell office:value-type="float" office:value="13.97932976" calcext:value-type="float">
            <text:p>13,97932976</text:p>
          </table:table-cell>
        </table:table-row>
        <table:table-row table:style-name="ro1">
          <table:table-cell office:value-type="string" calcext:value-type="string">
            <text:p>monkeyc4l2s1555</text:p>
          </table:table-cell>
          <table:table-cell office:value-type="float" office:value="16.32571518" calcext:value-type="float">
            <text:p>16,32571518</text:p>
          </table:table-cell>
          <table:table-cell office:value-type="float" office:value="14.16532461" calcext:value-type="float">
            <text:p>14,16532461</text:p>
          </table:table-cell>
        </table:table-row>
        <table:table-row table:style-name="ro1">
          <table:table-cell office:value-type="string" calcext:value-type="string">
            <text:p>monkeyc4l2s1556</text:p>
          </table:table-cell>
          <table:table-cell office:value-type="float" office:value="14.45215044" calcext:value-type="float">
            <text:p>14,45215044</text:p>
          </table:table-cell>
          <table:table-cell office:value-type="float" office:value="13.33100571" calcext:value-type="float">
            <text:p>13,33100571</text:p>
          </table:table-cell>
        </table:table-row>
        <table:table-row table:style-name="ro1">
          <table:table-cell office:value-type="string" calcext:value-type="string">
            <text:p>monkeyc4l2s1557</text:p>
          </table:table-cell>
          <table:table-cell office:value-type="float" office:value="14.13440498" calcext:value-type="float">
            <text:p>14,13440498</text:p>
          </table:table-cell>
          <table:table-cell office:value-type="float" office:value="13.27779438" calcext:value-type="float">
            <text:p>13,27779438</text:p>
          </table:table-cell>
        </table:table-row>
        <table:table-row table:style-name="ro1">
          <table:table-cell office:value-type="string" calcext:value-type="string">
            <text:p>monkeyc4l2s1558</text:p>
          </table:table-cell>
          <table:table-cell office:value-type="float" office:value="14.94703829" calcext:value-type="float">
            <text:p>14,94703829</text:p>
          </table:table-cell>
          <table:table-cell office:value-type="float" office:value="13.23520518" calcext:value-type="float">
            <text:p>13,23520518</text:p>
          </table:table-cell>
        </table:table-row>
        <table:table-row table:style-name="ro1">
          <table:table-cell office:value-type="string" calcext:value-type="string">
            <text:p>monkeyc4l2s1559</text:p>
          </table:table-cell>
          <table:table-cell office:value-type="float" office:value="15.32231406" calcext:value-type="float">
            <text:p>15,32231406</text:p>
          </table:table-cell>
          <table:table-cell office:value-type="float" office:value="13.63406968" calcext:value-type="float">
            <text:p>13,63406968</text:p>
          </table:table-cell>
        </table:table-row>
        <table:table-row table:style-name="ro1">
          <table:table-cell office:value-type="string" calcext:value-type="string">
            <text:p>monkeyc4l2s1560</text:p>
          </table:table-cell>
          <table:table-cell office:value-type="float" office:value="12.21294884" calcext:value-type="float">
            <text:p>12,21294884</text:p>
          </table:table-cell>
          <table:table-cell office:value-type="float" office:value="13.27331754" calcext:value-type="float">
            <text:p>13,27331754</text:p>
          </table:table-cell>
        </table:table-row>
        <table:table-row table:style-name="ro1">
          <table:table-cell office:value-type="string" calcext:value-type="string">
            <text:p>monkeyc4l2s1561</text:p>
          </table:table-cell>
          <table:table-cell office:value-type="float" office:value="10.75151267" calcext:value-type="float">
            <text:p>10,75151267</text:p>
          </table:table-cell>
          <table:table-cell office:value-type="float" office:value="13.65913477" calcext:value-type="float">
            <text:p>13,65913477</text:p>
          </table:table-cell>
        </table:table-row>
        <table:table-row table:style-name="ro1">
          <table:table-cell office:value-type="string" calcext:value-type="string">
            <text:p>monkeyc4l2s1562</text:p>
          </table:table-cell>
          <table:table-cell office:value-type="float" office:value="9.63092779" calcext:value-type="float">
            <text:p>9,63092779</text:p>
          </table:table-cell>
          <table:table-cell office:value-type="float" office:value="13.49935197" calcext:value-type="float">
            <text:p>13,49935197</text:p>
          </table:table-cell>
        </table:table-row>
        <table:table-row table:style-name="ro1">
          <table:table-cell office:value-type="string" calcext:value-type="string">
            <text:p>monkeyc4l2s1563</text:p>
          </table:table-cell>
          <table:table-cell office:value-type="float" office:value="10.89534072" calcext:value-type="float">
            <text:p>10,89534072</text:p>
          </table:table-cell>
          <table:table-cell office:value-type="float" office:value="13.4741467" calcext:value-type="float">
            <text:p>13,4741467</text:p>
          </table:table-cell>
        </table:table-row>
        <table:table-row table:style-name="ro1">
          <table:table-cell office:value-type="string" calcext:value-type="string">
            <text:p>monkeyc4l2s1564</text:p>
          </table:table-cell>
          <table:table-cell office:value-type="float" office:value="11.83017725" calcext:value-type="float">
            <text:p>11,83017725</text:p>
          </table:table-cell>
          <table:table-cell office:value-type="float" office:value="13.62304086" calcext:value-type="float">
            <text:p>13,62304086</text:p>
          </table:table-cell>
        </table:table-row>
        <table:table-row table:style-name="ro1">
          <table:table-cell office:value-type="string" calcext:value-type="string">
            <text:p>monkeyc4l2s1565</text:p>
          </table:table-cell>
          <table:table-cell office:value-type="float" office:value="11.26608049" calcext:value-type="float">
            <text:p>11,26608049</text:p>
          </table:table-cell>
          <table:table-cell office:value-type="float" office:value="13.89417662" calcext:value-type="float">
            <text:p>13,89417662</text:p>
          </table:table-cell>
        </table:table-row>
        <table:table-row table:style-name="ro1">
          <table:table-cell office:value-type="string" calcext:value-type="string">
            <text:p>monkeyc4l2s1566</text:p>
          </table:table-cell>
          <table:table-cell office:value-type="float" office:value="11.99232349" calcext:value-type="float">
            <text:p>11,99232349</text:p>
          </table:table-cell>
          <table:table-cell office:value-type="float" office:value="13.40445803" calcext:value-type="float">
            <text:p>13,40445803</text:p>
          </table:table-cell>
        </table:table-row>
        <table:table-row table:style-name="ro1">
          <table:table-cell office:value-type="string" calcext:value-type="string">
            <text:p>monkeyc4l2s1567</text:p>
          </table:table-cell>
          <table:table-cell office:value-type="float" office:value="10.73187319" calcext:value-type="float">
            <text:p>10,73187319</text:p>
          </table:table-cell>
          <table:table-cell office:value-type="float" office:value="13.80427348" calcext:value-type="float">
            <text:p>13,80427348</text:p>
          </table:table-cell>
        </table:table-row>
        <table:table-row table:style-name="ro1">
          <table:table-cell office:value-type="string" calcext:value-type="string">
            <text:p>monkeyc4l2s1568</text:p>
          </table:table-cell>
          <table:table-cell office:value-type="float" office:value="10.19130452" calcext:value-type="float">
            <text:p>10,19130452</text:p>
          </table:table-cell>
          <table:table-cell office:value-type="float" office:value="13.8087335" calcext:value-type="float">
            <text:p>13,8087335</text:p>
          </table:table-cell>
        </table:table-row>
        <table:table-row table:style-name="ro1">
          <table:table-cell office:value-type="string" calcext:value-type="string">
            <text:p>monkeyc4l2s1569</text:p>
          </table:table-cell>
          <table:table-cell office:value-type="float" office:value="14.76215127" calcext:value-type="float">
            <text:p>14,76215127</text:p>
          </table:table-cell>
          <table:table-cell office:value-type="float" office:value="13.23996557" calcext:value-type="float">
            <text:p>13,23996557</text:p>
          </table:table-cell>
        </table:table-row>
        <table:table-row table:style-name="ro1">
          <table:table-cell office:value-type="string" calcext:value-type="string">
            <text:p>monkeyc4l2s1570</text:p>
          </table:table-cell>
          <table:table-cell office:value-type="float" office:value="10.66042881" calcext:value-type="float">
            <text:p>10,66042881</text:p>
          </table:table-cell>
          <table:table-cell office:value-type="float" office:value="13.60594932" calcext:value-type="float">
            <text:p>13,60594932</text:p>
          </table:table-cell>
        </table:table-row>
        <table:table-row table:style-name="ro1">
          <table:table-cell office:value-type="string" calcext:value-type="string">
            <text:p>monkeyc4l2s1571</text:p>
          </table:table-cell>
          <table:table-cell office:value-type="float" office:value="12.21775215" calcext:value-type="float">
            <text:p>12,21775215</text:p>
          </table:table-cell>
          <table:table-cell office:value-type="float" office:value="13.30204031" calcext:value-type="float">
            <text:p>13,30204031</text:p>
          </table:table-cell>
        </table:table-row>
        <table:table-row table:style-name="ro1">
          <table:table-cell office:value-type="string" calcext:value-type="string">
            <text:p>monkeyc4l2s1572</text:p>
          </table:table-cell>
          <table:table-cell office:value-type="float" office:value="11.61533014" calcext:value-type="float">
            <text:p>11,61533014</text:p>
          </table:table-cell>
          <table:table-cell office:value-type="float" office:value="13.59187427" calcext:value-type="float">
            <text:p>13,59187427</text:p>
          </table:table-cell>
        </table:table-row>
        <table:table-row table:style-name="ro1">
          <table:table-cell office:value-type="string" calcext:value-type="string">
            <text:p>monkeyc4l2s1573</text:p>
          </table:table-cell>
          <table:table-cell office:value-type="float" office:value="9.88627675" calcext:value-type="float">
            <text:p>9,88627675</text:p>
          </table:table-cell>
          <table:table-cell office:value-type="float" office:value="13.62559181" calcext:value-type="float">
            <text:p>13,62559181</text:p>
          </table:table-cell>
        </table:table-row>
        <table:table-row table:style-name="ro1">
          <table:table-cell office:value-type="string" calcext:value-type="string">
            <text:p>monkeyc4l2s1574</text:p>
          </table:table-cell>
          <table:table-cell office:value-type="float" office:value="12.57740795" calcext:value-type="float">
            <text:p>12,57740795</text:p>
          </table:table-cell>
          <table:table-cell office:value-type="float" office:value="13.75461337" calcext:value-type="float">
            <text:p>13,75461337</text:p>
          </table:table-cell>
        </table:table-row>
        <table:table-row table:style-name="ro1">
          <table:table-cell office:value-type="string" calcext:value-type="string">
            <text:p>monkeyc4l2s1575</text:p>
          </table:table-cell>
          <table:table-cell office:value-type="float" office:value="10.12201464" calcext:value-type="float">
            <text:p>10,12201464</text:p>
          </table:table-cell>
          <table:table-cell office:value-type="float" office:value="13.54148309" calcext:value-type="float">
            <text:p>13,54148309</text:p>
          </table:table-cell>
        </table:table-row>
        <table:table-row table:style-name="ro1">
          <table:table-cell office:value-type="string" calcext:value-type="string">
            <text:p>monkeyc4l2s1576</text:p>
          </table:table-cell>
          <table:table-cell office:value-type="float" office:value="11.78549219" calcext:value-type="float">
            <text:p>11,78549219</text:p>
          </table:table-cell>
          <table:table-cell office:value-type="float" office:value="13.33767683" calcext:value-type="float">
            <text:p>13,33767683</text:p>
          </table:table-cell>
        </table:table-row>
        <table:table-row table:style-name="ro1">
          <table:table-cell office:value-type="string" calcext:value-type="string">
            <text:p>monkeyc4l2s1577</text:p>
          </table:table-cell>
          <table:table-cell office:value-type="float" office:value="13.74117826" calcext:value-type="float">
            <text:p>13,74117826</text:p>
          </table:table-cell>
          <table:table-cell office:value-type="float" office:value="13.94648054" calcext:value-type="float">
            <text:p>13,94648054</text:p>
          </table:table-cell>
        </table:table-row>
        <table:table-row table:style-name="ro1">
          <table:table-cell office:value-type="string" calcext:value-type="string">
            <text:p>monkeyc4l2s1578</text:p>
          </table:table-cell>
          <table:table-cell office:value-type="float" office:value="14.88725086" calcext:value-type="float">
            <text:p>14,88725086</text:p>
          </table:table-cell>
          <table:table-cell office:value-type="float" office:value="13.78116994" calcext:value-type="float">
            <text:p>13,78116994</text:p>
          </table:table-cell>
        </table:table-row>
        <table:table-row table:style-name="ro1">
          <table:table-cell office:value-type="string" calcext:value-type="string">
            <text:p>monkeyc4l2s1579</text:p>
          </table:table-cell>
          <table:table-cell office:value-type="float" office:value="12.35638442" calcext:value-type="float">
            <text:p>12,35638442</text:p>
          </table:table-cell>
          <table:table-cell office:value-type="float" office:value="14.11321847" calcext:value-type="float">
            <text:p>14,11321847</text:p>
          </table:table-cell>
        </table:table-row>
        <table:table-row table:style-name="ro1">
          <table:table-cell office:value-type="string" calcext:value-type="string">
            <text:p>monkeyc4l2s1580</text:p>
          </table:table-cell>
          <table:table-cell office:value-type="float" office:value="10.95100982" calcext:value-type="float">
            <text:p>10,95100982</text:p>
          </table:table-cell>
          <table:table-cell office:value-type="float" office:value="13.35333922" calcext:value-type="float">
            <text:p>13,35333922</text:p>
          </table:table-cell>
        </table:table-row>
        <table:table-row table:style-name="ro1">
          <table:table-cell office:value-type="string" calcext:value-type="string">
            <text:p>monkeyc4l2s1581</text:p>
          </table:table-cell>
          <table:table-cell office:value-type="float" office:value="10.39307718" calcext:value-type="float">
            <text:p>10,39307718</text:p>
          </table:table-cell>
          <table:table-cell office:value-type="float" office:value="13.93088423" calcext:value-type="float">
            <text:p>13,93088423</text:p>
          </table:table-cell>
        </table:table-row>
        <table:table-row table:style-name="ro1">
          <table:table-cell office:value-type="string" calcext:value-type="string">
            <text:p>monkeyc4l2s1582</text:p>
          </table:table-cell>
          <table:table-cell office:value-type="float" office:value="12.53750749" calcext:value-type="float">
            <text:p>12,53750749</text:p>
          </table:table-cell>
          <table:table-cell office:value-type="float" office:value="13.53745045" calcext:value-type="float">
            <text:p>13,53745045</text:p>
          </table:table-cell>
        </table:table-row>
        <table:table-row table:style-name="ro1">
          <table:table-cell office:value-type="string" calcext:value-type="string">
            <text:p>monkeyc4l2s1583</text:p>
          </table:table-cell>
          <table:table-cell office:value-type="float" office:value="9.60877291" calcext:value-type="float">
            <text:p>9,60877291</text:p>
          </table:table-cell>
          <table:table-cell office:value-type="float" office:value="13.79649515" calcext:value-type="float">
            <text:p>13,79649515</text:p>
          </table:table-cell>
        </table:table-row>
        <table:table-row table:style-name="ro1">
          <table:table-cell office:value-type="string" calcext:value-type="string">
            <text:p>monkeyc4l2s1584</text:p>
          </table:table-cell>
          <table:table-cell office:value-type="float" office:value="12.17613476" calcext:value-type="float">
            <text:p>12,17613476</text:p>
          </table:table-cell>
          <table:table-cell office:value-type="float" office:value="13.49357104" calcext:value-type="float">
            <text:p>13,49357104</text:p>
          </table:table-cell>
        </table:table-row>
        <table:table-row table:style-name="ro1">
          <table:table-cell office:value-type="string" calcext:value-type="string">
            <text:p>monkeyc4l2s1585</text:p>
          </table:table-cell>
          <table:table-cell office:value-type="float" office:value="10.8197716" calcext:value-type="float">
            <text:p>10,8197716</text:p>
          </table:table-cell>
          <table:table-cell office:value-type="float" office:value="13.77908091" calcext:value-type="float">
            <text:p>13,77908091</text:p>
          </table:table-cell>
        </table:table-row>
        <table:table-row table:style-name="ro1">
          <table:table-cell office:value-type="string" calcext:value-type="string">
            <text:p>monkeyc4l2s1586</text:p>
          </table:table-cell>
          <table:table-cell office:value-type="float" office:value="16.46036127" calcext:value-type="float">
            <text:p>16,46036127</text:p>
          </table:table-cell>
          <table:table-cell office:value-type="float" office:value="14.06046812" calcext:value-type="float">
            <text:p>14,06046812</text:p>
          </table:table-cell>
        </table:table-row>
        <table:table-row table:style-name="ro1">
          <table:table-cell office:value-type="string" calcext:value-type="string">
            <text:p>monkeyc4l2s1587</text:p>
          </table:table-cell>
          <table:table-cell office:value-type="float" office:value="9.69620521" calcext:value-type="float">
            <text:p>9,69620521</text:p>
          </table:table-cell>
          <table:table-cell office:value-type="float" office:value="13.77336185" calcext:value-type="float">
            <text:p>13,77336185</text:p>
          </table:table-cell>
        </table:table-row>
        <table:table-row table:style-name="ro1">
          <table:table-cell office:value-type="string" calcext:value-type="string">
            <text:p>monkeyc4l2s1588</text:p>
          </table:table-cell>
          <table:table-cell office:value-type="float" office:value="14.90998057" calcext:value-type="float">
            <text:p>14,90998057</text:p>
          </table:table-cell>
          <table:table-cell office:value-type="float" office:value="13.7055426" calcext:value-type="float">
            <text:p>13,7055426</text:p>
          </table:table-cell>
        </table:table-row>
        <table:table-row table:style-name="ro1">
          <table:table-cell office:value-type="string" calcext:value-type="string">
            <text:p>monkeyc4l2s1589</text:p>
          </table:table-cell>
          <table:table-cell office:value-type="float" office:value="14.37968966" calcext:value-type="float">
            <text:p>14,37968966</text:p>
          </table:table-cell>
          <table:table-cell office:value-type="float" office:value="13.74193348" calcext:value-type="float">
            <text:p>13,74193348</text:p>
          </table:table-cell>
        </table:table-row>
        <table:table-row table:style-name="ro1">
          <table:table-cell office:value-type="string" calcext:value-type="string">
            <text:p>monkeyc4l2s1590</text:p>
          </table:table-cell>
          <table:table-cell office:value-type="float" office:value="15.23400811" calcext:value-type="float">
            <text:p>15,23400811</text:p>
          </table:table-cell>
          <table:table-cell office:value-type="float" office:value="13.82346809" calcext:value-type="float">
            <text:p>13,82346809</text:p>
          </table:table-cell>
        </table:table-row>
        <table:table-row table:style-name="ro1">
          <table:table-cell office:value-type="string" calcext:value-type="string">
            <text:p>monkeyc4l2s1591</text:p>
          </table:table-cell>
          <table:table-cell office:value-type="float" office:value="10.48923746" calcext:value-type="float">
            <text:p>10,48923746</text:p>
          </table:table-cell>
          <table:table-cell office:value-type="float" office:value="13.43562493" calcext:value-type="float">
            <text:p>13,43562493</text:p>
          </table:table-cell>
        </table:table-row>
        <table:table-row table:style-name="ro1">
          <table:table-cell office:value-type="string" calcext:value-type="string">
            <text:p>monkeyc4l2s1592</text:p>
          </table:table-cell>
          <table:table-cell office:value-type="float" office:value="14.53911398" calcext:value-type="float">
            <text:p>14,53911398</text:p>
          </table:table-cell>
          <table:table-cell office:value-type="float" office:value="13.86364786" calcext:value-type="float">
            <text:p>13,86364786</text:p>
          </table:table-cell>
        </table:table-row>
        <table:table-row table:style-name="ro1">
          <table:table-cell office:value-type="string" calcext:value-type="string">
            <text:p>monkeyc4l2s1593</text:p>
          </table:table-cell>
          <table:table-cell office:value-type="float" office:value="15.67457317" calcext:value-type="float">
            <text:p>15,67457317</text:p>
          </table:table-cell>
          <table:table-cell office:value-type="float" office:value="13.59447174" calcext:value-type="float">
            <text:p>13,59447174</text:p>
          </table:table-cell>
        </table:table-row>
        <table:table-row table:style-name="ro1">
          <table:table-cell office:value-type="string" calcext:value-type="string">
            <text:p>monkeyc4l2s1594</text:p>
          </table:table-cell>
          <table:table-cell office:value-type="float" office:value="12.43990179" calcext:value-type="float">
            <text:p>12,43990179</text:p>
          </table:table-cell>
          <table:table-cell office:value-type="float" office:value="13.81135836" calcext:value-type="float">
            <text:p>13,81135836</text:p>
          </table:table-cell>
        </table:table-row>
        <table:table-row table:style-name="ro1">
          <table:table-cell office:value-type="string" calcext:value-type="string">
            <text:p>monkeyc4l2s1595</text:p>
          </table:table-cell>
          <table:table-cell office:value-type="float" office:value="11.47889855" calcext:value-type="float">
            <text:p>11,47889855</text:p>
          </table:table-cell>
          <table:table-cell office:value-type="float" office:value="13.68835341" calcext:value-type="float">
            <text:p>13,68835341</text:p>
          </table:table-cell>
        </table:table-row>
        <table:table-row table:style-name="ro1">
          <table:table-cell office:value-type="string" calcext:value-type="string">
            <text:p>monkeyc4l2s1596</text:p>
          </table:table-cell>
          <table:table-cell office:value-type="float" office:value="10.42357823" calcext:value-type="float">
            <text:p>10,42357823</text:p>
          </table:table-cell>
          <table:table-cell office:value-type="float" office:value="14.13909744" calcext:value-type="float">
            <text:p>14,13909744</text:p>
          </table:table-cell>
        </table:table-row>
        <table:table-row table:style-name="ro1">
          <table:table-cell office:value-type="string" calcext:value-type="string">
            <text:p>monkeyc4l2s1597</text:p>
          </table:table-cell>
          <table:table-cell office:value-type="float" office:value="15.26244139" calcext:value-type="float">
            <text:p>15,26244139</text:p>
          </table:table-cell>
          <table:table-cell office:value-type="float" office:value="13.42436344" calcext:value-type="float">
            <text:p>13,42436344</text:p>
          </table:table-cell>
        </table:table-row>
        <table:table-row table:style-name="ro1">
          <table:table-cell office:value-type="string" calcext:value-type="string">
            <text:p>monkeyc4l2s1598</text:p>
          </table:table-cell>
          <table:table-cell office:value-type="float" office:value="12.35911818" calcext:value-type="float">
            <text:p>12,35911818</text:p>
          </table:table-cell>
          <table:table-cell office:value-type="float" office:value="13.8398507" calcext:value-type="float">
            <text:p>13,8398507</text:p>
          </table:table-cell>
        </table:table-row>
        <table:table-row table:style-name="ro1">
          <table:table-cell office:value-type="string" calcext:value-type="string">
            <text:p>monkeyc4l2s1599</text:p>
          </table:table-cell>
          <table:table-cell office:value-type="float" office:value="9.68263543" calcext:value-type="float">
            <text:p>9,68263543</text:p>
          </table:table-cell>
          <table:table-cell office:value-type="float" office:value="13.6200732" calcext:value-type="float">
            <text:p>13,6200732</text:p>
          </table:table-cell>
        </table:table-row>
        <table:table-row table:style-name="ro1">
          <table:table-cell office:value-type="string" calcext:value-type="string">
            <text:p>monkeyc4l2s1600</text:p>
          </table:table-cell>
          <table:table-cell office:value-type="float" office:value="12.71342362" calcext:value-type="float">
            <text:p>12,71342362</text:p>
          </table:table-cell>
          <table:table-cell office:value-type="float" office:value="13.78541023" calcext:value-type="float">
            <text:p>13,78541023</text:p>
          </table:table-cell>
        </table:table-row>
        <table:table-row table:style-name="ro1">
          <table:table-cell office:value-type="string" calcext:value-type="string">
            <text:p>monkeyc4l2s1601</text:p>
          </table:table-cell>
          <table:table-cell office:value-type="float" office:value="14.26708153" calcext:value-type="float">
            <text:p>14,26708153</text:p>
          </table:table-cell>
          <table:table-cell office:value-type="float" office:value="14.11013136" calcext:value-type="float">
            <text:p>14,11013136</text:p>
          </table:table-cell>
        </table:table-row>
        <table:table-row table:style-name="ro1">
          <table:table-cell office:value-type="string" calcext:value-type="string">
            <text:p>monkeyc4l2s1602</text:p>
          </table:table-cell>
          <table:table-cell office:value-type="float" office:value="12.50084265" calcext:value-type="float">
            <text:p>12,50084265</text:p>
          </table:table-cell>
          <table:table-cell office:value-type="float" office:value="14.09790879" calcext:value-type="float">
            <text:p>14,09790879</text:p>
          </table:table-cell>
        </table:table-row>
        <table:table-row table:style-name="ro1">
          <table:table-cell office:value-type="string" calcext:value-type="string">
            <text:p>monkeyc4l2s1603</text:p>
          </table:table-cell>
          <table:table-cell office:value-type="float" office:value="16.12770499" calcext:value-type="float">
            <text:p>16,12770499</text:p>
          </table:table-cell>
          <table:table-cell office:value-type="float" office:value="13.91560034" calcext:value-type="float">
            <text:p>13,91560034</text:p>
          </table:table-cell>
        </table:table-row>
        <table:table-row table:style-name="ro1">
          <table:table-cell office:value-type="string" calcext:value-type="string">
            <text:p>monkeyc4l2s1604</text:p>
          </table:table-cell>
          <table:table-cell office:value-type="float" office:value="15.19248739" calcext:value-type="float">
            <text:p>15,19248739</text:p>
          </table:table-cell>
          <table:table-cell office:value-type="float" office:value="13.95491177" calcext:value-type="float">
            <text:p>13,95491177</text:p>
          </table:table-cell>
        </table:table-row>
        <table:table-row table:style-name="ro1">
          <table:table-cell office:value-type="string" calcext:value-type="string">
            <text:p>monkeyc4l2s1605</text:p>
          </table:table-cell>
          <table:table-cell office:value-type="float" office:value="16.3991086" calcext:value-type="float">
            <text:p>16,3991086</text:p>
          </table:table-cell>
          <table:table-cell office:value-type="float" office:value="14.0607969" calcext:value-type="float">
            <text:p>14,0607969</text:p>
          </table:table-cell>
        </table:table-row>
        <table:table-row table:style-name="ro1">
          <table:table-cell office:value-type="string" calcext:value-type="string">
            <text:p>monkeyc4l2s1606</text:p>
          </table:table-cell>
          <table:table-cell office:value-type="float" office:value="16.10471153" calcext:value-type="float">
            <text:p>16,10471153</text:p>
          </table:table-cell>
          <table:table-cell office:value-type="float" office:value="13.99472789" calcext:value-type="float">
            <text:p>13,99472789</text:p>
          </table:table-cell>
        </table:table-row>
        <table:table-row table:style-name="ro1">
          <table:table-cell office:value-type="string" calcext:value-type="string">
            <text:p>monkeyc4l2s1607</text:p>
          </table:table-cell>
          <table:table-cell office:value-type="float" office:value="10.03082413" calcext:value-type="float">
            <text:p>10,03082413</text:p>
          </table:table-cell>
          <table:table-cell office:value-type="float" office:value="13.74865581" calcext:value-type="float">
            <text:p>13,74865581</text:p>
          </table:table-cell>
        </table:table-row>
        <table:table-row table:style-name="ro1">
          <table:table-cell office:value-type="string" calcext:value-type="string">
            <text:p>monkeyc4l2s1608</text:p>
          </table:table-cell>
          <table:table-cell office:value-type="float" office:value="13.21560389" calcext:value-type="float">
            <text:p>13,21560389</text:p>
          </table:table-cell>
          <table:table-cell office:value-type="float" office:value="13.53336453" calcext:value-type="float">
            <text:p>13,53336453</text:p>
          </table:table-cell>
        </table:table-row>
        <table:table-row table:style-name="ro1">
          <table:table-cell office:value-type="string" calcext:value-type="string">
            <text:p>monkeyc4l2s1609</text:p>
          </table:table-cell>
          <table:table-cell office:value-type="float" office:value="14.33979026" calcext:value-type="float">
            <text:p>14,33979026</text:p>
          </table:table-cell>
          <table:table-cell office:value-type="float" office:value="13.2381679" calcext:value-type="float">
            <text:p>13,2381679</text:p>
          </table:table-cell>
        </table:table-row>
        <table:table-row table:style-name="ro1">
          <table:table-cell office:value-type="string" calcext:value-type="string">
            <text:p>monkeyc4l2s1610</text:p>
          </table:table-cell>
          <table:table-cell office:value-type="float" office:value="12.3260601" calcext:value-type="float">
            <text:p>12,3260601</text:p>
          </table:table-cell>
          <table:table-cell office:value-type="float" office:value="14.11924316" calcext:value-type="float">
            <text:p>14,11924316</text:p>
          </table:table-cell>
        </table:table-row>
        <table:table-row table:style-name="ro1">
          <table:table-cell office:value-type="string" calcext:value-type="string">
            <text:p>monkeyc4l2s1611</text:p>
          </table:table-cell>
          <table:table-cell office:value-type="float" office:value="15.44633701" calcext:value-type="float">
            <text:p>15,44633701</text:p>
          </table:table-cell>
          <table:table-cell office:value-type="float" office:value="13.7637248" calcext:value-type="float">
            <text:p>13,7637248</text:p>
          </table:table-cell>
        </table:table-row>
        <table:table-row table:style-name="ro1">
          <table:table-cell office:value-type="string" calcext:value-type="string">
            <text:p>monkeyc4l2s1612</text:p>
          </table:table-cell>
          <table:table-cell office:value-type="float" office:value="14.91354833" calcext:value-type="float">
            <text:p>14,91354833</text:p>
          </table:table-cell>
          <table:table-cell office:value-type="float" office:value="13.5934522" calcext:value-type="float">
            <text:p>13,5934522</text:p>
          </table:table-cell>
        </table:table-row>
        <table:table-row table:style-name="ro1">
          <table:table-cell office:value-type="string" calcext:value-type="string">
            <text:p>monkeyc4l2s1613</text:p>
          </table:table-cell>
          <table:table-cell office:value-type="float" office:value="15.99170971" calcext:value-type="float">
            <text:p>15,99170971</text:p>
          </table:table-cell>
          <table:table-cell office:value-type="float" office:value="13.43846266" calcext:value-type="float">
            <text:p>13,43846266</text:p>
          </table:table-cell>
        </table:table-row>
        <table:table-row table:style-name="ro1">
          <table:table-cell office:value-type="string" calcext:value-type="string">
            <text:p>monkeyc4l2s1614</text:p>
          </table:table-cell>
          <table:table-cell office:value-type="float" office:value="14.79954326" calcext:value-type="float">
            <text:p>14,79954326</text:p>
          </table:table-cell>
          <table:table-cell office:value-type="float" office:value="14.04129824" calcext:value-type="float">
            <text:p>14,04129824</text:p>
          </table:table-cell>
        </table:table-row>
        <table:table-row table:style-name="ro1">
          <table:table-cell office:value-type="string" calcext:value-type="string">
            <text:p>monkeyc4l2s1615</text:p>
          </table:table-cell>
          <table:table-cell office:value-type="float" office:value="9.77661903" calcext:value-type="float">
            <text:p>9,77661903</text:p>
          </table:table-cell>
          <table:table-cell office:value-type="float" office:value="13.66034472" calcext:value-type="float">
            <text:p>13,66034472</text:p>
          </table:table-cell>
        </table:table-row>
        <table:table-row table:style-name="ro1">
          <table:table-cell office:value-type="string" calcext:value-type="string">
            <text:p>monkeyc4l2s1616</text:p>
          </table:table-cell>
          <table:table-cell office:value-type="float" office:value="10.92790719" calcext:value-type="float">
            <text:p>10,92790719</text:p>
          </table:table-cell>
          <table:table-cell office:value-type="float" office:value="13.88584694" calcext:value-type="float">
            <text:p>13,88584694</text:p>
          </table:table-cell>
        </table:table-row>
        <table:table-row table:style-name="ro1">
          <table:table-cell office:value-type="string" calcext:value-type="string">
            <text:p>monkeyc4l2s1617</text:p>
          </table:table-cell>
          <table:table-cell office:value-type="float" office:value="14.32688189" calcext:value-type="float">
            <text:p>14,32688189</text:p>
          </table:table-cell>
          <table:table-cell office:value-type="float" office:value="13.24289491" calcext:value-type="float">
            <text:p>13,24289491</text:p>
          </table:table-cell>
        </table:table-row>
        <table:table-row table:style-name="ro1">
          <table:table-cell office:value-type="string" calcext:value-type="string">
            <text:p>monkeyc4l2s1618</text:p>
          </table:table-cell>
          <table:table-cell office:value-type="float" office:value="10.48220209" calcext:value-type="float">
            <text:p>10,48220209</text:p>
          </table:table-cell>
          <table:table-cell office:value-type="float" office:value="14.1348501" calcext:value-type="float">
            <text:p>14,1348501</text:p>
          </table:table-cell>
        </table:table-row>
        <table:table-row table:style-name="ro1">
          <table:table-cell office:value-type="string" calcext:value-type="string">
            <text:p>monkeyc4l2s1619</text:p>
          </table:table-cell>
          <table:table-cell office:value-type="float" office:value="16.066482" calcext:value-type="float">
            <text:p>16,066482</text:p>
          </table:table-cell>
          <table:table-cell office:value-type="float" office:value="13.33189281" calcext:value-type="float">
            <text:p>13,33189281</text:p>
          </table:table-cell>
        </table:table-row>
        <table:table-row table:style-name="ro1">
          <table:table-cell office:value-type="string" calcext:value-type="string">
            <text:p>monkeyc4l2s1620</text:p>
          </table:table-cell>
          <table:table-cell office:value-type="float" office:value="12.03157128" calcext:value-type="float">
            <text:p>12,03157128</text:p>
          </table:table-cell>
          <table:table-cell office:value-type="float" office:value="13.84396872" calcext:value-type="float">
            <text:p>13,84396872</text:p>
          </table:table-cell>
        </table:table-row>
        <table:table-row table:style-name="ro1">
          <table:table-cell office:value-type="string" calcext:value-type="string">
            <text:p>monkeyc4l2s1621</text:p>
          </table:table-cell>
          <table:table-cell office:value-type="float" office:value="15.6793159" calcext:value-type="float">
            <text:p>15,6793159</text:p>
          </table:table-cell>
          <table:table-cell office:value-type="float" office:value="14.1254386" calcext:value-type="float">
            <text:p>14,1254386</text:p>
          </table:table-cell>
        </table:table-row>
        <table:table-row table:style-name="ro1">
          <table:table-cell office:value-type="string" calcext:value-type="string">
            <text:p>monkeyc4l2s1622</text:p>
          </table:table-cell>
          <table:table-cell office:value-type="float" office:value="9.56660195" calcext:value-type="float">
            <text:p>9,56660195</text:p>
          </table:table-cell>
          <table:table-cell office:value-type="float" office:value="13.46352213" calcext:value-type="float">
            <text:p>13,46352213</text:p>
          </table:table-cell>
        </table:table-row>
        <table:table-row table:style-name="ro1">
          <table:table-cell office:value-type="string" calcext:value-type="string">
            <text:p>monkeyc4l2s1623</text:p>
          </table:table-cell>
          <table:table-cell office:value-type="float" office:value="9.70116086" calcext:value-type="float">
            <text:p>9,70116086</text:p>
          </table:table-cell>
          <table:table-cell office:value-type="float" office:value="14.05036582" calcext:value-type="float">
            <text:p>14,05036582</text:p>
          </table:table-cell>
        </table:table-row>
        <table:table-row table:style-name="ro1">
          <table:table-cell office:value-type="string" calcext:value-type="string">
            <text:p>monkeyc4l2s1624</text:p>
          </table:table-cell>
          <table:table-cell office:value-type="float" office:value="15.64728505" calcext:value-type="float">
            <text:p>15,64728505</text:p>
          </table:table-cell>
          <table:table-cell office:value-type="float" office:value="14.13205383" calcext:value-type="float">
            <text:p>14,13205383</text:p>
          </table:table-cell>
        </table:table-row>
        <table:table-row table:style-name="ro1">
          <table:table-cell office:value-type="string" calcext:value-type="string">
            <text:p>monkeyc4l2s1625</text:p>
          </table:table-cell>
          <table:table-cell office:value-type="float" office:value="13.03747741" calcext:value-type="float">
            <text:p>13,03747741</text:p>
          </table:table-cell>
          <table:table-cell office:value-type="float" office:value="13.27157001" calcext:value-type="float">
            <text:p>13,27157001</text:p>
          </table:table-cell>
        </table:table-row>
        <table:table-row table:style-name="ro1">
          <table:table-cell office:value-type="string" calcext:value-type="string">
            <text:p>monkeyc4l2s1626</text:p>
          </table:table-cell>
          <table:table-cell office:value-type="float" office:value="10.94077507" calcext:value-type="float">
            <text:p>10,94077507</text:p>
          </table:table-cell>
          <table:table-cell office:value-type="float" office:value="13.75503181" calcext:value-type="float">
            <text:p>13,75503181</text:p>
          </table:table-cell>
        </table:table-row>
        <table:table-row table:style-name="ro1">
          <table:table-cell office:value-type="string" calcext:value-type="string">
            <text:p>monkeyc4l2s1627</text:p>
          </table:table-cell>
          <table:table-cell office:value-type="float" office:value="10.08540851" calcext:value-type="float">
            <text:p>10,08540851</text:p>
          </table:table-cell>
          <table:table-cell office:value-type="float" office:value="14.0649499" calcext:value-type="float">
            <text:p>14,0649499</text:p>
          </table:table-cell>
        </table:table-row>
        <table:table-row table:style-name="ro1">
          <table:table-cell office:value-type="string" calcext:value-type="string">
            <text:p>monkeyc4l2s1628</text:p>
          </table:table-cell>
          <table:table-cell office:value-type="float" office:value="10.94720998" calcext:value-type="float">
            <text:p>10,94720998</text:p>
          </table:table-cell>
          <table:table-cell office:value-type="float" office:value="13.42500864" calcext:value-type="float">
            <text:p>13,42500864</text:p>
          </table:table-cell>
        </table:table-row>
        <table:table-row table:style-name="ro1">
          <table:table-cell office:value-type="string" calcext:value-type="string">
            <text:p>monkeyc4l2s1629</text:p>
          </table:table-cell>
          <table:table-cell office:value-type="float" office:value="14.31465671" calcext:value-type="float">
            <text:p>14,31465671</text:p>
          </table:table-cell>
          <table:table-cell office:value-type="float" office:value="13.65324329" calcext:value-type="float">
            <text:p>13,65324329</text:p>
          </table:table-cell>
        </table:table-row>
        <table:table-row table:style-name="ro1">
          <table:table-cell office:value-type="string" calcext:value-type="string">
            <text:p>monkeyc4l2s1630</text:p>
          </table:table-cell>
          <table:table-cell office:value-type="float" office:value="10.77293174" calcext:value-type="float">
            <text:p>10,77293174</text:p>
          </table:table-cell>
          <table:table-cell office:value-type="float" office:value="14.0717361" calcext:value-type="float">
            <text:p>14,0717361</text:p>
          </table:table-cell>
        </table:table-row>
        <table:table-row table:style-name="ro1">
          <table:table-cell office:value-type="string" calcext:value-type="string">
            <text:p>monkeyc4l2s1631</text:p>
          </table:table-cell>
          <table:table-cell office:value-type="float" office:value="14.60527974" calcext:value-type="float">
            <text:p>14,60527974</text:p>
          </table:table-cell>
          <table:table-cell office:value-type="float" office:value="13.50783242" calcext:value-type="float">
            <text:p>13,50783242</text:p>
          </table:table-cell>
        </table:table-row>
        <table:table-row table:style-name="ro1">
          <table:table-cell office:value-type="string" calcext:value-type="string">
            <text:p>monkeyc4l2s1632</text:p>
          </table:table-cell>
          <table:table-cell office:value-type="float" office:value="12.43981421" calcext:value-type="float">
            <text:p>12,43981421</text:p>
          </table:table-cell>
          <table:table-cell office:value-type="float" office:value="14.14450546" calcext:value-type="float">
            <text:p>14,14450546</text:p>
          </table:table-cell>
        </table:table-row>
        <table:table-row table:style-name="ro1">
          <table:table-cell office:value-type="string" calcext:value-type="string">
            <text:p>monkeyc4l2s1633</text:p>
          </table:table-cell>
          <table:table-cell office:value-type="float" office:value="13.89859391" calcext:value-type="float">
            <text:p>13,89859391</text:p>
          </table:table-cell>
          <table:table-cell office:value-type="float" office:value="13.54415676" calcext:value-type="float">
            <text:p>13,54415676</text:p>
          </table:table-cell>
        </table:table-row>
        <table:table-row table:style-name="ro1">
          <table:table-cell office:value-type="string" calcext:value-type="string">
            <text:p>monkeyc4l2s1634</text:p>
          </table:table-cell>
          <table:table-cell office:value-type="float" office:value="13.62455739" calcext:value-type="float">
            <text:p>13,62455739</text:p>
          </table:table-cell>
          <table:table-cell office:value-type="float" office:value="13.84460877" calcext:value-type="float">
            <text:p>13,84460877</text:p>
          </table:table-cell>
        </table:table-row>
        <table:table-row table:style-name="ro1">
          <table:table-cell office:value-type="string" calcext:value-type="string">
            <text:p>monkeyc4l2s1635</text:p>
          </table:table-cell>
          <table:table-cell office:value-type="float" office:value="9.69798442" calcext:value-type="float">
            <text:p>9,69798442</text:p>
          </table:table-cell>
          <table:table-cell office:value-type="float" office:value="14.03491688" calcext:value-type="float">
            <text:p>14,03491688</text:p>
          </table:table-cell>
        </table:table-row>
        <table:table-row table:style-name="ro1">
          <table:table-cell office:value-type="string" calcext:value-type="string">
            <text:p>monkeyc4l2s1636</text:p>
          </table:table-cell>
          <table:table-cell office:value-type="float" office:value="12.69895844" calcext:value-type="float">
            <text:p>12,69895844</text:p>
          </table:table-cell>
          <table:table-cell office:value-type="float" office:value="13.54541138" calcext:value-type="float">
            <text:p>13,54541138</text:p>
          </table:table-cell>
        </table:table-row>
        <table:table-row table:style-name="ro1">
          <table:table-cell office:value-type="string" calcext:value-type="string">
            <text:p>monkeyc4l2s1637</text:p>
          </table:table-cell>
          <table:table-cell office:value-type="float" office:value="13.86384751" calcext:value-type="float">
            <text:p>13,86384751</text:p>
          </table:table-cell>
          <table:table-cell office:value-type="float" office:value="13.3739228" calcext:value-type="float">
            <text:p>13,3739228</text:p>
          </table:table-cell>
        </table:table-row>
        <table:table-row table:style-name="ro1">
          <table:table-cell office:value-type="string" calcext:value-type="string">
            <text:p>monkeyc4l2s1638</text:p>
          </table:table-cell>
          <table:table-cell office:value-type="float" office:value="10.01870488" calcext:value-type="float">
            <text:p>10,01870488</text:p>
          </table:table-cell>
          <table:table-cell office:value-type="float" office:value="13.88345369" calcext:value-type="float">
            <text:p>13,88345369</text:p>
          </table:table-cell>
        </table:table-row>
        <table:table-row table:style-name="ro1">
          <table:table-cell office:value-type="string" calcext:value-type="string">
            <text:p>monkeyc4l2s1639</text:p>
          </table:table-cell>
          <table:table-cell office:value-type="float" office:value="9.90997692" calcext:value-type="float">
            <text:p>9,90997692</text:p>
          </table:table-cell>
          <table:table-cell office:value-type="float" office:value="13.63892515" calcext:value-type="float">
            <text:p>13,63892515</text:p>
          </table:table-cell>
        </table:table-row>
        <table:table-row table:style-name="ro1">
          <table:table-cell office:value-type="string" calcext:value-type="string">
            <text:p>monkeyc4l2s1640</text:p>
          </table:table-cell>
          <table:table-cell office:value-type="float" office:value="10.5308768" calcext:value-type="float">
            <text:p>10,5308768</text:p>
          </table:table-cell>
          <table:table-cell office:value-type="float" office:value="13.92219305" calcext:value-type="float">
            <text:p>13,92219305</text:p>
          </table:table-cell>
        </table:table-row>
        <table:table-row table:style-name="ro1">
          <table:table-cell office:value-type="string" calcext:value-type="string">
            <text:p>monkeyc4l2s1641</text:p>
          </table:table-cell>
          <table:table-cell office:value-type="float" office:value="12.95839217" calcext:value-type="float">
            <text:p>12,95839217</text:p>
          </table:table-cell>
          <table:table-cell office:value-type="float" office:value="14.12909462" calcext:value-type="float">
            <text:p>14,12909462</text:p>
          </table:table-cell>
        </table:table-row>
        <table:table-row table:style-name="ro1">
          <table:table-cell office:value-type="string" calcext:value-type="string">
            <text:p>monkeyc4l2s1642</text:p>
          </table:table-cell>
          <table:table-cell office:value-type="float" office:value="16.4034943" calcext:value-type="float">
            <text:p>16,4034943</text:p>
          </table:table-cell>
          <table:table-cell office:value-type="float" office:value="13.87821106" calcext:value-type="float">
            <text:p>13,87821106</text:p>
          </table:table-cell>
        </table:table-row>
        <table:table-row table:style-name="ro1">
          <table:table-cell office:value-type="string" calcext:value-type="string">
            <text:p>monkeyc4l2s1643</text:p>
          </table:table-cell>
          <table:table-cell office:value-type="float" office:value="15.67059634" calcext:value-type="float">
            <text:p>15,67059634</text:p>
          </table:table-cell>
          <table:table-cell office:value-type="float" office:value="13.71485044" calcext:value-type="float">
            <text:p>13,71485044</text:p>
          </table:table-cell>
        </table:table-row>
        <table:table-row table:style-name="ro1">
          <table:table-cell office:value-type="string" calcext:value-type="string">
            <text:p>monkeyc4l2s1644</text:p>
          </table:table-cell>
          <table:table-cell office:value-type="float" office:value="13.1523936" calcext:value-type="float">
            <text:p>13,1523936</text:p>
          </table:table-cell>
          <table:table-cell office:value-type="float" office:value="14.16666575" calcext:value-type="float">
            <text:p>14,16666575</text:p>
          </table:table-cell>
        </table:table-row>
        <table:table-row table:style-name="ro1">
          <table:table-cell office:value-type="string" calcext:value-type="string">
            <text:p>monkeyc4l2s1645</text:p>
          </table:table-cell>
          <table:table-cell office:value-type="float" office:value="13.64202478" calcext:value-type="float">
            <text:p>13,64202478</text:p>
          </table:table-cell>
          <table:table-cell office:value-type="float" office:value="13.69441023" calcext:value-type="float">
            <text:p>13,69441023</text:p>
          </table:table-cell>
        </table:table-row>
        <table:table-row table:style-name="ro1">
          <table:table-cell office:value-type="string" calcext:value-type="string">
            <text:p>monkeyc4l2s1646</text:p>
          </table:table-cell>
          <table:table-cell office:value-type="float" office:value="9.60156918" calcext:value-type="float">
            <text:p>9,60156918</text:p>
          </table:table-cell>
          <table:table-cell office:value-type="float" office:value="13.44861813" calcext:value-type="float">
            <text:p>13,44861813</text:p>
          </table:table-cell>
        </table:table-row>
        <table:table-row table:style-name="ro1">
          <table:table-cell office:value-type="string" calcext:value-type="string">
            <text:p>monkeyc4l2s1647</text:p>
          </table:table-cell>
          <table:table-cell office:value-type="float" office:value="14.04909459" calcext:value-type="float">
            <text:p>14,04909459</text:p>
          </table:table-cell>
          <table:table-cell office:value-type="float" office:value="13.97092698" calcext:value-type="float">
            <text:p>13,97092698</text:p>
          </table:table-cell>
        </table:table-row>
        <table:table-row table:style-name="ro1">
          <table:table-cell office:value-type="string" calcext:value-type="string">
            <text:p>monkeyc4l2s1648</text:p>
          </table:table-cell>
          <table:table-cell office:value-type="float" office:value="12.38379424" calcext:value-type="float">
            <text:p>12,38379424</text:p>
          </table:table-cell>
          <table:table-cell office:value-type="float" office:value="13.29765064" calcext:value-type="float">
            <text:p>13,29765064</text:p>
          </table:table-cell>
        </table:table-row>
        <table:table-row table:style-name="ro1">
          <table:table-cell office:value-type="string" calcext:value-type="string">
            <text:p>monkeyc4l2s1649</text:p>
          </table:table-cell>
          <table:table-cell office:value-type="float" office:value="11.16788513" calcext:value-type="float">
            <text:p>11,16788513</text:p>
          </table:table-cell>
          <table:table-cell office:value-type="float" office:value="14.09891749" calcext:value-type="float">
            <text:p>14,09891749</text:p>
          </table:table-cell>
        </table:table-row>
        <table:table-row table:style-name="ro1">
          <table:table-cell office:value-type="string" calcext:value-type="string">
            <text:p>monkeyc4l2s1650</text:p>
          </table:table-cell>
          <table:table-cell office:value-type="float" office:value="13.26919218" calcext:value-type="float">
            <text:p>13,26919218</text:p>
          </table:table-cell>
          <table:table-cell office:value-type="float" office:value="13.21266825" calcext:value-type="float">
            <text:p>13,21266825</text:p>
          </table:table-cell>
        </table:table-row>
        <table:table-row table:style-name="ro1">
          <table:table-cell office:value-type="string" calcext:value-type="string">
            <text:p>monkeyc4l2s1651</text:p>
          </table:table-cell>
          <table:table-cell office:value-type="float" office:value="13.99143303" calcext:value-type="float">
            <text:p>13,99143303</text:p>
          </table:table-cell>
          <table:table-cell office:value-type="float" office:value="13.50059378" calcext:value-type="float">
            <text:p>13,50059378</text:p>
          </table:table-cell>
        </table:table-row>
        <table:table-row table:style-name="ro1">
          <table:table-cell office:value-type="string" calcext:value-type="string">
            <text:p>monkeyc4l2s1652</text:p>
          </table:table-cell>
          <table:table-cell office:value-type="float" office:value="11.33507669" calcext:value-type="float">
            <text:p>11,33507669</text:p>
          </table:table-cell>
          <table:table-cell office:value-type="float" office:value="13.69997635" calcext:value-type="float">
            <text:p>13,69997635</text:p>
          </table:table-cell>
        </table:table-row>
        <table:table-row table:style-name="ro1">
          <table:table-cell office:value-type="string" calcext:value-type="string">
            <text:p>monkeyc4l2s1653</text:p>
          </table:table-cell>
          <table:table-cell office:value-type="float" office:value="14.36395361" calcext:value-type="float">
            <text:p>14,36395361</text:p>
          </table:table-cell>
          <table:table-cell office:value-type="float" office:value="14.19132243" calcext:value-type="float">
            <text:p>14,19132243</text:p>
          </table:table-cell>
        </table:table-row>
        <table:table-row table:style-name="ro1">
          <table:table-cell office:value-type="string" calcext:value-type="string">
            <text:p>monkeyc4l2s1654</text:p>
          </table:table-cell>
          <table:table-cell office:value-type="float" office:value="15.2268712" calcext:value-type="float">
            <text:p>15,2268712</text:p>
          </table:table-cell>
          <table:table-cell office:value-type="float" office:value="14.01732149" calcext:value-type="float">
            <text:p>14,01732149</text:p>
          </table:table-cell>
        </table:table-row>
        <table:table-row table:style-name="ro1">
          <table:table-cell office:value-type="string" calcext:value-type="string">
            <text:p>monkeyc4l2s1655</text:p>
          </table:table-cell>
          <table:table-cell office:value-type="float" office:value="9.93733209" calcext:value-type="float">
            <text:p>9,93733209</text:p>
          </table:table-cell>
          <table:table-cell office:value-type="float" office:value="13.20368566" calcext:value-type="float">
            <text:p>13,20368566</text:p>
          </table:table-cell>
        </table:table-row>
        <table:table-row table:style-name="ro1">
          <table:table-cell office:value-type="string" calcext:value-type="string">
            <text:p>monkeyc4l2s1656</text:p>
          </table:table-cell>
          <table:table-cell office:value-type="float" office:value="10.06997407" calcext:value-type="float">
            <text:p>10,06997407</text:p>
          </table:table-cell>
          <table:table-cell office:value-type="float" office:value="13.65890298" calcext:value-type="float">
            <text:p>13,65890298</text:p>
          </table:table-cell>
        </table:table-row>
        <table:table-row table:style-name="ro1">
          <table:table-cell office:value-type="string" calcext:value-type="string">
            <text:p>monkeyc4l2s1657</text:p>
          </table:table-cell>
          <table:table-cell office:value-type="float" office:value="10.22548648" calcext:value-type="float">
            <text:p>10,22548648</text:p>
          </table:table-cell>
          <table:table-cell office:value-type="float" office:value="13.8692373" calcext:value-type="float">
            <text:p>13,8692373</text:p>
          </table:table-cell>
        </table:table-row>
        <table:table-row table:style-name="ro1">
          <table:table-cell office:value-type="string" calcext:value-type="string">
            <text:p>monkeyc4l2s1658</text:p>
          </table:table-cell>
          <table:table-cell office:value-type="float" office:value="10.45859928" calcext:value-type="float">
            <text:p>10,45859928</text:p>
          </table:table-cell>
          <table:table-cell office:value-type="float" office:value="13.37876335" calcext:value-type="float">
            <text:p>13,37876335</text:p>
          </table:table-cell>
        </table:table-row>
        <table:table-row table:style-name="ro1">
          <table:table-cell office:value-type="string" calcext:value-type="string">
            <text:p>monkeyc4l2s1659</text:p>
          </table:table-cell>
          <table:table-cell office:value-type="float" office:value="12.40899807" calcext:value-type="float">
            <text:p>12,40899807</text:p>
          </table:table-cell>
          <table:table-cell office:value-type="float" office:value="13.53358718" calcext:value-type="float">
            <text:p>13,53358718</text:p>
          </table:table-cell>
        </table:table-row>
        <table:table-row table:style-name="ro1">
          <table:table-cell office:value-type="string" calcext:value-type="string">
            <text:p>monkeyc4l2s1660</text:p>
          </table:table-cell>
          <table:table-cell office:value-type="float" office:value="14.90092885" calcext:value-type="float">
            <text:p>14,90092885</text:p>
          </table:table-cell>
          <table:table-cell office:value-type="float" office:value="13.26754836" calcext:value-type="float">
            <text:p>13,26754836</text:p>
          </table:table-cell>
        </table:table-row>
        <table:table-row table:style-name="ro1">
          <table:table-cell office:value-type="string" calcext:value-type="string">
            <text:p>monkeyc4l2s1661</text:p>
          </table:table-cell>
          <table:table-cell office:value-type="float" office:value="11.47798347" calcext:value-type="float">
            <text:p>11,47798347</text:p>
          </table:table-cell>
          <table:table-cell office:value-type="float" office:value="14.07262242" calcext:value-type="float">
            <text:p>14,07262242</text:p>
          </table:table-cell>
        </table:table-row>
        <table:table-row table:style-name="ro1">
          <table:table-cell office:value-type="string" calcext:value-type="string">
            <text:p>monkeyc4l2s1662</text:p>
          </table:table-cell>
          <table:table-cell office:value-type="float" office:value="10.33790978" calcext:value-type="float">
            <text:p>10,33790978</text:p>
          </table:table-cell>
          <table:table-cell office:value-type="float" office:value="13.48154067" calcext:value-type="float">
            <text:p>13,48154067</text:p>
          </table:table-cell>
        </table:table-row>
        <table:table-row table:style-name="ro1">
          <table:table-cell office:value-type="string" calcext:value-type="string">
            <text:p>monkeyc4l2s1663</text:p>
          </table:table-cell>
          <table:table-cell office:value-type="float" office:value="9.88600138" calcext:value-type="float">
            <text:p>9,88600138</text:p>
          </table:table-cell>
          <table:table-cell office:value-type="float" office:value="13.92322724" calcext:value-type="float">
            <text:p>13,92322724</text:p>
          </table:table-cell>
        </table:table-row>
        <table:table-row table:style-name="ro1">
          <table:table-cell office:value-type="string" calcext:value-type="string">
            <text:p>monkeyc4l2s1664</text:p>
          </table:table-cell>
          <table:table-cell office:value-type="float" office:value="16.28773034" calcext:value-type="float">
            <text:p>16,28773034</text:p>
          </table:table-cell>
          <table:table-cell office:value-type="float" office:value="13.3864417" calcext:value-type="float">
            <text:p>13,3864417</text:p>
          </table:table-cell>
        </table:table-row>
        <table:table-row table:style-name="ro1">
          <table:table-cell office:value-type="string" calcext:value-type="string">
            <text:p>monkeyc4l2s1665</text:p>
          </table:table-cell>
          <table:table-cell office:value-type="float" office:value="15.27016949" calcext:value-type="float">
            <text:p>15,27016949</text:p>
          </table:table-cell>
          <table:table-cell office:value-type="float" office:value="13.21224766" calcext:value-type="float">
            <text:p>13,21224766</text:p>
          </table:table-cell>
        </table:table-row>
        <table:table-row table:style-name="ro1">
          <table:table-cell office:value-type="string" calcext:value-type="string">
            <text:p>monkeyc4l2s1666</text:p>
          </table:table-cell>
          <table:table-cell office:value-type="float" office:value="9.77635079" calcext:value-type="float">
            <text:p>9,77635079</text:p>
          </table:table-cell>
          <table:table-cell office:value-type="float" office:value="13.23926518" calcext:value-type="float">
            <text:p>13,23926518</text:p>
          </table:table-cell>
        </table:table-row>
        <table:table-row table:style-name="ro1">
          <table:table-cell office:value-type="string" calcext:value-type="string">
            <text:p>monkeyc4l2s1667</text:p>
          </table:table-cell>
          <table:table-cell office:value-type="float" office:value="12.83500045" calcext:value-type="float">
            <text:p>12,83500045</text:p>
          </table:table-cell>
          <table:table-cell office:value-type="float" office:value="13.33547237" calcext:value-type="float">
            <text:p>13,33547237</text:p>
          </table:table-cell>
        </table:table-row>
        <table:table-row table:style-name="ro1">
          <table:table-cell office:value-type="string" calcext:value-type="string">
            <text:p>monkeyc4l2s1668</text:p>
          </table:table-cell>
          <table:table-cell office:value-type="float" office:value="12.4227595" calcext:value-type="float">
            <text:p>12,4227595</text:p>
          </table:table-cell>
          <table:table-cell office:value-type="float" office:value="13.29134307" calcext:value-type="float">
            <text:p>13,29134307</text:p>
          </table:table-cell>
        </table:table-row>
        <table:table-row table:style-name="ro1">
          <table:table-cell office:value-type="string" calcext:value-type="string">
            <text:p>monkeyc4l2s1669</text:p>
          </table:table-cell>
          <table:table-cell office:value-type="float" office:value="10.07424641" calcext:value-type="float">
            <text:p>10,07424641</text:p>
          </table:table-cell>
          <table:table-cell office:value-type="float" office:value="13.92610867" calcext:value-type="float">
            <text:p>13,92610867</text:p>
          </table:table-cell>
        </table:table-row>
        <table:table-row table:style-name="ro1">
          <table:table-cell office:value-type="string" calcext:value-type="string">
            <text:p>monkeyc4l2s1670</text:p>
          </table:table-cell>
          <table:table-cell office:value-type="float" office:value="13.01855918" calcext:value-type="float">
            <text:p>13,01855918</text:p>
          </table:table-cell>
          <table:table-cell office:value-type="float" office:value="14.06820034" calcext:value-type="float">
            <text:p>14,06820034</text:p>
          </table:table-cell>
        </table:table-row>
        <table:table-row table:style-name="ro1">
          <table:table-cell office:value-type="string" calcext:value-type="string">
            <text:p>monkeyc4l2s1671</text:p>
          </table:table-cell>
          <table:table-cell office:value-type="float" office:value="13.78185629" calcext:value-type="float">
            <text:p>13,78185629</text:p>
          </table:table-cell>
          <table:table-cell office:value-type="float" office:value="13.26475073" calcext:value-type="float">
            <text:p>13,26475073</text:p>
          </table:table-cell>
        </table:table-row>
        <table:table-row table:style-name="ro1">
          <table:table-cell office:value-type="string" calcext:value-type="string">
            <text:p>monkeyc4l2s1672</text:p>
          </table:table-cell>
          <table:table-cell office:value-type="float" office:value="13.40839691" calcext:value-type="float">
            <text:p>13,40839691</text:p>
          </table:table-cell>
          <table:table-cell office:value-type="float" office:value="14.17454859" calcext:value-type="float">
            <text:p>14,17454859</text:p>
          </table:table-cell>
        </table:table-row>
        <table:table-row table:style-name="ro1">
          <table:table-cell office:value-type="string" calcext:value-type="string">
            <text:p>monkeyc4l2s1673</text:p>
          </table:table-cell>
          <table:table-cell office:value-type="float" office:value="12.18239372" calcext:value-type="float">
            <text:p>12,18239372</text:p>
          </table:table-cell>
          <table:table-cell office:value-type="float" office:value="14.02809593" calcext:value-type="float">
            <text:p>14,02809593</text:p>
          </table:table-cell>
        </table:table-row>
        <table:table-row table:style-name="ro1">
          <table:table-cell office:value-type="string" calcext:value-type="string">
            <text:p>monkeyc4l2s1674</text:p>
          </table:table-cell>
          <table:table-cell office:value-type="float" office:value="14.16949172" calcext:value-type="float">
            <text:p>14,16949172</text:p>
          </table:table-cell>
          <table:table-cell office:value-type="float" office:value="14.08830797" calcext:value-type="float">
            <text:p>14,08830797</text:p>
          </table:table-cell>
        </table:table-row>
        <table:table-row table:style-name="ro1">
          <table:table-cell office:value-type="string" calcext:value-type="string">
            <text:p>monkeyc4l2s1675</text:p>
          </table:table-cell>
          <table:table-cell office:value-type="float" office:value="16.30600381" calcext:value-type="float">
            <text:p>16,30600381</text:p>
          </table:table-cell>
          <table:table-cell office:value-type="float" office:value="13.79765951" calcext:value-type="float">
            <text:p>13,79765951</text:p>
          </table:table-cell>
        </table:table-row>
        <table:table-row table:style-name="ro1">
          <table:table-cell office:value-type="string" calcext:value-type="string">
            <text:p>monkeyc4l2s1676</text:p>
          </table:table-cell>
          <table:table-cell office:value-type="float" office:value="9.95240415" calcext:value-type="float">
            <text:p>9,95240415</text:p>
          </table:table-cell>
          <table:table-cell office:value-type="float" office:value="13.47758634" calcext:value-type="float">
            <text:p>13,47758634</text:p>
          </table:table-cell>
        </table:table-row>
        <table:table-row table:style-name="ro1">
          <table:table-cell office:value-type="string" calcext:value-type="string">
            <text:p>monkeyc4l2s1677</text:p>
          </table:table-cell>
          <table:table-cell office:value-type="float" office:value="14.08543841" calcext:value-type="float">
            <text:p>14,08543841</text:p>
          </table:table-cell>
          <table:table-cell office:value-type="float" office:value="13.88944519" calcext:value-type="float">
            <text:p>13,88944519</text:p>
          </table:table-cell>
        </table:table-row>
        <table:table-row table:style-name="ro1">
          <table:table-cell office:value-type="string" calcext:value-type="string">
            <text:p>monkeyc4l2s1678</text:p>
          </table:table-cell>
          <table:table-cell office:value-type="float" office:value="13.97260854" calcext:value-type="float">
            <text:p>13,97260854</text:p>
          </table:table-cell>
          <table:table-cell office:value-type="float" office:value="14.16470026" calcext:value-type="float">
            <text:p>14,16470026</text:p>
          </table:table-cell>
        </table:table-row>
        <table:table-row table:style-name="ro1">
          <table:table-cell office:value-type="string" calcext:value-type="string">
            <text:p>monkeyc4l2s1679</text:p>
          </table:table-cell>
          <table:table-cell office:value-type="float" office:value="11.65429983" calcext:value-type="float">
            <text:p>11,65429983</text:p>
          </table:table-cell>
          <table:table-cell office:value-type="float" office:value="13.85220261" calcext:value-type="float">
            <text:p>13,85220261</text:p>
          </table:table-cell>
        </table:table-row>
        <table:table-row table:style-name="ro1">
          <table:table-cell office:value-type="string" calcext:value-type="string">
            <text:p>monkeyc4l2s1680</text:p>
          </table:table-cell>
          <table:table-cell office:value-type="float" office:value="16.11716903" calcext:value-type="float">
            <text:p>16,11716903</text:p>
          </table:table-cell>
          <table:table-cell office:value-type="float" office:value="13.92101131" calcext:value-type="float">
            <text:p>13,92101131</text:p>
          </table:table-cell>
        </table:table-row>
        <table:table-row table:style-name="ro1">
          <table:table-cell office:value-type="string" calcext:value-type="string">
            <text:p>monkeyc4l2s1681</text:p>
          </table:table-cell>
          <table:table-cell office:value-type="float" office:value="11.05277567" calcext:value-type="float">
            <text:p>11,05277567</text:p>
          </table:table-cell>
          <table:table-cell office:value-type="float" office:value="14.16731764" calcext:value-type="float">
            <text:p>14,16731764</text:p>
          </table:table-cell>
        </table:table-row>
        <table:table-row table:style-name="ro1">
          <table:table-cell office:value-type="string" calcext:value-type="string">
            <text:p>monkeyc4l2s1682</text:p>
          </table:table-cell>
          <table:table-cell office:value-type="float" office:value="9.62259264" calcext:value-type="float">
            <text:p>9,62259264</text:p>
          </table:table-cell>
          <table:table-cell office:value-type="float" office:value="13.36639091" calcext:value-type="float">
            <text:p>13,36639091</text:p>
          </table:table-cell>
        </table:table-row>
        <table:table-row table:style-name="ro1">
          <table:table-cell office:value-type="string" calcext:value-type="string">
            <text:p>monkeyc4l2s1683</text:p>
          </table:table-cell>
          <table:table-cell office:value-type="float" office:value="9.66548506" calcext:value-type="float">
            <text:p>9,66548506</text:p>
          </table:table-cell>
          <table:table-cell office:value-type="float" office:value="13.87811359" calcext:value-type="float">
            <text:p>13,87811359</text:p>
          </table:table-cell>
        </table:table-row>
        <table:table-row table:style-name="ro1">
          <table:table-cell office:value-type="string" calcext:value-type="string">
            <text:p>monkeyc4l2s1684</text:p>
          </table:table-cell>
          <table:table-cell office:value-type="float" office:value="15.39411773" calcext:value-type="float">
            <text:p>15,39411773</text:p>
          </table:table-cell>
          <table:table-cell office:value-type="float" office:value="13.77915376" calcext:value-type="float">
            <text:p>13,77915376</text:p>
          </table:table-cell>
        </table:table-row>
        <table:table-row table:style-name="ro1">
          <table:table-cell office:value-type="string" calcext:value-type="string">
            <text:p>monkeyc4l2s1685</text:p>
          </table:table-cell>
          <table:table-cell office:value-type="float" office:value="15.39417271" calcext:value-type="float">
            <text:p>15,39417271</text:p>
          </table:table-cell>
          <table:table-cell office:value-type="float" office:value="13.9904708" calcext:value-type="float">
            <text:p>13,9904708</text:p>
          </table:table-cell>
        </table:table-row>
        <table:table-row table:style-name="ro1">
          <table:table-cell office:value-type="string" calcext:value-type="string">
            <text:p>monkeyc4l2s1686</text:p>
          </table:table-cell>
          <table:table-cell office:value-type="float" office:value="10.70053734" calcext:value-type="float">
            <text:p>10,70053734</text:p>
          </table:table-cell>
          <table:table-cell office:value-type="float" office:value="14.07376322" calcext:value-type="float">
            <text:p>14,07376322</text:p>
          </table:table-cell>
        </table:table-row>
        <table:table-row table:style-name="ro1">
          <table:table-cell office:value-type="string" calcext:value-type="string">
            <text:p>monkeyc4l2s1687</text:p>
          </table:table-cell>
          <table:table-cell office:value-type="float" office:value="16.03073368" calcext:value-type="float">
            <text:p>16,03073368</text:p>
          </table:table-cell>
          <table:table-cell office:value-type="float" office:value="14.14017904" calcext:value-type="float">
            <text:p>14,14017904</text:p>
          </table:table-cell>
        </table:table-row>
        <table:table-row table:style-name="ro1">
          <table:table-cell office:value-type="string" calcext:value-type="string">
            <text:p>monkeyc4l2s1688</text:p>
          </table:table-cell>
          <table:table-cell office:value-type="float" office:value="14.67328355" calcext:value-type="float">
            <text:p>14,67328355</text:p>
          </table:table-cell>
          <table:table-cell office:value-type="float" office:value="13.83225022" calcext:value-type="float">
            <text:p>13,83225022</text:p>
          </table:table-cell>
        </table:table-row>
        <table:table-row table:style-name="ro1">
          <table:table-cell office:value-type="string" calcext:value-type="string">
            <text:p>monkeyc4l2s1689</text:p>
          </table:table-cell>
          <table:table-cell office:value-type="float" office:value="11.06842597" calcext:value-type="float">
            <text:p>11,06842597</text:p>
          </table:table-cell>
          <table:table-cell office:value-type="float" office:value="13.72036921" calcext:value-type="float">
            <text:p>13,72036921</text:p>
          </table:table-cell>
        </table:table-row>
        <table:table-row table:style-name="ro1">
          <table:table-cell office:value-type="string" calcext:value-type="string">
            <text:p>monkeyc4l2s1690</text:p>
          </table:table-cell>
          <table:table-cell office:value-type="float" office:value="11.01767073" calcext:value-type="float">
            <text:p>11,01767073</text:p>
          </table:table-cell>
          <table:table-cell office:value-type="float" office:value="13.9613016" calcext:value-type="float">
            <text:p>13,9613016</text:p>
          </table:table-cell>
        </table:table-row>
        <table:table-row table:style-name="ro1">
          <table:table-cell office:value-type="string" calcext:value-type="string">
            <text:p>monkeyc4l2s1691</text:p>
          </table:table-cell>
          <table:table-cell office:value-type="float" office:value="13.27809057" calcext:value-type="float">
            <text:p>13,27809057</text:p>
          </table:table-cell>
          <table:table-cell office:value-type="float" office:value="13.67912749" calcext:value-type="float">
            <text:p>13,67912749</text:p>
          </table:table-cell>
        </table:table-row>
        <table:table-row table:style-name="ro1">
          <table:table-cell office:value-type="string" calcext:value-type="string">
            <text:p>monkeyc4l2s1692</text:p>
          </table:table-cell>
          <table:table-cell office:value-type="float" office:value="12.73986164" calcext:value-type="float">
            <text:p>12,73986164</text:p>
          </table:table-cell>
          <table:table-cell office:value-type="float" office:value="13.37168172" calcext:value-type="float">
            <text:p>13,37168172</text:p>
          </table:table-cell>
        </table:table-row>
        <table:table-row table:style-name="ro1">
          <table:table-cell office:value-type="string" calcext:value-type="string">
            <text:p>monkeyc4l2s1693</text:p>
          </table:table-cell>
          <table:table-cell office:value-type="float" office:value="11.59793668" calcext:value-type="float">
            <text:p>11,59793668</text:p>
          </table:table-cell>
          <table:table-cell office:value-type="float" office:value="13.95655771" calcext:value-type="float">
            <text:p>13,95655771</text:p>
          </table:table-cell>
        </table:table-row>
        <table:table-row table:style-name="ro1">
          <table:table-cell office:value-type="string" calcext:value-type="string">
            <text:p>monkeyc4l2s1694</text:p>
          </table:table-cell>
          <table:table-cell office:value-type="float" office:value="13.72638317" calcext:value-type="float">
            <text:p>13,72638317</text:p>
          </table:table-cell>
          <table:table-cell office:value-type="float" office:value="13.38478053" calcext:value-type="float">
            <text:p>13,38478053</text:p>
          </table:table-cell>
        </table:table-row>
        <table:table-row table:style-name="ro1">
          <table:table-cell office:value-type="string" calcext:value-type="string">
            <text:p>monkeyc4l2s1695</text:p>
          </table:table-cell>
          <table:table-cell office:value-type="float" office:value="12.48032894" calcext:value-type="float">
            <text:p>12,48032894</text:p>
          </table:table-cell>
          <table:table-cell office:value-type="float" office:value="13.57768012" calcext:value-type="float">
            <text:p>13,57768012</text:p>
          </table:table-cell>
        </table:table-row>
        <table:table-row table:style-name="ro1">
          <table:table-cell office:value-type="string" calcext:value-type="string">
            <text:p>monkeyc4l2s1696</text:p>
          </table:table-cell>
          <table:table-cell office:value-type="float" office:value="9.95274476" calcext:value-type="float">
            <text:p>9,95274476</text:p>
          </table:table-cell>
          <table:table-cell office:value-type="float" office:value="13.57503974" calcext:value-type="float">
            <text:p>13,57503974</text:p>
          </table:table-cell>
        </table:table-row>
        <table:table-row table:style-name="ro1">
          <table:table-cell office:value-type="string" calcext:value-type="string">
            <text:p>monkeyc4l2s1697</text:p>
          </table:table-cell>
          <table:table-cell office:value-type="float" office:value="14.01681214" calcext:value-type="float">
            <text:p>14,01681214</text:p>
          </table:table-cell>
          <table:table-cell office:value-type="float" office:value="13.2019554" calcext:value-type="float">
            <text:p>13,2019554</text:p>
          </table:table-cell>
        </table:table-row>
        <table:table-row table:style-name="ro1">
          <table:table-cell office:value-type="string" calcext:value-type="string">
            <text:p>monkeyc4l2s1698</text:p>
          </table:table-cell>
          <table:table-cell office:value-type="float" office:value="15.34273745" calcext:value-type="float">
            <text:p>15,34273745</text:p>
          </table:table-cell>
          <table:table-cell office:value-type="float" office:value="13.20330233" calcext:value-type="float">
            <text:p>13,20330233</text:p>
          </table:table-cell>
        </table:table-row>
        <table:table-row table:style-name="ro1">
          <table:table-cell office:value-type="string" calcext:value-type="string">
            <text:p>monkeyc4l2s1699</text:p>
          </table:table-cell>
          <table:table-cell office:value-type="float" office:value="11.87247814" calcext:value-type="float">
            <text:p>11,87247814</text:p>
          </table:table-cell>
          <table:table-cell office:value-type="float" office:value="13.49518488" calcext:value-type="float">
            <text:p>13,49518488</text:p>
          </table:table-cell>
        </table:table-row>
        <table:table-row table:style-name="ro1">
          <table:table-cell office:value-type="string" calcext:value-type="string">
            <text:p>monkeyc4l2s1700</text:p>
          </table:table-cell>
          <table:table-cell office:value-type="float" office:value="15.15500204" calcext:value-type="float">
            <text:p>15,15500204</text:p>
          </table:table-cell>
          <table:table-cell office:value-type="float" office:value="13.68551792" calcext:value-type="float">
            <text:p>13,68551792</text:p>
          </table:table-cell>
        </table:table-row>
        <table:table-row table:style-name="ro1">
          <table:table-cell office:value-type="string" calcext:value-type="string">
            <text:p>monkeyc4l2s1701</text:p>
          </table:table-cell>
          <table:table-cell office:value-type="float" office:value="11.92206963" calcext:value-type="float">
            <text:p>11,92206963</text:p>
          </table:table-cell>
          <table:table-cell office:value-type="float" office:value="14.02082423" calcext:value-type="float">
            <text:p>14,02082423</text:p>
          </table:table-cell>
        </table:table-row>
        <table:table-row table:style-name="ro1">
          <table:table-cell office:value-type="string" calcext:value-type="string">
            <text:p>monkeyc4l2s1702</text:p>
          </table:table-cell>
          <table:table-cell office:value-type="float" office:value="16.43820606" calcext:value-type="float">
            <text:p>16,43820606</text:p>
          </table:table-cell>
          <table:table-cell office:value-type="float" office:value="13.65152099" calcext:value-type="float">
            <text:p>13,65152099</text:p>
          </table:table-cell>
        </table:table-row>
        <table:table-row table:style-name="ro1">
          <table:table-cell office:value-type="string" calcext:value-type="string">
            <text:p>monkeyc4l2s1703</text:p>
          </table:table-cell>
          <table:table-cell office:value-type="float" office:value="11.207177" calcext:value-type="float">
            <text:p>11,207177</text:p>
          </table:table-cell>
          <table:table-cell office:value-type="float" office:value="13.93424459" calcext:value-type="float">
            <text:p>13,93424459</text:p>
          </table:table-cell>
        </table:table-row>
        <table:table-row table:style-name="ro1">
          <table:table-cell office:value-type="string" calcext:value-type="string">
            <text:p>monkeyc4l2s1704</text:p>
          </table:table-cell>
          <table:table-cell office:value-type="float" office:value="14.59210173" calcext:value-type="float">
            <text:p>14,59210173</text:p>
          </table:table-cell>
          <table:table-cell office:value-type="float" office:value="14.18351756" calcext:value-type="float">
            <text:p>14,18351756</text:p>
          </table:table-cell>
        </table:table-row>
        <table:table-row table:style-name="ro1">
          <table:table-cell office:value-type="string" calcext:value-type="string">
            <text:p>monkeyc4l2s1705</text:p>
          </table:table-cell>
          <table:table-cell office:value-type="float" office:value="13.42313328" calcext:value-type="float">
            <text:p>13,42313328</text:p>
          </table:table-cell>
          <table:table-cell office:value-type="float" office:value="13.80033202" calcext:value-type="float">
            <text:p>13,80033202</text:p>
          </table:table-cell>
        </table:table-row>
        <table:table-row table:style-name="ro1">
          <table:table-cell office:value-type="string" calcext:value-type="string">
            <text:p>monkeyc4l2s1706</text:p>
          </table:table-cell>
          <table:table-cell office:value-type="float" office:value="10.8638775" calcext:value-type="float">
            <text:p>10,8638775</text:p>
          </table:table-cell>
          <table:table-cell office:value-type="float" office:value="13.43746748" calcext:value-type="float">
            <text:p>13,43746748</text:p>
          </table:table-cell>
        </table:table-row>
        <table:table-row table:style-name="ro1">
          <table:table-cell office:value-type="string" calcext:value-type="string">
            <text:p>monkeyc4l2s1707</text:p>
          </table:table-cell>
          <table:table-cell office:value-type="float" office:value="14.99654811" calcext:value-type="float">
            <text:p>14,99654811</text:p>
          </table:table-cell>
          <table:table-cell office:value-type="float" office:value="13.54415655" calcext:value-type="float">
            <text:p>13,54415655</text:p>
          </table:table-cell>
        </table:table-row>
        <table:table-row table:style-name="ro1">
          <table:table-cell office:value-type="string" calcext:value-type="string">
            <text:p>monkeyc4l2s1708</text:p>
          </table:table-cell>
          <table:table-cell office:value-type="float" office:value="11.19167874" calcext:value-type="float">
            <text:p>11,19167874</text:p>
          </table:table-cell>
          <table:table-cell office:value-type="float" office:value="13.67842294" calcext:value-type="float">
            <text:p>13,67842294</text:p>
          </table:table-cell>
        </table:table-row>
        <table:table-row table:style-name="ro1">
          <table:table-cell office:value-type="string" calcext:value-type="string">
            <text:p>monkeyc4l2s1709</text:p>
          </table:table-cell>
          <table:table-cell office:value-type="float" office:value="16.29207883" calcext:value-type="float">
            <text:p>16,29207883</text:p>
          </table:table-cell>
          <table:table-cell office:value-type="float" office:value="13.36562572" calcext:value-type="float">
            <text:p>13,36562572</text:p>
          </table:table-cell>
        </table:table-row>
        <table:table-row table:style-name="ro1">
          <table:table-cell office:value-type="string" calcext:value-type="string">
            <text:p>monkeyc4l2s1710</text:p>
          </table:table-cell>
          <table:table-cell office:value-type="float" office:value="11.23308299" calcext:value-type="float">
            <text:p>11,23308299</text:p>
          </table:table-cell>
          <table:table-cell office:value-type="float" office:value="13.81193931" calcext:value-type="float">
            <text:p>13,81193931</text:p>
          </table:table-cell>
        </table:table-row>
        <table:table-row table:style-name="ro1">
          <table:table-cell office:value-type="string" calcext:value-type="string">
            <text:p>monkeyc4l2s1711</text:p>
          </table:table-cell>
          <table:table-cell office:value-type="float" office:value="10.27465217" calcext:value-type="float">
            <text:p>10,27465217</text:p>
          </table:table-cell>
          <table:table-cell office:value-type="float" office:value="13.98574978" calcext:value-type="float">
            <text:p>13,98574978</text:p>
          </table:table-cell>
        </table:table-row>
        <table:table-row table:style-name="ro1">
          <table:table-cell office:value-type="string" calcext:value-type="string">
            <text:p>monkeyc4l2s1712</text:p>
          </table:table-cell>
          <table:table-cell office:value-type="float" office:value="10.44532282" calcext:value-type="float">
            <text:p>10,44532282</text:p>
          </table:table-cell>
          <table:table-cell office:value-type="float" office:value="13.37198341" calcext:value-type="float">
            <text:p>13,37198341</text:p>
          </table:table-cell>
        </table:table-row>
        <table:table-row table:style-name="ro1">
          <table:table-cell office:value-type="string" calcext:value-type="string">
            <text:p>monkeyc4l2s1713</text:p>
          </table:table-cell>
          <table:table-cell office:value-type="float" office:value="11.37042009" calcext:value-type="float">
            <text:p>11,37042009</text:p>
          </table:table-cell>
          <table:table-cell office:value-type="float" office:value="13.92779169" calcext:value-type="float">
            <text:p>13,92779169</text:p>
          </table:table-cell>
        </table:table-row>
        <table:table-row table:style-name="ro1">
          <table:table-cell office:value-type="string" calcext:value-type="string">
            <text:p>monkeyc4l2s1714</text:p>
          </table:table-cell>
          <table:table-cell office:value-type="float" office:value="10.82708748" calcext:value-type="float">
            <text:p>10,82708748</text:p>
          </table:table-cell>
          <table:table-cell office:value-type="float" office:value="13.41015113" calcext:value-type="float">
            <text:p>13,41015113</text:p>
          </table:table-cell>
        </table:table-row>
        <table:table-row table:style-name="ro1">
          <table:table-cell office:value-type="string" calcext:value-type="string">
            <text:p>monkeyc4l2s1715</text:p>
          </table:table-cell>
          <table:table-cell office:value-type="float" office:value="14.90282249" calcext:value-type="float">
            <text:p>14,90282249</text:p>
          </table:table-cell>
          <table:table-cell office:value-type="float" office:value="13.35586108" calcext:value-type="float">
            <text:p>13,35586108</text:p>
          </table:table-cell>
        </table:table-row>
        <table:table-row table:style-name="ro1">
          <table:table-cell office:value-type="string" calcext:value-type="string">
            <text:p>monkeyc4l2s1716</text:p>
          </table:table-cell>
          <table:table-cell office:value-type="float" office:value="9.55281832" calcext:value-type="float">
            <text:p>9,55281832</text:p>
          </table:table-cell>
          <table:table-cell office:value-type="float" office:value="13.3989423" calcext:value-type="float">
            <text:p>13,3989423</text:p>
          </table:table-cell>
        </table:table-row>
        <table:table-row table:style-name="ro1">
          <table:table-cell office:value-type="string" calcext:value-type="string">
            <text:p>monkeyc4l2s1717</text:p>
          </table:table-cell>
          <table:table-cell office:value-type="float" office:value="11.83146551" calcext:value-type="float">
            <text:p>11,83146551</text:p>
          </table:table-cell>
          <table:table-cell office:value-type="float" office:value="13.74235662" calcext:value-type="float">
            <text:p>13,74235662</text:p>
          </table:table-cell>
        </table:table-row>
        <table:table-row table:style-name="ro1">
          <table:table-cell office:value-type="string" calcext:value-type="string">
            <text:p>monkeyc4l2s1718</text:p>
          </table:table-cell>
          <table:table-cell office:value-type="float" office:value="14.9202256" calcext:value-type="float">
            <text:p>14,9202256</text:p>
          </table:table-cell>
          <table:table-cell office:value-type="float" office:value="13.73203938" calcext:value-type="float">
            <text:p>13,73203938</text:p>
          </table:table-cell>
        </table:table-row>
        <table:table-row table:style-name="ro1">
          <table:table-cell office:value-type="string" calcext:value-type="string">
            <text:p>monkeyc4l2s1719</text:p>
          </table:table-cell>
          <table:table-cell office:value-type="float" office:value="15.45788299" calcext:value-type="float">
            <text:p>15,45788299</text:p>
          </table:table-cell>
          <table:table-cell office:value-type="float" office:value="13.86628854" calcext:value-type="float">
            <text:p>13,86628854</text:p>
          </table:table-cell>
        </table:table-row>
        <table:table-row table:style-name="ro1">
          <table:table-cell office:value-type="string" calcext:value-type="string">
            <text:p>monkeyc4l2s1720</text:p>
          </table:table-cell>
          <table:table-cell office:value-type="float" office:value="12.62983178" calcext:value-type="float">
            <text:p>12,62983178</text:p>
          </table:table-cell>
          <table:table-cell office:value-type="float" office:value="13.7306062" calcext:value-type="float">
            <text:p>13,7306062</text:p>
          </table:table-cell>
        </table:table-row>
        <table:table-row table:style-name="ro1">
          <table:table-cell office:value-type="string" calcext:value-type="string">
            <text:p>monkeyc4l2s1721</text:p>
          </table:table-cell>
          <table:table-cell office:value-type="float" office:value="10.45543903" calcext:value-type="float">
            <text:p>10,45543903</text:p>
          </table:table-cell>
          <table:table-cell office:value-type="float" office:value="14.07194686" calcext:value-type="float">
            <text:p>14,07194686</text:p>
          </table:table-cell>
        </table:table-row>
        <table:table-row table:style-name="ro1">
          <table:table-cell office:value-type="string" calcext:value-type="string">
            <text:p>monkeyc4l2s1722</text:p>
          </table:table-cell>
          <table:table-cell office:value-type="float" office:value="11.87011768" calcext:value-type="float">
            <text:p>11,87011768</text:p>
          </table:table-cell>
          <table:table-cell office:value-type="float" office:value="13.40176303" calcext:value-type="float">
            <text:p>13,40176303</text:p>
          </table:table-cell>
        </table:table-row>
        <table:table-row table:style-name="ro1">
          <table:table-cell office:value-type="string" calcext:value-type="string">
            <text:p>monkeyc4l2s1723</text:p>
          </table:table-cell>
          <table:table-cell office:value-type="float" office:value="10.17597579" calcext:value-type="float">
            <text:p>10,17597579</text:p>
          </table:table-cell>
          <table:table-cell office:value-type="float" office:value="13.56186171" calcext:value-type="float">
            <text:p>13,56186171</text:p>
          </table:table-cell>
        </table:table-row>
        <table:table-row table:style-name="ro1">
          <table:table-cell office:value-type="string" calcext:value-type="string">
            <text:p>monkeyc4l2s1724</text:p>
          </table:table-cell>
          <table:table-cell office:value-type="float" office:value="12.24228066" calcext:value-type="float">
            <text:p>12,24228066</text:p>
          </table:table-cell>
          <table:table-cell office:value-type="float" office:value="13.65608436" calcext:value-type="float">
            <text:p>13,65608436</text:p>
          </table:table-cell>
        </table:table-row>
        <table:table-row table:style-name="ro1">
          <table:table-cell office:value-type="string" calcext:value-type="string">
            <text:p>monkeyc4l2s1725</text:p>
          </table:table-cell>
          <table:table-cell office:value-type="float" office:value="15.81060272" calcext:value-type="float">
            <text:p>15,81060272</text:p>
          </table:table-cell>
          <table:table-cell office:value-type="float" office:value="13.93979815" calcext:value-type="float">
            <text:p>13,93979815</text:p>
          </table:table-cell>
        </table:table-row>
        <table:table-row table:style-name="ro1">
          <table:table-cell office:value-type="string" calcext:value-type="string">
            <text:p>monkeyc4l2s1726</text:p>
          </table:table-cell>
          <table:table-cell office:value-type="float" office:value="12.72960465" calcext:value-type="float">
            <text:p>12,72960465</text:p>
          </table:table-cell>
          <table:table-cell office:value-type="float" office:value="14.09262758" calcext:value-type="float">
            <text:p>14,09262758</text:p>
          </table:table-cell>
        </table:table-row>
        <table:table-row table:style-name="ro1">
          <table:table-cell office:value-type="string" calcext:value-type="string">
            <text:p>monkeyc4l2s1727</text:p>
          </table:table-cell>
          <table:table-cell office:value-type="float" office:value="12.81368326" calcext:value-type="float">
            <text:p>12,81368326</text:p>
          </table:table-cell>
          <table:table-cell office:value-type="float" office:value="13.35137707" calcext:value-type="float">
            <text:p>13,35137707</text:p>
          </table:table-cell>
        </table:table-row>
        <table:table-row table:style-name="ro1">
          <table:table-cell office:value-type="string" calcext:value-type="string">
            <text:p>monkeyc4l2s1728</text:p>
          </table:table-cell>
          <table:table-cell office:value-type="float" office:value="13.71774214" calcext:value-type="float">
            <text:p>13,71774214</text:p>
          </table:table-cell>
          <table:table-cell office:value-type="float" office:value="13.79520287" calcext:value-type="float">
            <text:p>13,79520287</text:p>
          </table:table-cell>
        </table:table-row>
        <table:table-row table:style-name="ro1">
          <table:table-cell office:value-type="string" calcext:value-type="string">
            <text:p>monkeyc4l2s1729</text:p>
          </table:table-cell>
          <table:table-cell office:value-type="float" office:value="10.72776492" calcext:value-type="float">
            <text:p>10,72776492</text:p>
          </table:table-cell>
          <table:table-cell office:value-type="float" office:value="13.21368151" calcext:value-type="float">
            <text:p>13,21368151</text:p>
          </table:table-cell>
        </table:table-row>
        <table:table-row table:style-name="ro1">
          <table:table-cell office:value-type="string" calcext:value-type="string">
            <text:p>monkeyc4l2s1730</text:p>
          </table:table-cell>
          <table:table-cell office:value-type="float" office:value="16.27500733" calcext:value-type="float">
            <text:p>16,27500733</text:p>
          </table:table-cell>
          <table:table-cell office:value-type="float" office:value="14.12686449" calcext:value-type="float">
            <text:p>14,12686449</text:p>
          </table:table-cell>
        </table:table-row>
        <table:table-row table:style-name="ro1">
          <table:table-cell office:value-type="string" calcext:value-type="string">
            <text:p>monkeyc4l2s1731</text:p>
          </table:table-cell>
          <table:table-cell office:value-type="float" office:value="11.70136905" calcext:value-type="float">
            <text:p>11,70136905</text:p>
          </table:table-cell>
          <table:table-cell office:value-type="float" office:value="13.76967953" calcext:value-type="float">
            <text:p>13,76967953</text:p>
          </table:table-cell>
        </table:table-row>
        <table:table-row table:style-name="ro1">
          <table:table-cell office:value-type="string" calcext:value-type="string">
            <text:p>monkeyc4l2s1732</text:p>
          </table:table-cell>
          <table:table-cell office:value-type="float" office:value="14.13336506" calcext:value-type="float">
            <text:p>14,13336506</text:p>
          </table:table-cell>
          <table:table-cell office:value-type="float" office:value="13.89696887" calcext:value-type="float">
            <text:p>13,89696887</text:p>
          </table:table-cell>
        </table:table-row>
        <table:table-row table:style-name="ro1">
          <table:table-cell office:value-type="string" calcext:value-type="string">
            <text:p>monkeyc4l2s1733</text:p>
          </table:table-cell>
          <table:table-cell office:value-type="float" office:value="16.20796353" calcext:value-type="float">
            <text:p>16,20796353</text:p>
          </table:table-cell>
          <table:table-cell office:value-type="float" office:value="14.17053737" calcext:value-type="float">
            <text:p>14,17053737</text:p>
          </table:table-cell>
        </table:table-row>
        <table:table-row table:style-name="ro1">
          <table:table-cell office:value-type="string" calcext:value-type="string">
            <text:p>monkeyc4l2s1734</text:p>
          </table:table-cell>
          <table:table-cell office:value-type="float" office:value="13.83916794" calcext:value-type="float">
            <text:p>13,83916794</text:p>
          </table:table-cell>
          <table:table-cell office:value-type="float" office:value="13.59443301" calcext:value-type="float">
            <text:p>13,59443301</text:p>
          </table:table-cell>
        </table:table-row>
        <table:table-row table:style-name="ro1">
          <table:table-cell office:value-type="string" calcext:value-type="string">
            <text:p>monkeyc4l2s1735</text:p>
          </table:table-cell>
          <table:table-cell office:value-type="float" office:value="12.34523686" calcext:value-type="float">
            <text:p>12,34523686</text:p>
          </table:table-cell>
          <table:table-cell office:value-type="float" office:value="13.85348073" calcext:value-type="float">
            <text:p>13,85348073</text:p>
          </table:table-cell>
        </table:table-row>
        <table:table-row table:style-name="ro1">
          <table:table-cell office:value-type="string" calcext:value-type="string">
            <text:p>monkeyc4l2s1736</text:p>
          </table:table-cell>
          <table:table-cell office:value-type="float" office:value="13.06074311" calcext:value-type="float">
            <text:p>13,06074311</text:p>
          </table:table-cell>
          <table:table-cell office:value-type="float" office:value="13.24538335" calcext:value-type="float">
            <text:p>13,24538335</text:p>
          </table:table-cell>
        </table:table-row>
        <table:table-row table:style-name="ro1">
          <table:table-cell office:value-type="string" calcext:value-type="string">
            <text:p>monkeyc4l2s1737</text:p>
          </table:table-cell>
          <table:table-cell office:value-type="float" office:value="15.53257572" calcext:value-type="float">
            <text:p>15,53257572</text:p>
          </table:table-cell>
          <table:table-cell office:value-type="float" office:value="13.27339141" calcext:value-type="float">
            <text:p>13,27339141</text:p>
          </table:table-cell>
        </table:table-row>
        <table:table-row table:style-name="ro1">
          <table:table-cell office:value-type="string" calcext:value-type="string">
            <text:p>monkeyc4l2s1738</text:p>
          </table:table-cell>
          <table:table-cell office:value-type="float" office:value="10.70516093" calcext:value-type="float">
            <text:p>10,70516093</text:p>
          </table:table-cell>
          <table:table-cell office:value-type="float" office:value="13.6521707" calcext:value-type="float">
            <text:p>13,6521707</text:p>
          </table:table-cell>
        </table:table-row>
        <table:table-row table:style-name="ro1">
          <table:table-cell office:value-type="string" calcext:value-type="string">
            <text:p>monkeyc4l2s1739</text:p>
          </table:table-cell>
          <table:table-cell office:value-type="float" office:value="14.3415713" calcext:value-type="float">
            <text:p>14,3415713</text:p>
          </table:table-cell>
          <table:table-cell office:value-type="float" office:value="13.69293034" calcext:value-type="float">
            <text:p>13,69293034</text:p>
          </table:table-cell>
        </table:table-row>
        <table:table-row table:style-name="ro1">
          <table:table-cell office:value-type="string" calcext:value-type="string">
            <text:p>monkeyc4l2s1740</text:p>
          </table:table-cell>
          <table:table-cell office:value-type="float" office:value="15.43377379" calcext:value-type="float">
            <text:p>15,43377379</text:p>
          </table:table-cell>
          <table:table-cell office:value-type="float" office:value="14.0115397" calcext:value-type="float">
            <text:p>14,0115397</text:p>
          </table:table-cell>
        </table:table-row>
        <table:table-row table:style-name="ro1">
          <table:table-cell office:value-type="string" calcext:value-type="string">
            <text:p>monkeyc4l2s1741</text:p>
          </table:table-cell>
          <table:table-cell office:value-type="float" office:value="13.27535715" calcext:value-type="float">
            <text:p>13,27535715</text:p>
          </table:table-cell>
          <table:table-cell office:value-type="float" office:value="13.62167037" calcext:value-type="float">
            <text:p>13,62167037</text:p>
          </table:table-cell>
        </table:table-row>
        <table:table-row table:style-name="ro1">
          <table:table-cell office:value-type="string" calcext:value-type="string">
            <text:p>monkeyc4l2s1742</text:p>
          </table:table-cell>
          <table:table-cell office:value-type="float" office:value="14.95487951" calcext:value-type="float">
            <text:p>14,95487951</text:p>
          </table:table-cell>
          <table:table-cell office:value-type="float" office:value="13.66414925" calcext:value-type="float">
            <text:p>13,66414925</text:p>
          </table:table-cell>
        </table:table-row>
        <table:table-row table:style-name="ro1">
          <table:table-cell office:value-type="string" calcext:value-type="string">
            <text:p>monkeyc4l2s1743</text:p>
          </table:table-cell>
          <table:table-cell office:value-type="float" office:value="15.47347962" calcext:value-type="float">
            <text:p>15,47347962</text:p>
          </table:table-cell>
          <table:table-cell office:value-type="float" office:value="13.46858031" calcext:value-type="float">
            <text:p>13,46858031</text:p>
          </table:table-cell>
        </table:table-row>
        <table:table-row table:style-name="ro1">
          <table:table-cell office:value-type="string" calcext:value-type="string">
            <text:p>monkeyc4l2s1744</text:p>
          </table:table-cell>
          <table:table-cell office:value-type="float" office:value="14.06471368" calcext:value-type="float">
            <text:p>14,06471368</text:p>
          </table:table-cell>
          <table:table-cell office:value-type="float" office:value="13.7537524" calcext:value-type="float">
            <text:p>13,7537524</text:p>
          </table:table-cell>
        </table:table-row>
        <table:table-row table:style-name="ro1">
          <table:table-cell office:value-type="string" calcext:value-type="string">
            <text:p>monkeyc4l2s1745</text:p>
          </table:table-cell>
          <table:table-cell office:value-type="float" office:value="16.34533934" calcext:value-type="float">
            <text:p>16,34533934</text:p>
          </table:table-cell>
          <table:table-cell office:value-type="float" office:value="14.09751204" calcext:value-type="float">
            <text:p>14,09751204</text:p>
          </table:table-cell>
        </table:table-row>
        <table:table-row table:style-name="ro1">
          <table:table-cell office:value-type="string" calcext:value-type="string">
            <text:p>monkeyc4l2s1746</text:p>
          </table:table-cell>
          <table:table-cell office:value-type="float" office:value="12.83052049" calcext:value-type="float">
            <text:p>12,83052049</text:p>
          </table:table-cell>
          <table:table-cell office:value-type="float" office:value="14.06862181" calcext:value-type="float">
            <text:p>14,06862181</text:p>
          </table:table-cell>
        </table:table-row>
        <table:table-row table:style-name="ro1">
          <table:table-cell office:value-type="string" calcext:value-type="string">
            <text:p>monkeyc4l2s1747</text:p>
          </table:table-cell>
          <table:table-cell office:value-type="float" office:value="13.74776196" calcext:value-type="float">
            <text:p>13,74776196</text:p>
          </table:table-cell>
          <table:table-cell office:value-type="float" office:value="14.15449395" calcext:value-type="float">
            <text:p>14,15449395</text:p>
          </table:table-cell>
        </table:table-row>
        <table:table-row table:style-name="ro1">
          <table:table-cell office:value-type="string" calcext:value-type="string">
            <text:p>monkeyc4l2s1748</text:p>
          </table:table-cell>
          <table:table-cell office:value-type="float" office:value="11.20935106" calcext:value-type="float">
            <text:p>11,20935106</text:p>
          </table:table-cell>
          <table:table-cell office:value-type="float" office:value="13.89150759" calcext:value-type="float">
            <text:p>13,89150759</text:p>
          </table:table-cell>
        </table:table-row>
        <table:table-row table:style-name="ro1">
          <table:table-cell office:value-type="string" calcext:value-type="string">
            <text:p>monkeyc4l2s1749</text:p>
          </table:table-cell>
          <table:table-cell office:value-type="float" office:value="12.18689399" calcext:value-type="float">
            <text:p>12,18689399</text:p>
          </table:table-cell>
          <table:table-cell office:value-type="float" office:value="14.10578591" calcext:value-type="float">
            <text:p>14,10578591</text:p>
          </table:table-cell>
        </table:table-row>
        <table:table-row table:style-name="ro1">
          <table:table-cell office:value-type="string" calcext:value-type="string">
            <text:p>monkeyc4l2s1750</text:p>
          </table:table-cell>
          <table:table-cell office:value-type="float" office:value="12.81090561" calcext:value-type="float">
            <text:p>12,81090561</text:p>
          </table:table-cell>
          <table:table-cell office:value-type="float" office:value="14.14628356" calcext:value-type="float">
            <text:p>14,14628356</text:p>
          </table:table-cell>
        </table:table-row>
        <table:table-row table:style-name="ro1">
          <table:table-cell office:value-type="string" calcext:value-type="string">
            <text:p>monkeyc4l2s1751</text:p>
          </table:table-cell>
          <table:table-cell office:value-type="float" office:value="15.46054065" calcext:value-type="float">
            <text:p>15,46054065</text:p>
          </table:table-cell>
          <table:table-cell office:value-type="float" office:value="13.47545426" calcext:value-type="float">
            <text:p>13,47545426</text:p>
          </table:table-cell>
        </table:table-row>
        <table:table-row table:style-name="ro1">
          <table:table-cell office:value-type="string" calcext:value-type="string">
            <text:p>monkeyc4l2s1752</text:p>
          </table:table-cell>
          <table:table-cell office:value-type="float" office:value="12.01998864" calcext:value-type="float">
            <text:p>12,01998864</text:p>
          </table:table-cell>
          <table:table-cell office:value-type="float" office:value="13.73503695" calcext:value-type="float">
            <text:p>13,73503695</text:p>
          </table:table-cell>
        </table:table-row>
        <table:table-row table:style-name="ro1">
          <table:table-cell office:value-type="string" calcext:value-type="string">
            <text:p>monkeyc4l2s1753</text:p>
          </table:table-cell>
          <table:table-cell office:value-type="float" office:value="16.14687643" calcext:value-type="float">
            <text:p>16,14687643</text:p>
          </table:table-cell>
          <table:table-cell office:value-type="float" office:value="13.63048146" calcext:value-type="float">
            <text:p>13,63048146</text:p>
          </table:table-cell>
        </table:table-row>
        <table:table-row table:style-name="ro1">
          <table:table-cell office:value-type="string" calcext:value-type="string">
            <text:p>monkeyc4l2s1754</text:p>
          </table:table-cell>
          <table:table-cell office:value-type="float" office:value="15.52707749" calcext:value-type="float">
            <text:p>15,52707749</text:p>
          </table:table-cell>
          <table:table-cell office:value-type="float" office:value="13.84270745" calcext:value-type="float">
            <text:p>13,84270745</text:p>
          </table:table-cell>
        </table:table-row>
        <table:table-row table:style-name="ro1">
          <table:table-cell office:value-type="string" calcext:value-type="string">
            <text:p>monkeyc4l2s1755</text:p>
          </table:table-cell>
          <table:table-cell office:value-type="float" office:value="15.26357958" calcext:value-type="float">
            <text:p>15,26357958</text:p>
          </table:table-cell>
          <table:table-cell office:value-type="float" office:value="13.77329437" calcext:value-type="float">
            <text:p>13,77329437</text:p>
          </table:table-cell>
        </table:table-row>
        <table:table-row table:style-name="ro1">
          <table:table-cell office:value-type="string" calcext:value-type="string">
            <text:p>monkeyc4l2s1756</text:p>
          </table:table-cell>
          <table:table-cell office:value-type="float" office:value="15.85849136" calcext:value-type="float">
            <text:p>15,85849136</text:p>
          </table:table-cell>
          <table:table-cell office:value-type="float" office:value="13.49463845" calcext:value-type="float">
            <text:p>13,49463845</text:p>
          </table:table-cell>
        </table:table-row>
        <table:table-row table:style-name="ro1">
          <table:table-cell office:value-type="string" calcext:value-type="string">
            <text:p>monkeyc4l2s1757</text:p>
          </table:table-cell>
          <table:table-cell office:value-type="float" office:value="11.9111956" calcext:value-type="float">
            <text:p>11,9111956</text:p>
          </table:table-cell>
          <table:table-cell office:value-type="float" office:value="13.46948426" calcext:value-type="float">
            <text:p>13,46948426</text:p>
          </table:table-cell>
        </table:table-row>
        <table:table-row table:style-name="ro1">
          <table:table-cell office:value-type="string" calcext:value-type="string">
            <text:p>monkeyc4l2s1758</text:p>
          </table:table-cell>
          <table:table-cell office:value-type="float" office:value="10.83755711" calcext:value-type="float">
            <text:p>10,83755711</text:p>
          </table:table-cell>
          <table:table-cell office:value-type="float" office:value="13.86090058" calcext:value-type="float">
            <text:p>13,86090058</text:p>
          </table:table-cell>
        </table:table-row>
        <table:table-row table:style-name="ro1">
          <table:table-cell office:value-type="string" calcext:value-type="string">
            <text:p>monkeyc4l2s1759</text:p>
          </table:table-cell>
          <table:table-cell office:value-type="float" office:value="12.81509456" calcext:value-type="float">
            <text:p>12,81509456</text:p>
          </table:table-cell>
          <table:table-cell office:value-type="float" office:value="13.79332385" calcext:value-type="float">
            <text:p>13,79332385</text:p>
          </table:table-cell>
        </table:table-row>
        <table:table-row table:style-name="ro1">
          <table:table-cell office:value-type="string" calcext:value-type="string">
            <text:p>monkeyc4l2s1760</text:p>
          </table:table-cell>
          <table:table-cell office:value-type="float" office:value="13.68372802" calcext:value-type="float">
            <text:p>13,68372802</text:p>
          </table:table-cell>
          <table:table-cell office:value-type="float" office:value="14.11889554" calcext:value-type="float">
            <text:p>14,11889554</text:p>
          </table:table-cell>
        </table:table-row>
        <table:table-row table:style-name="ro1">
          <table:table-cell office:value-type="string" calcext:value-type="string">
            <text:p>monkeyc4l2s1761</text:p>
          </table:table-cell>
          <table:table-cell office:value-type="float" office:value="9.62779902" calcext:value-type="float">
            <text:p>9,62779902</text:p>
          </table:table-cell>
          <table:table-cell office:value-type="float" office:value="13.6525525" calcext:value-type="float">
            <text:p>13,6525525</text:p>
          </table:table-cell>
        </table:table-row>
        <table:table-row table:style-name="ro1">
          <table:table-cell office:value-type="string" calcext:value-type="string">
            <text:p>monkeyc4l2s1762</text:p>
          </table:table-cell>
          <table:table-cell office:value-type="float" office:value="15.1136942" calcext:value-type="float">
            <text:p>15,1136942</text:p>
          </table:table-cell>
          <table:table-cell office:value-type="float" office:value="14.01206676" calcext:value-type="float">
            <text:p>14,01206676</text:p>
          </table:table-cell>
        </table:table-row>
        <table:table-row table:style-name="ro1">
          <table:table-cell office:value-type="string" calcext:value-type="string">
            <text:p>monkeyc4l2s1763</text:p>
          </table:table-cell>
          <table:table-cell office:value-type="float" office:value="11.46585908" calcext:value-type="float">
            <text:p>11,46585908</text:p>
          </table:table-cell>
          <table:table-cell office:value-type="float" office:value="13.8967872" calcext:value-type="float">
            <text:p>13,8967872</text:p>
          </table:table-cell>
        </table:table-row>
        <table:table-row table:style-name="ro1">
          <table:table-cell office:value-type="string" calcext:value-type="string">
            <text:p>monkeyc4l2s1764</text:p>
          </table:table-cell>
          <table:table-cell office:value-type="float" office:value="16.07851204" calcext:value-type="float">
            <text:p>16,07851204</text:p>
          </table:table-cell>
          <table:table-cell office:value-type="float" office:value="13.41966792" calcext:value-type="float">
            <text:p>13,41966792</text:p>
          </table:table-cell>
        </table:table-row>
        <table:table-row table:style-name="ro1">
          <table:table-cell office:value-type="string" calcext:value-type="string">
            <text:p>monkeyc4l2s1765</text:p>
          </table:table-cell>
          <table:table-cell office:value-type="float" office:value="12.23049117" calcext:value-type="float">
            <text:p>12,23049117</text:p>
          </table:table-cell>
          <table:table-cell office:value-type="float" office:value="14.11708216" calcext:value-type="float">
            <text:p>14,11708216</text:p>
          </table:table-cell>
        </table:table-row>
        <table:table-row table:style-name="ro1">
          <table:table-cell office:value-type="string" calcext:value-type="string">
            <text:p>monkeyc4l2s1766</text:p>
          </table:table-cell>
          <table:table-cell office:value-type="float" office:value="12.95681876" calcext:value-type="float">
            <text:p>12,95681876</text:p>
          </table:table-cell>
          <table:table-cell office:value-type="float" office:value="13.33616485" calcext:value-type="float">
            <text:p>13,33616485</text:p>
          </table:table-cell>
        </table:table-row>
        <table:table-row table:style-name="ro1">
          <table:table-cell office:value-type="string" calcext:value-type="string">
            <text:p>monkeyc4l2s1767</text:p>
          </table:table-cell>
          <table:table-cell office:value-type="float" office:value="12.63211176" calcext:value-type="float">
            <text:p>12,63211176</text:p>
          </table:table-cell>
          <table:table-cell office:value-type="float" office:value="13.79237422" calcext:value-type="float">
            <text:p>13,79237422</text:p>
          </table:table-cell>
        </table:table-row>
        <table:table-row table:style-name="ro1">
          <table:table-cell office:value-type="string" calcext:value-type="string">
            <text:p>monkeyc4l2s1768</text:p>
          </table:table-cell>
          <table:table-cell office:value-type="float" office:value="10.58450801" calcext:value-type="float">
            <text:p>10,58450801</text:p>
          </table:table-cell>
          <table:table-cell office:value-type="float" office:value="13.60914399" calcext:value-type="float">
            <text:p>13,60914399</text:p>
          </table:table-cell>
        </table:table-row>
        <table:table-row table:style-name="ro1">
          <table:table-cell office:value-type="string" calcext:value-type="string">
            <text:p>monkeyc4l2s1769</text:p>
          </table:table-cell>
          <table:table-cell office:value-type="float" office:value="15.08818948" calcext:value-type="float">
            <text:p>15,08818948</text:p>
          </table:table-cell>
          <table:table-cell office:value-type="float" office:value="13.37188093" calcext:value-type="float">
            <text:p>13,37188093</text:p>
          </table:table-cell>
        </table:table-row>
        <table:table-row table:style-name="ro1">
          <table:table-cell office:value-type="string" calcext:value-type="string">
            <text:p>monkeyc4l2s1770</text:p>
          </table:table-cell>
          <table:table-cell office:value-type="float" office:value="10.38138566" calcext:value-type="float">
            <text:p>10,38138566</text:p>
          </table:table-cell>
          <table:table-cell office:value-type="float" office:value="13.24783215" calcext:value-type="float">
            <text:p>13,24783215</text:p>
          </table:table-cell>
        </table:table-row>
        <table:table-row table:style-name="ro1">
          <table:table-cell office:value-type="string" calcext:value-type="string">
            <text:p>monkeyc4l2s1771</text:p>
          </table:table-cell>
          <table:table-cell office:value-type="float" office:value="16.35652062" calcext:value-type="float">
            <text:p>16,35652062</text:p>
          </table:table-cell>
          <table:table-cell office:value-type="float" office:value="13.48840214" calcext:value-type="float">
            <text:p>13,48840214</text:p>
          </table:table-cell>
        </table:table-row>
        <table:table-row table:style-name="ro1">
          <table:table-cell office:value-type="string" calcext:value-type="string">
            <text:p>monkeyc4l2s1772</text:p>
          </table:table-cell>
          <table:table-cell office:value-type="float" office:value="10.82206128" calcext:value-type="float">
            <text:p>10,82206128</text:p>
          </table:table-cell>
          <table:table-cell office:value-type="float" office:value="13.52290769" calcext:value-type="float">
            <text:p>13,52290769</text:p>
          </table:table-cell>
        </table:table-row>
        <table:table-row table:style-name="ro1">
          <table:table-cell office:value-type="string" calcext:value-type="string">
            <text:p>monkeyc4l2s1773</text:p>
          </table:table-cell>
          <table:table-cell office:value-type="float" office:value="15.76370599" calcext:value-type="float">
            <text:p>15,76370599</text:p>
          </table:table-cell>
          <table:table-cell office:value-type="float" office:value="13.60515079" calcext:value-type="float">
            <text:p>13,60515079</text:p>
          </table:table-cell>
        </table:table-row>
        <table:table-row table:style-name="ro1">
          <table:table-cell office:value-type="string" calcext:value-type="string">
            <text:p>monkeyc4l2s1774</text:p>
          </table:table-cell>
          <table:table-cell office:value-type="float" office:value="13.87770227" calcext:value-type="float">
            <text:p>13,87770227</text:p>
          </table:table-cell>
          <table:table-cell office:value-type="float" office:value="14.16841853" calcext:value-type="float">
            <text:p>14,16841853</text:p>
          </table:table-cell>
        </table:table-row>
        <table:table-row table:style-name="ro1">
          <table:table-cell office:value-type="string" calcext:value-type="string">
            <text:p>monkeyc4l2s1775</text:p>
          </table:table-cell>
          <table:table-cell office:value-type="float" office:value="15.8537239" calcext:value-type="float">
            <text:p>15,8537239</text:p>
          </table:table-cell>
          <table:table-cell office:value-type="float" office:value="13.61025332" calcext:value-type="float">
            <text:p>13,61025332</text:p>
          </table:table-cell>
        </table:table-row>
        <table:table-row table:style-name="ro1">
          <table:table-cell office:value-type="string" calcext:value-type="string">
            <text:p>monkeyc4l2s1776</text:p>
          </table:table-cell>
          <table:table-cell office:value-type="float" office:value="14.73070429" calcext:value-type="float">
            <text:p>14,73070429</text:p>
          </table:table-cell>
          <table:table-cell office:value-type="float" office:value="13.62199083" calcext:value-type="float">
            <text:p>13,62199083</text:p>
          </table:table-cell>
        </table:table-row>
        <table:table-row table:style-name="ro1">
          <table:table-cell office:value-type="string" calcext:value-type="string">
            <text:p>monkeyc4l2s1777</text:p>
          </table:table-cell>
          <table:table-cell office:value-type="float" office:value="10.99403791" calcext:value-type="float">
            <text:p>10,99403791</text:p>
          </table:table-cell>
          <table:table-cell office:value-type="float" office:value="13.46486033" calcext:value-type="float">
            <text:p>13,46486033</text:p>
          </table:table-cell>
        </table:table-row>
        <table:table-row table:style-name="ro1">
          <table:table-cell office:value-type="string" calcext:value-type="string">
            <text:p>monkeyc4l2s1778</text:p>
          </table:table-cell>
          <table:table-cell office:value-type="float" office:value="12.7896986" calcext:value-type="float">
            <text:p>12,7896986</text:p>
          </table:table-cell>
          <table:table-cell office:value-type="float" office:value="14.08995744" calcext:value-type="float">
            <text:p>14,08995744</text:p>
          </table:table-cell>
        </table:table-row>
        <table:table-row table:style-name="ro1">
          <table:table-cell office:value-type="string" calcext:value-type="string">
            <text:p>monkeyc4l2s1779</text:p>
          </table:table-cell>
          <table:table-cell office:value-type="float" office:value="9.66640109" calcext:value-type="float">
            <text:p>9,66640109</text:p>
          </table:table-cell>
          <table:table-cell office:value-type="float" office:value="13.52504907" calcext:value-type="float">
            <text:p>13,52504907</text:p>
          </table:table-cell>
        </table:table-row>
        <table:table-row table:style-name="ro1">
          <table:table-cell office:value-type="string" calcext:value-type="string">
            <text:p>monkeyc4l2s1780</text:p>
          </table:table-cell>
          <table:table-cell office:value-type="float" office:value="13.26039521" calcext:value-type="float">
            <text:p>13,26039521</text:p>
          </table:table-cell>
          <table:table-cell office:value-type="float" office:value="13.23593702" calcext:value-type="float">
            <text:p>13,23593702</text:p>
          </table:table-cell>
        </table:table-row>
        <table:table-row table:style-name="ro1">
          <table:table-cell office:value-type="string" calcext:value-type="string">
            <text:p>monkeyc4l2s1781</text:p>
          </table:table-cell>
          <table:table-cell office:value-type="float" office:value="9.50147187" calcext:value-type="float">
            <text:p>9,50147187</text:p>
          </table:table-cell>
          <table:table-cell office:value-type="float" office:value="13.50993032" calcext:value-type="float">
            <text:p>13,50993032</text:p>
          </table:table-cell>
        </table:table-row>
        <table:table-row table:style-name="ro1">
          <table:table-cell office:value-type="string" calcext:value-type="string">
            <text:p>monkeyc4l2s1782</text:p>
          </table:table-cell>
          <table:table-cell office:value-type="float" office:value="15.90371536" calcext:value-type="float">
            <text:p>15,90371536</text:p>
          </table:table-cell>
          <table:table-cell office:value-type="float" office:value="13.31916739" calcext:value-type="float">
            <text:p>13,31916739</text:p>
          </table:table-cell>
        </table:table-row>
        <table:table-row table:style-name="ro1">
          <table:table-cell office:value-type="string" calcext:value-type="string">
            <text:p>monkeyc4l2s1783</text:p>
          </table:table-cell>
          <table:table-cell office:value-type="float" office:value="15.86960982" calcext:value-type="float">
            <text:p>15,86960982</text:p>
          </table:table-cell>
          <table:table-cell office:value-type="float" office:value="13.82864545" calcext:value-type="float">
            <text:p>13,82864545</text:p>
          </table:table-cell>
        </table:table-row>
        <table:table-row table:style-name="ro1">
          <table:table-cell office:value-type="string" calcext:value-type="string">
            <text:p>monkeyc4l2s1784</text:p>
          </table:table-cell>
          <table:table-cell office:value-type="float" office:value="15.62526807" calcext:value-type="float">
            <text:p>15,62526807</text:p>
          </table:table-cell>
          <table:table-cell office:value-type="float" office:value="13.32305242" calcext:value-type="float">
            <text:p>13,32305242</text:p>
          </table:table-cell>
        </table:table-row>
        <table:table-row table:style-name="ro1">
          <table:table-cell office:value-type="string" calcext:value-type="string">
            <text:p>monkeyc4l2s1785</text:p>
          </table:table-cell>
          <table:table-cell office:value-type="float" office:value="14.75228026" calcext:value-type="float">
            <text:p>14,75228026</text:p>
          </table:table-cell>
          <table:table-cell office:value-type="float" office:value="13.23418334" calcext:value-type="float">
            <text:p>13,23418334</text:p>
          </table:table-cell>
        </table:table-row>
        <table:table-row table:style-name="ro1">
          <table:table-cell office:value-type="string" calcext:value-type="string">
            <text:p>monkeyc4l2s1786</text:p>
          </table:table-cell>
          <table:table-cell office:value-type="float" office:value="13.71211486" calcext:value-type="float">
            <text:p>13,71211486</text:p>
          </table:table-cell>
          <table:table-cell office:value-type="float" office:value="13.80174947" calcext:value-type="float">
            <text:p>13,80174947</text:p>
          </table:table-cell>
        </table:table-row>
        <table:table-row table:style-name="ro1">
          <table:table-cell office:value-type="string" calcext:value-type="string">
            <text:p>monkeyc4l2s1787</text:p>
          </table:table-cell>
          <table:table-cell office:value-type="float" office:value="15.34052494" calcext:value-type="float">
            <text:p>15,34052494</text:p>
          </table:table-cell>
          <table:table-cell office:value-type="float" office:value="13.57855472" calcext:value-type="float">
            <text:p>13,57855472</text:p>
          </table:table-cell>
        </table:table-row>
        <table:table-row table:style-name="ro1">
          <table:table-cell office:value-type="string" calcext:value-type="string">
            <text:p>monkeyc4l2s1788</text:p>
          </table:table-cell>
          <table:table-cell office:value-type="float" office:value="10.40490666" calcext:value-type="float">
            <text:p>10,40490666</text:p>
          </table:table-cell>
          <table:table-cell office:value-type="float" office:value="13.79999183" calcext:value-type="float">
            <text:p>13,79999183</text:p>
          </table:table-cell>
        </table:table-row>
        <table:table-row table:style-name="ro1">
          <table:table-cell office:value-type="string" calcext:value-type="string">
            <text:p>monkeyc4l2s1789</text:p>
          </table:table-cell>
          <table:table-cell office:value-type="float" office:value="15.2752424" calcext:value-type="float">
            <text:p>15,2752424</text:p>
          </table:table-cell>
          <table:table-cell office:value-type="float" office:value="13.46182605" calcext:value-type="float">
            <text:p>13,46182605</text:p>
          </table:table-cell>
        </table:table-row>
        <table:table-row table:style-name="ro1">
          <table:table-cell office:value-type="string" calcext:value-type="string">
            <text:p>monkeyc4l2s1790</text:p>
          </table:table-cell>
          <table:table-cell office:value-type="float" office:value="11.12588918" calcext:value-type="float">
            <text:p>11,12588918</text:p>
          </table:table-cell>
          <table:table-cell office:value-type="float" office:value="13.51164927" calcext:value-type="float">
            <text:p>13,51164927</text:p>
          </table:table-cell>
        </table:table-row>
        <table:table-row table:style-name="ro1">
          <table:table-cell office:value-type="string" calcext:value-type="string">
            <text:p>monkeyc4l2s1791</text:p>
          </table:table-cell>
          <table:table-cell office:value-type="float" office:value="13.77797893" calcext:value-type="float">
            <text:p>13,77797893</text:p>
          </table:table-cell>
          <table:table-cell office:value-type="float" office:value="13.51107831" calcext:value-type="float">
            <text:p>13,51107831</text:p>
          </table:table-cell>
        </table:table-row>
        <table:table-row table:style-name="ro1">
          <table:table-cell office:value-type="string" calcext:value-type="string">
            <text:p>monkeyc4l2s1792</text:p>
          </table:table-cell>
          <table:table-cell office:value-type="float" office:value="16.36627331" calcext:value-type="float">
            <text:p>16,36627331</text:p>
          </table:table-cell>
          <table:table-cell office:value-type="float" office:value="14.10215259" calcext:value-type="float">
            <text:p>14,10215259</text:p>
          </table:table-cell>
        </table:table-row>
        <table:table-row table:style-name="ro1">
          <table:table-cell office:value-type="string" calcext:value-type="string">
            <text:p>monkeyc4l2s1793</text:p>
          </table:table-cell>
          <table:table-cell office:value-type="float" office:value="9.73792837" calcext:value-type="float">
            <text:p>9,73792837</text:p>
          </table:table-cell>
          <table:table-cell office:value-type="float" office:value="13.65757332" calcext:value-type="float">
            <text:p>13,65757332</text:p>
          </table:table-cell>
        </table:table-row>
        <table:table-row table:style-name="ro1">
          <table:table-cell office:value-type="string" calcext:value-type="string">
            <text:p>monkeyc4l2s1794</text:p>
          </table:table-cell>
          <table:table-cell office:value-type="float" office:value="15.35582906" calcext:value-type="float">
            <text:p>15,35582906</text:p>
          </table:table-cell>
          <table:table-cell office:value-type="float" office:value="14.16055233" calcext:value-type="float">
            <text:p>14,16055233</text:p>
          </table:table-cell>
        </table:table-row>
        <table:table-row table:style-name="ro1">
          <table:table-cell office:value-type="string" calcext:value-type="string">
            <text:p>monkeyc4l2s1795</text:p>
          </table:table-cell>
          <table:table-cell office:value-type="float" office:value="15.53784991" calcext:value-type="float">
            <text:p>15,53784991</text:p>
          </table:table-cell>
          <table:table-cell office:value-type="float" office:value="13.27444029" calcext:value-type="float">
            <text:p>13,27444029</text:p>
          </table:table-cell>
        </table:table-row>
        <table:table-row table:style-name="ro1">
          <table:table-cell office:value-type="string" calcext:value-type="string">
            <text:p>monkeyc4l2s1796</text:p>
          </table:table-cell>
          <table:table-cell office:value-type="float" office:value="11.59989989" calcext:value-type="float">
            <text:p>11,59989989</text:p>
          </table:table-cell>
          <table:table-cell office:value-type="float" office:value="13.39154791" calcext:value-type="float">
            <text:p>13,39154791</text:p>
          </table:table-cell>
        </table:table-row>
        <table:table-row table:style-name="ro1">
          <table:table-cell office:value-type="string" calcext:value-type="string">
            <text:p>monkeyc4l2s1797</text:p>
          </table:table-cell>
          <table:table-cell office:value-type="float" office:value="11.71914996" calcext:value-type="float">
            <text:p>11,71914996</text:p>
          </table:table-cell>
          <table:table-cell office:value-type="float" office:value="14.13058759" calcext:value-type="float">
            <text:p>14,13058759</text:p>
          </table:table-cell>
        </table:table-row>
        <table:table-row table:style-name="ro1">
          <table:table-cell office:value-type="string" calcext:value-type="string">
            <text:p>monkeyc4l2s1798</text:p>
          </table:table-cell>
          <table:table-cell office:value-type="float" office:value="11.71856663" calcext:value-type="float">
            <text:p>11,71856663</text:p>
          </table:table-cell>
          <table:table-cell office:value-type="float" office:value="13.32696886" calcext:value-type="float">
            <text:p>13,32696886</text:p>
          </table:table-cell>
        </table:table-row>
        <table:table-row table:style-name="ro1">
          <table:table-cell office:value-type="string" calcext:value-type="string">
            <text:p>monkeyc4l2s1799</text:p>
          </table:table-cell>
          <table:table-cell office:value-type="float" office:value="13.60170823" calcext:value-type="float">
            <text:p>13,60170823</text:p>
          </table:table-cell>
          <table:table-cell office:value-type="float" office:value="13.35252464" calcext:value-type="float">
            <text:p>13,35252464</text:p>
          </table:table-cell>
        </table:table-row>
        <table:table-row table:style-name="ro1">
          <table:table-cell office:value-type="string" calcext:value-type="string">
            <text:p>monkeyc4l2s1800</text:p>
          </table:table-cell>
          <table:table-cell office:value-type="float" office:value="11.18558254" calcext:value-type="float">
            <text:p>11,18558254</text:p>
          </table:table-cell>
          <table:table-cell office:value-type="float" office:value="13.89469505" calcext:value-type="float">
            <text:p>13,89469505</text:p>
          </table:table-cell>
        </table:table-row>
        <table:table-row table:style-name="ro1">
          <table:table-cell office:value-type="string" calcext:value-type="string">
            <text:p>monkeyc4l2s1801</text:p>
          </table:table-cell>
          <table:table-cell office:value-type="float" office:value="13.12558189" calcext:value-type="float">
            <text:p>13,12558189</text:p>
          </table:table-cell>
          <table:table-cell office:value-type="float" office:value="13.72688706" calcext:value-type="float">
            <text:p>13,72688706</text:p>
          </table:table-cell>
        </table:table-row>
        <table:table-row table:style-name="ro1">
          <table:table-cell office:value-type="string" calcext:value-type="string">
            <text:p>monkeyc4l2s1802</text:p>
          </table:table-cell>
          <table:table-cell office:value-type="float" office:value="14.26825133" calcext:value-type="float">
            <text:p>14,26825133</text:p>
          </table:table-cell>
          <table:table-cell office:value-type="float" office:value="14.06543116" calcext:value-type="float">
            <text:p>14,06543116</text:p>
          </table:table-cell>
        </table:table-row>
        <table:table-row table:style-name="ro1">
          <table:table-cell office:value-type="string" calcext:value-type="string">
            <text:p>monkeyc4l2s1803</text:p>
          </table:table-cell>
          <table:table-cell office:value-type="float" office:value="11.72292394" calcext:value-type="float">
            <text:p>11,72292394</text:p>
          </table:table-cell>
          <table:table-cell office:value-type="float" office:value="14.09458095" calcext:value-type="float">
            <text:p>14,09458095</text:p>
          </table:table-cell>
        </table:table-row>
        <table:table-row table:style-name="ro1">
          <table:table-cell office:value-type="string" calcext:value-type="string">
            <text:p>monkeyc4l2s1804</text:p>
          </table:table-cell>
          <table:table-cell office:value-type="float" office:value="12.21268064" calcext:value-type="float">
            <text:p>12,21268064</text:p>
          </table:table-cell>
          <table:table-cell office:value-type="float" office:value="13.66383451" calcext:value-type="float">
            <text:p>13,66383451</text:p>
          </table:table-cell>
        </table:table-row>
        <table:table-row table:style-name="ro1">
          <table:table-cell office:value-type="string" calcext:value-type="string">
            <text:p>monkeyc4l2s1805</text:p>
          </table:table-cell>
          <table:table-cell office:value-type="float" office:value="11.44446976" calcext:value-type="float">
            <text:p>11,44446976</text:p>
          </table:table-cell>
          <table:table-cell office:value-type="float" office:value="13.9709242" calcext:value-type="float">
            <text:p>13,9709242</text:p>
          </table:table-cell>
        </table:table-row>
        <table:table-row table:style-name="ro1">
          <table:table-cell office:value-type="string" calcext:value-type="string">
            <text:p>monkeyc4l2s1806</text:p>
          </table:table-cell>
          <table:table-cell office:value-type="float" office:value="12.05872032" calcext:value-type="float">
            <text:p>12,05872032</text:p>
          </table:table-cell>
          <table:table-cell office:value-type="float" office:value="13.3240738" calcext:value-type="float">
            <text:p>13,3240738</text:p>
          </table:table-cell>
        </table:table-row>
        <table:table-row table:style-name="ro1">
          <table:table-cell office:value-type="string" calcext:value-type="string">
            <text:p>monkeyc4l2s1807</text:p>
          </table:table-cell>
          <table:table-cell office:value-type="float" office:value="10.75437379" calcext:value-type="float">
            <text:p>10,75437379</text:p>
          </table:table-cell>
          <table:table-cell office:value-type="float" office:value="14.0318584" calcext:value-type="float">
            <text:p>14,0318584</text:p>
          </table:table-cell>
        </table:table-row>
        <table:table-row table:style-name="ro1">
          <table:table-cell office:value-type="string" calcext:value-type="string">
            <text:p>monkeyc4l2s1808</text:p>
          </table:table-cell>
          <table:table-cell office:value-type="float" office:value="13.33237128" calcext:value-type="float">
            <text:p>13,33237128</text:p>
          </table:table-cell>
          <table:table-cell office:value-type="float" office:value="13.55628139" calcext:value-type="float">
            <text:p>13,55628139</text:p>
          </table:table-cell>
        </table:table-row>
        <table:table-row table:style-name="ro1">
          <table:table-cell office:value-type="string" calcext:value-type="string">
            <text:p>monkeyc4l2s1809</text:p>
          </table:table-cell>
          <table:table-cell office:value-type="float" office:value="14.6749379" calcext:value-type="float">
            <text:p>14,6749379</text:p>
          </table:table-cell>
          <table:table-cell office:value-type="float" office:value="13.47917077" calcext:value-type="float">
            <text:p>13,47917077</text:p>
          </table:table-cell>
        </table:table-row>
        <table:table-row table:style-name="ro1">
          <table:table-cell office:value-type="string" calcext:value-type="string">
            <text:p>monkeyc4l2s1810</text:p>
          </table:table-cell>
          <table:table-cell office:value-type="float" office:value="11.65662416" calcext:value-type="float">
            <text:p>11,65662416</text:p>
          </table:table-cell>
          <table:table-cell office:value-type="float" office:value="13.78124279" calcext:value-type="float">
            <text:p>13,78124279</text:p>
          </table:table-cell>
        </table:table-row>
        <table:table-row table:style-name="ro1">
          <table:table-cell office:value-type="string" calcext:value-type="string">
            <text:p>monkeyc4l2s1811</text:p>
          </table:table-cell>
          <table:table-cell office:value-type="float" office:value="10.0156276" calcext:value-type="float">
            <text:p>10,0156276</text:p>
          </table:table-cell>
          <table:table-cell office:value-type="float" office:value="13.83064021" calcext:value-type="float">
            <text:p>13,83064021</text:p>
          </table:table-cell>
        </table:table-row>
        <table:table-row table:style-name="ro1">
          <table:table-cell office:value-type="string" calcext:value-type="string">
            <text:p>monkeyc4l2s1812</text:p>
          </table:table-cell>
          <table:table-cell office:value-type="float" office:value="16.02722929" calcext:value-type="float">
            <text:p>16,02722929</text:p>
          </table:table-cell>
          <table:table-cell office:value-type="float" office:value="13.31426217" calcext:value-type="float">
            <text:p>13,31426217</text:p>
          </table:table-cell>
        </table:table-row>
        <table:table-row table:style-name="ro1">
          <table:table-cell office:value-type="string" calcext:value-type="string">
            <text:p>monkeyc4l2s1813</text:p>
          </table:table-cell>
          <table:table-cell office:value-type="float" office:value="10.77845898" calcext:value-type="float">
            <text:p>10,77845898</text:p>
          </table:table-cell>
          <table:table-cell office:value-type="float" office:value="13.89352792" calcext:value-type="float">
            <text:p>13,89352792</text:p>
          </table:table-cell>
        </table:table-row>
        <table:table-row table:style-name="ro1">
          <table:table-cell office:value-type="string" calcext:value-type="string">
            <text:p>monkeyc4l2s1814</text:p>
          </table:table-cell>
          <table:table-cell office:value-type="float" office:value="16.38666092" calcext:value-type="float">
            <text:p>16,38666092</text:p>
          </table:table-cell>
          <table:table-cell office:value-type="float" office:value="13.55508969" calcext:value-type="float">
            <text:p>13,55508969</text:p>
          </table:table-cell>
        </table:table-row>
        <table:table-row table:style-name="ro1">
          <table:table-cell office:value-type="string" calcext:value-type="string">
            <text:p>monkeyc4l2s1815</text:p>
          </table:table-cell>
          <table:table-cell office:value-type="float" office:value="14.6767288" calcext:value-type="float">
            <text:p>14,6767288</text:p>
          </table:table-cell>
          <table:table-cell office:value-type="float" office:value="14.01349385" calcext:value-type="float">
            <text:p>14,01349385</text:p>
          </table:table-cell>
        </table:table-row>
        <table:table-row table:style-name="ro1">
          <table:table-cell office:value-type="string" calcext:value-type="string">
            <text:p>monkeyc4l2s1816</text:p>
          </table:table-cell>
          <table:table-cell office:value-type="float" office:value="15.80791854" calcext:value-type="float">
            <text:p>15,80791854</text:p>
          </table:table-cell>
          <table:table-cell office:value-type="float" office:value="13.35086763" calcext:value-type="float">
            <text:p>13,35086763</text:p>
          </table:table-cell>
        </table:table-row>
        <table:table-row table:style-name="ro1">
          <table:table-cell office:value-type="string" calcext:value-type="string">
            <text:p>monkeyc4l2s1817</text:p>
          </table:table-cell>
          <table:table-cell office:value-type="float" office:value="13.69764113" calcext:value-type="float">
            <text:p>13,69764113</text:p>
          </table:table-cell>
          <table:table-cell office:value-type="float" office:value="13.73575689" calcext:value-type="float">
            <text:p>13,73575689</text:p>
          </table:table-cell>
        </table:table-row>
        <table:table-row table:style-name="ro1">
          <table:table-cell office:value-type="string" calcext:value-type="string">
            <text:p>monkeyc4l2s1818</text:p>
          </table:table-cell>
          <table:table-cell office:value-type="float" office:value="13.73688598" calcext:value-type="float">
            <text:p>13,73688598</text:p>
          </table:table-cell>
          <table:table-cell office:value-type="float" office:value="13.32915992" calcext:value-type="float">
            <text:p>13,32915992</text:p>
          </table:table-cell>
        </table:table-row>
        <table:table-row table:style-name="ro1">
          <table:table-cell office:value-type="string" calcext:value-type="string">
            <text:p>monkeyc4l2s1819</text:p>
          </table:table-cell>
          <table:table-cell office:value-type="float" office:value="15.52456253" calcext:value-type="float">
            <text:p>15,52456253</text:p>
          </table:table-cell>
          <table:table-cell office:value-type="float" office:value="13.8293073" calcext:value-type="float">
            <text:p>13,8293073</text:p>
          </table:table-cell>
        </table:table-row>
        <table:table-row table:style-name="ro1">
          <table:table-cell office:value-type="string" calcext:value-type="string">
            <text:p>monkeyc4l2s1820</text:p>
          </table:table-cell>
          <table:table-cell office:value-type="float" office:value="12.83713787" calcext:value-type="float">
            <text:p>12,83713787</text:p>
          </table:table-cell>
          <table:table-cell office:value-type="float" office:value="13.48452769" calcext:value-type="float">
            <text:p>13,48452769</text:p>
          </table:table-cell>
        </table:table-row>
        <table:table-row table:style-name="ro1">
          <table:table-cell office:value-type="string" calcext:value-type="string">
            <text:p>monkeyc4l2s1821</text:p>
          </table:table-cell>
          <table:table-cell office:value-type="float" office:value="15.90491744" calcext:value-type="float">
            <text:p>15,90491744</text:p>
          </table:table-cell>
          <table:table-cell office:value-type="float" office:value="13.29606764" calcext:value-type="float">
            <text:p>13,29606764</text:p>
          </table:table-cell>
        </table:table-row>
        <table:table-row table:style-name="ro1">
          <table:table-cell office:value-type="string" calcext:value-type="string">
            <text:p>monkeyc4l2s1822</text:p>
          </table:table-cell>
          <table:table-cell office:value-type="float" office:value="13.54819916" calcext:value-type="float">
            <text:p>13,54819916</text:p>
          </table:table-cell>
          <table:table-cell office:value-type="float" office:value="13.24729218" calcext:value-type="float">
            <text:p>13,24729218</text:p>
          </table:table-cell>
        </table:table-row>
        <table:table-row table:style-name="ro1">
          <table:table-cell office:value-type="string" calcext:value-type="string">
            <text:p>monkeyc4l2s1823</text:p>
          </table:table-cell>
          <table:table-cell office:value-type="float" office:value="11.95902686" calcext:value-type="float">
            <text:p>11,95902686</text:p>
          </table:table-cell>
          <table:table-cell office:value-type="float" office:value="14.10142475" calcext:value-type="float">
            <text:p>14,10142475</text:p>
          </table:table-cell>
        </table:table-row>
        <table:table-row table:style-name="ro1">
          <table:table-cell office:value-type="string" calcext:value-type="string">
            <text:p>monkeyc4l2s1824</text:p>
          </table:table-cell>
          <table:table-cell office:value-type="float" office:value="16.49683353" calcext:value-type="float">
            <text:p>16,49683353</text:p>
          </table:table-cell>
          <table:table-cell office:value-type="float" office:value="13.28277546" calcext:value-type="float">
            <text:p>13,28277546</text:p>
          </table:table-cell>
        </table:table-row>
        <table:table-row table:style-name="ro1">
          <table:table-cell office:value-type="string" calcext:value-type="string">
            <text:p>monkeyc4l2s1825</text:p>
          </table:table-cell>
          <table:table-cell office:value-type="float" office:value="11.93059803" calcext:value-type="float">
            <text:p>11,93059803</text:p>
          </table:table-cell>
          <table:table-cell office:value-type="float" office:value="14.10230663" calcext:value-type="float">
            <text:p>14,10230663</text:p>
          </table:table-cell>
        </table:table-row>
        <table:table-row table:style-name="ro1">
          <table:table-cell office:value-type="string" calcext:value-type="string">
            <text:p>monkeyc4l2s1826</text:p>
          </table:table-cell>
          <table:table-cell office:value-type="float" office:value="12.11177446" calcext:value-type="float">
            <text:p>12,11177446</text:p>
          </table:table-cell>
          <table:table-cell office:value-type="float" office:value="13.3382816" calcext:value-type="float">
            <text:p>13,3382816</text:p>
          </table:table-cell>
        </table:table-row>
        <table:table-row table:style-name="ro1">
          <table:table-cell office:value-type="string" calcext:value-type="string">
            <text:p>monkeyc4l2s1827</text:p>
          </table:table-cell>
          <table:table-cell office:value-type="float" office:value="11.56268411" calcext:value-type="float">
            <text:p>11,56268411</text:p>
          </table:table-cell>
          <table:table-cell office:value-type="float" office:value="13.63159654" calcext:value-type="float">
            <text:p>13,63159654</text:p>
          </table:table-cell>
        </table:table-row>
        <table:table-row table:style-name="ro1">
          <table:table-cell office:value-type="string" calcext:value-type="string">
            <text:p>monkeyc4l2s1828</text:p>
          </table:table-cell>
          <table:table-cell office:value-type="float" office:value="14.84497284" calcext:value-type="float">
            <text:p>14,84497284</text:p>
          </table:table-cell>
          <table:table-cell office:value-type="float" office:value="14.07670228" calcext:value-type="float">
            <text:p>14,07670228</text:p>
          </table:table-cell>
        </table:table-row>
        <table:table-row table:style-name="ro1">
          <table:table-cell office:value-type="string" calcext:value-type="string">
            <text:p>monkeyc4l2s1829</text:p>
          </table:table-cell>
          <table:table-cell office:value-type="float" office:value="13.61156157" calcext:value-type="float">
            <text:p>13,61156157</text:p>
          </table:table-cell>
          <table:table-cell office:value-type="float" office:value="13.87059531" calcext:value-type="float">
            <text:p>13,87059531</text:p>
          </table:table-cell>
        </table:table-row>
        <table:table-row table:style-name="ro1">
          <table:table-cell office:value-type="string" calcext:value-type="string">
            <text:p>monkeyc4l2s1830</text:p>
          </table:table-cell>
          <table:table-cell office:value-type="float" office:value="16.36081829" calcext:value-type="float">
            <text:p>16,36081829</text:p>
          </table:table-cell>
          <table:table-cell office:value-type="float" office:value="13.37793523" calcext:value-type="float">
            <text:p>13,37793523</text:p>
          </table:table-cell>
        </table:table-row>
        <table:table-row table:style-name="ro1">
          <table:table-cell office:value-type="string" calcext:value-type="string">
            <text:p>monkeyc4l2s1831</text:p>
          </table:table-cell>
          <table:table-cell office:value-type="float" office:value="16.29690286" calcext:value-type="float">
            <text:p>16,29690286</text:p>
          </table:table-cell>
          <table:table-cell office:value-type="float" office:value="13.62975695" calcext:value-type="float">
            <text:p>13,62975695</text:p>
          </table:table-cell>
        </table:table-row>
        <table:table-row table:style-name="ro1">
          <table:table-cell office:value-type="string" calcext:value-type="string">
            <text:p>monkeyc4l2s1832</text:p>
          </table:table-cell>
          <table:table-cell office:value-type="float" office:value="11.18110118" calcext:value-type="float">
            <text:p>11,18110118</text:p>
          </table:table-cell>
          <table:table-cell office:value-type="float" office:value="13.55139918" calcext:value-type="float">
            <text:p>13,55139918</text:p>
          </table:table-cell>
        </table:table-row>
        <table:table-row table:style-name="ro1">
          <table:table-cell office:value-type="string" calcext:value-type="string">
            <text:p>monkeyc4l2s1833</text:p>
          </table:table-cell>
          <table:table-cell office:value-type="float" office:value="13.41464024" calcext:value-type="float">
            <text:p>13,41464024</text:p>
          </table:table-cell>
          <table:table-cell office:value-type="float" office:value="13.72506724" calcext:value-type="float">
            <text:p>13,72506724</text:p>
          </table:table-cell>
        </table:table-row>
        <table:table-row table:style-name="ro1">
          <table:table-cell office:value-type="string" calcext:value-type="string">
            <text:p>monkeyc4l2s1834</text:p>
          </table:table-cell>
          <table:table-cell office:value-type="float" office:value="11.68117033" calcext:value-type="float">
            <text:p>11,68117033</text:p>
          </table:table-cell>
          <table:table-cell office:value-type="float" office:value="14.18585506" calcext:value-type="float">
            <text:p>14,18585506</text:p>
          </table:table-cell>
        </table:table-row>
        <table:table-row table:style-name="ro1">
          <table:table-cell office:value-type="string" calcext:value-type="string">
            <text:p>monkeyc4l2s1835</text:p>
          </table:table-cell>
          <table:table-cell office:value-type="float" office:value="13.8646622" calcext:value-type="float">
            <text:p>13,8646622</text:p>
          </table:table-cell>
          <table:table-cell office:value-type="float" office:value="13.59997491" calcext:value-type="float">
            <text:p>13,59997491</text:p>
          </table:table-cell>
        </table:table-row>
        <table:table-row table:style-name="ro1">
          <table:table-cell office:value-type="string" calcext:value-type="string">
            <text:p>monkeyc4l2s1836</text:p>
          </table:table-cell>
          <table:table-cell office:value-type="float" office:value="15.18917554" calcext:value-type="float">
            <text:p>15,18917554</text:p>
          </table:table-cell>
          <table:table-cell office:value-type="float" office:value="13.68376853" calcext:value-type="float">
            <text:p>13,68376853</text:p>
          </table:table-cell>
        </table:table-row>
        <table:table-row table:style-name="ro1">
          <table:table-cell office:value-type="string" calcext:value-type="string">
            <text:p>monkeyc4l2s1837</text:p>
          </table:table-cell>
          <table:table-cell office:value-type="float" office:value="14.06881925" calcext:value-type="float">
            <text:p>14,06881925</text:p>
          </table:table-cell>
          <table:table-cell office:value-type="float" office:value="14.06739537" calcext:value-type="float">
            <text:p>14,06739537</text:p>
          </table:table-cell>
        </table:table-row>
        <table:table-row table:style-name="ro1">
          <table:table-cell office:value-type="string" calcext:value-type="string">
            <text:p>monkeyc4l2s1838</text:p>
          </table:table-cell>
          <table:table-cell office:value-type="float" office:value="15.26588313" calcext:value-type="float">
            <text:p>15,26588313</text:p>
          </table:table-cell>
          <table:table-cell office:value-type="float" office:value="14.12571454" calcext:value-type="float">
            <text:p>14,12571454</text:p>
          </table:table-cell>
        </table:table-row>
        <table:table-row table:style-name="ro1">
          <table:table-cell office:value-type="string" calcext:value-type="string">
            <text:p>monkeyc4l2s1839</text:p>
          </table:table-cell>
          <table:table-cell office:value-type="float" office:value="11.54145907" calcext:value-type="float">
            <text:p>11,54145907</text:p>
          </table:table-cell>
          <table:table-cell office:value-type="float" office:value="13.57992308" calcext:value-type="float">
            <text:p>13,57992308</text:p>
          </table:table-cell>
        </table:table-row>
        <table:table-row table:style-name="ro1">
          <table:table-cell office:value-type="string" calcext:value-type="string">
            <text:p>monkeyc4l2s1840</text:p>
          </table:table-cell>
          <table:table-cell office:value-type="float" office:value="13.03172762" calcext:value-type="float">
            <text:p>13,03172762</text:p>
          </table:table-cell>
          <table:table-cell office:value-type="float" office:value="13.70781212" calcext:value-type="float">
            <text:p>13,70781212</text:p>
          </table:table-cell>
        </table:table-row>
        <table:table-row table:style-name="ro1">
          <table:table-cell office:value-type="string" calcext:value-type="string">
            <text:p>monkeyc4l2s1841</text:p>
          </table:table-cell>
          <table:table-cell office:value-type="float" office:value="9.55106758" calcext:value-type="float">
            <text:p>9,55106758</text:p>
          </table:table-cell>
          <table:table-cell office:value-type="float" office:value="13.72356034" calcext:value-type="float">
            <text:p>13,72356034</text:p>
          </table:table-cell>
        </table:table-row>
        <table:table-row table:style-name="ro1">
          <table:table-cell office:value-type="string" calcext:value-type="string">
            <text:p>monkeyc4l2s1842</text:p>
          </table:table-cell>
          <table:table-cell office:value-type="float" office:value="12.25686726" calcext:value-type="float">
            <text:p>12,25686726</text:p>
          </table:table-cell>
          <table:table-cell office:value-type="float" office:value="13.84915117" calcext:value-type="float">
            <text:p>13,84915117</text:p>
          </table:table-cell>
        </table:table-row>
        <table:table-row table:style-name="ro1">
          <table:table-cell office:value-type="string" calcext:value-type="string">
            <text:p>monkeyc4l2s1843</text:p>
          </table:table-cell>
          <table:table-cell office:value-type="float" office:value="11.96182339" calcext:value-type="float">
            <text:p>11,96182339</text:p>
          </table:table-cell>
          <table:table-cell office:value-type="float" office:value="14.12452816" calcext:value-type="float">
            <text:p>14,12452816</text:p>
          </table:table-cell>
        </table:table-row>
        <table:table-row table:style-name="ro1">
          <table:table-cell office:value-type="string" calcext:value-type="string">
            <text:p>monkeyc4l2s1844</text:p>
          </table:table-cell>
          <table:table-cell office:value-type="float" office:value="10.57370465" calcext:value-type="float">
            <text:p>10,57370465</text:p>
          </table:table-cell>
          <table:table-cell office:value-type="float" office:value="13.90614499" calcext:value-type="float">
            <text:p>13,90614499</text:p>
          </table:table-cell>
        </table:table-row>
        <table:table-row table:style-name="ro1">
          <table:table-cell office:value-type="string" calcext:value-type="string">
            <text:p>monkeyc4l2s1845</text:p>
          </table:table-cell>
          <table:table-cell office:value-type="float" office:value="12.34944606" calcext:value-type="float">
            <text:p>12,34944606</text:p>
          </table:table-cell>
          <table:table-cell office:value-type="float" office:value="13.30629349" calcext:value-type="float">
            <text:p>13,30629349</text:p>
          </table:table-cell>
        </table:table-row>
        <table:table-row table:style-name="ro1">
          <table:table-cell office:value-type="string" calcext:value-type="string">
            <text:p>monkeyc4l2s1846</text:p>
          </table:table-cell>
          <table:table-cell office:value-type="float" office:value="11.19166681" calcext:value-type="float">
            <text:p>11,19166681</text:p>
          </table:table-cell>
          <table:table-cell office:value-type="float" office:value="13.85240771" calcext:value-type="float">
            <text:p>13,85240771</text:p>
          </table:table-cell>
        </table:table-row>
        <table:table-row table:style-name="ro1">
          <table:table-cell office:value-type="string" calcext:value-type="string">
            <text:p>monkeyc4l2s1847</text:p>
          </table:table-cell>
          <table:table-cell office:value-type="float" office:value="10.82960503" calcext:value-type="float">
            <text:p>10,82960503</text:p>
          </table:table-cell>
          <table:table-cell office:value-type="float" office:value="13.9813991" calcext:value-type="float">
            <text:p>13,9813991</text:p>
          </table:table-cell>
        </table:table-row>
        <table:table-row table:style-name="ro1">
          <table:table-cell office:value-type="string" calcext:value-type="string">
            <text:p>monkeyc4l2s1848</text:p>
          </table:table-cell>
          <table:table-cell office:value-type="float" office:value="10.3820671" calcext:value-type="float">
            <text:p>10,3820671</text:p>
          </table:table-cell>
          <table:table-cell office:value-type="float" office:value="13.70643202" calcext:value-type="float">
            <text:p>13,70643202</text:p>
          </table:table-cell>
        </table:table-row>
        <table:table-row table:style-name="ro1">
          <table:table-cell office:value-type="string" calcext:value-type="string">
            <text:p>monkeyc4l2s1849</text:p>
          </table:table-cell>
          <table:table-cell office:value-type="float" office:value="16.38306846" calcext:value-type="float">
            <text:p>16,38306846</text:p>
          </table:table-cell>
          <table:table-cell office:value-type="float" office:value="13.54883935" calcext:value-type="float">
            <text:p>13,54883935</text:p>
          </table:table-cell>
        </table:table-row>
        <table:table-row table:style-name="ro1">
          <table:table-cell office:value-type="string" calcext:value-type="string">
            <text:p>monkeyc4l2s1850</text:p>
          </table:table-cell>
          <table:table-cell office:value-type="float" office:value="10.27781099" calcext:value-type="float">
            <text:p>10,27781099</text:p>
          </table:table-cell>
          <table:table-cell office:value-type="float" office:value="13.51925256" calcext:value-type="float">
            <text:p>13,51925256</text:p>
          </table:table-cell>
        </table:table-row>
        <table:table-row table:style-name="ro1">
          <table:table-cell office:value-type="string" calcext:value-type="string">
            <text:p>monkeyc4l2s1851</text:p>
          </table:table-cell>
          <table:table-cell office:value-type="float" office:value="13.09204845" calcext:value-type="float">
            <text:p>13,09204845</text:p>
          </table:table-cell>
          <table:table-cell office:value-type="float" office:value="13.52113991" calcext:value-type="float">
            <text:p>13,52113991</text:p>
          </table:table-cell>
        </table:table-row>
        <table:table-row table:style-name="ro1">
          <table:table-cell office:value-type="string" calcext:value-type="string">
            <text:p>monkeyc4l2s1852</text:p>
          </table:table-cell>
          <table:table-cell office:value-type="float" office:value="15.33070645" calcext:value-type="float">
            <text:p>15,33070645</text:p>
          </table:table-cell>
          <table:table-cell office:value-type="float" office:value="13.7171329" calcext:value-type="float">
            <text:p>13,7171329</text:p>
          </table:table-cell>
        </table:table-row>
        <table:table-row table:style-name="ro1">
          <table:table-cell office:value-type="string" calcext:value-type="string">
            <text:p>monkeyc4l2s1853</text:p>
          </table:table-cell>
          <table:table-cell office:value-type="float" office:value="14.35966171" calcext:value-type="float">
            <text:p>14,35966171</text:p>
          </table:table-cell>
          <table:table-cell office:value-type="float" office:value="13.69138092" calcext:value-type="float">
            <text:p>13,69138092</text:p>
          </table:table-cell>
        </table:table-row>
        <table:table-row table:style-name="ro1">
          <table:table-cell office:value-type="string" calcext:value-type="string">
            <text:p>monkeyc4l2s1854</text:p>
          </table:table-cell>
          <table:table-cell office:value-type="float" office:value="15.32204215" calcext:value-type="float">
            <text:p>15,32204215</text:p>
          </table:table-cell>
          <table:table-cell office:value-type="float" office:value="13.77015472" calcext:value-type="float">
            <text:p>13,77015472</text:p>
          </table:table-cell>
        </table:table-row>
        <table:table-row table:style-name="ro1">
          <table:table-cell office:value-type="string" calcext:value-type="string">
            <text:p>monkeyc4l2s1855</text:p>
          </table:table-cell>
          <table:table-cell office:value-type="float" office:value="14.61916017" calcext:value-type="float">
            <text:p>14,61916017</text:p>
          </table:table-cell>
          <table:table-cell office:value-type="float" office:value="14.00853127" calcext:value-type="float">
            <text:p>14,00853127</text:p>
          </table:table-cell>
        </table:table-row>
        <table:table-row table:style-name="ro1">
          <table:table-cell office:value-type="string" calcext:value-type="string">
            <text:p>monkeyc4l2s1856</text:p>
          </table:table-cell>
          <table:table-cell office:value-type="float" office:value="9.89628059" calcext:value-type="float">
            <text:p>9,89628059</text:p>
          </table:table-cell>
          <table:table-cell office:value-type="float" office:value="14.09250311" calcext:value-type="float">
            <text:p>14,09250311</text:p>
          </table:table-cell>
        </table:table-row>
        <table:table-row table:style-name="ro1">
          <table:table-cell office:value-type="string" calcext:value-type="string">
            <text:p>monkeyc4l2s1857</text:p>
          </table:table-cell>
          <table:table-cell office:value-type="float" office:value="11.48485824" calcext:value-type="float">
            <text:p>11,48485824</text:p>
          </table:table-cell>
          <table:table-cell office:value-type="float" office:value="13.23179755" calcext:value-type="float">
            <text:p>13,23179755</text:p>
          </table:table-cell>
        </table:table-row>
        <table:table-row table:style-name="ro1">
          <table:table-cell office:value-type="string" calcext:value-type="string">
            <text:p>monkeyc4l2s1858</text:p>
          </table:table-cell>
          <table:table-cell office:value-type="float" office:value="10.65231609" calcext:value-type="float">
            <text:p>10,65231609</text:p>
          </table:table-cell>
          <table:table-cell office:value-type="float" office:value="13.76253124" calcext:value-type="float">
            <text:p>13,76253124</text:p>
          </table:table-cell>
        </table:table-row>
        <table:table-row table:style-name="ro1">
          <table:table-cell office:value-type="string" calcext:value-type="string">
            <text:p>monkeyc4l2s1859</text:p>
          </table:table-cell>
          <table:table-cell office:value-type="float" office:value="16.24807259" calcext:value-type="float">
            <text:p>16,24807259</text:p>
          </table:table-cell>
          <table:table-cell office:value-type="float" office:value="13.41378919" calcext:value-type="float">
            <text:p>13,41378919</text:p>
          </table:table-cell>
        </table:table-row>
        <table:table-row table:style-name="ro1">
          <table:table-cell office:value-type="string" calcext:value-type="string">
            <text:p>monkeyc4l2s1860</text:p>
          </table:table-cell>
          <table:table-cell office:value-type="float" office:value="15.2441996" calcext:value-type="float">
            <text:p>15,2441996</text:p>
          </table:table-cell>
          <table:table-cell office:value-type="float" office:value="13.69867575" calcext:value-type="float">
            <text:p>13,69867575</text:p>
          </table:table-cell>
        </table:table-row>
        <table:table-row table:style-name="ro1">
          <table:table-cell office:value-type="string" calcext:value-type="string">
            <text:p>monkeyc4l2s1861</text:p>
          </table:table-cell>
          <table:table-cell office:value-type="float" office:value="11.03807036" calcext:value-type="float">
            <text:p>11,03807036</text:p>
          </table:table-cell>
          <table:table-cell office:value-type="float" office:value="13.69581839" calcext:value-type="float">
            <text:p>13,69581839</text:p>
          </table:table-cell>
        </table:table-row>
        <table:table-row table:style-name="ro1">
          <table:table-cell office:value-type="string" calcext:value-type="string">
            <text:p>monkeyc4l2s1862</text:p>
          </table:table-cell>
          <table:table-cell office:value-type="float" office:value="14.75685688" calcext:value-type="float">
            <text:p>14,75685688</text:p>
          </table:table-cell>
          <table:table-cell office:value-type="float" office:value="13.56593075" calcext:value-type="float">
            <text:p>13,56593075</text:p>
          </table:table-cell>
        </table:table-row>
        <table:table-row table:style-name="ro1">
          <table:table-cell office:value-type="string" calcext:value-type="string">
            <text:p>monkeyc4l2s1863</text:p>
          </table:table-cell>
          <table:table-cell office:value-type="float" office:value="9.66002562" calcext:value-type="float">
            <text:p>9,66002562</text:p>
          </table:table-cell>
          <table:table-cell office:value-type="float" office:value="13.55180645" calcext:value-type="float">
            <text:p>13,55180645</text:p>
          </table:table-cell>
        </table:table-row>
        <table:table-row table:style-name="ro1">
          <table:table-cell office:value-type="string" calcext:value-type="string">
            <text:p>monkeyc4l2s1864</text:p>
          </table:table-cell>
          <table:table-cell office:value-type="float" office:value="15.26748494" calcext:value-type="float">
            <text:p>15,26748494</text:p>
          </table:table-cell>
          <table:table-cell office:value-type="float" office:value="13.25488117" calcext:value-type="float">
            <text:p>13,25488117</text:p>
          </table:table-cell>
        </table:table-row>
        <table:table-row table:style-name="ro1">
          <table:table-cell office:value-type="string" calcext:value-type="string">
            <text:p>monkeyc4l2s1865</text:p>
          </table:table-cell>
          <table:table-cell office:value-type="float" office:value="11.05397465" calcext:value-type="float">
            <text:p>11,05397465</text:p>
          </table:table-cell>
          <table:table-cell office:value-type="float" office:value="14.11683531" calcext:value-type="float">
            <text:p>14,11683531</text:p>
          </table:table-cell>
        </table:table-row>
        <table:table-row table:style-name="ro1">
          <table:table-cell office:value-type="string" calcext:value-type="string">
            <text:p>monkeyc4l2s1866</text:p>
          </table:table-cell>
          <table:table-cell office:value-type="float" office:value="13.7174664" calcext:value-type="float">
            <text:p>13,7174664</text:p>
          </table:table-cell>
          <table:table-cell office:value-type="float" office:value="14.18854493" calcext:value-type="float">
            <text:p>14,18854493</text:p>
          </table:table-cell>
        </table:table-row>
        <table:table-row table:style-name="ro1">
          <table:table-cell office:value-type="string" calcext:value-type="string">
            <text:p>monkeyc4l2s1867</text:p>
          </table:table-cell>
          <table:table-cell office:value-type="float" office:value="12.60511863" calcext:value-type="float">
            <text:p>12,60511863</text:p>
          </table:table-cell>
          <table:table-cell office:value-type="float" office:value="13.80538565" calcext:value-type="float">
            <text:p>13,80538565</text:p>
          </table:table-cell>
        </table:table-row>
        <table:table-row table:style-name="ro1">
          <table:table-cell office:value-type="string" calcext:value-type="string">
            <text:p>monkeyc4l2s1868</text:p>
          </table:table-cell>
          <table:table-cell office:value-type="float" office:value="15.80741798" calcext:value-type="float">
            <text:p>15,80741798</text:p>
          </table:table-cell>
          <table:table-cell office:value-type="float" office:value="13.71494196" calcext:value-type="float">
            <text:p>13,71494196</text:p>
          </table:table-cell>
        </table:table-row>
        <table:table-row table:style-name="ro1">
          <table:table-cell office:value-type="string" calcext:value-type="string">
            <text:p>monkeyc4l2s1869</text:p>
          </table:table-cell>
          <table:table-cell office:value-type="float" office:value="12.61527122" calcext:value-type="float">
            <text:p>12,61527122</text:p>
          </table:table-cell>
          <table:table-cell office:value-type="float" office:value="13.37614599" calcext:value-type="float">
            <text:p>13,37614599</text:p>
          </table:table-cell>
        </table:table-row>
        <table:table-row table:style-name="ro1">
          <table:table-cell office:value-type="string" calcext:value-type="string">
            <text:p>monkeyc4l2s1870</text:p>
          </table:table-cell>
          <table:table-cell office:value-type="float" office:value="16.10275072" calcext:value-type="float">
            <text:p>16,10275072</text:p>
          </table:table-cell>
          <table:table-cell office:value-type="float" office:value="13.75769793" calcext:value-type="float">
            <text:p>13,75769793</text:p>
          </table:table-cell>
        </table:table-row>
        <table:table-row table:style-name="ro1">
          <table:table-cell office:value-type="string" calcext:value-type="string">
            <text:p>monkeyc4l2s1871</text:p>
          </table:table-cell>
          <table:table-cell office:value-type="float" office:value="12.10490239" calcext:value-type="float">
            <text:p>12,10490239</text:p>
          </table:table-cell>
          <table:table-cell office:value-type="float" office:value="13.83547079" calcext:value-type="float">
            <text:p>13,83547079</text:p>
          </table:table-cell>
        </table:table-row>
        <table:table-row table:style-name="ro1">
          <table:table-cell office:value-type="string" calcext:value-type="string">
            <text:p>monkeyc4l2s1872</text:p>
          </table:table-cell>
          <table:table-cell office:value-type="float" office:value="13.70088409" calcext:value-type="float">
            <text:p>13,70088409</text:p>
          </table:table-cell>
          <table:table-cell office:value-type="float" office:value="13.74021739" calcext:value-type="float">
            <text:p>13,74021739</text:p>
          </table:table-cell>
        </table:table-row>
        <table:table-row table:style-name="ro1">
          <table:table-cell office:value-type="string" calcext:value-type="string">
            <text:p>monkeyc4l2s1873</text:p>
          </table:table-cell>
          <table:table-cell office:value-type="float" office:value="11.5448719" calcext:value-type="float">
            <text:p>11,5448719</text:p>
          </table:table-cell>
          <table:table-cell office:value-type="float" office:value="13.96721826" calcext:value-type="float">
            <text:p>13,96721826</text:p>
          </table:table-cell>
        </table:table-row>
        <table:table-row table:style-name="ro1">
          <table:table-cell office:value-type="string" calcext:value-type="string">
            <text:p>monkeyc4l2s1874</text:p>
          </table:table-cell>
          <table:table-cell office:value-type="float" office:value="15.08569503" calcext:value-type="float">
            <text:p>15,08569503</text:p>
          </table:table-cell>
          <table:table-cell office:value-type="float" office:value="13.84001467" calcext:value-type="float">
            <text:p>13,84001467</text:p>
          </table:table-cell>
        </table:table-row>
        <table:table-row table:style-name="ro1">
          <table:table-cell office:value-type="string" calcext:value-type="string">
            <text:p>monkeyc4l2s1875</text:p>
          </table:table-cell>
          <table:table-cell office:value-type="float" office:value="14.73490402" calcext:value-type="float">
            <text:p>14,73490402</text:p>
          </table:table-cell>
          <table:table-cell office:value-type="float" office:value="13.87347687" calcext:value-type="float">
            <text:p>13,87347687</text:p>
          </table:table-cell>
        </table:table-row>
        <table:table-row table:style-name="ro1">
          <table:table-cell office:value-type="string" calcext:value-type="string">
            <text:p>monkeyc4l2s1876</text:p>
          </table:table-cell>
          <table:table-cell office:value-type="float" office:value="15.1433713" calcext:value-type="float">
            <text:p>15,1433713</text:p>
          </table:table-cell>
          <table:table-cell office:value-type="float" office:value="13.85899462" calcext:value-type="float">
            <text:p>13,85899462</text:p>
          </table:table-cell>
        </table:table-row>
        <table:table-row table:style-name="ro1">
          <table:table-cell office:value-type="string" calcext:value-type="string">
            <text:p>monkeyc4l2s1877</text:p>
          </table:table-cell>
          <table:table-cell office:value-type="float" office:value="10.39958954" calcext:value-type="float">
            <text:p>10,39958954</text:p>
          </table:table-cell>
          <table:table-cell office:value-type="float" office:value="13.40118693" calcext:value-type="float">
            <text:p>13,40118693</text:p>
          </table:table-cell>
        </table:table-row>
        <table:table-row table:style-name="ro1">
          <table:table-cell office:value-type="string" calcext:value-type="string">
            <text:p>monkeyc4l2s1878</text:p>
          </table:table-cell>
          <table:table-cell office:value-type="float" office:value="15.92936268" calcext:value-type="float">
            <text:p>15,92936268</text:p>
          </table:table-cell>
          <table:table-cell office:value-type="float" office:value="13.24981659" calcext:value-type="float">
            <text:p>13,24981659</text:p>
          </table:table-cell>
        </table:table-row>
        <table:table-row table:style-name="ro1">
          <table:table-cell office:value-type="string" calcext:value-type="string">
            <text:p>monkeyc4l2s1879</text:p>
          </table:table-cell>
          <table:table-cell office:value-type="float" office:value="15.00194081" calcext:value-type="float">
            <text:p>15,00194081</text:p>
          </table:table-cell>
          <table:table-cell office:value-type="float" office:value="13.28360104" calcext:value-type="float">
            <text:p>13,28360104</text:p>
          </table:table-cell>
        </table:table-row>
        <table:table-row table:style-name="ro1">
          <table:table-cell office:value-type="string" calcext:value-type="string">
            <text:p>monkeyc4l2s1880</text:p>
          </table:table-cell>
          <table:table-cell office:value-type="float" office:value="16.18649024" calcext:value-type="float">
            <text:p>16,18649024</text:p>
          </table:table-cell>
          <table:table-cell office:value-type="float" office:value="14.04554737" calcext:value-type="float">
            <text:p>14,04554737</text:p>
          </table:table-cell>
        </table:table-row>
        <table:table-row table:style-name="ro1">
          <table:table-cell office:value-type="string" calcext:value-type="string">
            <text:p>monkeyc4l2s1881</text:p>
          </table:table-cell>
          <table:table-cell office:value-type="float" office:value="10.4638542" calcext:value-type="float">
            <text:p>10,4638542</text:p>
          </table:table-cell>
          <table:table-cell office:value-type="float" office:value="13.60111592" calcext:value-type="float">
            <text:p>13,60111592</text:p>
          </table:table-cell>
        </table:table-row>
        <table:table-row table:style-name="ro1">
          <table:table-cell office:value-type="string" calcext:value-type="string">
            <text:p>monkeyc4l2s1882</text:p>
          </table:table-cell>
          <table:table-cell office:value-type="float" office:value="11.15959847" calcext:value-type="float">
            <text:p>11,15959847</text:p>
          </table:table-cell>
          <table:table-cell office:value-type="float" office:value="13.4618468" calcext:value-type="float">
            <text:p>13,4618468</text:p>
          </table:table-cell>
        </table:table-row>
        <table:table-row table:style-name="ro1">
          <table:table-cell office:value-type="string" calcext:value-type="string">
            <text:p>monkeyc4l2s1883</text:p>
          </table:table-cell>
          <table:table-cell office:value-type="float" office:value="15.28465169" calcext:value-type="float">
            <text:p>15,28465169</text:p>
          </table:table-cell>
          <table:table-cell office:value-type="float" office:value="14.03048412" calcext:value-type="float">
            <text:p>14,03048412</text:p>
          </table:table-cell>
        </table:table-row>
        <table:table-row table:style-name="ro1">
          <table:table-cell office:value-type="string" calcext:value-type="string">
            <text:p>monkeyc4l2s1884</text:p>
          </table:table-cell>
          <table:table-cell office:value-type="float" office:value="14.79088853" calcext:value-type="float">
            <text:p>14,79088853</text:p>
          </table:table-cell>
          <table:table-cell office:value-type="float" office:value="13.46797683" calcext:value-type="float">
            <text:p>13,46797683</text:p>
          </table:table-cell>
        </table:table-row>
        <table:table-row table:style-name="ro1">
          <table:table-cell office:value-type="string" calcext:value-type="string">
            <text:p>monkeyc4l2s1885</text:p>
          </table:table-cell>
          <table:table-cell office:value-type="float" office:value="10.35472205" calcext:value-type="float">
            <text:p>10,35472205</text:p>
          </table:table-cell>
          <table:table-cell office:value-type="float" office:value="14.06620157" calcext:value-type="float">
            <text:p>14,06620157</text:p>
          </table:table-cell>
        </table:table-row>
        <table:table-row table:style-name="ro1">
          <table:table-cell office:value-type="string" calcext:value-type="string">
            <text:p>monkeyc4l2s1886</text:p>
          </table:table-cell>
          <table:table-cell office:value-type="float" office:value="14.3623556" calcext:value-type="float">
            <text:p>14,3623556</text:p>
          </table:table-cell>
          <table:table-cell office:value-type="float" office:value="13.46067566" calcext:value-type="float">
            <text:p>13,46067566</text:p>
          </table:table-cell>
        </table:table-row>
        <table:table-row table:style-name="ro1">
          <table:table-cell office:value-type="string" calcext:value-type="string">
            <text:p>monkeyc4l2s1887</text:p>
          </table:table-cell>
          <table:table-cell office:value-type="float" office:value="14.66917079" calcext:value-type="float">
            <text:p>14,66917079</text:p>
          </table:table-cell>
          <table:table-cell office:value-type="float" office:value="13.35466501" calcext:value-type="float">
            <text:p>13,35466501</text:p>
          </table:table-cell>
        </table:table-row>
        <table:table-row table:style-name="ro1">
          <table:table-cell office:value-type="string" calcext:value-type="string">
            <text:p>monkeyc4l2s1888</text:p>
          </table:table-cell>
          <table:table-cell office:value-type="float" office:value="11.29546055" calcext:value-type="float">
            <text:p>11,29546055</text:p>
          </table:table-cell>
          <table:table-cell office:value-type="float" office:value="13.33491645" calcext:value-type="float">
            <text:p>13,33491645</text:p>
          </table:table-cell>
        </table:table-row>
        <table:table-row table:style-name="ro1">
          <table:table-cell office:value-type="string" calcext:value-type="string">
            <text:p>monkeyc4l2s1889</text:p>
          </table:table-cell>
          <table:table-cell office:value-type="float" office:value="15.47308875" calcext:value-type="float">
            <text:p>15,47308875</text:p>
          </table:table-cell>
          <table:table-cell office:value-type="float" office:value="13.42800166" calcext:value-type="float">
            <text:p>13,42800166</text:p>
          </table:table-cell>
        </table:table-row>
        <table:table-row table:style-name="ro1">
          <table:table-cell office:value-type="string" calcext:value-type="string">
            <text:p>monkeyc4l2s1890</text:p>
          </table:table-cell>
          <table:table-cell office:value-type="float" office:value="14.72043082" calcext:value-type="float">
            <text:p>14,72043082</text:p>
          </table:table-cell>
          <table:table-cell office:value-type="float" office:value="13.51483968" calcext:value-type="float">
            <text:p>13,51483968</text:p>
          </table:table-cell>
        </table:table-row>
        <table:table-row table:style-name="ro1">
          <table:table-cell office:value-type="string" calcext:value-type="string">
            <text:p>monkeyc4l2s1891</text:p>
          </table:table-cell>
          <table:table-cell office:value-type="float" office:value="10.29208041" calcext:value-type="float">
            <text:p>10,29208041</text:p>
          </table:table-cell>
          <table:table-cell office:value-type="float" office:value="13.48971527" calcext:value-type="float">
            <text:p>13,48971527</text:p>
          </table:table-cell>
        </table:table-row>
        <table:table-row table:style-name="ro1">
          <table:table-cell office:value-type="string" calcext:value-type="string">
            <text:p>monkeyc4l2s1892</text:p>
          </table:table-cell>
          <table:table-cell office:value-type="float" office:value="15.90573231" calcext:value-type="float">
            <text:p>15,90573231</text:p>
          </table:table-cell>
          <table:table-cell office:value-type="float" office:value="13.82801632" calcext:value-type="float">
            <text:p>13,82801632</text:p>
          </table:table-cell>
        </table:table-row>
        <table:table-row table:style-name="ro1">
          <table:table-cell office:value-type="string" calcext:value-type="string">
            <text:p>monkeyc4l2s1893</text:p>
          </table:table-cell>
          <table:table-cell office:value-type="float" office:value="14.18098612" calcext:value-type="float">
            <text:p>14,18098612</text:p>
          </table:table-cell>
          <table:table-cell office:value-type="float" office:value="14.15551452" calcext:value-type="float">
            <text:p>14,15551452</text:p>
          </table:table-cell>
        </table:table-row>
        <table:table-row table:style-name="ro1">
          <table:table-cell office:value-type="string" calcext:value-type="string">
            <text:p>monkeyc4l2s1894</text:p>
          </table:table-cell>
          <table:table-cell office:value-type="float" office:value="10.4165706" calcext:value-type="float">
            <text:p>10,4165706</text:p>
          </table:table-cell>
          <table:table-cell office:value-type="float" office:value="14.18172777" calcext:value-type="float">
            <text:p>14,18172777</text:p>
          </table:table-cell>
        </table:table-row>
        <table:table-row table:style-name="ro1">
          <table:table-cell office:value-type="string" calcext:value-type="string">
            <text:p>monkeyc4l2s1895</text:p>
          </table:table-cell>
          <table:table-cell office:value-type="float" office:value="13.99962381" calcext:value-type="float">
            <text:p>13,99962381</text:p>
          </table:table-cell>
          <table:table-cell office:value-type="float" office:value="13.28658792" calcext:value-type="float">
            <text:p>13,28658792</text:p>
          </table:table-cell>
        </table:table-row>
        <table:table-row table:style-name="ro1">
          <table:table-cell office:value-type="string" calcext:value-type="string">
            <text:p>monkeyc4l2s1896</text:p>
          </table:table-cell>
          <table:table-cell office:value-type="float" office:value="14.68631323" calcext:value-type="float">
            <text:p>14,68631323</text:p>
          </table:table-cell>
          <table:table-cell office:value-type="float" office:value="13.41210194" calcext:value-type="float">
            <text:p>13,41210194</text:p>
          </table:table-cell>
        </table:table-row>
        <table:table-row table:style-name="ro1">
          <table:table-cell office:value-type="string" calcext:value-type="string">
            <text:p>monkeyc4l2s1897</text:p>
          </table:table-cell>
          <table:table-cell office:value-type="float" office:value="14.54456705" calcext:value-type="float">
            <text:p>14,54456705</text:p>
          </table:table-cell>
          <table:table-cell office:value-type="float" office:value="13.43729933" calcext:value-type="float">
            <text:p>13,43729933</text:p>
          </table:table-cell>
        </table:table-row>
        <table:table-row table:style-name="ro1">
          <table:table-cell office:value-type="string" calcext:value-type="string">
            <text:p>monkeyc4l2s1898</text:p>
          </table:table-cell>
          <table:table-cell office:value-type="float" office:value="10.85624522" calcext:value-type="float">
            <text:p>10,85624522</text:p>
          </table:table-cell>
          <table:table-cell office:value-type="float" office:value="13.31653902" calcext:value-type="float">
            <text:p>13,31653902</text:p>
          </table:table-cell>
        </table:table-row>
        <table:table-row table:style-name="ro1">
          <table:table-cell office:value-type="string" calcext:value-type="string">
            <text:p>monkeyc4l2s1899</text:p>
          </table:table-cell>
          <table:table-cell office:value-type="float" office:value="13.99262982" calcext:value-type="float">
            <text:p>13,99262982</text:p>
          </table:table-cell>
          <table:table-cell office:value-type="float" office:value="13.25920728" calcext:value-type="float">
            <text:p>13,25920728</text:p>
          </table:table-cell>
        </table:table-row>
        <table:table-row table:style-name="ro1">
          <table:table-cell office:value-type="string" calcext:value-type="string">
            <text:p>monkeyc4l2s1900</text:p>
          </table:table-cell>
          <table:table-cell office:value-type="float" office:value="10.99580831" calcext:value-type="float">
            <text:p>10,99580831</text:p>
          </table:table-cell>
          <table:table-cell office:value-type="float" office:value="13.89816906" calcext:value-type="float">
            <text:p>13,89816906</text:p>
          </table:table-cell>
        </table:table-row>
        <table:table-row table:style-name="ro1">
          <table:table-cell office:value-type="string" calcext:value-type="string">
            <text:p>monkeyc4l2s1901</text:p>
          </table:table-cell>
          <table:table-cell office:value-type="float" office:value="9.96951743" calcext:value-type="float">
            <text:p>9,96951743</text:p>
          </table:table-cell>
          <table:table-cell office:value-type="float" office:value="13.82215657" calcext:value-type="float">
            <text:p>13,82215657</text:p>
          </table:table-cell>
        </table:table-row>
        <table:table-row table:style-name="ro1">
          <table:table-cell office:value-type="string" calcext:value-type="string">
            <text:p>monkeyc4l2s1902</text:p>
          </table:table-cell>
          <table:table-cell office:value-type="float" office:value="10.0082196" calcext:value-type="float">
            <text:p>10,0082196</text:p>
          </table:table-cell>
          <table:table-cell office:value-type="float" office:value="13.49569163" calcext:value-type="float">
            <text:p>13,49569163</text:p>
          </table:table-cell>
        </table:table-row>
        <table:table-row table:style-name="ro1">
          <table:table-cell office:value-type="string" calcext:value-type="string">
            <text:p>monkeyc4l2s1903</text:p>
          </table:table-cell>
          <table:table-cell office:value-type="float" office:value="14.97691872" calcext:value-type="float">
            <text:p>14,97691872</text:p>
          </table:table-cell>
          <table:table-cell office:value-type="float" office:value="13.93102443" calcext:value-type="float">
            <text:p>13,93102443</text:p>
          </table:table-cell>
        </table:table-row>
        <table:table-row table:style-name="ro1">
          <table:table-cell office:value-type="string" calcext:value-type="string">
            <text:p>monkeyc4l2s1904</text:p>
          </table:table-cell>
          <table:table-cell office:value-type="float" office:value="13.42507819" calcext:value-type="float">
            <text:p>13,42507819</text:p>
          </table:table-cell>
          <table:table-cell office:value-type="float" office:value="14.11146153" calcext:value-type="float">
            <text:p>14,11146153</text:p>
          </table:table-cell>
        </table:table-row>
        <table:table-row table:style-name="ro1">
          <table:table-cell office:value-type="string" calcext:value-type="string">
            <text:p>monkeyc4l2s1905</text:p>
          </table:table-cell>
          <table:table-cell office:value-type="float" office:value="15.08051215" calcext:value-type="float">
            <text:p>15,08051215</text:p>
          </table:table-cell>
          <table:table-cell office:value-type="float" office:value="13.37340495" calcext:value-type="float">
            <text:p>13,37340495</text:p>
          </table:table-cell>
        </table:table-row>
        <table:table-row table:style-name="ro1">
          <table:table-cell office:value-type="string" calcext:value-type="string">
            <text:p>monkeyc4l2s1906</text:p>
          </table:table-cell>
          <table:table-cell office:value-type="float" office:value="13.51550135" calcext:value-type="float">
            <text:p>13,51550135</text:p>
          </table:table-cell>
          <table:table-cell office:value-type="float" office:value="13.29002843" calcext:value-type="float">
            <text:p>13,29002843</text:p>
          </table:table-cell>
        </table:table-row>
        <table:table-row table:style-name="ro1">
          <table:table-cell office:value-type="string" calcext:value-type="string">
            <text:p>monkeyc4l2s1907</text:p>
          </table:table-cell>
          <table:table-cell office:value-type="float" office:value="11.08979809" calcext:value-type="float">
            <text:p>11,08979809</text:p>
          </table:table-cell>
          <table:table-cell office:value-type="float" office:value="13.87456214" calcext:value-type="float">
            <text:p>13,87456214</text:p>
          </table:table-cell>
        </table:table-row>
        <table:table-row table:style-name="ro1">
          <table:table-cell office:value-type="string" calcext:value-type="string">
            <text:p>monkeyc4l2s1908</text:p>
          </table:table-cell>
          <table:table-cell office:value-type="float" office:value="14.82650032" calcext:value-type="float">
            <text:p>14,82650032</text:p>
          </table:table-cell>
          <table:table-cell office:value-type="float" office:value="13.30833816" calcext:value-type="float">
            <text:p>13,30833816</text:p>
          </table:table-cell>
        </table:table-row>
        <table:table-row table:style-name="ro1">
          <table:table-cell office:value-type="string" calcext:value-type="string">
            <text:p>monkeyc4l2s1909</text:p>
          </table:table-cell>
          <table:table-cell office:value-type="float" office:value="13.72207751" calcext:value-type="float">
            <text:p>13,72207751</text:p>
          </table:table-cell>
          <table:table-cell office:value-type="float" office:value="13.99789278" calcext:value-type="float">
            <text:p>13,99789278</text:p>
          </table:table-cell>
        </table:table-row>
        <table:table-row table:style-name="ro1">
          <table:table-cell office:value-type="string" calcext:value-type="string">
            <text:p>monkeyc4l2s1910</text:p>
          </table:table-cell>
          <table:table-cell office:value-type="float" office:value="15.69361226" calcext:value-type="float">
            <text:p>15,69361226</text:p>
          </table:table-cell>
          <table:table-cell office:value-type="float" office:value="14.00411852" calcext:value-type="float">
            <text:p>14,00411852</text:p>
          </table:table-cell>
        </table:table-row>
        <table:table-row table:style-name="ro1">
          <table:table-cell office:value-type="string" calcext:value-type="string">
            <text:p>monkeyc4l2s1911</text:p>
          </table:table-cell>
          <table:table-cell office:value-type="float" office:value="14.91677793" calcext:value-type="float">
            <text:p>14,91677793</text:p>
          </table:table-cell>
          <table:table-cell office:value-type="float" office:value="13.22971168" calcext:value-type="float">
            <text:p>13,22971168</text:p>
          </table:table-cell>
        </table:table-row>
        <table:table-row table:style-name="ro1">
          <table:table-cell office:value-type="string" calcext:value-type="string">
            <text:p>monkeyc4l2s1912</text:p>
          </table:table-cell>
          <table:table-cell office:value-type="float" office:value="14.70779465" calcext:value-type="float">
            <text:p>14,70779465</text:p>
          </table:table-cell>
          <table:table-cell office:value-type="float" office:value="13.73193332" calcext:value-type="float">
            <text:p>13,73193332</text:p>
          </table:table-cell>
        </table:table-row>
        <table:table-row table:style-name="ro1">
          <table:table-cell office:value-type="string" calcext:value-type="string">
            <text:p>monkeyc4l2s1913</text:p>
          </table:table-cell>
          <table:table-cell office:value-type="float" office:value="10.60872089" calcext:value-type="float">
            <text:p>10,60872089</text:p>
          </table:table-cell>
          <table:table-cell office:value-type="float" office:value="13.6371607" calcext:value-type="float">
            <text:p>13,6371607</text:p>
          </table:table-cell>
        </table:table-row>
        <table:table-row table:style-name="ro1">
          <table:table-cell office:value-type="string" calcext:value-type="string">
            <text:p>monkeyc4l2s1914</text:p>
          </table:table-cell>
          <table:table-cell office:value-type="float" office:value="12.8365925" calcext:value-type="float">
            <text:p>12,8365925</text:p>
          </table:table-cell>
          <table:table-cell office:value-type="float" office:value="13.54792969" calcext:value-type="float">
            <text:p>13,54792969</text:p>
          </table:table-cell>
        </table:table-row>
        <table:table-row table:style-name="ro1">
          <table:table-cell office:value-type="string" calcext:value-type="string">
            <text:p>monkeyc4l2s1915</text:p>
          </table:table-cell>
          <table:table-cell office:value-type="float" office:value="12.85458457" calcext:value-type="float">
            <text:p>12,85458457</text:p>
          </table:table-cell>
          <table:table-cell office:value-type="float" office:value="13.70106697" calcext:value-type="float">
            <text:p>13,70106697</text:p>
          </table:table-cell>
        </table:table-row>
        <table:table-row table:style-name="ro1">
          <table:table-cell office:value-type="string" calcext:value-type="string">
            <text:p>monkeyc4l2s1916</text:p>
          </table:table-cell>
          <table:table-cell office:value-type="float" office:value="11.39533507" calcext:value-type="float">
            <text:p>11,39533507</text:p>
          </table:table-cell>
          <table:table-cell office:value-type="float" office:value="13.34035112" calcext:value-type="float">
            <text:p>13,34035112</text:p>
          </table:table-cell>
        </table:table-row>
        <table:table-row table:style-name="ro1">
          <table:table-cell office:value-type="string" calcext:value-type="string">
            <text:p>monkeyc4l2s1917</text:p>
          </table:table-cell>
          <table:table-cell office:value-type="float" office:value="10.78044022" calcext:value-type="float">
            <text:p>10,78044022</text:p>
          </table:table-cell>
          <table:table-cell office:value-type="float" office:value="13.29010463" calcext:value-type="float">
            <text:p>13,29010463</text:p>
          </table:table-cell>
        </table:table-row>
        <table:table-row table:style-name="ro1">
          <table:table-cell office:value-type="string" calcext:value-type="string">
            <text:p>monkeyc4l2s1918</text:p>
          </table:table-cell>
          <table:table-cell office:value-type="float" office:value="11.50749506" calcext:value-type="float">
            <text:p>11,50749506</text:p>
          </table:table-cell>
          <table:table-cell office:value-type="float" office:value="13.44519047" calcext:value-type="float">
            <text:p>13,44519047</text:p>
          </table:table-cell>
        </table:table-row>
        <table:table-row table:style-name="ro1">
          <table:table-cell office:value-type="string" calcext:value-type="string">
            <text:p>monkeyc4l2s1919</text:p>
          </table:table-cell>
          <table:table-cell office:value-type="float" office:value="11.90555724" calcext:value-type="float">
            <text:p>11,90555724</text:p>
          </table:table-cell>
          <table:table-cell office:value-type="float" office:value="13.81796917" calcext:value-type="float">
            <text:p>13,81796917</text:p>
          </table:table-cell>
        </table:table-row>
        <table:table-row table:style-name="ro1">
          <table:table-cell office:value-type="string" calcext:value-type="string">
            <text:p>monkeyc4l2s1920</text:p>
          </table:table-cell>
          <table:table-cell office:value-type="float" office:value="15.63113857" calcext:value-type="float">
            <text:p>15,63113857</text:p>
          </table:table-cell>
          <table:table-cell office:value-type="float" office:value="13.23647111" calcext:value-type="float">
            <text:p>13,23647111</text:p>
          </table:table-cell>
        </table:table-row>
        <table:table-row table:style-name="ro1">
          <table:table-cell office:value-type="string" calcext:value-type="string">
            <text:p>monkeyc4l2s1921</text:p>
          </table:table-cell>
          <table:table-cell office:value-type="float" office:value="9.72436404" calcext:value-type="float">
            <text:p>9,72436404</text:p>
          </table:table-cell>
          <table:table-cell office:value-type="float" office:value="13.23287352" calcext:value-type="float">
            <text:p>13,23287352</text:p>
          </table:table-cell>
        </table:table-row>
        <table:table-row table:style-name="ro1">
          <table:table-cell office:value-type="string" calcext:value-type="string">
            <text:p>monkeyc4l2s1922</text:p>
          </table:table-cell>
          <table:table-cell office:value-type="float" office:value="13.37051085" calcext:value-type="float">
            <text:p>13,37051085</text:p>
          </table:table-cell>
          <table:table-cell office:value-type="float" office:value="13.71918367" calcext:value-type="float">
            <text:p>13,71918367</text:p>
          </table:table-cell>
        </table:table-row>
        <table:table-row table:style-name="ro1">
          <table:table-cell office:value-type="string" calcext:value-type="string">
            <text:p>monkeyc4l2s1923</text:p>
          </table:table-cell>
          <table:table-cell office:value-type="float" office:value="14.84714788" calcext:value-type="float">
            <text:p>14,84714788</text:p>
          </table:table-cell>
          <table:table-cell office:value-type="float" office:value="13.25434555" calcext:value-type="float">
            <text:p>13,25434555</text:p>
          </table:table-cell>
        </table:table-row>
        <table:table-row table:style-name="ro1">
          <table:table-cell office:value-type="string" calcext:value-type="string">
            <text:p>monkeyc4l2s1924</text:p>
          </table:table-cell>
          <table:table-cell office:value-type="float" office:value="14.47478457" calcext:value-type="float">
            <text:p>14,47478457</text:p>
          </table:table-cell>
          <table:table-cell office:value-type="float" office:value="13.86860048" calcext:value-type="float">
            <text:p>13,86860048</text:p>
          </table:table-cell>
        </table:table-row>
        <table:table-row table:style-name="ro1">
          <table:table-cell office:value-type="string" calcext:value-type="string">
            <text:p>monkeyc4l2s1925</text:p>
          </table:table-cell>
          <table:table-cell office:value-type="float" office:value="13.59947591" calcext:value-type="float">
            <text:p>13,59947591</text:p>
          </table:table-cell>
          <table:table-cell office:value-type="float" office:value="14.06504628" calcext:value-type="float">
            <text:p>14,06504628</text:p>
          </table:table-cell>
        </table:table-row>
        <table:table-row table:style-name="ro1">
          <table:table-cell office:value-type="string" calcext:value-type="string">
            <text:p>monkeyc4l2s1926</text:p>
          </table:table-cell>
          <table:table-cell office:value-type="float" office:value="13.45099592" calcext:value-type="float">
            <text:p>13,45099592</text:p>
          </table:table-cell>
          <table:table-cell office:value-type="float" office:value="13.99296122" calcext:value-type="float">
            <text:p>13,99296122</text:p>
          </table:table-cell>
        </table:table-row>
        <table:table-row table:style-name="ro1">
          <table:table-cell office:value-type="string" calcext:value-type="string">
            <text:p>monkeyc4l2s1927</text:p>
          </table:table-cell>
          <table:table-cell office:value-type="float" office:value="13.23133562" calcext:value-type="float">
            <text:p>13,23133562</text:p>
          </table:table-cell>
          <table:table-cell office:value-type="float" office:value="13.24264303" calcext:value-type="float">
            <text:p>13,24264303</text:p>
          </table:table-cell>
        </table:table-row>
        <table:table-row table:style-name="ro1">
          <table:table-cell office:value-type="string" calcext:value-type="string">
            <text:p>monkeyc4l2s1928</text:p>
          </table:table-cell>
          <table:table-cell office:value-type="float" office:value="12.21870931" calcext:value-type="float">
            <text:p>12,21870931</text:p>
          </table:table-cell>
          <table:table-cell office:value-type="float" office:value="13.93532801" calcext:value-type="float">
            <text:p>13,93532801</text:p>
          </table:table-cell>
        </table:table-row>
        <table:table-row table:style-name="ro1">
          <table:table-cell office:value-type="string" calcext:value-type="string">
            <text:p>monkeyc4l2s1929</text:p>
          </table:table-cell>
          <table:table-cell office:value-type="float" office:value="14.05693325" calcext:value-type="float">
            <text:p>14,05693325</text:p>
          </table:table-cell>
          <table:table-cell office:value-type="float" office:value="14.16233761" calcext:value-type="float">
            <text:p>14,16233761</text:p>
          </table:table-cell>
        </table:table-row>
        <table:table-row table:style-name="ro1">
          <table:table-cell office:value-type="string" calcext:value-type="string">
            <text:p>monkeyc4l2s1930</text:p>
          </table:table-cell>
          <table:table-cell office:value-type="float" office:value="11.4103721" calcext:value-type="float">
            <text:p>11,4103721</text:p>
          </table:table-cell>
          <table:table-cell office:value-type="float" office:value="13.93156987" calcext:value-type="float">
            <text:p>13,93156987</text:p>
          </table:table-cell>
        </table:table-row>
        <table:table-row table:style-name="ro1">
          <table:table-cell office:value-type="string" calcext:value-type="string">
            <text:p>monkeyc4l2s1931</text:p>
          </table:table-cell>
          <table:table-cell office:value-type="float" office:value="14.33204827" calcext:value-type="float">
            <text:p>14,33204827</text:p>
          </table:table-cell>
          <table:table-cell office:value-type="float" office:value="13.30756872" calcext:value-type="float">
            <text:p>13,30756872</text:p>
          </table:table-cell>
        </table:table-row>
        <table:table-row table:style-name="ro1">
          <table:table-cell office:value-type="string" calcext:value-type="string">
            <text:p>monkeyc4l2s1932</text:p>
          </table:table-cell>
          <table:table-cell office:value-type="float" office:value="15.32118485" calcext:value-type="float">
            <text:p>15,32118485</text:p>
          </table:table-cell>
          <table:table-cell office:value-type="float" office:value="13.99550708" calcext:value-type="float">
            <text:p>13,99550708</text:p>
          </table:table-cell>
        </table:table-row>
        <table:table-row table:style-name="ro1">
          <table:table-cell office:value-type="string" calcext:value-type="string">
            <text:p>monkeyc4l2s1933</text:p>
          </table:table-cell>
          <table:table-cell office:value-type="float" office:value="10.5029986" calcext:value-type="float">
            <text:p>10,5029986</text:p>
          </table:table-cell>
          <table:table-cell office:value-type="float" office:value="13.9449343" calcext:value-type="float">
            <text:p>13,9449343</text:p>
          </table:table-cell>
        </table:table-row>
        <table:table-row table:style-name="ro1">
          <table:table-cell office:value-type="string" calcext:value-type="string">
            <text:p>monkeyc4l2s1934</text:p>
          </table:table-cell>
          <table:table-cell office:value-type="float" office:value="12.80932167" calcext:value-type="float">
            <text:p>12,80932167</text:p>
          </table:table-cell>
          <table:table-cell office:value-type="float" office:value="13.47096548" calcext:value-type="float">
            <text:p>13,47096548</text:p>
          </table:table-cell>
        </table:table-row>
        <table:table-row table:style-name="ro1">
          <table:table-cell office:value-type="string" calcext:value-type="string">
            <text:p>monkeyc4l2s1935</text:p>
          </table:table-cell>
          <table:table-cell office:value-type="float" office:value="11.02616817" calcext:value-type="float">
            <text:p>11,02616817</text:p>
          </table:table-cell>
          <table:table-cell office:value-type="float" office:value="13.57773634" calcext:value-type="float">
            <text:p>13,57773634</text:p>
          </table:table-cell>
        </table:table-row>
        <table:table-row table:style-name="ro1">
          <table:table-cell office:value-type="string" calcext:value-type="string">
            <text:p>monkeyc4l2s1936</text:p>
          </table:table-cell>
          <table:table-cell office:value-type="float" office:value="15.86014601" calcext:value-type="float">
            <text:p>15,86014601</text:p>
          </table:table-cell>
          <table:table-cell office:value-type="float" office:value="13.33145622" calcext:value-type="float">
            <text:p>13,33145622</text:p>
          </table:table-cell>
        </table:table-row>
        <table:table-row table:style-name="ro1">
          <table:table-cell office:value-type="string" calcext:value-type="string">
            <text:p>monkeyc4l2s1937</text:p>
          </table:table-cell>
          <table:table-cell office:value-type="float" office:value="10.84735452" calcext:value-type="float">
            <text:p>10,84735452</text:p>
          </table:table-cell>
          <table:table-cell office:value-type="float" office:value="13.70322375" calcext:value-type="float">
            <text:p>13,70322375</text:p>
          </table:table-cell>
        </table:table-row>
        <table:table-row table:style-name="ro1">
          <table:table-cell office:value-type="string" calcext:value-type="string">
            <text:p>monkeyc4l2s1938</text:p>
          </table:table-cell>
          <table:table-cell office:value-type="float" office:value="11.61620187" calcext:value-type="float">
            <text:p>11,61620187</text:p>
          </table:table-cell>
          <table:table-cell office:value-type="float" office:value="13.7303945" calcext:value-type="float">
            <text:p>13,7303945</text:p>
          </table:table-cell>
        </table:table-row>
        <table:table-row table:style-name="ro1">
          <table:table-cell office:value-type="string" calcext:value-type="string">
            <text:p>monkeyc4l2s1939</text:p>
          </table:table-cell>
          <table:table-cell office:value-type="float" office:value="14.51939672" calcext:value-type="float">
            <text:p>14,51939672</text:p>
          </table:table-cell>
          <table:table-cell office:value-type="float" office:value="13.71993888" calcext:value-type="float">
            <text:p>13,71993888</text:p>
          </table:table-cell>
        </table:table-row>
        <table:table-row table:style-name="ro1">
          <table:table-cell office:value-type="string" calcext:value-type="string">
            <text:p>monkeyc4l2s1940</text:p>
          </table:table-cell>
          <table:table-cell office:value-type="float" office:value="14.51979737" calcext:value-type="float">
            <text:p>14,51979737</text:p>
          </table:table-cell>
          <table:table-cell office:value-type="float" office:value="13.95600315" calcext:value-type="float">
            <text:p>13,95600315</text:p>
          </table:table-cell>
        </table:table-row>
        <table:table-row table:style-name="ro1">
          <table:table-cell office:value-type="string" calcext:value-type="string">
            <text:p>monkeyc4l2s1941</text:p>
          </table:table-cell>
          <table:table-cell office:value-type="float" office:value="12.10387662" calcext:value-type="float">
            <text:p>12,10387662</text:p>
          </table:table-cell>
          <table:table-cell office:value-type="float" office:value="13.35540074" calcext:value-type="float">
            <text:p>13,35540074</text:p>
          </table:table-cell>
        </table:table-row>
        <table:table-row table:style-name="ro1">
          <table:table-cell office:value-type="string" calcext:value-type="string">
            <text:p>monkeyc4l2s1942</text:p>
          </table:table-cell>
          <table:table-cell office:value-type="float" office:value="14.37200195" calcext:value-type="float">
            <text:p>14,37200195</text:p>
          </table:table-cell>
          <table:table-cell office:value-type="float" office:value="14.01648986" calcext:value-type="float">
            <text:p>14,01648986</text:p>
          </table:table-cell>
        </table:table-row>
        <table:table-row table:style-name="ro1">
          <table:table-cell office:value-type="string" calcext:value-type="string">
            <text:p>monkeyc4l2s1943</text:p>
          </table:table-cell>
          <table:table-cell office:value-type="float" office:value="14.30514345" calcext:value-type="float">
            <text:p>14,30514345</text:p>
          </table:table-cell>
          <table:table-cell office:value-type="float" office:value="13.22586421" calcext:value-type="float">
            <text:p>13,22586421</text:p>
          </table:table-cell>
        </table:table-row>
        <table:table-row table:style-name="ro1">
          <table:table-cell office:value-type="string" calcext:value-type="string">
            <text:p>monkeyc4l2s1944</text:p>
          </table:table-cell>
          <table:table-cell office:value-type="float" office:value="13.17421787" calcext:value-type="float">
            <text:p>13,17421787</text:p>
          </table:table-cell>
          <table:table-cell office:value-type="float" office:value="14.13679487" calcext:value-type="float">
            <text:p>14,13679487</text:p>
          </table:table-cell>
        </table:table-row>
        <table:table-row table:style-name="ro1">
          <table:table-cell office:value-type="string" calcext:value-type="string">
            <text:p>monkeyc4l2s1945</text:p>
          </table:table-cell>
          <table:table-cell office:value-type="float" office:value="10.84884374" calcext:value-type="float">
            <text:p>10,84884374</text:p>
          </table:table-cell>
          <table:table-cell office:value-type="float" office:value="13.54487554" calcext:value-type="float">
            <text:p>13,54487554</text:p>
          </table:table-cell>
        </table:table-row>
        <table:table-row table:style-name="ro1">
          <table:table-cell office:value-type="string" calcext:value-type="string">
            <text:p>monkeyc4l2s1946</text:p>
          </table:table-cell>
          <table:table-cell office:value-type="float" office:value="10.77313535" calcext:value-type="float">
            <text:p>10,77313535</text:p>
          </table:table-cell>
          <table:table-cell office:value-type="float" office:value="14.1467467" calcext:value-type="float">
            <text:p>14,1467467</text:p>
          </table:table-cell>
        </table:table-row>
        <table:table-row table:style-name="ro1">
          <table:table-cell office:value-type="string" calcext:value-type="string">
            <text:p>monkeyc4l2s1947</text:p>
          </table:table-cell>
          <table:table-cell office:value-type="float" office:value="14.11437879" calcext:value-type="float">
            <text:p>14,11437879</text:p>
          </table:table-cell>
          <table:table-cell office:value-type="float" office:value="13.34336273" calcext:value-type="float">
            <text:p>13,34336273</text:p>
          </table:table-cell>
        </table:table-row>
        <table:table-row table:style-name="ro1">
          <table:table-cell office:value-type="string" calcext:value-type="string">
            <text:p>monkeyc4l2s1948</text:p>
          </table:table-cell>
          <table:table-cell office:value-type="float" office:value="12.29399472" calcext:value-type="float">
            <text:p>12,29399472</text:p>
          </table:table-cell>
          <table:table-cell office:value-type="float" office:value="14.06247582" calcext:value-type="float">
            <text:p>14,06247582</text:p>
          </table:table-cell>
        </table:table-row>
        <table:table-row table:style-name="ro1">
          <table:table-cell office:value-type="string" calcext:value-type="string">
            <text:p>monkeyc4l2s1949</text:p>
          </table:table-cell>
          <table:table-cell office:value-type="float" office:value="12.70808011" calcext:value-type="float">
            <text:p>12,70808011</text:p>
          </table:table-cell>
          <table:table-cell office:value-type="float" office:value="13.6712619" calcext:value-type="float">
            <text:p>13,6712619</text:p>
          </table:table-cell>
        </table:table-row>
        <table:table-row table:style-name="ro1">
          <table:table-cell office:value-type="string" calcext:value-type="string">
            <text:p>monkeyc4l2s1950</text:p>
          </table:table-cell>
          <table:table-cell office:value-type="float" office:value="9.60896997" calcext:value-type="float">
            <text:p>9,60896997</text:p>
          </table:table-cell>
          <table:table-cell office:value-type="float" office:value="13.44968943" calcext:value-type="float">
            <text:p>13,44968943</text:p>
          </table:table-cell>
        </table:table-row>
        <table:table-row table:style-name="ro1">
          <table:table-cell office:value-type="string" calcext:value-type="string">
            <text:p>monkeyc4l2s1951</text:p>
          </table:table-cell>
          <table:table-cell office:value-type="float" office:value="11.40836991" calcext:value-type="float">
            <text:p>11,40836991</text:p>
          </table:table-cell>
          <table:table-cell office:value-type="float" office:value="14.10587706" calcext:value-type="float">
            <text:p>14,10587706</text:p>
          </table:table-cell>
        </table:table-row>
        <table:table-row table:style-name="ro1">
          <table:table-cell office:value-type="string" calcext:value-type="string">
            <text:p>monkeyc4l2s1952</text:p>
          </table:table-cell>
          <table:table-cell office:value-type="float" office:value="14.36258971" calcext:value-type="float">
            <text:p>14,36258971</text:p>
          </table:table-cell>
          <table:table-cell office:value-type="float" office:value="13.27877969" calcext:value-type="float">
            <text:p>13,27877969</text:p>
          </table:table-cell>
        </table:table-row>
        <table:table-row table:style-name="ro1">
          <table:table-cell office:value-type="string" calcext:value-type="string">
            <text:p>monkeyc4l2s1953</text:p>
          </table:table-cell>
          <table:table-cell office:value-type="float" office:value="13.72469701" calcext:value-type="float">
            <text:p>13,72469701</text:p>
          </table:table-cell>
          <table:table-cell office:value-type="float" office:value="14.16440022" calcext:value-type="float">
            <text:p>14,16440022</text:p>
          </table:table-cell>
        </table:table-row>
        <table:table-row table:style-name="ro1">
          <table:table-cell office:value-type="string" calcext:value-type="string">
            <text:p>monkeyc4l2s1954</text:p>
          </table:table-cell>
          <table:table-cell office:value-type="float" office:value="10.25019051" calcext:value-type="float">
            <text:p>10,25019051</text:p>
          </table:table-cell>
          <table:table-cell office:value-type="float" office:value="13.9997934" calcext:value-type="float">
            <text:p>13,9997934</text:p>
          </table:table-cell>
        </table:table-row>
        <table:table-row table:style-name="ro1">
          <table:table-cell office:value-type="string" calcext:value-type="string">
            <text:p>monkeyc4l2s1955</text:p>
          </table:table-cell>
          <table:table-cell office:value-type="float" office:value="11.7310935" calcext:value-type="float">
            <text:p>11,7310935</text:p>
          </table:table-cell>
          <table:table-cell office:value-type="float" office:value="13.34412983" calcext:value-type="float">
            <text:p>13,34412983</text:p>
          </table:table-cell>
        </table:table-row>
        <table:table-row table:style-name="ro1">
          <table:table-cell office:value-type="string" calcext:value-type="string">
            <text:p>monkeyc4l2s1956</text:p>
          </table:table-cell>
          <table:table-cell office:value-type="float" office:value="10.70776084" calcext:value-type="float">
            <text:p>10,70776084</text:p>
          </table:table-cell>
          <table:table-cell office:value-type="float" office:value="13.63477807" calcext:value-type="float">
            <text:p>13,63477807</text:p>
          </table:table-cell>
        </table:table-row>
        <table:table-row table:style-name="ro1">
          <table:table-cell office:value-type="string" calcext:value-type="string">
            <text:p>monkeyc4l2s1957</text:p>
          </table:table-cell>
          <table:table-cell office:value-type="float" office:value="12.58092758" calcext:value-type="float">
            <text:p>12,58092758</text:p>
          </table:table-cell>
          <table:table-cell office:value-type="float" office:value="14.06695476" calcext:value-type="float">
            <text:p>14,06695476</text:p>
          </table:table-cell>
        </table:table-row>
        <table:table-row table:style-name="ro1">
          <table:table-cell office:value-type="string" calcext:value-type="string">
            <text:p>monkeyc4l2s1958</text:p>
          </table:table-cell>
          <table:table-cell office:value-type="float" office:value="15.0893396" calcext:value-type="float">
            <text:p>15,0893396</text:p>
          </table:table-cell>
          <table:table-cell office:value-type="float" office:value="13.75472618" calcext:value-type="float">
            <text:p>13,75472618</text:p>
          </table:table-cell>
        </table:table-row>
        <table:table-row table:style-name="ro1">
          <table:table-cell office:value-type="string" calcext:value-type="string">
            <text:p>monkeyc4l2s1959</text:p>
          </table:table-cell>
          <table:table-cell office:value-type="float" office:value="14.371078" calcext:value-type="float">
            <text:p>14,371078</text:p>
          </table:table-cell>
          <table:table-cell office:value-type="float" office:value="13.29603868" calcext:value-type="float">
            <text:p>13,29603868</text:p>
          </table:table-cell>
        </table:table-row>
        <table:table-row table:style-name="ro1">
          <table:table-cell office:value-type="string" calcext:value-type="string">
            <text:p>monkeyc4l2s1960</text:p>
          </table:table-cell>
          <table:table-cell office:value-type="float" office:value="11.07862239" calcext:value-type="float">
            <text:p>11,07862239</text:p>
          </table:table-cell>
          <table:table-cell office:value-type="float" office:value="13.97743026" calcext:value-type="float">
            <text:p>13,97743026</text:p>
          </table:table-cell>
        </table:table-row>
        <table:table-row table:style-name="ro1">
          <table:table-cell office:value-type="string" calcext:value-type="string">
            <text:p>monkeyc4l2s1961</text:p>
          </table:table-cell>
          <table:table-cell office:value-type="float" office:value="16.10475602" calcext:value-type="float">
            <text:p>16,10475602</text:p>
          </table:table-cell>
          <table:table-cell office:value-type="float" office:value="13.22497626" calcext:value-type="float">
            <text:p>13,22497626</text:p>
          </table:table-cell>
        </table:table-row>
        <table:table-row table:style-name="ro1">
          <table:table-cell office:value-type="string" calcext:value-type="string">
            <text:p>monkeyc4l2s1962</text:p>
          </table:table-cell>
          <table:table-cell office:value-type="float" office:value="11.17748165" calcext:value-type="float">
            <text:p>11,17748165</text:p>
          </table:table-cell>
          <table:table-cell office:value-type="float" office:value="13.80027185" calcext:value-type="float">
            <text:p>13,80027185</text:p>
          </table:table-cell>
        </table:table-row>
        <table:table-row table:style-name="ro1">
          <table:table-cell office:value-type="string" calcext:value-type="string">
            <text:p>monkeyc4l2s1963</text:p>
          </table:table-cell>
          <table:table-cell office:value-type="float" office:value="16.45691949" calcext:value-type="float">
            <text:p>16,45691949</text:p>
          </table:table-cell>
          <table:table-cell office:value-type="float" office:value="14.04066567" calcext:value-type="float">
            <text:p>14,04066567</text:p>
          </table:table-cell>
        </table:table-row>
        <table:table-row table:style-name="ro1">
          <table:table-cell office:value-type="string" calcext:value-type="string">
            <text:p>monkeyc4l2s1964</text:p>
          </table:table-cell>
          <table:table-cell office:value-type="float" office:value="11.26267472" calcext:value-type="float">
            <text:p>11,26267472</text:p>
          </table:table-cell>
          <table:table-cell office:value-type="float" office:value="13.84825792" calcext:value-type="float">
            <text:p>13,84825792</text:p>
          </table:table-cell>
        </table:table-row>
        <table:table-row table:style-name="ro1">
          <table:table-cell office:value-type="string" calcext:value-type="string">
            <text:p>monkeyc4l2s1965</text:p>
          </table:table-cell>
          <table:table-cell office:value-type="float" office:value="14.80090902" calcext:value-type="float">
            <text:p>14,80090902</text:p>
          </table:table-cell>
          <table:table-cell office:value-type="float" office:value="13.69708999" calcext:value-type="float">
            <text:p>13,69708999</text:p>
          </table:table-cell>
        </table:table-row>
        <table:table-row table:style-name="ro1">
          <table:table-cell office:value-type="string" calcext:value-type="string">
            <text:p>monkeyc4l2s1966</text:p>
          </table:table-cell>
          <table:table-cell office:value-type="float" office:value="11.01044445" calcext:value-type="float">
            <text:p>11,01044445</text:p>
          </table:table-cell>
          <table:table-cell office:value-type="float" office:value="13.9113893" calcext:value-type="float">
            <text:p>13,9113893</text:p>
          </table:table-cell>
        </table:table-row>
        <table:table-row table:style-name="ro1">
          <table:table-cell office:value-type="string" calcext:value-type="string">
            <text:p>monkeyc4l2s1967</text:p>
          </table:table-cell>
          <table:table-cell office:value-type="float" office:value="11.38886856" calcext:value-type="float">
            <text:p>11,38886856</text:p>
          </table:table-cell>
          <table:table-cell office:value-type="float" office:value="13.25243604" calcext:value-type="float">
            <text:p>13,25243604</text:p>
          </table:table-cell>
        </table:table-row>
        <table:table-row table:style-name="ro1">
          <table:table-cell office:value-type="string" calcext:value-type="string">
            <text:p>monkeyc4l2s1968</text:p>
          </table:table-cell>
          <table:table-cell office:value-type="float" office:value="15.99087118" calcext:value-type="float">
            <text:p>15,99087118</text:p>
          </table:table-cell>
          <table:table-cell office:value-type="float" office:value="13.94846711" calcext:value-type="float">
            <text:p>13,94846711</text:p>
          </table:table-cell>
        </table:table-row>
        <table:table-row table:style-name="ro1">
          <table:table-cell office:value-type="string" calcext:value-type="string">
            <text:p>monkeyc4l2s1969</text:p>
          </table:table-cell>
          <table:table-cell office:value-type="float" office:value="14.15171601" calcext:value-type="float">
            <text:p>14,15171601</text:p>
          </table:table-cell>
          <table:table-cell office:value-type="float" office:value="13.26441894" calcext:value-type="float">
            <text:p>13,26441894</text:p>
          </table:table-cell>
        </table:table-row>
        <table:table-row table:style-name="ro1">
          <table:table-cell office:value-type="string" calcext:value-type="string">
            <text:p>monkeyc4l2s1970</text:p>
          </table:table-cell>
          <table:table-cell office:value-type="float" office:value="9.75240905" calcext:value-type="float">
            <text:p>9,75240905</text:p>
          </table:table-cell>
          <table:table-cell office:value-type="float" office:value="13.98423384" calcext:value-type="float">
            <text:p>13,98423384</text:p>
          </table:table-cell>
        </table:table-row>
        <table:table-row table:style-name="ro1">
          <table:table-cell office:value-type="string" calcext:value-type="string">
            <text:p>monkeyc4l2s1971</text:p>
          </table:table-cell>
          <table:table-cell office:value-type="float" office:value="15.07814615" calcext:value-type="float">
            <text:p>15,07814615</text:p>
          </table:table-cell>
          <table:table-cell office:value-type="float" office:value="13.42154021" calcext:value-type="float">
            <text:p>13,42154021</text:p>
          </table:table-cell>
        </table:table-row>
        <table:table-row table:style-name="ro1">
          <table:table-cell office:value-type="string" calcext:value-type="string">
            <text:p>monkeyc4l2s1972</text:p>
          </table:table-cell>
          <table:table-cell office:value-type="float" office:value="15.80110426" calcext:value-type="float">
            <text:p>15,80110426</text:p>
          </table:table-cell>
          <table:table-cell office:value-type="float" office:value="13.54785947" calcext:value-type="float">
            <text:p>13,54785947</text:p>
          </table:table-cell>
        </table:table-row>
        <table:table-row table:style-name="ro1">
          <table:table-cell office:value-type="string" calcext:value-type="string">
            <text:p>monkeyc4l2s1973</text:p>
          </table:table-cell>
          <table:table-cell office:value-type="float" office:value="14.06234807" calcext:value-type="float">
            <text:p>14,06234807</text:p>
          </table:table-cell>
          <table:table-cell office:value-type="float" office:value="13.63841507" calcext:value-type="float">
            <text:p>13,63841507</text:p>
          </table:table-cell>
        </table:table-row>
        <table:table-row table:style-name="ro1">
          <table:table-cell office:value-type="string" calcext:value-type="string">
            <text:p>monkeyc4l2s1974</text:p>
          </table:table-cell>
          <table:table-cell office:value-type="float" office:value="11.54712405" calcext:value-type="float">
            <text:p>11,54712405</text:p>
          </table:table-cell>
          <table:table-cell office:value-type="float" office:value="13.8950536" calcext:value-type="float">
            <text:p>13,8950536</text:p>
          </table:table-cell>
        </table:table-row>
        <table:table-row table:style-name="ro1">
          <table:table-cell office:value-type="string" calcext:value-type="string">
            <text:p>monkeyc4l2s1975</text:p>
          </table:table-cell>
          <table:table-cell office:value-type="float" office:value="12.57410079" calcext:value-type="float">
            <text:p>12,57410079</text:p>
          </table:table-cell>
          <table:table-cell office:value-type="float" office:value="13.57990213" calcext:value-type="float">
            <text:p>13,57990213</text:p>
          </table:table-cell>
        </table:table-row>
        <table:table-row table:style-name="ro1">
          <table:table-cell office:value-type="string" calcext:value-type="string">
            <text:p>monkeyc4l2s1976</text:p>
          </table:table-cell>
          <table:table-cell office:value-type="float" office:value="14.98824962" calcext:value-type="float">
            <text:p>14,98824962</text:p>
          </table:table-cell>
          <table:table-cell office:value-type="float" office:value="13.66210332" calcext:value-type="float">
            <text:p>13,66210332</text:p>
          </table:table-cell>
        </table:table-row>
        <table:table-row table:style-name="ro1">
          <table:table-cell office:value-type="string" calcext:value-type="string">
            <text:p>monkeyc4l2s1977</text:p>
          </table:table-cell>
          <table:table-cell office:value-type="float" office:value="12.50377329" calcext:value-type="float">
            <text:p>12,50377329</text:p>
          </table:table-cell>
          <table:table-cell office:value-type="float" office:value="13.37928092" calcext:value-type="float">
            <text:p>13,37928092</text:p>
          </table:table-cell>
        </table:table-row>
        <table:table-row table:style-name="ro1">
          <table:table-cell office:value-type="string" calcext:value-type="string">
            <text:p>monkeyc4l2s1978</text:p>
          </table:table-cell>
          <table:table-cell office:value-type="float" office:value="10.95565657" calcext:value-type="float">
            <text:p>10,95565657</text:p>
          </table:table-cell>
          <table:table-cell office:value-type="float" office:value="13.24603686" calcext:value-type="float">
            <text:p>13,24603686</text:p>
          </table:table-cell>
        </table:table-row>
        <table:table-row table:style-name="ro1">
          <table:table-cell office:value-type="string" calcext:value-type="string">
            <text:p>monkeyc4l2s1979</text:p>
          </table:table-cell>
          <table:table-cell office:value-type="float" office:value="9.83974776" calcext:value-type="float">
            <text:p>9,83974776</text:p>
          </table:table-cell>
          <table:table-cell office:value-type="float" office:value="13.58592704" calcext:value-type="float">
            <text:p>13,58592704</text:p>
          </table:table-cell>
        </table:table-row>
        <table:table-row table:style-name="ro1">
          <table:table-cell office:value-type="string" calcext:value-type="string">
            <text:p>monkeyc4l2s1980</text:p>
          </table:table-cell>
          <table:table-cell office:value-type="float" office:value="10.22153676" calcext:value-type="float">
            <text:p>10,22153676</text:p>
          </table:table-cell>
          <table:table-cell office:value-type="float" office:value="13.57412275" calcext:value-type="float">
            <text:p>13,57412275</text:p>
          </table:table-cell>
        </table:table-row>
        <table:table-row table:style-name="ro1">
          <table:table-cell office:value-type="string" calcext:value-type="string">
            <text:p>monkeyc4l2s1981</text:p>
          </table:table-cell>
          <table:table-cell office:value-type="float" office:value="10.71924288" calcext:value-type="float">
            <text:p>10,71924288</text:p>
          </table:table-cell>
          <table:table-cell office:value-type="float" office:value="13.98476379" calcext:value-type="float">
            <text:p>13,98476379</text:p>
          </table:table-cell>
        </table:table-row>
        <table:table-row table:style-name="ro1">
          <table:table-cell office:value-type="string" calcext:value-type="string">
            <text:p>monkeyc4l2s1982</text:p>
          </table:table-cell>
          <table:table-cell office:value-type="float" office:value="12.06946487" calcext:value-type="float">
            <text:p>12,06946487</text:p>
          </table:table-cell>
          <table:table-cell office:value-type="float" office:value="13.85028409" calcext:value-type="float">
            <text:p>13,85028409</text:p>
          </table:table-cell>
        </table:table-row>
        <table:table-row table:style-name="ro1">
          <table:table-cell office:value-type="string" calcext:value-type="string">
            <text:p>monkeyc4l2s1983</text:p>
          </table:table-cell>
          <table:table-cell office:value-type="float" office:value="13.81274586" calcext:value-type="float">
            <text:p>13,81274586</text:p>
          </table:table-cell>
          <table:table-cell office:value-type="float" office:value="13.3583396" calcext:value-type="float">
            <text:p>13,3583396</text:p>
          </table:table-cell>
        </table:table-row>
        <table:table-row table:style-name="ro1">
          <table:table-cell office:value-type="string" calcext:value-type="string">
            <text:p>monkeyc4l2s1984</text:p>
          </table:table-cell>
          <table:table-cell office:value-type="float" office:value="15.79152809" calcext:value-type="float">
            <text:p>15,79152809</text:p>
          </table:table-cell>
          <table:table-cell office:value-type="float" office:value="13.85471753" calcext:value-type="float">
            <text:p>13,85471753</text:p>
          </table:table-cell>
        </table:table-row>
        <table:table-row table:style-name="ro1">
          <table:table-cell office:value-type="string" calcext:value-type="string">
            <text:p>monkeyc4l2s1985</text:p>
          </table:table-cell>
          <table:table-cell office:value-type="float" office:value="12.47712727" calcext:value-type="float">
            <text:p>12,47712727</text:p>
          </table:table-cell>
          <table:table-cell office:value-type="float" office:value="13.94275831" calcext:value-type="float">
            <text:p>13,94275831</text:p>
          </table:table-cell>
        </table:table-row>
        <table:table-row table:style-name="ro1">
          <table:table-cell office:value-type="string" calcext:value-type="string">
            <text:p>monkeyc4l2s1986</text:p>
          </table:table-cell>
          <table:table-cell office:value-type="float" office:value="10.30338915" calcext:value-type="float">
            <text:p>10,30338915</text:p>
          </table:table-cell>
          <table:table-cell office:value-type="float" office:value="13.45037496" calcext:value-type="float">
            <text:p>13,45037496</text:p>
          </table:table-cell>
        </table:table-row>
        <table:table-row table:style-name="ro1">
          <table:table-cell office:value-type="string" calcext:value-type="string">
            <text:p>monkeyc4l2s1987</text:p>
          </table:table-cell>
          <table:table-cell office:value-type="float" office:value="10.29789892" calcext:value-type="float">
            <text:p>10,29789892</text:p>
          </table:table-cell>
          <table:table-cell office:value-type="float" office:value="14.07966706" calcext:value-type="float">
            <text:p>14,07966706</text:p>
          </table:table-cell>
        </table:table-row>
        <table:table-row table:style-name="ro1">
          <table:table-cell office:value-type="string" calcext:value-type="string">
            <text:p>monkeyc4l2s1988</text:p>
          </table:table-cell>
          <table:table-cell office:value-type="float" office:value="15.85040912" calcext:value-type="float">
            <text:p>15,85040912</text:p>
          </table:table-cell>
          <table:table-cell office:value-type="float" office:value="13.48903211" calcext:value-type="float">
            <text:p>13,48903211</text:p>
          </table:table-cell>
        </table:table-row>
        <table:table-row table:style-name="ro1">
          <table:table-cell office:value-type="string" calcext:value-type="string">
            <text:p>monkeyc4l2s1989</text:p>
          </table:table-cell>
          <table:table-cell office:value-type="float" office:value="16.17608671" calcext:value-type="float">
            <text:p>16,17608671</text:p>
          </table:table-cell>
          <table:table-cell office:value-type="float" office:value="13.23911109" calcext:value-type="float">
            <text:p>13,23911109</text:p>
          </table:table-cell>
        </table:table-row>
        <table:table-row table:style-name="ro1">
          <table:table-cell office:value-type="string" calcext:value-type="string">
            <text:p>monkeyc4l2s1990</text:p>
          </table:table-cell>
          <table:table-cell office:value-type="float" office:value="13.74275683" calcext:value-type="float">
            <text:p>13,74275683</text:p>
          </table:table-cell>
          <table:table-cell office:value-type="float" office:value="13.96094276" calcext:value-type="float">
            <text:p>13,96094276</text:p>
          </table:table-cell>
        </table:table-row>
        <table:table-row table:style-name="ro1">
          <table:table-cell office:value-type="string" calcext:value-type="string">
            <text:p>monkeyc4l2s1991</text:p>
          </table:table-cell>
          <table:table-cell office:value-type="float" office:value="10.43962069" calcext:value-type="float">
            <text:p>10,43962069</text:p>
          </table:table-cell>
          <table:table-cell office:value-type="float" office:value="13.64891582" calcext:value-type="float">
            <text:p>13,64891582</text:p>
          </table:table-cell>
        </table:table-row>
        <table:table-row table:style-name="ro1">
          <table:table-cell office:value-type="string" calcext:value-type="string">
            <text:p>monkeyc4l2s1992</text:p>
          </table:table-cell>
          <table:table-cell office:value-type="float" office:value="15.73658914" calcext:value-type="float">
            <text:p>15,73658914</text:p>
          </table:table-cell>
          <table:table-cell office:value-type="float" office:value="14.00354081" calcext:value-type="float">
            <text:p>14,00354081</text:p>
          </table:table-cell>
        </table:table-row>
        <table:table-row table:style-name="ro1">
          <table:table-cell office:value-type="string" calcext:value-type="string">
            <text:p>monkeyc4l2s1993</text:p>
          </table:table-cell>
          <table:table-cell office:value-type="float" office:value="16.32851898" calcext:value-type="float">
            <text:p>16,32851898</text:p>
          </table:table-cell>
          <table:table-cell office:value-type="float" office:value="13.22424468" calcext:value-type="float">
            <text:p>13,22424468</text:p>
          </table:table-cell>
        </table:table-row>
        <table:table-row table:style-name="ro1">
          <table:table-cell office:value-type="string" calcext:value-type="string">
            <text:p>monkeyc4l2s1994</text:p>
          </table:table-cell>
          <table:table-cell office:value-type="float" office:value="9.86810901" calcext:value-type="float">
            <text:p>9,86810901</text:p>
          </table:table-cell>
          <table:table-cell office:value-type="float" office:value="14.05505321" calcext:value-type="float">
            <text:p>14,05505321</text:p>
          </table:table-cell>
        </table:table-row>
        <table:table-row table:style-name="ro1">
          <table:table-cell office:value-type="string" calcext:value-type="string">
            <text:p>monkeyc4l2s1995</text:p>
          </table:table-cell>
          <table:table-cell office:value-type="float" office:value="9.65577879" calcext:value-type="float">
            <text:p>9,65577879</text:p>
          </table:table-cell>
          <table:table-cell office:value-type="float" office:value="13.52557679" calcext:value-type="float">
            <text:p>13,52557679</text:p>
          </table:table-cell>
        </table:table-row>
        <table:table-row table:style-name="ro1">
          <table:table-cell office:value-type="string" calcext:value-type="string">
            <text:p>monkeyc4l2s1996</text:p>
          </table:table-cell>
          <table:table-cell office:value-type="float" office:value="14.36320841" calcext:value-type="float">
            <text:p>14,36320841</text:p>
          </table:table-cell>
          <table:table-cell office:value-type="float" office:value="14.17548156" calcext:value-type="float">
            <text:p>14,17548156</text:p>
          </table:table-cell>
        </table:table-row>
        <table:table-row table:style-name="ro1">
          <table:table-cell office:value-type="string" calcext:value-type="string">
            <text:p>monkeyc4l2s1997</text:p>
          </table:table-cell>
          <table:table-cell office:value-type="float" office:value="11.95051466" calcext:value-type="float">
            <text:p>11,95051466</text:p>
          </table:table-cell>
          <table:table-cell office:value-type="float" office:value="13.59073201" calcext:value-type="float">
            <text:p>13,59073201</text:p>
          </table:table-cell>
        </table:table-row>
        <table:table-row table:style-name="ro1">
          <table:table-cell office:value-type="string" calcext:value-type="string">
            <text:p>monkeyc4l2s1998</text:p>
          </table:table-cell>
          <table:table-cell office:value-type="float" office:value="11.12984422" calcext:value-type="float">
            <text:p>11,12984422</text:p>
          </table:table-cell>
          <table:table-cell office:value-type="float" office:value="13.31427521" calcext:value-type="float">
            <text:p>13,31427521</text:p>
          </table:table-cell>
        </table:table-row>
        <table:table-row table:style-name="ro1">
          <table:table-cell office:value-type="string" calcext:value-type="string">
            <text:p>monkeyc4l2s1999</text:p>
          </table:table-cell>
          <table:table-cell office:value-type="float" office:value="12.8547666" calcext:value-type="float">
            <text:p>12,8547666</text:p>
          </table:table-cell>
          <table:table-cell office:value-type="float" office:value="14.02669801" calcext:value-type="float">
            <text:p>14,02669801</text:p>
          </table:table-cell>
        </table:table-row>
        <table:table-row table:style-name="ro1">
          <table:table-cell office:value-type="string" calcext:value-type="string">
            <text:p>monkeyc4l2s2000</text:p>
          </table:table-cell>
          <table:table-cell office:value-type="float" office:value="16.34483835" calcext:value-type="float">
            <text:p>16,34483835</text:p>
          </table:table-cell>
          <table:table-cell office:value-type="float" office:value="13.46865916" calcext:value-type="float">
            <text:p>13,46865916</text:p>
          </table:table-cell>
        </table:table-row>
        <table:table-row table:style-name="ro1">
          <table:table-cell office:value-type="string" calcext:value-type="string">
            <text:p>monkeyc6r1s2504</text:p>
          </table:table-cell>
          <table:table-cell office:value-type="float" office:value="17.895868" calcext:value-type="float">
            <text:p>17,895868</text:p>
          </table:table-cell>
          <table:table-cell office:value-type="float" office:value="13.982149" calcext:value-type="float">
            <text:p>13,982149</text:p>
          </table:table-cell>
        </table:table-row>
        <table:table-row table:style-name="ro1">
          <table:table-cell office:value-type="string" calcext:value-type="string">
            <text:p>monkeyc6r1s2536</text:p>
          </table:table-cell>
          <table:table-cell office:value-type="float" office:value="17.639576" calcext:value-type="float">
            <text:p>17,639576</text:p>
          </table:table-cell>
          <table:table-cell office:value-type="float" office:value="14.2743" calcext:value-type="float">
            <text:p>14,2743</text:p>
          </table:table-cell>
        </table:table-row>
        <table:table-row table:style-name="ro1">
          <table:table-cell office:value-type="string" calcext:value-type="string">
            <text:p>monkeyc6r1s2542</text:p>
          </table:table-cell>
          <table:table-cell office:value-type="float" office:value="15.376514" calcext:value-type="float">
            <text:p>15,376514</text:p>
          </table:table-cell>
          <table:table-cell office:value-type="float" office:value="16.778606" calcext:value-type="float">
            <text:p>16,778606</text:p>
          </table:table-cell>
        </table:table-row>
        <table:table-row table:style-name="ro1">
          <table:table-cell office:value-type="string" calcext:value-type="string">
            <text:p>monkeyc6r1s2548</text:p>
          </table:table-cell>
          <table:table-cell office:value-type="float" office:value="10.800322" calcext:value-type="float">
            <text:p>10,800322</text:p>
          </table:table-cell>
          <table:table-cell office:value-type="float" office:value="18.71188" calcext:value-type="float">
            <text:p>18,71188</text:p>
          </table:table-cell>
        </table:table-row>
        <table:table-row table:style-name="ro1">
          <table:table-cell office:value-type="string" calcext:value-type="string">
            <text:p>monkeyc6r1s2550</text:p>
          </table:table-cell>
          <table:table-cell office:value-type="float" office:value="9.376242" calcext:value-type="float">
            <text:p>9,376242</text:p>
          </table:table-cell>
          <table:table-cell office:value-type="float" office:value="18.841211" calcext:value-type="float">
            <text:p>18,841211</text:p>
          </table:table-cell>
        </table:table-row>
        <table:table-row table:style-name="ro1">
          <table:table-cell office:value-type="string" calcext:value-type="string">
            <text:p>monkeyc6r1s2562</text:p>
          </table:table-cell>
          <table:table-cell office:value-type="float" office:value="12.643703" calcext:value-type="float">
            <text:p>12,643703</text:p>
          </table:table-cell>
          <table:table-cell office:value-type="float" office:value="18.110945" calcext:value-type="float">
            <text:p>18,110945</text:p>
          </table:table-cell>
        </table:table-row>
        <table:table-row table:style-name="ro1">
          <table:table-cell office:value-type="string" calcext:value-type="string">
            <text:p>monkeyc6r1s2564</text:p>
          </table:table-cell>
          <table:table-cell office:value-type="float" office:value="17.582493" calcext:value-type="float">
            <text:p>17,582493</text:p>
          </table:table-cell>
          <table:table-cell office:value-type="float" office:value="14.482203" calcext:value-type="float">
            <text:p>14,482203</text:p>
          </table:table-cell>
        </table:table-row>
        <table:table-row table:style-name="ro1">
          <table:table-cell office:value-type="string" calcext:value-type="string">
            <text:p>monkeyc6r1s2570</text:p>
          </table:table-cell>
          <table:table-cell office:value-type="float" office:value="18.848433" calcext:value-type="float">
            <text:p>18,848433</text:p>
          </table:table-cell>
          <table:table-cell office:value-type="float" office:value="12.161957" calcext:value-type="float">
            <text:p>12,161957</text:p>
          </table:table-cell>
        </table:table-row>
        <table:table-row table:style-name="ro1">
          <table:table-cell office:value-type="string" calcext:value-type="string">
            <text:p>monkeyc6r1s2578</text:p>
          </table:table-cell>
          <table:table-cell office:value-type="float" office:value="15.618328" calcext:value-type="float">
            <text:p>15,618328</text:p>
          </table:table-cell>
          <table:table-cell office:value-type="float" office:value="16.434258" calcext:value-type="float">
            <text:p>16,434258</text:p>
          </table:table-cell>
        </table:table-row>
        <table:table-row table:style-name="ro1">
          <table:table-cell office:value-type="string" calcext:value-type="string">
            <text:p>monkeyc6r1s2580</text:p>
          </table:table-cell>
          <table:table-cell office:value-type="float" office:value="17.831665" calcext:value-type="float">
            <text:p>17,831665</text:p>
          </table:table-cell>
          <table:table-cell office:value-type="float" office:value="13.841904" calcext:value-type="float">
            <text:p>13,841904</text:p>
          </table:table-cell>
        </table:table-row>
        <table:table-row table:style-name="ro1">
          <table:table-cell office:value-type="string" calcext:value-type="string">
            <text:p>monkeyc6r1s2598</text:p>
          </table:table-cell>
          <table:table-cell office:value-type="float" office:value="15.994385" calcext:value-type="float">
            <text:p>15,994385</text:p>
          </table:table-cell>
          <table:table-cell office:value-type="float" office:value="16.458883" calcext:value-type="float">
            <text:p>16,458883</text:p>
          </table:table-cell>
        </table:table-row>
        <table:table-row table:style-name="ro1">
          <table:table-cell office:value-type="string" calcext:value-type="string">
            <text:p>monkeyc6r1s2606</text:p>
          </table:table-cell>
          <table:table-cell office:value-type="float" office:value="18.180214" calcext:value-type="float">
            <text:p>18,180214</text:p>
          </table:table-cell>
          <table:table-cell office:value-type="float" office:value="13.42378" calcext:value-type="float">
            <text:p>13,42378</text:p>
          </table:table-cell>
        </table:table-row>
        <table:table-row table:style-name="ro1">
          <table:table-cell office:value-type="string" calcext:value-type="string">
            <text:p>monkeyc6r1s2608</text:p>
          </table:table-cell>
          <table:table-cell office:value-type="float" office:value="10.320408" calcext:value-type="float">
            <text:p>10,320408</text:p>
          </table:table-cell>
          <table:table-cell office:value-type="float" office:value="19.070026" calcext:value-type="float">
            <text:p>19,070026</text:p>
          </table:table-cell>
        </table:table-row>
        <table:table-row table:style-name="ro1">
          <table:table-cell office:value-type="string" calcext:value-type="string">
            <text:p>monkeyc6r1s2612</text:p>
          </table:table-cell>
          <table:table-cell office:value-type="float" office:value="11.754894" calcext:value-type="float">
            <text:p>11,754894</text:p>
          </table:table-cell>
          <table:table-cell office:value-type="float" office:value="18.634232" calcext:value-type="float">
            <text:p>18,634232</text:p>
          </table:table-cell>
        </table:table-row>
        <table:table-row table:style-name="ro1">
          <table:table-cell office:value-type="string" calcext:value-type="string">
            <text:p>monkeyc6r1s2614</text:p>
          </table:table-cell>
          <table:table-cell office:value-type="float" office:value="19.014435" calcext:value-type="float">
            <text:p>19,014435</text:p>
          </table:table-cell>
          <table:table-cell office:value-type="float" office:value="12.585692" calcext:value-type="float">
            <text:p>12,585692</text:p>
          </table:table-cell>
        </table:table-row>
        <table:table-row table:style-name="ro1">
          <table:table-cell office:value-type="string" calcext:value-type="string">
            <text:p>monkeyc6r1s2622</text:p>
          </table:table-cell>
          <table:table-cell office:value-type="float" office:value="17.273232" calcext:value-type="float">
            <text:p>17,273232</text:p>
          </table:table-cell>
          <table:table-cell office:value-type="float" office:value="14.868808" calcext:value-type="float">
            <text:p>14,868808</text:p>
          </table:table-cell>
        </table:table-row>
        <table:table-row table:style-name="ro1">
          <table:table-cell office:value-type="string" calcext:value-type="string">
            <text:p>monkeyc6r1s2624</text:p>
          </table:table-cell>
          <table:table-cell office:value-type="float" office:value="12.564975" calcext:value-type="float">
            <text:p>12,564975</text:p>
          </table:table-cell>
          <table:table-cell office:value-type="float" office:value="18.315956" calcext:value-type="float">
            <text:p>18,315956</text:p>
          </table:table-cell>
        </table:table-row>
        <table:table-row table:style-name="ro1">
          <table:table-cell office:value-type="string" calcext:value-type="string">
            <text:p>monkeyc6r1s2626</text:p>
          </table:table-cell>
          <table:table-cell office:value-type="float" office:value="12.056678" calcext:value-type="float">
            <text:p>12,056678</text:p>
          </table:table-cell>
          <table:table-cell office:value-type="float" office:value="18.638502" calcext:value-type="float">
            <text:p>18,638502</text:p>
          </table:table-cell>
        </table:table-row>
        <table:table-row table:style-name="ro1">
          <table:table-cell office:value-type="string" calcext:value-type="string">
            <text:p>monkeyc6r1s2634</text:p>
          </table:table-cell>
          <table:table-cell office:value-type="float" office:value="16.37648" calcext:value-type="float">
            <text:p>16,37648</text:p>
          </table:table-cell>
          <table:table-cell office:value-type="float" office:value="16.177746" calcext:value-type="float">
            <text:p>16,177746</text:p>
          </table:table-cell>
        </table:table-row>
        <table:table-row table:style-name="ro1">
          <table:table-cell office:value-type="string" calcext:value-type="string">
            <text:p>monkeyc6r1s2636</text:p>
          </table:table-cell>
          <table:table-cell office:value-type="float" office:value="13.813782" calcext:value-type="float">
            <text:p>13,813782</text:p>
          </table:table-cell>
          <table:table-cell office:value-type="float" office:value="18.032581" calcext:value-type="float">
            <text:p>18,032581</text:p>
          </table:table-cell>
        </table:table-row>
        <table:table-row table:style-name="ro1">
          <table:table-cell office:value-type="string" calcext:value-type="string">
            <text:p>monkeyc6r1s2640</text:p>
          </table:table-cell>
          <table:table-cell office:value-type="float" office:value="16.409246" calcext:value-type="float">
            <text:p>16,409246</text:p>
          </table:table-cell>
          <table:table-cell office:value-type="float" office:value="15.823026" calcext:value-type="float">
            <text:p>15,823026</text:p>
          </table:table-cell>
        </table:table-row>
        <table:table-row table:style-name="ro1">
          <table:table-cell office:value-type="string" calcext:value-type="string">
            <text:p>monkeyc6r1s2646</text:p>
          </table:table-cell>
          <table:table-cell office:value-type="float" office:value="10.873696" calcext:value-type="float">
            <text:p>10,873696</text:p>
          </table:table-cell>
          <table:table-cell office:value-type="float" office:value="18.826614" calcext:value-type="float">
            <text:p>18,826614</text:p>
          </table:table-cell>
        </table:table-row>
        <table:table-row table:style-name="ro1">
          <table:table-cell office:value-type="string" calcext:value-type="string">
            <text:p>monkeyc6r1s2650</text:p>
          </table:table-cell>
          <table:table-cell office:value-type="float" office:value="13.218387" calcext:value-type="float">
            <text:p>13,218387</text:p>
          </table:table-cell>
          <table:table-cell office:value-type="float" office:value="18.016987" calcext:value-type="float">
            <text:p>18,016987</text:p>
          </table:table-cell>
        </table:table-row>
        <table:table-row table:style-name="ro1">
          <table:table-cell office:value-type="string" calcext:value-type="string">
            <text:p>monkeyc6r1s2660</text:p>
          </table:table-cell>
          <table:table-cell office:value-type="float" office:value="14.76141" calcext:value-type="float">
            <text:p>14,76141</text:p>
          </table:table-cell>
          <table:table-cell office:value-type="float" office:value="17.170761" calcext:value-type="float">
            <text:p>17,170761</text:p>
          </table:table-cell>
        </table:table-row>
        <table:table-row table:style-name="ro1">
          <table:table-cell office:value-type="string" calcext:value-type="string">
            <text:p>monkeyc6r1s2664</text:p>
          </table:table-cell>
          <table:table-cell office:value-type="float" office:value="14.722643" calcext:value-type="float">
            <text:p>14,722643</text:p>
          </table:table-cell>
          <table:table-cell office:value-type="float" office:value="17.155119" calcext:value-type="float">
            <text:p>17,155119</text:p>
          </table:table-cell>
        </table:table-row>
        <table:table-row table:style-name="ro1">
          <table:table-cell office:value-type="string" calcext:value-type="string">
            <text:p>monkeyc6r1s2668</text:p>
          </table:table-cell>
          <table:table-cell office:value-type="float" office:value="18.289774" calcext:value-type="float">
            <text:p>18,289774</text:p>
          </table:table-cell>
          <table:table-cell office:value-type="float" office:value="13.616166" calcext:value-type="float">
            <text:p>13,616166</text:p>
          </table:table-cell>
        </table:table-row>
        <table:table-row table:style-name="ro1">
          <table:table-cell office:value-type="string" calcext:value-type="string">
            <text:p>monkeyc6r1s2670</text:p>
          </table:table-cell>
          <table:table-cell office:value-type="float" office:value="15.333229" calcext:value-type="float">
            <text:p>15,333229</text:p>
          </table:table-cell>
          <table:table-cell office:value-type="float" office:value="16.521027" calcext:value-type="float">
            <text:p>16,521027</text:p>
          </table:table-cell>
        </table:table-row>
        <table:table-row table:style-name="ro1">
          <table:table-cell office:value-type="string" calcext:value-type="string">
            <text:p>monkeyc6r1s2680</text:p>
          </table:table-cell>
          <table:table-cell office:value-type="float" office:value="10.893077" calcext:value-type="float">
            <text:p>10,893077</text:p>
          </table:table-cell>
          <table:table-cell office:value-type="float" office:value="18.772499" calcext:value-type="float">
            <text:p>18,772499</text:p>
          </table:table-cell>
        </table:table-row>
        <table:table-row table:style-name="ro1">
          <table:table-cell office:value-type="string" calcext:value-type="string">
            <text:p>monkeyc6r1s2684</text:p>
          </table:table-cell>
          <table:table-cell office:value-type="float" office:value="18.806202" calcext:value-type="float">
            <text:p>18,806202</text:p>
          </table:table-cell>
          <table:table-cell office:value-type="float" office:value="12.229015" calcext:value-type="float">
            <text:p>12,229015</text:p>
          </table:table-cell>
        </table:table-row>
        <table:table-row table:style-name="ro1">
          <table:table-cell office:value-type="string" calcext:value-type="string">
            <text:p>monkeyc6r1s2688</text:p>
          </table:table-cell>
          <table:table-cell office:value-type="float" office:value="17.260139" calcext:value-type="float">
            <text:p>17,260139</text:p>
          </table:table-cell>
          <table:table-cell office:value-type="float" office:value="15.17906" calcext:value-type="float">
            <text:p>15,17906</text:p>
          </table:table-cell>
        </table:table-row>
        <table:table-row table:style-name="ro1">
          <table:table-cell office:value-type="string" calcext:value-type="string">
            <text:p>monkeyc6r1s2690</text:p>
          </table:table-cell>
          <table:table-cell office:value-type="float" office:value="18.437138" calcext:value-type="float">
            <text:p>18,437138</text:p>
          </table:table-cell>
          <table:table-cell office:value-type="float" office:value="13.24812" calcext:value-type="float">
            <text:p>13,24812</text:p>
          </table:table-cell>
        </table:table-row>
        <table:table-row table:style-name="ro1">
          <table:table-cell office:value-type="string" calcext:value-type="string">
            <text:p>monkeyc6r1s2696</text:p>
          </table:table-cell>
          <table:table-cell office:value-type="float" office:value="18.899342" calcext:value-type="float">
            <text:p>18,899342</text:p>
          </table:table-cell>
          <table:table-cell office:value-type="float" office:value="12.427647" calcext:value-type="float">
            <text:p>12,427647</text:p>
          </table:table-cell>
        </table:table-row>
        <table:table-row table:style-name="ro1">
          <table:table-cell office:value-type="string" calcext:value-type="string">
            <text:p>monkeyc6r1s2698</text:p>
          </table:table-cell>
          <table:table-cell office:value-type="float" office:value="15.326176" calcext:value-type="float">
            <text:p>15,326176</text:p>
          </table:table-cell>
          <table:table-cell office:value-type="float" office:value="16.725872" calcext:value-type="float">
            <text:p>16,725872</text:p>
          </table:table-cell>
        </table:table-row>
        <table:table-row table:style-name="ro1">
          <table:table-cell office:value-type="string" calcext:value-type="string">
            <text:p>monkeyc6r1s2700</text:p>
          </table:table-cell>
          <table:table-cell office:value-type="float" office:value="18.070829" calcext:value-type="float">
            <text:p>18,070829</text:p>
          </table:table-cell>
          <table:table-cell office:value-type="float" office:value="13.926418" calcext:value-type="float">
            <text:p>13,926418</text:p>
          </table:table-cell>
        </table:table-row>
        <table:table-row table:style-name="ro1">
          <table:table-cell office:value-type="string" calcext:value-type="string">
            <text:p>monkeyc6r1s2712</text:p>
          </table:table-cell>
          <table:table-cell office:value-type="float" office:value="14.297577" calcext:value-type="float">
            <text:p>14,297577</text:p>
          </table:table-cell>
          <table:table-cell office:value-type="float" office:value="17.50116" calcext:value-type="float">
            <text:p>17,50116</text:p>
          </table:table-cell>
        </table:table-row>
        <table:table-row table:style-name="ro1">
          <table:table-cell office:value-type="string" calcext:value-type="string">
            <text:p>monkeyc6r1s2713</text:p>
          </table:table-cell>
          <table:table-cell office:value-type="float" office:value="16.962162" calcext:value-type="float">
            <text:p>16,962162</text:p>
          </table:table-cell>
          <table:table-cell office:value-type="float" office:value="15.407747" calcext:value-type="float">
            <text:p>15,407747</text:p>
          </table:table-cell>
        </table:table-row>
        <table:table-row table:style-name="ro1">
          <table:table-cell office:value-type="string" calcext:value-type="string">
            <text:p>monkeyc6r1s2718</text:p>
          </table:table-cell>
          <table:table-cell office:value-type="float" office:value="12.553133" calcext:value-type="float">
            <text:p>12,553133</text:p>
          </table:table-cell>
          <table:table-cell office:value-type="float" office:value="18.191589" calcext:value-type="float">
            <text:p>18,191589</text:p>
          </table:table-cell>
        </table:table-row>
        <table:table-row table:style-name="ro1">
          <table:table-cell office:value-type="string" calcext:value-type="string">
            <text:p>monkeyc6r1s2728</text:p>
          </table:table-cell>
          <table:table-cell office:value-type="float" office:value="18.806549" calcext:value-type="float">
            <text:p>18,806549</text:p>
          </table:table-cell>
          <table:table-cell office:value-type="float" office:value="12.878698" calcext:value-type="float">
            <text:p>12,878698</text:p>
          </table:table-cell>
        </table:table-row>
        <table:table-row table:style-name="ro1">
          <table:table-cell office:value-type="string" calcext:value-type="string">
            <text:p>monkeyc6r1s2730</text:p>
          </table:table-cell>
          <table:table-cell office:value-type="float" office:value="12.22205" calcext:value-type="float">
            <text:p>12,22205</text:p>
          </table:table-cell>
          <table:table-cell office:value-type="float" office:value="18.350611" calcext:value-type="float">
            <text:p>18,350611</text:p>
          </table:table-cell>
        </table:table-row>
        <table:table-row table:style-name="ro1">
          <table:table-cell office:value-type="string" calcext:value-type="string">
            <text:p>monkeyc6r1s2734</text:p>
          </table:table-cell>
          <table:table-cell office:value-type="float" office:value="15.806028" calcext:value-type="float">
            <text:p>15,806028</text:p>
          </table:table-cell>
          <table:table-cell office:value-type="float" office:value="16.277283" calcext:value-type="float">
            <text:p>16,277283</text:p>
          </table:table-cell>
        </table:table-row>
        <table:table-row table:style-name="ro1">
          <table:table-cell office:value-type="string" calcext:value-type="string">
            <text:p>monkeyc6r1s2736</text:p>
          </table:table-cell>
          <table:table-cell office:value-type="float" office:value="15.045429" calcext:value-type="float">
            <text:p>15,045429</text:p>
          </table:table-cell>
          <table:table-cell office:value-type="float" office:value="17.021917" calcext:value-type="float">
            <text:p>17,021917</text:p>
          </table:table-cell>
        </table:table-row>
        <table:table-row table:style-name="ro1">
          <table:table-cell office:value-type="string" calcext:value-type="string">
            <text:p>monkeyc6r1s2740</text:p>
          </table:table-cell>
          <table:table-cell office:value-type="float" office:value="16.804945" calcext:value-type="float">
            <text:p>16,804945</text:p>
          </table:table-cell>
          <table:table-cell office:value-type="float" office:value="15.33804" calcext:value-type="float">
            <text:p>15,33804</text:p>
          </table:table-cell>
        </table:table-row>
        <table:table-row table:style-name="ro1">
          <table:table-cell office:value-type="string" calcext:value-type="string">
            <text:p>monkeyc6r1s2744</text:p>
          </table:table-cell>
          <table:table-cell office:value-type="float" office:value="18.955862" calcext:value-type="float">
            <text:p>18,955862</text:p>
          </table:table-cell>
          <table:table-cell office:value-type="float" office:value="11.813676" calcext:value-type="float">
            <text:p>11,813676</text:p>
          </table:table-cell>
        </table:table-row>
        <table:table-row table:style-name="ro1">
          <table:table-cell office:value-type="string" calcext:value-type="string">
            <text:p>monkeyc6r1s2748</text:p>
          </table:table-cell>
          <table:table-cell office:value-type="float" office:value="16.426016" calcext:value-type="float">
            <text:p>16,426016</text:p>
          </table:table-cell>
          <table:table-cell office:value-type="float" office:value="15.922208" calcext:value-type="float">
            <text:p>15,922208</text:p>
          </table:table-cell>
        </table:table-row>
        <table:table-row table:style-name="ro1">
          <table:table-cell office:value-type="string" calcext:value-type="string">
            <text:p>monkeyc6r1s2755</text:p>
          </table:table-cell>
          <table:table-cell office:value-type="float" office:value="14.81196" calcext:value-type="float">
            <text:p>14,81196</text:p>
          </table:table-cell>
          <table:table-cell office:value-type="float" office:value="17.015301" calcext:value-type="float">
            <text:p>17,015301</text:p>
          </table:table-cell>
        </table:table-row>
        <table:table-row table:style-name="ro1">
          <table:table-cell office:value-type="string" calcext:value-type="string">
            <text:p>monkeyc6r1s2760</text:p>
          </table:table-cell>
          <table:table-cell office:value-type="float" office:value="17.300278" calcext:value-type="float">
            <text:p>17,300278</text:p>
          </table:table-cell>
          <table:table-cell office:value-type="float" office:value="15.306683" calcext:value-type="float">
            <text:p>15,306683</text:p>
          </table:table-cell>
        </table:table-row>
        <table:table-row table:style-name="ro1">
          <table:table-cell office:value-type="string" calcext:value-type="string">
            <text:p>monkeyc6r1s2762</text:p>
          </table:table-cell>
          <table:table-cell office:value-type="float" office:value="14.161751" calcext:value-type="float">
            <text:p>14,161751</text:p>
          </table:table-cell>
          <table:table-cell office:value-type="float" office:value="17.575504" calcext:value-type="float">
            <text:p>17,575504</text:p>
          </table:table-cell>
        </table:table-row>
        <table:table-row table:style-name="ro1">
          <table:table-cell office:value-type="string" calcext:value-type="string">
            <text:p>monkeyc6r1s2766</text:p>
          </table:table-cell>
          <table:table-cell office:value-type="float" office:value="15.47579" calcext:value-type="float">
            <text:p>15,47579</text:p>
          </table:table-cell>
          <table:table-cell office:value-type="float" office:value="16.659716" calcext:value-type="float">
            <text:p>16,659716</text:p>
          </table:table-cell>
        </table:table-row>
        <table:table-row table:style-name="ro1">
          <table:table-cell office:value-type="string" calcext:value-type="string">
            <text:p>monkeyc6r1s2767</text:p>
          </table:table-cell>
          <table:table-cell office:value-type="float" office:value="14.706139" calcext:value-type="float">
            <text:p>14,706139</text:p>
          </table:table-cell>
          <table:table-cell office:value-type="float" office:value="17.327663" calcext:value-type="float">
            <text:p>17,327663</text:p>
          </table:table-cell>
        </table:table-row>
        <table:table-row table:style-name="ro1">
          <table:table-cell office:value-type="string" calcext:value-type="string">
            <text:p>monkeyc6r1s2772</text:p>
          </table:table-cell>
          <table:table-cell office:value-type="float" office:value="12.329989" calcext:value-type="float">
            <text:p>12,329989</text:p>
          </table:table-cell>
          <table:table-cell office:value-type="float" office:value="18.653229" calcext:value-type="float">
            <text:p>18,653229</text:p>
          </table:table-cell>
        </table:table-row>
        <table:table-row table:style-name="ro1">
          <table:table-cell office:value-type="string" calcext:value-type="string">
            <text:p>monkeyc6r1s2782</text:p>
          </table:table-cell>
          <table:table-cell office:value-type="float" office:value="12.580687" calcext:value-type="float">
            <text:p>12,580687</text:p>
          </table:table-cell>
          <table:table-cell office:value-type="float" office:value="18.127836" calcext:value-type="float">
            <text:p>18,127836</text:p>
          </table:table-cell>
        </table:table-row>
        <table:table-row table:style-name="ro1">
          <table:table-cell office:value-type="string" calcext:value-type="string">
            <text:p>monkeyc6r1s2787</text:p>
          </table:table-cell>
          <table:table-cell office:value-type="float" office:value="14.397736" calcext:value-type="float">
            <text:p>14,397736</text:p>
          </table:table-cell>
          <table:table-cell office:value-type="float" office:value="17.642124" calcext:value-type="float">
            <text:p>17,642124</text:p>
          </table:table-cell>
        </table:table-row>
        <table:table-row table:style-name="ro1">
          <table:table-cell office:value-type="string" calcext:value-type="string">
            <text:p>monkeyc6r1s2788</text:p>
          </table:table-cell>
          <table:table-cell office:value-type="float" office:value="11.262362" calcext:value-type="float">
            <text:p>11,262362</text:p>
          </table:table-cell>
          <table:table-cell office:value-type="float" office:value="18.753626" calcext:value-type="float">
            <text:p>18,753626</text:p>
          </table:table-cell>
        </table:table-row>
        <table:table-row table:style-name="ro1">
          <table:table-cell office:value-type="string" calcext:value-type="string">
            <text:p>monkeyc6r1s2789</text:p>
          </table:table-cell>
          <table:table-cell office:value-type="float" office:value="15.309732" calcext:value-type="float">
            <text:p>15,309732</text:p>
          </table:table-cell>
          <table:table-cell office:value-type="float" office:value="16.957359" calcext:value-type="float">
            <text:p>16,957359</text:p>
          </table:table-cell>
        </table:table-row>
        <table:table-row table:style-name="ro1">
          <table:table-cell office:value-type="string" calcext:value-type="string">
            <text:p>monkeyc6r1s2796</text:p>
          </table:table-cell>
          <table:table-cell office:value-type="float" office:value="16.73745" calcext:value-type="float">
            <text:p>16,73745</text:p>
          </table:table-cell>
          <table:table-cell office:value-type="float" office:value="15.203031" calcext:value-type="float">
            <text:p>15,203031</text:p>
          </table:table-cell>
        </table:table-row>
        <table:table-row table:style-name="ro1">
          <table:table-cell office:value-type="string" calcext:value-type="string">
            <text:p>monkeyc6r1s2812</text:p>
          </table:table-cell>
          <table:table-cell office:value-type="float" office:value="10.068581" calcext:value-type="float">
            <text:p>10,068581</text:p>
          </table:table-cell>
          <table:table-cell office:value-type="float" office:value="18.930939" calcext:value-type="float">
            <text:p>18,930939</text:p>
          </table:table-cell>
        </table:table-row>
        <table:table-row table:style-name="ro1">
          <table:table-cell office:value-type="string" calcext:value-type="string">
            <text:p>monkeyc6r1s2814</text:p>
          </table:table-cell>
          <table:table-cell office:value-type="float" office:value="13.098853" calcext:value-type="float">
            <text:p>13,098853</text:p>
          </table:table-cell>
          <table:table-cell office:value-type="float" office:value="18.012241" calcext:value-type="float">
            <text:p>18,012241</text:p>
          </table:table-cell>
        </table:table-row>
        <table:table-row table:style-name="ro1">
          <table:table-cell office:value-type="string" calcext:value-type="string">
            <text:p>monkeyc6r1s2818</text:p>
          </table:table-cell>
          <table:table-cell office:value-type="float" office:value="14.281084" calcext:value-type="float">
            <text:p>14,281084</text:p>
          </table:table-cell>
          <table:table-cell office:value-type="float" office:value="17.585735" calcext:value-type="float">
            <text:p>17,585735</text:p>
          </table:table-cell>
        </table:table-row>
        <table:table-row table:style-name="ro1">
          <table:table-cell office:value-type="string" calcext:value-type="string">
            <text:p>monkeyc6r1s2826</text:p>
          </table:table-cell>
          <table:table-cell office:value-type="float" office:value="13.217735" calcext:value-type="float">
            <text:p>13,217735</text:p>
          </table:table-cell>
          <table:table-cell office:value-type="float" office:value="18.174549" calcext:value-type="float">
            <text:p>18,174549</text:p>
          </table:table-cell>
        </table:table-row>
        <table:table-row table:style-name="ro1">
          <table:table-cell office:value-type="string" calcext:value-type="string">
            <text:p>monkeyc6r1s2830</text:p>
          </table:table-cell>
          <table:table-cell office:value-type="float" office:value="10.529" calcext:value-type="float">
            <text:p>10,529</text:p>
          </table:table-cell>
          <table:table-cell office:value-type="float" office:value="18.823919" calcext:value-type="float">
            <text:p>18,823919</text:p>
          </table:table-cell>
        </table:table-row>
        <table:table-row table:style-name="ro1">
          <table:table-cell office:value-type="string" calcext:value-type="string">
            <text:p>monkeyc6r1s2832</text:p>
          </table:table-cell>
          <table:table-cell office:value-type="float" office:value="9.85247" calcext:value-type="float">
            <text:p>9,85247</text:p>
          </table:table-cell>
          <table:table-cell office:value-type="float" office:value="18.967052" calcext:value-type="float">
            <text:p>18,967052</text:p>
          </table:table-cell>
        </table:table-row>
        <table:table-row table:style-name="ro1">
          <table:table-cell office:value-type="string" calcext:value-type="string">
            <text:p>monkeyc6r1s2840</text:p>
          </table:table-cell>
          <table:table-cell office:value-type="float" office:value="14.164759" calcext:value-type="float">
            <text:p>14,164759</text:p>
          </table:table-cell>
          <table:table-cell office:value-type="float" office:value="17.289612" calcext:value-type="float">
            <text:p>17,289612</text:p>
          </table:table-cell>
        </table:table-row>
        <table:table-row table:style-name="ro1">
          <table:table-cell office:value-type="string" calcext:value-type="string">
            <text:p>monkeyc6r1s2844</text:p>
          </table:table-cell>
          <table:table-cell office:value-type="float" office:value="11.809155" calcext:value-type="float">
            <text:p>11,809155</text:p>
          </table:table-cell>
          <table:table-cell office:value-type="float" office:value="18.545586" calcext:value-type="float">
            <text:p>18,545586</text:p>
          </table:table-cell>
        </table:table-row>
        <table:table-row table:style-name="ro1">
          <table:table-cell office:value-type="string" calcext:value-type="string">
            <text:p>monkeyc6r1s2846</text:p>
          </table:table-cell>
          <table:table-cell office:value-type="float" office:value="16.96652" calcext:value-type="float">
            <text:p>16,96652</text:p>
          </table:table-cell>
          <table:table-cell office:value-type="float" office:value="15.499792" calcext:value-type="float">
            <text:p>15,499792</text:p>
          </table:table-cell>
        </table:table-row>
        <table:table-row table:style-name="ro1">
          <table:table-cell office:value-type="string" calcext:value-type="string">
            <text:p>monkeyc6r1s2852</text:p>
          </table:table-cell>
          <table:table-cell office:value-type="float" office:value="13.141164" calcext:value-type="float">
            <text:p>13,141164</text:p>
          </table:table-cell>
          <table:table-cell office:value-type="float" office:value="18.104595" calcext:value-type="float">
            <text:p>18,104595</text:p>
          </table:table-cell>
        </table:table-row>
        <table:table-row table:style-name="ro1">
          <table:table-cell office:value-type="string" calcext:value-type="string">
            <text:p>monkeyc6r1s2856</text:p>
          </table:table-cell>
          <table:table-cell office:value-type="float" office:value="11.942423" calcext:value-type="float">
            <text:p>11,942423</text:p>
          </table:table-cell>
          <table:table-cell office:value-type="float" office:value="18.596264" calcext:value-type="float">
            <text:p>18,596264</text:p>
          </table:table-cell>
        </table:table-row>
        <table:table-row table:style-name="ro1">
          <table:table-cell office:value-type="string" calcext:value-type="string">
            <text:p>monkeyc6r1s2860</text:p>
          </table:table-cell>
          <table:table-cell office:value-type="float" office:value="11.01403" calcext:value-type="float">
            <text:p>11,01403</text:p>
          </table:table-cell>
          <table:table-cell office:value-type="float" office:value="18.674456" calcext:value-type="float">
            <text:p>18,674456</text:p>
          </table:table-cell>
        </table:table-row>
        <table:table-row table:style-name="ro1">
          <table:table-cell office:value-type="string" calcext:value-type="string">
            <text:p>monkeyc6r1s2878</text:p>
          </table:table-cell>
          <table:table-cell office:value-type="float" office:value="15.562134" calcext:value-type="float">
            <text:p>15,562134</text:p>
          </table:table-cell>
          <table:table-cell office:value-type="float" office:value="16.505667" calcext:value-type="float">
            <text:p>16,505667</text:p>
          </table:table-cell>
        </table:table-row>
        <table:table-row table:style-name="ro1">
          <table:table-cell office:value-type="string" calcext:value-type="string">
            <text:p>monkeyc6r1s2880</text:p>
          </table:table-cell>
          <table:table-cell office:value-type="float" office:value="17.236921" calcext:value-type="float">
            <text:p>17,236921</text:p>
          </table:table-cell>
          <table:table-cell office:value-type="float" office:value="15.289148" calcext:value-type="float">
            <text:p>15,289148</text:p>
          </table:table-cell>
        </table:table-row>
        <table:table-row table:style-name="ro1">
          <table:table-cell office:value-type="string" calcext:value-type="string">
            <text:p>monkeyc6r1s2882</text:p>
          </table:table-cell>
          <table:table-cell office:value-type="float" office:value="18.381336" calcext:value-type="float">
            <text:p>18,381336</text:p>
          </table:table-cell>
          <table:table-cell office:value-type="float" office:value="13.389021" calcext:value-type="float">
            <text:p>13,389021</text:p>
          </table:table-cell>
        </table:table-row>
        <table:table-row table:style-name="ro1">
          <table:table-cell office:value-type="string" calcext:value-type="string">
            <text:p>monkeyc6r1s2884</text:p>
          </table:table-cell>
          <table:table-cell office:value-type="float" office:value="10.003773" calcext:value-type="float">
            <text:p>10,003773</text:p>
          </table:table-cell>
          <table:table-cell office:value-type="float" office:value="18.902327" calcext:value-type="float">
            <text:p>18,902327</text:p>
          </table:table-cell>
        </table:table-row>
        <table:table-row table:style-name="ro1">
          <table:table-cell office:value-type="string" calcext:value-type="string">
            <text:p>monkeyc6r1s2890</text:p>
          </table:table-cell>
          <table:table-cell office:value-type="float" office:value="17.011038" calcext:value-type="float">
            <text:p>17,011038</text:p>
          </table:table-cell>
          <table:table-cell office:value-type="float" office:value="15.455544" calcext:value-type="float">
            <text:p>15,455544</text:p>
          </table:table-cell>
        </table:table-row>
        <table:table-row table:style-name="ro1">
          <table:table-cell office:value-type="string" calcext:value-type="string">
            <text:p>monkeyc6r1s2894</text:p>
          </table:table-cell>
          <table:table-cell office:value-type="float" office:value="15.470352" calcext:value-type="float">
            <text:p>15,470352</text:p>
          </table:table-cell>
          <table:table-cell office:value-type="float" office:value="16.97126" calcext:value-type="float">
            <text:p>16,97126</text:p>
          </table:table-cell>
        </table:table-row>
        <table:table-row table:style-name="ro1">
          <table:table-cell office:value-type="string" calcext:value-type="string">
            <text:p>monkeyc6r1s2898</text:p>
          </table:table-cell>
          <table:table-cell office:value-type="float" office:value="13.948523" calcext:value-type="float">
            <text:p>13,948523</text:p>
          </table:table-cell>
          <table:table-cell office:value-type="float" office:value="17.666149" calcext:value-type="float">
            <text:p>17,666149</text:p>
          </table:table-cell>
        </table:table-row>
        <table:table-row table:style-name="ro1">
          <table:table-cell office:value-type="string" calcext:value-type="string">
            <text:p>monkeyc6r1s2910</text:p>
          </table:table-cell>
          <table:table-cell office:value-type="float" office:value="18.488857" calcext:value-type="float">
            <text:p>18,488857</text:p>
          </table:table-cell>
          <table:table-cell office:value-type="float" office:value="13.040726" calcext:value-type="float">
            <text:p>13,040726</text:p>
          </table:table-cell>
        </table:table-row>
        <table:table-row table:style-name="ro1">
          <table:table-cell office:value-type="string" calcext:value-type="string">
            <text:p>monkeyc6r1s2918</text:p>
          </table:table-cell>
          <table:table-cell office:value-type="float" office:value="17.045139" calcext:value-type="float">
            <text:p>17,045139</text:p>
          </table:table-cell>
          <table:table-cell office:value-type="float" office:value="15.104522" calcext:value-type="float">
            <text:p>15,104522</text:p>
          </table:table-cell>
        </table:table-row>
        <table:table-row table:style-name="ro1">
          <table:table-cell office:value-type="string" calcext:value-type="string">
            <text:p>monkeyc6r1s2923</text:p>
          </table:table-cell>
          <table:table-cell office:value-type="float" office:value="16.129139" calcext:value-type="float">
            <text:p>16,129139</text:p>
          </table:table-cell>
          <table:table-cell office:value-type="float" office:value="16.368414" calcext:value-type="float">
            <text:p>16,368414</text:p>
          </table:table-cell>
        </table:table-row>
        <table:table-row table:style-name="ro1">
          <table:table-cell office:value-type="string" calcext:value-type="string">
            <text:p>monkeyc6r1s2928</text:p>
          </table:table-cell>
          <table:table-cell office:value-type="float" office:value="18.67215" calcext:value-type="float">
            <text:p>18,67215</text:p>
          </table:table-cell>
          <table:table-cell office:value-type="float" office:value="13.061634" calcext:value-type="float">
            <text:p>13,061634</text:p>
          </table:table-cell>
        </table:table-row>
        <table:table-row table:style-name="ro1">
          <table:table-cell office:value-type="string" calcext:value-type="string">
            <text:p>monkeyc6r1s2934</text:p>
          </table:table-cell>
          <table:table-cell office:value-type="float" office:value="13.047857" calcext:value-type="float">
            <text:p>13,047857</text:p>
          </table:table-cell>
          <table:table-cell office:value-type="float" office:value="17.953159" calcext:value-type="float">
            <text:p>17,953159</text:p>
          </table:table-cell>
        </table:table-row>
        <table:table-row table:style-name="ro1">
          <table:table-cell office:value-type="string" calcext:value-type="string">
            <text:p>monkeyc6r1s2936</text:p>
          </table:table-cell>
          <table:table-cell office:value-type="float" office:value="12.157598" calcext:value-type="float">
            <text:p>12,157598</text:p>
          </table:table-cell>
          <table:table-cell office:value-type="float" office:value="18.576595" calcext:value-type="float">
            <text:p>18,576595</text:p>
          </table:table-cell>
        </table:table-row>
        <table:table-row table:style-name="ro1">
          <table:table-cell office:value-type="string" calcext:value-type="string">
            <text:p>monkeyc6r1s2937</text:p>
          </table:table-cell>
          <table:table-cell office:value-type="float" office:value="15.377729" calcext:value-type="float">
            <text:p>15,377729</text:p>
          </table:table-cell>
          <table:table-cell office:value-type="float" office:value="16.853065" calcext:value-type="float">
            <text:p>16,853065</text:p>
          </table:table-cell>
        </table:table-row>
        <table:table-row table:style-name="ro1">
          <table:table-cell office:value-type="string" calcext:value-type="string">
            <text:p>monkeyc6r1s2938</text:p>
          </table:table-cell>
          <table:table-cell office:value-type="float" office:value="12.614654" calcext:value-type="float">
            <text:p>12,614654</text:p>
          </table:table-cell>
          <table:table-cell office:value-type="float" office:value="18.391397" calcext:value-type="float">
            <text:p>18,391397</text:p>
          </table:table-cell>
        </table:table-row>
        <table:table-row table:style-name="ro1">
          <table:table-cell office:value-type="string" calcext:value-type="string">
            <text:p>monkeyc6r1s2946</text:p>
          </table:table-cell>
          <table:table-cell office:value-type="float" office:value="18.580267" calcext:value-type="float">
            <text:p>18,580267</text:p>
          </table:table-cell>
          <table:table-cell office:value-type="float" office:value="13.190407" calcext:value-type="float">
            <text:p>13,190407</text:p>
          </table:table-cell>
        </table:table-row>
        <table:table-row table:style-name="ro1">
          <table:table-cell office:value-type="string" calcext:value-type="string">
            <text:p>monkeyc6r1s2951</text:p>
          </table:table-cell>
          <table:table-cell office:value-type="float" office:value="17.015453" calcext:value-type="float">
            <text:p>17,015453</text:p>
          </table:table-cell>
          <table:table-cell office:value-type="float" office:value="15.240624" calcext:value-type="float">
            <text:p>15,240624</text:p>
          </table:table-cell>
        </table:table-row>
        <table:table-row table:style-name="ro1">
          <table:table-cell office:value-type="string" calcext:value-type="string">
            <text:p>monkeyc6r1s2964</text:p>
          </table:table-cell>
          <table:table-cell office:value-type="float" office:value="14.608624" calcext:value-type="float">
            <text:p>14,608624</text:p>
          </table:table-cell>
          <table:table-cell office:value-type="float" office:value="17.401014" calcext:value-type="float">
            <text:p>17,401014</text:p>
          </table:table-cell>
        </table:table-row>
        <table:table-row table:style-name="ro1">
          <table:table-cell office:value-type="string" calcext:value-type="string">
            <text:p>monkeyc6r1s2968</text:p>
          </table:table-cell>
          <table:table-cell office:value-type="float" office:value="10.148844" calcext:value-type="float">
            <text:p>10,148844</text:p>
          </table:table-cell>
          <table:table-cell office:value-type="float" office:value="19.108955" calcext:value-type="float">
            <text:p>19,108955</text:p>
          </table:table-cell>
        </table:table-row>
        <table:table-row table:style-name="ro1">
          <table:table-cell office:value-type="string" calcext:value-type="string">
            <text:p>monkeyc6r1s2970</text:p>
          </table:table-cell>
          <table:table-cell office:value-type="float" office:value="17.73843" calcext:value-type="float">
            <text:p>17,73843</text:p>
          </table:table-cell>
          <table:table-cell office:value-type="float" office:value="14.657722" calcext:value-type="float">
            <text:p>14,657722</text:p>
          </table:table-cell>
        </table:table-row>
        <table:table-row table:style-name="ro1">
          <table:table-cell office:value-type="string" calcext:value-type="string">
            <text:p>monkeyc6r1s2974</text:p>
          </table:table-cell>
          <table:table-cell office:value-type="float" office:value="9.81646" calcext:value-type="float">
            <text:p>9,81646</text:p>
          </table:table-cell>
          <table:table-cell office:value-type="float" office:value="18.802979" calcext:value-type="float">
            <text:p>18,802979</text:p>
          </table:table-cell>
        </table:table-row>
        <table:table-row table:style-name="ro1">
          <table:table-cell office:value-type="string" calcext:value-type="string">
            <text:p>monkeyc6r1s2986</text:p>
          </table:table-cell>
          <table:table-cell office:value-type="float" office:value="10.067214" calcext:value-type="float">
            <text:p>10,067214</text:p>
          </table:table-cell>
          <table:table-cell office:value-type="float" office:value="18.874306" calcext:value-type="float">
            <text:p>18,874306</text:p>
          </table:table-cell>
        </table:table-row>
        <table:table-row table:style-name="ro1">
          <table:table-cell office:value-type="string" calcext:value-type="string">
            <text:p>monkeyc6r1s2990</text:p>
          </table:table-cell>
          <table:table-cell office:value-type="float" office:value="17.853344" calcext:value-type="float">
            <text:p>17,853344</text:p>
          </table:table-cell>
          <table:table-cell office:value-type="float" office:value="14.015823" calcext:value-type="float">
            <text:p>14,015823</text:p>
          </table:table-cell>
        </table:table-row>
        <table:table-row table:style-name="ro1">
          <table:table-cell office:value-type="string" calcext:value-type="string">
            <text:p>monkeyc6r1s2996</text:p>
          </table:table-cell>
          <table:table-cell office:value-type="float" office:value="15.747845" calcext:value-type="float">
            <text:p>15,747845</text:p>
          </table:table-cell>
          <table:table-cell office:value-type="float" office:value="16.279419" calcext:value-type="float">
            <text:p>16,279419</text:p>
          </table:table-cell>
        </table:table-row>
        <table:table-row table:style-name="ro1">
          <table:table-cell office:value-type="string" calcext:value-type="string">
            <text:p>monkeyc7sp1s3431</text:p>
          </table:table-cell>
          <table:table-cell office:value-type="float" office:value="19.33787" calcext:value-type="float">
            <text:p>19,33787</text:p>
          </table:table-cell>
          <table:table-cell office:value-type="float" office:value="15.65895" calcext:value-type="float">
            <text:p>15,65895</text:p>
          </table:table-cell>
        </table:table-row>
        <table:table-row table:style-name="ro1">
          <table:table-cell office:value-type="string" calcext:value-type="string">
            <text:p>monkeyc7sp1s3432</text:p>
          </table:table-cell>
          <table:table-cell office:value-type="float" office:value="19.29799" calcext:value-type="float">
            <text:p>19,29799</text:p>
          </table:table-cell>
          <table:table-cell office:value-type="float" office:value="15.54536" calcext:value-type="float">
            <text:p>15,54536</text:p>
          </table:table-cell>
        </table:table-row>
        <table:table-row table:style-name="ro1">
          <table:table-cell office:value-type="string" calcext:value-type="string">
            <text:p>monkeyc7sp1s3433</text:p>
          </table:table-cell>
          <table:table-cell office:value-type="float" office:value="19.26022" calcext:value-type="float">
            <text:p>19,26022</text:p>
          </table:table-cell>
          <table:table-cell office:value-type="float" office:value="15.43085" calcext:value-type="float">
            <text:p>15,43085</text:p>
          </table:table-cell>
        </table:table-row>
        <table:table-row table:style-name="ro1">
          <table:table-cell office:value-type="string" calcext:value-type="string">
            <text:p>monkeyc7sp1s3435</text:p>
          </table:table-cell>
          <table:table-cell office:value-type="float" office:value="19.22457" calcext:value-type="float">
            <text:p>19,22457</text:p>
          </table:table-cell>
          <table:table-cell office:value-type="float" office:value="15.31546" calcext:value-type="float">
            <text:p>15,31546</text:p>
          </table:table-cell>
        </table:table-row>
        <table:table-row table:style-name="ro1">
          <table:table-cell office:value-type="string" calcext:value-type="string">
            <text:p>monkeyc7sp1s3436</text:p>
          </table:table-cell>
          <table:table-cell office:value-type="float" office:value="19.19106" calcext:value-type="float">
            <text:p>19,19106</text:p>
          </table:table-cell>
          <table:table-cell office:value-type="float" office:value="15.19924" calcext:value-type="float">
            <text:p>15,19924</text:p>
          </table:table-cell>
        </table:table-row>
        <table:table-row table:style-name="ro1">
          <table:table-cell office:value-type="string" calcext:value-type="string">
            <text:p>monkeyc7sp1s3437</text:p>
          </table:table-cell>
          <table:table-cell office:value-type="float" office:value="19.15972" calcext:value-type="float">
            <text:p>19,15972</text:p>
          </table:table-cell>
          <table:table-cell office:value-type="float" office:value="15.08222" calcext:value-type="float">
            <text:p>15,08222</text:p>
          </table:table-cell>
        </table:table-row>
        <table:table-row table:style-name="ro1">
          <table:table-cell office:value-type="string" calcext:value-type="string">
            <text:p>monkeyc7sp1s3438</text:p>
          </table:table-cell>
          <table:table-cell office:value-type="float" office:value="19.13056" calcext:value-type="float">
            <text:p>19,13056</text:p>
          </table:table-cell>
          <table:table-cell office:value-type="float" office:value="14.964448" calcext:value-type="float">
            <text:p>14,964448</text:p>
          </table:table-cell>
        </table:table-row>
        <table:table-row table:style-name="ro1">
          <table:table-cell office:value-type="string" calcext:value-type="string">
            <text:p>monkeyc7sp1s3439</text:p>
          </table:table-cell>
          <table:table-cell office:value-type="float" office:value="19.10359" calcext:value-type="float">
            <text:p>19,10359</text:p>
          </table:table-cell>
          <table:table-cell office:value-type="float" office:value="14.845959" calcext:value-type="float">
            <text:p>14,845959</text:p>
          </table:table-cell>
        </table:table-row>
        <table:table-row table:style-name="ro1">
          <table:table-cell office:value-type="string" calcext:value-type="string">
            <text:p>monkeyc7sp1s3440</text:p>
          </table:table-cell>
          <table:table-cell office:value-type="float" office:value="19.07884" calcext:value-type="float">
            <text:p>19,07884</text:p>
          </table:table-cell>
          <table:table-cell office:value-type="float" office:value="14.726795" calcext:value-type="float">
            <text:p>14,726795</text:p>
          </table:table-cell>
        </table:table-row>
        <table:table-row table:style-name="ro1">
          <table:table-cell office:value-type="string" calcext:value-type="string">
            <text:p>monkeyc7sp1s3441</text:p>
          </table:table-cell>
          <table:table-cell office:value-type="float" office:value="19.05633" calcext:value-type="float">
            <text:p>19,05633</text:p>
          </table:table-cell>
          <table:table-cell office:value-type="float" office:value="14.606999" calcext:value-type="float">
            <text:p>14,606999</text:p>
          </table:table-cell>
        </table:table-row>
        <table:table-row table:style-name="ro1">
          <table:table-cell office:value-type="string" calcext:value-type="string">
            <text:p>monkeyc7sp1s3442</text:p>
          </table:table-cell>
          <table:table-cell office:value-type="float" office:value="19.03605" calcext:value-type="float">
            <text:p>19,03605</text:p>
          </table:table-cell>
          <table:table-cell office:value-type="float" office:value="14.486611" calcext:value-type="float">
            <text:p>14,486611</text:p>
          </table:table-cell>
        </table:table-row>
        <table:table-row table:style-name="ro1">
          <table:table-cell office:value-type="string" calcext:value-type="string">
            <text:p>monkeyc7sp1s3443</text:p>
          </table:table-cell>
          <table:table-cell office:value-type="float" office:value="19.01804" calcext:value-type="float">
            <text:p>19,01804</text:p>
          </table:table-cell>
          <table:table-cell office:value-type="float" office:value="14.365675" calcext:value-type="float">
            <text:p>14,365675</text:p>
          </table:table-cell>
        </table:table-row>
        <table:table-row table:style-name="ro1">
          <table:table-cell office:value-type="string" calcext:value-type="string">
            <text:p>monkeyc7sp1s3444</text:p>
          </table:table-cell>
          <table:table-cell office:value-type="float" office:value="19.0023" calcext:value-type="float">
            <text:p>19,0023</text:p>
          </table:table-cell>
          <table:table-cell office:value-type="float" office:value="14.244232" calcext:value-type="float">
            <text:p>14,244232</text:p>
          </table:table-cell>
        </table:table-row>
        <table:table-row table:style-name="ro1">
          <table:table-cell office:value-type="string" calcext:value-type="string">
            <text:p>monkeyc7sp1s3447</text:p>
          </table:table-cell>
          <table:table-cell office:value-type="float" office:value="18.98885" calcext:value-type="float">
            <text:p>18,98885</text:p>
          </table:table-cell>
          <table:table-cell office:value-type="float" office:value="14.122326" calcext:value-type="float">
            <text:p>14,122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5hr1s2002</text:p>
          </table:table-cell>
          <table:table-cell office:value-type="float" office:value="9.334487" calcext:value-type="float">
            <text:p>9,334487</text:p>
          </table:table-cell>
          <table:table-cell office:value-type="float" office:value="1.152824" calcext:value-type="float">
            <text:p>1,152824</text:p>
          </table:table-cell>
        </table:table-row>
        <table:table-row table:style-name="ro1">
          <table:table-cell office:value-type="string" calcext:value-type="string">
            <text:p>monkeyc5hr1s2004</text:p>
          </table:table-cell>
          <table:table-cell office:value-type="float" office:value="7.223683" calcext:value-type="float">
            <text:p>7,223683</text:p>
          </table:table-cell>
          <table:table-cell office:value-type="float" office:value="1.208129" calcext:value-type="float">
            <text:p>1,208129</text:p>
          </table:table-cell>
        </table:table-row>
        <table:table-row table:style-name="ro1">
          <table:table-cell office:value-type="string" calcext:value-type="string">
            <text:p>monkeyc5hr1s2005</text:p>
          </table:table-cell>
          <table:table-cell office:value-type="float" office:value="12.757367" calcext:value-type="float">
            <text:p>12,757367</text:p>
          </table:table-cell>
          <table:table-cell office:value-type="float" office:value="1.095915" calcext:value-type="float">
            <text:p>1,095915</text:p>
          </table:table-cell>
        </table:table-row>
        <table:table-row table:style-name="ro1">
          <table:table-cell office:value-type="string" calcext:value-type="string">
            <text:p>monkeyc5hr1s2007</text:p>
          </table:table-cell>
          <table:table-cell office:value-type="float" office:value="12.3716" calcext:value-type="float">
            <text:p>12,3716</text:p>
          </table:table-cell>
          <table:table-cell office:value-type="float" office:value="1.522309" calcext:value-type="float">
            <text:p>1,522309</text:p>
          </table:table-cell>
        </table:table-row>
        <table:table-row table:style-name="ro1">
          <table:table-cell office:value-type="string" calcext:value-type="string">
            <text:p>monkeyc5hr1s2011</text:p>
          </table:table-cell>
          <table:table-cell office:value-type="float" office:value="12.639419" calcext:value-type="float">
            <text:p>12,639419</text:p>
          </table:table-cell>
          <table:table-cell office:value-type="float" office:value="1.713159" calcext:value-type="float">
            <text:p>1,713159</text:p>
          </table:table-cell>
        </table:table-row>
        <table:table-row table:style-name="ro1">
          <table:table-cell office:value-type="string" calcext:value-type="string">
            <text:p>monkeyc5hr1s2012</text:p>
          </table:table-cell>
          <table:table-cell office:value-type="float" office:value="6.517386" calcext:value-type="float">
            <text:p>6,517386</text:p>
          </table:table-cell>
          <table:table-cell office:value-type="float" office:value="1.370596" calcext:value-type="float">
            <text:p>1,370596</text:p>
          </table:table-cell>
        </table:table-row>
        <table:table-row table:style-name="ro1">
          <table:table-cell office:value-type="string" calcext:value-type="string">
            <text:p>monkeyc5hr1s2013</text:p>
          </table:table-cell>
          <table:table-cell office:value-type="float" office:value="5.155435" calcext:value-type="float">
            <text:p>5,155435</text:p>
          </table:table-cell>
          <table:table-cell office:value-type="float" office:value="1.789884" calcext:value-type="float">
            <text:p>1,789884</text:p>
          </table:table-cell>
        </table:table-row>
        <table:table-row table:style-name="ro1">
          <table:table-cell office:value-type="string" calcext:value-type="string">
            <text:p>monkeyc5hr1s2015</text:p>
          </table:table-cell>
          <table:table-cell office:value-type="float" office:value="5.590022" calcext:value-type="float">
            <text:p>5,590022</text:p>
          </table:table-cell>
          <table:table-cell office:value-type="float" office:value="1.656921" calcext:value-type="float">
            <text:p>1,656921</text:p>
          </table:table-cell>
        </table:table-row>
        <table:table-row table:style-name="ro1">
          <table:table-cell office:value-type="string" calcext:value-type="string">
            <text:p>monkeyc5hr1s2019</text:p>
          </table:table-cell>
          <table:table-cell office:value-type="float" office:value="10.106221" calcext:value-type="float">
            <text:p>10,106221</text:p>
          </table:table-cell>
          <table:table-cell office:value-type="float" office:value="0.755933" calcext:value-type="float">
            <text:p>0,755933</text:p>
          </table:table-cell>
        </table:table-row>
        <table:table-row table:style-name="ro1">
          <table:table-cell office:value-type="string" calcext:value-type="string">
            <text:p>monkeyc5hr1s2021</text:p>
          </table:table-cell>
          <table:table-cell office:value-type="float" office:value="7.69386" calcext:value-type="float">
            <text:p>7,69386</text:p>
          </table:table-cell>
          <table:table-cell office:value-type="float" office:value="1.126597" calcext:value-type="float">
            <text:p>1,126597</text:p>
          </table:table-cell>
        </table:table-row>
        <table:table-row table:style-name="ro1">
          <table:table-cell office:value-type="string" calcext:value-type="string">
            <text:p>monkeyc5hr1s2024</text:p>
          </table:table-cell>
          <table:table-cell office:value-type="float" office:value="11.104383" calcext:value-type="float">
            <text:p>11,104383</text:p>
          </table:table-cell>
          <table:table-cell office:value-type="float" office:value="1.380207" calcext:value-type="float">
            <text:p>1,380207</text:p>
          </table:table-cell>
        </table:table-row>
        <table:table-row table:style-name="ro1">
          <table:table-cell office:value-type="string" calcext:value-type="string">
            <text:p>monkeyc5hr1s2029</text:p>
          </table:table-cell>
          <table:table-cell office:value-type="float" office:value="4.668601" calcext:value-type="float">
            <text:p>4,668601</text:p>
          </table:table-cell>
          <table:table-cell office:value-type="float" office:value="1.614472" calcext:value-type="float">
            <text:p>1,614472</text:p>
          </table:table-cell>
        </table:table-row>
        <table:table-row table:style-name="ro1">
          <table:table-cell office:value-type="string" calcext:value-type="string">
            <text:p>monkeyc5hr1s2040</text:p>
          </table:table-cell>
          <table:table-cell office:value-type="float" office:value="12.364126" calcext:value-type="float">
            <text:p>12,364126</text:p>
          </table:table-cell>
          <table:table-cell office:value-type="float" office:value="0.872542" calcext:value-type="float">
            <text:p>0,872542</text:p>
          </table:table-cell>
        </table:table-row>
        <table:table-row table:style-name="ro1">
          <table:table-cell office:value-type="string" calcext:value-type="string">
            <text:p>monkeyc5hr1s2043</text:p>
          </table:table-cell>
          <table:table-cell office:value-type="float" office:value="7.87931" calcext:value-type="float">
            <text:p>7,87931</text:p>
          </table:table-cell>
          <table:table-cell office:value-type="float" office:value="0.842862" calcext:value-type="float">
            <text:p>0,842862</text:p>
          </table:table-cell>
        </table:table-row>
        <table:table-row table:style-name="ro1">
          <table:table-cell office:value-type="string" calcext:value-type="string">
            <text:p>monkeyc5hr1s2056</text:p>
          </table:table-cell>
          <table:table-cell office:value-type="float" office:value="10.320772" calcext:value-type="float">
            <text:p>10,320772</text:p>
          </table:table-cell>
          <table:table-cell office:value-type="float" office:value="0.739014" calcext:value-type="float">
            <text:p>0,739014</text:p>
          </table:table-cell>
        </table:table-row>
        <table:table-row table:style-name="ro1">
          <table:table-cell office:value-type="string" calcext:value-type="string">
            <text:p>monkeyc5hr1s2063</text:p>
          </table:table-cell>
          <table:table-cell office:value-type="float" office:value="11.871623" calcext:value-type="float">
            <text:p>11,871623</text:p>
          </table:table-cell>
          <table:table-cell office:value-type="float" office:value="1.420966" calcext:value-type="float">
            <text:p>1,420966</text:p>
          </table:table-cell>
        </table:table-row>
        <table:table-row table:style-name="ro1">
          <table:table-cell office:value-type="string" calcext:value-type="string">
            <text:p>monkeyc5hr1s2065</text:p>
          </table:table-cell>
          <table:table-cell office:value-type="float" office:value="12.78801" calcext:value-type="float">
            <text:p>12,78801</text:p>
          </table:table-cell>
          <table:table-cell office:value-type="float" office:value="1.600534" calcext:value-type="float">
            <text:p>1,600534</text:p>
          </table:table-cell>
        </table:table-row>
        <table:table-row table:style-name="ro1">
          <table:table-cell office:value-type="string" calcext:value-type="string">
            <text:p>monkeyc5hr1s2066</text:p>
          </table:table-cell>
          <table:table-cell office:value-type="float" office:value="10.927366" calcext:value-type="float">
            <text:p>10,927366</text:p>
          </table:table-cell>
          <table:table-cell office:value-type="float" office:value="0.723709" calcext:value-type="float">
            <text:p>0,723709</text:p>
          </table:table-cell>
        </table:table-row>
        <table:table-row table:style-name="ro1">
          <table:table-cell office:value-type="string" calcext:value-type="string">
            <text:p>monkeyc5hr1s2068</text:p>
          </table:table-cell>
          <table:table-cell office:value-type="float" office:value="12.76332" calcext:value-type="float">
            <text:p>12,76332</text:p>
          </table:table-cell>
          <table:table-cell office:value-type="float" office:value="1.740629" calcext:value-type="float">
            <text:p>1,740629</text:p>
          </table:table-cell>
        </table:table-row>
        <table:table-row table:style-name="ro1">
          <table:table-cell office:value-type="string" calcext:value-type="string">
            <text:p>monkeyc5hr1s2074</text:p>
          </table:table-cell>
          <table:table-cell office:value-type="float" office:value="13.076744" calcext:value-type="float">
            <text:p>13,076744</text:p>
          </table:table-cell>
          <table:table-cell office:value-type="float" office:value="1.25188" calcext:value-type="float">
            <text:p>1,25188</text:p>
          </table:table-cell>
        </table:table-row>
        <table:table-row table:style-name="ro1">
          <table:table-cell office:value-type="string" calcext:value-type="string">
            <text:p>monkeyc5hr1s2079</text:p>
          </table:table-cell>
          <table:table-cell office:value-type="float" office:value="5.781991" calcext:value-type="float">
            <text:p>5,781991</text:p>
          </table:table-cell>
          <table:table-cell office:value-type="float" office:value="1.935459" calcext:value-type="float">
            <text:p>1,935459</text:p>
          </table:table-cell>
        </table:table-row>
        <table:table-row table:style-name="ro1">
          <table:table-cell office:value-type="string" calcext:value-type="string">
            <text:p>monkeyc5hr1s2080</text:p>
          </table:table-cell>
          <table:table-cell office:value-type="float" office:value="12.017719" calcext:value-type="float">
            <text:p>12,017719</text:p>
          </table:table-cell>
          <table:table-cell office:value-type="float" office:value="1.020295" calcext:value-type="float">
            <text:p>1,020295</text:p>
          </table:table-cell>
        </table:table-row>
        <table:table-row table:style-name="ro1">
          <table:table-cell office:value-type="string" calcext:value-type="string">
            <text:p>monkeyc5hr1s2083</text:p>
          </table:table-cell>
          <table:table-cell office:value-type="float" office:value="8.772431" calcext:value-type="float">
            <text:p>8,772431</text:p>
          </table:table-cell>
          <table:table-cell office:value-type="float" office:value="0.232973" calcext:value-type="float">
            <text:p>0,232973</text:p>
          </table:table-cell>
        </table:table-row>
        <table:table-row table:style-name="ro1">
          <table:table-cell office:value-type="string" calcext:value-type="string">
            <text:p>monkeyc5hr1s2085</text:p>
          </table:table-cell>
          <table:table-cell office:value-type="float" office:value="11.739015" calcext:value-type="float">
            <text:p>11,739015</text:p>
          </table:table-cell>
          <table:table-cell office:value-type="float" office:value="1.042604" calcext:value-type="float">
            <text:p>1,042604</text:p>
          </table:table-cell>
        </table:table-row>
        <table:table-row table:style-name="ro1">
          <table:table-cell office:value-type="string" calcext:value-type="string">
            <text:p>monkeyc5hr1s2087</text:p>
          </table:table-cell>
          <table:table-cell office:value-type="float" office:value="8.060147" calcext:value-type="float">
            <text:p>8,060147</text:p>
          </table:table-cell>
          <table:table-cell office:value-type="float" office:value="0.845235" calcext:value-type="float">
            <text:p>0,845235</text:p>
          </table:table-cell>
        </table:table-row>
        <table:table-row table:style-name="ro1">
          <table:table-cell office:value-type="string" calcext:value-type="string">
            <text:p>monkeyc5hr1s2090</text:p>
          </table:table-cell>
          <table:table-cell office:value-type="float" office:value="13.264474" calcext:value-type="float">
            <text:p>13,264474</text:p>
          </table:table-cell>
          <table:table-cell office:value-type="float" office:value="1.995036" calcext:value-type="float">
            <text:p>1,995036</text:p>
          </table:table-cell>
        </table:table-row>
        <table:table-row table:style-name="ro1">
          <table:table-cell office:value-type="string" calcext:value-type="string">
            <text:p>monkeyc5hr1s2091</text:p>
          </table:table-cell>
          <table:table-cell office:value-type="float" office:value="8.298788" calcext:value-type="float">
            <text:p>8,298788</text:p>
          </table:table-cell>
          <table:table-cell office:value-type="float" office:value="1.23437" calcext:value-type="float">
            <text:p>1,23437</text:p>
          </table:table-cell>
        </table:table-row>
        <table:table-row table:style-name="ro1">
          <table:table-cell office:value-type="string" calcext:value-type="string">
            <text:p>monkeyc5hr1s2092</text:p>
          </table:table-cell>
          <table:table-cell office:value-type="float" office:value="9.394359" calcext:value-type="float">
            <text:p>9,394359</text:p>
          </table:table-cell>
          <table:table-cell office:value-type="float" office:value="1.13931" calcext:value-type="float">
            <text:p>1,13931</text:p>
          </table:table-cell>
        </table:table-row>
        <table:table-row table:style-name="ro1">
          <table:table-cell office:value-type="string" calcext:value-type="string">
            <text:p>monkeyc5hr1s2097</text:p>
          </table:table-cell>
          <table:table-cell office:value-type="float" office:value="8.526186" calcext:value-type="float">
            <text:p>8,526186</text:p>
          </table:table-cell>
          <table:table-cell office:value-type="float" office:value="0.494048" calcext:value-type="float">
            <text:p>0,494048</text:p>
          </table:table-cell>
        </table:table-row>
        <table:table-row table:style-name="ro1">
          <table:table-cell office:value-type="string" calcext:value-type="string">
            <text:p>monkeyc5hr1s2098</text:p>
          </table:table-cell>
          <table:table-cell office:value-type="float" office:value="7.073173" calcext:value-type="float">
            <text:p>7,073173</text:p>
          </table:table-cell>
          <table:table-cell office:value-type="float" office:value="0.962513" calcext:value-type="float">
            <text:p>0,962513</text:p>
          </table:table-cell>
        </table:table-row>
        <table:table-row table:style-name="ro1">
          <table:table-cell office:value-type="string" calcext:value-type="string">
            <text:p>monkeyc5hr1s2102</text:p>
          </table:table-cell>
          <table:table-cell office:value-type="float" office:value="10.068348" calcext:value-type="float">
            <text:p>10,068348</text:p>
          </table:table-cell>
          <table:table-cell office:value-type="float" office:value="0.984375" calcext:value-type="float">
            <text:p>0,984375</text:p>
          </table:table-cell>
        </table:table-row>
        <table:table-row table:style-name="ro1">
          <table:table-cell office:value-type="string" calcext:value-type="string">
            <text:p>monkeyc5hr1s2104</text:p>
          </table:table-cell>
          <table:table-cell office:value-type="float" office:value="10.158077" calcext:value-type="float">
            <text:p>10,158077</text:p>
          </table:table-cell>
          <table:table-cell office:value-type="float" office:value="1.241144" calcext:value-type="float">
            <text:p>1,241144</text:p>
          </table:table-cell>
        </table:table-row>
        <table:table-row table:style-name="ro1">
          <table:table-cell office:value-type="string" calcext:value-type="string">
            <text:p>monkeyc5hr1s2108</text:p>
          </table:table-cell>
          <table:table-cell office:value-type="float" office:value="13.397436" calcext:value-type="float">
            <text:p>13,397436</text:p>
          </table:table-cell>
          <table:table-cell office:value-type="float" office:value="2.039204" calcext:value-type="float">
            <text:p>2,039204</text:p>
          </table:table-cell>
        </table:table-row>
        <table:table-row table:style-name="ro1">
          <table:table-cell office:value-type="string" calcext:value-type="string">
            <text:p>monkeyc5hr1s2111</text:p>
          </table:table-cell>
          <table:table-cell office:value-type="float" office:value="11.967689" calcext:value-type="float">
            <text:p>11,967689</text:p>
          </table:table-cell>
          <table:table-cell office:value-type="float" office:value="1.071077" calcext:value-type="float">
            <text:p>1,071077</text:p>
          </table:table-cell>
        </table:table-row>
        <table:table-row table:style-name="ro1">
          <table:table-cell office:value-type="string" calcext:value-type="string">
            <text:p>monkeyc5hr1s2112</text:p>
          </table:table-cell>
          <table:table-cell office:value-type="float" office:value="5.529565" calcext:value-type="float">
            <text:p>5,529565</text:p>
          </table:table-cell>
          <table:table-cell office:value-type="float" office:value="1.786814" calcext:value-type="float">
            <text:p>1,786814</text:p>
          </table:table-cell>
        </table:table-row>
        <table:table-row table:style-name="ro1">
          <table:table-cell office:value-type="string" calcext:value-type="string">
            <text:p>monkeyc5hr1s2113</text:p>
          </table:table-cell>
          <table:table-cell office:value-type="float" office:value="5.273732" calcext:value-type="float">
            <text:p>5,273732</text:p>
          </table:table-cell>
          <table:table-cell office:value-type="float" office:value="2.156723" calcext:value-type="float">
            <text:p>2,156723</text:p>
          </table:table-cell>
        </table:table-row>
        <table:table-row table:style-name="ro1">
          <table:table-cell office:value-type="string" calcext:value-type="string">
            <text:p>monkeyc5hr1s2115</text:p>
          </table:table-cell>
          <table:table-cell office:value-type="float" office:value="9.917113" calcext:value-type="float">
            <text:p>9,917113</text:p>
          </table:table-cell>
          <table:table-cell office:value-type="float" office:value="1.010854" calcext:value-type="float">
            <text:p>1,010854</text:p>
          </table:table-cell>
        </table:table-row>
        <table:table-row table:style-name="ro1">
          <table:table-cell office:value-type="string" calcext:value-type="string">
            <text:p>monkeyc5hr1s2116</text:p>
          </table:table-cell>
          <table:table-cell office:value-type="float" office:value="8.466723" calcext:value-type="float">
            <text:p>8,466723</text:p>
          </table:table-cell>
          <table:table-cell office:value-type="float" office:value="0.581085" calcext:value-type="float">
            <text:p>0,581085</text:p>
          </table:table-cell>
        </table:table-row>
        <table:table-row table:style-name="ro1">
          <table:table-cell office:value-type="string" calcext:value-type="string">
            <text:p>monkeyc5hr1s2121</text:p>
          </table:table-cell>
          <table:table-cell office:value-type="float" office:value="9.174809" calcext:value-type="float">
            <text:p>9,174809</text:p>
          </table:table-cell>
          <table:table-cell office:value-type="float" office:value="0.544024" calcext:value-type="float">
            <text:p>0,544024</text:p>
          </table:table-cell>
        </table:table-row>
        <table:table-row table:style-name="ro1">
          <table:table-cell office:value-type="string" calcext:value-type="string">
            <text:p>monkeyc5hr1s2123</text:p>
          </table:table-cell>
          <table:table-cell office:value-type="float" office:value="9.866306" calcext:value-type="float">
            <text:p>9,866306</text:p>
          </table:table-cell>
          <table:table-cell office:value-type="float" office:value="1.202823" calcext:value-type="float">
            <text:p>1,202823</text:p>
          </table:table-cell>
        </table:table-row>
        <table:table-row table:style-name="ro1">
          <table:table-cell office:value-type="string" calcext:value-type="string">
            <text:p>monkeyc5hr1s2127</text:p>
          </table:table-cell>
          <table:table-cell office:value-type="float" office:value="11.983164" calcext:value-type="float">
            <text:p>11,983164</text:p>
          </table:table-cell>
          <table:table-cell office:value-type="float" office:value="0.895729" calcext:value-type="float">
            <text:p>0,895729</text:p>
          </table:table-cell>
        </table:table-row>
        <table:table-row table:style-name="ro1">
          <table:table-cell office:value-type="string" calcext:value-type="string">
            <text:p>monkeyc5hr1s2132</text:p>
          </table:table-cell>
          <table:table-cell office:value-type="float" office:value="6.514489" calcext:value-type="float">
            <text:p>6,514489</text:p>
          </table:table-cell>
          <table:table-cell office:value-type="float" office:value="1.153615" calcext:value-type="float">
            <text:p>1,153615</text:p>
          </table:table-cell>
        </table:table-row>
        <table:table-row table:style-name="ro1">
          <table:table-cell office:value-type="string" calcext:value-type="string">
            <text:p>monkeyc5hr1s2138</text:p>
          </table:table-cell>
          <table:table-cell office:value-type="float" office:value="6.489475" calcext:value-type="float">
            <text:p>6,489475</text:p>
          </table:table-cell>
          <table:table-cell office:value-type="float" office:value="0.698676" calcext:value-type="float">
            <text:p>0,698676</text:p>
          </table:table-cell>
        </table:table-row>
        <table:table-row table:style-name="ro1">
          <table:table-cell office:value-type="string" calcext:value-type="string">
            <text:p>monkeyc5hr1s2140</text:p>
          </table:table-cell>
          <table:table-cell office:value-type="float" office:value="9.532395" calcext:value-type="float">
            <text:p>9,532395</text:p>
          </table:table-cell>
          <table:table-cell office:value-type="float" office:value="0.724945" calcext:value-type="float">
            <text:p>0,724945</text:p>
          </table:table-cell>
        </table:table-row>
        <table:table-row table:style-name="ro1">
          <table:table-cell office:value-type="string" calcext:value-type="string">
            <text:p>monkeyc5hr1s2142</text:p>
          </table:table-cell>
          <table:table-cell office:value-type="float" office:value="10.758346" calcext:value-type="float">
            <text:p>10,758346</text:p>
          </table:table-cell>
          <table:table-cell office:value-type="float" office:value="1.06843" calcext:value-type="float">
            <text:p>1,06843</text:p>
          </table:table-cell>
        </table:table-row>
        <table:table-row table:style-name="ro1">
          <table:table-cell office:value-type="string" calcext:value-type="string">
            <text:p>monkeyc5hr1s2145</text:p>
          </table:table-cell>
          <table:table-cell office:value-type="float" office:value="8.798773" calcext:value-type="float">
            <text:p>8,798773</text:p>
          </table:table-cell>
          <table:table-cell office:value-type="float" office:value="1.116672" calcext:value-type="float">
            <text:p>1,116672</text:p>
          </table:table-cell>
        </table:table-row>
        <table:table-row table:style-name="ro1">
          <table:table-cell office:value-type="string" calcext:value-type="string">
            <text:p>monkeyc5hr1s2147</text:p>
          </table:table-cell>
          <table:table-cell office:value-type="float" office:value="7.236547" calcext:value-type="float">
            <text:p>7,236547</text:p>
          </table:table-cell>
          <table:table-cell office:value-type="float" office:value="0.699482" calcext:value-type="float">
            <text:p>0,699482</text:p>
          </table:table-cell>
        </table:table-row>
        <table:table-row table:style-name="ro1">
          <table:table-cell office:value-type="string" calcext:value-type="string">
            <text:p>monkeyc5hr1s2149</text:p>
          </table:table-cell>
          <table:table-cell office:value-type="float" office:value="7.981854" calcext:value-type="float">
            <text:p>7,981854</text:p>
          </table:table-cell>
          <table:table-cell office:value-type="float" office:value="0.516542" calcext:value-type="float">
            <text:p>0,516542</text:p>
          </table:table-cell>
        </table:table-row>
        <table:table-row table:style-name="ro1">
          <table:table-cell office:value-type="string" calcext:value-type="string">
            <text:p>monkeyc5hr1s2150</text:p>
          </table:table-cell>
          <table:table-cell office:value-type="float" office:value="12.598981" calcext:value-type="float">
            <text:p>12,598981</text:p>
          </table:table-cell>
          <table:table-cell office:value-type="float" office:value="1.903886" calcext:value-type="float">
            <text:p>1,903886</text:p>
          </table:table-cell>
        </table:table-row>
        <table:table-row table:style-name="ro1">
          <table:table-cell office:value-type="string" calcext:value-type="string">
            <text:p>monkeyc5hr1s2153</text:p>
          </table:table-cell>
          <table:table-cell office:value-type="float" office:value="8.033683" calcext:value-type="float">
            <text:p>8,033683</text:p>
          </table:table-cell>
          <table:table-cell office:value-type="float" office:value="1.036419" calcext:value-type="float">
            <text:p>1,036419</text:p>
          </table:table-cell>
        </table:table-row>
        <table:table-row table:style-name="ro1">
          <table:table-cell office:value-type="string" calcext:value-type="string">
            <text:p>monkeyc5hr1s2155</text:p>
          </table:table-cell>
          <table:table-cell office:value-type="float" office:value="9.803448" calcext:value-type="float">
            <text:p>9,803448</text:p>
          </table:table-cell>
          <table:table-cell office:value-type="float" office:value="0.5766" calcext:value-type="float">
            <text:p>0,5766</text:p>
          </table:table-cell>
        </table:table-row>
        <table:table-row table:style-name="ro1">
          <table:table-cell office:value-type="string" calcext:value-type="string">
            <text:p>monkeyc5hr1s2159</text:p>
          </table:table-cell>
          <table:table-cell office:value-type="float" office:value="6.676172" calcext:value-type="float">
            <text:p>6,676172</text:p>
          </table:table-cell>
          <table:table-cell office:value-type="float" office:value="0.714875" calcext:value-type="float">
            <text:p>0,714875</text:p>
          </table:table-cell>
        </table:table-row>
        <table:table-row table:style-name="ro1">
          <table:table-cell office:value-type="string" calcext:value-type="string">
            <text:p>monkeyc5hr1s2167</text:p>
          </table:table-cell>
          <table:table-cell office:value-type="float" office:value="12.747567" calcext:value-type="float">
            <text:p>12,747567</text:p>
          </table:table-cell>
          <table:table-cell office:value-type="float" office:value="1.115132" calcext:value-type="float">
            <text:p>1,115132</text:p>
          </table:table-cell>
        </table:table-row>
        <table:table-row table:style-name="ro1">
          <table:table-cell office:value-type="string" calcext:value-type="string">
            <text:p>monkeyc5hr1s2170</text:p>
          </table:table-cell>
          <table:table-cell office:value-type="float" office:value="7.699581" calcext:value-type="float">
            <text:p>7,699581</text:p>
          </table:table-cell>
          <table:table-cell office:value-type="float" office:value="0.402209" calcext:value-type="float">
            <text:p>0,402209</text:p>
          </table:table-cell>
        </table:table-row>
        <table:table-row table:style-name="ro1">
          <table:table-cell office:value-type="string" calcext:value-type="string">
            <text:p>monkeyc5hr1s2171</text:p>
          </table:table-cell>
          <table:table-cell office:value-type="float" office:value="11.335183" calcext:value-type="float">
            <text:p>11,335183</text:p>
          </table:table-cell>
          <table:table-cell office:value-type="float" office:value="1.187548" calcext:value-type="float">
            <text:p>1,187548</text:p>
          </table:table-cell>
        </table:table-row>
        <table:table-row table:style-name="ro1">
          <table:table-cell office:value-type="string" calcext:value-type="string">
            <text:p>monkeyc5hr1s2176</text:p>
          </table:table-cell>
          <table:table-cell office:value-type="float" office:value="11.571711" calcext:value-type="float">
            <text:p>11,571711</text:p>
          </table:table-cell>
          <table:table-cell office:value-type="float" office:value="0.850133" calcext:value-type="float">
            <text:p>0,850133</text:p>
          </table:table-cell>
        </table:table-row>
        <table:table-row table:style-name="ro1">
          <table:table-cell office:value-type="string" calcext:value-type="string">
            <text:p>monkeyc5hr1s2184</text:p>
          </table:table-cell>
          <table:table-cell office:value-type="float" office:value="5.960141" calcext:value-type="float">
            <text:p>5,960141</text:p>
          </table:table-cell>
          <table:table-cell office:value-type="float" office:value="1.267586" calcext:value-type="float">
            <text:p>1,267586</text:p>
          </table:table-cell>
        </table:table-row>
        <table:table-row table:style-name="ro1">
          <table:table-cell office:value-type="string" calcext:value-type="string">
            <text:p>monkeyc5hr1s2189</text:p>
          </table:table-cell>
          <table:table-cell office:value-type="float" office:value="4.609128" calcext:value-type="float">
            <text:p>4,609128</text:p>
          </table:table-cell>
          <table:table-cell office:value-type="float" office:value="1.485337" calcext:value-type="float">
            <text:p>1,485337</text:p>
          </table:table-cell>
        </table:table-row>
        <table:table-row table:style-name="ro1">
          <table:table-cell office:value-type="string" calcext:value-type="string">
            <text:p>monkeyc5hr1s2193</text:p>
          </table:table-cell>
          <table:table-cell office:value-type="float" office:value="4.68608" calcext:value-type="float">
            <text:p>4,68608</text:p>
          </table:table-cell>
          <table:table-cell office:value-type="float" office:value="1.498117" calcext:value-type="float">
            <text:p>1,498117</text:p>
          </table:table-cell>
        </table:table-row>
        <table:table-row table:style-name="ro1">
          <table:table-cell office:value-type="string" calcext:value-type="string">
            <text:p>monkeyc5hr1s2200</text:p>
          </table:table-cell>
          <table:table-cell office:value-type="float" office:value="5.227641" calcext:value-type="float">
            <text:p>5,227641</text:p>
          </table:table-cell>
          <table:table-cell office:value-type="float" office:value="1.926032" calcext:value-type="float">
            <text:p>1,926032</text:p>
          </table:table-cell>
        </table:table-row>
        <table:table-row table:style-name="ro1">
          <table:table-cell office:value-type="string" calcext:value-type="string">
            <text:p>monkeyc5hr1s2205</text:p>
          </table:table-cell>
          <table:table-cell office:value-type="float" office:value="10.295727" calcext:value-type="float">
            <text:p>10,295727</text:p>
          </table:table-cell>
          <table:table-cell office:value-type="float" office:value="0.497409" calcext:value-type="float">
            <text:p>0,497409</text:p>
          </table:table-cell>
        </table:table-row>
        <table:table-row table:style-name="ro1">
          <table:table-cell office:value-type="string" calcext:value-type="string">
            <text:p>monkeyc5hr1s2211</text:p>
          </table:table-cell>
          <table:table-cell office:value-type="float" office:value="7.033319" calcext:value-type="float">
            <text:p>7,033319</text:p>
          </table:table-cell>
          <table:table-cell office:value-type="float" office:value="0.67947" calcext:value-type="float">
            <text:p>0,67947</text:p>
          </table:table-cell>
        </table:table-row>
        <table:table-row table:style-name="ro1">
          <table:table-cell office:value-type="string" calcext:value-type="string">
            <text:p>monkeyc5hr1s2215</text:p>
          </table:table-cell>
          <table:table-cell office:value-type="float" office:value="12.079431" calcext:value-type="float">
            <text:p>12,079431</text:p>
          </table:table-cell>
          <table:table-cell office:value-type="float" office:value="1.461387" calcext:value-type="float">
            <text:p>1,461387</text:p>
          </table:table-cell>
        </table:table-row>
        <table:table-row table:style-name="ro1">
          <table:table-cell office:value-type="string" calcext:value-type="string">
            <text:p>monkeyc5hr1s2218</text:p>
          </table:table-cell>
          <table:table-cell office:value-type="float" office:value="6.532893" calcext:value-type="float">
            <text:p>6,532893</text:p>
          </table:table-cell>
          <table:table-cell office:value-type="float" office:value="0.872956" calcext:value-type="float">
            <text:p>0,872956</text:p>
          </table:table-cell>
        </table:table-row>
        <table:table-row table:style-name="ro1">
          <table:table-cell office:value-type="string" calcext:value-type="string">
            <text:p>monkeyc5hr1s2222</text:p>
          </table:table-cell>
          <table:table-cell office:value-type="float" office:value="5.733562" calcext:value-type="float">
            <text:p>5,733562</text:p>
          </table:table-cell>
          <table:table-cell office:value-type="float" office:value="1.929561" calcext:value-type="float">
            <text:p>1,929561</text:p>
          </table:table-cell>
        </table:table-row>
        <table:table-row table:style-name="ro1">
          <table:table-cell office:value-type="string" calcext:value-type="string">
            <text:p>monkeyc5hr1s2225</text:p>
          </table:table-cell>
          <table:table-cell office:value-type="float" office:value="6.136853" calcext:value-type="float">
            <text:p>6,136853</text:p>
          </table:table-cell>
          <table:table-cell office:value-type="float" office:value="1.041199" calcext:value-type="float">
            <text:p>1,041199</text:p>
          </table:table-cell>
        </table:table-row>
        <table:table-row table:style-name="ro1">
          <table:table-cell office:value-type="string" calcext:value-type="string">
            <text:p>monkeyc5hr1s2227</text:p>
          </table:table-cell>
          <table:table-cell office:value-type="float" office:value="9.241604" calcext:value-type="float">
            <text:p>9,241604</text:p>
          </table:table-cell>
          <table:table-cell office:value-type="float" office:value="0.945821" calcext:value-type="float">
            <text:p>0,945821</text:p>
          </table:table-cell>
        </table:table-row>
        <table:table-row table:style-name="ro1">
          <table:table-cell office:value-type="string" calcext:value-type="string">
            <text:p>monkeyc5hr1s2228</text:p>
          </table:table-cell>
          <table:table-cell office:value-type="float" office:value="5.24713" calcext:value-type="float">
            <text:p>5,24713</text:p>
          </table:table-cell>
          <table:table-cell office:value-type="float" office:value="2.0582" calcext:value-type="float">
            <text:p>2,0582</text:p>
          </table:table-cell>
        </table:table-row>
        <table:table-row table:style-name="ro1">
          <table:table-cell office:value-type="string" calcext:value-type="string">
            <text:p>monkeyc5hr1s2231</text:p>
          </table:table-cell>
          <table:table-cell office:value-type="float" office:value="13.085332" calcext:value-type="float">
            <text:p>13,085332</text:p>
          </table:table-cell>
          <table:table-cell office:value-type="float" office:value="1.621421" calcext:value-type="float">
            <text:p>1,621421</text:p>
          </table:table-cell>
        </table:table-row>
        <table:table-row table:style-name="ro1">
          <table:table-cell office:value-type="string" calcext:value-type="string">
            <text:p>monkeyc5hr1s2233</text:p>
          </table:table-cell>
          <table:table-cell office:value-type="float" office:value="12.045804" calcext:value-type="float">
            <text:p>12,045804</text:p>
          </table:table-cell>
          <table:table-cell office:value-type="float" office:value="1.549028" calcext:value-type="float">
            <text:p>1,549028</text:p>
          </table:table-cell>
        </table:table-row>
        <table:table-row table:style-name="ro1">
          <table:table-cell office:value-type="string" calcext:value-type="string">
            <text:p>monkeyc5hr1s2236</text:p>
          </table:table-cell>
          <table:table-cell office:value-type="float" office:value="5.549384" calcext:value-type="float">
            <text:p>5,549384</text:p>
          </table:table-cell>
          <table:table-cell office:value-type="float" office:value="1.510565" calcext:value-type="float">
            <text:p>1,510565</text:p>
          </table:table-cell>
        </table:table-row>
        <table:table-row table:style-name="ro1">
          <table:table-cell office:value-type="string" calcext:value-type="string">
            <text:p>monkeyc5hr1s2237</text:p>
          </table:table-cell>
          <table:table-cell office:value-type="float" office:value="8.535765" calcext:value-type="float">
            <text:p>8,535765</text:p>
          </table:table-cell>
          <table:table-cell office:value-type="float" office:value="0.591235" calcext:value-type="float">
            <text:p>0,591235</text:p>
          </table:table-cell>
        </table:table-row>
        <table:table-row table:style-name="ro1">
          <table:table-cell office:value-type="string" calcext:value-type="string">
            <text:p>monkeyc5hr1s2239</text:p>
          </table:table-cell>
          <table:table-cell office:value-type="float" office:value="9.44064" calcext:value-type="float">
            <text:p>9,44064</text:p>
          </table:table-cell>
          <table:table-cell office:value-type="float" office:value="0.62369" calcext:value-type="float">
            <text:p>0,62369</text:p>
          </table:table-cell>
        </table:table-row>
        <table:table-row table:style-name="ro1">
          <table:table-cell office:value-type="string" calcext:value-type="string">
            <text:p>monkeyc5hr1s2240</text:p>
          </table:table-cell>
          <table:table-cell office:value-type="float" office:value="11.67684" calcext:value-type="float">
            <text:p>11,67684</text:p>
          </table:table-cell>
          <table:table-cell office:value-type="float" office:value="1.391153" calcext:value-type="float">
            <text:p>1,391153</text:p>
          </table:table-cell>
        </table:table-row>
        <table:table-row table:style-name="ro1">
          <table:table-cell office:value-type="string" calcext:value-type="string">
            <text:p>monkeyc5hr1s2241</text:p>
          </table:table-cell>
          <table:table-cell office:value-type="float" office:value="12.896599" calcext:value-type="float">
            <text:p>12,896599</text:p>
          </table:table-cell>
          <table:table-cell office:value-type="float" office:value="1.093495" calcext:value-type="float">
            <text:p>1,093495</text:p>
          </table:table-cell>
        </table:table-row>
        <table:table-row table:style-name="ro1">
          <table:table-cell office:value-type="string" calcext:value-type="string">
            <text:p>monkeyc5hr1s2243</text:p>
          </table:table-cell>
          <table:table-cell office:value-type="float" office:value="5.893139" calcext:value-type="float">
            <text:p>5,893139</text:p>
          </table:table-cell>
          <table:table-cell office:value-type="float" office:value="1.12577" calcext:value-type="float">
            <text:p>1,12577</text:p>
          </table:table-cell>
        </table:table-row>
        <table:table-row table:style-name="ro1">
          <table:table-cell office:value-type="string" calcext:value-type="string">
            <text:p>monkeyc5hr1s2245</text:p>
          </table:table-cell>
          <table:table-cell office:value-type="float" office:value="5.74367" calcext:value-type="float">
            <text:p>5,74367</text:p>
          </table:table-cell>
          <table:table-cell office:value-type="float" office:value="1.268032" calcext:value-type="float">
            <text:p>1,268032</text:p>
          </table:table-cell>
        </table:table-row>
        <table:table-row table:style-name="ro1">
          <table:table-cell office:value-type="string" calcext:value-type="string">
            <text:p>monkeyc5hr1s2246</text:p>
          </table:table-cell>
          <table:table-cell office:value-type="float" office:value="9.581591" calcext:value-type="float">
            <text:p>9,581591</text:p>
          </table:table-cell>
          <table:table-cell office:value-type="float" office:value="0.501826" calcext:value-type="float">
            <text:p>0,501826</text:p>
          </table:table-cell>
        </table:table-row>
        <table:table-row table:style-name="ro1">
          <table:table-cell office:value-type="string" calcext:value-type="string">
            <text:p>monkeyc5hr1s2250</text:p>
          </table:table-cell>
          <table:table-cell office:value-type="float" office:value="7.324746" calcext:value-type="float">
            <text:p>7,324746</text:p>
          </table:table-cell>
          <table:table-cell office:value-type="float" office:value="1.281854" calcext:value-type="float">
            <text:p>1,281854</text:p>
          </table:table-cell>
        </table:table-row>
        <table:table-row table:style-name="ro1">
          <table:table-cell office:value-type="string" calcext:value-type="string">
            <text:p>monkeyc5hr1s2252</text:p>
          </table:table-cell>
          <table:table-cell office:value-type="float" office:value="13.193469" calcext:value-type="float">
            <text:p>13,193469</text:p>
          </table:table-cell>
          <table:table-cell office:value-type="float" office:value="1.437586" calcext:value-type="float">
            <text:p>1,437586</text:p>
          </table:table-cell>
        </table:table-row>
        <table:table-row table:style-name="ro1">
          <table:table-cell office:value-type="string" calcext:value-type="string">
            <text:p>monkeyc5hr1s2254</text:p>
          </table:table-cell>
          <table:table-cell office:value-type="float" office:value="9.445415" calcext:value-type="float">
            <text:p>9,445415</text:p>
          </table:table-cell>
          <table:table-cell office:value-type="float" office:value="0.632645" calcext:value-type="float">
            <text:p>0,632645</text:p>
          </table:table-cell>
        </table:table-row>
        <table:table-row table:style-name="ro1">
          <table:table-cell office:value-type="string" calcext:value-type="string">
            <text:p>monkeyc5hr1s2259</text:p>
          </table:table-cell>
          <table:table-cell office:value-type="float" office:value="7.38866" calcext:value-type="float">
            <text:p>7,38866</text:p>
          </table:table-cell>
          <table:table-cell office:value-type="float" office:value="1.181232" calcext:value-type="float">
            <text:p>1,181232</text:p>
          </table:table-cell>
        </table:table-row>
        <table:table-row table:style-name="ro1">
          <table:table-cell office:value-type="string" calcext:value-type="string">
            <text:p>monkeyc5hr1s2260</text:p>
          </table:table-cell>
          <table:table-cell office:value-type="float" office:value="8.265802" calcext:value-type="float">
            <text:p>8,265802</text:p>
          </table:table-cell>
          <table:table-cell office:value-type="float" office:value="0.706818" calcext:value-type="float">
            <text:p>0,706818</text:p>
          </table:table-cell>
        </table:table-row>
        <table:table-row table:style-name="ro1">
          <table:table-cell office:value-type="string" calcext:value-type="string">
            <text:p>monkeyc5hr1s2263</text:p>
          </table:table-cell>
          <table:table-cell office:value-type="float" office:value="6.295703" calcext:value-type="float">
            <text:p>6,295703</text:p>
          </table:table-cell>
          <table:table-cell office:value-type="float" office:value="1.373701" calcext:value-type="float">
            <text:p>1,373701</text:p>
          </table:table-cell>
        </table:table-row>
        <table:table-row table:style-name="ro1">
          <table:table-cell office:value-type="string" calcext:value-type="string">
            <text:p>monkeyc5hr1s2264</text:p>
          </table:table-cell>
          <table:table-cell office:value-type="float" office:value="13.141081" calcext:value-type="float">
            <text:p>13,141081</text:p>
          </table:table-cell>
          <table:table-cell office:value-type="float" office:value="1.62014" calcext:value-type="float">
            <text:p>1,62014</text:p>
          </table:table-cell>
        </table:table-row>
        <table:table-row table:style-name="ro1">
          <table:table-cell office:value-type="string" calcext:value-type="string">
            <text:p>monkeyc5hr1s2265</text:p>
          </table:table-cell>
          <table:table-cell office:value-type="float" office:value="11.86604" calcext:value-type="float">
            <text:p>11,86604</text:p>
          </table:table-cell>
          <table:table-cell office:value-type="float" office:value="1.184867" calcext:value-type="float">
            <text:p>1,184867</text:p>
          </table:table-cell>
        </table:table-row>
        <table:table-row table:style-name="ro1">
          <table:table-cell office:value-type="string" calcext:value-type="string">
            <text:p>monkeyc5hr1s2267</text:p>
          </table:table-cell>
          <table:table-cell office:value-type="float" office:value="9.461914" calcext:value-type="float">
            <text:p>9,461914</text:p>
          </table:table-cell>
          <table:table-cell office:value-type="float" office:value="0.688979" calcext:value-type="float">
            <text:p>0,688979</text:p>
          </table:table-cell>
        </table:table-row>
        <table:table-row table:style-name="ro1">
          <table:table-cell office:value-type="string" calcext:value-type="string">
            <text:p>monkeyc5hr1s2268</text:p>
          </table:table-cell>
          <table:table-cell office:value-type="float" office:value="13.563604" calcext:value-type="float">
            <text:p>13,563604</text:p>
          </table:table-cell>
          <table:table-cell office:value-type="float" office:value="1.429316" calcext:value-type="float">
            <text:p>1,429316</text:p>
          </table:table-cell>
        </table:table-row>
        <table:table-row table:style-name="ro1">
          <table:table-cell office:value-type="string" calcext:value-type="string">
            <text:p>monkeyc5hr1s2275</text:p>
          </table:table-cell>
          <table:table-cell office:value-type="float" office:value="10.483805" calcext:value-type="float">
            <text:p>10,483805</text:p>
          </table:table-cell>
          <table:table-cell office:value-type="float" office:value="0.5853" calcext:value-type="float">
            <text:p>0,5853</text:p>
          </table:table-cell>
        </table:table-row>
        <table:table-row table:style-name="ro1">
          <table:table-cell office:value-type="string" calcext:value-type="string">
            <text:p>monkeyc5hr1s2278</text:p>
          </table:table-cell>
          <table:table-cell office:value-type="float" office:value="12.534647" calcext:value-type="float">
            <text:p>12,534647</text:p>
          </table:table-cell>
          <table:table-cell office:value-type="float" office:value="0.9376" calcext:value-type="float">
            <text:p>0,9376</text:p>
          </table:table-cell>
        </table:table-row>
        <table:table-row table:style-name="ro1">
          <table:table-cell office:value-type="string" calcext:value-type="string">
            <text:p>monkeyc5hr1s2279</text:p>
          </table:table-cell>
          <table:table-cell office:value-type="float" office:value="9.342889" calcext:value-type="float">
            <text:p>9,342889</text:p>
          </table:table-cell>
          <table:table-cell office:value-type="float" office:value="0.773476" calcext:value-type="float">
            <text:p>0,773476</text:p>
          </table:table-cell>
        </table:table-row>
        <table:table-row table:style-name="ro1">
          <table:table-cell office:value-type="string" calcext:value-type="string">
            <text:p>monkeyc5hr1s2281</text:p>
          </table:table-cell>
          <table:table-cell office:value-type="float" office:value="12.999348" calcext:value-type="float">
            <text:p>12,999348</text:p>
          </table:table-cell>
          <table:table-cell office:value-type="float" office:value="2.052444" calcext:value-type="float">
            <text:p>2,052444</text:p>
          </table:table-cell>
        </table:table-row>
        <table:table-row table:style-name="ro1">
          <table:table-cell office:value-type="string" calcext:value-type="string">
            <text:p>monkeyc5hr1s2284</text:p>
          </table:table-cell>
          <table:table-cell office:value-type="float" office:value="11.399057" calcext:value-type="float">
            <text:p>11,399057</text:p>
          </table:table-cell>
          <table:table-cell office:value-type="float" office:value="0.959203" calcext:value-type="float">
            <text:p>0,959203</text:p>
          </table:table-cell>
        </table:table-row>
        <table:table-row table:style-name="ro1">
          <table:table-cell office:value-type="string" calcext:value-type="string">
            <text:p>monkeyc5hr1s2286</text:p>
          </table:table-cell>
          <table:table-cell office:value-type="float" office:value="13.077424" calcext:value-type="float">
            <text:p>13,077424</text:p>
          </table:table-cell>
          <table:table-cell office:value-type="float" office:value="2.115714" calcext:value-type="float">
            <text:p>2,115714</text:p>
          </table:table-cell>
        </table:table-row>
        <table:table-row table:style-name="ro1">
          <table:table-cell office:value-type="string" calcext:value-type="string">
            <text:p>monkeyc5hr1s2288</text:p>
          </table:table-cell>
          <table:table-cell office:value-type="float" office:value="11.258934" calcext:value-type="float">
            <text:p>11,258934</text:p>
          </table:table-cell>
          <table:table-cell office:value-type="float" office:value="1.196371" calcext:value-type="float">
            <text:p>1,196371</text:p>
          </table:table-cell>
        </table:table-row>
        <table:table-row table:style-name="ro1">
          <table:table-cell office:value-type="string" calcext:value-type="string">
            <text:p>monkeyc5hr1s2289</text:p>
          </table:table-cell>
          <table:table-cell office:value-type="float" office:value="11.593803" calcext:value-type="float">
            <text:p>11,593803</text:p>
          </table:table-cell>
          <table:table-cell office:value-type="float" office:value="1.502332" calcext:value-type="float">
            <text:p>1,502332</text:p>
          </table:table-cell>
        </table:table-row>
        <table:table-row table:style-name="ro1">
          <table:table-cell office:value-type="string" calcext:value-type="string">
            <text:p>monkeyc5hr1s2290</text:p>
          </table:table-cell>
          <table:table-cell office:value-type="float" office:value="7.678418" calcext:value-type="float">
            <text:p>7,678418</text:p>
          </table:table-cell>
          <table:table-cell office:value-type="float" office:value="0.716063" calcext:value-type="float">
            <text:p>0,716063</text:p>
          </table:table-cell>
        </table:table-row>
        <table:table-row table:style-name="ro1">
          <table:table-cell office:value-type="string" calcext:value-type="string">
            <text:p>monkeyc5hr1s2292</text:p>
          </table:table-cell>
          <table:table-cell office:value-type="float" office:value="6.327315" calcext:value-type="float">
            <text:p>6,327315</text:p>
          </table:table-cell>
          <table:table-cell office:value-type="float" office:value="1.606448" calcext:value-type="float">
            <text:p>1,606448</text:p>
          </table:table-cell>
        </table:table-row>
        <table:table-row table:style-name="ro1">
          <table:table-cell office:value-type="string" calcext:value-type="string">
            <text:p>monkeyc5hr1s2297</text:p>
          </table:table-cell>
          <table:table-cell office:value-type="float" office:value="9.281295" calcext:value-type="float">
            <text:p>9,281295</text:p>
          </table:table-cell>
          <table:table-cell office:value-type="float" office:value="0.455877" calcext:value-type="float">
            <text:p>0,455877</text:p>
          </table:table-cell>
        </table:table-row>
        <table:table-row table:style-name="ro1">
          <table:table-cell office:value-type="string" calcext:value-type="string">
            <text:p>monkeyc5hr1s2298</text:p>
          </table:table-cell>
          <table:table-cell office:value-type="float" office:value="11.39502" calcext:value-type="float">
            <text:p>11,39502</text:p>
          </table:table-cell>
          <table:table-cell office:value-type="float" office:value="0.796715" calcext:value-type="float">
            <text:p>0,796715</text:p>
          </table:table-cell>
        </table:table-row>
        <table:table-row table:style-name="ro1">
          <table:table-cell office:value-type="string" calcext:value-type="string">
            <text:p>monkeyc5hr1s2299</text:p>
          </table:table-cell>
          <table:table-cell office:value-type="float" office:value="4.881906" calcext:value-type="float">
            <text:p>4,881906</text:p>
          </table:table-cell>
          <table:table-cell office:value-type="float" office:value="2.00622" calcext:value-type="float">
            <text:p>2,00622</text:p>
          </table:table-cell>
        </table:table-row>
        <table:table-row table:style-name="ro1">
          <table:table-cell office:value-type="string" calcext:value-type="string">
            <text:p>monkeyc5hr1s2307</text:p>
          </table:table-cell>
          <table:table-cell office:value-type="float" office:value="7.961628" calcext:value-type="float">
            <text:p>7,961628</text:p>
          </table:table-cell>
          <table:table-cell office:value-type="float" office:value="1.262012" calcext:value-type="float">
            <text:p>1,262012</text:p>
          </table:table-cell>
        </table:table-row>
        <table:table-row table:style-name="ro1">
          <table:table-cell office:value-type="string" calcext:value-type="string">
            <text:p>monkeyc5hr1s2310</text:p>
          </table:table-cell>
          <table:table-cell office:value-type="float" office:value="13.005694" calcext:value-type="float">
            <text:p>13,005694</text:p>
          </table:table-cell>
          <table:table-cell office:value-type="float" office:value="1.462049" calcext:value-type="float">
            <text:p>1,462049</text:p>
          </table:table-cell>
        </table:table-row>
        <table:table-row table:style-name="ro1">
          <table:table-cell office:value-type="string" calcext:value-type="string">
            <text:p>monkeyc5hr1s2314</text:p>
          </table:table-cell>
          <table:table-cell office:value-type="float" office:value="10.176667" calcext:value-type="float">
            <text:p>10,176667</text:p>
          </table:table-cell>
          <table:table-cell office:value-type="float" office:value="0.600142" calcext:value-type="float">
            <text:p>0,600142</text:p>
          </table:table-cell>
        </table:table-row>
        <table:table-row table:style-name="ro1">
          <table:table-cell office:value-type="string" calcext:value-type="string">
            <text:p>monkeyc5hr1s2317</text:p>
          </table:table-cell>
          <table:table-cell office:value-type="float" office:value="9.248171" calcext:value-type="float">
            <text:p>9,248171</text:p>
          </table:table-cell>
          <table:table-cell office:value-type="float" office:value="0.902639" calcext:value-type="float">
            <text:p>0,902639</text:p>
          </table:table-cell>
        </table:table-row>
        <table:table-row table:style-name="ro1">
          <table:table-cell office:value-type="string" calcext:value-type="string">
            <text:p>monkeyc5hr1s2320</text:p>
          </table:table-cell>
          <table:table-cell office:value-type="float" office:value="10.8935" calcext:value-type="float">
            <text:p>10,8935</text:p>
          </table:table-cell>
          <table:table-cell office:value-type="float" office:value="0.959625" calcext:value-type="float">
            <text:p>0,959625</text:p>
          </table:table-cell>
        </table:table-row>
        <table:table-row table:style-name="ro1">
          <table:table-cell office:value-type="string" calcext:value-type="string">
            <text:p>monkeyc5hr1s2322</text:p>
          </table:table-cell>
          <table:table-cell office:value-type="float" office:value="11.26215" calcext:value-type="float">
            <text:p>11,26215</text:p>
          </table:table-cell>
          <table:table-cell office:value-type="float" office:value="1.016106" calcext:value-type="float">
            <text:p>1,016106</text:p>
          </table:table-cell>
        </table:table-row>
        <table:table-row table:style-name="ro1">
          <table:table-cell office:value-type="string" calcext:value-type="string">
            <text:p>monkeyc5hr1s2326</text:p>
          </table:table-cell>
          <table:table-cell office:value-type="float" office:value="5.244503" calcext:value-type="float">
            <text:p>5,244503</text:p>
          </table:table-cell>
          <table:table-cell office:value-type="float" office:value="2.067939" calcext:value-type="float">
            <text:p>2,067939</text:p>
          </table:table-cell>
        </table:table-row>
        <table:table-row table:style-name="ro1">
          <table:table-cell office:value-type="string" calcext:value-type="string">
            <text:p>monkeyc5hr1s2327</text:p>
          </table:table-cell>
          <table:table-cell office:value-type="float" office:value="12.295428" calcext:value-type="float">
            <text:p>12,295428</text:p>
          </table:table-cell>
          <table:table-cell office:value-type="float" office:value="1.789722" calcext:value-type="float">
            <text:p>1,789722</text:p>
          </table:table-cell>
        </table:table-row>
        <table:table-row table:style-name="ro1">
          <table:table-cell office:value-type="string" calcext:value-type="string">
            <text:p>monkeyc5hr1s2329</text:p>
          </table:table-cell>
          <table:table-cell office:value-type="float" office:value="7.420007" calcext:value-type="float">
            <text:p>7,420007</text:p>
          </table:table-cell>
          <table:table-cell office:value-type="float" office:value="1.324116" calcext:value-type="float">
            <text:p>1,324116</text:p>
          </table:table-cell>
        </table:table-row>
        <table:table-row table:style-name="ro1">
          <table:table-cell office:value-type="string" calcext:value-type="string">
            <text:p>monkeyc5hr1s2330</text:p>
          </table:table-cell>
          <table:table-cell office:value-type="float" office:value="5.291063" calcext:value-type="float">
            <text:p>5,291063</text:p>
          </table:table-cell>
          <table:table-cell office:value-type="float" office:value="1.501449" calcext:value-type="float">
            <text:p>1,501449</text:p>
          </table:table-cell>
        </table:table-row>
        <table:table-row table:style-name="ro1">
          <table:table-cell office:value-type="string" calcext:value-type="string">
            <text:p>monkeyc5hr1s2332</text:p>
          </table:table-cell>
          <table:table-cell office:value-type="float" office:value="10.570623" calcext:value-type="float">
            <text:p>10,570623</text:p>
          </table:table-cell>
          <table:table-cell office:value-type="float" office:value="0.569125" calcext:value-type="float">
            <text:p>0,569125</text:p>
          </table:table-cell>
        </table:table-row>
        <table:table-row table:style-name="ro1">
          <table:table-cell office:value-type="string" calcext:value-type="string">
            <text:p>monkeyc5hr1s2333</text:p>
          </table:table-cell>
          <table:table-cell office:value-type="float" office:value="10.365923" calcext:value-type="float">
            <text:p>10,365923</text:p>
          </table:table-cell>
          <table:table-cell office:value-type="float" office:value="0.48517" calcext:value-type="float">
            <text:p>0,48517</text:p>
          </table:table-cell>
        </table:table-row>
        <table:table-row table:style-name="ro1">
          <table:table-cell office:value-type="string" calcext:value-type="string">
            <text:p>monkeyc5hr1s2335</text:p>
          </table:table-cell>
          <table:table-cell office:value-type="float" office:value="12.216934" calcext:value-type="float">
            <text:p>12,216934</text:p>
          </table:table-cell>
          <table:table-cell office:value-type="float" office:value="0.795762" calcext:value-type="float">
            <text:p>0,795762</text:p>
          </table:table-cell>
        </table:table-row>
        <table:table-row table:style-name="ro1">
          <table:table-cell office:value-type="string" calcext:value-type="string">
            <text:p>monkeyc5hr1s2338</text:p>
          </table:table-cell>
          <table:table-cell office:value-type="float" office:value="9.702012" calcext:value-type="float">
            <text:p>9,702012</text:p>
          </table:table-cell>
          <table:table-cell office:value-type="float" office:value="1.101172" calcext:value-type="float">
            <text:p>1,101172</text:p>
          </table:table-cell>
        </table:table-row>
        <table:table-row table:style-name="ro1">
          <table:table-cell office:value-type="string" calcext:value-type="string">
            <text:p>monkeyc5hr1s2342</text:p>
          </table:table-cell>
          <table:table-cell office:value-type="float" office:value="10.239858" calcext:value-type="float">
            <text:p>10,239858</text:p>
          </table:table-cell>
          <table:table-cell office:value-type="float" office:value="1.140636" calcext:value-type="float">
            <text:p>1,140636</text:p>
          </table:table-cell>
        </table:table-row>
        <table:table-row table:style-name="ro1">
          <table:table-cell office:value-type="string" calcext:value-type="string">
            <text:p>monkeyc5hr1s2343</text:p>
          </table:table-cell>
          <table:table-cell office:value-type="float" office:value="6.730531" calcext:value-type="float">
            <text:p>6,730531</text:p>
          </table:table-cell>
          <table:table-cell office:value-type="float" office:value="0.885757" calcext:value-type="float">
            <text:p>0,885757</text:p>
          </table:table-cell>
        </table:table-row>
        <table:table-row table:style-name="ro1">
          <table:table-cell office:value-type="string" calcext:value-type="string">
            <text:p>monkeyc5hr1s2344</text:p>
          </table:table-cell>
          <table:table-cell office:value-type="float" office:value="5.414775" calcext:value-type="float">
            <text:p>5,414775</text:p>
          </table:table-cell>
          <table:table-cell office:value-type="float" office:value="1.691063" calcext:value-type="float">
            <text:p>1,691063</text:p>
          </table:table-cell>
        </table:table-row>
        <table:table-row table:style-name="ro1">
          <table:table-cell office:value-type="string" calcext:value-type="string">
            <text:p>monkeyc5hr1s2346</text:p>
          </table:table-cell>
          <table:table-cell office:value-type="float" office:value="9.900219" calcext:value-type="float">
            <text:p>9,900219</text:p>
          </table:table-cell>
          <table:table-cell office:value-type="float" office:value="0.319401" calcext:value-type="float">
            <text:p>0,319401</text:p>
          </table:table-cell>
        </table:table-row>
        <table:table-row table:style-name="ro1">
          <table:table-cell office:value-type="string" calcext:value-type="string">
            <text:p>monkeyc5hr1s2349</text:p>
          </table:table-cell>
          <table:table-cell office:value-type="float" office:value="12.609561" calcext:value-type="float">
            <text:p>12,609561</text:p>
          </table:table-cell>
          <table:table-cell office:value-type="float" office:value="1.945344" calcext:value-type="float">
            <text:p>1,945344</text:p>
          </table:table-cell>
        </table:table-row>
        <table:table-row table:style-name="ro1">
          <table:table-cell office:value-type="string" calcext:value-type="string">
            <text:p>monkeyc5hr1s2350</text:p>
          </table:table-cell>
          <table:table-cell office:value-type="float" office:value="10.697613" calcext:value-type="float">
            <text:p>10,697613</text:p>
          </table:table-cell>
          <table:table-cell office:value-type="float" office:value="1.274947" calcext:value-type="float">
            <text:p>1,274947</text:p>
          </table:table-cell>
        </table:table-row>
        <table:table-row table:style-name="ro1">
          <table:table-cell office:value-type="string" calcext:value-type="string">
            <text:p>monkeyc5hr1s2351</text:p>
          </table:table-cell>
          <table:table-cell office:value-type="float" office:value="7.22545" calcext:value-type="float">
            <text:p>7,22545</text:p>
          </table:table-cell>
          <table:table-cell office:value-type="float" office:value="0.960189" calcext:value-type="float">
            <text:p>0,960189</text:p>
          </table:table-cell>
        </table:table-row>
        <table:table-row table:style-name="ro1">
          <table:table-cell office:value-type="string" calcext:value-type="string">
            <text:p>monkeyc5hr1s2353</text:p>
          </table:table-cell>
          <table:table-cell office:value-type="float" office:value="8.813419" calcext:value-type="float">
            <text:p>8,813419</text:p>
          </table:table-cell>
          <table:table-cell office:value-type="float" office:value="0.89146" calcext:value-type="float">
            <text:p>0,89146</text:p>
          </table:table-cell>
        </table:table-row>
        <table:table-row table:style-name="ro1">
          <table:table-cell office:value-type="string" calcext:value-type="string">
            <text:p>monkeyc5hr1s2356</text:p>
          </table:table-cell>
          <table:table-cell office:value-type="float" office:value="5.359439" calcext:value-type="float">
            <text:p>5,359439</text:p>
          </table:table-cell>
          <table:table-cell office:value-type="float" office:value="1.220647" calcext:value-type="float">
            <text:p>1,220647</text:p>
          </table:table-cell>
        </table:table-row>
        <table:table-row table:style-name="ro1">
          <table:table-cell office:value-type="string" calcext:value-type="string">
            <text:p>monkeyc5hr1s2364</text:p>
          </table:table-cell>
          <table:table-cell office:value-type="float" office:value="7.348142" calcext:value-type="float">
            <text:p>7,348142</text:p>
          </table:table-cell>
          <table:table-cell office:value-type="float" office:value="0.902343" calcext:value-type="float">
            <text:p>0,902343</text:p>
          </table:table-cell>
        </table:table-row>
        <table:table-row table:style-name="ro1">
          <table:table-cell office:value-type="string" calcext:value-type="string">
            <text:p>monkeyc5hr1s2367</text:p>
          </table:table-cell>
          <table:table-cell office:value-type="float" office:value="11.723657" calcext:value-type="float">
            <text:p>11,723657</text:p>
          </table:table-cell>
          <table:table-cell office:value-type="float" office:value="1.307178" calcext:value-type="float">
            <text:p>1,307178</text:p>
          </table:table-cell>
        </table:table-row>
        <table:table-row table:style-name="ro1">
          <table:table-cell office:value-type="string" calcext:value-type="string">
            <text:p>monkeyc5hr1s2369</text:p>
          </table:table-cell>
          <table:table-cell office:value-type="float" office:value="5.10834" calcext:value-type="float">
            <text:p>5,10834</text:p>
          </table:table-cell>
          <table:table-cell office:value-type="float" office:value="1.379596" calcext:value-type="float">
            <text:p>1,379596</text:p>
          </table:table-cell>
        </table:table-row>
        <table:table-row table:style-name="ro1">
          <table:table-cell office:value-type="string" calcext:value-type="string">
            <text:p>monkeyc5hr1s2374</text:p>
          </table:table-cell>
          <table:table-cell office:value-type="float" office:value="7.62816" calcext:value-type="float">
            <text:p>7,62816</text:p>
          </table:table-cell>
          <table:table-cell office:value-type="float" office:value="0.562116" calcext:value-type="float">
            <text:p>0,562116</text:p>
          </table:table-cell>
        </table:table-row>
        <table:table-row table:style-name="ro1">
          <table:table-cell office:value-type="string" calcext:value-type="string">
            <text:p>monkeyc5hr1s2375</text:p>
          </table:table-cell>
          <table:table-cell office:value-type="float" office:value="9.621998" calcext:value-type="float">
            <text:p>9,621998</text:p>
          </table:table-cell>
          <table:table-cell office:value-type="float" office:value="0.790031" calcext:value-type="float">
            <text:p>0,790031</text:p>
          </table:table-cell>
        </table:table-row>
        <table:table-row table:style-name="ro1">
          <table:table-cell office:value-type="string" calcext:value-type="string">
            <text:p>monkeyc5hr1s2376</text:p>
          </table:table-cell>
          <table:table-cell office:value-type="float" office:value="11.102332" calcext:value-type="float">
            <text:p>11,102332</text:p>
          </table:table-cell>
          <table:table-cell office:value-type="float" office:value="1.189444" calcext:value-type="float">
            <text:p>1,189444</text:p>
          </table:table-cell>
        </table:table-row>
        <table:table-row table:style-name="ro1">
          <table:table-cell office:value-type="string" calcext:value-type="string">
            <text:p>monkeyc5hr1s2379</text:p>
          </table:table-cell>
          <table:table-cell office:value-type="float" office:value="4.810296" calcext:value-type="float">
            <text:p>4,810296</text:p>
          </table:table-cell>
          <table:table-cell office:value-type="float" office:value="1.689959" calcext:value-type="float">
            <text:p>1,689959</text:p>
          </table:table-cell>
        </table:table-row>
        <table:table-row table:style-name="ro1">
          <table:table-cell office:value-type="string" calcext:value-type="string">
            <text:p>monkeyc5hr1s2382</text:p>
          </table:table-cell>
          <table:table-cell office:value-type="float" office:value="12.953193" calcext:value-type="float">
            <text:p>12,953193</text:p>
          </table:table-cell>
          <table:table-cell office:value-type="float" office:value="1.475924" calcext:value-type="float">
            <text:p>1,475924</text:p>
          </table:table-cell>
        </table:table-row>
        <table:table-row table:style-name="ro1">
          <table:table-cell office:value-type="string" calcext:value-type="string">
            <text:p>monkeyc5hr1s2383</text:p>
          </table:table-cell>
          <table:table-cell office:value-type="float" office:value="10.895465" calcext:value-type="float">
            <text:p>10,895465</text:p>
          </table:table-cell>
          <table:table-cell office:value-type="float" office:value="0.539886" calcext:value-type="float">
            <text:p>0,539886</text:p>
          </table:table-cell>
        </table:table-row>
        <table:table-row table:style-name="ro1">
          <table:table-cell office:value-type="string" calcext:value-type="string">
            <text:p>monkeyc5hr1s2385</text:p>
          </table:table-cell>
          <table:table-cell office:value-type="float" office:value="10.689784" calcext:value-type="float">
            <text:p>10,689784</text:p>
          </table:table-cell>
          <table:table-cell office:value-type="float" office:value="0.463538" calcext:value-type="float">
            <text:p>0,463538</text:p>
          </table:table-cell>
        </table:table-row>
        <table:table-row table:style-name="ro1">
          <table:table-cell office:value-type="string" calcext:value-type="string">
            <text:p>monkeyc5hr1s2387</text:p>
          </table:table-cell>
          <table:table-cell office:value-type="float" office:value="7.82724" calcext:value-type="float">
            <text:p>7,82724</text:p>
          </table:table-cell>
          <table:table-cell office:value-type="float" office:value="0.565486" calcext:value-type="float">
            <text:p>0,565486</text:p>
          </table:table-cell>
        </table:table-row>
        <table:table-row table:style-name="ro1">
          <table:table-cell office:value-type="string" calcext:value-type="string">
            <text:p>monkeyc5hr1s2393</text:p>
          </table:table-cell>
          <table:table-cell office:value-type="float" office:value="9.250751" calcext:value-type="float">
            <text:p>9,250751</text:p>
          </table:table-cell>
          <table:table-cell office:value-type="float" office:value="0.858705" calcext:value-type="float">
            <text:p>0,858705</text:p>
          </table:table-cell>
        </table:table-row>
        <table:table-row table:style-name="ro1">
          <table:table-cell office:value-type="string" calcext:value-type="string">
            <text:p>monkeyc5hr1s2395</text:p>
          </table:table-cell>
          <table:table-cell office:value-type="float" office:value="8.75647" calcext:value-type="float">
            <text:p>8,75647</text:p>
          </table:table-cell>
          <table:table-cell office:value-type="float" office:value="0.361719" calcext:value-type="float">
            <text:p>0,361719</text:p>
          </table:table-cell>
        </table:table-row>
        <table:table-row table:style-name="ro1">
          <table:table-cell office:value-type="string" calcext:value-type="string">
            <text:p>monkeyc5hr1s2399</text:p>
          </table:table-cell>
          <table:table-cell office:value-type="float" office:value="12.97338" calcext:value-type="float">
            <text:p>12,97338</text:p>
          </table:table-cell>
          <table:table-cell office:value-type="float" office:value="2.100323" calcext:value-type="float">
            <text:p>2,100323</text:p>
          </table:table-cell>
        </table:table-row>
        <table:table-row table:style-name="ro1">
          <table:table-cell office:value-type="string" calcext:value-type="string">
            <text:p>monkeyc5hr1s2402</text:p>
          </table:table-cell>
          <table:table-cell office:value-type="float" office:value="13.478726" calcext:value-type="float">
            <text:p>13,478726</text:p>
          </table:table-cell>
          <table:table-cell office:value-type="float" office:value="2.146977" calcext:value-type="float">
            <text:p>2,146977</text:p>
          </table:table-cell>
        </table:table-row>
        <table:table-row table:style-name="ro1">
          <table:table-cell office:value-type="string" calcext:value-type="string">
            <text:p>monkeyc5hr1s2404</text:p>
          </table:table-cell>
          <table:table-cell office:value-type="float" office:value="6.782341" calcext:value-type="float">
            <text:p>6,782341</text:p>
          </table:table-cell>
          <table:table-cell office:value-type="float" office:value="1.292641" calcext:value-type="float">
            <text:p>1,292641</text:p>
          </table:table-cell>
        </table:table-row>
        <table:table-row table:style-name="ro1">
          <table:table-cell office:value-type="string" calcext:value-type="string">
            <text:p>monkeyc5hr1s2406</text:p>
          </table:table-cell>
          <table:table-cell office:value-type="float" office:value="10.431727" calcext:value-type="float">
            <text:p>10,431727</text:p>
          </table:table-cell>
          <table:table-cell office:value-type="float" office:value="1.214229" calcext:value-type="float">
            <text:p>1,214229</text:p>
          </table:table-cell>
        </table:table-row>
        <table:table-row table:style-name="ro1">
          <table:table-cell office:value-type="string" calcext:value-type="string">
            <text:p>monkeyc5hr1s2407</text:p>
          </table:table-cell>
          <table:table-cell office:value-type="float" office:value="6.080499" calcext:value-type="float">
            <text:p>6,080499</text:p>
          </table:table-cell>
          <table:table-cell office:value-type="float" office:value="1.739941" calcext:value-type="float">
            <text:p>1,739941</text:p>
          </table:table-cell>
        </table:table-row>
        <table:table-row table:style-name="ro1">
          <table:table-cell office:value-type="string" calcext:value-type="string">
            <text:p>monkeyc5hr1s2410</text:p>
          </table:table-cell>
          <table:table-cell office:value-type="float" office:value="10.881228" calcext:value-type="float">
            <text:p>10,881228</text:p>
          </table:table-cell>
          <table:table-cell office:value-type="float" office:value="1.191895" calcext:value-type="float">
            <text:p>1,191895</text:p>
          </table:table-cell>
        </table:table-row>
        <table:table-row table:style-name="ro1">
          <table:table-cell office:value-type="string" calcext:value-type="string">
            <text:p>monkeyc5hr1s2411</text:p>
          </table:table-cell>
          <table:table-cell office:value-type="float" office:value="11.554848" calcext:value-type="float">
            <text:p>11,554848</text:p>
          </table:table-cell>
          <table:table-cell office:value-type="float" office:value="0.894135" calcext:value-type="float">
            <text:p>0,894135</text:p>
          </table:table-cell>
        </table:table-row>
        <table:table-row table:style-name="ro1">
          <table:table-cell office:value-type="string" calcext:value-type="string">
            <text:p>monkeyc5hr1s2412</text:p>
          </table:table-cell>
          <table:table-cell office:value-type="float" office:value="12.88633" calcext:value-type="float">
            <text:p>12,88633</text:p>
          </table:table-cell>
          <table:table-cell office:value-type="float" office:value="1.42201" calcext:value-type="float">
            <text:p>1,42201</text:p>
          </table:table-cell>
        </table:table-row>
        <table:table-row table:style-name="ro1">
          <table:table-cell office:value-type="string" calcext:value-type="string">
            <text:p>monkeyc5hr1s2416</text:p>
          </table:table-cell>
          <table:table-cell office:value-type="float" office:value="6.109505" calcext:value-type="float">
            <text:p>6,109505</text:p>
          </table:table-cell>
          <table:table-cell office:value-type="float" office:value="1.14076" calcext:value-type="float">
            <text:p>1,14076</text:p>
          </table:table-cell>
        </table:table-row>
        <table:table-row table:style-name="ro1">
          <table:table-cell office:value-type="string" calcext:value-type="string">
            <text:p>monkeyc5hr1s2417</text:p>
          </table:table-cell>
          <table:table-cell office:value-type="float" office:value="11.691781" calcext:value-type="float">
            <text:p>11,691781</text:p>
          </table:table-cell>
          <table:table-cell office:value-type="float" office:value="0.567347" calcext:value-type="float">
            <text:p>0,567347</text:p>
          </table:table-cell>
        </table:table-row>
        <table:table-row table:style-name="ro1">
          <table:table-cell office:value-type="string" calcext:value-type="string">
            <text:p>monkeyc5hr1s2421</text:p>
          </table:table-cell>
          <table:table-cell office:value-type="float" office:value="5.272124" calcext:value-type="float">
            <text:p>5,272124</text:p>
          </table:table-cell>
          <table:table-cell office:value-type="float" office:value="1.530809" calcext:value-type="float">
            <text:p>1,530809</text:p>
          </table:table-cell>
        </table:table-row>
        <table:table-row table:style-name="ro1">
          <table:table-cell office:value-type="string" calcext:value-type="string">
            <text:p>monkeyc5hr1s2422</text:p>
          </table:table-cell>
          <table:table-cell office:value-type="float" office:value="13.008344" calcext:value-type="float">
            <text:p>13,008344</text:p>
          </table:table-cell>
          <table:table-cell office:value-type="float" office:value="1.568003" calcext:value-type="float">
            <text:p>1,568003</text:p>
          </table:table-cell>
        </table:table-row>
        <table:table-row table:style-name="ro1">
          <table:table-cell office:value-type="string" calcext:value-type="string">
            <text:p>monkeyc5hr1s2423</text:p>
          </table:table-cell>
          <table:table-cell office:value-type="float" office:value="7.565714" calcext:value-type="float">
            <text:p>7,565714</text:p>
          </table:table-cell>
          <table:table-cell office:value-type="float" office:value="1.156033" calcext:value-type="float">
            <text:p>1,156033</text:p>
          </table:table-cell>
        </table:table-row>
        <table:table-row table:style-name="ro1">
          <table:table-cell office:value-type="string" calcext:value-type="string">
            <text:p>monkeyc5hr1s2428</text:p>
          </table:table-cell>
          <table:table-cell office:value-type="float" office:value="7.057629" calcext:value-type="float">
            <text:p>7,057629</text:p>
          </table:table-cell>
          <table:table-cell office:value-type="float" office:value="1.198764" calcext:value-type="float">
            <text:p>1,198764</text:p>
          </table:table-cell>
        </table:table-row>
        <table:table-row table:style-name="ro1">
          <table:table-cell office:value-type="string" calcext:value-type="string">
            <text:p>monkeyc5hr1s2438</text:p>
          </table:table-cell>
          <table:table-cell office:value-type="float" office:value="9.806249" calcext:value-type="float">
            <text:p>9,806249</text:p>
          </table:table-cell>
          <table:table-cell office:value-type="float" office:value="0.335892" calcext:value-type="float">
            <text:p>0,335892</text:p>
          </table:table-cell>
        </table:table-row>
        <table:table-row table:style-name="ro1">
          <table:table-cell office:value-type="string" calcext:value-type="string">
            <text:p>monkeyc5hr1s2440</text:p>
          </table:table-cell>
          <table:table-cell office:value-type="float" office:value="13.375667" calcext:value-type="float">
            <text:p>13,375667</text:p>
          </table:table-cell>
          <table:table-cell office:value-type="float" office:value="2.03201" calcext:value-type="float">
            <text:p>2,03201</text:p>
          </table:table-cell>
        </table:table-row>
        <table:table-row table:style-name="ro1">
          <table:table-cell office:value-type="string" calcext:value-type="string">
            <text:p>monkeyc5hr1s2441</text:p>
          </table:table-cell>
          <table:table-cell office:value-type="float" office:value="6.802517" calcext:value-type="float">
            <text:p>6,802517</text:p>
          </table:table-cell>
          <table:table-cell office:value-type="float" office:value="0.623155" calcext:value-type="float">
            <text:p>0,623155</text:p>
          </table:table-cell>
        </table:table-row>
        <table:table-row table:style-name="ro1">
          <table:table-cell office:value-type="string" calcext:value-type="string">
            <text:p>monkeyc5hr1s2442</text:p>
          </table:table-cell>
          <table:table-cell office:value-type="float" office:value="11.750094" calcext:value-type="float">
            <text:p>11,750094</text:p>
          </table:table-cell>
          <table:table-cell office:value-type="float" office:value="1.335813" calcext:value-type="float">
            <text:p>1,335813</text:p>
          </table:table-cell>
        </table:table-row>
        <table:table-row table:style-name="ro1">
          <table:table-cell office:value-type="string" calcext:value-type="string">
            <text:p>monkeyc5hr1s2443</text:p>
          </table:table-cell>
          <table:table-cell office:value-type="float" office:value="12.272082" calcext:value-type="float">
            <text:p>12,272082</text:p>
          </table:table-cell>
          <table:table-cell office:value-type="float" office:value="1.667907" calcext:value-type="float">
            <text:p>1,667907</text:p>
          </table:table-cell>
        </table:table-row>
        <table:table-row table:style-name="ro1">
          <table:table-cell office:value-type="string" calcext:value-type="string">
            <text:p>monkeyc5hr1s2447</text:p>
          </table:table-cell>
          <table:table-cell office:value-type="float" office:value="11.230753" calcext:value-type="float">
            <text:p>11,230753</text:p>
          </table:table-cell>
          <table:table-cell office:value-type="float" office:value="1.290501" calcext:value-type="float">
            <text:p>1,290501</text:p>
          </table:table-cell>
        </table:table-row>
        <table:table-row table:style-name="ro1">
          <table:table-cell office:value-type="string" calcext:value-type="string">
            <text:p>monkeyc5hr1s2448</text:p>
          </table:table-cell>
          <table:table-cell office:value-type="float" office:value="13.361134" calcext:value-type="float">
            <text:p>13,361134</text:p>
          </table:table-cell>
          <table:table-cell office:value-type="float" office:value="2.262057" calcext:value-type="float">
            <text:p>2,262057</text:p>
          </table:table-cell>
        </table:table-row>
        <table:table-row table:style-name="ro1">
          <table:table-cell office:value-type="string" calcext:value-type="string">
            <text:p>monkeyc5hr1s2450</text:p>
          </table:table-cell>
          <table:table-cell office:value-type="float" office:value="13.200061" calcext:value-type="float">
            <text:p>13,200061</text:p>
          </table:table-cell>
          <table:table-cell office:value-type="float" office:value="1.283532" calcext:value-type="float">
            <text:p>1,283532</text:p>
          </table:table-cell>
        </table:table-row>
        <table:table-row table:style-name="ro1">
          <table:table-cell office:value-type="string" calcext:value-type="string">
            <text:p>monkeyc5hr1s2451</text:p>
          </table:table-cell>
          <table:table-cell office:value-type="float" office:value="10.030635" calcext:value-type="float">
            <text:p>10,030635</text:p>
          </table:table-cell>
          <table:table-cell office:value-type="float" office:value="0.229035" calcext:value-type="float">
            <text:p>0,229035</text:p>
          </table:table-cell>
        </table:table-row>
        <table:table-row table:style-name="ro1">
          <table:table-cell office:value-type="string" calcext:value-type="string">
            <text:p>monkeyc5hr1s2459</text:p>
          </table:table-cell>
          <table:table-cell office:value-type="float" office:value="4.831446" calcext:value-type="float">
            <text:p>4,831446</text:p>
          </table:table-cell>
          <table:table-cell office:value-type="float" office:value="1.979774" calcext:value-type="float">
            <text:p>1,979774</text:p>
          </table:table-cell>
        </table:table-row>
        <table:table-row table:style-name="ro1">
          <table:table-cell office:value-type="string" calcext:value-type="string">
            <text:p>monkeyc5hr1s2461</text:p>
          </table:table-cell>
          <table:table-cell office:value-type="float" office:value="13.541902" calcext:value-type="float">
            <text:p>13,541902</text:p>
          </table:table-cell>
          <table:table-cell office:value-type="float" office:value="2.14476" calcext:value-type="float">
            <text:p>2,14476</text:p>
          </table:table-cell>
        </table:table-row>
        <table:table-row table:style-name="ro1">
          <table:table-cell office:value-type="string" calcext:value-type="string">
            <text:p>monkeyc5hr1s2462</text:p>
          </table:table-cell>
          <table:table-cell office:value-type="float" office:value="12.288632" calcext:value-type="float">
            <text:p>12,288632</text:p>
          </table:table-cell>
          <table:table-cell office:value-type="float" office:value="0.812213" calcext:value-type="float">
            <text:p>0,812213</text:p>
          </table:table-cell>
        </table:table-row>
        <table:table-row table:style-name="ro1">
          <table:table-cell office:value-type="string" calcext:value-type="string">
            <text:p>monkeyc5hr1s2463</text:p>
          </table:table-cell>
          <table:table-cell office:value-type="float" office:value="10.60136" calcext:value-type="float">
            <text:p>10,60136</text:p>
          </table:table-cell>
          <table:table-cell office:value-type="float" office:value="1.134938" calcext:value-type="float">
            <text:p>1,134938</text:p>
          </table:table-cell>
        </table:table-row>
        <table:table-row table:style-name="ro1">
          <table:table-cell office:value-type="string" calcext:value-type="string">
            <text:p>monkeyc5hr1s2466</text:p>
          </table:table-cell>
          <table:table-cell office:value-type="float" office:value="11.335384" calcext:value-type="float">
            <text:p>11,335384</text:p>
          </table:table-cell>
          <table:table-cell office:value-type="float" office:value="1.131187" calcext:value-type="float">
            <text:p>1,131187</text:p>
          </table:table-cell>
        </table:table-row>
        <table:table-row table:style-name="ro1">
          <table:table-cell office:value-type="string" calcext:value-type="string">
            <text:p>monkeyc5hr1s2470</text:p>
          </table:table-cell>
          <table:table-cell office:value-type="float" office:value="12.928917" calcext:value-type="float">
            <text:p>12,928917</text:p>
          </table:table-cell>
          <table:table-cell office:value-type="float" office:value="1.922183" calcext:value-type="float">
            <text:p>1,922183</text:p>
          </table:table-cell>
        </table:table-row>
        <table:table-row table:style-name="ro1">
          <table:table-cell office:value-type="string" calcext:value-type="string">
            <text:p>monkeyc5hr1s2472</text:p>
          </table:table-cell>
          <table:table-cell office:value-type="float" office:value="9.264791" calcext:value-type="float">
            <text:p>9,264791</text:p>
          </table:table-cell>
          <table:table-cell office:value-type="float" office:value="0.197879" calcext:value-type="float">
            <text:p>0,197879</text:p>
          </table:table-cell>
        </table:table-row>
        <table:table-row table:style-name="ro1">
          <table:table-cell office:value-type="string" calcext:value-type="string">
            <text:p>monkeyc5hr1s2476</text:p>
          </table:table-cell>
          <table:table-cell office:value-type="float" office:value="12.294325" calcext:value-type="float">
            <text:p>12,294325</text:p>
          </table:table-cell>
          <table:table-cell office:value-type="float" office:value="1.462003" calcext:value-type="float">
            <text:p>1,462003</text:p>
          </table:table-cell>
        </table:table-row>
        <table:table-row table:style-name="ro1">
          <table:table-cell office:value-type="string" calcext:value-type="string">
            <text:p>monkeyc5hr1s2478</text:p>
          </table:table-cell>
          <table:table-cell office:value-type="float" office:value="8.784713" calcext:value-type="float">
            <text:p>8,784713</text:p>
          </table:table-cell>
          <table:table-cell office:value-type="float" office:value="1.119761" calcext:value-type="float">
            <text:p>1,119761</text:p>
          </table:table-cell>
        </table:table-row>
        <table:table-row table:style-name="ro1">
          <table:table-cell office:value-type="string" calcext:value-type="string">
            <text:p>monkeyc5hr1s2479</text:p>
          </table:table-cell>
          <table:table-cell office:value-type="float" office:value="12.183034" calcext:value-type="float">
            <text:p>12,183034</text:p>
          </table:table-cell>
          <table:table-cell office:value-type="float" office:value="1.657537" calcext:value-type="float">
            <text:p>1,657537</text:p>
          </table:table-cell>
        </table:table-row>
        <table:table-row table:style-name="ro1">
          <table:table-cell office:value-type="string" calcext:value-type="string">
            <text:p>monkeyc5hr1s2481</text:p>
          </table:table-cell>
          <table:table-cell office:value-type="float" office:value="9.349624" calcext:value-type="float">
            <text:p>9,349624</text:p>
          </table:table-cell>
          <table:table-cell office:value-type="float" office:value="0.326968" calcext:value-type="float">
            <text:p>0,326968</text:p>
          </table:table-cell>
        </table:table-row>
        <table:table-row table:style-name="ro1">
          <table:table-cell office:value-type="string" calcext:value-type="string">
            <text:p>monkeyc5hr1s2486</text:p>
          </table:table-cell>
          <table:table-cell office:value-type="float" office:value="12.251656" calcext:value-type="float">
            <text:p>12,251656</text:p>
          </table:table-cell>
          <table:table-cell office:value-type="float" office:value="1.808408" calcext:value-type="float">
            <text:p>1,808408</text:p>
          </table:table-cell>
        </table:table-row>
        <table:table-row table:style-name="ro1">
          <table:table-cell office:value-type="string" calcext:value-type="string">
            <text:p>monkeyc5hr1s2489</text:p>
          </table:table-cell>
          <table:table-cell office:value-type="float" office:value="7.013802" calcext:value-type="float">
            <text:p>7,013802</text:p>
          </table:table-cell>
          <table:table-cell office:value-type="float" office:value="1.079419" calcext:value-type="float">
            <text:p>1,079419</text:p>
          </table:table-cell>
        </table:table-row>
        <table:table-row table:style-name="ro1">
          <table:table-cell office:value-type="string" calcext:value-type="string">
            <text:p>monkeyc5hr1s2492</text:p>
          </table:table-cell>
          <table:table-cell office:value-type="float" office:value="12.198951" calcext:value-type="float">
            <text:p>12,198951</text:p>
          </table:table-cell>
          <table:table-cell office:value-type="float" office:value="0.792304" calcext:value-type="float">
            <text:p>0,792304</text:p>
          </table:table-cell>
        </table:table-row>
        <table:table-row table:style-name="ro1">
          <table:table-cell office:value-type="string" calcext:value-type="string">
            <text:p>monkeyc5hr1s2494</text:p>
          </table:table-cell>
          <table:table-cell office:value-type="float" office:value="7.778892" calcext:value-type="float">
            <text:p>7,778892</text:p>
          </table:table-cell>
          <table:table-cell office:value-type="float" office:value="0.876621" calcext:value-type="float">
            <text:p>0,876621</text:p>
          </table:table-cell>
        </table:table-row>
        <table:table-row table:style-name="ro1">
          <table:table-cell office:value-type="string" calcext:value-type="string">
            <text:p>monkeyc5hr1s2498</text:p>
          </table:table-cell>
          <table:table-cell office:value-type="float" office:value="9.73659" calcext:value-type="float">
            <text:p>9,73659</text:p>
          </table:table-cell>
          <table:table-cell office:value-type="float" office:value="0.479814" calcext:value-type="float">
            <text:p>0,479814</text:p>
          </table:table-cell>
        </table:table-row>
        <table:table-row table:style-name="ro1">
          <table:table-cell office:value-type="string" calcext:value-type="string">
            <text:p>monkeyc5hr1s2499</text:p>
          </table:table-cell>
          <table:table-cell office:value-type="float" office:value="4.626369" calcext:value-type="float">
            <text:p>4,626369</text:p>
          </table:table-cell>
          <table:table-cell office:value-type="float" office:value="1.512774" calcext:value-type="float">
            <text:p>1,512774</text:p>
          </table:table-cell>
        </table:table-row>
        <table:table-row table:style-name="ro1">
          <table:table-cell office:value-type="string" calcext:value-type="string">
            <text:p>monkeyc6r1s2507</text:p>
          </table:table-cell>
          <table:table-cell office:value-type="float" office:value="4.199754" calcext:value-type="float">
            <text:p>4,199754</text:p>
          </table:table-cell>
          <table:table-cell office:value-type="float" office:value="-1.850145" calcext:value-type="float">
            <text:p>-1,850145</text:p>
          </table:table-cell>
        </table:table-row>
        <table:table-row table:style-name="ro1">
          <table:table-cell office:value-type="string" calcext:value-type="string">
            <text:p>monkeyc6r1s2511</text:p>
          </table:table-cell>
          <table:table-cell office:value-type="float" office:value="13.881308" calcext:value-type="float">
            <text:p>13,881308</text:p>
          </table:table-cell>
          <table:table-cell office:value-type="float" office:value="-1.907658" calcext:value-type="float">
            <text:p>-1,907658</text:p>
          </table:table-cell>
        </table:table-row>
        <table:table-row table:style-name="ro1">
          <table:table-cell office:value-type="string" calcext:value-type="string">
            <text:p>monkeyc6r1s2517</text:p>
          </table:table-cell>
          <table:table-cell office:value-type="float" office:value="11.369596" calcext:value-type="float">
            <text:p>11,369596</text:p>
          </table:table-cell>
          <table:table-cell office:value-type="float" office:value="-2.633406" calcext:value-type="float">
            <text:p>-2,633406</text:p>
          </table:table-cell>
        </table:table-row>
        <table:table-row table:style-name="ro1">
          <table:table-cell office:value-type="string" calcext:value-type="string">
            <text:p>monkeyc6r1s2521</text:p>
          </table:table-cell>
          <table:table-cell office:value-type="float" office:value="12.082694" calcext:value-type="float">
            <text:p>12,082694</text:p>
          </table:table-cell>
          <table:table-cell office:value-type="float" office:value="-2.592223" calcext:value-type="float">
            <text:p>-2,592223</text:p>
          </table:table-cell>
        </table:table-row>
        <table:table-row table:style-name="ro1">
          <table:table-cell office:value-type="string" calcext:value-type="string">
            <text:p>monkeyc6r1s2523</text:p>
          </table:table-cell>
          <table:table-cell office:value-type="float" office:value="6.444028" calcext:value-type="float">
            <text:p>6,444028</text:p>
          </table:table-cell>
          <table:table-cell office:value-type="float" office:value="-2.611099" calcext:value-type="float">
            <text:p>-2,611099</text:p>
          </table:table-cell>
        </table:table-row>
        <table:table-row table:style-name="ro1">
          <table:table-cell office:value-type="string" calcext:value-type="string">
            <text:p>monkeyc6r1s2527</text:p>
          </table:table-cell>
          <table:table-cell office:value-type="float" office:value="8.411942" calcext:value-type="float">
            <text:p>8,411942</text:p>
          </table:table-cell>
          <table:table-cell office:value-type="float" office:value="-2.907747" calcext:value-type="float">
            <text:p>-2,907747</text:p>
          </table:table-cell>
        </table:table-row>
        <table:table-row table:style-name="ro1">
          <table:table-cell office:value-type="string" calcext:value-type="string">
            <text:p>monkeyc6r1s2530</text:p>
          </table:table-cell>
          <table:table-cell office:value-type="float" office:value="13.980305" calcext:value-type="float">
            <text:p>13,980305</text:p>
          </table:table-cell>
          <table:table-cell office:value-type="float" office:value="-1.798008" calcext:value-type="float">
            <text:p>-1,798008</text:p>
          </table:table-cell>
        </table:table-row>
        <table:table-row table:style-name="ro1">
          <table:table-cell office:value-type="string" calcext:value-type="string">
            <text:p>monkeyc6r1s2531</text:p>
          </table:table-cell>
          <table:table-cell office:value-type="float" office:value="5.951102" calcext:value-type="float">
            <text:p>5,951102</text:p>
          </table:table-cell>
          <table:table-cell office:value-type="float" office:value="-2.857307" calcext:value-type="float">
            <text:p>-2,857307</text:p>
          </table:table-cell>
        </table:table-row>
        <table:table-row table:style-name="ro1">
          <table:table-cell office:value-type="string" calcext:value-type="string">
            <text:p>monkeyc6r1s2533</text:p>
          </table:table-cell>
          <table:table-cell office:value-type="float" office:value="13.442199" calcext:value-type="float">
            <text:p>13,442199</text:p>
          </table:table-cell>
          <table:table-cell office:value-type="float" office:value="-2.074626" calcext:value-type="float">
            <text:p>-2,074626</text:p>
          </table:table-cell>
        </table:table-row>
        <table:table-row table:style-name="ro1">
          <table:table-cell office:value-type="string" calcext:value-type="string">
            <text:p>monkeyc6r1s2535</text:p>
          </table:table-cell>
          <table:table-cell office:value-type="float" office:value="15.301277" calcext:value-type="float">
            <text:p>15,301277</text:p>
          </table:table-cell>
          <table:table-cell office:value-type="float" office:value="-0.885584" calcext:value-type="float">
            <text:p>-0,885584</text:p>
          </table:table-cell>
        </table:table-row>
        <table:table-row table:style-name="ro1">
          <table:table-cell office:value-type="string" calcext:value-type="string">
            <text:p>monkeyc6r1s2540</text:p>
          </table:table-cell>
          <table:table-cell office:value-type="float" office:value="5.033045" calcext:value-type="float">
            <text:p>5,033045</text:p>
          </table:table-cell>
          <table:table-cell office:value-type="float" office:value="-2.301626" calcext:value-type="float">
            <text:p>-2,301626</text:p>
          </table:table-cell>
        </table:table-row>
        <table:table-row table:style-name="ro1">
          <table:table-cell office:value-type="string" calcext:value-type="string">
            <text:p>monkeyc6r1s2541</text:p>
          </table:table-cell>
          <table:table-cell office:value-type="float" office:value="12.407681" calcext:value-type="float">
            <text:p>12,407681</text:p>
          </table:table-cell>
          <table:table-cell office:value-type="float" office:value="-2.638048" calcext:value-type="float">
            <text:p>-2,638048</text:p>
          </table:table-cell>
        </table:table-row>
        <table:table-row table:style-name="ro1">
          <table:table-cell office:value-type="string" calcext:value-type="string">
            <text:p>monkeyc6r1s2543</text:p>
          </table:table-cell>
          <table:table-cell office:value-type="float" office:value="7.077633" calcext:value-type="float">
            <text:p>7,077633</text:p>
          </table:table-cell>
          <table:table-cell office:value-type="float" office:value="-2.864986" calcext:value-type="float">
            <text:p>-2,864986</text:p>
          </table:table-cell>
        </table:table-row>
        <table:table-row table:style-name="ro1">
          <table:table-cell office:value-type="string" calcext:value-type="string">
            <text:p>monkeyc6r1s2547</text:p>
          </table:table-cell>
          <table:table-cell office:value-type="float" office:value="6.875772" calcext:value-type="float">
            <text:p>6,875772</text:p>
          </table:table-cell>
          <table:table-cell office:value-type="float" office:value="-2.600552" calcext:value-type="float">
            <text:p>-2,600552</text:p>
          </table:table-cell>
        </table:table-row>
        <table:table-row table:style-name="ro1">
          <table:table-cell office:value-type="string" calcext:value-type="string">
            <text:p>monkeyc6r1s2549</text:p>
          </table:table-cell>
          <table:table-cell office:value-type="float" office:value="10.73985" calcext:value-type="float">
            <text:p>10,73985</text:p>
          </table:table-cell>
          <table:table-cell office:value-type="float" office:value="-2.735283" calcext:value-type="float">
            <text:p>-2,735283</text:p>
          </table:table-cell>
        </table:table-row>
        <table:table-row table:style-name="ro1">
          <table:table-cell office:value-type="string" calcext:value-type="string">
            <text:p>monkeyc6r1s2553</text:p>
          </table:table-cell>
          <table:table-cell office:value-type="float" office:value="4.518122" calcext:value-type="float">
            <text:p>4,518122</text:p>
          </table:table-cell>
          <table:table-cell office:value-type="float" office:value="-2.324887" calcext:value-type="float">
            <text:p>-2,324887</text:p>
          </table:table-cell>
        </table:table-row>
        <table:table-row table:style-name="ro1">
          <table:table-cell office:value-type="string" calcext:value-type="string">
            <text:p>monkeyc6r1s2563</text:p>
          </table:table-cell>
          <table:table-cell office:value-type="float" office:value="7.394957" calcext:value-type="float">
            <text:p>7,394957</text:p>
          </table:table-cell>
          <table:table-cell office:value-type="float" office:value="-2.709314" calcext:value-type="float">
            <text:p>-2,709314</text:p>
          </table:table-cell>
        </table:table-row>
        <table:table-row table:style-name="ro1">
          <table:table-cell office:value-type="string" calcext:value-type="string">
            <text:p>monkeyc6r1s2567</text:p>
          </table:table-cell>
          <table:table-cell office:value-type="float" office:value="9.313706" calcext:value-type="float">
            <text:p>9,313706</text:p>
          </table:table-cell>
          <table:table-cell office:value-type="float" office:value="-3.011651" calcext:value-type="float">
            <text:p>-3,011651</text:p>
          </table:table-cell>
        </table:table-row>
        <table:table-row table:style-name="ro1">
          <table:table-cell office:value-type="string" calcext:value-type="string">
            <text:p>monkeyc6r1s2569</text:p>
          </table:table-cell>
          <table:table-cell office:value-type="float" office:value="14.775856" calcext:value-type="float">
            <text:p>14,775856</text:p>
          </table:table-cell>
          <table:table-cell office:value-type="float" office:value="-1.466438" calcext:value-type="float">
            <text:p>-1,466438</text:p>
          </table:table-cell>
        </table:table-row>
        <table:table-row table:style-name="ro1">
          <table:table-cell office:value-type="string" calcext:value-type="string">
            <text:p>monkeyc6r1s2575</text:p>
          </table:table-cell>
          <table:table-cell office:value-type="float" office:value="2.775974" calcext:value-type="float">
            <text:p>2,775974</text:p>
          </table:table-cell>
          <table:table-cell office:value-type="float" office:value="-1.018582" calcext:value-type="float">
            <text:p>-1,018582</text:p>
          </table:table-cell>
        </table:table-row>
        <table:table-row table:style-name="ro1">
          <table:table-cell office:value-type="string" calcext:value-type="string">
            <text:p>monkeyc6r1s2579</text:p>
          </table:table-cell>
          <table:table-cell office:value-type="float" office:value="2.779874" calcext:value-type="float">
            <text:p>2,779874</text:p>
          </table:table-cell>
          <table:table-cell office:value-type="float" office:value="-0.949832" calcext:value-type="float">
            <text:p>-0,949832</text:p>
          </table:table-cell>
        </table:table-row>
        <table:table-row table:style-name="ro1">
          <table:table-cell office:value-type="string" calcext:value-type="string">
            <text:p>monkeyc6r1s2581</text:p>
          </table:table-cell>
          <table:table-cell office:value-type="float" office:value="3.239538" calcext:value-type="float">
            <text:p>3,239538</text:p>
          </table:table-cell>
          <table:table-cell office:value-type="float" office:value="-1.757798" calcext:value-type="float">
            <text:p>-1,757798</text:p>
          </table:table-cell>
        </table:table-row>
        <table:table-row table:style-name="ro1">
          <table:table-cell office:value-type="string" calcext:value-type="string">
            <text:p>monkeyc6r1s2593</text:p>
          </table:table-cell>
          <table:table-cell office:value-type="float" office:value="9.276047" calcext:value-type="float">
            <text:p>9,276047</text:p>
          </table:table-cell>
          <table:table-cell office:value-type="float" office:value="-2.997131" calcext:value-type="float">
            <text:p>-2,997131</text:p>
          </table:table-cell>
        </table:table-row>
        <table:table-row table:style-name="ro1">
          <table:table-cell office:value-type="string" calcext:value-type="string">
            <text:p>monkeyc6r1s2595</text:p>
          </table:table-cell>
          <table:table-cell office:value-type="float" office:value="12.258352" calcext:value-type="float">
            <text:p>12,258352</text:p>
          </table:table-cell>
          <table:table-cell office:value-type="float" office:value="-2.285022" calcext:value-type="float">
            <text:p>-2,285022</text:p>
          </table:table-cell>
        </table:table-row>
        <table:table-row table:style-name="ro1">
          <table:table-cell office:value-type="string" calcext:value-type="string">
            <text:p>monkeyc6r1s2597</text:p>
          </table:table-cell>
          <table:table-cell office:value-type="float" office:value="15.374271" calcext:value-type="float">
            <text:p>15,374271</text:p>
          </table:table-cell>
          <table:table-cell office:value-type="float" office:value="-0.975722" calcext:value-type="float">
            <text:p>-0,975722</text:p>
          </table:table-cell>
        </table:table-row>
        <table:table-row table:style-name="ro1">
          <table:table-cell office:value-type="string" calcext:value-type="string">
            <text:p>monkeyc6r1s2604</text:p>
          </table:table-cell>
          <table:table-cell office:value-type="float" office:value="4.144375" calcext:value-type="float">
            <text:p>4,144375</text:p>
          </table:table-cell>
          <table:table-cell office:value-type="float" office:value="-2.026445" calcext:value-type="float">
            <text:p>-2,026445</text:p>
          </table:table-cell>
        </table:table-row>
        <table:table-row table:style-name="ro1">
          <table:table-cell office:value-type="string" calcext:value-type="string">
            <text:p>monkeyc6r1s2607</text:p>
          </table:table-cell>
          <table:table-cell office:value-type="float" office:value="12.555099" calcext:value-type="float">
            <text:p>12,555099</text:p>
          </table:table-cell>
          <table:table-cell office:value-type="float" office:value="-2.425936" calcext:value-type="float">
            <text:p>-2,425936</text:p>
          </table:table-cell>
        </table:table-row>
        <table:table-row table:style-name="ro1">
          <table:table-cell office:value-type="string" calcext:value-type="string">
            <text:p>monkeyc6r1s2611</text:p>
          </table:table-cell>
          <table:table-cell office:value-type="float" office:value="15.57548" calcext:value-type="float">
            <text:p>15,57548</text:p>
          </table:table-cell>
          <table:table-cell office:value-type="float" office:value="-0.3786" calcext:value-type="float">
            <text:p>-0,3786</text:p>
          </table:table-cell>
        </table:table-row>
        <table:table-row table:style-name="ro1">
          <table:table-cell office:value-type="string" calcext:value-type="string">
            <text:p>monkeyc6r1s2615</text:p>
          </table:table-cell>
          <table:table-cell office:value-type="float" office:value="11.493136" calcext:value-type="float">
            <text:p>11,493136</text:p>
          </table:table-cell>
          <table:table-cell office:value-type="float" office:value="-2.806131" calcext:value-type="float">
            <text:p>-2,806131</text:p>
          </table:table-cell>
        </table:table-row>
        <table:table-row table:style-name="ro1">
          <table:table-cell office:value-type="string" calcext:value-type="string">
            <text:p>monkeyc6r1s2617</text:p>
          </table:table-cell>
          <table:table-cell office:value-type="float" office:value="5.403021" calcext:value-type="float">
            <text:p>5,403021</text:p>
          </table:table-cell>
          <table:table-cell office:value-type="float" office:value="-2.659105" calcext:value-type="float">
            <text:p>-2,659105</text:p>
          </table:table-cell>
        </table:table-row>
        <table:table-row table:style-name="ro1">
          <table:table-cell office:value-type="string" calcext:value-type="string">
            <text:p>monkeyc6r1s2619</text:p>
          </table:table-cell>
          <table:table-cell office:value-type="float" office:value="6.570029" calcext:value-type="float">
            <text:p>6,570029</text:p>
          </table:table-cell>
          <table:table-cell office:value-type="float" office:value="-2.625277" calcext:value-type="float">
            <text:p>-2,625277</text:p>
          </table:table-cell>
        </table:table-row>
        <table:table-row table:style-name="ro1">
          <table:table-cell office:value-type="string" calcext:value-type="string">
            <text:p>monkeyc6r1s2621</text:p>
          </table:table-cell>
          <table:table-cell office:value-type="float" office:value="15.415861" calcext:value-type="float">
            <text:p>15,415861</text:p>
          </table:table-cell>
          <table:table-cell office:value-type="float" office:value="-0.5986" calcext:value-type="float">
            <text:p>-0,5986</text:p>
          </table:table-cell>
        </table:table-row>
        <table:table-row table:style-name="ro1">
          <table:table-cell office:value-type="string" calcext:value-type="string">
            <text:p>monkeyc6r1s2623</text:p>
          </table:table-cell>
          <table:table-cell office:value-type="float" office:value="3.405492" calcext:value-type="float">
            <text:p>3,405492</text:p>
          </table:table-cell>
          <table:table-cell office:value-type="float" office:value="-1.83514" calcext:value-type="float">
            <text:p>-1,83514</text:p>
          </table:table-cell>
        </table:table-row>
        <table:table-row table:style-name="ro1">
          <table:table-cell office:value-type="string" calcext:value-type="string">
            <text:p>monkeyc6r1s2627</text:p>
          </table:table-cell>
          <table:table-cell office:value-type="float" office:value="8.532615" calcext:value-type="float">
            <text:p>8,532615</text:p>
          </table:table-cell>
          <table:table-cell office:value-type="float" office:value="-3.134738" calcext:value-type="float">
            <text:p>-3,134738</text:p>
          </table:table-cell>
        </table:table-row>
        <table:table-row table:style-name="ro1">
          <table:table-cell office:value-type="string" calcext:value-type="string">
            <text:p>monkeyc6r1s2633</text:p>
          </table:table-cell>
          <table:table-cell office:value-type="float" office:value="4.555155" calcext:value-type="float">
            <text:p>4,555155</text:p>
          </table:table-cell>
          <table:table-cell office:value-type="float" office:value="-1.990911" calcext:value-type="float">
            <text:p>-1,990911</text:p>
          </table:table-cell>
        </table:table-row>
        <table:table-row table:style-name="ro1">
          <table:table-cell office:value-type="string" calcext:value-type="string">
            <text:p>monkeyc6r1s2641</text:p>
          </table:table-cell>
          <table:table-cell office:value-type="float" office:value="11.047095" calcext:value-type="float">
            <text:p>11,047095</text:p>
          </table:table-cell>
          <table:table-cell office:value-type="float" office:value="-2.983018" calcext:value-type="float">
            <text:p>-2,983018</text:p>
          </table:table-cell>
        </table:table-row>
        <table:table-row table:style-name="ro1">
          <table:table-cell office:value-type="string" calcext:value-type="string">
            <text:p>monkeyc6r1s2643</text:p>
          </table:table-cell>
          <table:table-cell office:value-type="float" office:value="5.545465" calcext:value-type="float">
            <text:p>5,545465</text:p>
          </table:table-cell>
          <table:table-cell office:value-type="float" office:value="-2.460757" calcext:value-type="float">
            <text:p>-2,460757</text:p>
          </table:table-cell>
        </table:table-row>
        <table:table-row table:style-name="ro1">
          <table:table-cell office:value-type="string" calcext:value-type="string">
            <text:p>monkeyc6r1s2644</text:p>
          </table:table-cell>
          <table:table-cell office:value-type="float" office:value="14.526962" calcext:value-type="float">
            <text:p>14,526962</text:p>
          </table:table-cell>
          <table:table-cell office:value-type="float" office:value="-1.32009" calcext:value-type="float">
            <text:p>-1,32009</text:p>
          </table:table-cell>
        </table:table-row>
        <table:table-row table:style-name="ro1">
          <table:table-cell office:value-type="string" calcext:value-type="string">
            <text:p>monkeyc6r1s2645</text:p>
          </table:table-cell>
          <table:table-cell office:value-type="float" office:value="7.601567" calcext:value-type="float">
            <text:p>7,601567</text:p>
          </table:table-cell>
          <table:table-cell office:value-type="float" office:value="-3.09012" calcext:value-type="float">
            <text:p>-3,09012</text:p>
          </table:table-cell>
        </table:table-row>
        <table:table-row table:style-name="ro1">
          <table:table-cell office:value-type="string" calcext:value-type="string">
            <text:p>monkeyc6r1s2655</text:p>
          </table:table-cell>
          <table:table-cell office:value-type="float" office:value="3.619782" calcext:value-type="float">
            <text:p>3,619782</text:p>
          </table:table-cell>
          <table:table-cell office:value-type="float" office:value="-1.532252" calcext:value-type="float">
            <text:p>-1,532252</text:p>
          </table:table-cell>
        </table:table-row>
        <table:table-row table:style-name="ro1">
          <table:table-cell office:value-type="string" calcext:value-type="string">
            <text:p>monkeyc6r1s2659</text:p>
          </table:table-cell>
          <table:table-cell office:value-type="float" office:value="14.994776" calcext:value-type="float">
            <text:p>14,994776</text:p>
          </table:table-cell>
          <table:table-cell office:value-type="float" office:value="-1.166931" calcext:value-type="float">
            <text:p>-1,166931</text:p>
          </table:table-cell>
        </table:table-row>
        <table:table-row table:style-name="ro1">
          <table:table-cell office:value-type="string" calcext:value-type="string">
            <text:p>monkeyc6r1s2661</text:p>
          </table:table-cell>
          <table:table-cell office:value-type="float" office:value="3.183441" calcext:value-type="float">
            <text:p>3,183441</text:p>
          </table:table-cell>
          <table:table-cell office:value-type="float" office:value="-1.29162" calcext:value-type="float">
            <text:p>-1,29162</text:p>
          </table:table-cell>
        </table:table-row>
        <table:table-row table:style-name="ro1">
          <table:table-cell office:value-type="string" calcext:value-type="string">
            <text:p>monkeyc6r1s2673</text:p>
          </table:table-cell>
          <table:table-cell office:value-type="float" office:value="9.015413" calcext:value-type="float">
            <text:p>9,015413</text:p>
          </table:table-cell>
          <table:table-cell office:value-type="float" office:value="-2.953507" calcext:value-type="float">
            <text:p>-2,953507</text:p>
          </table:table-cell>
        </table:table-row>
        <table:table-row table:style-name="ro1">
          <table:table-cell office:value-type="string" calcext:value-type="string">
            <text:p>monkeyc6r1s2683</text:p>
          </table:table-cell>
          <table:table-cell office:value-type="float" office:value="8.561656" calcext:value-type="float">
            <text:p>8,561656</text:p>
          </table:table-cell>
          <table:table-cell office:value-type="float" office:value="-2.822058" calcext:value-type="float">
            <text:p>-2,822058</text:p>
          </table:table-cell>
        </table:table-row>
        <table:table-row table:style-name="ro1">
          <table:table-cell office:value-type="string" calcext:value-type="string">
            <text:p>monkeyc6r1s2689</text:p>
          </table:table-cell>
          <table:table-cell office:value-type="float" office:value="14.726582" calcext:value-type="float">
            <text:p>14,726582</text:p>
          </table:table-cell>
          <table:table-cell office:value-type="float" office:value="-1.432345" calcext:value-type="float">
            <text:p>-1,432345</text:p>
          </table:table-cell>
        </table:table-row>
        <table:table-row table:style-name="ro1">
          <table:table-cell office:value-type="string" calcext:value-type="string">
            <text:p>monkeyc6r1s2708</text:p>
          </table:table-cell>
          <table:table-cell office:value-type="float" office:value="4.398591" calcext:value-type="float">
            <text:p>4,398591</text:p>
          </table:table-cell>
          <table:table-cell office:value-type="float" office:value="-2.179589" calcext:value-type="float">
            <text:p>-2,179589</text:p>
          </table:table-cell>
        </table:table-row>
        <table:table-row table:style-name="ro1">
          <table:table-cell office:value-type="string" calcext:value-type="string">
            <text:p>monkeyc6r1s2715</text:p>
          </table:table-cell>
          <table:table-cell office:value-type="float" office:value="7.965519" calcext:value-type="float">
            <text:p>7,965519</text:p>
          </table:table-cell>
          <table:table-cell office:value-type="float" office:value="-2.795076" calcext:value-type="float">
            <text:p>-2,795076</text:p>
          </table:table-cell>
        </table:table-row>
        <table:table-row table:style-name="ro1">
          <table:table-cell office:value-type="string" calcext:value-type="string">
            <text:p>monkeyc6r1s2717</text:p>
          </table:table-cell>
          <table:table-cell office:value-type="float" office:value="3.779441" calcext:value-type="float">
            <text:p>3,779441</text:p>
          </table:table-cell>
          <table:table-cell office:value-type="float" office:value="-1.860329" calcext:value-type="float">
            <text:p>-1,860329</text:p>
          </table:table-cell>
        </table:table-row>
        <table:table-row table:style-name="ro1">
          <table:table-cell office:value-type="string" calcext:value-type="string">
            <text:p>monkeyc6r1s2721</text:p>
          </table:table-cell>
          <table:table-cell office:value-type="float" office:value="2.502035" calcext:value-type="float">
            <text:p>2,502035</text:p>
          </table:table-cell>
          <table:table-cell office:value-type="float" office:value="-1.19172" calcext:value-type="float">
            <text:p>-1,19172</text:p>
          </table:table-cell>
        </table:table-row>
        <table:table-row table:style-name="ro1">
          <table:table-cell office:value-type="string" calcext:value-type="string">
            <text:p>monkeyc6r1s2725</text:p>
          </table:table-cell>
          <table:table-cell office:value-type="float" office:value="7.784882" calcext:value-type="float">
            <text:p>7,784882</text:p>
          </table:table-cell>
          <table:table-cell office:value-type="float" office:value="-2.728362" calcext:value-type="float">
            <text:p>-2,728362</text:p>
          </table:table-cell>
        </table:table-row>
        <table:table-row table:style-name="ro1">
          <table:table-cell office:value-type="string" calcext:value-type="string">
            <text:p>monkeyc6r1s2726</text:p>
          </table:table-cell>
          <table:table-cell office:value-type="float" office:value="12.348508" calcext:value-type="float">
            <text:p>12,348508</text:p>
          </table:table-cell>
          <table:table-cell office:value-type="float" office:value="-2.552497" calcext:value-type="float">
            <text:p>-2,552497</text:p>
          </table:table-cell>
        </table:table-row>
        <table:table-row table:style-name="ro1">
          <table:table-cell office:value-type="string" calcext:value-type="string">
            <text:p>monkeyc6r1s2727</text:p>
          </table:table-cell>
          <table:table-cell office:value-type="float" office:value="10.001576" calcext:value-type="float">
            <text:p>10,001576</text:p>
          </table:table-cell>
          <table:table-cell office:value-type="float" office:value="-3.172284" calcext:value-type="float">
            <text:p>-3,172284</text:p>
          </table:table-cell>
        </table:table-row>
        <table:table-row table:style-name="ro1">
          <table:table-cell office:value-type="string" calcext:value-type="string">
            <text:p>monkeyc6r1s2731</text:p>
          </table:table-cell>
          <table:table-cell office:value-type="float" office:value="7.150428" calcext:value-type="float">
            <text:p>7,150428</text:p>
          </table:table-cell>
          <table:table-cell office:value-type="float" office:value="-2.936463" calcext:value-type="float">
            <text:p>-2,936463</text:p>
          </table:table-cell>
        </table:table-row>
        <table:table-row table:style-name="ro1">
          <table:table-cell office:value-type="string" calcext:value-type="string">
            <text:p>monkeyc6r1s2733</text:p>
          </table:table-cell>
          <table:table-cell office:value-type="float" office:value="10.73076" calcext:value-type="float">
            <text:p>10,73076</text:p>
          </table:table-cell>
          <table:table-cell office:value-type="float" office:value="-2.897985" calcext:value-type="float">
            <text:p>-2,897985</text:p>
          </table:table-cell>
        </table:table-row>
        <table:table-row table:style-name="ro1">
          <table:table-cell office:value-type="string" calcext:value-type="string">
            <text:p>monkeyc6r1s2739</text:p>
          </table:table-cell>
          <table:table-cell office:value-type="float" office:value="11.168593" calcext:value-type="float">
            <text:p>11,168593</text:p>
          </table:table-cell>
          <table:table-cell office:value-type="float" office:value="-2.887751" calcext:value-type="float">
            <text:p>-2,887751</text:p>
          </table:table-cell>
        </table:table-row>
        <table:table-row table:style-name="ro1">
          <table:table-cell office:value-type="string" calcext:value-type="string">
            <text:p>monkeyc6r1s2743</text:p>
          </table:table-cell>
          <table:table-cell office:value-type="float" office:value="9.378664" calcext:value-type="float">
            <text:p>9,378664</text:p>
          </table:table-cell>
          <table:table-cell office:value-type="float" office:value="-2.804986" calcext:value-type="float">
            <text:p>-2,804986</text:p>
          </table:table-cell>
        </table:table-row>
        <table:table-row table:style-name="ro1">
          <table:table-cell office:value-type="string" calcext:value-type="string">
            <text:p>monkeyc6r1s2745</text:p>
          </table:table-cell>
          <table:table-cell office:value-type="float" office:value="2.905665" calcext:value-type="float">
            <text:p>2,905665</text:p>
          </table:table-cell>
          <table:table-cell office:value-type="float" office:value="-1.437509" calcext:value-type="float">
            <text:p>-1,437509</text:p>
          </table:table-cell>
        </table:table-row>
        <table:table-row table:style-name="ro1">
          <table:table-cell office:value-type="string" calcext:value-type="string">
            <text:p>monkeyc6r1s2750</text:p>
          </table:table-cell>
          <table:table-cell office:value-type="float" office:value="15.31645" calcext:value-type="float">
            <text:p>15,31645</text:p>
          </table:table-cell>
          <table:table-cell office:value-type="float" office:value="-0.816989" calcext:value-type="float">
            <text:p>-0,816989</text:p>
          </table:table-cell>
        </table:table-row>
        <table:table-row table:style-name="ro1">
          <table:table-cell office:value-type="string" calcext:value-type="string">
            <text:p>monkeyc6r1s2753</text:p>
          </table:table-cell>
          <table:table-cell office:value-type="float" office:value="13.087864" calcext:value-type="float">
            <text:p>13,087864</text:p>
          </table:table-cell>
          <table:table-cell office:value-type="float" office:value="-2.059768" calcext:value-type="float">
            <text:p>-2,059768</text:p>
          </table:table-cell>
        </table:table-row>
        <table:table-row table:style-name="ro1">
          <table:table-cell office:value-type="string" calcext:value-type="string">
            <text:p>monkeyc6r1s2759</text:p>
          </table:table-cell>
          <table:table-cell office:value-type="float" office:value="14.216585" calcext:value-type="float">
            <text:p>14,216585</text:p>
          </table:table-cell>
          <table:table-cell office:value-type="float" office:value="-1.497155" calcext:value-type="float">
            <text:p>-1,497155</text:p>
          </table:table-cell>
        </table:table-row>
        <table:table-row table:style-name="ro1">
          <table:table-cell office:value-type="string" calcext:value-type="string">
            <text:p>monkeyc6r1s2761</text:p>
          </table:table-cell>
          <table:table-cell office:value-type="float" office:value="7.746956" calcext:value-type="float">
            <text:p>7,746956</text:p>
          </table:table-cell>
          <table:table-cell office:value-type="float" office:value="-2.985687" calcext:value-type="float">
            <text:p>-2,985687</text:p>
          </table:table-cell>
        </table:table-row>
        <table:table-row table:style-name="ro1">
          <table:table-cell office:value-type="string" calcext:value-type="string">
            <text:p>monkeyc6r1s2763</text:p>
          </table:table-cell>
          <table:table-cell office:value-type="float" office:value="12.4205" calcext:value-type="float">
            <text:p>12,4205</text:p>
          </table:table-cell>
          <table:table-cell office:value-type="float" office:value="-2.435798" calcext:value-type="float">
            <text:p>-2,435798</text:p>
          </table:table-cell>
        </table:table-row>
        <table:table-row table:style-name="ro1">
          <table:table-cell office:value-type="string" calcext:value-type="string">
            <text:p>monkeyc6r1s2764</text:p>
          </table:table-cell>
          <table:table-cell office:value-type="float" office:value="14.583544" calcext:value-type="float">
            <text:p>14,583544</text:p>
          </table:table-cell>
          <table:table-cell office:value-type="float" office:value="-1.396342" calcext:value-type="float">
            <text:p>-1,396342</text:p>
          </table:table-cell>
        </table:table-row>
        <table:table-row table:style-name="ro1">
          <table:table-cell office:value-type="string" calcext:value-type="string">
            <text:p>monkeyc6r1s2765</text:p>
          </table:table-cell>
          <table:table-cell office:value-type="float" office:value="2.498558" calcext:value-type="float">
            <text:p>2,498558</text:p>
          </table:table-cell>
          <table:table-cell office:value-type="float" office:value="-0.905506" calcext:value-type="float">
            <text:p>-0,905506</text:p>
          </table:table-cell>
        </table:table-row>
        <table:table-row table:style-name="ro1">
          <table:table-cell office:value-type="string" calcext:value-type="string">
            <text:p>monkeyc6r1s2805</text:p>
          </table:table-cell>
          <table:table-cell office:value-type="float" office:value="3.914443" calcext:value-type="float">
            <text:p>3,914443</text:p>
          </table:table-cell>
          <table:table-cell office:value-type="float" office:value="-1.817051" calcext:value-type="float">
            <text:p>-1,817051</text:p>
          </table:table-cell>
        </table:table-row>
        <table:table-row table:style-name="ro1">
          <table:table-cell office:value-type="string" calcext:value-type="string">
            <text:p>monkeyc6r1s2811</text:p>
          </table:table-cell>
          <table:table-cell office:value-type="float" office:value="6.289406" calcext:value-type="float">
            <text:p>6,289406</text:p>
          </table:table-cell>
          <table:table-cell office:value-type="float" office:value="-2.547088" calcext:value-type="float">
            <text:p>-2,547088</text:p>
          </table:table-cell>
        </table:table-row>
        <table:table-row table:style-name="ro1">
          <table:table-cell office:value-type="string" calcext:value-type="string">
            <text:p>monkeyc6r1s2813</text:p>
          </table:table-cell>
          <table:table-cell office:value-type="float" office:value="2.88477" calcext:value-type="float">
            <text:p>2,88477</text:p>
          </table:table-cell>
          <table:table-cell office:value-type="float" office:value="-1.268808" calcext:value-type="float">
            <text:p>-1,268808</text:p>
          </table:table-cell>
        </table:table-row>
        <table:table-row table:style-name="ro1">
          <table:table-cell office:value-type="string" calcext:value-type="string">
            <text:p>monkeyc6r1s2815</text:p>
          </table:table-cell>
          <table:table-cell office:value-type="float" office:value="10.033559" calcext:value-type="float">
            <text:p>10,033559</text:p>
          </table:table-cell>
          <table:table-cell office:value-type="float" office:value="-3.142343" calcext:value-type="float">
            <text:p>-3,142343</text:p>
          </table:table-cell>
        </table:table-row>
        <table:table-row table:style-name="ro1">
          <table:table-cell office:value-type="string" calcext:value-type="string">
            <text:p>monkeyc6r1s2817</text:p>
          </table:table-cell>
          <table:table-cell office:value-type="float" office:value="3.889665" calcext:value-type="float">
            <text:p>3,889665</text:p>
          </table:table-cell>
          <table:table-cell office:value-type="float" office:value="-2.056723" calcext:value-type="float">
            <text:p>-2,056723</text:p>
          </table:table-cell>
        </table:table-row>
        <table:table-row table:style-name="ro1">
          <table:table-cell office:value-type="string" calcext:value-type="string">
            <text:p>monkeyc6r1s2819</text:p>
          </table:table-cell>
          <table:table-cell office:value-type="float" office:value="8.442022" calcext:value-type="float">
            <text:p>8,442022</text:p>
          </table:table-cell>
          <table:table-cell office:value-type="float" office:value="-3.131042" calcext:value-type="float">
            <text:p>-3,131042</text:p>
          </table:table-cell>
        </table:table-row>
        <table:table-row table:style-name="ro1">
          <table:table-cell office:value-type="string" calcext:value-type="string">
            <text:p>monkeyc6r1s2829</text:p>
          </table:table-cell>
          <table:table-cell office:value-type="float" office:value="12.461895" calcext:value-type="float">
            <text:p>12,461895</text:p>
          </table:table-cell>
          <table:table-cell office:value-type="float" office:value="-2.213956" calcext:value-type="float">
            <text:p>-2,213956</text:p>
          </table:table-cell>
        </table:table-row>
        <table:table-row table:style-name="ro1">
          <table:table-cell office:value-type="string" calcext:value-type="string">
            <text:p>monkeyc6r1s2833</text:p>
          </table:table-cell>
          <table:table-cell office:value-type="float" office:value="6.52216" calcext:value-type="float">
            <text:p>6,52216</text:p>
          </table:table-cell>
          <table:table-cell office:value-type="float" office:value="-2.873161" calcext:value-type="float">
            <text:p>-2,873161</text:p>
          </table:table-cell>
        </table:table-row>
        <table:table-row table:style-name="ro1">
          <table:table-cell office:value-type="string" calcext:value-type="string">
            <text:p>monkeyc6r1s2837</text:p>
          </table:table-cell>
          <table:table-cell office:value-type="float" office:value="10.893432" calcext:value-type="float">
            <text:p>10,893432</text:p>
          </table:table-cell>
          <table:table-cell office:value-type="float" office:value="-2.599105" calcext:value-type="float">
            <text:p>-2,599105</text:p>
          </table:table-cell>
        </table:table-row>
        <table:table-row table:style-name="ro1">
          <table:table-cell office:value-type="string" calcext:value-type="string">
            <text:p>monkeyc6r1s2845</text:p>
          </table:table-cell>
          <table:table-cell office:value-type="float" office:value="9.810537" calcext:value-type="float">
            <text:p>9,810537</text:p>
          </table:table-cell>
          <table:table-cell office:value-type="float" office:value="-3.116287" calcext:value-type="float">
            <text:p>-3,116287</text:p>
          </table:table-cell>
        </table:table-row>
        <table:table-row table:style-name="ro1">
          <table:table-cell office:value-type="string" calcext:value-type="string">
            <text:p>monkeyc6r1s2847</text:p>
          </table:table-cell>
          <table:table-cell office:value-type="float" office:value="6.724987" calcext:value-type="float">
            <text:p>6,724987</text:p>
          </table:table-cell>
          <table:table-cell office:value-type="float" office:value="-2.930355" calcext:value-type="float">
            <text:p>-2,930355</text:p>
          </table:table-cell>
        </table:table-row>
        <table:table-row table:style-name="ro1">
          <table:table-cell office:value-type="string" calcext:value-type="string">
            <text:p>monkeyc6r1s2859</text:p>
          </table:table-cell>
          <table:table-cell office:value-type="float" office:value="14.939943" calcext:value-type="float">
            <text:p>14,939943</text:p>
          </table:table-cell>
          <table:table-cell office:value-type="float" office:value="-1.323348" calcext:value-type="float">
            <text:p>-1,323348</text:p>
          </table:table-cell>
        </table:table-row>
        <table:table-row table:style-name="ro1">
          <table:table-cell office:value-type="string" calcext:value-type="string">
            <text:p>monkeyc6r1s2871</text:p>
          </table:table-cell>
          <table:table-cell office:value-type="float" office:value="3.464761" calcext:value-type="float">
            <text:p>3,464761</text:p>
          </table:table-cell>
          <table:table-cell office:value-type="float" office:value="-1.702687" calcext:value-type="float">
            <text:p>-1,702687</text:p>
          </table:table-cell>
        </table:table-row>
        <table:table-row table:style-name="ro1">
          <table:table-cell office:value-type="string" calcext:value-type="string">
            <text:p>monkeyc6r1s2875</text:p>
          </table:table-cell>
          <table:table-cell office:value-type="float" office:value="14.398905" calcext:value-type="float">
            <text:p>14,398905</text:p>
          </table:table-cell>
          <table:table-cell office:value-type="float" office:value="-1.148046" calcext:value-type="float">
            <text:p>-1,148046</text:p>
          </table:table-cell>
        </table:table-row>
        <table:table-row table:style-name="ro1">
          <table:table-cell office:value-type="string" calcext:value-type="string">
            <text:p>monkeyc6r1s2881</text:p>
          </table:table-cell>
          <table:table-cell office:value-type="float" office:value="12.981833" calcext:value-type="float">
            <text:p>12,981833</text:p>
          </table:table-cell>
          <table:table-cell office:value-type="float" office:value="-2.184624" calcext:value-type="float">
            <text:p>-2,184624</text:p>
          </table:table-cell>
        </table:table-row>
        <table:table-row table:style-name="ro1">
          <table:table-cell office:value-type="string" calcext:value-type="string">
            <text:p>monkeyc6r1s2889</text:p>
          </table:table-cell>
          <table:table-cell office:value-type="float" office:value="9.417886" calcext:value-type="float">
            <text:p>9,417886</text:p>
          </table:table-cell>
          <table:table-cell office:value-type="float" office:value="-2.971796" calcext:value-type="float">
            <text:p>-2,971796</text:p>
          </table:table-cell>
        </table:table-row>
        <table:table-row table:style-name="ro1">
          <table:table-cell office:value-type="string" calcext:value-type="string">
            <text:p>monkeyc6r1s2893</text:p>
          </table:table-cell>
          <table:table-cell office:value-type="float" office:value="15.902382" calcext:value-type="float">
            <text:p>15,902382</text:p>
          </table:table-cell>
          <table:table-cell office:value-type="float" office:value="-0.226401" calcext:value-type="float">
            <text:p>-0,226401</text:p>
          </table:table-cell>
        </table:table-row>
        <table:table-row table:style-name="ro1">
          <table:table-cell office:value-type="string" calcext:value-type="string">
            <text:p>monkeyc6r1s2895</text:p>
          </table:table-cell>
          <table:table-cell office:value-type="float" office:value="7.956385" calcext:value-type="float">
            <text:p>7,956385</text:p>
          </table:table-cell>
          <table:table-cell office:value-type="float" office:value="-2.90184" calcext:value-type="float">
            <text:p>-2,90184</text:p>
          </table:table-cell>
        </table:table-row>
        <table:table-row table:style-name="ro1">
          <table:table-cell office:value-type="string" calcext:value-type="string">
            <text:p>monkeyc6r1s2897</text:p>
          </table:table-cell>
          <table:table-cell office:value-type="float" office:value="6.780886" calcext:value-type="float">
            <text:p>6,780886</text:p>
          </table:table-cell>
          <table:table-cell office:value-type="float" office:value="-2.680877" calcext:value-type="float">
            <text:p>-2,680877</text:p>
          </table:table-cell>
        </table:table-row>
        <table:table-row table:style-name="ro1">
          <table:table-cell office:value-type="string" calcext:value-type="string">
            <text:p>monkeyc6r1s2903</text:p>
          </table:table-cell>
          <table:table-cell office:value-type="float" office:value="15.772612" calcext:value-type="float">
            <text:p>15,772612</text:p>
          </table:table-cell>
          <table:table-cell office:value-type="float" office:value="-0.173604" calcext:value-type="float">
            <text:p>-0,173604</text:p>
          </table:table-cell>
        </table:table-row>
        <table:table-row table:style-name="ro1">
          <table:table-cell office:value-type="string" calcext:value-type="string">
            <text:p>monkeyc6r1s2907</text:p>
          </table:table-cell>
          <table:table-cell office:value-type="float" office:value="5.957396" calcext:value-type="float">
            <text:p>5,957396</text:p>
          </table:table-cell>
          <table:table-cell office:value-type="float" office:value="-2.66756" calcext:value-type="float">
            <text:p>-2,66756</text:p>
          </table:table-cell>
        </table:table-row>
        <table:table-row table:style-name="ro1">
          <table:table-cell office:value-type="string" calcext:value-type="string">
            <text:p>monkeyc6r1s2925</text:p>
          </table:table-cell>
          <table:table-cell office:value-type="float" office:value="8.030284" calcext:value-type="float">
            <text:p>8,030284</text:p>
          </table:table-cell>
          <table:table-cell office:value-type="float" office:value="-2.758678" calcext:value-type="float">
            <text:p>-2,758678</text:p>
          </table:table-cell>
        </table:table-row>
        <table:table-row table:style-name="ro1">
          <table:table-cell office:value-type="string" calcext:value-type="string">
            <text:p>monkeyc6r1s2955</text:p>
          </table:table-cell>
          <table:table-cell office:value-type="float" office:value="7.773381" calcext:value-type="float">
            <text:p>7,773381</text:p>
          </table:table-cell>
          <table:table-cell office:value-type="float" office:value="-3.169834" calcext:value-type="float">
            <text:p>-3,169834</text:p>
          </table:table-cell>
        </table:table-row>
        <table:table-row table:style-name="ro1">
          <table:table-cell office:value-type="string" calcext:value-type="string">
            <text:p>monkeyc6r1s2957</text:p>
          </table:table-cell>
          <table:table-cell office:value-type="float" office:value="7.313045" calcext:value-type="float">
            <text:p>7,313045</text:p>
          </table:table-cell>
          <table:table-cell office:value-type="float" office:value="-3.078818" calcext:value-type="float">
            <text:p>-3,078818</text:p>
          </table:table-cell>
        </table:table-row>
        <table:table-row table:style-name="ro1">
          <table:table-cell office:value-type="string" calcext:value-type="string">
            <text:p>monkeyc6r1s2961</text:p>
          </table:table-cell>
          <table:table-cell office:value-type="float" office:value="13.954544" calcext:value-type="float">
            <text:p>13,954544</text:p>
          </table:table-cell>
          <table:table-cell office:value-type="float" office:value="-1.602427" calcext:value-type="float">
            <text:p>-1,602427</text:p>
          </table:table-cell>
        </table:table-row>
        <table:table-row table:style-name="ro1">
          <table:table-cell office:value-type="string" calcext:value-type="string">
            <text:p>monkeyc6r1s2963</text:p>
          </table:table-cell>
          <table:table-cell office:value-type="float" office:value="8.95921" calcext:value-type="float">
            <text:p>8,95921</text:p>
          </table:table-cell>
          <table:table-cell office:value-type="float" office:value="-2.768002" calcext:value-type="float">
            <text:p>-2,768002</text:p>
          </table:table-cell>
        </table:table-row>
        <table:table-row table:style-name="ro1">
          <table:table-cell office:value-type="string" calcext:value-type="string">
            <text:p>monkeyc6r1s2965</text:p>
          </table:table-cell>
          <table:table-cell office:value-type="float" office:value="15.392334" calcext:value-type="float">
            <text:p>15,392334</text:p>
          </table:table-cell>
          <table:table-cell office:value-type="float" office:value="-0.51876" calcext:value-type="float">
            <text:p>-0,51876</text:p>
          </table:table-cell>
        </table:table-row>
        <table:table-row table:style-name="ro1">
          <table:table-cell office:value-type="string" calcext:value-type="string">
            <text:p>monkeyc6r1s2967</text:p>
          </table:table-cell>
          <table:table-cell office:value-type="float" office:value="4.692725" calcext:value-type="float">
            <text:p>4,692725</text:p>
          </table:table-cell>
          <table:table-cell office:value-type="float" office:value="-2.41767" calcext:value-type="float">
            <text:p>-2,41767</text:p>
          </table:table-cell>
        </table:table-row>
        <table:table-row table:style-name="ro1">
          <table:table-cell office:value-type="string" calcext:value-type="string">
            <text:p>monkeyc6r1s2973</text:p>
          </table:table-cell>
          <table:table-cell office:value-type="float" office:value="14.752693" calcext:value-type="float">
            <text:p>14,752693</text:p>
          </table:table-cell>
          <table:table-cell office:value-type="float" office:value="-1.475469" calcext:value-type="float">
            <text:p>-1,475469</text:p>
          </table:table-cell>
        </table:table-row>
        <table:table-row table:style-name="ro1">
          <table:table-cell office:value-type="string" calcext:value-type="string">
            <text:p>monkeyc6r1s2975</text:p>
          </table:table-cell>
          <table:table-cell office:value-type="float" office:value="4.081867" calcext:value-type="float">
            <text:p>4,081867</text:p>
          </table:table-cell>
          <table:table-cell office:value-type="float" office:value="-1.936807" calcext:value-type="float">
            <text:p>-1,936807</text:p>
          </table:table-cell>
        </table:table-row>
        <table:table-row table:style-name="ro1">
          <table:table-cell office:value-type="string" calcext:value-type="string">
            <text:p>monkeyc6r1s2977</text:p>
          </table:table-cell>
          <table:table-cell office:value-type="float" office:value="10.124928" calcext:value-type="float">
            <text:p>10,124928</text:p>
          </table:table-cell>
          <table:table-cell office:value-type="float" office:value="-2.900919" calcext:value-type="float">
            <text:p>-2,900919</text:p>
          </table:table-cell>
        </table:table-row>
        <table:table-row table:style-name="ro1">
          <table:table-cell office:value-type="string" calcext:value-type="string">
            <text:p>monkeyc6r1s2979</text:p>
          </table:table-cell>
          <table:table-cell office:value-type="float" office:value="3.444249" calcext:value-type="float">
            <text:p>3,444249</text:p>
          </table:table-cell>
          <table:table-cell office:value-type="float" office:value="-1.451039" calcext:value-type="float">
            <text:p>-1,451039</text:p>
          </table:table-cell>
        </table:table-row>
        <table:table-row table:style-name="ro1">
          <table:table-cell office:value-type="string" calcext:value-type="string">
            <text:p>monkeyc6r1s2981</text:p>
          </table:table-cell>
          <table:table-cell office:value-type="float" office:value="4.030257" calcext:value-type="float">
            <text:p>4,030257</text:p>
          </table:table-cell>
          <table:table-cell office:value-type="float" office:value="-1.803651" calcext:value-type="float">
            <text:p>-1,803651</text:p>
          </table:table-cell>
        </table:table-row>
        <table:table-row table:style-name="ro1">
          <table:table-cell office:value-type="string" calcext:value-type="string">
            <text:p>monkeyc6r1s2982</text:p>
          </table:table-cell>
          <table:table-cell office:value-type="float" office:value="2.636729" calcext:value-type="float">
            <text:p>2,636729</text:p>
          </table:table-cell>
          <table:table-cell office:value-type="float" office:value="-1.106536" calcext:value-type="float">
            <text:p>-1,106536</text:p>
          </table:table-cell>
        </table:table-row>
        <table:table-row table:style-name="ro1">
          <table:table-cell office:value-type="string" calcext:value-type="string">
            <text:p>monkeyc6r1s2983</text:p>
          </table:table-cell>
          <table:table-cell office:value-type="float" office:value="10.219504" calcext:value-type="float">
            <text:p>10,219504</text:p>
          </table:table-cell>
          <table:table-cell office:value-type="float" office:value="-3.138954" calcext:value-type="float">
            <text:p>-3,138954</text:p>
          </table:table-cell>
        </table:table-row>
        <table:table-row table:style-name="ro1">
          <table:table-cell office:value-type="string" calcext:value-type="string">
            <text:p>monkeyc6r1s2987</text:p>
          </table:table-cell>
          <table:table-cell office:value-type="float" office:value="5.932011" calcext:value-type="float">
            <text:p>5,932011</text:p>
          </table:table-cell>
          <table:table-cell office:value-type="float" office:value="-2.528632" calcext:value-type="float">
            <text:p>-2,528632</text:p>
          </table:table-cell>
        </table:table-row>
        <table:table-row table:style-name="ro1">
          <table:table-cell office:value-type="string" calcext:value-type="string">
            <text:p>monkeyc6r1s2988</text:p>
          </table:table-cell>
          <table:table-cell office:value-type="float" office:value="10.720875" calcext:value-type="float">
            <text:p>10,720875</text:p>
          </table:table-cell>
          <table:table-cell office:value-type="float" office:value="-2.994568" calcext:value-type="float">
            <text:p>-2,994568</text:p>
          </table:table-cell>
        </table:table-row>
        <table:table-row table:style-name="ro1">
          <table:table-cell office:value-type="string" calcext:value-type="string">
            <text:p>monkeyc6r1s2993</text:p>
          </table:table-cell>
          <table:table-cell office:value-type="float" office:value="14.67696" calcext:value-type="float">
            <text:p>14,67696</text:p>
          </table:table-cell>
          <table:table-cell office:value-type="float" office:value="-1.449539" calcext:value-type="float">
            <text:p>-1,449539</text:p>
          </table:table-cell>
        </table:table-row>
        <table:table-row table:style-name="ro1">
          <table:table-cell office:value-type="string" calcext:value-type="string">
            <text:p>monkeyc6r1s2995</text:p>
          </table:table-cell>
          <table:table-cell office:value-type="float" office:value="6.018342" calcext:value-type="float">
            <text:p>6,018342</text:p>
          </table:table-cell>
          <table:table-cell office:value-type="float" office:value="-2.46883" calcext:value-type="float">
            <text:p>-2,46883</text:p>
          </table:table-cell>
        </table:table-row>
        <table:table-row table:style-name="ro1">
          <table:table-cell office:value-type="string" calcext:value-type="string">
            <text:p>monkeyc6r1s2999</text:p>
          </table:table-cell>
          <table:table-cell office:value-type="float" office:value="9.097091" calcext:value-type="float">
            <text:p>9,097091</text:p>
          </table:table-cell>
          <table:table-cell office:value-type="float" office:value="-2.878715" calcext:value-type="float">
            <text:p>-2,8787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  <table:table-row table:style-name="ro1">
          <table:table-cell office:value-type="string" calcext:value-type="string">
            <text:p>monkey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monkey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monkey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monkey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monkey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monkey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monkey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monkey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monkey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monkey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monkey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monkey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monkey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monkey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monkey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monkey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monkey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monkey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monkey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monkey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monkey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monkey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monkey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monkey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monkey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monkey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monkey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monkey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monkey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monkey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monkey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monkey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monkey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monkey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monkey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monkey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monkey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monkey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monkey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monkey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monkey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monkey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monkey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monkey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monkey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monkey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monkey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monkey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monkey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monkey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monkey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monkey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monkey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monkey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monkey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monkey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monkey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monkey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monkey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monkey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monkey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monkey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monkey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monkey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monkey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monkey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monkey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monkey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monkey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monkey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monkey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monkey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monkey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monkey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monkey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monkey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monkey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monkey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monkey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monkey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monkey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monkey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monkey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monkey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monkey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monkey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monkey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monkey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monkey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monkey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monkey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monkey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monkey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monkey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monkey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monkey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monkey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monkey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monkey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monkey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monkey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monkey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monkey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monkey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monkey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monkey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monkey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monkey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monkey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monkey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monkey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monkey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monkey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monkey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monkey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monkey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monkey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monkey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monkey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monkey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monkey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monkey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monkey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monkey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monkey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monkey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monkey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monkey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monkey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monkey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monkey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monkey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monkey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monkey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monkey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monkey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monkey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monkey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monkey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monkey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monkey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monkey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monkey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monkey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monkey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monkey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monkey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monkey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monkey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monkey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monkey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monkey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monkey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monkey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  <table:table-row table:style-name="ro1">
          <table:table-cell office:value-type="string" calcext:value-type="string">
            <text:p>monkey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monkey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monkey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monkey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monkey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monkey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monkey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monkey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monkey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monkey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monkey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monkey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monkey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monkey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monkey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monkey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monkey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monkey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monkey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monkey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monkey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monkey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monkey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monkey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monkey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monkey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monkey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monkey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monkey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monkey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monkey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monkey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monkey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monkey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monkey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monkey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monkey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monkey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monkey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monkey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monkey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monkey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monkey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monkey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monkey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monkey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monkey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monkey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monkey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monkey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monkey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monkey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monkey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monkey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monkeyc5hr1s2006</text:p>
          </table:table-cell>
          <table:table-cell office:value-type="float" office:value="14.028092" calcext:value-type="float">
            <text:p>14,028092</text:p>
          </table:table-cell>
          <table:table-cell office:value-type="float" office:value="2.368055" calcext:value-type="float">
            <text:p>2,368055</text:p>
          </table:table-cell>
        </table:table-row>
        <table:table-row table:style-name="ro1">
          <table:table-cell office:value-type="string" calcext:value-type="string">
            <text:p>monkeyc5hr1s2018</text:p>
          </table:table-cell>
          <table:table-cell office:value-type="float" office:value="17.724251" calcext:value-type="float">
            <text:p>17,724251</text:p>
          </table:table-cell>
          <table:table-cell office:value-type="float" office:value="7.84472" calcext:value-type="float">
            <text:p>7,84472</text:p>
          </table:table-cell>
        </table:table-row>
        <table:table-row table:style-name="ro1">
          <table:table-cell office:value-type="string" calcext:value-type="string">
            <text:p>monkeyc5hr1s2020</text:p>
          </table:table-cell>
          <table:table-cell office:value-type="float" office:value="16.225979" calcext:value-type="float">
            <text:p>16,225979</text:p>
          </table:table-cell>
          <table:table-cell office:value-type="float" office:value="3.947343" calcext:value-type="float">
            <text:p>3,947343</text:p>
          </table:table-cell>
        </table:table-row>
        <table:table-row table:style-name="ro1">
          <table:table-cell office:value-type="string" calcext:value-type="string">
            <text:p>monkeyc5hr1s2022</text:p>
          </table:table-cell>
          <table:table-cell office:value-type="float" office:value="17.028515" calcext:value-type="float">
            <text:p>17,028515</text:p>
          </table:table-cell>
          <table:table-cell office:value-type="float" office:value="6.344414" calcext:value-type="float">
            <text:p>6,344414</text:p>
          </table:table-cell>
        </table:table-row>
        <table:table-row table:style-name="ro1">
          <table:table-cell office:value-type="string" calcext:value-type="string">
            <text:p>monkeyc5hr1s2023</text:p>
          </table:table-cell>
          <table:table-cell office:value-type="float" office:value="16.547369" calcext:value-type="float">
            <text:p>16,547369</text:p>
          </table:table-cell>
          <table:table-cell office:value-type="float" office:value="5.143048" calcext:value-type="float">
            <text:p>5,143048</text:p>
          </table:table-cell>
        </table:table-row>
        <table:table-row table:style-name="ro1">
          <table:table-cell office:value-type="string" calcext:value-type="string">
            <text:p>monkeyc5hr1s2030</text:p>
          </table:table-cell>
          <table:table-cell office:value-type="float" office:value="16.640436" calcext:value-type="float">
            <text:p>16,640436</text:p>
          </table:table-cell>
          <table:table-cell office:value-type="float" office:value="4.971423" calcext:value-type="float">
            <text:p>4,971423</text:p>
          </table:table-cell>
        </table:table-row>
        <table:table-row table:style-name="ro1">
          <table:table-cell office:value-type="string" calcext:value-type="string">
            <text:p>monkeyc5hr1s2032</text:p>
          </table:table-cell>
          <table:table-cell office:value-type="float" office:value="17.412525" calcext:value-type="float">
            <text:p>17,412525</text:p>
          </table:table-cell>
          <table:table-cell office:value-type="float" office:value="8.974755" calcext:value-type="float">
            <text:p>8,974755</text:p>
          </table:table-cell>
        </table:table-row>
        <table:table-row table:style-name="ro1">
          <table:table-cell office:value-type="string" calcext:value-type="string">
            <text:p>monkeyc5hr1s2033</text:p>
          </table:table-cell>
          <table:table-cell office:value-type="float" office:value="16.422607" calcext:value-type="float">
            <text:p>16,422607</text:p>
          </table:table-cell>
          <table:table-cell office:value-type="float" office:value="4.982603" calcext:value-type="float">
            <text:p>4,982603</text:p>
          </table:table-cell>
        </table:table-row>
        <table:table-row table:style-name="ro1">
          <table:table-cell office:value-type="string" calcext:value-type="string">
            <text:p>monkeyc5hr1s2034</text:p>
          </table:table-cell>
          <table:table-cell office:value-type="float" office:value="16.621214" calcext:value-type="float">
            <text:p>16,621214</text:p>
          </table:table-cell>
          <table:table-cell office:value-type="float" office:value="4.356432" calcext:value-type="float">
            <text:p>4,356432</text:p>
          </table:table-cell>
        </table:table-row>
        <table:table-row table:style-name="ro1">
          <table:table-cell office:value-type="string" calcext:value-type="string">
            <text:p>monkeyc5hr1s2035</text:p>
          </table:table-cell>
          <table:table-cell office:value-type="float" office:value="16.241791" calcext:value-type="float">
            <text:p>16,241791</text:p>
          </table:table-cell>
          <table:table-cell office:value-type="float" office:value="5.555814" calcext:value-type="float">
            <text:p>5,555814</text:p>
          </table:table-cell>
        </table:table-row>
        <table:table-row table:style-name="ro1">
          <table:table-cell office:value-type="string" calcext:value-type="string">
            <text:p>monkeyc5hr1s2037</text:p>
          </table:table-cell>
          <table:table-cell office:value-type="float" office:value="16.384071" calcext:value-type="float">
            <text:p>16,384071</text:p>
          </table:table-cell>
          <table:table-cell office:value-type="float" office:value="5.921421" calcext:value-type="float">
            <text:p>5,921421</text:p>
          </table:table-cell>
        </table:table-row>
        <table:table-row table:style-name="ro1">
          <table:table-cell office:value-type="string" calcext:value-type="string">
            <text:p>monkeyc5hr1s2041</text:p>
          </table:table-cell>
          <table:table-cell office:value-type="float" office:value="16.616755" calcext:value-type="float">
            <text:p>16,616755</text:p>
          </table:table-cell>
          <table:table-cell office:value-type="float" office:value="5.86778" calcext:value-type="float">
            <text:p>5,86778</text:p>
          </table:table-cell>
        </table:table-row>
        <table:table-row table:style-name="ro1">
          <table:table-cell office:value-type="string" calcext:value-type="string">
            <text:p>monkeyc5hr1s2044</text:p>
          </table:table-cell>
          <table:table-cell office:value-type="float" office:value="15.148834" calcext:value-type="float">
            <text:p>15,148834</text:p>
          </table:table-cell>
          <table:table-cell office:value-type="float" office:value="3.696327" calcext:value-type="float">
            <text:p>3,696327</text:p>
          </table:table-cell>
        </table:table-row>
        <table:table-row table:style-name="ro1">
          <table:table-cell office:value-type="string" calcext:value-type="string">
            <text:p>monkeyc5hr1s2045</text:p>
          </table:table-cell>
          <table:table-cell office:value-type="float" office:value="17.246786" calcext:value-type="float">
            <text:p>17,246786</text:p>
          </table:table-cell>
          <table:table-cell office:value-type="float" office:value="8.377608" calcext:value-type="float">
            <text:p>8,377608</text:p>
          </table:table-cell>
        </table:table-row>
        <table:table-row table:style-name="ro1">
          <table:table-cell office:value-type="string" calcext:value-type="string">
            <text:p>monkeyc5hr1s2046</text:p>
          </table:table-cell>
          <table:table-cell office:value-type="float" office:value="16.287956" calcext:value-type="float">
            <text:p>16,287956</text:p>
          </table:table-cell>
          <table:table-cell office:value-type="float" office:value="5.122839" calcext:value-type="float">
            <text:p>5,122839</text:p>
          </table:table-cell>
        </table:table-row>
        <table:table-row table:style-name="ro1">
          <table:table-cell office:value-type="string" calcext:value-type="string">
            <text:p>monkeyc5hr1s2047</text:p>
          </table:table-cell>
          <table:table-cell office:value-type="float" office:value="17.830322" calcext:value-type="float">
            <text:p>17,830322</text:p>
          </table:table-cell>
          <table:table-cell office:value-type="float" office:value="7.44507" calcext:value-type="float">
            <text:p>7,44507</text:p>
          </table:table-cell>
        </table:table-row>
        <table:table-row table:style-name="ro1">
          <table:table-cell office:value-type="string" calcext:value-type="string">
            <text:p>monkeyc5hr1s2049</text:p>
          </table:table-cell>
          <table:table-cell office:value-type="float" office:value="17.765898" calcext:value-type="float">
            <text:p>17,765898</text:p>
          </table:table-cell>
          <table:table-cell office:value-type="float" office:value="8.931498" calcext:value-type="float">
            <text:p>8,931498</text:p>
          </table:table-cell>
        </table:table-row>
        <table:table-row table:style-name="ro1">
          <table:table-cell office:value-type="string" calcext:value-type="string">
            <text:p>monkeyc5hr1s2051</text:p>
          </table:table-cell>
          <table:table-cell office:value-type="float" office:value="17.393686" calcext:value-type="float">
            <text:p>17,393686</text:p>
          </table:table-cell>
          <table:table-cell office:value-type="float" office:value="6.949513" calcext:value-type="float">
            <text:p>6,949513</text:p>
          </table:table-cell>
        </table:table-row>
        <table:table-row table:style-name="ro1">
          <table:table-cell office:value-type="string" calcext:value-type="string">
            <text:p>monkeyc5hr1s2052</text:p>
          </table:table-cell>
          <table:table-cell office:value-type="float" office:value="17.139135" calcext:value-type="float">
            <text:p>17,139135</text:p>
          </table:table-cell>
          <table:table-cell office:value-type="float" office:value="6.61604" calcext:value-type="float">
            <text:p>6,61604</text:p>
          </table:table-cell>
        </table:table-row>
        <table:table-row table:style-name="ro1">
          <table:table-cell office:value-type="string" calcext:value-type="string">
            <text:p>monkeyc5hr1s2053</text:p>
          </table:table-cell>
          <table:table-cell office:value-type="float" office:value="17.344849" calcext:value-type="float">
            <text:p>17,344849</text:p>
          </table:table-cell>
          <table:table-cell office:value-type="float" office:value="8.496768" calcext:value-type="float">
            <text:p>8,496768</text:p>
          </table:table-cell>
        </table:table-row>
        <table:table-row table:style-name="ro1">
          <table:table-cell office:value-type="string" calcext:value-type="string">
            <text:p>monkeyc5hr1s2055</text:p>
          </table:table-cell>
          <table:table-cell office:value-type="float" office:value="15.579914" calcext:value-type="float">
            <text:p>15,579914</text:p>
          </table:table-cell>
          <table:table-cell office:value-type="float" office:value="3.494484" calcext:value-type="float">
            <text:p>3,494484</text:p>
          </table:table-cell>
        </table:table-row>
        <table:table-row table:style-name="ro1">
          <table:table-cell office:value-type="string" calcext:value-type="string">
            <text:p>monkeyc5hr1s2059</text:p>
          </table:table-cell>
          <table:table-cell office:value-type="float" office:value="15.981623" calcext:value-type="float">
            <text:p>15,981623</text:p>
          </table:table-cell>
          <table:table-cell office:value-type="float" office:value="3.996281" calcext:value-type="float">
            <text:p>3,996281</text:p>
          </table:table-cell>
        </table:table-row>
        <table:table-row table:style-name="ro1">
          <table:table-cell office:value-type="string" calcext:value-type="string">
            <text:p>monkeyc5hr1s2060</text:p>
          </table:table-cell>
          <table:table-cell office:value-type="float" office:value="15.646523" calcext:value-type="float">
            <text:p>15,646523</text:p>
          </table:table-cell>
          <table:table-cell office:value-type="float" office:value="3.32825" calcext:value-type="float">
            <text:p>3,32825</text:p>
          </table:table-cell>
        </table:table-row>
        <table:table-row table:style-name="ro1">
          <table:table-cell office:value-type="string" calcext:value-type="string">
            <text:p>monkeyc5hr1s2061</text:p>
          </table:table-cell>
          <table:table-cell office:value-type="float" office:value="17.30184" calcext:value-type="float">
            <text:p>17,30184</text:p>
          </table:table-cell>
          <table:table-cell office:value-type="float" office:value="6.223021" calcext:value-type="float">
            <text:p>6,223021</text:p>
          </table:table-cell>
        </table:table-row>
        <table:table-row table:style-name="ro1">
          <table:table-cell office:value-type="string" calcext:value-type="string">
            <text:p>monkeyc5hr1s2064</text:p>
          </table:table-cell>
          <table:table-cell office:value-type="float" office:value="17.318405" calcext:value-type="float">
            <text:p>17,318405</text:p>
          </table:table-cell>
          <table:table-cell office:value-type="float" office:value="7.115451" calcext:value-type="float">
            <text:p>7,115451</text:p>
          </table:table-cell>
        </table:table-row>
        <table:table-row table:style-name="ro1">
          <table:table-cell office:value-type="string" calcext:value-type="string">
            <text:p>monkeyc5hr1s2067</text:p>
          </table:table-cell>
          <table:table-cell office:value-type="float" office:value="15.957218" calcext:value-type="float">
            <text:p>15,957218</text:p>
          </table:table-cell>
          <table:table-cell office:value-type="float" office:value="4.841248" calcext:value-type="float">
            <text:p>4,841248</text:p>
          </table:table-cell>
        </table:table-row>
        <table:table-row table:style-name="ro1">
          <table:table-cell office:value-type="string" calcext:value-type="string">
            <text:p>monkeyc5hr1s2069</text:p>
          </table:table-cell>
          <table:table-cell office:value-type="float" office:value="16.83012" calcext:value-type="float">
            <text:p>16,83012</text:p>
          </table:table-cell>
          <table:table-cell office:value-type="float" office:value="6.814394" calcext:value-type="float">
            <text:p>6,814394</text:p>
          </table:table-cell>
        </table:table-row>
        <table:table-row table:style-name="ro1">
          <table:table-cell office:value-type="string" calcext:value-type="string">
            <text:p>monkeyc5hr1s2070</text:p>
          </table:table-cell>
          <table:table-cell office:value-type="float" office:value="16.742676" calcext:value-type="float">
            <text:p>16,742676</text:p>
          </table:table-cell>
          <table:table-cell office:value-type="float" office:value="6.658606" calcext:value-type="float">
            <text:p>6,658606</text:p>
          </table:table-cell>
        </table:table-row>
        <table:table-row table:style-name="ro1">
          <table:table-cell office:value-type="string" calcext:value-type="string">
            <text:p>monkeyc5hr1s2072</text:p>
          </table:table-cell>
          <table:table-cell office:value-type="float" office:value="15.434223" calcext:value-type="float">
            <text:p>15,434223</text:p>
          </table:table-cell>
          <table:table-cell office:value-type="float" office:value="2.978011" calcext:value-type="float">
            <text:p>2,978011</text:p>
          </table:table-cell>
        </table:table-row>
        <table:table-row table:style-name="ro1">
          <table:table-cell office:value-type="string" calcext:value-type="string">
            <text:p>monkeyc5hr1s2076</text:p>
          </table:table-cell>
          <table:table-cell office:value-type="float" office:value="15.718973" calcext:value-type="float">
            <text:p>15,718973</text:p>
          </table:table-cell>
          <table:table-cell office:value-type="float" office:value="3.704241" calcext:value-type="float">
            <text:p>3,704241</text:p>
          </table:table-cell>
        </table:table-row>
        <table:table-row table:style-name="ro1">
          <table:table-cell office:value-type="string" calcext:value-type="string">
            <text:p>monkeyc5hr1s2077</text:p>
          </table:table-cell>
          <table:table-cell office:value-type="float" office:value="16.074287" calcext:value-type="float">
            <text:p>16,074287</text:p>
          </table:table-cell>
          <table:table-cell office:value-type="float" office:value="4.665036" calcext:value-type="float">
            <text:p>4,665036</text:p>
          </table:table-cell>
        </table:table-row>
        <table:table-row table:style-name="ro1">
          <table:table-cell office:value-type="string" calcext:value-type="string">
            <text:p>monkeyc5hr1s2078</text:p>
          </table:table-cell>
          <table:table-cell office:value-type="float" office:value="16.640779" calcext:value-type="float">
            <text:p>16,640779</text:p>
          </table:table-cell>
          <table:table-cell office:value-type="float" office:value="4.375169" calcext:value-type="float">
            <text:p>4,375169</text:p>
          </table:table-cell>
        </table:table-row>
        <table:table-row table:style-name="ro1">
          <table:table-cell office:value-type="string" calcext:value-type="string">
            <text:p>monkeyc5hr1s2082</text:p>
          </table:table-cell>
          <table:table-cell office:value-type="float" office:value="17.395782" calcext:value-type="float">
            <text:p>17,395782</text:p>
          </table:table-cell>
          <table:table-cell office:value-type="float" office:value="8.784857" calcext:value-type="float">
            <text:p>8,784857</text:p>
          </table:table-cell>
        </table:table-row>
        <table:table-row table:style-name="ro1">
          <table:table-cell office:value-type="string" calcext:value-type="string">
            <text:p>monkeyc5hr1s2086</text:p>
          </table:table-cell>
          <table:table-cell office:value-type="float" office:value="17.188143" calcext:value-type="float">
            <text:p>17,188143</text:p>
          </table:table-cell>
          <table:table-cell office:value-type="float" office:value="8.104209" calcext:value-type="float">
            <text:p>8,104209</text:p>
          </table:table-cell>
        </table:table-row>
        <table:table-row table:style-name="ro1">
          <table:table-cell office:value-type="string" calcext:value-type="string">
            <text:p>monkeyc5hr1s2093</text:p>
          </table:table-cell>
          <table:table-cell office:value-type="float" office:value="13.984904" calcext:value-type="float">
            <text:p>13,984904</text:p>
          </table:table-cell>
          <table:table-cell office:value-type="float" office:value="2.72893" calcext:value-type="float">
            <text:p>2,72893</text:p>
          </table:table-cell>
        </table:table-row>
        <table:table-row table:style-name="ro1">
          <table:table-cell office:value-type="string" calcext:value-type="string">
            <text:p>monkeyc5hr1s2095</text:p>
          </table:table-cell>
          <table:table-cell office:value-type="float" office:value="17.335682" calcext:value-type="float">
            <text:p>17,335682</text:p>
          </table:table-cell>
          <table:table-cell office:value-type="float" office:value="6.198524" calcext:value-type="float">
            <text:p>6,198524</text:p>
          </table:table-cell>
        </table:table-row>
        <table:table-row table:style-name="ro1">
          <table:table-cell office:value-type="string" calcext:value-type="string">
            <text:p>monkeyc5hr1s2096</text:p>
          </table:table-cell>
          <table:table-cell office:value-type="float" office:value="16.476387" calcext:value-type="float">
            <text:p>16,476387</text:p>
          </table:table-cell>
          <table:table-cell office:value-type="float" office:value="4.730359" calcext:value-type="float">
            <text:p>4,730359</text:p>
          </table:table-cell>
        </table:table-row>
        <table:table-row table:style-name="ro1">
          <table:table-cell office:value-type="string" calcext:value-type="string">
            <text:p>monkeyc5hr1s2099</text:p>
          </table:table-cell>
          <table:table-cell office:value-type="float" office:value="17.119993" calcext:value-type="float">
            <text:p>17,119993</text:p>
          </table:table-cell>
          <table:table-cell office:value-type="float" office:value="6.965233" calcext:value-type="float">
            <text:p>6,965233</text:p>
          </table:table-cell>
        </table:table-row>
        <table:table-row table:style-name="ro1">
          <table:table-cell office:value-type="string" calcext:value-type="string">
            <text:p>monkeyc5hr1s2100</text:p>
          </table:table-cell>
          <table:table-cell office:value-type="float" office:value="16.524172" calcext:value-type="float">
            <text:p>16,524172</text:p>
          </table:table-cell>
          <table:table-cell office:value-type="float" office:value="4.971552" calcext:value-type="float">
            <text:p>4,971552</text:p>
          </table:table-cell>
        </table:table-row>
        <table:table-row table:style-name="ro1">
          <table:table-cell office:value-type="string" calcext:value-type="string">
            <text:p>monkeyc5hr1s2101</text:p>
          </table:table-cell>
          <table:table-cell office:value-type="float" office:value="16.778311" calcext:value-type="float">
            <text:p>16,778311</text:p>
          </table:table-cell>
          <table:table-cell office:value-type="float" office:value="4.823045" calcext:value-type="float">
            <text:p>4,823045</text:p>
          </table:table-cell>
        </table:table-row>
        <table:table-row table:style-name="ro1">
          <table:table-cell office:value-type="string" calcext:value-type="string">
            <text:p>monkeyc5hr1s2107</text:p>
          </table:table-cell>
          <table:table-cell office:value-type="float" office:value="17.399553" calcext:value-type="float">
            <text:p>17,399553</text:p>
          </table:table-cell>
          <table:table-cell office:value-type="float" office:value="6.83109" calcext:value-type="float">
            <text:p>6,83109</text:p>
          </table:table-cell>
        </table:table-row>
        <table:table-row table:style-name="ro1">
          <table:table-cell office:value-type="string" calcext:value-type="string">
            <text:p>monkeyc5hr1s2109</text:p>
          </table:table-cell>
          <table:table-cell office:value-type="float" office:value="17.510366" calcext:value-type="float">
            <text:p>17,510366</text:p>
          </table:table-cell>
          <table:table-cell office:value-type="float" office:value="6.454608" calcext:value-type="float">
            <text:p>6,454608</text:p>
          </table:table-cell>
        </table:table-row>
        <table:table-row table:style-name="ro1">
          <table:table-cell office:value-type="string" calcext:value-type="string">
            <text:p>monkeyc5hr1s2110</text:p>
          </table:table-cell>
          <table:table-cell office:value-type="float" office:value="16.31424" calcext:value-type="float">
            <text:p>16,31424</text:p>
          </table:table-cell>
          <table:table-cell office:value-type="float" office:value="4.801148" calcext:value-type="float">
            <text:p>4,801148</text:p>
          </table:table-cell>
        </table:table-row>
        <table:table-row table:style-name="ro1">
          <table:table-cell office:value-type="string" calcext:value-type="string">
            <text:p>monkeyc5hr1s2114</text:p>
          </table:table-cell>
          <table:table-cell office:value-type="float" office:value="16.218441" calcext:value-type="float">
            <text:p>16,218441</text:p>
          </table:table-cell>
          <table:table-cell office:value-type="float" office:value="5.290933" calcext:value-type="float">
            <text:p>5,290933</text:p>
          </table:table-cell>
        </table:table-row>
        <table:table-row table:style-name="ro1">
          <table:table-cell office:value-type="string" calcext:value-type="string">
            <text:p>monkeyc5hr1s2118</text:p>
          </table:table-cell>
          <table:table-cell office:value-type="float" office:value="16.134411" calcext:value-type="float">
            <text:p>16,134411</text:p>
          </table:table-cell>
          <table:table-cell office:value-type="float" office:value="3.77359" calcext:value-type="float">
            <text:p>3,77359</text:p>
          </table:table-cell>
        </table:table-row>
        <table:table-row table:style-name="ro1">
          <table:table-cell office:value-type="string" calcext:value-type="string">
            <text:p>monkeyc5hr1s2120</text:p>
          </table:table-cell>
          <table:table-cell office:value-type="float" office:value="16.875832" calcext:value-type="float">
            <text:p>16,875832</text:p>
          </table:table-cell>
          <table:table-cell office:value-type="float" office:value="5.110746" calcext:value-type="float">
            <text:p>5,110746</text:p>
          </table:table-cell>
        </table:table-row>
        <table:table-row table:style-name="ro1">
          <table:table-cell office:value-type="string" calcext:value-type="string">
            <text:p>monkeyc5hr1s2124</text:p>
          </table:table-cell>
          <table:table-cell office:value-type="float" office:value="16.521935" calcext:value-type="float">
            <text:p>16,521935</text:p>
          </table:table-cell>
          <table:table-cell office:value-type="float" office:value="6.113395" calcext:value-type="float">
            <text:p>6,113395</text:p>
          </table:table-cell>
        </table:table-row>
        <table:table-row table:style-name="ro1">
          <table:table-cell office:value-type="string" calcext:value-type="string">
            <text:p>monkeyc5hr1s2128</text:p>
          </table:table-cell>
          <table:table-cell office:value-type="float" office:value="16.537367" calcext:value-type="float">
            <text:p>16,537367</text:p>
          </table:table-cell>
          <table:table-cell office:value-type="float" office:value="4.218736" calcext:value-type="float">
            <text:p>4,218736</text:p>
          </table:table-cell>
        </table:table-row>
        <table:table-row table:style-name="ro1">
          <table:table-cell office:value-type="string" calcext:value-type="string">
            <text:p>monkeyc5hr1s2131</text:p>
          </table:table-cell>
          <table:table-cell office:value-type="float" office:value="15.442986" calcext:value-type="float">
            <text:p>15,442986</text:p>
          </table:table-cell>
          <table:table-cell office:value-type="float" office:value="3.786251" calcext:value-type="float">
            <text:p>3,786251</text:p>
          </table:table-cell>
        </table:table-row>
        <table:table-row table:style-name="ro1">
          <table:table-cell office:value-type="string" calcext:value-type="string">
            <text:p>monkeyc5hr1s2133</text:p>
          </table:table-cell>
          <table:table-cell office:value-type="float" office:value="17.064796" calcext:value-type="float">
            <text:p>17,064796</text:p>
          </table:table-cell>
          <table:table-cell office:value-type="float" office:value="7.533061" calcext:value-type="float">
            <text:p>7,533061</text:p>
          </table:table-cell>
        </table:table-row>
        <table:table-row table:style-name="ro1">
          <table:table-cell office:value-type="string" calcext:value-type="string">
            <text:p>monkeyc5hr1s2134</text:p>
          </table:table-cell>
          <table:table-cell office:value-type="float" office:value="16.071367" calcext:value-type="float">
            <text:p>16,071367</text:p>
          </table:table-cell>
          <table:table-cell office:value-type="float" office:value="4.383211" calcext:value-type="float">
            <text:p>4,383211</text:p>
          </table:table-cell>
        </table:table-row>
        <table:table-row table:style-name="ro1">
          <table:table-cell office:value-type="string" calcext:value-type="string">
            <text:p>monkeyc5hr1s2136</text:p>
          </table:table-cell>
          <table:table-cell office:value-type="float" office:value="16.984562" calcext:value-type="float">
            <text:p>16,984562</text:p>
          </table:table-cell>
          <table:table-cell office:value-type="float" office:value="5.963868" calcext:value-type="float">
            <text:p>5,963868</text:p>
          </table:table-cell>
        </table:table-row>
        <table:table-row table:style-name="ro1">
          <table:table-cell office:value-type="string" calcext:value-type="string">
            <text:p>monkeyc5hr1s2139</text:p>
          </table:table-cell>
          <table:table-cell office:value-type="float" office:value="17.759293" calcext:value-type="float">
            <text:p>17,759293</text:p>
          </table:table-cell>
          <table:table-cell office:value-type="float" office:value="7.812604" calcext:value-type="float">
            <text:p>7,812604</text:p>
          </table:table-cell>
        </table:table-row>
        <table:table-row table:style-name="ro1">
          <table:table-cell office:value-type="string" calcext:value-type="string">
            <text:p>monkeyc5hr1s2143</text:p>
          </table:table-cell>
          <table:table-cell office:value-type="float" office:value="15.835803" calcext:value-type="float">
            <text:p>15,835803</text:p>
          </table:table-cell>
          <table:table-cell office:value-type="float" office:value="3.440786" calcext:value-type="float">
            <text:p>3,440786</text:p>
          </table:table-cell>
        </table:table-row>
        <table:table-row table:style-name="ro1">
          <table:table-cell office:value-type="string" calcext:value-type="string">
            <text:p>monkeyc5hr1s2146</text:p>
          </table:table-cell>
          <table:table-cell office:value-type="float" office:value="17.096291" calcext:value-type="float">
            <text:p>17,096291</text:p>
          </table:table-cell>
          <table:table-cell office:value-type="float" office:value="6.4392" calcext:value-type="float">
            <text:p>6,4392</text:p>
          </table:table-cell>
        </table:table-row>
        <table:table-row table:style-name="ro1">
          <table:table-cell office:value-type="string" calcext:value-type="string">
            <text:p>monkeyc5hr1s2148</text:p>
          </table:table-cell>
          <table:table-cell office:value-type="float" office:value="15.651353" calcext:value-type="float">
            <text:p>15,651353</text:p>
          </table:table-cell>
          <table:table-cell office:value-type="float" office:value="3.850483" calcext:value-type="float">
            <text:p>3,850483</text:p>
          </table:table-cell>
        </table:table-row>
        <table:table-row table:style-name="ro1">
          <table:table-cell office:value-type="string" calcext:value-type="string">
            <text:p>monkeyc5hr1s2160</text:p>
          </table:table-cell>
          <table:table-cell office:value-type="float" office:value="17.926653" calcext:value-type="float">
            <text:p>17,926653</text:p>
          </table:table-cell>
          <table:table-cell office:value-type="float" office:value="8.2921" calcext:value-type="float">
            <text:p>8,2921</text:p>
          </table:table-cell>
        </table:table-row>
        <table:table-row table:style-name="ro1">
          <table:table-cell office:value-type="string" calcext:value-type="string">
            <text:p>monkeyc5hr1s2164</text:p>
          </table:table-cell>
          <table:table-cell office:value-type="float" office:value="13.982577" calcext:value-type="float">
            <text:p>13,982577</text:p>
          </table:table-cell>
          <table:table-cell office:value-type="float" office:value="2.365227" calcext:value-type="float">
            <text:p>2,365227</text:p>
          </table:table-cell>
        </table:table-row>
        <table:table-row table:style-name="ro1">
          <table:table-cell office:value-type="string" calcext:value-type="string">
            <text:p>monkeyc5hr1s2166</text:p>
          </table:table-cell>
          <table:table-cell office:value-type="float" office:value="16.627777" calcext:value-type="float">
            <text:p>16,627777</text:p>
          </table:table-cell>
          <table:table-cell office:value-type="float" office:value="4.279364" calcext:value-type="float">
            <text:p>4,279364</text:p>
          </table:table-cell>
        </table:table-row>
        <table:table-row table:style-name="ro1">
          <table:table-cell office:value-type="string" calcext:value-type="string">
            <text:p>monkeyc5hr1s2169</text:p>
          </table:table-cell>
          <table:table-cell office:value-type="float" office:value="17.535339" calcext:value-type="float">
            <text:p>17,535339</text:p>
          </table:table-cell>
          <table:table-cell office:value-type="float" office:value="8.577229" calcext:value-type="float">
            <text:p>8,577229</text:p>
          </table:table-cell>
        </table:table-row>
        <table:table-row table:style-name="ro1">
          <table:table-cell office:value-type="string" calcext:value-type="string">
            <text:p>monkeyc5hr1s2172</text:p>
          </table:table-cell>
          <table:table-cell office:value-type="float" office:value="17.34367" calcext:value-type="float">
            <text:p>17,34367</text:p>
          </table:table-cell>
          <table:table-cell office:value-type="float" office:value="6.414772" calcext:value-type="float">
            <text:p>6,414772</text:p>
          </table:table-cell>
        </table:table-row>
        <table:table-row table:style-name="ro1">
          <table:table-cell office:value-type="string" calcext:value-type="string">
            <text:p>monkeyc5hr1s2174</text:p>
          </table:table-cell>
          <table:table-cell office:value-type="float" office:value="16.455647" calcext:value-type="float">
            <text:p>16,455647</text:p>
          </table:table-cell>
          <table:table-cell office:value-type="float" office:value="4.455845" calcext:value-type="float">
            <text:p>4,455845</text:p>
          </table:table-cell>
        </table:table-row>
        <table:table-row table:style-name="ro1">
          <table:table-cell office:value-type="string" calcext:value-type="string">
            <text:p>monkeyc5hr1s2179</text:p>
          </table:table-cell>
          <table:table-cell office:value-type="float" office:value="15.172818" calcext:value-type="float">
            <text:p>15,172818</text:p>
          </table:table-cell>
          <table:table-cell office:value-type="float" office:value="3.1992" calcext:value-type="float">
            <text:p>3,1992</text:p>
          </table:table-cell>
        </table:table-row>
        <table:table-row table:style-name="ro1">
          <table:table-cell office:value-type="string" calcext:value-type="string">
            <text:p>monkeyc5hr1s2181</text:p>
          </table:table-cell>
          <table:table-cell office:value-type="float" office:value="13.965156" calcext:value-type="float">
            <text:p>13,965156</text:p>
          </table:table-cell>
          <table:table-cell office:value-type="float" office:value="2.495439" calcext:value-type="float">
            <text:p>2,495439</text:p>
          </table:table-cell>
        </table:table-row>
        <table:table-row table:style-name="ro1">
          <table:table-cell office:value-type="string" calcext:value-type="string">
            <text:p>monkeyc5hr1s2182</text:p>
          </table:table-cell>
          <table:table-cell office:value-type="float" office:value="17.249069" calcext:value-type="float">
            <text:p>17,249069</text:p>
          </table:table-cell>
          <table:table-cell office:value-type="float" office:value="6.66095" calcext:value-type="float">
            <text:p>6,66095</text:p>
          </table:table-cell>
        </table:table-row>
        <table:table-row table:style-name="ro1">
          <table:table-cell office:value-type="string" calcext:value-type="string">
            <text:p>monkeyc5hr1s2185</text:p>
          </table:table-cell>
          <table:table-cell office:value-type="float" office:value="16.873495" calcext:value-type="float">
            <text:p>16,873495</text:p>
          </table:table-cell>
          <table:table-cell office:value-type="float" office:value="6.627508" calcext:value-type="float">
            <text:p>6,627508</text:p>
          </table:table-cell>
        </table:table-row>
        <table:table-row table:style-name="ro1">
          <table:table-cell office:value-type="string" calcext:value-type="string">
            <text:p>monkeyc5hr1s2187</text:p>
          </table:table-cell>
          <table:table-cell office:value-type="float" office:value="16.919136" calcext:value-type="float">
            <text:p>16,919136</text:p>
          </table:table-cell>
          <table:table-cell office:value-type="float" office:value="5.663838" calcext:value-type="float">
            <text:p>5,663838</text:p>
          </table:table-cell>
        </table:table-row>
        <table:table-row table:style-name="ro1">
          <table:table-cell office:value-type="string" calcext:value-type="string">
            <text:p>monkeyc5hr1s2188</text:p>
          </table:table-cell>
          <table:table-cell office:value-type="float" office:value="15.425975" calcext:value-type="float">
            <text:p>15,425975</text:p>
          </table:table-cell>
          <table:table-cell office:value-type="float" office:value="3.778643" calcext:value-type="float">
            <text:p>3,778643</text:p>
          </table:table-cell>
        </table:table-row>
        <table:table-row table:style-name="ro1">
          <table:table-cell office:value-type="string" calcext:value-type="string">
            <text:p>monkeyc5hr1s2191</text:p>
          </table:table-cell>
          <table:table-cell office:value-type="float" office:value="17.40802" calcext:value-type="float">
            <text:p>17,40802</text:p>
          </table:table-cell>
          <table:table-cell office:value-type="float" office:value="8.34341" calcext:value-type="float">
            <text:p>8,34341</text:p>
          </table:table-cell>
        </table:table-row>
        <table:table-row table:style-name="ro1">
          <table:table-cell office:value-type="string" calcext:value-type="string">
            <text:p>monkeyc5hr1s2195</text:p>
          </table:table-cell>
          <table:table-cell office:value-type="float" office:value="15.185029" calcext:value-type="float">
            <text:p>15,185029</text:p>
          </table:table-cell>
          <table:table-cell office:value-type="float" office:value="3.059328" calcext:value-type="float">
            <text:p>3,059328</text:p>
          </table:table-cell>
        </table:table-row>
        <table:table-row table:style-name="ro1">
          <table:table-cell office:value-type="string" calcext:value-type="string">
            <text:p>monkeyc5hr1s2196</text:p>
          </table:table-cell>
          <table:table-cell office:value-type="float" office:value="16.009354" calcext:value-type="float">
            <text:p>16,009354</text:p>
          </table:table-cell>
          <table:table-cell office:value-type="float" office:value="3.77957" calcext:value-type="float">
            <text:p>3,77957</text:p>
          </table:table-cell>
        </table:table-row>
        <table:table-row table:style-name="ro1">
          <table:table-cell office:value-type="string" calcext:value-type="string">
            <text:p>monkeyc5hr1s2197</text:p>
          </table:table-cell>
          <table:table-cell office:value-type="float" office:value="14.875332" calcext:value-type="float">
            <text:p>14,875332</text:p>
          </table:table-cell>
          <table:table-cell office:value-type="float" office:value="3.563807" calcext:value-type="float">
            <text:p>3,563807</text:p>
          </table:table-cell>
        </table:table-row>
        <table:table-row table:style-name="ro1">
          <table:table-cell office:value-type="string" calcext:value-type="string">
            <text:p>monkeyc5hr1s2198</text:p>
          </table:table-cell>
          <table:table-cell office:value-type="float" office:value="16.762707" calcext:value-type="float">
            <text:p>16,762707</text:p>
          </table:table-cell>
          <table:table-cell office:value-type="float" office:value="6.222118" calcext:value-type="float">
            <text:p>6,222118</text:p>
          </table:table-cell>
        </table:table-row>
        <table:table-row table:style-name="ro1">
          <table:table-cell office:value-type="string" calcext:value-type="string">
            <text:p>monkeyc5hr1s2206</text:p>
          </table:table-cell>
          <table:table-cell office:value-type="float" office:value="17.285244" calcext:value-type="float">
            <text:p>17,285244</text:p>
          </table:table-cell>
          <table:table-cell office:value-type="float" office:value="8.51019" calcext:value-type="float">
            <text:p>8,51019</text:p>
          </table:table-cell>
        </table:table-row>
        <table:table-row table:style-name="ro1">
          <table:table-cell office:value-type="string" calcext:value-type="string">
            <text:p>monkeyc5hr1s2209</text:p>
          </table:table-cell>
          <table:table-cell office:value-type="float" office:value="16.297451" calcext:value-type="float">
            <text:p>16,297451</text:p>
          </table:table-cell>
          <table:table-cell office:value-type="float" office:value="3.88888" calcext:value-type="float">
            <text:p>3,88888</text:p>
          </table:table-cell>
        </table:table-row>
        <table:table-row table:style-name="ro1">
          <table:table-cell office:value-type="string" calcext:value-type="string">
            <text:p>monkeyc5hr1s2213</text:p>
          </table:table-cell>
          <table:table-cell office:value-type="float" office:value="14.113002" calcext:value-type="float">
            <text:p>14,113002</text:p>
          </table:table-cell>
          <table:table-cell office:value-type="float" office:value="2.172504" calcext:value-type="float">
            <text:p>2,172504</text:p>
          </table:table-cell>
        </table:table-row>
        <table:table-row table:style-name="ro1">
          <table:table-cell office:value-type="string" calcext:value-type="string">
            <text:p>monkeyc5hr1s2216</text:p>
          </table:table-cell>
          <table:table-cell office:value-type="float" office:value="16.584066" calcext:value-type="float">
            <text:p>16,584066</text:p>
          </table:table-cell>
          <table:table-cell office:value-type="float" office:value="5.954562" calcext:value-type="float">
            <text:p>5,954562</text:p>
          </table:table-cell>
        </table:table-row>
        <table:table-row table:style-name="ro1">
          <table:table-cell office:value-type="string" calcext:value-type="string">
            <text:p>monkeyc5hr1s2219</text:p>
          </table:table-cell>
          <table:table-cell office:value-type="float" office:value="17.296185" calcext:value-type="float">
            <text:p>17,296185</text:p>
          </table:table-cell>
          <table:table-cell office:value-type="float" office:value="6.758106" calcext:value-type="float">
            <text:p>6,758106</text:p>
          </table:table-cell>
        </table:table-row>
        <table:table-row table:style-name="ro1">
          <table:table-cell office:value-type="string" calcext:value-type="string">
            <text:p>monkeyc5hr1s2220</text:p>
          </table:table-cell>
          <table:table-cell office:value-type="float" office:value="14.134315" calcext:value-type="float">
            <text:p>14,134315</text:p>
          </table:table-cell>
          <table:table-cell office:value-type="float" office:value="1.811545" calcext:value-type="float">
            <text:p>1,811545</text:p>
          </table:table-cell>
        </table:table-row>
        <table:table-row table:style-name="ro1">
          <table:table-cell office:value-type="string" calcext:value-type="string">
            <text:p>monkeyc5hr1s2224</text:p>
          </table:table-cell>
          <table:table-cell office:value-type="float" office:value="16.830822" calcext:value-type="float">
            <text:p>16,830822</text:p>
          </table:table-cell>
          <table:table-cell office:value-type="float" office:value="6.239394" calcext:value-type="float">
            <text:p>6,239394</text:p>
          </table:table-cell>
        </table:table-row>
        <table:table-row table:style-name="ro1">
          <table:table-cell office:value-type="string" calcext:value-type="string">
            <text:p>monkeyc5hr1s2235</text:p>
          </table:table-cell>
          <table:table-cell office:value-type="float" office:value="16.928131" calcext:value-type="float">
            <text:p>16,928131</text:p>
          </table:table-cell>
          <table:table-cell office:value-type="float" office:value="7.334067" calcext:value-type="float">
            <text:p>7,334067</text:p>
          </table:table-cell>
        </table:table-row>
        <table:table-row table:style-name="ro1">
          <table:table-cell office:value-type="string" calcext:value-type="string">
            <text:p>monkeyc5hr1s2242</text:p>
          </table:table-cell>
          <table:table-cell office:value-type="float" office:value="15.361677" calcext:value-type="float">
            <text:p>15,361677</text:p>
          </table:table-cell>
          <table:table-cell office:value-type="float" office:value="3.749587" calcext:value-type="float">
            <text:p>3,749587</text:p>
          </table:table-cell>
        </table:table-row>
        <table:table-row table:style-name="ro1">
          <table:table-cell office:value-type="string" calcext:value-type="string">
            <text:p>monkeyc5hr1s2247</text:p>
          </table:table-cell>
          <table:table-cell office:value-type="float" office:value="14.143206" calcext:value-type="float">
            <text:p>14,143206</text:p>
          </table:table-cell>
          <table:table-cell office:value-type="float" office:value="2.948226" calcext:value-type="float">
            <text:p>2,948226</text:p>
          </table:table-cell>
        </table:table-row>
        <table:table-row table:style-name="ro1">
          <table:table-cell office:value-type="string" calcext:value-type="string">
            <text:p>monkeyc5hr1s2251</text:p>
          </table:table-cell>
          <table:table-cell office:value-type="float" office:value="17.589376" calcext:value-type="float">
            <text:p>17,589376</text:p>
          </table:table-cell>
          <table:table-cell office:value-type="float" office:value="8.086521" calcext:value-type="float">
            <text:p>8,086521</text:p>
          </table:table-cell>
        </table:table-row>
        <table:table-row table:style-name="ro1">
          <table:table-cell office:value-type="string" calcext:value-type="string">
            <text:p>monkeyc5hr1s2256</text:p>
          </table:table-cell>
          <table:table-cell office:value-type="float" office:value="17.14517" calcext:value-type="float">
            <text:p>17,14517</text:p>
          </table:table-cell>
          <table:table-cell office:value-type="float" office:value="6.621879" calcext:value-type="float">
            <text:p>6,621879</text:p>
          </table:table-cell>
        </table:table-row>
        <table:table-row table:style-name="ro1">
          <table:table-cell office:value-type="string" calcext:value-type="string">
            <text:p>monkeyc5hr1s2257</text:p>
          </table:table-cell>
          <table:table-cell office:value-type="float" office:value="16.326424" calcext:value-type="float">
            <text:p>16,326424</text:p>
          </table:table-cell>
          <table:table-cell office:value-type="float" office:value="4.500999" calcext:value-type="float">
            <text:p>4,500999</text:p>
          </table:table-cell>
        </table:table-row>
        <table:table-row table:style-name="ro1">
          <table:table-cell office:value-type="string" calcext:value-type="string">
            <text:p>monkeyc5hr1s2258</text:p>
          </table:table-cell>
          <table:table-cell office:value-type="float" office:value="16.752913" calcext:value-type="float">
            <text:p>16,752913</text:p>
          </table:table-cell>
          <table:table-cell office:value-type="float" office:value="5.371026" calcext:value-type="float">
            <text:p>5,371026</text:p>
          </table:table-cell>
        </table:table-row>
        <table:table-row table:style-name="ro1">
          <table:table-cell office:value-type="string" calcext:value-type="string">
            <text:p>monkeyc5hr1s2262</text:p>
          </table:table-cell>
          <table:table-cell office:value-type="float" office:value="16.128384" calcext:value-type="float">
            <text:p>16,128384</text:p>
          </table:table-cell>
          <table:table-cell office:value-type="float" office:value="5.346705" calcext:value-type="float">
            <text:p>5,346705</text:p>
          </table:table-cell>
        </table:table-row>
        <table:table-row table:style-name="ro1">
          <table:table-cell office:value-type="string" calcext:value-type="string">
            <text:p>monkeyc5hr1s2269</text:p>
          </table:table-cell>
          <table:table-cell office:value-type="float" office:value="17.633972" calcext:value-type="float">
            <text:p>17,633972</text:p>
          </table:table-cell>
          <table:table-cell office:value-type="float" office:value="6.928338" calcext:value-type="float">
            <text:p>6,928338</text:p>
          </table:table-cell>
        </table:table-row>
        <table:table-row table:style-name="ro1">
          <table:table-cell office:value-type="string" calcext:value-type="string">
            <text:p>monkeyc5hr1s2270</text:p>
          </table:table-cell>
          <table:table-cell office:value-type="float" office:value="15.714689" calcext:value-type="float">
            <text:p>15,714689</text:p>
          </table:table-cell>
          <table:table-cell office:value-type="float" office:value="4.572681" calcext:value-type="float">
            <text:p>4,572681</text:p>
          </table:table-cell>
        </table:table-row>
        <table:table-row table:style-name="ro1">
          <table:table-cell office:value-type="string" calcext:value-type="string">
            <text:p>monkeyc5hr1s2271</text:p>
          </table:table-cell>
          <table:table-cell office:value-type="float" office:value="15.814992" calcext:value-type="float">
            <text:p>15,814992</text:p>
          </table:table-cell>
          <table:table-cell office:value-type="float" office:value="3.548354" calcext:value-type="float">
            <text:p>3,548354</text:p>
          </table:table-cell>
        </table:table-row>
        <table:table-row table:style-name="ro1">
          <table:table-cell office:value-type="string" calcext:value-type="string">
            <text:p>monkeyc5hr1s2272</text:p>
          </table:table-cell>
          <table:table-cell office:value-type="float" office:value="16.862404" calcext:value-type="float">
            <text:p>16,862404</text:p>
          </table:table-cell>
          <table:table-cell office:value-type="float" office:value="5.053666" calcext:value-type="float">
            <text:p>5,053666</text:p>
          </table:table-cell>
        </table:table-row>
        <table:table-row table:style-name="ro1">
          <table:table-cell office:value-type="string" calcext:value-type="string">
            <text:p>monkeyc5hr1s2273</text:p>
          </table:table-cell>
          <table:table-cell office:value-type="float" office:value="15.046469" calcext:value-type="float">
            <text:p>15,046469</text:p>
          </table:table-cell>
          <table:table-cell office:value-type="float" office:value="3.314755" calcext:value-type="float">
            <text:p>3,314755</text:p>
          </table:table-cell>
        </table:table-row>
        <table:table-row table:style-name="ro1">
          <table:table-cell office:value-type="string" calcext:value-type="string">
            <text:p>monkeyc5hr1s2276</text:p>
          </table:table-cell>
          <table:table-cell office:value-type="float" office:value="17.0355" calcext:value-type="float">
            <text:p>17,0355</text:p>
          </table:table-cell>
          <table:table-cell office:value-type="float" office:value="5.065193" calcext:value-type="float">
            <text:p>5,065193</text:p>
          </table:table-cell>
        </table:table-row>
        <table:table-row table:style-name="ro1">
          <table:table-cell office:value-type="string" calcext:value-type="string">
            <text:p>monkeyc5hr1s2277</text:p>
          </table:table-cell>
          <table:table-cell office:value-type="float" office:value="17.037888" calcext:value-type="float">
            <text:p>17,037888</text:p>
          </table:table-cell>
          <table:table-cell office:value-type="float" office:value="7.54629" calcext:value-type="float">
            <text:p>7,54629</text:p>
          </table:table-cell>
        </table:table-row>
        <table:table-row table:style-name="ro1">
          <table:table-cell office:value-type="string" calcext:value-type="string">
            <text:p>monkeyc5hr1s2282</text:p>
          </table:table-cell>
          <table:table-cell office:value-type="float" office:value="16.713709" calcext:value-type="float">
            <text:p>16,713709</text:p>
          </table:table-cell>
          <table:table-cell office:value-type="float" office:value="5.193154" calcext:value-type="float">
            <text:p>5,193154</text:p>
          </table:table-cell>
        </table:table-row>
        <table:table-row table:style-name="ro1">
          <table:table-cell office:value-type="string" calcext:value-type="string">
            <text:p>monkeyc5hr1s2296</text:p>
          </table:table-cell>
          <table:table-cell office:value-type="float" office:value="15.036811" calcext:value-type="float">
            <text:p>15,036811</text:p>
          </table:table-cell>
          <table:table-cell office:value-type="float" office:value="2.9701" calcext:value-type="float">
            <text:p>2,9701</text:p>
          </table:table-cell>
        </table:table-row>
        <table:table-row table:style-name="ro1">
          <table:table-cell office:value-type="string" calcext:value-type="string">
            <text:p>monkeyc5hr1s2302</text:p>
          </table:table-cell>
          <table:table-cell office:value-type="float" office:value="17.031324" calcext:value-type="float">
            <text:p>17,031324</text:p>
          </table:table-cell>
          <table:table-cell office:value-type="float" office:value="7.94884" calcext:value-type="float">
            <text:p>7,94884</text:p>
          </table:table-cell>
        </table:table-row>
        <table:table-row table:style-name="ro1">
          <table:table-cell office:value-type="string" calcext:value-type="string">
            <text:p>monkeyc5hr1s2303</text:p>
          </table:table-cell>
          <table:table-cell office:value-type="float" office:value="17.373901" calcext:value-type="float">
            <text:p>17,373901</text:p>
          </table:table-cell>
          <table:table-cell office:value-type="float" office:value="6.436948" calcext:value-type="float">
            <text:p>6,436948</text:p>
          </table:table-cell>
        </table:table-row>
        <table:table-row table:style-name="ro1">
          <table:table-cell office:value-type="string" calcext:value-type="string">
            <text:p>monkeyc5hr1s2304</text:p>
          </table:table-cell>
          <table:table-cell office:value-type="float" office:value="15.277934" calcext:value-type="float">
            <text:p>15,277934</text:p>
          </table:table-cell>
          <table:table-cell office:value-type="float" office:value="2.704452" calcext:value-type="float">
            <text:p>2,704452</text:p>
          </table:table-cell>
        </table:table-row>
        <table:table-row table:style-name="ro1">
          <table:table-cell office:value-type="string" calcext:value-type="string">
            <text:p>monkeyc5hr1s2306</text:p>
          </table:table-cell>
          <table:table-cell office:value-type="float" office:value="17.5888" calcext:value-type="float">
            <text:p>17,5888</text:p>
          </table:table-cell>
          <table:table-cell office:value-type="float" office:value="7.982708" calcext:value-type="float">
            <text:p>7,982708</text:p>
          </table:table-cell>
        </table:table-row>
        <table:table-row table:style-name="ro1">
          <table:table-cell office:value-type="string" calcext:value-type="string">
            <text:p>monkeyc5hr1s2308</text:p>
          </table:table-cell>
          <table:table-cell office:value-type="float" office:value="17.341053" calcext:value-type="float">
            <text:p>17,341053</text:p>
          </table:table-cell>
          <table:table-cell office:value-type="float" office:value="8.537384" calcext:value-type="float">
            <text:p>8,537384</text:p>
          </table:table-cell>
        </table:table-row>
        <table:table-row table:style-name="ro1">
          <table:table-cell office:value-type="string" calcext:value-type="string">
            <text:p>monkeyc5hr1s2309</text:p>
          </table:table-cell>
          <table:table-cell office:value-type="float" office:value="16.356972" calcext:value-type="float">
            <text:p>16,356972</text:p>
          </table:table-cell>
          <table:table-cell office:value-type="float" office:value="4.150101" calcext:value-type="float">
            <text:p>4,150101</text:p>
          </table:table-cell>
        </table:table-row>
        <table:table-row table:style-name="ro1">
          <table:table-cell office:value-type="string" calcext:value-type="string">
            <text:p>monkeyc5hr1s2313</text:p>
          </table:table-cell>
          <table:table-cell office:value-type="float" office:value="17.021452" calcext:value-type="float">
            <text:p>17,021452</text:p>
          </table:table-cell>
          <table:table-cell office:value-type="float" office:value="7.136024" calcext:value-type="float">
            <text:p>7,136024</text:p>
          </table:table-cell>
        </table:table-row>
        <table:table-row table:style-name="ro1">
          <table:table-cell office:value-type="string" calcext:value-type="string">
            <text:p>monkeyc5hr1s2319</text:p>
          </table:table-cell>
          <table:table-cell office:value-type="float" office:value="14.536381" calcext:value-type="float">
            <text:p>14,536381</text:p>
          </table:table-cell>
          <table:table-cell office:value-type="float" office:value="3.263459" calcext:value-type="float">
            <text:p>3,263459</text:p>
          </table:table-cell>
        </table:table-row>
        <table:table-row table:style-name="ro1">
          <table:table-cell office:value-type="string" calcext:value-type="string">
            <text:p>monkeyc5hr1s2323</text:p>
          </table:table-cell>
          <table:table-cell office:value-type="float" office:value="16.317036" calcext:value-type="float">
            <text:p>16,317036</text:p>
          </table:table-cell>
          <table:table-cell office:value-type="float" office:value="5.418731" calcext:value-type="float">
            <text:p>5,418731</text:p>
          </table:table-cell>
        </table:table-row>
        <table:table-row table:style-name="ro1">
          <table:table-cell office:value-type="string" calcext:value-type="string">
            <text:p>monkeyc5hr1s2325</text:p>
          </table:table-cell>
          <table:table-cell office:value-type="float" office:value="16.972097" calcext:value-type="float">
            <text:p>16,972097</text:p>
          </table:table-cell>
          <table:table-cell office:value-type="float" office:value="7.203701" calcext:value-type="float">
            <text:p>7,203701</text:p>
          </table:table-cell>
        </table:table-row>
        <table:table-row table:style-name="ro1">
          <table:table-cell office:value-type="string" calcext:value-type="string">
            <text:p>monkeyc5hr1s2328</text:p>
          </table:table-cell>
          <table:table-cell office:value-type="float" office:value="17.292881" calcext:value-type="float">
            <text:p>17,292881</text:p>
          </table:table-cell>
          <table:table-cell office:value-type="float" office:value="7.457057" calcext:value-type="float">
            <text:p>7,457057</text:p>
          </table:table-cell>
        </table:table-row>
        <table:table-row table:style-name="ro1">
          <table:table-cell office:value-type="string" calcext:value-type="string">
            <text:p>monkeyc5hr1s2352</text:p>
          </table:table-cell>
          <table:table-cell office:value-type="float" office:value="17.590528" calcext:value-type="float">
            <text:p>17,590528</text:p>
          </table:table-cell>
          <table:table-cell office:value-type="float" office:value="7.470997" calcext:value-type="float">
            <text:p>7,470997</text:p>
          </table:table-cell>
        </table:table-row>
        <table:table-row table:style-name="ro1">
          <table:table-cell office:value-type="string" calcext:value-type="string">
            <text:p>monkeyc5hr1s2354</text:p>
          </table:table-cell>
          <table:table-cell office:value-type="float" office:value="17.148409" calcext:value-type="float">
            <text:p>17,148409</text:p>
          </table:table-cell>
          <table:table-cell office:value-type="float" office:value="6.586957" calcext:value-type="float">
            <text:p>6,586957</text:p>
          </table:table-cell>
        </table:table-row>
        <table:table-row table:style-name="ro1">
          <table:table-cell office:value-type="string" calcext:value-type="string">
            <text:p>monkeyc5hr1s2357</text:p>
          </table:table-cell>
          <table:table-cell office:value-type="float" office:value="15.282383" calcext:value-type="float">
            <text:p>15,282383</text:p>
          </table:table-cell>
          <table:table-cell office:value-type="float" office:value="3.987278" calcext:value-type="float">
            <text:p>3,987278</text:p>
          </table:table-cell>
        </table:table-row>
        <table:table-row table:style-name="ro1">
          <table:table-cell office:value-type="string" calcext:value-type="string">
            <text:p>monkeyc5hr1s2358</text:p>
          </table:table-cell>
          <table:table-cell office:value-type="float" office:value="15.74137" calcext:value-type="float">
            <text:p>15,74137</text:p>
          </table:table-cell>
          <table:table-cell office:value-type="float" office:value="4.398596" calcext:value-type="float">
            <text:p>4,398596</text:p>
          </table:table-cell>
        </table:table-row>
        <table:table-row table:style-name="ro1">
          <table:table-cell office:value-type="string" calcext:value-type="string">
            <text:p>monkeyc5hr1s2360</text:p>
          </table:table-cell>
          <table:table-cell office:value-type="float" office:value="14.799473" calcext:value-type="float">
            <text:p>14,799473</text:p>
          </table:table-cell>
          <table:table-cell office:value-type="float" office:value="2.750277" calcext:value-type="float">
            <text:p>2,750277</text:p>
          </table:table-cell>
        </table:table-row>
        <table:table-row table:style-name="ro1">
          <table:table-cell office:value-type="string" calcext:value-type="string">
            <text:p>monkeyc5hr1s2365</text:p>
          </table:table-cell>
          <table:table-cell office:value-type="float" office:value="17.761824" calcext:value-type="float">
            <text:p>17,761824</text:p>
          </table:table-cell>
          <table:table-cell office:value-type="float" office:value="8.764219" calcext:value-type="float">
            <text:p>8,764219</text:p>
          </table:table-cell>
        </table:table-row>
        <table:table-row table:style-name="ro1">
          <table:table-cell office:value-type="string" calcext:value-type="string">
            <text:p>monkeyc5hr1s2366</text:p>
          </table:table-cell>
          <table:table-cell office:value-type="float" office:value="16.142885" calcext:value-type="float">
            <text:p>16,142885</text:p>
          </table:table-cell>
          <table:table-cell office:value-type="float" office:value="5.220274" calcext:value-type="float">
            <text:p>5,220274</text:p>
          </table:table-cell>
        </table:table-row>
        <table:table-row table:style-name="ro1">
          <table:table-cell office:value-type="string" calcext:value-type="string">
            <text:p>monkeyc5hr1s2368</text:p>
          </table:table-cell>
          <table:table-cell office:value-type="float" office:value="16.707838" calcext:value-type="float">
            <text:p>16,707838</text:p>
          </table:table-cell>
          <table:table-cell office:value-type="float" office:value="5.907681" calcext:value-type="float">
            <text:p>5,907681</text:p>
          </table:table-cell>
        </table:table-row>
        <table:table-row table:style-name="ro1">
          <table:table-cell office:value-type="string" calcext:value-type="string">
            <text:p>monkeyc5hr1s2370</text:p>
          </table:table-cell>
          <table:table-cell office:value-type="float" office:value="17.606255" calcext:value-type="float">
            <text:p>17,606255</text:p>
          </table:table-cell>
          <table:table-cell office:value-type="float" office:value="7.005153" calcext:value-type="float">
            <text:p>7,005153</text:p>
          </table:table-cell>
        </table:table-row>
        <table:table-row table:style-name="ro1">
          <table:table-cell office:value-type="string" calcext:value-type="string">
            <text:p>monkeyc5hr1s2371</text:p>
          </table:table-cell>
          <table:table-cell office:value-type="float" office:value="15.518991" calcext:value-type="float">
            <text:p>15,518991</text:p>
          </table:table-cell>
          <table:table-cell office:value-type="float" office:value="3.142909" calcext:value-type="float">
            <text:p>3,142909</text:p>
          </table:table-cell>
        </table:table-row>
        <table:table-row table:style-name="ro1">
          <table:table-cell office:value-type="string" calcext:value-type="string">
            <text:p>monkeyc5hr1s2373</text:p>
          </table:table-cell>
          <table:table-cell office:value-type="float" office:value="14.743699" calcext:value-type="float">
            <text:p>14,743699</text:p>
          </table:table-cell>
          <table:table-cell office:value-type="float" office:value="2.245092" calcext:value-type="float">
            <text:p>2,245092</text:p>
          </table:table-cell>
        </table:table-row>
        <table:table-row table:style-name="ro1">
          <table:table-cell office:value-type="string" calcext:value-type="string">
            <text:p>monkeyc5hr1s2381</text:p>
          </table:table-cell>
          <table:table-cell office:value-type="float" office:value="17.540018" calcext:value-type="float">
            <text:p>17,540018</text:p>
          </table:table-cell>
          <table:table-cell office:value-type="float" office:value="7.462548" calcext:value-type="float">
            <text:p>7,462548</text:p>
          </table:table-cell>
        </table:table-row>
        <table:table-row table:style-name="ro1">
          <table:table-cell office:value-type="string" calcext:value-type="string">
            <text:p>monkeyc5hr1s2384</text:p>
          </table:table-cell>
          <table:table-cell office:value-type="float" office:value="17.268108" calcext:value-type="float">
            <text:p>17,268108</text:p>
          </table:table-cell>
          <table:table-cell office:value-type="float" office:value="5.524888" calcext:value-type="float">
            <text:p>5,524888</text:p>
          </table:table-cell>
        </table:table-row>
        <table:table-row table:style-name="ro1">
          <table:table-cell office:value-type="string" calcext:value-type="string">
            <text:p>monkeyc5hr1s2386</text:p>
          </table:table-cell>
          <table:table-cell office:value-type="float" office:value="15.752595" calcext:value-type="float">
            <text:p>15,752595</text:p>
          </table:table-cell>
          <table:table-cell office:value-type="float" office:value="3.767472" calcext:value-type="float">
            <text:p>3,767472</text:p>
          </table:table-cell>
        </table:table-row>
        <table:table-row table:style-name="ro1">
          <table:table-cell office:value-type="string" calcext:value-type="string">
            <text:p>monkeyc5hr1s2388</text:p>
          </table:table-cell>
          <table:table-cell office:value-type="float" office:value="17.326273" calcext:value-type="float">
            <text:p>17,326273</text:p>
          </table:table-cell>
          <table:table-cell office:value-type="float" office:value="6.357116" calcext:value-type="float">
            <text:p>6,357116</text:p>
          </table:table-cell>
        </table:table-row>
        <table:table-row table:style-name="ro1">
          <table:table-cell office:value-type="string" calcext:value-type="string">
            <text:p>monkeyc5hr1s2389</text:p>
          </table:table-cell>
          <table:table-cell office:value-type="float" office:value="13.909464" calcext:value-type="float">
            <text:p>13,909464</text:p>
          </table:table-cell>
          <table:table-cell office:value-type="float" office:value="2.385899" calcext:value-type="float">
            <text:p>2,385899</text:p>
          </table:table-cell>
        </table:table-row>
        <table:table-row table:style-name="ro1">
          <table:table-cell office:value-type="string" calcext:value-type="string">
            <text:p>monkeyc5hr1s2391</text:p>
          </table:table-cell>
          <table:table-cell office:value-type="float" office:value="16.573942" calcext:value-type="float">
            <text:p>16,573942</text:p>
          </table:table-cell>
          <table:table-cell office:value-type="float" office:value="5.049413" calcext:value-type="float">
            <text:p>5,049413</text:p>
          </table:table-cell>
        </table:table-row>
        <table:table-row table:style-name="ro1">
          <table:table-cell office:value-type="string" calcext:value-type="string">
            <text:p>monkeyc5hr1s2397</text:p>
          </table:table-cell>
          <table:table-cell office:value-type="float" office:value="17.606455" calcext:value-type="float">
            <text:p>17,606455</text:p>
          </table:table-cell>
          <table:table-cell office:value-type="float" office:value="7.570925" calcext:value-type="float">
            <text:p>7,570925</text:p>
          </table:table-cell>
        </table:table-row>
        <table:table-row table:style-name="ro1">
          <table:table-cell office:value-type="string" calcext:value-type="string">
            <text:p>monkeyc5hr1s2398</text:p>
          </table:table-cell>
          <table:table-cell office:value-type="float" office:value="17.736216" calcext:value-type="float">
            <text:p>17,736216</text:p>
          </table:table-cell>
          <table:table-cell office:value-type="float" office:value="7.252724" calcext:value-type="float">
            <text:p>7,252724</text:p>
          </table:table-cell>
        </table:table-row>
        <table:table-row table:style-name="ro1">
          <table:table-cell office:value-type="string" calcext:value-type="string">
            <text:p>monkeyc5hr1s2401</text:p>
          </table:table-cell>
          <table:table-cell office:value-type="float" office:value="17.517628" calcext:value-type="float">
            <text:p>17,517628</text:p>
          </table:table-cell>
          <table:table-cell office:value-type="float" office:value="7.049178" calcext:value-type="float">
            <text:p>7,049178</text:p>
          </table:table-cell>
        </table:table-row>
        <table:table-row table:style-name="ro1">
          <table:table-cell office:value-type="string" calcext:value-type="string">
            <text:p>monkeyc5hr1s2403</text:p>
          </table:table-cell>
          <table:table-cell office:value-type="float" office:value="16.272091" calcext:value-type="float">
            <text:p>16,272091</text:p>
          </table:table-cell>
          <table:table-cell office:value-type="float" office:value="5.055526" calcext:value-type="float">
            <text:p>5,055526</text:p>
          </table:table-cell>
        </table:table-row>
        <table:table-row table:style-name="ro1">
          <table:table-cell office:value-type="string" calcext:value-type="string">
            <text:p>monkeyc5hr1s2409</text:p>
          </table:table-cell>
          <table:table-cell office:value-type="float" office:value="14.248698" calcext:value-type="float">
            <text:p>14,248698</text:p>
          </table:table-cell>
          <table:table-cell office:value-type="float" office:value="2.754722" calcext:value-type="float">
            <text:p>2,754722</text:p>
          </table:table-cell>
        </table:table-row>
        <table:table-row table:style-name="ro1">
          <table:table-cell office:value-type="string" calcext:value-type="string">
            <text:p>monkeyc5hr1s2415</text:p>
          </table:table-cell>
          <table:table-cell office:value-type="float" office:value="16.5186" calcext:value-type="float">
            <text:p>16,5186</text:p>
          </table:table-cell>
          <table:table-cell office:value-type="float" office:value="5.286826" calcext:value-type="float">
            <text:p>5,286826</text:p>
          </table:table-cell>
        </table:table-row>
        <table:table-row table:style-name="ro1">
          <table:table-cell office:value-type="string" calcext:value-type="string">
            <text:p>monkeyc5hr1s2424</text:p>
          </table:table-cell>
          <table:table-cell office:value-type="float" office:value="15.33724" calcext:value-type="float">
            <text:p>15,33724</text:p>
          </table:table-cell>
          <table:table-cell office:value-type="float" office:value="3.368903" calcext:value-type="float">
            <text:p>3,368903</text:p>
          </table:table-cell>
        </table:table-row>
        <table:table-row table:style-name="ro1">
          <table:table-cell office:value-type="string" calcext:value-type="string">
            <text:p>monkeyc5hr1s2425</text:p>
          </table:table-cell>
          <table:table-cell office:value-type="float" office:value="17.825533" calcext:value-type="float">
            <text:p>17,825533</text:p>
          </table:table-cell>
          <table:table-cell office:value-type="float" office:value="8.522828" calcext:value-type="float">
            <text:p>8,522828</text:p>
          </table:table-cell>
        </table:table-row>
        <table:table-row table:style-name="ro1">
          <table:table-cell office:value-type="string" calcext:value-type="string">
            <text:p>monkeyc5hr1s2427</text:p>
          </table:table-cell>
          <table:table-cell office:value-type="float" office:value="16.766649" calcext:value-type="float">
            <text:p>16,766649</text:p>
          </table:table-cell>
          <table:table-cell office:value-type="float" office:value="6.251406" calcext:value-type="float">
            <text:p>6,251406</text:p>
          </table:table-cell>
        </table:table-row>
        <table:table-row table:style-name="ro1">
          <table:table-cell office:value-type="string" calcext:value-type="string">
            <text:p>monkeyc5hr1s2429</text:p>
          </table:table-cell>
          <table:table-cell office:value-type="float" office:value="15.588351" calcext:value-type="float">
            <text:p>15,588351</text:p>
          </table:table-cell>
          <table:table-cell office:value-type="float" office:value="3.307584" calcext:value-type="float">
            <text:p>3,307584</text:p>
          </table:table-cell>
        </table:table-row>
        <table:table-row table:style-name="ro1">
          <table:table-cell office:value-type="string" calcext:value-type="string">
            <text:p>monkeyc5hr1s2430</text:p>
          </table:table-cell>
          <table:table-cell office:value-type="float" office:value="17.94623" calcext:value-type="float">
            <text:p>17,94623</text:p>
          </table:table-cell>
          <table:table-cell office:value-type="float" office:value="8.297577" calcext:value-type="float">
            <text:p>8,297577</text:p>
          </table:table-cell>
        </table:table-row>
        <table:table-row table:style-name="ro1">
          <table:table-cell office:value-type="string" calcext:value-type="string">
            <text:p>monkeyc5hr1s2432</text:p>
          </table:table-cell>
          <table:table-cell office:value-type="float" office:value="17.150461" calcext:value-type="float">
            <text:p>17,150461</text:p>
          </table:table-cell>
          <table:table-cell office:value-type="float" office:value="5.325473" calcext:value-type="float">
            <text:p>5,325473</text:p>
          </table:table-cell>
        </table:table-row>
        <table:table-row table:style-name="ro1">
          <table:table-cell office:value-type="string" calcext:value-type="string">
            <text:p>monkeyc5hr1s2435</text:p>
          </table:table-cell>
          <table:table-cell office:value-type="float" office:value="17.838484" calcext:value-type="float">
            <text:p>17,838484</text:p>
          </table:table-cell>
          <table:table-cell office:value-type="float" office:value="7.468691" calcext:value-type="float">
            <text:p>7,468691</text:p>
          </table:table-cell>
        </table:table-row>
        <table:table-row table:style-name="ro1">
          <table:table-cell office:value-type="string" calcext:value-type="string">
            <text:p>monkeyc5hr1s2436</text:p>
          </table:table-cell>
          <table:table-cell office:value-type="float" office:value="14.474232" calcext:value-type="float">
            <text:p>14,474232</text:p>
          </table:table-cell>
          <table:table-cell office:value-type="float" office:value="2.436212" calcext:value-type="float">
            <text:p>2,436212</text:p>
          </table:table-cell>
        </table:table-row>
        <table:table-row table:style-name="ro1">
          <table:table-cell office:value-type="string" calcext:value-type="string">
            <text:p>monkeyc5hr1s2437</text:p>
          </table:table-cell>
          <table:table-cell office:value-type="float" office:value="17.145103" calcext:value-type="float">
            <text:p>17,145103</text:p>
          </table:table-cell>
          <table:table-cell office:value-type="float" office:value="7.851793" calcext:value-type="float">
            <text:p>7,851793</text:p>
          </table:table-cell>
        </table:table-row>
        <table:table-row table:style-name="ro1">
          <table:table-cell office:value-type="string" calcext:value-type="string">
            <text:p>monkeyc5hr1s2439</text:p>
          </table:table-cell>
          <table:table-cell office:value-type="float" office:value="13.539163" calcext:value-type="float">
            <text:p>13,539163</text:p>
          </table:table-cell>
          <table:table-cell office:value-type="float" office:value="2.351274" calcext:value-type="float">
            <text:p>2,351274</text:p>
          </table:table-cell>
        </table:table-row>
        <table:table-row table:style-name="ro1">
          <table:table-cell office:value-type="string" calcext:value-type="string">
            <text:p>monkeyc5hr1s2444</text:p>
          </table:table-cell>
          <table:table-cell office:value-type="float" office:value="15.563436" calcext:value-type="float">
            <text:p>15,563436</text:p>
          </table:table-cell>
          <table:table-cell office:value-type="float" office:value="3.015604" calcext:value-type="float">
            <text:p>3,015604</text:p>
          </table:table-cell>
        </table:table-row>
        <table:table-row table:style-name="ro1">
          <table:table-cell office:value-type="string" calcext:value-type="string">
            <text:p>monkeyc5hr1s2449</text:p>
          </table:table-cell>
          <table:table-cell office:value-type="float" office:value="17.462576" calcext:value-type="float">
            <text:p>17,462576</text:p>
          </table:table-cell>
          <table:table-cell office:value-type="float" office:value="6.906336" calcext:value-type="float">
            <text:p>6,906336</text:p>
          </table:table-cell>
        </table:table-row>
        <table:table-row table:style-name="ro1">
          <table:table-cell office:value-type="string" calcext:value-type="string">
            <text:p>monkeyc5hr1s2452</text:p>
          </table:table-cell>
          <table:table-cell office:value-type="float" office:value="16.99209" calcext:value-type="float">
            <text:p>16,99209</text:p>
          </table:table-cell>
          <table:table-cell office:value-type="float" office:value="6.491616" calcext:value-type="float">
            <text:p>6,491616</text:p>
          </table:table-cell>
        </table:table-row>
        <table:table-row table:style-name="ro1">
          <table:table-cell office:value-type="string" calcext:value-type="string">
            <text:p>monkeyc5hr1s2453</text:p>
          </table:table-cell>
          <table:table-cell office:value-type="float" office:value="16.753325" calcext:value-type="float">
            <text:p>16,753325</text:p>
          </table:table-cell>
          <table:table-cell office:value-type="float" office:value="6.304726" calcext:value-type="float">
            <text:p>6,304726</text:p>
          </table:table-cell>
        </table:table-row>
        <table:table-row table:style-name="ro1">
          <table:table-cell office:value-type="string" calcext:value-type="string">
            <text:p>monkeyc5hr1s2455</text:p>
          </table:table-cell>
          <table:table-cell office:value-type="float" office:value="16.70989" calcext:value-type="float">
            <text:p>16,70989</text:p>
          </table:table-cell>
          <table:table-cell office:value-type="float" office:value="5.650574" calcext:value-type="float">
            <text:p>5,650574</text:p>
          </table:table-cell>
        </table:table-row>
        <table:table-row table:style-name="ro1">
          <table:table-cell office:value-type="string" calcext:value-type="string">
            <text:p>monkeyc5hr1s2456</text:p>
          </table:table-cell>
          <table:table-cell office:value-type="float" office:value="15.145217" calcext:value-type="float">
            <text:p>15,145217</text:p>
          </table:table-cell>
          <table:table-cell office:value-type="float" office:value="3.261051" calcext:value-type="float">
            <text:p>3,261051</text:p>
          </table:table-cell>
        </table:table-row>
        <table:table-row table:style-name="ro1">
          <table:table-cell office:value-type="string" calcext:value-type="string">
            <text:p>monkeyc5hr1s2460</text:p>
          </table:table-cell>
          <table:table-cell office:value-type="float" office:value="16.629908" calcext:value-type="float">
            <text:p>16,629908</text:p>
          </table:table-cell>
          <table:table-cell office:value-type="float" office:value="4.949406" calcext:value-type="float">
            <text:p>4,949406</text:p>
          </table:table-cell>
        </table:table-row>
        <table:table-row table:style-name="ro1">
          <table:table-cell office:value-type="string" calcext:value-type="string">
            <text:p>monkeyc5hr1s2464</text:p>
          </table:table-cell>
          <table:table-cell office:value-type="float" office:value="17.729389" calcext:value-type="float">
            <text:p>17,729389</text:p>
          </table:table-cell>
          <table:table-cell office:value-type="float" office:value="8.771602" calcext:value-type="float">
            <text:p>8,771602</text:p>
          </table:table-cell>
        </table:table-row>
        <table:table-row table:style-name="ro1">
          <table:table-cell office:value-type="string" calcext:value-type="string">
            <text:p>monkeyc5hr1s2467</text:p>
          </table:table-cell>
          <table:table-cell office:value-type="float" office:value="17.134586" calcext:value-type="float">
            <text:p>17,134586</text:p>
          </table:table-cell>
          <table:table-cell office:value-type="float" office:value="7.028618" calcext:value-type="float">
            <text:p>7,028618</text:p>
          </table:table-cell>
        </table:table-row>
        <table:table-row table:style-name="ro1">
          <table:table-cell office:value-type="string" calcext:value-type="string">
            <text:p>monkeyc5hr1s2468</text:p>
          </table:table-cell>
          <table:table-cell office:value-type="float" office:value="15.823974" calcext:value-type="float">
            <text:p>15,823974</text:p>
          </table:table-cell>
          <table:table-cell office:value-type="float" office:value="4.365041" calcext:value-type="float">
            <text:p>4,365041</text:p>
          </table:table-cell>
        </table:table-row>
        <table:table-row table:style-name="ro1">
          <table:table-cell office:value-type="string" calcext:value-type="string">
            <text:p>monkeyc5hr1s2469</text:p>
          </table:table-cell>
          <table:table-cell office:value-type="float" office:value="15.127575" calcext:value-type="float">
            <text:p>15,127575</text:p>
          </table:table-cell>
          <table:table-cell office:value-type="float" office:value="3.247279" calcext:value-type="float">
            <text:p>3,247279</text:p>
          </table:table-cell>
        </table:table-row>
        <table:table-row table:style-name="ro1">
          <table:table-cell office:value-type="string" calcext:value-type="string">
            <text:p>monkeyc5hr1s2471</text:p>
          </table:table-cell>
          <table:table-cell office:value-type="float" office:value="15.48459" calcext:value-type="float">
            <text:p>15,48459</text:p>
          </table:table-cell>
          <table:table-cell office:value-type="float" office:value="4.343161" calcext:value-type="float">
            <text:p>4,343161</text:p>
          </table:table-cell>
        </table:table-row>
        <table:table-row table:style-name="ro1">
          <table:table-cell office:value-type="string" calcext:value-type="string">
            <text:p>monkeyc5hr1s2473</text:p>
          </table:table-cell>
          <table:table-cell office:value-type="float" office:value="14.867126" calcext:value-type="float">
            <text:p>14,867126</text:p>
          </table:table-cell>
          <table:table-cell office:value-type="float" office:value="2.705744" calcext:value-type="float">
            <text:p>2,705744</text:p>
          </table:table-cell>
        </table:table-row>
        <table:table-row table:style-name="ro1">
          <table:table-cell office:value-type="string" calcext:value-type="string">
            <text:p>monkeyc5hr1s2474</text:p>
          </table:table-cell>
          <table:table-cell office:value-type="float" office:value="17.280539" calcext:value-type="float">
            <text:p>17,280539</text:p>
          </table:table-cell>
          <table:table-cell office:value-type="float" office:value="6.696436" calcext:value-type="float">
            <text:p>6,696436</text:p>
          </table:table-cell>
        </table:table-row>
        <table:table-row table:style-name="ro1">
          <table:table-cell office:value-type="string" calcext:value-type="string">
            <text:p>monkeyc5hr1s2483</text:p>
          </table:table-cell>
          <table:table-cell office:value-type="float" office:value="16.502151" calcext:value-type="float">
            <text:p>16,502151</text:p>
          </table:table-cell>
          <table:table-cell office:value-type="float" office:value="5.303805" calcext:value-type="float">
            <text:p>5,303805</text:p>
          </table:table-cell>
        </table:table-row>
        <table:table-row table:style-name="ro1">
          <table:table-cell office:value-type="string" calcext:value-type="string">
            <text:p>monkeyc5hr1s2484</text:p>
          </table:table-cell>
          <table:table-cell office:value-type="float" office:value="16.528723" calcext:value-type="float">
            <text:p>16,528723</text:p>
          </table:table-cell>
          <table:table-cell office:value-type="float" office:value="5.054523" calcext:value-type="float">
            <text:p>5,054523</text:p>
          </table:table-cell>
        </table:table-row>
        <table:table-row table:style-name="ro1">
          <table:table-cell office:value-type="string" calcext:value-type="string">
            <text:p>monkeyc5hr1s2490</text:p>
          </table:table-cell>
          <table:table-cell office:value-type="float" office:value="16.780281" calcext:value-type="float">
            <text:p>16,780281</text:p>
          </table:table-cell>
          <table:table-cell office:value-type="float" office:value="5.835589" calcext:value-type="float">
            <text:p>5,835589</text:p>
          </table:table-cell>
        </table:table-row>
        <table:table-row table:style-name="ro1">
          <table:table-cell office:value-type="string" calcext:value-type="string">
            <text:p>monkeyc5hr1s2500</text:p>
          </table:table-cell>
          <table:table-cell office:value-type="float" office:value="17.500408" calcext:value-type="float">
            <text:p>17,500408</text:p>
          </table:table-cell>
          <table:table-cell office:value-type="float" office:value="6.607711" calcext:value-type="float">
            <text:p>6,607711</text:p>
          </table:table-cell>
        </table:table-row>
        <table:table-row table:style-name="ro1">
          <table:table-cell office:value-type="string" calcext:value-type="string">
            <text:p>monkeyc6r1s2501</text:p>
          </table:table-cell>
          <table:table-cell office:value-type="float" office:value="19.758615" calcext:value-type="float">
            <text:p>19,758615</text:p>
          </table:table-cell>
          <table:table-cell office:value-type="float" office:value="6.913073" calcext:value-type="float">
            <text:p>6,913073</text:p>
          </table:table-cell>
        </table:table-row>
        <table:table-row table:style-name="ro1">
          <table:table-cell office:value-type="string" calcext:value-type="string">
            <text:p>monkeyc6r1s2503</text:p>
          </table:table-cell>
          <table:table-cell office:value-type="float" office:value="19.401514" calcext:value-type="float">
            <text:p>19,401514</text:p>
          </table:table-cell>
          <table:table-cell office:value-type="float" office:value="4.889308" calcext:value-type="float">
            <text:p>4,889308</text:p>
          </table:table-cell>
        </table:table-row>
        <table:table-row table:style-name="ro1">
          <table:table-cell office:value-type="string" calcext:value-type="string">
            <text:p>monkeyc6r1s2505</text:p>
          </table:table-cell>
          <table:table-cell office:value-type="float" office:value="19.892994" calcext:value-type="float">
            <text:p>19,892994</text:p>
          </table:table-cell>
          <table:table-cell office:value-type="float" office:value="7.434325" calcext:value-type="float">
            <text:p>7,434325</text:p>
          </table:table-cell>
        </table:table-row>
        <table:table-row table:style-name="ro1">
          <table:table-cell office:value-type="string" calcext:value-type="string">
            <text:p>monkeyc6r1s2506</text:p>
          </table:table-cell>
          <table:table-cell office:value-type="float" office:value="19.361628" calcext:value-type="float">
            <text:p>19,361628</text:p>
          </table:table-cell>
          <table:table-cell office:value-type="float" office:value="11.389095" calcext:value-type="float">
            <text:p>11,389095</text:p>
          </table:table-cell>
        </table:table-row>
        <table:table-row table:style-name="ro1">
          <table:table-cell office:value-type="string" calcext:value-type="string">
            <text:p>monkeyc6r1s2509</text:p>
          </table:table-cell>
          <table:table-cell office:value-type="float" office:value="19.517706" calcext:value-type="float">
            <text:p>19,517706</text:p>
          </table:table-cell>
          <table:table-cell office:value-type="float" office:value="5.530984" calcext:value-type="float">
            <text:p>5,530984</text:p>
          </table:table-cell>
        </table:table-row>
        <table:table-row table:style-name="ro1">
          <table:table-cell office:value-type="string" calcext:value-type="string">
            <text:p>monkeyc6r1s2512</text:p>
          </table:table-cell>
          <table:table-cell office:value-type="float" office:value="19.477541" calcext:value-type="float">
            <text:p>19,477541</text:p>
          </table:table-cell>
          <table:table-cell office:value-type="float" office:value="10.712845" calcext:value-type="float">
            <text:p>10,712845</text:p>
          </table:table-cell>
        </table:table-row>
        <table:table-row table:style-name="ro1">
          <table:table-cell office:value-type="string" calcext:value-type="string">
            <text:p>monkeyc6r1s2519</text:p>
          </table:table-cell>
          <table:table-cell office:value-type="float" office:value="18.414669" calcext:value-type="float">
            <text:p>18,414669</text:p>
          </table:table-cell>
          <table:table-cell office:value-type="float" office:value="3.150063" calcext:value-type="float">
            <text:p>3,150063</text:p>
          </table:table-cell>
        </table:table-row>
        <table:table-row table:style-name="ro1">
          <table:table-cell office:value-type="string" calcext:value-type="string">
            <text:p>monkeyc6r1s2522</text:p>
          </table:table-cell>
          <table:table-cell office:value-type="float" office:value="19.77309" calcext:value-type="float">
            <text:p>19,77309</text:p>
          </table:table-cell>
          <table:table-cell office:value-type="float" office:value="9.230553" calcext:value-type="float">
            <text:p>9,230553</text:p>
          </table:table-cell>
        </table:table-row>
        <table:table-row table:style-name="ro1">
          <table:table-cell office:value-type="string" calcext:value-type="string">
            <text:p>monkeyc6r1s2539</text:p>
          </table:table-cell>
          <table:table-cell office:value-type="float" office:value="17.464769" calcext:value-type="float">
            <text:p>17,464769</text:p>
          </table:table-cell>
          <table:table-cell office:value-type="float" office:value="1.593921" calcext:value-type="float">
            <text:p>1,593921</text:p>
          </table:table-cell>
        </table:table-row>
        <table:table-row table:style-name="ro1">
          <table:table-cell office:value-type="string" calcext:value-type="string">
            <text:p>monkeyc6r1s2545</text:p>
          </table:table-cell>
          <table:table-cell office:value-type="float" office:value="18.488298" calcext:value-type="float">
            <text:p>18,488298</text:p>
          </table:table-cell>
          <table:table-cell office:value-type="float" office:value="2.400224" calcext:value-type="float">
            <text:p>2,400224</text:p>
          </table:table-cell>
        </table:table-row>
        <table:table-row table:style-name="ro1">
          <table:table-cell office:value-type="string" calcext:value-type="string">
            <text:p>monkeyc6r1s2546</text:p>
          </table:table-cell>
          <table:table-cell office:value-type="float" office:value="19.937294" calcext:value-type="float">
            <text:p>19,937294</text:p>
          </table:table-cell>
          <table:table-cell office:value-type="float" office:value="8.102112" calcext:value-type="float">
            <text:p>8,102112</text:p>
          </table:table-cell>
        </table:table-row>
        <table:table-row table:style-name="ro1">
          <table:table-cell office:value-type="string" calcext:value-type="string">
            <text:p>monkeyc6r1s2555</text:p>
          </table:table-cell>
          <table:table-cell office:value-type="float" office:value="17.49818" calcext:value-type="float">
            <text:p>17,49818</text:p>
          </table:table-cell>
          <table:table-cell office:value-type="float" office:value="1.147946" calcext:value-type="float">
            <text:p>1,147946</text:p>
          </table:table-cell>
        </table:table-row>
        <table:table-row table:style-name="ro1">
          <table:table-cell office:value-type="string" calcext:value-type="string">
            <text:p>monkeyc6r1s2557</text:p>
          </table:table-cell>
          <table:table-cell office:value-type="float" office:value="17.813713" calcext:value-type="float">
            <text:p>17,813713</text:p>
          </table:table-cell>
          <table:table-cell office:value-type="float" office:value="1.906638" calcext:value-type="float">
            <text:p>1,906638</text:p>
          </table:table-cell>
        </table:table-row>
        <table:table-row table:style-name="ro1">
          <table:table-cell office:value-type="string" calcext:value-type="string">
            <text:p>monkeyc6r1s2559</text:p>
          </table:table-cell>
          <table:table-cell office:value-type="float" office:value="18.304773" calcext:value-type="float">
            <text:p>18,304773</text:p>
          </table:table-cell>
          <table:table-cell office:value-type="float" office:value="2.472321" calcext:value-type="float">
            <text:p>2,472321</text:p>
          </table:table-cell>
        </table:table-row>
        <table:table-row table:style-name="ro1">
          <table:table-cell office:value-type="string" calcext:value-type="string">
            <text:p>monkeyc6r1s2561</text:p>
          </table:table-cell>
          <table:table-cell office:value-type="float" office:value="17.148869" calcext:value-type="float">
            <text:p>17,148869</text:p>
          </table:table-cell>
          <table:table-cell office:value-type="float" office:value="1.117486" calcext:value-type="float">
            <text:p>1,117486</text:p>
          </table:table-cell>
        </table:table-row>
        <table:table-row table:style-name="ro1">
          <table:table-cell office:value-type="string" calcext:value-type="string">
            <text:p>monkeyc6r1s2572</text:p>
          </table:table-cell>
          <table:table-cell office:value-type="float" office:value="19.566465" calcext:value-type="float">
            <text:p>19,566465</text:p>
          </table:table-cell>
          <table:table-cell office:value-type="float" office:value="8.048672" calcext:value-type="float">
            <text:p>8,048672</text:p>
          </table:table-cell>
        </table:table-row>
        <table:table-row table:style-name="ro1">
          <table:table-cell office:value-type="string" calcext:value-type="string">
            <text:p>monkeyc6r1s2584</text:p>
          </table:table-cell>
          <table:table-cell office:value-type="float" office:value="19.10041" calcext:value-type="float">
            <text:p>19,10041</text:p>
          </table:table-cell>
          <table:table-cell office:value-type="float" office:value="11.287876" calcext:value-type="float">
            <text:p>11,287876</text:p>
          </table:table-cell>
        </table:table-row>
        <table:table-row table:style-name="ro1">
          <table:table-cell office:value-type="string" calcext:value-type="string">
            <text:p>monkeyc6r1s2585</text:p>
          </table:table-cell>
          <table:table-cell office:value-type="float" office:value="19.252157" calcext:value-type="float">
            <text:p>19,252157</text:p>
          </table:table-cell>
          <table:table-cell office:value-type="float" office:value="5.403482" calcext:value-type="float">
            <text:p>5,403482</text:p>
          </table:table-cell>
        </table:table-row>
        <table:table-row table:style-name="ro1">
          <table:table-cell office:value-type="string" calcext:value-type="string">
            <text:p>monkeyc6r1s2586</text:p>
          </table:table-cell>
          <table:table-cell office:value-type="float" office:value="19.14769" calcext:value-type="float">
            <text:p>19,14769</text:p>
          </table:table-cell>
          <table:table-cell office:value-type="float" office:value="11.275192" calcext:value-type="float">
            <text:p>11,275192</text:p>
          </table:table-cell>
        </table:table-row>
        <table:table-row table:style-name="ro1">
          <table:table-cell office:value-type="string" calcext:value-type="string">
            <text:p>monkeyc6r1s2587</text:p>
          </table:table-cell>
          <table:table-cell office:value-type="float" office:value="19.840509" calcext:value-type="float">
            <text:p>19,840509</text:p>
          </table:table-cell>
          <table:table-cell office:value-type="float" office:value="6.615557" calcext:value-type="float">
            <text:p>6,615557</text:p>
          </table:table-cell>
        </table:table-row>
        <table:table-row table:style-name="ro1">
          <table:table-cell office:value-type="string" calcext:value-type="string">
            <text:p>monkeyc6r1s2591</text:p>
          </table:table-cell>
          <table:table-cell office:value-type="float" office:value="19.585627" calcext:value-type="float">
            <text:p>19,585627</text:p>
          </table:table-cell>
          <table:table-cell office:value-type="float" office:value="6.133946" calcext:value-type="float">
            <text:p>6,133946</text:p>
          </table:table-cell>
        </table:table-row>
        <table:table-row table:style-name="ro1">
          <table:table-cell office:value-type="string" calcext:value-type="string">
            <text:p>monkeyc6r1s2596</text:p>
          </table:table-cell>
          <table:table-cell office:value-type="float" office:value="19.295397" calcext:value-type="float">
            <text:p>19,295397</text:p>
          </table:table-cell>
          <table:table-cell office:value-type="float" office:value="5.333294" calcext:value-type="float">
            <text:p>5,333294</text:p>
          </table:table-cell>
        </table:table-row>
        <table:table-row table:style-name="ro1">
          <table:table-cell office:value-type="string" calcext:value-type="string">
            <text:p>monkeyc6r1s2603</text:p>
          </table:table-cell>
          <table:table-cell office:value-type="float" office:value="19.810726" calcext:value-type="float">
            <text:p>19,810726</text:p>
          </table:table-cell>
          <table:table-cell office:value-type="float" office:value="6.62452" calcext:value-type="float">
            <text:p>6,62452</text:p>
          </table:table-cell>
        </table:table-row>
        <table:table-row table:style-name="ro1">
          <table:table-cell office:value-type="string" calcext:value-type="string">
            <text:p>monkeyc6r1s2605</text:p>
          </table:table-cell>
          <table:table-cell office:value-type="float" office:value="19.847725" calcext:value-type="float">
            <text:p>19,847725</text:p>
          </table:table-cell>
          <table:table-cell office:value-type="float" office:value="7.65277" calcext:value-type="float">
            <text:p>7,65277</text:p>
          </table:table-cell>
        </table:table-row>
        <table:table-row table:style-name="ro1">
          <table:table-cell office:value-type="string" calcext:value-type="string">
            <text:p>monkeyc6r1s2625</text:p>
          </table:table-cell>
          <table:table-cell office:value-type="float" office:value="18.917961" calcext:value-type="float">
            <text:p>18,917961</text:p>
          </table:table-cell>
          <table:table-cell office:value-type="float" office:value="3.286087" calcext:value-type="float">
            <text:p>3,286087</text:p>
          </table:table-cell>
        </table:table-row>
        <table:table-row table:style-name="ro1">
          <table:table-cell office:value-type="string" calcext:value-type="string">
            <text:p>monkeyc6r1s2629</text:p>
          </table:table-cell>
          <table:table-cell office:value-type="float" office:value="19.378513" calcext:value-type="float">
            <text:p>19,378513</text:p>
          </table:table-cell>
          <table:table-cell office:value-type="float" office:value="5.696687" calcext:value-type="float">
            <text:p>5,696687</text:p>
          </table:table-cell>
        </table:table-row>
        <table:table-row table:style-name="ro1">
          <table:table-cell office:value-type="string" calcext:value-type="string">
            <text:p>monkeyc6r1s2635</text:p>
          </table:table-cell>
          <table:table-cell office:value-type="float" office:value="19.74264" calcext:value-type="float">
            <text:p>19,74264</text:p>
          </table:table-cell>
          <table:table-cell office:value-type="float" office:value="5.749957" calcext:value-type="float">
            <text:p>5,749957</text:p>
          </table:table-cell>
        </table:table-row>
        <table:table-row table:style-name="ro1">
          <table:table-cell office:value-type="string" calcext:value-type="string">
            <text:p>monkeyc6r1s2647</text:p>
          </table:table-cell>
          <table:table-cell office:value-type="float" office:value="19.756317" calcext:value-type="float">
            <text:p>19,756317</text:p>
          </table:table-cell>
          <table:table-cell office:value-type="float" office:value="6.949408" calcext:value-type="float">
            <text:p>6,949408</text:p>
          </table:table-cell>
        </table:table-row>
        <table:table-row table:style-name="ro1">
          <table:table-cell office:value-type="string" calcext:value-type="string">
            <text:p>monkeyc6r1s2658</text:p>
          </table:table-cell>
          <table:table-cell office:value-type="float" office:value="19.760021" calcext:value-type="float">
            <text:p>19,760021</text:p>
          </table:table-cell>
          <table:table-cell office:value-type="float" office:value="9.829112" calcext:value-type="float">
            <text:p>9,829112</text:p>
          </table:table-cell>
        </table:table-row>
        <table:table-row table:style-name="ro1">
          <table:table-cell office:value-type="string" calcext:value-type="string">
            <text:p>monkeyc6r1s2666</text:p>
          </table:table-cell>
          <table:table-cell office:value-type="float" office:value="19.460779" calcext:value-type="float">
            <text:p>19,460779</text:p>
          </table:table-cell>
          <table:table-cell office:value-type="float" office:value="9.39454" calcext:value-type="float">
            <text:p>9,39454</text:p>
          </table:table-cell>
        </table:table-row>
        <table:table-row table:style-name="ro1">
          <table:table-cell office:value-type="string" calcext:value-type="string">
            <text:p>monkeyc6r1s2667</text:p>
          </table:table-cell>
          <table:table-cell office:value-type="float" office:value="16.375658" calcext:value-type="float">
            <text:p>16,375658</text:p>
          </table:table-cell>
          <table:table-cell office:value-type="float" office:value="0.018185" calcext:value-type="float">
            <text:p>0,018185</text:p>
          </table:table-cell>
        </table:table-row>
        <table:table-row table:style-name="ro1">
          <table:table-cell office:value-type="string" calcext:value-type="string">
            <text:p>monkeyc6r1s2675</text:p>
          </table:table-cell>
          <table:table-cell office:value-type="float" office:value="17.340841" calcext:value-type="float">
            <text:p>17,340841</text:p>
          </table:table-cell>
          <table:table-cell office:value-type="float" office:value="1.232661" calcext:value-type="float">
            <text:p>1,232661</text:p>
          </table:table-cell>
        </table:table-row>
        <table:table-row table:style-name="ro1">
          <table:table-cell office:value-type="string" calcext:value-type="string">
            <text:p>monkeyc6r1s2676</text:p>
          </table:table-cell>
          <table:table-cell office:value-type="float" office:value="19.389753" calcext:value-type="float">
            <text:p>19,389753</text:p>
          </table:table-cell>
          <table:table-cell office:value-type="float" office:value="5.954995" calcext:value-type="float">
            <text:p>5,954995</text:p>
          </table:table-cell>
        </table:table-row>
        <table:table-row table:style-name="ro1">
          <table:table-cell office:value-type="string" calcext:value-type="string">
            <text:p>monkeyc6r1s2677</text:p>
          </table:table-cell>
          <table:table-cell office:value-type="float" office:value="16.935234" calcext:value-type="float">
            <text:p>16,935234</text:p>
          </table:table-cell>
          <table:table-cell office:value-type="float" office:value="0.731999" calcext:value-type="float">
            <text:p>0,731999</text:p>
          </table:table-cell>
        </table:table-row>
        <table:table-row table:style-name="ro1">
          <table:table-cell office:value-type="string" calcext:value-type="string">
            <text:p>monkeyc6r1s2685</text:p>
          </table:table-cell>
          <table:table-cell office:value-type="float" office:value="19.687462" calcext:value-type="float">
            <text:p>19,687462</text:p>
          </table:table-cell>
          <table:table-cell office:value-type="float" office:value="5.59937" calcext:value-type="float">
            <text:p>5,59937</text:p>
          </table:table-cell>
        </table:table-row>
        <table:table-row table:style-name="ro1">
          <table:table-cell office:value-type="string" calcext:value-type="string">
            <text:p>monkeyc6r1s2693</text:p>
          </table:table-cell>
          <table:table-cell office:value-type="float" office:value="18.424715" calcext:value-type="float">
            <text:p>18,424715</text:p>
          </table:table-cell>
          <table:table-cell office:value-type="float" office:value="2.938004" calcext:value-type="float">
            <text:p>2,938004</text:p>
          </table:table-cell>
        </table:table-row>
        <table:table-row table:style-name="ro1">
          <table:table-cell office:value-type="string" calcext:value-type="string">
            <text:p>monkeyc6r1s2699</text:p>
          </table:table-cell>
          <table:table-cell office:value-type="float" office:value="19.182924" calcext:value-type="float">
            <text:p>19,182924</text:p>
          </table:table-cell>
          <table:table-cell office:value-type="float" office:value="4.499976" calcext:value-type="float">
            <text:p>4,499976</text:p>
          </table:table-cell>
        </table:table-row>
        <table:table-row table:style-name="ro1">
          <table:table-cell office:value-type="string" calcext:value-type="string">
            <text:p>monkeyc6r1s2710</text:p>
          </table:table-cell>
          <table:table-cell office:value-type="float" office:value="19.910824" calcext:value-type="float">
            <text:p>19,910824</text:p>
          </table:table-cell>
          <table:table-cell office:value-type="float" office:value="9.215158" calcext:value-type="float">
            <text:p>9,215158</text:p>
          </table:table-cell>
        </table:table-row>
        <table:table-row table:style-name="ro1">
          <table:table-cell office:value-type="string" calcext:value-type="string">
            <text:p>monkeyc6r1s2719</text:p>
          </table:table-cell>
          <table:table-cell office:value-type="float" office:value="16.999895" calcext:value-type="float">
            <text:p>16,999895</text:p>
          </table:table-cell>
          <table:table-cell office:value-type="float" office:value="0.7124" calcext:value-type="float">
            <text:p>0,7124</text:p>
          </table:table-cell>
        </table:table-row>
        <table:table-row table:style-name="ro1">
          <table:table-cell office:value-type="string" calcext:value-type="string">
            <text:p>monkeyc6r1s2729</text:p>
          </table:table-cell>
          <table:table-cell office:value-type="float" office:value="19.776953" calcext:value-type="float">
            <text:p>19,776953</text:p>
          </table:table-cell>
          <table:table-cell office:value-type="float" office:value="6.846925" calcext:value-type="float">
            <text:p>6,846925</text:p>
          </table:table-cell>
        </table:table-row>
        <table:table-row table:style-name="ro1">
          <table:table-cell office:value-type="string" calcext:value-type="string">
            <text:p>monkeyc6r1s2746</text:p>
          </table:table-cell>
          <table:table-cell office:value-type="float" office:value="19.763283" calcext:value-type="float">
            <text:p>19,763283</text:p>
          </table:table-cell>
          <table:table-cell office:value-type="float" office:value="8.498847" calcext:value-type="float">
            <text:p>8,498847</text:p>
          </table:table-cell>
        </table:table-row>
        <table:table-row table:style-name="ro1">
          <table:table-cell office:value-type="string" calcext:value-type="string">
            <text:p>monkeyc6r1s2749</text:p>
          </table:table-cell>
          <table:table-cell office:value-type="float" office:value="19.562187" calcext:value-type="float">
            <text:p>19,562187</text:p>
          </table:table-cell>
          <table:table-cell office:value-type="float" office:value="5.157059" calcext:value-type="float">
            <text:p>5,157059</text:p>
          </table:table-cell>
        </table:table-row>
        <table:table-row table:style-name="ro1">
          <table:table-cell office:value-type="string" calcext:value-type="string">
            <text:p>monkeyc6r1s2751</text:p>
          </table:table-cell>
          <table:table-cell office:value-type="float" office:value="17.174992" calcext:value-type="float">
            <text:p>17,174992</text:p>
          </table:table-cell>
          <table:table-cell office:value-type="float" office:value="1.141062" calcext:value-type="float">
            <text:p>1,141062</text:p>
          </table:table-cell>
        </table:table-row>
        <table:table-row table:style-name="ro1">
          <table:table-cell office:value-type="string" calcext:value-type="string">
            <text:p>monkeyc6r1s2752</text:p>
          </table:table-cell>
          <table:table-cell office:value-type="float" office:value="19.879438" calcext:value-type="float">
            <text:p>19,879438</text:p>
          </table:table-cell>
          <table:table-cell office:value-type="float" office:value="9.142668" calcext:value-type="float">
            <text:p>9,142668</text:p>
          </table:table-cell>
        </table:table-row>
        <table:table-row table:style-name="ro1">
          <table:table-cell office:value-type="string" calcext:value-type="string">
            <text:p>monkeyc6r1s2754</text:p>
          </table:table-cell>
          <table:table-cell office:value-type="float" office:value="19.066057" calcext:value-type="float">
            <text:p>19,066057</text:p>
          </table:table-cell>
          <table:table-cell office:value-type="float" office:value="11.493099" calcext:value-type="float">
            <text:p>11,493099</text:p>
          </table:table-cell>
        </table:table-row>
        <table:table-row table:style-name="ro1">
          <table:table-cell office:value-type="string" calcext:value-type="string">
            <text:p>monkeyc6r1s2757</text:p>
          </table:table-cell>
          <table:table-cell office:value-type="float" office:value="16.475445" calcext:value-type="float">
            <text:p>16,475445</text:p>
          </table:table-cell>
          <table:table-cell office:value-type="float" office:value="0.05331" calcext:value-type="float">
            <text:p>0,05331</text:p>
          </table:table-cell>
        </table:table-row>
        <table:table-row table:style-name="ro1">
          <table:table-cell office:value-type="string" calcext:value-type="string">
            <text:p>monkeyc6r1s2758</text:p>
          </table:table-cell>
          <table:table-cell office:value-type="float" office:value="19.6231" calcext:value-type="float">
            <text:p>19,6231</text:p>
          </table:table-cell>
          <table:table-cell office:value-type="float" office:value="10.511129" calcext:value-type="float">
            <text:p>10,511129</text:p>
          </table:table-cell>
        </table:table-row>
        <table:table-row table:style-name="ro1">
          <table:table-cell office:value-type="string" calcext:value-type="string">
            <text:p>monkeyc6r1s2769</text:p>
          </table:table-cell>
          <table:table-cell office:value-type="float" office:value="18.982098" calcext:value-type="float">
            <text:p>18,982098</text:p>
          </table:table-cell>
          <table:table-cell office:value-type="float" office:value="3.772493" calcext:value-type="float">
            <text:p>3,772493</text:p>
          </table:table-cell>
        </table:table-row>
        <table:table-row table:style-name="ro1">
          <table:table-cell office:value-type="string" calcext:value-type="string">
            <text:p>monkeyc6r1s2773</text:p>
          </table:table-cell>
          <table:table-cell office:value-type="float" office:value="18.16761" calcext:value-type="float">
            <text:p>18,16761</text:p>
          </table:table-cell>
          <table:table-cell office:value-type="float" office:value="2.309625" calcext:value-type="float">
            <text:p>2,309625</text:p>
          </table:table-cell>
        </table:table-row>
        <table:table-row table:style-name="ro1">
          <table:table-cell office:value-type="string" calcext:value-type="string">
            <text:p>monkeyc6r1s2779</text:p>
          </table:table-cell>
          <table:table-cell office:value-type="float" office:value="19.057415" calcext:value-type="float">
            <text:p>19,057415</text:p>
          </table:table-cell>
          <table:table-cell office:value-type="float" office:value="3.734883" calcext:value-type="float">
            <text:p>3,734883</text:p>
          </table:table-cell>
        </table:table-row>
        <table:table-row table:style-name="ro1">
          <table:table-cell office:value-type="string" calcext:value-type="string">
            <text:p>monkeyc6r1s2785</text:p>
          </table:table-cell>
          <table:table-cell office:value-type="float" office:value="19.824608" calcext:value-type="float">
            <text:p>19,824608</text:p>
          </table:table-cell>
          <table:table-cell office:value-type="float" office:value="7.460792" calcext:value-type="float">
            <text:p>7,460792</text:p>
          </table:table-cell>
        </table:table-row>
        <table:table-row table:style-name="ro1">
          <table:table-cell office:value-type="string" calcext:value-type="string">
            <text:p>monkeyc6r1s2786</text:p>
          </table:table-cell>
          <table:table-cell office:value-type="float" office:value="19.427744" calcext:value-type="float">
            <text:p>19,427744</text:p>
          </table:table-cell>
          <table:table-cell office:value-type="float" office:value="11.14635" calcext:value-type="float">
            <text:p>11,14635</text:p>
          </table:table-cell>
        </table:table-row>
        <table:table-row table:style-name="ro1">
          <table:table-cell office:value-type="string" calcext:value-type="string">
            <text:p>monkeyc6r1s2792</text:p>
          </table:table-cell>
          <table:table-cell office:value-type="float" office:value="19.654507" calcext:value-type="float">
            <text:p>19,654507</text:p>
          </table:table-cell>
          <table:table-cell office:value-type="float" office:value="5.753201" calcext:value-type="float">
            <text:p>5,753201</text:p>
          </table:table-cell>
        </table:table-row>
        <table:table-row table:style-name="ro1">
          <table:table-cell office:value-type="string" calcext:value-type="string">
            <text:p>monkeyc6r1s2795</text:p>
          </table:table-cell>
          <table:table-cell office:value-type="float" office:value="18.711853" calcext:value-type="float">
            <text:p>18,711853</text:p>
          </table:table-cell>
          <table:table-cell office:value-type="float" office:value="3.594286" calcext:value-type="float">
            <text:p>3,594286</text:p>
          </table:table-cell>
        </table:table-row>
        <table:table-row table:style-name="ro1">
          <table:table-cell office:value-type="string" calcext:value-type="string">
            <text:p>monkeyc6r1s2801</text:p>
          </table:table-cell>
          <table:table-cell office:value-type="float" office:value="18.421412" calcext:value-type="float">
            <text:p>18,421412</text:p>
          </table:table-cell>
          <table:table-cell office:value-type="float" office:value="3.245323" calcext:value-type="float">
            <text:p>3,245323</text:p>
          </table:table-cell>
        </table:table-row>
        <table:table-row table:style-name="ro1">
          <table:table-cell office:value-type="string" calcext:value-type="string">
            <text:p>monkeyc6r1s2803</text:p>
          </table:table-cell>
          <table:table-cell office:value-type="float" office:value="17.662384" calcext:value-type="float">
            <text:p>17,662384</text:p>
          </table:table-cell>
          <table:table-cell office:value-type="float" office:value="1.808753" calcext:value-type="float">
            <text:p>1,808753</text:p>
          </table:table-cell>
        </table:table-row>
        <table:table-row table:style-name="ro1">
          <table:table-cell office:value-type="string" calcext:value-type="string">
            <text:p>monkeyc6r1s2809</text:p>
          </table:table-cell>
          <table:table-cell office:value-type="float" office:value="19.784086" calcext:value-type="float">
            <text:p>19,784086</text:p>
          </table:table-cell>
          <table:table-cell office:value-type="float" office:value="7.371273" calcext:value-type="float">
            <text:p>7,371273</text:p>
          </table:table-cell>
        </table:table-row>
        <table:table-row table:style-name="ro1">
          <table:table-cell office:value-type="string" calcext:value-type="string">
            <text:p>monkeyc6r1s2820</text:p>
          </table:table-cell>
          <table:table-cell office:value-type="float" office:value="17.742634" calcext:value-type="float">
            <text:p>17,742634</text:p>
          </table:table-cell>
          <table:table-cell office:value-type="float" office:value="1.260543" calcext:value-type="float">
            <text:p>1,260543</text:p>
          </table:table-cell>
        </table:table-row>
        <table:table-row table:style-name="ro1">
          <table:table-cell office:value-type="string" calcext:value-type="string">
            <text:p>monkeyc6r1s2823</text:p>
          </table:table-cell>
          <table:table-cell office:value-type="float" office:value="18.105377" calcext:value-type="float">
            <text:p>18,105377</text:p>
          </table:table-cell>
          <table:table-cell office:value-type="float" office:value="2.481888" calcext:value-type="float">
            <text:p>2,481888</text:p>
          </table:table-cell>
        </table:table-row>
        <table:table-row table:style-name="ro1">
          <table:table-cell office:value-type="string" calcext:value-type="string">
            <text:p>monkeyc6r1s2825</text:p>
          </table:table-cell>
          <table:table-cell office:value-type="float" office:value="17.632423" calcext:value-type="float">
            <text:p>17,632423</text:p>
          </table:table-cell>
          <table:table-cell office:value-type="float" office:value="1.21269" calcext:value-type="float">
            <text:p>1,21269</text:p>
          </table:table-cell>
        </table:table-row>
        <table:table-row table:style-name="ro1">
          <table:table-cell office:value-type="string" calcext:value-type="string">
            <text:p>monkeyc6r1s2827</text:p>
          </table:table-cell>
          <table:table-cell office:value-type="float" office:value="18.611414" calcext:value-type="float">
            <text:p>18,611414</text:p>
          </table:table-cell>
          <table:table-cell office:value-type="float" office:value="3.211159" calcext:value-type="float">
            <text:p>3,211159</text:p>
          </table:table-cell>
        </table:table-row>
        <table:table-row table:style-name="ro1">
          <table:table-cell office:value-type="string" calcext:value-type="string">
            <text:p>monkeyc6r1s2831</text:p>
          </table:table-cell>
          <table:table-cell office:value-type="float" office:value="18.281898" calcext:value-type="float">
            <text:p>18,281898</text:p>
          </table:table-cell>
          <table:table-cell office:value-type="float" office:value="2.694396" calcext:value-type="float">
            <text:p>2,694396</text:p>
          </table:table-cell>
        </table:table-row>
        <table:table-row table:style-name="ro1">
          <table:table-cell office:value-type="string" calcext:value-type="string">
            <text:p>monkeyc6r1s2835</text:p>
          </table:table-cell>
          <table:table-cell office:value-type="float" office:value="19.215504" calcext:value-type="float">
            <text:p>19,215504</text:p>
          </table:table-cell>
          <table:table-cell office:value-type="float" office:value="4.982983" calcext:value-type="float">
            <text:p>4,982983</text:p>
          </table:table-cell>
        </table:table-row>
        <table:table-row table:style-name="ro1">
          <table:table-cell office:value-type="string" calcext:value-type="string">
            <text:p>monkeyc6r1s2841</text:p>
          </table:table-cell>
          <table:table-cell office:value-type="float" office:value="18.131613" calcext:value-type="float">
            <text:p>18,131613</text:p>
          </table:table-cell>
          <table:table-cell office:value-type="float" office:value="2.085742" calcext:value-type="float">
            <text:p>2,085742</text:p>
          </table:table-cell>
        </table:table-row>
        <table:table-row table:style-name="ro1">
          <table:table-cell office:value-type="string" calcext:value-type="string">
            <text:p>monkeyc6r1s2843</text:p>
          </table:table-cell>
          <table:table-cell office:value-type="float" office:value="17.274738" calcext:value-type="float">
            <text:p>17,274738</text:p>
          </table:table-cell>
          <table:table-cell office:value-type="float" office:value="1.03413" calcext:value-type="float">
            <text:p>1,03413</text:p>
          </table:table-cell>
        </table:table-row>
        <table:table-row table:style-name="ro1">
          <table:table-cell office:value-type="string" calcext:value-type="string">
            <text:p>monkeyc6r1s2851</text:p>
          </table:table-cell>
          <table:table-cell office:value-type="float" office:value="17.031721" calcext:value-type="float">
            <text:p>17,031721</text:p>
          </table:table-cell>
          <table:table-cell office:value-type="float" office:value="1.008464" calcext:value-type="float">
            <text:p>1,008464</text:p>
          </table:table-cell>
        </table:table-row>
        <table:table-row table:style-name="ro1">
          <table:table-cell office:value-type="string" calcext:value-type="string">
            <text:p>monkeyc6r1s2853</text:p>
          </table:table-cell>
          <table:table-cell office:value-type="float" office:value="19.529778" calcext:value-type="float">
            <text:p>19,529778</text:p>
          </table:table-cell>
          <table:table-cell office:value-type="float" office:value="8.538482" calcext:value-type="float">
            <text:p>8,538482</text:p>
          </table:table-cell>
        </table:table-row>
        <table:table-row table:style-name="ro1">
          <table:table-cell office:value-type="string" calcext:value-type="string">
            <text:p>monkeyc6r1s2858</text:p>
          </table:table-cell>
          <table:table-cell office:value-type="float" office:value="18.789885" calcext:value-type="float">
            <text:p>18,789885</text:p>
          </table:table-cell>
          <table:table-cell office:value-type="float" office:value="3.42556" calcext:value-type="float">
            <text:p>3,42556</text:p>
          </table:table-cell>
        </table:table-row>
        <table:table-row table:style-name="ro1">
          <table:table-cell office:value-type="string" calcext:value-type="string">
            <text:p>monkeyc6r1s2861</text:p>
          </table:table-cell>
          <table:table-cell office:value-type="float" office:value="19.128801" calcext:value-type="float">
            <text:p>19,128801</text:p>
          </table:table-cell>
          <table:table-cell office:value-type="float" office:value="3.720093" calcext:value-type="float">
            <text:p>3,720093</text:p>
          </table:table-cell>
        </table:table-row>
        <table:table-row table:style-name="ro1">
          <table:table-cell office:value-type="string" calcext:value-type="string">
            <text:p>monkeyc6r1s2862</text:p>
          </table:table-cell>
          <table:table-cell office:value-type="float" office:value="19.844255" calcext:value-type="float">
            <text:p>19,844255</text:p>
          </table:table-cell>
          <table:table-cell office:value-type="float" office:value="9.229634" calcext:value-type="float">
            <text:p>9,229634</text:p>
          </table:table-cell>
        </table:table-row>
        <table:table-row table:style-name="ro1">
          <table:table-cell office:value-type="string" calcext:value-type="string">
            <text:p>monkeyc6r1s2865</text:p>
          </table:table-cell>
          <table:table-cell office:value-type="float" office:value="18.077988" calcext:value-type="float">
            <text:p>18,077988</text:p>
          </table:table-cell>
          <table:table-cell office:value-type="float" office:value="2.533998" calcext:value-type="float">
            <text:p>2,533998</text:p>
          </table:table-cell>
        </table:table-row>
        <table:table-row table:style-name="ro1">
          <table:table-cell office:value-type="string" calcext:value-type="string">
            <text:p>monkeyc6r1s2869</text:p>
          </table:table-cell>
          <table:table-cell office:value-type="float" office:value="16.997936" calcext:value-type="float">
            <text:p>16,997936</text:p>
          </table:table-cell>
          <table:table-cell office:value-type="float" office:value="0.868067" calcext:value-type="float">
            <text:p>0,868067</text:p>
          </table:table-cell>
        </table:table-row>
        <table:table-row table:style-name="ro1">
          <table:table-cell office:value-type="string" calcext:value-type="string">
            <text:p>monkeyc6r1s2879</text:p>
          </table:table-cell>
          <table:table-cell office:value-type="float" office:value="19.503641" calcext:value-type="float">
            <text:p>19,503641</text:p>
          </table:table-cell>
          <table:table-cell office:value-type="float" office:value="5.997993" calcext:value-type="float">
            <text:p>5,997993</text:p>
          </table:table-cell>
        </table:table-row>
        <table:table-row table:style-name="ro1">
          <table:table-cell office:value-type="string" calcext:value-type="string">
            <text:p>monkeyc6r1s2885</text:p>
          </table:table-cell>
          <table:table-cell office:value-type="float" office:value="19.338949" calcext:value-type="float">
            <text:p>19,338949</text:p>
          </table:table-cell>
          <table:table-cell office:value-type="float" office:value="5.204145" calcext:value-type="float">
            <text:p>5,204145</text:p>
          </table:table-cell>
        </table:table-row>
        <table:table-row table:style-name="ro1">
          <table:table-cell office:value-type="string" calcext:value-type="string">
            <text:p>monkeyc6r1s2888</text:p>
          </table:table-cell>
          <table:table-cell office:value-type="float" office:value="19.664438" calcext:value-type="float">
            <text:p>19,664438</text:p>
          </table:table-cell>
          <table:table-cell office:value-type="float" office:value="9.88511" calcext:value-type="float">
            <text:p>9,88511</text:p>
          </table:table-cell>
        </table:table-row>
        <table:table-row table:style-name="ro1">
          <table:table-cell office:value-type="string" calcext:value-type="string">
            <text:p>monkeyc6r1s2892</text:p>
          </table:table-cell>
          <table:table-cell office:value-type="float" office:value="19.206591" calcext:value-type="float">
            <text:p>19,206591</text:p>
          </table:table-cell>
          <table:table-cell office:value-type="float" office:value="11.278478" calcext:value-type="float">
            <text:p>11,278478</text:p>
          </table:table-cell>
        </table:table-row>
        <table:table-row table:style-name="ro1">
          <table:table-cell office:value-type="string" calcext:value-type="string">
            <text:p>monkeyc6r1s2896</text:p>
          </table:table-cell>
          <table:table-cell office:value-type="float" office:value="19.841269" calcext:value-type="float">
            <text:p>19,841269</text:p>
          </table:table-cell>
          <table:table-cell office:value-type="float" office:value="8.982827" calcext:value-type="float">
            <text:p>8,982827</text:p>
          </table:table-cell>
        </table:table-row>
        <table:table-row table:style-name="ro1">
          <table:table-cell office:value-type="string" calcext:value-type="string">
            <text:p>monkeyc6r1s2901</text:p>
          </table:table-cell>
          <table:table-cell office:value-type="float" office:value="18.08754" calcext:value-type="float">
            <text:p>18,08754</text:p>
          </table:table-cell>
          <table:table-cell office:value-type="float" office:value="2.416983" calcext:value-type="float">
            <text:p>2,416983</text:p>
          </table:table-cell>
        </table:table-row>
        <table:table-row table:style-name="ro1">
          <table:table-cell office:value-type="string" calcext:value-type="string">
            <text:p>monkeyc6r1s2906</text:p>
          </table:table-cell>
          <table:table-cell office:value-type="float" office:value="19.117674" calcext:value-type="float">
            <text:p>19,117674</text:p>
          </table:table-cell>
          <table:table-cell office:value-type="float" office:value="11.219706" calcext:value-type="float">
            <text:p>11,219706</text:p>
          </table:table-cell>
        </table:table-row>
        <table:table-row table:style-name="ro1">
          <table:table-cell office:value-type="string" calcext:value-type="string">
            <text:p>monkeyc6r1s2909</text:p>
          </table:table-cell>
          <table:table-cell office:value-type="float" office:value="19.099754" calcext:value-type="float">
            <text:p>19,099754</text:p>
          </table:table-cell>
          <table:table-cell office:value-type="float" office:value="3.648298" calcext:value-type="float">
            <text:p>3,648298</text:p>
          </table:table-cell>
        </table:table-row>
        <table:table-row table:style-name="ro1">
          <table:table-cell office:value-type="string" calcext:value-type="string">
            <text:p>monkeyc6r1s2919</text:p>
          </table:table-cell>
          <table:table-cell office:value-type="float" office:value="19.737635" calcext:value-type="float">
            <text:p>19,737635</text:p>
          </table:table-cell>
          <table:table-cell office:value-type="float" office:value="7.667233" calcext:value-type="float">
            <text:p>7,667233</text:p>
          </table:table-cell>
        </table:table-row>
        <table:table-row table:style-name="ro1">
          <table:table-cell office:value-type="string" calcext:value-type="string">
            <text:p>monkeyc6r1s2921</text:p>
          </table:table-cell>
          <table:table-cell office:value-type="float" office:value="19.625891" calcext:value-type="float">
            <text:p>19,625891</text:p>
          </table:table-cell>
          <table:table-cell office:value-type="float" office:value="5.837599" calcext:value-type="float">
            <text:p>5,837599</text:p>
          </table:table-cell>
        </table:table-row>
        <table:table-row table:style-name="ro1">
          <table:table-cell office:value-type="string" calcext:value-type="string">
            <text:p>monkeyc6r1s2922</text:p>
          </table:table-cell>
          <table:table-cell office:value-type="float" office:value="19.519718" calcext:value-type="float">
            <text:p>19,519718</text:p>
          </table:table-cell>
          <table:table-cell office:value-type="float" office:value="9.128685" calcext:value-type="float">
            <text:p>9,128685</text:p>
          </table:table-cell>
        </table:table-row>
        <table:table-row table:style-name="ro1">
          <table:table-cell office:value-type="string" calcext:value-type="string">
            <text:p>monkeyc6r1s2929</text:p>
          </table:table-cell>
          <table:table-cell office:value-type="float" office:value="18.277893" calcext:value-type="float">
            <text:p>18,277893</text:p>
          </table:table-cell>
          <table:table-cell office:value-type="float" office:value="2.552532" calcext:value-type="float">
            <text:p>2,552532</text:p>
          </table:table-cell>
        </table:table-row>
        <table:table-row table:style-name="ro1">
          <table:table-cell office:value-type="string" calcext:value-type="string">
            <text:p>monkeyc6r1s2930</text:p>
          </table:table-cell>
          <table:table-cell office:value-type="float" office:value="19.367828" calcext:value-type="float">
            <text:p>19,367828</text:p>
          </table:table-cell>
          <table:table-cell office:value-type="float" office:value="9.949988" calcext:value-type="float">
            <text:p>9,949988</text:p>
          </table:table-cell>
        </table:table-row>
        <table:table-row table:style-name="ro1">
          <table:table-cell office:value-type="string" calcext:value-type="string">
            <text:p>monkeyc6r1s2931</text:p>
          </table:table-cell>
          <table:table-cell office:value-type="float" office:value="19.488977" calcext:value-type="float">
            <text:p>19,488977</text:p>
          </table:table-cell>
          <table:table-cell office:value-type="float" office:value="7.309898" calcext:value-type="float">
            <text:p>7,309898</text:p>
          </table:table-cell>
        </table:table-row>
        <table:table-row table:style-name="ro1">
          <table:table-cell office:value-type="string" calcext:value-type="string">
            <text:p>monkeyc6r1s2939</text:p>
          </table:table-cell>
          <table:table-cell office:value-type="float" office:value="17.89868" calcext:value-type="float">
            <text:p>17,89868</text:p>
          </table:table-cell>
          <table:table-cell office:value-type="float" office:value="1.624468" calcext:value-type="float">
            <text:p>1,624468</text:p>
          </table:table-cell>
        </table:table-row>
        <table:table-row table:style-name="ro1">
          <table:table-cell office:value-type="string" calcext:value-type="string">
            <text:p>monkeyc6r1s2943</text:p>
          </table:table-cell>
          <table:table-cell office:value-type="float" office:value="17.81724" calcext:value-type="float">
            <text:p>17,81724</text:p>
          </table:table-cell>
          <table:table-cell office:value-type="float" office:value="1.386583" calcext:value-type="float">
            <text:p>1,386583</text:p>
          </table:table-cell>
        </table:table-row>
        <table:table-row table:style-name="ro1">
          <table:table-cell office:value-type="string" calcext:value-type="string">
            <text:p>monkeyc6r1s2945</text:p>
          </table:table-cell>
          <table:table-cell office:value-type="float" office:value="17.437069" calcext:value-type="float">
            <text:p>17,437069</text:p>
          </table:table-cell>
          <table:table-cell office:value-type="float" office:value="0.992127" calcext:value-type="float">
            <text:p>0,992127</text:p>
          </table:table-cell>
        </table:table-row>
        <table:table-row table:style-name="ro1">
          <table:table-cell office:value-type="string" calcext:value-type="string">
            <text:p>monkeyc6r1s2952</text:p>
          </table:table-cell>
          <table:table-cell office:value-type="float" office:value="19.949493" calcext:value-type="float">
            <text:p>19,949493</text:p>
          </table:table-cell>
          <table:table-cell office:value-type="float" office:value="8.323478" calcext:value-type="float">
            <text:p>8,323478</text:p>
          </table:table-cell>
        </table:table-row>
        <table:table-row table:style-name="ro1">
          <table:table-cell office:value-type="string" calcext:value-type="string">
            <text:p>monkeyc6r1s2978</text:p>
          </table:table-cell>
          <table:table-cell office:value-type="float" office:value="19.13703" calcext:value-type="float">
            <text:p>19,13703</text:p>
          </table:table-cell>
          <table:table-cell office:value-type="float" office:value="4.472257" calcext:value-type="float">
            <text:p>4,472257</text:p>
          </table:table-cell>
        </table:table-row>
        <table:table-row table:style-name="ro1">
          <table:table-cell office:value-type="string" calcext:value-type="string">
            <text:p>monkeyc6r1s2985</text:p>
          </table:table-cell>
          <table:table-cell office:value-type="float" office:value="19.289757" calcext:value-type="float">
            <text:p>19,289757</text:p>
          </table:table-cell>
          <table:table-cell office:value-type="float" office:value="5.408105" calcext:value-type="float">
            <text:p>5,408105</text:p>
          </table:table-cell>
        </table:table-row>
        <table:table-row table:style-name="ro1">
          <table:table-cell office:value-type="string" calcext:value-type="string">
            <text:p>monkeyc6r1s2991</text:p>
          </table:table-cell>
          <table:table-cell office:value-type="float" office:value="18.437201" calcext:value-type="float">
            <text:p>18,437201</text:p>
          </table:table-cell>
          <table:table-cell office:value-type="float" office:value="2.794442" calcext:value-type="float">
            <text:p>2,794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03" meta:object-count="0"/>
    <meta:generator>LibreOffice/6.1.4.2$Windows_X86_64 LibreOffice_project/9d0f32d1f0b509096fd65e0d4bec26ddd1938fd3</meta:generator>
  </office:meta>
</office:document-meta>
</file>